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eciment_NMP" table:style-name="ta1">
        <table:table-column table:style-name="co1" table:number-columns-repeated="218" table:default-cell-style-name="ce1"/>
        <table:table-row table:style-name="ro1">
          <table:table-cell office:value-type="string" table:style-name="ce1">
            <text:p>Specimen</text:p>
          </table:table-cell>
          <table:table-cell office:value-type="string" table:style-name="ce1">
            <text:p>NMP_cat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&lt;10%</text:p>
          </table:table-cell>
          <table:table-cell office:value-type="float" office:value="70" table:style-name="ce1">
            <text:p>70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9.951798487" table:style-name="ce1">
            <text:p>9.951798487</text:p>
          </table:table-cell>
          <table:table-cell office:value-type="float" office:value="5.60795027424286" table:style-name="ce1">
            <text:p>5.60795027424286</text:p>
          </table:table-cell>
          <table:table-cell office:value-type="float" office:value="5.75651281" table:style-name="ce1">
            <text:p>5.75651281</text:p>
          </table:table-cell>
          <table:table-cell office:value-type="float" office:value="2.55987554768817" table:style-name="ce1">
            <text:p>2.55987554768817</text:p>
          </table:table-cell>
          <table:table-cell office:value-type="float" office:value="70" table:style-name="ce1">
            <text:p>70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2.49282588264571" table:style-name="ce1">
            <text:p>2.49282588264571</text:p>
          </table:table-cell>
          <table:table-cell office:value-type="float" office:value="1.8139605925" table:style-name="ce1">
            <text:p>1.8139605925</text:p>
          </table:table-cell>
          <table:table-cell office:value-type="float" office:value="1.44907131759987" table:style-name="ce1">
            <text:p>1.44907131759987</text:p>
          </table:table-cell>
          <table:table-cell office:value-type="float" office:value="70" table:style-name="ce1">
            <text:p>70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1.530409683" table:style-name="ce1">
            <text:p>1.530409683</text:p>
          </table:table-cell>
          <table:table-cell office:value-type="float" office:value="-0.220189211709571" table:style-name="ce1">
            <text:p>-0.220189211709571</text:p>
          </table:table-cell>
          <table:table-cell office:value-type="float" office:value="-0.2358258816" table:style-name="ce1">
            <text:p>-0.2358258816</text:p>
          </table:table-cell>
          <table:table-cell office:value-type="float" office:value="0.796377364788929" table:style-name="ce1">
            <text:p>0.796377364788929</text:p>
          </table:table-cell>
          <table:table-cell office:value-type="float" office:value="70" table:style-name="ce1">
            <text:p>70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4.25579619618571" table:style-name="ce1">
            <text:p>4.25579619618571</text:p>
          </table:table-cell>
          <table:table-cell office:value-type="float" office:value="3.213012893" table:style-name="ce1">
            <text:p>3.213012893</text:p>
          </table:table-cell>
          <table:table-cell office:value-type="float" office:value="2.40618663480496" table:style-name="ce1">
            <text:p>2.40618663480496</text:p>
          </table:table-cell>
          <table:table-cell office:value-type="float" office:value="70" table:style-name="ce1">
            <text:p>70</text:p>
          </table:table-cell>
          <table:table-cell office:value-type="float" office:value="2.517291" table:style-name="ce1">
            <text:p>2.517291</text:p>
          </table:table-cell>
          <table:table-cell office:value-type="float" office:value="14.53715" table:style-name="ce1">
            <text:p>14.53715</text:p>
          </table:table-cell>
          <table:table-cell office:value-type="float" office:value="7.11706161428571" table:style-name="ce1">
            <text:p>7.11706161428571</text:p>
          </table:table-cell>
          <table:table-cell office:value-type="float" office:value="7.276075" table:style-name="ce1">
            <text:p>7.276075</text:p>
          </table:table-cell>
          <table:table-cell office:value-type="float" office:value="3.63545621282749" table:style-name="ce1">
            <text:p>3.63545621282749</text:p>
          </table:table-cell>
          <table:table-cell office:value-type="float" office:value="70" table:style-name="ce1">
            <text:p>70</text:p>
          </table:table-cell>
          <table:table-cell office:value-type="float" office:value="2.589301" table:style-name="ce1">
            <text:p>2.589301</text:p>
          </table:table-cell>
          <table:table-cell office:value-type="float" office:value="24.88085" table:style-name="ce1">
            <text:p>24.88085</text:p>
          </table:table-cell>
          <table:table-cell office:value-type="float" office:value="9.11507554285714" table:style-name="ce1">
            <text:p>9.11507554285714</text:p>
          </table:table-cell>
          <table:table-cell office:value-type="float" office:value="7.105453" table:style-name="ce1">
            <text:p>7.105453</text:p>
          </table:table-cell>
          <table:table-cell office:value-type="float" office:value="6.51955699423484" table:style-name="ce1">
            <text:p>6.51955699423484</text:p>
          </table:table-cell>
          <table:table-cell office:value-type="float" office:value="70" table:style-name="ce1">
            <text:p>70</text:p>
          </table:table-cell>
          <table:table-cell office:value-type="float" office:value="5.63969" table:style-name="ce1">
            <text:p>5.63969</text:p>
          </table:table-cell>
          <table:table-cell office:value-type="float" office:value="35.77961" table:style-name="ce1">
            <text:p>35.77961</text:p>
          </table:table-cell>
          <table:table-cell office:value-type="float" office:value="16.2321371571429" table:style-name="ce1">
            <text:p>16.2321371571429</text:p>
          </table:table-cell>
          <table:table-cell office:value-type="float" office:value="12.6481245" table:style-name="ce1">
            <text:p>12.6481245</text:p>
          </table:table-cell>
          <table:table-cell office:value-type="float" office:value="9.33677436979886" table:style-name="ce1">
            <text:p>9.33677436979886</text:p>
          </table:table-cell>
          <table:table-cell office:value-type="float" office:value="70" table:style-name="ce1">
            <text:p>70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4.818758883" table:style-name="ce1">
            <text:p>4.818758883</text:p>
          </table:table-cell>
          <table:table-cell office:value-type="float" office:value="1.92784549759" table:style-name="ce1">
            <text:p>1.92784549759</text:p>
          </table:table-cell>
          <table:table-cell office:value-type="float" office:value="1.4076059585" table:style-name="ce1">
            <text:p>1.4076059585</text:p>
          </table:table-cell>
          <table:table-cell office:value-type="float" office:value="1.12637366399606" table:style-name="ce1">
            <text:p>1.12637366399606</text:p>
          </table:table-cell>
          <table:table-cell office:value-type="float" office:value="70" table:style-name="ce1">
            <text:p>70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1.44719917664386" table:style-name="ce1">
            <text:p>1.44719917664386</text:p>
          </table:table-cell>
          <table:table-cell office:value-type="float" office:value="0.4630363571" table:style-name="ce1">
            <text:p>0.4630363571</text:p>
          </table:table-cell>
          <table:table-cell office:value-type="float" office:value="2.02784538950854" table:style-name="ce1">
            <text:p>2.02784538950854</text:p>
          </table:table-cell>
          <table:table-cell office:value-type="float" office:value="70" table:style-name="ce1">
            <text:p>70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6.945673816" table:style-name="ce1">
            <text:p>6.945673816</text:p>
          </table:table-cell>
          <table:table-cell office:value-type="float" office:value="3.0141041146" table:style-name="ce1">
            <text:p>3.0141041146</text:p>
          </table:table-cell>
          <table:table-cell office:value-type="float" office:value="2.265217151" table:style-name="ce1">
            <text:p>2.265217151</text:p>
          </table:table-cell>
          <table:table-cell office:value-type="float" office:value="1.76807197019353" table:style-name="ce1">
            <text:p>1.76807197019353</text:p>
          </table:table-cell>
          <table:table-cell office:value-type="float" office:value="70" table:style-name="ce1">
            <text:p>70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5.42193094288571" table:style-name="ce1">
            <text:p>5.42193094288571</text:p>
          </table:table-cell>
          <table:table-cell office:value-type="float" office:value="4.49543736" table:style-name="ce1">
            <text:p>4.49543736</text:p>
          </table:table-cell>
          <table:table-cell office:value-type="float" office:value="3.91449932808363" table:style-name="ce1">
            <text:p>3.91449932808363</text:p>
          </table:table-cell>
          <table:table-cell office:value-type="float" office:value="70" table:style-name="ce1">
            <text:p>70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87.23983302" table:style-name="ce1">
            <text:p>87.23983302</text:p>
          </table:table-cell>
          <table:table-cell office:value-type="float" office:value="37.4481076108571" table:style-name="ce1">
            <text:p>37.4481076108571</text:p>
          </table:table-cell>
          <table:table-cell office:value-type="float" office:value="21.11973896" table:style-name="ce1">
            <text:p>21.11973896</text:p>
          </table:table-cell>
          <table:table-cell office:value-type="float" office:value="23.20977230949" table:style-name="ce1">
            <text:p>23.20977230949</text:p>
          </table:table-cell>
          <table:table-cell office:value-type="float" office:value="42" table:style-name="ce1">
            <text:p>42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484254637011905" table:style-name="ce1">
            <text:p>0.484254637011905</text:p>
          </table:table-cell>
          <table:table-cell office:value-type="float" office:value="0.4592519928" table:style-name="ce1">
            <text:p>0.4592519928</text:p>
          </table:table-cell>
          <table:table-cell office:value-type="float" office:value="0.214252074513604" table:style-name="ce1">
            <text:p>0.214252074513604</text:p>
          </table:table-cell>
          <table:table-cell office:value-type="float" office:value="70" table:style-name="ce1">
            <text:p>70</text:p>
          </table:table-cell>
          <table:table-cell office:value-type="float" office:value="7.250655197" table:style-name="ce1">
            <text:p>7.250655197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100.402926527671" table:style-name="ce1">
            <text:p>100.402926527671</text:p>
          </table:table-cell>
          <table:table-cell office:value-type="float" office:value="99.75705678" table:style-name="ce1">
            <text:p>99.75705678</text:p>
          </table:table-cell>
          <table:table-cell office:value-type="float" office:value="35.5456059203837" table:style-name="ce1">
            <text:p>35.5456059203837</text:p>
          </table:table-cell>
          <table:table-cell office:value-type="float" office:value="70" table:style-name="ce1">
            <text:p>70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24320593732857" table:style-name="ce1">
            <text:p>2.2432059373285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1.79407612529834" table:style-name="ce1">
            <text:p>1.79407612529834</text:p>
          </table:table-cell>
          <table:table-cell office:value-type="float" office:value="70" table:style-name="ce1">
            <text:p>70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24197486031" table:style-name="ce1">
            <text:p>0.24197486031</text:p>
          </table:table-cell>
          <table:table-cell office:value-type="float" office:value="0.2385407238" table:style-name="ce1">
            <text:p>0.2385407238</text:p>
          </table:table-cell>
          <table:table-cell office:value-type="float" office:value="0.0605921917880064" table:style-name="ce1">
            <text:p>0.0605921917880064</text:p>
          </table:table-cell>
          <table:table-cell office:value-type="float" office:value="70" table:style-name="ce1">
            <text:p>70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2.60821443459" table:style-name="ce1">
            <text:p>2.60821443459</text:p>
          </table:table-cell>
          <table:table-cell office:value-type="float" office:value="2.626824598" table:style-name="ce1">
            <text:p>2.626824598</text:p>
          </table:table-cell>
          <table:table-cell office:value-type="float" office:value="0.956580346969198" table:style-name="ce1">
            <text:p>0.956580346969198</text:p>
          </table:table-cell>
          <table:table-cell office:value-type="float" office:value="70" table:style-name="ce1">
            <text:p>70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08383444581143" table:style-name="ce1">
            <text:p>0.108383444581143</text:p>
          </table:table-cell>
          <table:table-cell office:value-type="float" office:value="0.10672848195" table:style-name="ce1">
            <text:p>0.10672848195</text:p>
          </table:table-cell>
          <table:table-cell office:value-type="float" office:value="0.0597907656100217" table:style-name="ce1">
            <text:p>0.0597907656100217</text:p>
          </table:table-cell>
          <table:table-cell office:value-type="float" office:value="70" table:style-name="ce1">
            <text:p>70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7.092428865" table:style-name="ce1">
            <text:p>7.092428865</text:p>
          </table:table-cell>
          <table:table-cell office:value-type="float" office:value="3.1224876818" table:style-name="ce1">
            <text:p>3.1224876818</text:p>
          </table:table-cell>
          <table:table-cell office:value-type="float" office:value="2.33179831" table:style-name="ce1">
            <text:p>2.33179831</text:p>
          </table:table-cell>
          <table:table-cell office:value-type="float" office:value="1.80590871111846" table:style-name="ce1">
            <text:p>1.80590871111846</text:p>
          </table:table-cell>
          <table:table-cell office:value-type="float" office:value="70" table:style-name="ce1">
            <text:p>70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08383444581143" table:style-name="ce1">
            <text:p>0.108383444581143</text:p>
          </table:table-cell>
          <table:table-cell office:value-type="float" office:value="0.10672848195" table:style-name="ce1">
            <text:p>0.10672848195</text:p>
          </table:table-cell>
          <table:table-cell office:value-type="float" office:value="0.0597907656100217" table:style-name="ce1">
            <text:p>0.0597907656100217</text:p>
          </table:table-cell>
          <table:table-cell office:value-type="float" office:value="70" table:style-name="ce1">
            <text:p>70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5.395062129" table:style-name="ce1">
            <text:p>5.395062129</text:p>
          </table:table-cell>
          <table:table-cell office:value-type="float" office:value="2.13108123999286" table:style-name="ce1">
            <text:p>2.13108123999286</text:p>
          </table:table-cell>
          <table:table-cell office:value-type="float" office:value="1.60661934" table:style-name="ce1">
            <text:p>1.60661934</text:p>
          </table:table-cell>
          <table:table-cell office:value-type="float" office:value="1.26784458437944" table:style-name="ce1">
            <text:p>1.26784458437944</text:p>
          </table:table-cell>
          <table:table-cell office:value-type="float" office:value="70" table:style-name="ce1">
            <text:p>70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5.917076151" table:style-name="ce1">
            <text:p>5.917076151</text:p>
          </table:table-cell>
          <table:table-cell office:value-type="float" office:value="2.79164334572429" table:style-name="ce1">
            <text:p>2.79164334572429</text:p>
          </table:table-cell>
          <table:table-cell office:value-type="float" office:value="2.164011684" table:style-name="ce1">
            <text:p>2.164011684</text:p>
          </table:table-cell>
          <table:table-cell office:value-type="float" office:value="1.59442013078737" table:style-name="ce1">
            <text:p>1.59442013078737</text:p>
          </table:table-cell>
          <table:table-cell office:value-type="float" office:value="70" table:style-name="ce1">
            <text:p>70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0.330844336094" table:style-name="ce1">
            <text:p>0.330844336094</text:p>
          </table:table-cell>
          <table:table-cell office:value-type="float" office:value="0.28551793185" table:style-name="ce1">
            <text:p>0.28551793185</text:p>
          </table:table-cell>
          <table:table-cell office:value-type="float" office:value="0.254820612211154" table:style-name="ce1">
            <text:p>0.254820612211154</text:p>
          </table:table-cell>
          <table:table-cell office:value-type="float" office:value="70" table:style-name="ce1">
            <text:p>70</text:p>
          </table:table-cell>
          <table:table-cell office:value-type="float" office:value="1.779836" table:style-name="ce1">
            <text:p>1.779836</text:p>
          </table:table-cell>
          <table:table-cell office:value-type="float" office:value="27.93735" table:style-name="ce1">
            <text:p>27.93735</text:p>
          </table:table-cell>
          <table:table-cell office:value-type="float" office:value="10.1385596534286" table:style-name="ce1">
            <text:p>10.1385596534286</text:p>
          </table:table-cell>
          <table:table-cell office:value-type="float" office:value="4.259185" table:style-name="ce1">
            <text:p>4.259185</text:p>
          </table:table-cell>
          <table:table-cell office:value-type="float" office:value="8.94621043884178" table:style-name="ce1">
            <text:p>8.94621043884178</text:p>
          </table:table-cell>
          <table:table-cell office:value-type="float" office:value="70" table:style-name="ce1">
            <text:p>70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10.33529629" table:style-name="ce1">
            <text:p>10.33529629</text:p>
          </table:table-cell>
          <table:table-cell office:value-type="float" office:value="3.19252283244143" table:style-name="ce1">
            <text:p>3.19252283244143</text:p>
          </table:table-cell>
          <table:table-cell office:value-type="float" office:value="1.289257632" table:style-name="ce1">
            <text:p>1.289257632</text:p>
          </table:table-cell>
          <table:table-cell office:value-type="float" office:value="2.95968003751797" table:style-name="ce1">
            <text:p>2.95968003751797</text:p>
          </table:table-cell>
          <table:table-cell office:value-type="float" office:value="70" table:style-name="ce1">
            <text:p>70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1814.81552296286" table:style-name="ce1">
            <text:p>1814.81552296286</text:p>
          </table:table-cell>
          <table:table-cell office:value-type="float" office:value="2090.0140955" table:style-name="ce1">
            <text:p>2090.0140955</text:p>
          </table:table-cell>
          <table:table-cell office:value-type="float" office:value="551.052600636153" table:style-name="ce1">
            <text:p>551.052600636153</text:p>
          </table:table-cell>
          <table:table-cell office:value-type="float" office:value="70" table:style-name="ce1">
            <text:p>70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90.86023366" table:style-name="ce1">
            <text:p>90.86023366</text:p>
          </table:table-cell>
          <table:table-cell office:value-type="float" office:value="90.00372918" table:style-name="ce1">
            <text:p>90.00372918</text:p>
          </table:table-cell>
          <table:table-cell office:value-type="float" office:value="41.7222215279787" table:style-name="ce1">
            <text:p>41.7222215279787</text:p>
          </table:table-cell>
          <table:table-cell office:value-type="float" office:value="70" table:style-name="ce1">
            <text:p>70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07.183731217857" table:style-name="ce1">
            <text:p>107.183731217857</text:p>
          </table:table-cell>
          <table:table-cell office:value-type="float" office:value="101.381964" table:style-name="ce1">
            <text:p>101.381964</text:p>
          </table:table-cell>
          <table:table-cell office:value-type="float" office:value="42.7650956317998" table:style-name="ce1">
            <text:p>42.7650956317998</text:p>
          </table:table-cell>
          <table:table-cell office:value-type="float" office:value="70" table:style-name="ce1">
            <text:p>70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85.9683072215891" table:style-name="ce1">
            <text:p>85.9683072215891</text:p>
          </table:table-cell>
          <table:table-cell office:value-type="float" office:value="90.002188135" table:style-name="ce1">
            <text:p>90.002188135</text:p>
          </table:table-cell>
          <table:table-cell office:value-type="float" office:value="51.2903236511245" table:style-name="ce1">
            <text:p>51.2903236511245</text:p>
          </table:table-cell>
          <table:table-cell office:value-type="float" office:value="64" table:style-name="ce1">
            <text:p>64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47.3279803006875" table:style-name="ce1">
            <text:p>47.3279803006875</text:p>
          </table:table-cell>
          <table:table-cell office:value-type="float" office:value="43.98045221" table:style-name="ce1">
            <text:p>43.98045221</text:p>
          </table:table-cell>
          <table:table-cell office:value-type="float" office:value="27.4704604363753" table:style-name="ce1">
            <text:p>27.4704604363753</text:p>
          </table:table-cell>
          <table:table-cell office:value-type="float" office:value="70" table:style-name="ce1">
            <text:p>70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274813268161286" table:style-name="ce1">
            <text:p>0.00274813268161286</text:p>
          </table:table-cell>
          <table:table-cell office:value-type="float" office:value="0.002265129365" table:style-name="ce1">
            <text:p>0.002265129365</text:p>
          </table:table-cell>
          <table:table-cell office:value-type="float" office:value="0.00155812416353896" table:style-name="ce1">
            <text:p>0.00155812416353896</text:p>
          </table:table-cell>
          <table:table-cell office:value-type="float" office:value="70" table:style-name="ce1">
            <text:p>70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0.0172270411142857" table:style-name="ce1">
            <text:p>0.0172270411142857</text:p>
          </table:table-cell>
          <table:table-cell office:value-type="float" office:value="0.017360361705" table:style-name="ce1">
            <text:p>0.017360361705</text:p>
          </table:table-cell>
          <table:table-cell office:value-type="float" office:value="0.000927470836803884" table:style-name="ce1">
            <text:p>0.000927470836803884</text:p>
          </table:table-cell>
          <table:table-cell office:value-type="float" office:value="70" table:style-name="ce1">
            <text:p>70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4.34001105712857" table:style-name="ce1">
            <text:p>4.34001105712857</text:p>
          </table:table-cell>
          <table:table-cell office:value-type="float" office:value="4.1973207545" table:style-name="ce1">
            <text:p>4.1973207545</text:p>
          </table:table-cell>
          <table:table-cell office:value-type="float" office:value="2.09607917619566" table:style-name="ce1">
            <text:p>2.09607917619566</text:p>
          </table:table-cell>
          <table:table-cell office:value-type="float" office:value="70" table:style-name="ce1">
            <text:p>70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61.4435246485857" table:style-name="ce1">
            <text:p>61.4435246485857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83.2364040543536" table:style-name="ce1">
            <text:p>83.2364040543536</text:p>
          </table:table-cell>
          <table:table-cell office:value-type="float" office:value="70" table:style-name="ce1">
            <text:p>70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0.650087883178571" table:style-name="ce1">
            <text:p>0.650087883178571</text:p>
          </table:table-cell>
          <table:table-cell office:value-type="float" office:value="0.33525472435" table:style-name="ce1">
            <text:p>0.33525472435</text:p>
          </table:table-cell>
          <table:table-cell office:value-type="float" office:value="0.706269792062682" table:style-name="ce1">
            <text:p>0.706269792062682</text:p>
          </table:table-cell>
          <table:table-cell office:value-type="float" office:value="67" table:style-name="ce1">
            <text:p>67</text:p>
          </table:table-cell>
          <table:table-cell office:value-type="float" office:value="0.2761538473" table:style-name="ce1">
            <text:p>0.2761538473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1.03825734709701" table:style-name="ce1">
            <text:p>1.03825734709701</text:p>
          </table:table-cell>
          <table:table-cell office:value-type="float" office:value="0.5725003771" table:style-name="ce1">
            <text:p>0.5725003771</text:p>
          </table:table-cell>
          <table:table-cell office:value-type="float" office:value="1.06039832500542" table:style-name="ce1">
            <text:p>1.0603983250054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10-20%</text:p>
          </table:table-cell>
          <table:table-cell office:value-type="float" office:value="48" table:style-name="ce1">
            <text:p>48</text:p>
          </table:table-cell>
          <table:table-cell office:value-type="float" office:value="10.01601275" table:style-name="ce1">
            <text:p>10.01601275</text:p>
          </table:table-cell>
          <table:table-cell office:value-type="float" office:value="19.88476556" table:style-name="ce1">
            <text:p>19.88476556</text:p>
          </table:table-cell>
          <table:table-cell office:value-type="float" office:value="13.9096398827083" table:style-name="ce1">
            <text:p>13.9096398827083</text:p>
          </table:table-cell>
          <table:table-cell office:value-type="float" office:value="13.580573585" table:style-name="ce1">
            <text:p>13.580573585</text:p>
          </table:table-cell>
          <table:table-cell office:value-type="float" office:value="3.16093690909341" table:style-name="ce1">
            <text:p>3.16093690909341</text:p>
          </table:table-cell>
          <table:table-cell office:value-type="float" office:value="48" table:style-name="ce1">
            <text:p>48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4.05210032056875" table:style-name="ce1">
            <text:p>4.05210032056875</text:p>
          </table:table-cell>
          <table:table-cell office:value-type="float" office:value="3.5908360895" table:style-name="ce1">
            <text:p>3.5908360895</text:p>
          </table:table-cell>
          <table:table-cell office:value-type="float" office:value="2.7347913683721" table:style-name="ce1">
            <text:p>2.7347913683721</text:p>
          </table:table-cell>
          <table:table-cell office:value-type="float" office:value="48" table:style-name="ce1">
            <text:p>48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0.131145631191271" table:style-name="ce1">
            <text:p>0.131145631191271</text:p>
          </table:table-cell>
          <table:table-cell office:value-type="float" office:value="-0.0149460805505" table:style-name="ce1">
            <text:p>-0.0149460805505</text:p>
          </table:table-cell>
          <table:table-cell office:value-type="float" office:value="0.883313764436804" table:style-name="ce1">
            <text:p>0.883313764436804</text:p>
          </table:table-cell>
          <table:table-cell office:value-type="float" office:value="48" table:style-name="ce1">
            <text:p>48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4.72543318427083" table:style-name="ce1">
            <text:p>4.72543318427083</text:p>
          </table:table-cell>
          <table:table-cell office:value-type="float" office:value="3.5213175775" table:style-name="ce1">
            <text:p>3.5213175775</text:p>
          </table:table-cell>
          <table:table-cell office:value-type="float" office:value="4.24510073930556" table:style-name="ce1">
            <text:p>4.24510073930556</text:p>
          </table:table-cell>
          <table:table-cell office:value-type="float" office:value="48" table:style-name="ce1">
            <text:p>48</text:p>
          </table:table-cell>
          <table:table-cell office:value-type="float" office:value="2.306105" table:style-name="ce1">
            <text:p>2.306105</text:p>
          </table:table-cell>
          <table:table-cell office:value-type="float" office:value="35.01605" table:style-name="ce1">
            <text:p>35.01605</text:p>
          </table:table-cell>
          <table:table-cell office:value-type="float" office:value="12.31428525" table:style-name="ce1">
            <text:p>12.31428525</text:p>
          </table:table-cell>
          <table:table-cell office:value-type="float" office:value="10.48583" table:style-name="ce1">
            <text:p>10.48583</text:p>
          </table:table-cell>
          <table:table-cell office:value-type="float" office:value="8.03298390679999" table:style-name="ce1">
            <text:p>8.03298390679999</text:p>
          </table:table-cell>
          <table:table-cell office:value-type="float" office:value="48" table:style-name="ce1">
            <text:p>48</text:p>
          </table:table-cell>
          <table:table-cell office:value-type="float" office:value="3.07663" table:style-name="ce1">
            <text:p>3.07663</text:p>
          </table:table-cell>
          <table:table-cell office:value-type="float" office:value="33.6139" table:style-name="ce1">
            <text:p>33.6139</text:p>
          </table:table-cell>
          <table:table-cell office:value-type="float" office:value="13.8623905625" table:style-name="ce1">
            <text:p>13.8623905625</text:p>
          </table:table-cell>
          <table:table-cell office:value-type="float" office:value="15.856005" table:style-name="ce1">
            <text:p>15.856005</text:p>
          </table:table-cell>
          <table:table-cell office:value-type="float" office:value="9.38569321814506" table:style-name="ce1">
            <text:p>9.38569321814506</text:p>
          </table:table-cell>
          <table:table-cell office:value-type="float" office:value="48" table:style-name="ce1">
            <text:p>48</text:p>
          </table:table-cell>
          <table:table-cell office:value-type="float" office:value="5.599004" table:style-name="ce1">
            <text:p>5.599004</text:p>
          </table:table-cell>
          <table:table-cell office:value-type="float" office:value="63.07981" table:style-name="ce1">
            <text:p>63.07981</text:p>
          </table:table-cell>
          <table:table-cell office:value-type="float" office:value="26.1766758125" table:style-name="ce1">
            <text:p>26.1766758125</text:p>
          </table:table-cell>
          <table:table-cell office:value-type="float" office:value="24.798895" table:style-name="ce1">
            <text:p>24.798895</text:p>
          </table:table-cell>
          <table:table-cell office:value-type="float" office:value="16.2876860636371" table:style-name="ce1">
            <text:p>16.2876860636371</text:p>
          </table:table-cell>
          <table:table-cell office:value-type="float" office:value="48" table:style-name="ce1">
            <text:p>48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3.14672955727917" table:style-name="ce1">
            <text:p>3.14672955727917</text:p>
          </table:table-cell>
          <table:table-cell office:value-type="float" office:value="2.7961275565" table:style-name="ce1">
            <text:p>2.7961275565</text:p>
          </table:table-cell>
          <table:table-cell office:value-type="float" office:value="2.15722925305683" table:style-name="ce1">
            <text:p>2.15722925305683</text:p>
          </table:table-cell>
          <table:table-cell office:value-type="float" office:value="48" table:style-name="ce1">
            <text:p>48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0.999080118925833" table:style-name="ce1">
            <text:p>0.999080118925833</text:p>
          </table:table-cell>
          <table:table-cell office:value-type="float" office:value="0.3666311124" table:style-name="ce1">
            <text:p>0.3666311124</text:p>
          </table:table-cell>
          <table:table-cell office:value-type="float" office:value="2.09710480523241" table:style-name="ce1">
            <text:p>2.09710480523241</text:p>
          </table:table-cell>
          <table:table-cell office:value-type="float" office:value="48" table:style-name="ce1">
            <text:p>48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5.16027783502083" table:style-name="ce1">
            <text:p>5.16027783502083</text:p>
          </table:table-cell>
          <table:table-cell office:value-type="float" office:value="4.561790918" table:style-name="ce1">
            <text:p>4.561790918</text:p>
          </table:table-cell>
          <table:table-cell office:value-type="float" office:value="3.91935081001579" table:style-name="ce1">
            <text:p>3.91935081001579</text:p>
          </table:table-cell>
          <table:table-cell office:value-type="float" office:value="48" table:style-name="ce1">
            <text:p>48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8.18133471925" table:style-name="ce1">
            <text:p>8.18133471925</text:p>
          </table:table-cell>
          <table:table-cell office:value-type="float" office:value="7.1323965665" table:style-name="ce1">
            <text:p>7.1323965665</text:p>
          </table:table-cell>
          <table:table-cell office:value-type="float" office:value="5.97725260069969" table:style-name="ce1">
            <text:p>5.97725260069969</text:p>
          </table:table-cell>
          <table:table-cell office:value-type="float" office:value="48" table:style-name="ce1">
            <text:p>48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48.0738291602083" table:style-name="ce1">
            <text:p>48.0738291602083</text:p>
          </table:table-cell>
          <table:table-cell office:value-type="float" office:value="51.329194075" table:style-name="ce1">
            <text:p>51.329194075</text:p>
          </table:table-cell>
          <table:table-cell office:value-type="float" office:value="29.7656851487048" table:style-name="ce1">
            <text:p>29.7656851487048</text:p>
          </table:table-cell>
          <table:table-cell office:value-type="float" office:value="33" table:style-name="ce1">
            <text:p>33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0.414982609269697" table:style-name="ce1">
            <text:p>0.414982609269697</text:p>
          </table:table-cell>
          <table:table-cell office:value-type="float" office:value="0.3573043423" table:style-name="ce1">
            <text:p>0.3573043423</text:p>
          </table:table-cell>
          <table:table-cell office:value-type="float" office:value="0.18540405313748" table:style-name="ce1">
            <text:p>0.18540405313748</text:p>
          </table:table-cell>
          <table:table-cell office:value-type="float" office:value="48" table:style-name="ce1">
            <text:p>48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66.6173035287292" table:style-name="ce1">
            <text:p>66.6173035287292</text:p>
          </table:table-cell>
          <table:table-cell office:value-type="float" office:value="58.508502675" table:style-name="ce1">
            <text:p>58.508502675</text:p>
          </table:table-cell>
          <table:table-cell office:value-type="float" office:value="52.0281396784787" table:style-name="ce1">
            <text:p>52.0281396784787</text:p>
          </table:table-cell>
          <table:table-cell office:value-type="float" office:value="48" table:style-name="ce1">
            <text:p>4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48906332620625" table:style-name="ce1">
            <text:p>2.4890633262062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1.58638955558777" table:style-name="ce1">
            <text:p>1.58638955558777</text:p>
          </table:table-cell>
          <table:table-cell office:value-type="float" office:value="48" table:style-name="ce1">
            <text:p>48</text:p>
          </table:table-cell>
          <table:table-cell office:value-type="float" office:value="0.2132968867" table:style-name="ce1">
            <text:p>0.2132968867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30053438785625" table:style-name="ce1">
            <text:p>0.30053438785625</text:p>
          </table:table-cell>
          <table:table-cell office:value-type="float" office:value="0.28922394455" table:style-name="ce1">
            <text:p>0.28922394455</text:p>
          </table:table-cell>
          <table:table-cell office:value-type="float" office:value="0.0612892993064243" table:style-name="ce1">
            <text:p>0.0612892993064243</text:p>
          </table:table-cell>
          <table:table-cell office:value-type="float" office:value="48" table:style-name="ce1">
            <text:p>48</text:p>
          </table:table-cell>
          <table:table-cell office:value-type="float" office:value="2.147368006" table:style-name="ce1">
            <text:p>2.147368006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3.828043857" table:style-name="ce1">
            <text:p>3.828043857</text:p>
          </table:table-cell>
          <table:table-cell office:value-type="float" office:value="3.6941445085" table:style-name="ce1">
            <text:p>3.6941445085</text:p>
          </table:table-cell>
          <table:table-cell office:value-type="float" office:value="1.05367535292123" table:style-name="ce1">
            <text:p>1.05367535292123</text:p>
          </table:table-cell>
          <table:table-cell office:value-type="float" office:value="48" table:style-name="ce1">
            <text:p>48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190444377463333" table:style-name="ce1">
            <text:p>0.190444377463333</text:p>
          </table:table-cell>
          <table:table-cell office:value-type="float" office:value="0.15346531515" table:style-name="ce1">
            <text:p>0.15346531515</text:p>
          </table:table-cell>
          <table:table-cell office:value-type="float" office:value="0.120725357374993" table:style-name="ce1">
            <text:p>0.120725357374993</text:p>
          </table:table-cell>
          <table:table-cell office:value-type="float" office:value="48" table:style-name="ce1">
            <text:p>48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5.35072179127083" table:style-name="ce1">
            <text:p>5.35072179127083</text:p>
          </table:table-cell>
          <table:table-cell office:value-type="float" office:value="4.732570631" table:style-name="ce1">
            <text:p>4.732570631</text:p>
          </table:table-cell>
          <table:table-cell office:value-type="float" office:value="4.02437949894533" table:style-name="ce1">
            <text:p>4.02437949894533</text:p>
          </table:table-cell>
          <table:table-cell office:value-type="float" office:value="48" table:style-name="ce1">
            <text:p>48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190444377463333" table:style-name="ce1">
            <text:p>0.190444377463333</text:p>
          </table:table-cell>
          <table:table-cell office:value-type="float" office:value="0.15346531515" table:style-name="ce1">
            <text:p>0.15346531515</text:p>
          </table:table-cell>
          <table:table-cell office:value-type="float" office:value="0.120725357374993" table:style-name="ce1">
            <text:p>0.120725357374993</text:p>
          </table:table-cell>
          <table:table-cell office:value-type="float" office:value="48" table:style-name="ce1">
            <text:p>48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3.41496149976667" table:style-name="ce1">
            <text:p>3.41496149976667</text:p>
          </table:table-cell>
          <table:table-cell office:value-type="float" office:value="3.129998532" table:style-name="ce1">
            <text:p>3.129998532</text:p>
          </table:table-cell>
          <table:table-cell office:value-type="float" office:value="2.22520949016803" table:style-name="ce1">
            <text:p>2.22520949016803</text:p>
          </table:table-cell>
          <table:table-cell office:value-type="float" office:value="48" table:style-name="ce1">
            <text:p>48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4.86014772929167" table:style-name="ce1">
            <text:p>4.86014772929167</text:p>
          </table:table-cell>
          <table:table-cell office:value-type="float" office:value="4.2822056265" table:style-name="ce1">
            <text:p>4.2822056265</text:p>
          </table:table-cell>
          <table:table-cell office:value-type="float" office:value="3.71545924880372" table:style-name="ce1">
            <text:p>3.71545924880372</text:p>
          </table:table-cell>
          <table:table-cell office:value-type="float" office:value="48" table:style-name="ce1">
            <text:p>48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0.490574061789583" table:style-name="ce1">
            <text:p>0.490574061789583</text:p>
          </table:table-cell>
          <table:table-cell office:value-type="float" office:value="0.4247244615" table:style-name="ce1">
            <text:p>0.4247244615</text:p>
          </table:table-cell>
          <table:table-cell office:value-type="float" office:value="0.378942501380865" table:style-name="ce1">
            <text:p>0.378942501380865</text:p>
          </table:table-cell>
          <table:table-cell office:value-type="float" office:value="48" table:style-name="ce1">
            <text:p>48</text:p>
          </table:table-cell>
          <table:table-cell office:value-type="float" office:value="2.6256" table:style-name="ce1">
            <text:p>2.6256</text:p>
          </table:table-cell>
          <table:table-cell office:value-type="float" office:value="65.84225" table:style-name="ce1">
            <text:p>65.84225</text:p>
          </table:table-cell>
          <table:table-cell office:value-type="float" office:value="22.385624126" table:style-name="ce1">
            <text:p>22.385624126</text:p>
          </table:table-cell>
          <table:table-cell office:value-type="float" office:value="22.424856" table:style-name="ce1">
            <text:p>22.424856</text:p>
          </table:table-cell>
          <table:table-cell office:value-type="float" office:value="19.1206363135982" table:style-name="ce1">
            <text:p>19.1206363135982</text:p>
          </table:table-cell>
          <table:table-cell office:value-type="float" office:value="48" table:style-name="ce1">
            <text:p>48</text:p>
          </table:table-cell>
          <table:table-cell office:value-type="float" office:value="0.936074248" table:style-name="ce1">
            <text:p>0.936074248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8.97475215353542" table:style-name="ce1">
            <text:p>8.97475215353542</text:p>
          </table:table-cell>
          <table:table-cell office:value-type="float" office:value="8.229780903" table:style-name="ce1">
            <text:p>8.229780903</text:p>
          </table:table-cell>
          <table:table-cell office:value-type="float" office:value="8.77615630693752" table:style-name="ce1">
            <text:p>8.77615630693752</text:p>
          </table:table-cell>
          <table:table-cell office:value-type="float" office:value="48" table:style-name="ce1">
            <text:p>48</text:p>
          </table:table-cell>
          <table:table-cell office:value-type="float" office:value="1200.722828" table:style-name="ce1">
            <text:p>1200.722828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1844.8579676875" table:style-name="ce1">
            <text:p>1844.8579676875</text:p>
          </table:table-cell>
          <table:table-cell office:value-type="float" office:value="1588.2207705" table:style-name="ce1">
            <text:p>1588.2207705</text:p>
          </table:table-cell>
          <table:table-cell office:value-type="float" office:value="533.147835211267" table:style-name="ce1">
            <text:p>533.147835211267</text:p>
          </table:table-cell>
          <table:table-cell office:value-type="float" office:value="48" table:style-name="ce1">
            <text:p>48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93.5139571503971" table:style-name="ce1">
            <text:p>93.5139571503971</text:p>
          </table:table-cell>
          <table:table-cell office:value-type="float" office:value="90.00865798" table:style-name="ce1">
            <text:p>90.00865798</text:p>
          </table:table-cell>
          <table:table-cell office:value-type="float" office:value="48.7650325353462" table:style-name="ce1">
            <text:p>48.7650325353462</text:p>
          </table:table-cell>
          <table:table-cell office:value-type="float" office:value="48" table:style-name="ce1">
            <text:p>48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83.8270984337095" table:style-name="ce1">
            <text:p>83.8270984337095</text:p>
          </table:table-cell>
          <table:table-cell office:value-type="float" office:value="84.31367493" table:style-name="ce1">
            <text:p>84.31367493</text:p>
          </table:table-cell>
          <table:table-cell office:value-type="float" office:value="55.9332674397957" table:style-name="ce1">
            <text:p>55.9332674397957</text:p>
          </table:table-cell>
          <table:table-cell office:value-type="float" office:value="48" table:style-name="ce1">
            <text:p>48</text:p>
          </table:table-cell>
          <table:table-cell office:value-type="float" office:value="0.0279073086" table:style-name="ce1">
            <text:p>0.0279073086</text:p>
          </table:table-cell>
          <table:table-cell office:value-type="float" office:value="179.9937363" table:style-name="ce1">
            <text:p>179.9937363</text:p>
          </table:table-cell>
          <table:table-cell office:value-type="float" office:value="74.6435286905915" table:style-name="ce1">
            <text:p>74.6435286905915</text:p>
          </table:table-cell>
          <table:table-cell office:value-type="float" office:value="56.51806674" table:style-name="ce1">
            <text:p>56.51806674</text:p>
          </table:table-cell>
          <table:table-cell office:value-type="float" office:value="54.4287665262697" table:style-name="ce1">
            <text:p>54.4287665262697</text:p>
          </table:table-cell>
          <table:table-cell office:value-type="float" office:value="45" table:style-name="ce1">
            <text:p>45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40.4257486891556" table:style-name="ce1">
            <text:p>40.4257486891556</text:p>
          </table:table-cell>
          <table:table-cell office:value-type="float" office:value="47.22501025" table:style-name="ce1">
            <text:p>47.22501025</text:p>
          </table:table-cell>
          <table:table-cell office:value-type="float" office:value="27.8466005880117" table:style-name="ce1">
            <text:p>27.8466005880117</text:p>
          </table:table-cell>
          <table:table-cell office:value-type="float" office:value="48" table:style-name="ce1">
            <text:p>48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0653337429" table:style-name="ce1">
            <text:p>0.00653337429</text:p>
          </table:table-cell>
          <table:table-cell office:value-type="float" office:value="0.00325863957645" table:style-name="ce1">
            <text:p>0.00325863957645</text:p>
          </table:table-cell>
          <table:table-cell office:value-type="float" office:value="0.0030582601515" table:style-name="ce1">
            <text:p>0.0030582601515</text:p>
          </table:table-cell>
          <table:table-cell office:value-type="float" office:value="0.00161748592306066" table:style-name="ce1">
            <text:p>0.00161748592306066</text:p>
          </table:table-cell>
          <table:table-cell office:value-type="float" office:value="48" table:style-name="ce1">
            <text:p>48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76189581872917" table:style-name="ce1">
            <text:p>0.0176189581872917</text:p>
          </table:table-cell>
          <table:table-cell office:value-type="float" office:value="0.01776442767" table:style-name="ce1">
            <text:p>0.01776442767</text:p>
          </table:table-cell>
          <table:table-cell office:value-type="float" office:value="0.00106600667892925" table:style-name="ce1">
            <text:p>0.00106600667892925</text:p>
          </table:table-cell>
          <table:table-cell office:value-type="float" office:value="48" table:style-name="ce1">
            <text:p>48</text:p>
          </table:table-cell>
          <table:table-cell office:value-type="float" office:value="1.999155248" table:style-name="ce1">
            <text:p>1.999155248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7.11389831408333" table:style-name="ce1">
            <text:p>7.11389831408333</text:p>
          </table:table-cell>
          <table:table-cell office:value-type="float" office:value="6.641962859" table:style-name="ce1">
            <text:p>6.641962859</text:p>
          </table:table-cell>
          <table:table-cell office:value-type="float" office:value="3.00773262763348" table:style-name="ce1">
            <text:p>3.00773262763348</text:p>
          </table:table-cell>
          <table:table-cell office:value-type="float" office:value="48" table:style-name="ce1">
            <text:p>48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132.279472941021" table:style-name="ce1">
            <text:p>132.27947294102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388.300817164737" table:style-name="ce1">
            <text:p>388.300817164737</text:p>
          </table:table-cell>
          <table:table-cell office:value-type="float" office:value="48" table:style-name="ce1">
            <text:p>48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3.080181656" table:style-name="ce1">
            <text:p>3.080181656</text:p>
          </table:table-cell>
          <table:table-cell office:value-type="float" office:value="0.4901797215625" table:style-name="ce1">
            <text:p>0.4901797215625</text:p>
          </table:table-cell>
          <table:table-cell office:value-type="float" office:value="0.3707247112" table:style-name="ce1">
            <text:p>0.3707247112</text:p>
          </table:table-cell>
          <table:table-cell office:value-type="float" office:value="0.540307638466974" table:style-name="ce1">
            <text:p>0.540307638466974</text:p>
          </table:table-cell>
          <table:table-cell office:value-type="float" office:value="48" table:style-name="ce1">
            <text:p>48</text:p>
          </table:table-cell>
          <table:table-cell office:value-type="float" office:value="0.2268309218" table:style-name="ce1">
            <text:p>0.2268309218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0.892705244358333" table:style-name="ce1">
            <text:p>0.892705244358333</text:p>
          </table:table-cell>
          <table:table-cell office:value-type="float" office:value="0.49702031575" table:style-name="ce1">
            <text:p>0.49702031575</text:p>
          </table:table-cell>
          <table:table-cell office:value-type="float" office:value="1.3593460121696" table:style-name="ce1">
            <text:p>1.359346012169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≥20%</text:p>
          </table:table-cell>
          <table:table-cell office:value-type="float" office:value="14" table:style-name="ce1">
            <text:p>14</text:p>
          </table:table-cell>
          <table:table-cell office:value-type="float" office:value="20.16032618" table:style-name="ce1">
            <text:p>20.16032618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24.3278667635714" table:style-name="ce1">
            <text:p>24.3278667635714</text:p>
          </table:table-cell>
          <table:table-cell office:value-type="float" office:value="23.76138126" table:style-name="ce1">
            <text:p>23.76138126</text:p>
          </table:table-cell>
          <table:table-cell office:value-type="float" office:value="2.29672446601516" table:style-name="ce1">
            <text:p>2.29672446601516</text:p>
          </table:table-cell>
          <table:table-cell office:value-type="float" office:value="14" table:style-name="ce1">
            <text:p>14</text:p>
          </table:table-cell>
          <table:table-cell office:value-type="float" office:value="2.541860791" table:style-name="ce1">
            <text:p>2.541860791</text:p>
          </table:table-cell>
          <table:table-cell office:value-type="float" office:value="4.156065202" table:style-name="ce1">
            <text:p>4.156065202</text:p>
          </table:table-cell>
          <table:table-cell office:value-type="float" office:value="3.6398129585" table:style-name="ce1">
            <text:p>3.6398129585</text:p>
          </table:table-cell>
          <table:table-cell office:value-type="float" office:value="3.637803753" table:style-name="ce1">
            <text:p>3.637803753</text:p>
          </table:table-cell>
          <table:table-cell office:value-type="float" office:value="0.556838239041543" table:style-name="ce1">
            <text:p>0.556838239041543</text:p>
          </table:table-cell>
          <table:table-cell office:value-type="float" office:value="14" table:style-name="ce1">
            <text:p>14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-0.224185634057857" table:style-name="ce1">
            <text:p>-0.224185634057857</text:p>
          </table:table-cell>
          <table:table-cell office:value-type="float" office:value="-0.3001312791" table:style-name="ce1">
            <text:p>-0.3001312791</text:p>
          </table:table-cell>
          <table:table-cell office:value-type="float" office:value="0.183219226517791" table:style-name="ce1">
            <text:p>0.183219226517791</text:p>
          </table:table-cell>
          <table:table-cell office:value-type="float" office:value="14" table:style-name="ce1">
            <text:p>14</text:p>
          </table:table-cell>
          <table:table-cell office:value-type="float" office:value="2.736376096" table:style-name="ce1">
            <text:p>2.736376096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3.49034581728571" table:style-name="ce1">
            <text:p>3.49034581728571</text:p>
          </table:table-cell>
          <table:table-cell office:value-type="float" office:value="3.4656025315" table:style-name="ce1">
            <text:p>3.4656025315</text:p>
          </table:table-cell>
          <table:table-cell office:value-type="float" office:value="0.494773890332368" table:style-name="ce1">
            <text:p>0.494773890332368</text:p>
          </table:table-cell>
          <table:table-cell office:value-type="float" office:value="14" table:style-name="ce1">
            <text:p>14</text:p>
          </table:table-cell>
          <table:table-cell office:value-type="float" office:value="7.790248" table:style-name="ce1">
            <text:p>7.790248</text:p>
          </table:table-cell>
          <table:table-cell office:value-type="float" office:value="13.83565" table:style-name="ce1">
            <text:p>13.83565</text:p>
          </table:table-cell>
          <table:table-cell office:value-type="float" office:value="11.1066119285714" table:style-name="ce1">
            <text:p>11.1066119285714</text:p>
          </table:table-cell>
          <table:table-cell office:value-type="float" office:value="11.898395" table:style-name="ce1">
            <text:p>11.898395</text:p>
          </table:table-cell>
          <table:table-cell office:value-type="float" office:value="2.13734490537815" table:style-name="ce1">
            <text:p>2.13734490537815</text:p>
          </table:table-cell>
          <table:table-cell office:value-type="float" office:value="14" table:style-name="ce1">
            <text:p>14</text:p>
          </table:table-cell>
          <table:table-cell office:value-type="float" office:value="8.425996" table:style-name="ce1">
            <text:p>8.425996</text:p>
          </table:table-cell>
          <table:table-cell office:value-type="float" office:value="17.53184" table:style-name="ce1">
            <text:p>17.53184</text:p>
          </table:table-cell>
          <table:table-cell office:value-type="float" office:value="13.231654" table:style-name="ce1">
            <text:p>13.231654</text:p>
          </table:table-cell>
          <table:table-cell office:value-type="float" office:value="13.2241" table:style-name="ce1">
            <text:p>13.2241</text:p>
          </table:table-cell>
          <table:table-cell office:value-type="float" office:value="2.82345327295868" table:style-name="ce1">
            <text:p>2.82345327295868</text:p>
          </table:table-cell>
          <table:table-cell office:value-type="float" office:value="14" table:style-name="ce1">
            <text:p>14</text:p>
          </table:table-cell>
          <table:table-cell office:value-type="float" office:value="16.216244" table:style-name="ce1">
            <text:p>16.216244</text:p>
          </table:table-cell>
          <table:table-cell office:value-type="float" office:value="29.40227" table:style-name="ce1">
            <text:p>29.40227</text:p>
          </table:table-cell>
          <table:table-cell office:value-type="float" office:value="24.3382659285714" table:style-name="ce1">
            <text:p>24.3382659285714</text:p>
          </table:table-cell>
          <table:table-cell office:value-type="float" office:value="25.300955" table:style-name="ce1">
            <text:p>25.300955</text:p>
          </table:table-cell>
          <table:table-cell office:value-type="float" office:value="4.22486324132356" table:style-name="ce1">
            <text:p>4.22486324132356</text:p>
          </table:table-cell>
          <table:table-cell office:value-type="float" office:value="14" table:style-name="ce1">
            <text:p>14</text:p>
          </table:table-cell>
          <table:table-cell office:value-type="float" office:value="1.91973367" table:style-name="ce1">
            <text:p>1.91973367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2.8408252315" table:style-name="ce1">
            <text:p>2.8408252315</text:p>
          </table:table-cell>
          <table:table-cell office:value-type="float" office:value="2.8088598365" table:style-name="ce1">
            <text:p>2.8088598365</text:p>
          </table:table-cell>
          <table:table-cell office:value-type="float" office:value="0.48010708427926" table:style-name="ce1">
            <text:p>0.48010708427926</text:p>
          </table:table-cell>
          <table:table-cell office:value-type="float" office:value="14" table:style-name="ce1">
            <text:p>14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0.289731341817143" table:style-name="ce1">
            <text:p>0.289731341817143</text:p>
          </table:table-cell>
          <table:table-cell office:value-type="float" office:value="0.2571459899" table:style-name="ce1">
            <text:p>0.2571459899</text:p>
          </table:table-cell>
          <table:table-cell office:value-type="float" office:value="0.225534074931652" table:style-name="ce1">
            <text:p>0.225534074931652</text:p>
          </table:table-cell>
          <table:table-cell office:value-type="float" office:value="14" table:style-name="ce1">
            <text:p>14</text:p>
          </table:table-cell>
          <table:table-cell office:value-type="float" office:value="2.985847007" table:style-name="ce1">
            <text:p>2.985847007</text:p>
          </table:table-cell>
          <table:table-cell office:value-type="float" office:value="5.180450602" table:style-name="ce1">
            <text:p>5.180450602</text:p>
          </table:table-cell>
          <table:table-cell office:value-type="float" office:value="4.46998032507143" table:style-name="ce1">
            <text:p>4.46998032507143</text:p>
          </table:table-cell>
          <table:table-cell office:value-type="float" office:value="4.5315765235" table:style-name="ce1">
            <text:p>4.5315765235</text:p>
          </table:table-cell>
          <table:table-cell office:value-type="float" office:value="0.75235395086501" table:style-name="ce1">
            <text:p>0.75235395086501</text:p>
          </table:table-cell>
          <table:table-cell office:value-type="float" office:value="14" table:style-name="ce1">
            <text:p>14</text:p>
          </table:table-cell>
          <table:table-cell office:value-type="float" office:value="6.301623409" table:style-name="ce1">
            <text:p>6.301623409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7.88918745007143" table:style-name="ce1">
            <text:p>7.88918745007143</text:p>
          </table:table-cell>
          <table:table-cell office:value-type="float" office:value="7.8128687615" table:style-name="ce1">
            <text:p>7.8128687615</text:p>
          </table:table-cell>
          <table:table-cell office:value-type="float" office:value="0.985054426985822" table:style-name="ce1">
            <text:p>0.985054426985822</text:p>
          </table:table-cell>
          <table:table-cell office:value-type="float" office:value="14" table:style-name="ce1">
            <text:p>14</text:p>
          </table:table-cell>
          <table:table-cell office:value-type="float" office:value="19.06886362" table:style-name="ce1">
            <text:p>19.06886362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55.5042443921429" table:style-name="ce1">
            <text:p>55.5042443921429</text:p>
          </table:table-cell>
          <table:table-cell office:value-type="float" office:value="56.974120755" table:style-name="ce1">
            <text:p>56.974120755</text:p>
          </table:table-cell>
          <table:table-cell office:value-type="float" office:value="32.7582003529437" table:style-name="ce1">
            <text:p>32.7582003529437</text:p>
          </table:table-cell>
          <table:table-cell office:value-type="float" office:value="9" table:style-name="ce1">
            <text:p>9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0.613866934" table:style-name="ce1">
            <text:p>0.613866934</text:p>
          </table:table-cell>
          <table:table-cell office:value-type="float" office:value="0.5898152737" table:style-name="ce1">
            <text:p>0.5898152737</text:p>
          </table:table-cell>
          <table:table-cell office:value-type="float" office:value="0.0431081664963076" table:style-name="ce1">
            <text:p>0.0431081664963076</text:p>
          </table:table-cell>
          <table:table-cell office:value-type="float" office:value="14" table:style-name="ce1">
            <text:p>14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92.0700711177857" table:style-name="ce1">
            <text:p>92.0700711177857</text:p>
          </table:table-cell>
          <table:table-cell office:value-type="float" office:value="84.87774361" table:style-name="ce1">
            <text:p>84.87774361</text:p>
          </table:table-cell>
          <table:table-cell office:value-type="float" office:value="72.8372538534309" table:style-name="ce1">
            <text:p>72.8372538534309</text:p>
          </table:table-cell>
          <table:table-cell office:value-type="float" office:value="14" table:style-name="ce1">
            <text:p>1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09054513285" table:style-name="ce1">
            <text:p>3.0905451328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1.81458737904117" table:style-name="ce1">
            <text:p>1.81458737904117</text:p>
          </table:table-cell>
          <table:table-cell office:value-type="float" office:value="14" table:style-name="ce1">
            <text:p>14</text:p>
          </table:table-cell>
          <table:table-cell office:value-type="float" office:value="0.2825511224" table:style-name="ce1">
            <text:p>0.2825511224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0.369335955864286" table:style-name="ce1">
            <text:p>0.369335955864286</text:p>
          </table:table-cell>
          <table:table-cell office:value-type="float" office:value="0.32398177565" table:style-name="ce1">
            <text:p>0.32398177565</text:p>
          </table:table-cell>
          <table:table-cell office:value-type="float" office:value="0.0938661592661794" table:style-name="ce1">
            <text:p>0.0938661592661794</text:p>
          </table:table-cell>
          <table:table-cell office:value-type="float" office:value="14" table:style-name="ce1">
            <text:p>14</text:p>
          </table:table-cell>
          <table:table-cell office:value-type="float" office:value="3.760748152" table:style-name="ce1">
            <text:p>3.760748152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5.94918039028571" table:style-name="ce1">
            <text:p>5.94918039028571</text:p>
          </table:table-cell>
          <table:table-cell office:value-type="float" office:value="4.8824752905" table:style-name="ce1">
            <text:p>4.8824752905</text:p>
          </table:table-cell>
          <table:table-cell office:value-type="float" office:value="2.40683262336055" table:style-name="ce1">
            <text:p>2.40683262336055</text:p>
          </table:table-cell>
          <table:table-cell office:value-type="float" office:value="14" table:style-name="ce1">
            <text:p>14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175720111214286" table:style-name="ce1">
            <text:p>0.175720111214286</text:p>
          </table:table-cell>
          <table:table-cell office:value-type="float" office:value="0.1704202123" table:style-name="ce1">
            <text:p>0.1704202123</text:p>
          </table:table-cell>
          <table:table-cell office:value-type="float" office:value="0.0455228147226098" table:style-name="ce1">
            <text:p>0.0455228147226098</text:p>
          </table:table-cell>
          <table:table-cell office:value-type="float" office:value="14" table:style-name="ce1">
            <text:p>14</text:p>
          </table:table-cell>
          <table:table-cell office:value-type="float" office:value="3.114227443" table:style-name="ce1">
            <text:p>3.114227443</text:p>
          </table:table-cell>
          <table:table-cell office:value-type="float" office:value="5.429674246" table:style-name="ce1">
            <text:p>5.429674246</text:p>
          </table:table-cell>
          <table:table-cell office:value-type="float" office:value="4.64570053435714" table:style-name="ce1">
            <text:p>4.64570053435714</text:p>
          </table:table-cell>
          <table:table-cell office:value-type="float" office:value="4.7177359495" table:style-name="ce1">
            <text:p>4.7177359495</text:p>
          </table:table-cell>
          <table:table-cell office:value-type="float" office:value="0.7788927114254" table:style-name="ce1">
            <text:p>0.7788927114254</text:p>
          </table:table-cell>
          <table:table-cell office:value-type="float" office:value="14" table:style-name="ce1">
            <text:p>14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175720111214286" table:style-name="ce1">
            <text:p>0.175720111214286</text:p>
          </table:table-cell>
          <table:table-cell office:value-type="float" office:value="0.1704202123" table:style-name="ce1">
            <text:p>0.1704202123</text:p>
          </table:table-cell>
          <table:table-cell office:value-type="float" office:value="0.0455228147226098" table:style-name="ce1">
            <text:p>0.0455228147226098</text:p>
          </table:table-cell>
          <table:table-cell office:value-type="float" office:value="14" table:style-name="ce1">
            <text:p>14</text:p>
          </table:table-cell>
          <table:table-cell office:value-type="float" office:value="1.949865837" table:style-name="ce1">
            <text:p>1.949865837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3.07471183978571" table:style-name="ce1">
            <text:p>3.07471183978571</text:p>
          </table:table-cell>
          <table:table-cell office:value-type="float" office:value="2.9884548895" table:style-name="ce1">
            <text:p>2.9884548895</text:p>
          </table:table-cell>
          <table:table-cell office:value-type="float" office:value="0.623251176581252" table:style-name="ce1">
            <text:p>0.623251176581252</text:p>
          </table:table-cell>
          <table:table-cell office:value-type="float" office:value="14" table:style-name="ce1">
            <text:p>14</text:p>
          </table:table-cell>
          <table:table-cell office:value-type="float" office:value="2.700631163" table:style-name="ce1">
            <text:p>2.700631163</text:p>
          </table:table-cell>
          <table:table-cell office:value-type="float" office:value="4.936738196" table:style-name="ce1">
            <text:p>4.936738196</text:p>
          </table:table-cell>
          <table:table-cell office:value-type="float" office:value="4.16126973164286" table:style-name="ce1">
            <text:p>4.16126973164286</text:p>
          </table:table-cell>
          <table:table-cell office:value-type="float" office:value="4.2687101105" table:style-name="ce1">
            <text:p>4.2687101105</text:p>
          </table:table-cell>
          <table:table-cell office:value-type="float" office:value="0.75438052276069" table:style-name="ce1">
            <text:p>0.75438052276069</text:p>
          </table:table-cell>
          <table:table-cell office:value-type="float" office:value="14" table:style-name="ce1">
            <text:p>14</text:p>
          </table:table-cell>
          <table:table-cell office:value-type="float" office:value="0.4135962805" table:style-name="ce1">
            <text:p>0.4135962805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0.484430802635714" table:style-name="ce1">
            <text:p>0.484430802635714</text:p>
          </table:table-cell>
          <table:table-cell office:value-type="float" office:value="0.495771426" table:style-name="ce1">
            <text:p>0.495771426</text:p>
          </table:table-cell>
          <table:table-cell office:value-type="float" office:value="0.0414304758476587" table:style-name="ce1">
            <text:p>0.0414304758476587</text:p>
          </table:table-cell>
          <table:table-cell office:value-type="float" office:value="14" table:style-name="ce1">
            <text:p>14</text:p>
          </table:table-cell>
          <table:table-cell office:value-type="float" office:value="6.19059075" table:style-name="ce1">
            <text:p>6.19059075</text:p>
          </table:table-cell>
          <table:table-cell office:value-type="float" office:value="28.32292" table:style-name="ce1">
            <text:p>28.32292</text:p>
          </table:table-cell>
          <table:table-cell office:value-type="float" office:value="19.3691790369286" table:style-name="ce1">
            <text:p>19.3691790369286</text:p>
          </table:table-cell>
          <table:table-cell office:value-type="float" office:value="25.86563361" table:style-name="ce1">
            <text:p>25.86563361</text:p>
          </table:table-cell>
          <table:table-cell office:value-type="float" office:value="10.1883402604127" table:style-name="ce1">
            <text:p>10.1883402604127</text:p>
          </table:table-cell>
          <table:table-cell office:value-type="float" office:value="14" table:style-name="ce1">
            <text:p>14</text:p>
          </table:table-cell>
          <table:table-cell office:value-type="float" office:value="1.729830979" table:style-name="ce1">
            <text:p>1.729830979</text:p>
          </table:table-cell>
          <table:table-cell office:value-type="float" office:value="12.01229031" table:style-name="ce1">
            <text:p>12.01229031</text:p>
          </table:table-cell>
          <table:table-cell office:value-type="float" office:value="7.694567791" table:style-name="ce1">
            <text:p>7.694567791</text:p>
          </table:table-cell>
          <table:table-cell office:value-type="float" office:value="10.308623355" table:style-name="ce1">
            <text:p>10.308623355</text:p>
          </table:table-cell>
          <table:table-cell office:value-type="float" office:value="4.59759219182944" table:style-name="ce1">
            <text:p>4.59759219182944</text:p>
          </table:table-cell>
          <table:table-cell office:value-type="float" office:value="14" table:style-name="ce1">
            <text:p>14</text:p>
          </table:table-cell>
          <table:table-cell office:value-type="float" office:value="1624.918977" table:style-name="ce1">
            <text:p>1624.918977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1958.94555442857" table:style-name="ce1">
            <text:p>1958.94555442857</text:p>
          </table:table-cell>
          <table:table-cell office:value-type="float" office:value="1689.9921885" table:style-name="ce1">
            <text:p>1689.9921885</text:p>
          </table:table-cell>
          <table:table-cell office:value-type="float" office:value="425.821922387324" table:style-name="ce1">
            <text:p>425.821922387324</text:p>
          </table:table-cell>
          <table:table-cell office:value-type="float" office:value="14" table:style-name="ce1">
            <text:p>14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39.567331907143" table:style-name="ce1">
            <text:p>139.567331907143</text:p>
          </table:table-cell>
          <table:table-cell office:value-type="float" office:value="142.9991174" table:style-name="ce1">
            <text:p>142.9991174</text:p>
          </table:table-cell>
          <table:table-cell office:value-type="float" office:value="30.8503848708317" table:style-name="ce1">
            <text:p>30.8503848708317</text:p>
          </table:table-cell>
          <table:table-cell office:value-type="float" office:value="14" table:style-name="ce1">
            <text:p>14</text:p>
          </table:table-cell>
          <table:table-cell office:value-type="float" office:value="36.99646421" table:style-name="ce1">
            <text:p>36.99646421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25.924162112143" table:style-name="ce1">
            <text:p>125.924162112143</text:p>
          </table:table-cell>
          <table:table-cell office:value-type="float" office:value="142.98624335" table:style-name="ce1">
            <text:p>142.98624335</text:p>
          </table:table-cell>
          <table:table-cell office:value-type="float" office:value="60.5699904166904" table:style-name="ce1">
            <text:p>60.5699904166904</text:p>
          </table:table-cell>
          <table:table-cell office:value-type="float" office:value="14" table:style-name="ce1">
            <text:p>14</text:p>
          </table:table-cell>
          <table:table-cell office:value-type="float" office:value="36.98638529" table:style-name="ce1">
            <text:p>36.98638529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99.7188577792857" table:style-name="ce1">
            <text:p>99.7188577792857</text:p>
          </table:table-cell>
          <table:table-cell office:value-type="float" office:value="90.005086975" table:style-name="ce1">
            <text:p>90.005086975</text:p>
          </table:table-cell>
          <table:table-cell office:value-type="float" office:value="44.3175701847439" table:style-name="ce1">
            <text:p>44.3175701847439</text:p>
          </table:table-cell>
          <table:table-cell office:value-type="float" office:value="11" table:style-name="ce1">
            <text:p>11</text:p>
          </table:table-cell>
          <table:table-cell office:value-type="float" office:value="23.48963199" table:style-name="ce1">
            <text:p>23.48963199</text:p>
          </table:table-cell>
          <table:table-cell office:value-type="float" office:value="95.87010056" table:style-name="ce1">
            <text:p>95.87010056</text:p>
          </table:table-cell>
          <table:table-cell office:value-type="float" office:value="55.8505028663636" table:style-name="ce1">
            <text:p>55.8505028663636</text:p>
          </table:table-cell>
          <table:table-cell office:value-type="float" office:value="41.03205674" table:style-name="ce1">
            <text:p>41.03205674</text:p>
          </table:table-cell>
          <table:table-cell office:value-type="float" office:value="28.7063320019555" table:style-name="ce1">
            <text:p>28.7063320019555</text:p>
          </table:table-cell>
          <table:table-cell office:value-type="float" office:value="14" table:style-name="ce1">
            <text:p>14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0236112481997857" table:style-name="ce1">
            <text:p>0.00236112481997857</text:p>
          </table:table-cell>
          <table:table-cell office:value-type="float" office:value="0.0029274280895" table:style-name="ce1">
            <text:p>0.0029274280895</text:p>
          </table:table-cell>
          <table:table-cell office:value-type="float" office:value="0.00114180385931507" table:style-name="ce1">
            <text:p>0.00114180385931507</text:p>
          </table:table-cell>
          <table:table-cell office:value-type="float" office:value="14" table:style-name="ce1">
            <text:p>14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0.018096764125" table:style-name="ce1">
            <text:p>0.018096764125</text:p>
          </table:table-cell>
          <table:table-cell office:value-type="float" office:value="0.018523176505" table:style-name="ce1">
            <text:p>0.018523176505</text:p>
          </table:table-cell>
          <table:table-cell office:value-type="float" office:value="0.000798694109678676" table:style-name="ce1">
            <text:p>0.000798694109678676</text:p>
          </table:table-cell>
          <table:table-cell office:value-type="float" office:value="14" table:style-name="ce1">
            <text:p>14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10.325723749" table:style-name="ce1">
            <text:p>10.325723749</text:p>
          </table:table-cell>
          <table:table-cell office:value-type="float" office:value="10.28889116" table:style-name="ce1">
            <text:p>10.28889116</text:p>
          </table:table-cell>
          <table:table-cell office:value-type="float" office:value="1.5934717366029" table:style-name="ce1">
            <text:p>1.5934717366029</text:p>
          </table:table-cell>
          <table:table-cell office:value-type="float" office:value="14" table:style-name="ce1">
            <text:p>14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79.6479355787143" table:style-name="ce1">
            <text:p>79.6479355787143</text:p>
          </table:table-cell>
          <table:table-cell office:value-type="float" office:value="15.237844545" table:style-name="ce1">
            <text:p>15.237844545</text:p>
          </table:table-cell>
          <table:table-cell office:value-type="float" office:value="122.168491841183" table:style-name="ce1">
            <text:p>122.168491841183</text:p>
          </table:table-cell>
          <table:table-cell office:value-type="float" office:value="14" table:style-name="ce1">
            <text:p>14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0.435700259635714" table:style-name="ce1">
            <text:p>0.435700259635714</text:p>
          </table:table-cell>
          <table:table-cell office:value-type="float" office:value="0.20658760785" table:style-name="ce1">
            <text:p>0.20658760785</text:p>
          </table:table-cell>
          <table:table-cell office:value-type="float" office:value="0.384533310736541" table:style-name="ce1">
            <text:p>0.384533310736541</text:p>
          </table:table-cell>
          <table:table-cell office:value-type="float" office:value="14" table:style-name="ce1">
            <text:p>14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2.023038402" table:style-name="ce1">
            <text:p>2.023038402</text:p>
          </table:table-cell>
          <table:table-cell office:value-type="float" office:value="0.695038383364286" table:style-name="ce1">
            <text:p>0.695038383364286</text:p>
          </table:table-cell>
          <table:table-cell office:value-type="float" office:value="0.2696957565" table:style-name="ce1">
            <text:p>0.2696957565</text:p>
          </table:table-cell>
          <table:table-cell office:value-type="float" office:value="0.6678694928182" table:style-name="ce1">
            <text:p>0.667869492818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&lt;10%</text:p>
          </table:table-cell>
          <table:table-cell office:value-type="float" office:value="15" table:style-name="ce1">
            <text:p>15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9.231367264" table:style-name="ce1">
            <text:p>9.231367264</text:p>
          </table:table-cell>
          <table:table-cell office:value-type="float" office:value="5.877395382" table:style-name="ce1">
            <text:p>5.877395382</text:p>
          </table:table-cell>
          <table:table-cell office:value-type="float" office:value="6.673404513" table:style-name="ce1">
            <text:p>6.673404513</text:p>
          </table:table-cell>
          <table:table-cell office:value-type="float" office:value="3.07981850007312" table:style-name="ce1">
            <text:p>3.07981850007312</text:p>
          </table:table-cell>
          <table:table-cell office:value-type="float" office:value="15" table:style-name="ce1">
            <text:p>15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3.931345061" table:style-name="ce1">
            <text:p>3.931345061</text:p>
          </table:table-cell>
          <table:table-cell office:value-type="float" office:value="2.08445085492" table:style-name="ce1">
            <text:p>2.08445085492</text:p>
          </table:table-cell>
          <table:table-cell office:value-type="float" office:value="2.104905845" table:style-name="ce1">
            <text:p>2.104905845</text:p>
          </table:table-cell>
          <table:table-cell office:value-type="float" office:value="1.14673046010259" table:style-name="ce1">
            <text:p>1.14673046010259</text:p>
          </table:table-cell>
          <table:table-cell office:value-type="float" office:value="15" table:style-name="ce1">
            <text:p>15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-0.069918197752" table:style-name="ce1">
            <text:p>-0.069918197752</text:p>
          </table:table-cell>
          <table:table-cell office:value-type="float" office:value="-0.1302280406" table:style-name="ce1">
            <text:p>-0.1302280406</text:p>
          </table:table-cell>
          <table:table-cell office:value-type="float" office:value="0.69448556311362" table:style-name="ce1">
            <text:p>0.69448556311362</text:p>
          </table:table-cell>
          <table:table-cell office:value-type="float" office:value="15" table:style-name="ce1">
            <text:p>15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4.32933498086667" table:style-name="ce1">
            <text:p>4.32933498086667</text:p>
          </table:table-cell>
          <table:table-cell office:value-type="float" office:value="3.347491486" table:style-name="ce1">
            <text:p>3.347491486</text:p>
          </table:table-cell>
          <table:table-cell office:value-type="float" office:value="3.515230213072" table:style-name="ce1">
            <text:p>3.515230213072</text:p>
          </table:table-cell>
          <table:table-cell office:value-type="float" office:value="15" table:style-name="ce1">
            <text:p>15</text:p>
          </table:table-cell>
          <table:table-cell office:value-type="float" office:value="2.122528" table:style-name="ce1">
            <text:p>2.122528</text:p>
          </table:table-cell>
          <table:table-cell office:value-type="float" office:value="14.39537" table:style-name="ce1">
            <text:p>14.39537</text:p>
          </table:table-cell>
          <table:table-cell office:value-type="float" office:value="6.43187933333333" table:style-name="ce1">
            <text:p>6.43187933333333</text:p>
          </table:table-cell>
          <table:table-cell office:value-type="float" office:value="5.81841" table:style-name="ce1">
            <text:p>5.81841</text:p>
          </table:table-cell>
          <table:table-cell office:value-type="float" office:value="4.07938359396735" table:style-name="ce1">
            <text:p>4.07938359396735</text:p>
          </table:table-cell>
          <table:table-cell office:value-type="float" office:value="15" table:style-name="ce1">
            <text:p>15</text:p>
          </table:table-cell>
          <table:table-cell office:value-type="float" office:value="2.780413" table:style-name="ce1">
            <text:p>2.780413</text:p>
          </table:table-cell>
          <table:table-cell office:value-type="float" office:value="15.63079" table:style-name="ce1">
            <text:p>15.63079</text:p>
          </table:table-cell>
          <table:table-cell office:value-type="float" office:value="8.42137173333333" table:style-name="ce1">
            <text:p>8.42137173333333</text:p>
          </table:table-cell>
          <table:table-cell office:value-type="float" office:value="10.65947" table:style-name="ce1">
            <text:p>10.65947</text:p>
          </table:table-cell>
          <table:table-cell office:value-type="float" office:value="5.05270494877261" table:style-name="ce1">
            <text:p>5.05270494877261</text:p>
          </table:table-cell>
          <table:table-cell office:value-type="float" office:value="15" table:style-name="ce1">
            <text:p>15</text:p>
          </table:table-cell>
          <table:table-cell office:value-type="float" office:value="4.902941" table:style-name="ce1">
            <text:p>4.902941</text:p>
          </table:table-cell>
          <table:table-cell office:value-type="float" office:value="27.54464" table:style-name="ce1">
            <text:p>27.54464</text:p>
          </table:table-cell>
          <table:table-cell office:value-type="float" office:value="14.8532510666667" table:style-name="ce1">
            <text:p>14.8532510666667</text:p>
          </table:table-cell>
          <table:table-cell office:value-type="float" office:value="16.59623" table:style-name="ce1">
            <text:p>16.59623</text:p>
          </table:table-cell>
          <table:table-cell office:value-type="float" office:value="8.33872623463978" table:style-name="ce1">
            <text:p>8.33872623463978</text:p>
          </table:table-cell>
          <table:table-cell office:value-type="float" office:value="15" table:style-name="ce1">
            <text:p>15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3.084698468" table:style-name="ce1">
            <text:p>3.084698468</text:p>
          </table:table-cell>
          <table:table-cell office:value-type="float" office:value="1.64151298472" table:style-name="ce1">
            <text:p>1.64151298472</text:p>
          </table:table-cell>
          <table:table-cell office:value-type="float" office:value="1.647985467" table:style-name="ce1">
            <text:p>1.647985467</text:p>
          </table:table-cell>
          <table:table-cell office:value-type="float" office:value="0.915656591969677" table:style-name="ce1">
            <text:p>0.915656591969677</text:p>
          </table:table-cell>
          <table:table-cell office:value-type="float" office:value="15" table:style-name="ce1">
            <text:p>15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2.40559878308" table:style-name="ce1">
            <text:p>2.40559878308</text:p>
          </table:table-cell>
          <table:table-cell office:value-type="float" office:value="0.8257951124" table:style-name="ce1">
            <text:p>0.8257951124</text:p>
          </table:table-cell>
          <table:table-cell office:value-type="float" office:value="2.97821096515471" table:style-name="ce1">
            <text:p>2.97821096515471</text:p>
          </table:table-cell>
          <table:table-cell office:value-type="float" office:value="15" table:style-name="ce1">
            <text:p>15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5.168281251" table:style-name="ce1">
            <text:p>5.168281251</text:p>
          </table:table-cell>
          <table:table-cell office:value-type="float" office:value="2.58671826582667" table:style-name="ce1">
            <text:p>2.58671826582667</text:p>
          </table:table-cell>
          <table:table-cell office:value-type="float" office:value="2.450628004" table:style-name="ce1">
            <text:p>2.450628004</text:p>
          </table:table-cell>
          <table:table-cell office:value-type="float" office:value="1.50513911505955" table:style-name="ce1">
            <text:p>1.50513911505955</text:p>
          </table:table-cell>
          <table:table-cell office:value-type="float" office:value="15" table:style-name="ce1">
            <text:p>15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7.979955774" table:style-name="ce1">
            <text:p>7.979955774</text:p>
          </table:table-cell>
          <table:table-cell office:value-type="float" office:value="4.3364477614" table:style-name="ce1">
            <text:p>4.3364477614</text:p>
          </table:table-cell>
          <table:table-cell office:value-type="float" office:value="4.856791578" table:style-name="ce1">
            <text:p>4.856791578</text:p>
          </table:table-cell>
          <table:table-cell office:value-type="float" office:value="2.36117876945146" table:style-name="ce1">
            <text:p>2.36117876945146</text:p>
          </table:table-cell>
          <table:table-cell office:value-type="float" office:value="15" table:style-name="ce1">
            <text:p>15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43.2501102633333" table:style-name="ce1">
            <text:p>43.2501102633333</text:p>
          </table:table-cell>
          <table:table-cell office:value-type="float" office:value="62.84931181" table:style-name="ce1">
            <text:p>62.84931181</text:p>
          </table:table-cell>
          <table:table-cell office:value-type="float" office:value="27.0668808485773" table:style-name="ce1">
            <text:p>27.0668808485773</text:p>
          </table:table-cell>
          <table:table-cell office:value-type="float" office:value="13" table:style-name="ce1">
            <text:p>13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319514399438462" table:style-name="ce1">
            <text:p>0.319514399438462</text:p>
          </table:table-cell>
          <table:table-cell office:value-type="float" office:value="0.2502110072" table:style-name="ce1">
            <text:p>0.2502110072</text:p>
          </table:table-cell>
          <table:table-cell office:value-type="float" office:value="0.132286235334582" table:style-name="ce1">
            <text:p>0.132286235334582</text:p>
          </table:table-cell>
          <table:table-cell office:value-type="float" office:value="15" table:style-name="ce1">
            <text:p>15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91.2824172426667" table:style-name="ce1">
            <text:p>91.2824172426667</text:p>
          </table:table-cell>
          <table:table-cell office:value-type="float" office:value="95.00221763" table:style-name="ce1">
            <text:p>95.00221763</text:p>
          </table:table-cell>
          <table:table-cell office:value-type="float" office:value="39.8602902688271" table:style-name="ce1">
            <text:p>39.8602902688271</text:p>
          </table:table-cell>
          <table:table-cell office:value-type="float" office:value="15" table:style-name="ce1">
            <text:p>1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6940580025" table:style-name="ce1">
            <text:p>2.694058002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1.88153794182078" table:style-name="ce1">
            <text:p>1.88153794182078</text:p>
          </table:table-cell>
          <table:table-cell office:value-type="float" office:value="15" table:style-name="ce1">
            <text:p>15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3221736571" table:style-name="ce1">
            <text:p>0.3221736571</text:p>
          </table:table-cell>
          <table:table-cell office:value-type="float" office:value="0.237357007153333" table:style-name="ce1">
            <text:p>0.237357007153333</text:p>
          </table:table-cell>
          <table:table-cell office:value-type="float" office:value="0.2240462909" table:style-name="ce1">
            <text:p>0.2240462909</text:p>
          </table:table-cell>
          <table:table-cell office:value-type="float" office:value="0.0525615414205203" table:style-name="ce1">
            <text:p>0.0525615414205203</text:p>
          </table:table-cell>
          <table:table-cell office:value-type="float" office:value="15" table:style-name="ce1">
            <text:p>15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3.91078828" table:style-name="ce1">
            <text:p>3.91078828</text:p>
          </table:table-cell>
          <table:table-cell office:value-type="float" office:value="2.5046769262" table:style-name="ce1">
            <text:p>2.5046769262</text:p>
          </table:table-cell>
          <table:table-cell office:value-type="float" office:value="2.346110906" table:style-name="ce1">
            <text:p>2.346110906</text:p>
          </table:table-cell>
          <table:table-cell office:value-type="float" office:value="0.896166766231546" table:style-name="ce1">
            <text:p>0.896166766231546</text:p>
          </table:table-cell>
          <table:table-cell office:value-type="float" office:value="15" table:style-name="ce1">
            <text:p>15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0952421613906667" table:style-name="ce1">
            <text:p>0.0952421613906667</text:p>
          </table:table-cell>
          <table:table-cell office:value-type="float" office:value="0.07673087249" table:style-name="ce1">
            <text:p>0.07673087249</text:p>
          </table:table-cell>
          <table:table-cell office:value-type="float" office:value="0.0601626376960024" table:style-name="ce1">
            <text:p>0.0601626376960024</text:p>
          </table:table-cell>
          <table:table-cell office:value-type="float" office:value="15" table:style-name="ce1">
            <text:p>15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5.368628673" table:style-name="ce1">
            <text:p>5.368628673</text:p>
          </table:table-cell>
          <table:table-cell office:value-type="float" office:value="2.68195942112" table:style-name="ce1">
            <text:p>2.68195942112</text:p>
          </table:table-cell>
          <table:table-cell office:value-type="float" office:value="2.524542744" table:style-name="ce1">
            <text:p>2.524542744</text:p>
          </table:table-cell>
          <table:table-cell office:value-type="float" office:value="1.5611388271046" table:style-name="ce1">
            <text:p>1.5611388271046</text:p>
          </table:table-cell>
          <table:table-cell office:value-type="float" office:value="15" table:style-name="ce1">
            <text:p>15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0952421613906667" table:style-name="ce1">
            <text:p>0.0952421613906667</text:p>
          </table:table-cell>
          <table:table-cell office:value-type="float" office:value="0.07673087249" table:style-name="ce1">
            <text:p>0.07673087249</text:p>
          </table:table-cell>
          <table:table-cell office:value-type="float" office:value="0.0601626376960024" table:style-name="ce1">
            <text:p>0.0601626376960024</text:p>
          </table:table-cell>
          <table:table-cell office:value-type="float" office:value="15" table:style-name="ce1">
            <text:p>15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3.381427106" table:style-name="ce1">
            <text:p>3.381427106</text:p>
          </table:table-cell>
          <table:table-cell office:value-type="float" office:value="1.84580970487333" table:style-name="ce1">
            <text:p>1.84580970487333</text:p>
          </table:table-cell>
          <table:table-cell office:value-type="float" office:value="1.883375823" table:style-name="ce1">
            <text:p>1.883375823</text:p>
          </table:table-cell>
          <table:table-cell office:value-type="float" office:value="1.01269910182657" table:style-name="ce1">
            <text:p>1.01269910182657</text:p>
          </table:table-cell>
          <table:table-cell office:value-type="float" office:value="15" table:style-name="ce1">
            <text:p>15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4.928102894" table:style-name="ce1">
            <text:p>4.928102894</text:p>
          </table:table-cell>
          <table:table-cell office:value-type="float" office:value="2.43288282846667" table:style-name="ce1">
            <text:p>2.43288282846667</text:p>
          </table:table-cell>
          <table:table-cell office:value-type="float" office:value="2.231824177" table:style-name="ce1">
            <text:p>2.231824177</text:p>
          </table:table-cell>
          <table:table-cell office:value-type="float" office:value="1.43629956919568" table:style-name="ce1">
            <text:p>1.43629956919568</text:p>
          </table:table-cell>
          <table:table-cell office:value-type="float" office:value="15" table:style-name="ce1">
            <text:p>15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4415905252" table:style-name="ce1">
            <text:p>0.4415905252</text:p>
          </table:table-cell>
          <table:table-cell office:value-type="float" office:value="0.2490765927" table:style-name="ce1">
            <text:p>0.2490765927</text:p>
          </table:table-cell>
          <table:table-cell office:value-type="float" office:value="0.2927185666" table:style-name="ce1">
            <text:p>0.2927185666</text:p>
          </table:table-cell>
          <table:table-cell office:value-type="float" office:value="0.131212933205758" table:style-name="ce1">
            <text:p>0.131212933205758</text:p>
          </table:table-cell>
          <table:table-cell office:value-type="float" office:value="15" table:style-name="ce1">
            <text:p>15</text:p>
          </table:table-cell>
          <table:table-cell office:value-type="float" office:value="2.173074" table:style-name="ce1">
            <text:p>2.173074</text:p>
          </table:table-cell>
          <table:table-cell office:value-type="float" office:value="28.57209" table:style-name="ce1">
            <text:p>28.57209</text:p>
          </table:table-cell>
          <table:table-cell office:value-type="float" office:value="11.94081795" table:style-name="ce1">
            <text:p>11.94081795</text:p>
          </table:table-cell>
          <table:table-cell office:value-type="float" office:value="10.96304" table:style-name="ce1">
            <text:p>10.96304</text:p>
          </table:table-cell>
          <table:table-cell office:value-type="float" office:value="9.67470006788958" table:style-name="ce1">
            <text:p>9.67470006788958</text:p>
          </table:table-cell>
          <table:table-cell office:value-type="float" office:value="15" table:style-name="ce1">
            <text:p>15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12.40824217" table:style-name="ce1">
            <text:p>12.40824217</text:p>
          </table:table-cell>
          <table:table-cell office:value-type="float" office:value="3.89939919917333" table:style-name="ce1">
            <text:p>3.89939919917333</text:p>
          </table:table-cell>
          <table:table-cell office:value-type="float" office:value="2.345173854" table:style-name="ce1">
            <text:p>2.345173854</text:p>
          </table:table-cell>
          <table:table-cell office:value-type="float" office:value="4.24600523780709" table:style-name="ce1">
            <text:p>4.24600523780709</text:p>
          </table:table-cell>
          <table:table-cell office:value-type="float" office:value="15" table:style-name="ce1">
            <text:p>15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1737.5780296" table:style-name="ce1">
            <text:p>1737.5780296</text:p>
          </table:table-cell>
          <table:table-cell office:value-type="float" office:value="1406.827583" table:style-name="ce1">
            <text:p>1406.827583</text:p>
          </table:table-cell>
          <table:table-cell office:value-type="float" office:value="612.929675808043" table:style-name="ce1">
            <text:p>612.929675808043</text:p>
          </table:table-cell>
          <table:table-cell office:value-type="float" office:value="15" table:style-name="ce1">
            <text:p>15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91.66374426" table:style-name="ce1">
            <text:p>91.66374426</text:p>
          </table:table-cell>
          <table:table-cell office:value-type="float" office:value="90.00191031" table:style-name="ce1">
            <text:p>90.00191031</text:p>
          </table:table-cell>
          <table:table-cell office:value-type="float" office:value="44.9696788541528" table:style-name="ce1">
            <text:p>44.9696788541528</text:p>
          </table:table-cell>
          <table:table-cell office:value-type="float" office:value="15" table:style-name="ce1">
            <text:p>15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99.7582499426667" table:style-name="ce1">
            <text:p>99.7582499426667</text:p>
          </table:table-cell>
          <table:table-cell office:value-type="float" office:value="90.00607142" table:style-name="ce1">
            <text:p>90.00607142</text:p>
          </table:table-cell>
          <table:table-cell office:value-type="float" office:value="51.7822443394773" table:style-name="ce1">
            <text:p>51.7822443394773</text:p>
          </table:table-cell>
          <table:table-cell office:value-type="float" office:value="15" table:style-name="ce1">
            <text:p>15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94.0499441643413" table:style-name="ce1">
            <text:p>94.0499441643413</text:p>
          </table:table-cell>
          <table:table-cell office:value-type="float" office:value="100.8343381" table:style-name="ce1">
            <text:p>100.8343381</text:p>
          </table:table-cell>
          <table:table-cell office:value-type="float" office:value="58.5895538871509" table:style-name="ce1">
            <text:p>58.5895538871509</text:p>
          </table:table-cell>
          <table:table-cell office:value-type="float" office:value="15" table:style-name="ce1">
            <text:p>15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56.0449306106667" table:style-name="ce1">
            <text:p>56.0449306106667</text:p>
          </table:table-cell>
          <table:table-cell office:value-type="float" office:value="50.14804345" table:style-name="ce1">
            <text:p>50.14804345</text:p>
          </table:table-cell>
          <table:table-cell office:value-type="float" office:value="20.7772930852828" table:style-name="ce1">
            <text:p>20.7772930852828</text:p>
          </table:table-cell>
          <table:table-cell office:value-type="float" office:value="15" table:style-name="ce1">
            <text:p>15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205552154886" table:style-name="ce1">
            <text:p>0.00205552154886</text:p>
          </table:table-cell>
          <table:table-cell office:value-type="float" office:value="0.00142256689" table:style-name="ce1">
            <text:p>0.00142256689</text:p>
          </table:table-cell>
          <table:table-cell office:value-type="float" office:value="0.00174445915507506" table:style-name="ce1">
            <text:p>0.00174445915507506</text:p>
          </table:table-cell>
          <table:table-cell office:value-type="float" office:value="15" table:style-name="ce1">
            <text:p>15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0.0173789346553333" table:style-name="ce1">
            <text:p>0.0173789346553333</text:p>
          </table:table-cell>
          <table:table-cell office:value-type="float" office:value="0.01718289741" table:style-name="ce1">
            <text:p>0.01718289741</text:p>
          </table:table-cell>
          <table:table-cell office:value-type="float" office:value="0.000666491531361674" table:style-name="ce1">
            <text:p>0.000666491531361674</text:p>
          </table:table-cell>
          <table:table-cell office:value-type="float" office:value="15" table:style-name="ce1">
            <text:p>15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5.2790716508" table:style-name="ce1">
            <text:p>5.2790716508</text:p>
          </table:table-cell>
          <table:table-cell office:value-type="float" office:value="4.228793916" table:style-name="ce1">
            <text:p>4.228793916</text:p>
          </table:table-cell>
          <table:table-cell office:value-type="float" office:value="3.26478854569989" table:style-name="ce1">
            <text:p>3.26478854569989</text:p>
          </table:table-cell>
          <table:table-cell office:value-type="float" office:value="15" table:style-name="ce1">
            <text:p>15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21.003502043" table:style-name="ce1">
            <text:p>21.003502043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20.2934050578385" table:style-name="ce1">
            <text:p>20.2934050578385</text:p>
          </table:table-cell>
          <table:table-cell office:value-type="float" office:value="15" table:style-name="ce1">
            <text:p>15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515791485906667" table:style-name="ce1">
            <text:p>0.515791485906667</text:p>
          </table:table-cell>
          <table:table-cell office:value-type="float" office:value="0.3763058846" table:style-name="ce1">
            <text:p>0.3763058846</text:p>
          </table:table-cell>
          <table:table-cell office:value-type="float" office:value="0.439313116113576" table:style-name="ce1">
            <text:p>0.439313116113576</text:p>
          </table:table-cell>
          <table:table-cell office:value-type="float" office:value="15" table:style-name="ce1">
            <text:p>15</text:p>
          </table:table-cell>
          <table:table-cell office:value-type="float" office:value="0.4044793089" table:style-name="ce1">
            <text:p>0.4044793089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0.822147902333333" table:style-name="ce1">
            <text:p>0.822147902333333</text:p>
          </table:table-cell>
          <table:table-cell office:value-type="float" office:value="0.5714911224" table:style-name="ce1">
            <text:p>0.5714911224</text:p>
          </table:table-cell>
          <table:table-cell office:value-type="float" office:value="0.767071075187225" table:style-name="ce1">
            <text:p>0.76707107518722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10-20%</text:p>
          </table:table-cell>
          <table:table-cell office:value-type="float" office:value="11" table:style-name="ce1">
            <text:p>11</text:p>
          </table:table-cell>
          <table:table-cell office:value-type="float" office:value="10.15479769" table:style-name="ce1">
            <text:p>10.15479769</text:p>
          </table:table-cell>
          <table:table-cell office:value-type="float" office:value="13.89706645" table:style-name="ce1">
            <text:p>13.89706645</text:p>
          </table:table-cell>
          <table:table-cell office:value-type="float" office:value="11.5364248" table:style-name="ce1">
            <text:p>11.5364248</text:p>
          </table:table-cell>
          <table:table-cell office:value-type="float" office:value="10.90568991" table:style-name="ce1">
            <text:p>10.90568991</text:p>
          </table:table-cell>
          <table:table-cell office:value-type="float" office:value="1.48980078908968" table:style-name="ce1">
            <text:p>1.48980078908968</text:p>
          </table:table-cell>
          <table:table-cell office:value-type="float" office:value="11" table:style-name="ce1">
            <text:p>11</text:p>
          </table:table-cell>
          <table:table-cell office:value-type="float" office:value="0.9461897562" table:style-name="ce1">
            <text:p>0.9461897562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2.56335877701818" table:style-name="ce1">
            <text:p>2.56335877701818</text:p>
          </table:table-cell>
          <table:table-cell office:value-type="float" office:value="1.979830844" table:style-name="ce1">
            <text:p>1.979830844</text:p>
          </table:table-cell>
          <table:table-cell office:value-type="float" office:value="2.01826495182762" table:style-name="ce1">
            <text:p>2.01826495182762</text:p>
          </table:table-cell>
          <table:table-cell office:value-type="float" office:value="11" table:style-name="ce1">
            <text:p>11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-0.134192171209091" table:style-name="ce1">
            <text:p>-0.134192171209091</text:p>
          </table:table-cell>
          <table:table-cell office:value-type="float" office:value="-0.3626916003" table:style-name="ce1">
            <text:p>-0.3626916003</text:p>
          </table:table-cell>
          <table:table-cell office:value-type="float" office:value="0.78336944963682" table:style-name="ce1">
            <text:p>0.78336944963682</text:p>
          </table:table-cell>
          <table:table-cell office:value-type="float" office:value="11" table:style-name="ce1">
            <text:p>11</text:p>
          </table:table-cell>
          <table:table-cell office:value-type="float" office:value="2.971390845" table:style-name="ce1">
            <text:p>2.971390845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4.69851353172727" table:style-name="ce1">
            <text:p>4.69851353172727</text:p>
          </table:table-cell>
          <table:table-cell office:value-type="float" office:value="3.879678514" table:style-name="ce1">
            <text:p>3.879678514</text:p>
          </table:table-cell>
          <table:table-cell office:value-type="float" office:value="1.80853327682467" table:style-name="ce1">
            <text:p>1.80853327682467</text:p>
          </table:table-cell>
          <table:table-cell office:value-type="float" office:value="11" table:style-name="ce1">
            <text:p>11</text:p>
          </table:table-cell>
          <table:table-cell office:value-type="float" office:value="2.598016" table:style-name="ce1">
            <text:p>2.598016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7.40938927272727" table:style-name="ce1">
            <text:p>7.40938927272727</text:p>
          </table:table-cell>
          <table:table-cell office:value-type="float" office:value="5.970624" table:style-name="ce1">
            <text:p>5.970624</text:p>
          </table:table-cell>
          <table:table-cell office:value-type="float" office:value="5.67150442318107" table:style-name="ce1">
            <text:p>5.67150442318107</text:p>
          </table:table-cell>
          <table:table-cell office:value-type="float" office:value="11" table:style-name="ce1">
            <text:p>11</text:p>
          </table:table-cell>
          <table:table-cell office:value-type="float" office:value="2.455138" table:style-name="ce1">
            <text:p>2.455138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10.8771669090909" table:style-name="ce1">
            <text:p>10.8771669090909</text:p>
          </table:table-cell>
          <table:table-cell office:value-type="float" office:value="8.609165" table:style-name="ce1">
            <text:p>8.609165</text:p>
          </table:table-cell>
          <table:table-cell office:value-type="float" office:value="9.53548347713942" table:style-name="ce1">
            <text:p>9.53548347713942</text:p>
          </table:table-cell>
          <table:table-cell office:value-type="float" office:value="11" table:style-name="ce1">
            <text:p>11</text:p>
          </table:table-cell>
          <table:table-cell office:value-type="float" office:value="6.063281" table:style-name="ce1">
            <text:p>6.063281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18.2865561818182" table:style-name="ce1">
            <text:p>18.2865561818182</text:p>
          </table:table-cell>
          <table:table-cell office:value-type="float" office:value="14.454151" table:style-name="ce1">
            <text:p>14.454151</text:p>
          </table:table-cell>
          <table:table-cell office:value-type="float" office:value="14.9588464333688" table:style-name="ce1">
            <text:p>14.9588464333688</text:p>
          </table:table-cell>
          <table:table-cell office:value-type="float" office:value="11" table:style-name="ce1">
            <text:p>11</text:p>
          </table:table-cell>
          <table:table-cell office:value-type="float" office:value="0.7324235944" table:style-name="ce1">
            <text:p>0.7324235944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1.99030240499091" table:style-name="ce1">
            <text:p>1.99030240499091</text:p>
          </table:table-cell>
          <table:table-cell office:value-type="float" office:value="1.53247094" table:style-name="ce1">
            <text:p>1.53247094</text:p>
          </table:table-cell>
          <table:table-cell office:value-type="float" office:value="1.59360967914213" table:style-name="ce1">
            <text:p>1.59360967914213</text:p>
          </table:table-cell>
          <table:table-cell office:value-type="float" office:value="11" table:style-name="ce1">
            <text:p>11</text:p>
          </table:table-cell>
          <table:table-cell office:value-type="float" office:value="0.2676131414" table:style-name="ce1">
            <text:p>0.2676131414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2.30955629300909" table:style-name="ce1">
            <text:p>2.30955629300909</text:p>
          </table:table-cell>
          <table:table-cell office:value-type="float" office:value="0.8068488126" table:style-name="ce1">
            <text:p>0.8068488126</text:p>
          </table:table-cell>
          <table:table-cell office:value-type="float" office:value="2.99994995299362" table:style-name="ce1">
            <text:p>2.99994995299362</text:p>
          </table:table-cell>
          <table:table-cell office:value-type="float" office:value="11" table:style-name="ce1">
            <text:p>11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3.21246311063636" table:style-name="ce1">
            <text:p>3.21246311063636</text:p>
          </table:table-cell>
          <table:table-cell office:value-type="float" office:value="2.209236596" table:style-name="ce1">
            <text:p>2.209236596</text:p>
          </table:table-cell>
          <table:table-cell office:value-type="float" office:value="2.86209055140363" table:style-name="ce1">
            <text:p>2.86209055140363</text:p>
          </table:table-cell>
          <table:table-cell office:value-type="float" office:value="11" table:style-name="ce1">
            <text:p>11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4.99148989836364" table:style-name="ce1">
            <text:p>4.99148989836364</text:p>
          </table:table-cell>
          <table:table-cell office:value-type="float" office:value="4.19904169" table:style-name="ce1">
            <text:p>4.19904169</text:p>
          </table:table-cell>
          <table:table-cell office:value-type="float" office:value="3.17465910594581" table:style-name="ce1">
            <text:p>3.17465910594581</text:p>
          </table:table-cell>
          <table:table-cell office:value-type="float" office:value="11" table:style-name="ce1">
            <text:p>11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34.2406674663636" table:style-name="ce1">
            <text:p>34.2406674663636</text:p>
          </table:table-cell>
          <table:table-cell office:value-type="float" office:value="17.42321127" table:style-name="ce1">
            <text:p>17.42321127</text:p>
          </table:table-cell>
          <table:table-cell office:value-type="float" office:value="25.2347086853928" table:style-name="ce1">
            <text:p>25.2347086853928</text:p>
          </table:table-cell>
          <table:table-cell office:value-type="float" office:value="11" table:style-name="ce1">
            <text:p>11</text:p>
          </table:table-cell>
          <table:table-cell office:value-type="float" office:value="0.2603727609" table:style-name="ce1">
            <text:p>0.2603727609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421392876963636" table:style-name="ce1">
            <text:p>0.421392876963636</text:p>
          </table:table-cell>
          <table:table-cell office:value-type="float" office:value="0.4403940634" table:style-name="ce1">
            <text:p>0.4403940634</text:p>
          </table:table-cell>
          <table:table-cell office:value-type="float" office:value="0.112963727961118" table:style-name="ce1">
            <text:p>0.112963727961118</text:p>
          </table:table-cell>
          <table:table-cell office:value-type="float" office:value="11" table:style-name="ce1">
            <text:p>11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87.7091941372727" table:style-name="ce1">
            <text:p>87.7091941372727</text:p>
          </table:table-cell>
          <table:table-cell office:value-type="float" office:value="84.50921879" table:style-name="ce1">
            <text:p>84.50921879</text:p>
          </table:table-cell>
          <table:table-cell office:value-type="float" office:value="35.4947813338563" table:style-name="ce1">
            <text:p>35.4947813338563</text:p>
          </table:table-cell>
          <table:table-cell office:value-type="float" office:value="11" table:style-name="ce1">
            <text:p>1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01641565980909" table:style-name="ce1">
            <text:p>2.0164156598090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1.88419928732611" table:style-name="ce1">
            <text:p>1.88419928732611</text:p>
          </table:table-cell>
          <table:table-cell office:value-type="float" office:value="11" table:style-name="ce1">
            <text:p>11</text:p>
          </table:table-cell>
          <table:table-cell office:value-type="float" office:value="0.1800869991" table:style-name="ce1">
            <text:p>0.1800869991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302045491663636" table:style-name="ce1">
            <text:p>0.302045491663636</text:p>
          </table:table-cell>
          <table:table-cell office:value-type="float" office:value="0.3189682653" table:style-name="ce1">
            <text:p>0.3189682653</text:p>
          </table:table-cell>
          <table:table-cell office:value-type="float" office:value="0.0967625706153194" table:style-name="ce1">
            <text:p>0.0967625706153194</text:p>
          </table:table-cell>
          <table:table-cell office:value-type="float" office:value="11" table:style-name="ce1">
            <text:p>11</text:p>
          </table:table-cell>
          <table:table-cell office:value-type="float" office:value="1.506410226" table:style-name="ce1">
            <text:p>1.506410226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3.873747422" table:style-name="ce1">
            <text:p>3.873747422</text:p>
          </table:table-cell>
          <table:table-cell office:value-type="float" office:value="4.076041849" table:style-name="ce1">
            <text:p>4.076041849</text:p>
          </table:table-cell>
          <table:table-cell office:value-type="float" office:value="1.9332118426583" table:style-name="ce1">
            <text:p>1.9332118426583</text:p>
          </table:table-cell>
          <table:table-cell office:value-type="float" office:value="11" table:style-name="ce1">
            <text:p>11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29390916914545" table:style-name="ce1">
            <text:p>0.129390916914545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0.117897560365886" table:style-name="ce1">
            <text:p>0.117897560365886</text:p>
          </table:table-cell>
          <table:table-cell office:value-type="float" office:value="11" table:style-name="ce1">
            <text:p>11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3.34185445609091" table:style-name="ce1">
            <text:p>3.34185445609091</text:p>
          </table:table-cell>
          <table:table-cell office:value-type="float" office:value="2.310896773" table:style-name="ce1">
            <text:p>2.310896773</text:p>
          </table:table-cell>
          <table:table-cell office:value-type="float" office:value="2.97562720316482" table:style-name="ce1">
            <text:p>2.97562720316482</text:p>
          </table:table-cell>
          <table:table-cell office:value-type="float" office:value="11" table:style-name="ce1">
            <text:p>11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29390916914545" table:style-name="ce1">
            <text:p>0.129390916914545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0.117897560365886" table:style-name="ce1">
            <text:p>0.117897560365886</text:p>
          </table:table-cell>
          <table:table-cell office:value-type="float" office:value="11" table:style-name="ce1">
            <text:p>11</text:p>
          </table:table-cell>
          <table:table-cell office:value-type="float" office:value="0.8488532327" table:style-name="ce1">
            <text:p>0.8488532327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2.20868110262727" table:style-name="ce1">
            <text:p>2.20868110262727</text:p>
          </table:table-cell>
          <table:table-cell office:value-type="float" office:value="1.697688377" table:style-name="ce1">
            <text:p>1.697688377</text:p>
          </table:table-cell>
          <table:table-cell office:value-type="float" office:value="1.76569962844763" table:style-name="ce1">
            <text:p>1.76569962844763</text:p>
          </table:table-cell>
          <table:table-cell office:value-type="float" office:value="11" table:style-name="ce1">
            <text:p>11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3.03860071554545" table:style-name="ce1">
            <text:p>3.03860071554545</text:p>
          </table:table-cell>
          <table:table-cell office:value-type="float" office:value="2.030568623" table:style-name="ce1">
            <text:p>2.030568623</text:p>
          </table:table-cell>
          <table:table-cell office:value-type="float" office:value="2.79052973689772" table:style-name="ce1">
            <text:p>2.79052973689772</text:p>
          </table:table-cell>
          <table:table-cell office:value-type="float" office:value="11" table:style-name="ce1">
            <text:p>11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303253740544545" table:style-name="ce1">
            <text:p>0.303253740544545</text:p>
          </table:table-cell>
          <table:table-cell office:value-type="float" office:value="0.2785317381" table:style-name="ce1">
            <text:p>0.2785317381</text:p>
          </table:table-cell>
          <table:table-cell office:value-type="float" office:value="0.192990217433211" table:style-name="ce1">
            <text:p>0.192990217433211</text:p>
          </table:table-cell>
          <table:table-cell office:value-type="float" office:value="11" table:style-name="ce1">
            <text:p>11</text:p>
          </table:table-cell>
          <table:table-cell office:value-type="float" office:value="2.019722" table:style-name="ce1">
            <text:p>2.019722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13.4090856136364" table:style-name="ce1">
            <text:p>13.4090856136364</text:p>
          </table:table-cell>
          <table:table-cell office:value-type="float" office:value="6.040704" table:style-name="ce1">
            <text:p>6.040704</text:p>
          </table:table-cell>
          <table:table-cell office:value-type="float" office:value="16.0423686872346" table:style-name="ce1">
            <text:p>16.0423686872346</text:p>
          </table:table-cell>
          <table:table-cell office:value-type="float" office:value="11" table:style-name="ce1">
            <text:p>11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4.64933591220909" table:style-name="ce1">
            <text:p>4.64933591220909</text:p>
          </table:table-cell>
          <table:table-cell office:value-type="float" office:value="1.45778024" table:style-name="ce1">
            <text:p>1.45778024</text:p>
          </table:table-cell>
          <table:table-cell office:value-type="float" office:value="6.33554815404956" table:style-name="ce1">
            <text:p>6.33554815404956</text:p>
          </table:table-cell>
          <table:table-cell office:value-type="float" office:value="11" table:style-name="ce1">
            <text:p>11</text:p>
          </table:table-cell>
          <table:table-cell office:value-type="float" office:value="1348.031432" table:style-name="ce1">
            <text:p>1348.031432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2130.97000754545" table:style-name="ce1">
            <text:p>2130.97000754545</text:p>
          </table:table-cell>
          <table:table-cell office:value-type="float" office:value="2310.602398" table:style-name="ce1">
            <text:p>2310.602398</text:p>
          </table:table-cell>
          <table:table-cell office:value-type="float" office:value="586.129769833708" table:style-name="ce1">
            <text:p>586.129769833708</text:p>
          </table:table-cell>
          <table:table-cell office:value-type="float" office:value="11" table:style-name="ce1">
            <text:p>11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42.9593855" table:style-name="ce1">
            <text:p>142.9593855</text:p>
          </table:table-cell>
          <table:table-cell office:value-type="float" office:value="74.7579388481241" table:style-name="ce1">
            <text:p>74.7579388481241</text:p>
          </table:table-cell>
          <table:table-cell office:value-type="float" office:value="89.9781567" table:style-name="ce1">
            <text:p>89.9781567</text:p>
          </table:table-cell>
          <table:table-cell office:value-type="float" office:value="50.0254510166761" table:style-name="ce1">
            <text:p>50.0254510166761</text:p>
          </table:table-cell>
          <table:table-cell office:value-type="float" office:value="11" table:style-name="ce1">
            <text:p>11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68.2271192452418" table:style-name="ce1">
            <text:p>68.2271192452418</text:p>
          </table:table-cell>
          <table:table-cell office:value-type="float" office:value="65.96204144" table:style-name="ce1">
            <text:p>65.96204144</text:p>
          </table:table-cell>
          <table:table-cell office:value-type="float" office:value="39.0446491719479" table:style-name="ce1">
            <text:p>39.0446491719479</text:p>
          </table:table-cell>
          <table:table-cell office:value-type="float" office:value="11" table:style-name="ce1">
            <text:p>11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68.7685079563918" table:style-name="ce1">
            <text:p>68.7685079563918</text:p>
          </table:table-cell>
          <table:table-cell office:value-type="float" office:value="65.96010223" table:style-name="ce1">
            <text:p>65.96010223</text:p>
          </table:table-cell>
          <table:table-cell office:value-type="float" office:value="46.3938820513134" table:style-name="ce1">
            <text:p>46.3938820513134</text:p>
          </table:table-cell>
          <table:table-cell office:value-type="float" office:value="11" table:style-name="ce1">
            <text:p>11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46.8615567718182" table:style-name="ce1">
            <text:p>46.8615567718182</text:p>
          </table:table-cell>
          <table:table-cell office:value-type="float" office:value="44.55621861" table:style-name="ce1">
            <text:p>44.55621861</text:p>
          </table:table-cell>
          <table:table-cell office:value-type="float" office:value="18.8187991815547" table:style-name="ce1">
            <text:p>18.8187991815547</text:p>
          </table:table-cell>
          <table:table-cell office:value-type="float" office:value="11" table:style-name="ce1">
            <text:p>11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0265211932554545" table:style-name="ce1">
            <text:p>0.00265211932554545</text:p>
          </table:table-cell>
          <table:table-cell office:value-type="float" office:value="0.002972181084" table:style-name="ce1">
            <text:p>0.002972181084</text:p>
          </table:table-cell>
          <table:table-cell office:value-type="float" office:value="0.00100943705547908" table:style-name="ce1">
            <text:p>0.00100943705547908</text:p>
          </table:table-cell>
          <table:table-cell office:value-type="float" office:value="11" table:style-name="ce1">
            <text:p>11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72048294172727" table:style-name="ce1">
            <text:p>0.0172048294172727</text:p>
          </table:table-cell>
          <table:table-cell office:value-type="float" office:value="0.01703286998" table:style-name="ce1">
            <text:p>0.01703286998</text:p>
          </table:table-cell>
          <table:table-cell office:value-type="float" office:value="0.000738061357758657" table:style-name="ce1">
            <text:p>0.000738061357758657</text:p>
          </table:table-cell>
          <table:table-cell office:value-type="float" office:value="11" table:style-name="ce1">
            <text:p>11</text:p>
          </table:table-cell>
          <table:table-cell office:value-type="float" office:value="1.571817885" table:style-name="ce1">
            <text:p>1.571817885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7.53480862290909" table:style-name="ce1">
            <text:p>7.53480862290909</text:p>
          </table:table-cell>
          <table:table-cell office:value-type="float" office:value="8.335484853" table:style-name="ce1">
            <text:p>8.335484853</text:p>
          </table:table-cell>
          <table:table-cell office:value-type="float" office:value="4.8504469834085" table:style-name="ce1">
            <text:p>4.8504469834085</text:p>
          </table:table-cell>
          <table:table-cell office:value-type="float" office:value="11" table:style-name="ce1">
            <text:p>11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16.749695696" table:style-name="ce1">
            <text:p>16.749695696</text:p>
          </table:table-cell>
          <table:table-cell office:value-type="float" office:value="13.78310215" table:style-name="ce1">
            <text:p>13.78310215</text:p>
          </table:table-cell>
          <table:table-cell office:value-type="float" office:value="13.2596041760696" table:style-name="ce1">
            <text:p>13.2596041760696</text:p>
          </table:table-cell>
          <table:table-cell office:value-type="float" office:value="11" table:style-name="ce1">
            <text:p>11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410861903490909" table:style-name="ce1">
            <text:p>0.410861903490909</text:p>
          </table:table-cell>
          <table:table-cell office:value-type="float" office:value="0.2532320018" table:style-name="ce1">
            <text:p>0.2532320018</text:p>
          </table:table-cell>
          <table:table-cell office:value-type="float" office:value="0.325715220744413" table:style-name="ce1">
            <text:p>0.325715220744413</text:p>
          </table:table-cell>
          <table:table-cell office:value-type="float" office:value="11" table:style-name="ce1">
            <text:p>11</text:p>
          </table:table-cell>
          <table:table-cell office:value-type="float" office:value="0.280858762" table:style-name="ce1">
            <text:p>0.280858762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0.794064326354545" table:style-name="ce1">
            <text:p>0.794064326354545</text:p>
          </table:table-cell>
          <table:table-cell office:value-type="float" office:value="0.5590353567" table:style-name="ce1">
            <text:p>0.5590353567</text:p>
          </table:table-cell>
          <table:table-cell office:value-type="float" office:value="0.542596085965429" table:style-name="ce1">
            <text:p>0.54259608596542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≥20%</text:p>
          </table:table-cell>
          <table:table-cell office:value-type="float" office:value="2" table:style-name="ce1">
            <text:p>2</text:p>
          </table:table-cell>
          <table:table-cell office:value-type="float" office:value="33.24348001" table:style-name="ce1">
            <text:p>33.24348001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1.12089910758599" table:style-name="ce1">
            <text:p>1.12089910758599</text:p>
          </table:table-cell>
          <table:table-cell office:value-type="float" office:value="2" table:style-name="ce1">
            <text:p>2</text:p>
          </table:table-cell>
          <table:table-cell office:value-type="float" office:value="4.201849853" table:style-name="ce1">
            <text:p>4.201849853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0.00560669987260988" table:style-name="ce1">
            <text:p>0.00560669987260988</text:p>
          </table:table-cell>
          <table:table-cell office:value-type="float" office:value="2" table:style-name="ce1">
            <text:p>2</text:p>
          </table:table-cell>
          <table:table-cell office:value-type="float" office:value="-0.1032071684" table:style-name="ce1">
            <text:p>-0.1032071684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0.0180783955763359" table:style-name="ce1">
            <text:p>0.0180783955763359</text:p>
          </table:table-cell>
          <table:table-cell office:value-type="float" office:value="2" table:style-name="ce1">
            <text:p>2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2.225189651" table:style-name="ce1">
            <text:p>2.225189651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0.0118722740657542" table:style-name="ce1">
            <text:p>0.0118722740657542</text:p>
          </table:table-cell>
          <table:table-cell office:value-type="float" office:value="2" table:style-name="ce1">
            <text:p>2</text:p>
          </table:table-cell>
          <table:table-cell office:value-type="float" office:value="11.46542" table:style-name="ce1">
            <text:p>11.46542</text:p>
          </table:table-cell>
          <table:table-cell office:value-type="float" office:value="13.00095" table:style-name="ce1">
            <text:p>13.0009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.08578367571538" table:style-name="ce1">
            <text:p>1.08578367571538</text:p>
          </table:table-cell>
          <table:table-cell office:value-type="float" office:value="2" table:style-name="ce1">
            <text:p>2</text:p>
          </table:table-cell>
          <table:table-cell office:value-type="float" office:value="10.18307" table:style-name="ce1">
            <text:p>10.18307</text:p>
          </table:table-cell>
          <table:table-cell office:value-type="float" office:value="10.26848" table:style-name="ce1">
            <text:p>10.26848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0.0603939901811427" table:style-name="ce1">
            <text:p>0.0603939901811427</text:p>
          </table:table-cell>
          <table:table-cell office:value-type="float" office:value="2" table:style-name="ce1">
            <text:p>2</text:p>
          </table:table-cell>
          <table:table-cell office:value-type="float" office:value="21.7339" table:style-name="ce1">
            <text:p>21.7339</text:p>
          </table:table-cell>
          <table:table-cell office:value-type="float" office:value="23.18402" table:style-name="ce1">
            <text:p>23.18402</text:p>
          </table:table-cell>
          <table:table-cell office:value-type="float" office:value="22.45896" table:style-name="ce1">
            <text:p>22.45896</text:p>
          </table:table-cell>
          <table:table-cell office:value-type="float" office:value="22.45896" table:style-name="ce1">
            <text:p>22.45896</text:p>
          </table:table-cell>
          <table:table-cell office:value-type="float" office:value="1.02538968553424" table:style-name="ce1">
            <text:p>1.02538968553424</text:p>
          </table:table-cell>
          <table:table-cell office:value-type="float" office:value="2" table:style-name="ce1">
            <text:p>2</text:p>
          </table:table-cell>
          <table:table-cell office:value-type="float" office:value="3.538073793" table:style-name="ce1">
            <text:p>3.538073793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0.00132570147103793" table:style-name="ce1">
            <text:p>0.00132570147103793</text:p>
          </table:table-cell>
          <table:table-cell office:value-type="float" office:value="2" table:style-name="ce1">
            <text:p>2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0.1498844558" table:style-name="ce1">
            <text:p>0.1498844558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0418390901942079" table:style-name="ce1">
            <text:p>0.0418390901942079</text:p>
          </table:table-cell>
          <table:table-cell office:value-type="float" office:value="2" table:style-name="ce1">
            <text:p>2</text:p>
          </table:table-cell>
          <table:table-cell office:value-type="float" office:value="5.23594681" table:style-name="ce1">
            <text:p>5.23594681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0.0809114670120897" table:style-name="ce1">
            <text:p>0.0809114670120897</text:p>
          </table:table-cell>
          <table:table-cell office:value-type="float" office:value="2" table:style-name="ce1">
            <text:p>2</text:p>
          </table:table-cell>
          <table:table-cell office:value-type="float" office:value="8.117612164" table:style-name="ce1">
            <text:p>8.117612164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0.0257388141144105" table:style-name="ce1">
            <text:p>0.0257388141144105</text:p>
          </table:table-cell>
          <table:table-cell office:value-type="float" office:value="2" table:style-name="ce1">
            <text:p>2</text:p>
          </table:table-cell>
          <table:table-cell office:value-type="float" office:value="83.63834096" table:style-name="ce1">
            <text:p>83.63834096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7.35432666375189" table:style-name="ce1">
            <text:p>7.3543266637518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2" table:style-name="ce1">
            <text:p>2</text:p>
          </table:table-cell>
          <table:table-cell office:value-type="float" office:value="125.7431022" table:style-name="ce1">
            <text:p>125.7431022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0.00275566583696436" table:style-name="ce1">
            <text:p>0.00275566583696436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0108940317148051" table:style-name="ce1">
            <text:p>0.0108940317148051</text:p>
          </table:table-cell>
          <table:table-cell office:value-type="float" office:value="2" table:style-name="ce1">
            <text:p>2</text:p>
          </table:table-cell>
          <table:table-cell office:value-type="float" office:value="3.266023756" table:style-name="ce1">
            <text:p>3.266023756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0.271192107192379" table:style-name="ce1">
            <text:p>0.271192107192379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5.390374804" table:style-name="ce1">
            <text:p>5.390374804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0.0690944519270711" table:style-name="ce1">
            <text:p>0.0690944519270711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4.426539155" table:style-name="ce1">
            <text:p>4.426539155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0.0149941780818569" table:style-name="ce1">
            <text:p>0.0149941780818569</text:p>
          </table:table-cell>
          <table:table-cell office:value-type="float" office:value="2" table:style-name="ce1">
            <text:p>2</text:p>
          </table:table-cell>
          <table:table-cell office:value-type="float" office:value="5.023585875" table:style-name="ce1">
            <text:p>5.023585875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0.0690949179104402" table:style-name="ce1">
            <text:p>0.0690949179104402</text:p>
          </table:table-cell>
          <table:table-cell office:value-type="float" office:value="2" table:style-name="ce1">
            <text:p>2</text:p>
          </table:table-cell>
          <table:table-cell office:value-type="float" office:value="0.36678827" table:style-name="ce1">
            <text:p>0.36678827</text:p>
          </table:table-cell>
          <table:table-cell office:value-type="float" office:value="0.3667889294" table:style-name="ce1">
            <text:p>0.3667889294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4.66266211508427e-07" table:style-name="ce1">
            <text:p>4.66266211508427e-07</text:p>
          </table:table-cell>
          <table:table-cell office:value-type="float" office:value="2" table:style-name="ce1">
            <text:p>2</text:p>
          </table:table-cell>
          <table:table-cell office:value-type="float" office:value="24.42575" table:style-name="ce1">
            <text:p>24.42575</text:p>
          </table:table-cell>
          <table:table-cell office:value-type="float" office:value="26.23887" table:style-name="ce1">
            <text:p>26.23887</text:p>
          </table:table-cell>
          <table:table-cell office:value-type="float" office:value="25.33231" table:style-name="ce1">
            <text:p>25.33231</text:p>
          </table:table-cell>
          <table:table-cell office:value-type="float" office:value="25.33231" table:style-name="ce1">
            <text:p>25.33231</text:p>
          </table:table-cell>
          <table:table-cell office:value-type="float" office:value="1.28206944710495" table:style-name="ce1">
            <text:p>1.28206944710495</text:p>
          </table:table-cell>
          <table:table-cell office:value-type="float" office:value="2" table:style-name="ce1">
            <text:p>2</text:p>
          </table:table-cell>
          <table:table-cell office:value-type="float" office:value="10.61629196" table:style-name="ce1">
            <text:p>10.61629196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0.99414161156877" table:style-name="ce1">
            <text:p>0.99414161156877</text:p>
          </table:table-cell>
          <table:table-cell office:value-type="float" office:value="2" table:style-name="ce1">
            <text:p>2</text:p>
          </table:table-cell>
          <table:table-cell office:value-type="float" office:value="1986.460285" table:style-name="ce1">
            <text:p>1986.460285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59.119903262491" table:style-name="ce1">
            <text:p>59.119903262491</text:p>
          </table:table-cell>
          <table:table-cell office:value-type="float" office:value="2" table:style-name="ce1">
            <text:p>2</text:p>
          </table:table-cell>
          <table:table-cell office:value-type="float" office:value="89.9843708" table:style-name="ce1">
            <text:p>89.9843708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0.0202711816395686" table:style-name="ce1">
            <text:p>0.0202711816395686</text:p>
          </table:table-cell>
          <table:table-cell office:value-type="float" office:value="2" table:style-name="ce1">
            <text:p>2</text:p>
          </table:table-cell>
          <table:table-cell office:value-type="float" office:value="123.4806008" table:style-name="ce1">
            <text:p>123.4806008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.8100468837447" table:style-name="ce1">
            <text:p>13.8100468837447</text:p>
          </table:table-cell>
          <table:table-cell office:value-type="float" office:value="2" table:style-name="ce1">
            <text:p>2</text:p>
          </table:table-cell>
          <table:table-cell office:value-type="float" office:value="142.9952467" table:style-name="ce1">
            <text:p>142.9952467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26.1644717491672" table:style-name="ce1">
            <text:p>26.1644717491672</text:p>
          </table:table-cell>
          <table:table-cell office:value-type="float" office:value="2" table:style-name="ce1">
            <text:p>2</text:p>
          </table:table-cell>
          <table:table-cell office:value-type="float" office:value="49.82441469" table:style-name="ce1">
            <text:p>49.82441469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7.80492060299449" table:style-name="ce1">
            <text:p>7.80492060299449</text:p>
          </table:table-cell>
          <table:table-cell office:value-type="float" office:value="2" table:style-name="ce1">
            <text:p>2</text:p>
          </table:table-cell>
          <table:table-cell office:value-type="float" office:value="0.002742301119" table:style-name="ce1">
            <text:p>0.002742301119</text:p>
          </table:table-cell>
          <table:table-cell office:value-type="float" office:value="0.003054195374" table:style-name="ce1">
            <text:p>0.003054195374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0220542542723626" table:style-name="ce1">
            <text:p>0.000220542542723626</text:p>
          </table:table-cell>
          <table:table-cell office:value-type="float" office:value="2" table:style-name="ce1">
            <text:p>2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0.01776672773" table:style-name="ce1">
            <text:p>0.01776672773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00474055537181402" table:style-name="ce1">
            <text:p>0.000474055537181402</text:p>
          </table:table-cell>
          <table:table-cell office:value-type="float" office:value="2" table:style-name="ce1">
            <text:p>2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8.21604836" table:style-name="ce1">
            <text:p>8.21604836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0.898005932618088" table:style-name="ce1">
            <text:p>0.898005932618088</text:p>
          </table:table-cell>
          <table:table-cell office:value-type="float" office:value="2" table:style-name="ce1">
            <text:p>2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0.766655265404649" table:style-name="ce1">
            <text:p>0.766655265404649</text:p>
          </table:table-cell>
          <table:table-cell office:value-type="float" office:value="2" table:style-name="ce1">
            <text:p>2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1515935683" table:style-name="ce1">
            <text:p>0.151593568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000288585833751424" table:style-name="ce1">
            <text:p>0.000288585833751424</text:p>
          </table:table-cell>
          <table:table-cell office:value-type="float" office:value="2" table:style-name="ce1">
            <text:p>2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0.2549091681" table:style-name="ce1">
            <text:p>0.2549091681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00610812612029039" table:style-name="ce1">
            <text:p>0.00610812612029039</text:p>
          </table:table-cell>
        </table:table-row>
      </table:table>
      <table:table table:name="Specimen_Tooth" table:style-name="ta1">
        <table:table-column table:style-name="co1" table:number-columns-repeated="218" table:default-cell-style-name="ce1"/>
        <table:table-row table:style-name="ro1">
          <table:table-cell office:value-type="string" table:style-name="ce1">
            <text:p>Specime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float" office:value="3.029439204" table:style-name="ce1">
            <text:p>3.029439204</text:p>
          </table:table-cell>
          <table:table-cell office:value-type="float" office:value="23.24979894" table:style-name="ce1">
            <text:p>23.24979894</text:p>
          </table:table-cell>
          <table:table-cell office:value-type="float" office:value="13.1157828971111" table:style-name="ce1">
            <text:p>13.1157828971111</text:p>
          </table:table-cell>
          <table:table-cell office:value-type="float" office:value="12.990363625" table:style-name="ce1">
            <text:p>12.990363625</text:p>
          </table:table-cell>
          <table:table-cell office:value-type="float" office:value="6.38095558004692" table:style-name="ce1">
            <text:p>6.38095558004692</text:p>
          </table:table-cell>
          <table:table-cell office:value-type="float" office:value="18" table:style-name="ce1">
            <text:p>18</text:p>
          </table:table-cell>
          <table:table-cell office:value-type="float" office:value="1.159639001" table:style-name="ce1">
            <text:p>1.159639001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4.06364252166667" table:style-name="ce1">
            <text:p>4.06364252166667</text:p>
          </table:table-cell>
          <table:table-cell office:value-type="float" office:value="3.1981443305" table:style-name="ce1">
            <text:p>3.1981443305</text:p>
          </table:table-cell>
          <table:table-cell office:value-type="float" office:value="2.74341241610032" table:style-name="ce1">
            <text:p>2.74341241610032</text:p>
          </table:table-cell>
          <table:table-cell office:value-type="float" office:value="18" table:style-name="ce1">
            <text:p>18</text:p>
          </table:table-cell>
          <table:table-cell office:value-type="float" office:value="-0.722214999" table:style-name="ce1">
            <text:p>-0.722214999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0.695092090043889" table:style-name="ce1">
            <text:p>0.695092090043889</text:p>
          </table:table-cell>
          <table:table-cell office:value-type="float" office:value="0.444856231225" table:style-name="ce1">
            <text:p>0.444856231225</text:p>
          </table:table-cell>
          <table:table-cell office:value-type="float" office:value="1.24928153164048" table:style-name="ce1">
            <text:p>1.24928153164048</text:p>
          </table:table-cell>
          <table:table-cell office:value-type="float" office:value="18" table:style-name="ce1">
            <text:p>18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6.88628105188889" table:style-name="ce1">
            <text:p>6.88628105188889</text:p>
          </table:table-cell>
          <table:table-cell office:value-type="float" office:value="3.7500468135" table:style-name="ce1">
            <text:p>3.7500468135</text:p>
          </table:table-cell>
          <table:table-cell office:value-type="float" office:value="6.51007661688926" table:style-name="ce1">
            <text:p>6.51007661688926</text:p>
          </table:table-cell>
          <table:table-cell office:value-type="float" office:value="18" table:style-name="ce1">
            <text:p>18</text:p>
          </table:table-cell>
          <table:table-cell office:value-type="float" office:value="2.691938" table:style-name="ce1">
            <text:p>2.691938</text:p>
          </table:table-cell>
          <table:table-cell office:value-type="float" office:value="22.04176" table:style-name="ce1">
            <text:p>22.04176</text:p>
          </table:table-cell>
          <table:table-cell office:value-type="float" office:value="13.3670722222222" table:style-name="ce1">
            <text:p>13.3670722222222</text:p>
          </table:table-cell>
          <table:table-cell office:value-type="float" office:value="14.589953" table:style-name="ce1">
            <text:p>14.589953</text:p>
          </table:table-cell>
          <table:table-cell office:value-type="float" office:value="6.47184804671426" table:style-name="ce1">
            <text:p>6.47184804671426</text:p>
          </table:table-cell>
          <table:table-cell office:value-type="float" office:value="18" table:style-name="ce1">
            <text:p>18</text:p>
          </table:table-cell>
          <table:table-cell office:value-type="float" office:value="3.171959" table:style-name="ce1">
            <text:p>3.171959</text:p>
          </table:table-cell>
          <table:table-cell office:value-type="float" office:value="33.6139" table:style-name="ce1">
            <text:p>33.6139</text:p>
          </table:table-cell>
          <table:table-cell office:value-type="float" office:value="12.6730273333333" table:style-name="ce1">
            <text:p>12.6730273333333</text:p>
          </table:table-cell>
          <table:table-cell office:value-type="float" office:value="8.5188405" table:style-name="ce1">
            <text:p>8.5188405</text:p>
          </table:table-cell>
          <table:table-cell office:value-type="float" office:value="11.1413724520678" table:style-name="ce1">
            <text:p>11.1413724520678</text:p>
          </table:table-cell>
          <table:table-cell office:value-type="float" office:value="18" table:style-name="ce1">
            <text:p>18</text:p>
          </table:table-cell>
          <table:table-cell office:value-type="float" office:value="5.863897" table:style-name="ce1">
            <text:p>5.863897</text:p>
          </table:table-cell>
          <table:table-cell office:value-type="float" office:value="51.03114" table:style-name="ce1">
            <text:p>51.03114</text:p>
          </table:table-cell>
          <table:table-cell office:value-type="float" office:value="26.0400995555556" table:style-name="ce1">
            <text:p>26.0400995555556</text:p>
          </table:table-cell>
          <table:table-cell office:value-type="float" office:value="23.488103" table:style-name="ce1">
            <text:p>23.488103</text:p>
          </table:table-cell>
          <table:table-cell office:value-type="float" office:value="16.0592353223091" table:style-name="ce1">
            <text:p>16.0592353223091</text:p>
          </table:table-cell>
          <table:table-cell office:value-type="float" office:value="18" table:style-name="ce1">
            <text:p>18</text:p>
          </table:table-cell>
          <table:table-cell office:value-type="float" office:value="0.9563751082" table:style-name="ce1">
            <text:p>0.9563751082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3.10744574438889" table:style-name="ce1">
            <text:p>3.10744574438889</text:p>
          </table:table-cell>
          <table:table-cell office:value-type="float" office:value="2.3298048745" table:style-name="ce1">
            <text:p>2.3298048745</text:p>
          </table:table-cell>
          <table:table-cell office:value-type="float" office:value="2.19232518323924" table:style-name="ce1">
            <text:p>2.19232518323924</text:p>
          </table:table-cell>
          <table:table-cell office:value-type="float" office:value="18" table:style-name="ce1">
            <text:p>18</text:p>
          </table:table-cell>
          <table:table-cell office:value-type="float" office:value="0.178916662" table:style-name="ce1">
            <text:p>0.178916662</text:p>
          </table:table-cell>
          <table:table-cell office:value-type="float" office:value="5.865499589" table:style-name="ce1">
            <text:p>5.865499589</text:p>
          </table:table-cell>
          <table:table-cell office:value-type="float" office:value="1.09971947450556" table:style-name="ce1">
            <text:p>1.09971947450556</text:p>
          </table:table-cell>
          <table:table-cell office:value-type="float" office:value="0.2954351508" table:style-name="ce1">
            <text:p>0.2954351508</text:p>
          </table:table-cell>
          <table:table-cell office:value-type="float" office:value="1.90405256350289" table:style-name="ce1">
            <text:p>1.90405256350289</text:p>
          </table:table-cell>
          <table:table-cell office:value-type="float" office:value="18" table:style-name="ce1">
            <text:p>18</text:p>
          </table:table-cell>
          <table:table-cell office:value-type="float" office:value="1.299871441" table:style-name="ce1">
            <text:p>1.299871441</text:p>
          </table:table-cell>
          <table:table-cell office:value-type="float" office:value="11.44755672" table:style-name="ce1">
            <text:p>11.44755672</text:p>
          </table:table-cell>
          <table:table-cell office:value-type="float" office:value="5.13769534133333" table:style-name="ce1">
            <text:p>5.13769534133333</text:p>
          </table:table-cell>
          <table:table-cell office:value-type="float" office:value="3.4135231145" table:style-name="ce1">
            <text:p>3.4135231145</text:p>
          </table:table-cell>
          <table:table-cell office:value-type="float" office:value="4.22924405276019" table:style-name="ce1">
            <text:p>4.22924405276019</text:p>
          </table:table-cell>
          <table:table-cell office:value-type="float" office:value="18" table:style-name="ce1">
            <text:p>18</text:p>
          </table:table-cell>
          <table:table-cell office:value-type="float" office:value="2.478542335" table:style-name="ce1">
            <text:p>2.478542335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7.55516649327778" table:style-name="ce1">
            <text:p>7.55516649327778</text:p>
          </table:table-cell>
          <table:table-cell office:value-type="float" office:value="6.030491421" table:style-name="ce1">
            <text:p>6.030491421</text:p>
          </table:table-cell>
          <table:table-cell office:value-type="float" office:value="6.00199455658433" table:style-name="ce1">
            <text:p>6.00199455658433</text:p>
          </table:table-cell>
          <table:table-cell office:value-type="float" office:value="18" table:style-name="ce1">
            <text:p>18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52.1234013844444" table:style-name="ce1">
            <text:p>52.1234013844444</text:p>
          </table:table-cell>
          <table:table-cell office:value-type="float" office:value="43.401175445" table:style-name="ce1">
            <text:p>43.401175445</text:p>
          </table:table-cell>
          <table:table-cell office:value-type="float" office:value="37.9562691974548" table:style-name="ce1">
            <text:p>37.9562691974548</text:p>
          </table:table-cell>
          <table:table-cell office:value-type="float" office:value="12" table:style-name="ce1">
            <text:p>12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0.467216766841667" table:style-name="ce1">
            <text:p>0.467216766841667</text:p>
          </table:table-cell>
          <table:table-cell office:value-type="float" office:value="0.4692094249" table:style-name="ce1">
            <text:p>0.4692094249</text:p>
          </table:table-cell>
          <table:table-cell office:value-type="float" office:value="0.15977485308075" table:style-name="ce1">
            <text:p>0.15977485308075</text:p>
          </table:table-cell>
          <table:table-cell office:value-type="float" office:value="18" table:style-name="ce1">
            <text:p>18</text:p>
          </table:table-cell>
          <table:table-cell office:value-type="float" office:value="3.744904233" table:style-name="ce1">
            <text:p>3.744904233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77.8213117782222" table:style-name="ce1">
            <text:p>77.8213117782222</text:p>
          </table:table-cell>
          <table:table-cell office:value-type="float" office:value="71.620405365" table:style-name="ce1">
            <text:p>71.620405365</text:p>
          </table:table-cell>
          <table:table-cell office:value-type="float" office:value="53.3187205072528" table:style-name="ce1">
            <text:p>53.3187205072528</text:p>
          </table:table-cell>
          <table:table-cell office:value-type="float" office:value="18" table:style-name="ce1">
            <text:p>1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34263855751667" table:style-name="ce1">
            <text:p>2.34263855751667</text:p>
          </table:table-cell>
          <table:table-cell office:value-type="float" office:value="1.97655691785" table:style-name="ce1">
            <text:p>1.97655691785</text:p>
          </table:table-cell>
          <table:table-cell office:value-type="float" office:value="1.7735544834712" table:style-name="ce1">
            <text:p>1.7735544834712</text:p>
          </table:table-cell>
          <table:table-cell office:value-type="float" office:value="18" table:style-name="ce1">
            <text:p>18</text:p>
          </table:table-cell>
          <table:table-cell office:value-type="float" office:value="0.175793189" table:style-name="ce1">
            <text:p>0.175793189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303691725022222" table:style-name="ce1">
            <text:p>0.303691725022222</text:p>
          </table:table-cell>
          <table:table-cell office:value-type="float" office:value="0.30631791185" table:style-name="ce1">
            <text:p>0.30631791185</text:p>
          </table:table-cell>
          <table:table-cell office:value-type="float" office:value="0.0781825137667812" table:style-name="ce1">
            <text:p>0.0781825137667812</text:p>
          </table:table-cell>
          <table:table-cell office:value-type="float" office:value="18" table:style-name="ce1">
            <text:p>18</text:p>
          </table:table-cell>
          <table:table-cell office:value-type="float" office:value="1.461777572" table:style-name="ce1">
            <text:p>1.461777572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3.68463677066667" table:style-name="ce1">
            <text:p>3.68463677066667</text:p>
          </table:table-cell>
          <table:table-cell office:value-type="float" office:value="3.8226916825" table:style-name="ce1">
            <text:p>3.8226916825</text:p>
          </table:table-cell>
          <table:table-cell office:value-type="float" office:value="1.2151407299704" table:style-name="ce1">
            <text:p>1.2151407299704</text:p>
          </table:table-cell>
          <table:table-cell office:value-type="float" office:value="18" table:style-name="ce1">
            <text:p>18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0.225835670713889" table:style-name="ce1">
            <text:p>0.225835670713889</text:p>
          </table:table-cell>
          <table:table-cell office:value-type="float" office:value="0.22856317135" table:style-name="ce1">
            <text:p>0.22856317135</text:p>
          </table:table-cell>
          <table:table-cell office:value-type="float" office:value="0.114036825501783" table:style-name="ce1">
            <text:p>0.114036825501783</text:p>
          </table:table-cell>
          <table:table-cell office:value-type="float" office:value="18" table:style-name="ce1">
            <text:p>18</text:p>
          </table:table-cell>
          <table:table-cell office:value-type="float" office:value="1.465109427" table:style-name="ce1">
            <text:p>1.465109427</text:p>
          </table:table-cell>
          <table:table-cell office:value-type="float" office:value="11.86154823" table:style-name="ce1">
            <text:p>11.86154823</text:p>
          </table:table-cell>
          <table:table-cell office:value-type="float" office:value="5.36353088416667" table:style-name="ce1">
            <text:p>5.36353088416667</text:p>
          </table:table-cell>
          <table:table-cell office:value-type="float" office:value="3.651877442" table:style-name="ce1">
            <text:p>3.651877442</text:p>
          </table:table-cell>
          <table:table-cell office:value-type="float" office:value="4.31425574580572" table:style-name="ce1">
            <text:p>4.31425574580572</text:p>
          </table:table-cell>
          <table:table-cell office:value-type="float" office:value="18" table:style-name="ce1">
            <text:p>18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0.225835670713889" table:style-name="ce1">
            <text:p>0.225835670713889</text:p>
          </table:table-cell>
          <table:table-cell office:value-type="float" office:value="0.22856317135" table:style-name="ce1">
            <text:p>0.22856317135</text:p>
          </table:table-cell>
          <table:table-cell office:value-type="float" office:value="0.114036825501783" table:style-name="ce1">
            <text:p>0.114036825501783</text:p>
          </table:table-cell>
          <table:table-cell office:value-type="float" office:value="18" table:style-name="ce1">
            <text:p>18</text:p>
          </table:table-cell>
          <table:table-cell office:value-type="float" office:value="1.152959113" table:style-name="ce1">
            <text:p>1.152959113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3.295698795" table:style-name="ce1">
            <text:p>3.295698795</text:p>
          </table:table-cell>
          <table:table-cell office:value-type="float" office:value="2.5516657555" table:style-name="ce1">
            <text:p>2.5516657555</text:p>
          </table:table-cell>
          <table:table-cell office:value-type="float" office:value="2.24737929223226" table:style-name="ce1">
            <text:p>2.24737929223226</text:p>
          </table:table-cell>
          <table:table-cell office:value-type="float" office:value="18" table:style-name="ce1">
            <text:p>18</text:p>
          </table:table-cell>
          <table:table-cell office:value-type="float" office:value="1.318488887" table:style-name="ce1">
            <text:p>1.318488887</text:p>
          </table:table-cell>
          <table:table-cell office:value-type="float" office:value="11.36513687" table:style-name="ce1">
            <text:p>11.36513687</text:p>
          </table:table-cell>
          <table:table-cell office:value-type="float" office:value="4.9163534825" table:style-name="ce1">
            <text:p>4.9163534825</text:p>
          </table:table-cell>
          <table:table-cell office:value-type="float" office:value="3.316608161" table:style-name="ce1">
            <text:p>3.316608161</text:p>
          </table:table-cell>
          <table:table-cell office:value-type="float" office:value="4.03030072364867" table:style-name="ce1">
            <text:p>4.03030072364867</text:p>
          </table:table-cell>
          <table:table-cell office:value-type="float" office:value="18" table:style-name="ce1">
            <text:p>18</text:p>
          </table:table-cell>
          <table:table-cell office:value-type="float" office:value="0.1466205402" table:style-name="ce1">
            <text:p>0.1466205402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0.447177401344444" table:style-name="ce1">
            <text:p>0.447177401344444</text:p>
          </table:table-cell>
          <table:table-cell office:value-type="float" office:value="0.32999995435" table:style-name="ce1">
            <text:p>0.32999995435</text:p>
          </table:table-cell>
          <table:table-cell office:value-type="float" office:value="0.386669642466708" table:style-name="ce1">
            <text:p>0.386669642466708</text:p>
          </table:table-cell>
          <table:table-cell office:value-type="float" office:value="18" table:style-name="ce1">
            <text:p>18</text:p>
          </table:table-cell>
          <table:table-cell office:value-type="float" office:value="2.286745" table:style-name="ce1">
            <text:p>2.286745</text:p>
          </table:table-cell>
          <table:table-cell office:value-type="float" office:value="47.53151" table:style-name="ce1">
            <text:p>47.53151</text:p>
          </table:table-cell>
          <table:table-cell office:value-type="float" office:value="20.4823281215" table:style-name="ce1">
            <text:p>20.4823281215</text:p>
          </table:table-cell>
          <table:table-cell office:value-type="float" office:value="15.15039211" table:style-name="ce1">
            <text:p>15.15039211</text:p>
          </table:table-cell>
          <table:table-cell office:value-type="float" office:value="18.619502172744" table:style-name="ce1">
            <text:p>18.619502172744</text:p>
          </table:table-cell>
          <table:table-cell office:value-type="float" office:value="18" table:style-name="ce1">
            <text:p>18</text:p>
          </table:table-cell>
          <table:table-cell office:value-type="float" office:value="0.791866183" table:style-name="ce1">
            <text:p>0.791866183</text:p>
          </table:table-cell>
          <table:table-cell office:value-type="float" office:value="18.82234901" table:style-name="ce1">
            <text:p>18.82234901</text:p>
          </table:table-cell>
          <table:table-cell office:value-type="float" office:value="8.41017581651667" table:style-name="ce1">
            <text:p>8.41017581651667</text:p>
          </table:table-cell>
          <table:table-cell office:value-type="float" office:value="6.632384098" table:style-name="ce1">
            <text:p>6.632384098</text:p>
          </table:table-cell>
          <table:table-cell office:value-type="float" office:value="7.8674553466114" table:style-name="ce1">
            <text:p>7.8674553466114</text:p>
          </table:table-cell>
          <table:table-cell office:value-type="float" office:value="18" table:style-name="ce1">
            <text:p>18</text:p>
          </table:table-cell>
          <table:table-cell office:value-type="float" office:value="1318.768123" table:style-name="ce1">
            <text:p>1318.768123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1893.10442338889" table:style-name="ce1">
            <text:p>1893.10442338889</text:p>
          </table:table-cell>
          <table:table-cell office:value-type="float" office:value="1826.303916" table:style-name="ce1">
            <text:p>1826.303916</text:p>
          </table:table-cell>
          <table:table-cell office:value-type="float" office:value="495.00376272982" table:style-name="ce1">
            <text:p>495.00376272982</text:p>
          </table:table-cell>
          <table:table-cell office:value-type="float" office:value="18" table:style-name="ce1">
            <text:p>18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143.0151507" table:style-name="ce1">
            <text:p>143.0151507</text:p>
          </table:table-cell>
          <table:table-cell office:value-type="float" office:value="75.0044836016144" table:style-name="ce1">
            <text:p>75.0044836016144</text:p>
          </table:table-cell>
          <table:table-cell office:value-type="float" office:value="89.994969965" table:style-name="ce1">
            <text:p>89.994969965</text:p>
          </table:table-cell>
          <table:table-cell office:value-type="float" office:value="46.7145361993992" table:style-name="ce1">
            <text:p>46.7145361993992</text:p>
          </table:table-cell>
          <table:table-cell office:value-type="float" office:value="18" table:style-name="ce1">
            <text:p>18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57.4705821128503" table:style-name="ce1">
            <text:p>57.4705821128503</text:p>
          </table:table-cell>
          <table:table-cell office:value-type="float" office:value="37.024265675" table:style-name="ce1">
            <text:p>37.024265675</text:p>
          </table:table-cell>
          <table:table-cell office:value-type="float" office:value="43.2088361072898" table:style-name="ce1">
            <text:p>43.2088361072898</text:p>
          </table:table-cell>
          <table:table-cell office:value-type="float" office:value="18" table:style-name="ce1">
            <text:p>18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74.7306744616667" table:style-name="ce1">
            <text:p>74.7306744616667</text:p>
          </table:table-cell>
          <table:table-cell office:value-type="float" office:value="56.551941955" table:style-name="ce1">
            <text:p>56.551941955</text:p>
          </table:table-cell>
          <table:table-cell office:value-type="float" office:value="46.0404356379996" table:style-name="ce1">
            <text:p>46.0404356379996</text:p>
          </table:table-cell>
          <table:table-cell office:value-type="float" office:value="18" table:style-name="ce1">
            <text:p>18</text:p>
          </table:table-cell>
          <table:table-cell office:value-type="float" office:value="9.799016045" table:style-name="ce1">
            <text:p>9.799016045</text:p>
          </table:table-cell>
          <table:table-cell office:value-type="float" office:value="72.77926151" table:style-name="ce1">
            <text:p>72.77926151</text:p>
          </table:table-cell>
          <table:table-cell office:value-type="float" office:value="39.9118121158889" table:style-name="ce1">
            <text:p>39.9118121158889</text:p>
          </table:table-cell>
          <table:table-cell office:value-type="float" office:value="35.76431772" table:style-name="ce1">
            <text:p>35.76431772</text:p>
          </table:table-cell>
          <table:table-cell office:value-type="float" office:value="23.4045458203781" table:style-name="ce1">
            <text:p>23.4045458203781</text:p>
          </table:table-cell>
          <table:table-cell office:value-type="float" office:value="18" table:style-name="ce1">
            <text:p>18</text:p>
          </table:table-cell>
          <table:table-cell office:value-type="float" office:value="0.001128927582" table:style-name="ce1">
            <text:p>0.001128927582</text:p>
          </table:table-cell>
          <table:table-cell office:value-type="float" office:value="0.003465574812" table:style-name="ce1">
            <text:p>0.003465574812</text:p>
          </table:table-cell>
          <table:table-cell office:value-type="float" office:value="0.00235417993105556" table:style-name="ce1">
            <text:p>0.00235417993105556</text:p>
          </table:table-cell>
          <table:table-cell office:value-type="float" office:value="0.0024752714825" table:style-name="ce1">
            <text:p>0.0024752714825</text:p>
          </table:table-cell>
          <table:table-cell office:value-type="float" office:value="0.000836752150215095" table:style-name="ce1">
            <text:p>0.000836752150215095</text:p>
          </table:table-cell>
          <table:table-cell office:value-type="float" office:value="18" table:style-name="ce1">
            <text:p>18</text:p>
          </table:table-cell>
          <table:table-cell office:value-type="float" office:value="0.01632353201" table:style-name="ce1">
            <text:p>0.01632353201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0.0175117538355556" table:style-name="ce1">
            <text:p>0.0175117538355556</text:p>
          </table:table-cell>
          <table:table-cell office:value-type="float" office:value="0.017471582495" table:style-name="ce1">
            <text:p>0.017471582495</text:p>
          </table:table-cell>
          <table:table-cell office:value-type="float" office:value="0.000843745209200386" table:style-name="ce1">
            <text:p>0.000843745209200386</text:p>
          </table:table-cell>
          <table:table-cell office:value-type="float" office:value="18" table:style-name="ce1">
            <text:p>18</text:p>
          </table:table-cell>
          <table:table-cell office:value-type="float" office:value="1.787470208" table:style-name="ce1">
            <text:p>1.787470208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6.61113383816667" table:style-name="ce1">
            <text:p>6.61113383816667</text:p>
          </table:table-cell>
          <table:table-cell office:value-type="float" office:value="7.2740209" table:style-name="ce1">
            <text:p>7.2740209</text:p>
          </table:table-cell>
          <table:table-cell office:value-type="float" office:value="2.79849548220864" table:style-name="ce1">
            <text:p>2.79849548220864</text:p>
          </table:table-cell>
          <table:table-cell office:value-type="float" office:value="18" table:style-name="ce1">
            <text:p>18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26.4820150826111" table:style-name="ce1">
            <text:p>26.482015082611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23.7578724407899" table:style-name="ce1">
            <text:p>23.7578724407899</text:p>
          </table:table-cell>
          <table:table-cell office:value-type="float" office:value="18" table:style-name="ce1">
            <text:p>18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0.663646543661111" table:style-name="ce1">
            <text:p>0.663646543661111</text:p>
          </table:table-cell>
          <table:table-cell office:value-type="float" office:value="0.31947821845" table:style-name="ce1">
            <text:p>0.31947821845</text:p>
          </table:table-cell>
          <table:table-cell office:value-type="float" office:value="0.748078656152859" table:style-name="ce1">
            <text:p>0.748078656152859</text:p>
          </table:table-cell>
          <table:table-cell office:value-type="float" office:value="18" table:style-name="ce1">
            <text:p>18</text:p>
          </table:table-cell>
          <table:table-cell office:value-type="float" office:value="0.2400503472" table:style-name="ce1">
            <text:p>0.2400503472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1.29254977503889" table:style-name="ce1">
            <text:p>1.29254977503889</text:p>
          </table:table-cell>
          <table:table-cell office:value-type="float" office:value="0.50109898115" table:style-name="ce1">
            <text:p>0.50109898115</text:p>
          </table:table-cell>
          <table:table-cell office:value-type="float" office:value="1.58159187797567" table:style-name="ce1">
            <text:p>1.5815918779756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19.23928653" table:style-name="ce1">
            <text:p>19.23928653</text:p>
          </table:table-cell>
          <table:table-cell office:value-type="float" office:value="7.40706634566667" table:style-name="ce1">
            <text:p>7.40706634566667</text:p>
          </table:table-cell>
          <table:table-cell office:value-type="float" office:value="6.9871107555" table:style-name="ce1">
            <text:p>6.9871107555</text:p>
          </table:table-cell>
          <table:table-cell office:value-type="float" office:value="5.29033046341648" table:style-name="ce1">
            <text:p>5.29033046341648</text:p>
          </table:table-cell>
          <table:table-cell office:value-type="float" office:value="24" table:style-name="ce1">
            <text:p>24</text:p>
          </table:table-cell>
          <table:table-cell office:value-type="float" office:value="1.011471856" table:style-name="ce1">
            <text:p>1.011471856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3.640750517" table:style-name="ce1">
            <text:p>3.640750517</text:p>
          </table:table-cell>
          <table:table-cell office:value-type="float" office:value="3.40091678" table:style-name="ce1">
            <text:p>3.40091678</text:p>
          </table:table-cell>
          <table:table-cell office:value-type="float" office:value="2.06662672892127" table:style-name="ce1">
            <text:p>2.06662672892127</text:p>
          </table:table-cell>
          <table:table-cell office:value-type="float" office:value="24" table:style-name="ce1">
            <text:p>24</text:p>
          </table:table-cell>
          <table:table-cell office:value-type="float" office:value="-1.29346291" table:style-name="ce1">
            <text:p>-1.29346291</text:p>
          </table:table-cell>
          <table:table-cell office:value-type="float" office:value="0.2973527184" table:style-name="ce1">
            <text:p>0.2973527184</text:p>
          </table:table-cell>
          <table:table-cell office:value-type="float" office:value="-0.42789510200575" table:style-name="ce1">
            <text:p>-0.42789510200575</text:p>
          </table:table-cell>
          <table:table-cell office:value-type="float" office:value="-0.393355536" table:style-name="ce1">
            <text:p>-0.393355536</text:p>
          </table:table-cell>
          <table:table-cell office:value-type="float" office:value="0.513297119748164" table:style-name="ce1">
            <text:p>0.513297119748164</text:p>
          </table:table-cell>
          <table:table-cell office:value-type="float" office:value="24" table:style-name="ce1">
            <text:p>24</text:p>
          </table:table-cell>
          <table:table-cell office:value-type="float" office:value="2.674084083" table:style-name="ce1">
            <text:p>2.674084083</text:p>
          </table:table-cell>
          <table:table-cell office:value-type="float" office:value="6.595203356" table:style-name="ce1">
            <text:p>6.595203356</text:p>
          </table:table-cell>
          <table:table-cell office:value-type="float" office:value="3.55342873920833" table:style-name="ce1">
            <text:p>3.55342873920833</text:p>
          </table:table-cell>
          <table:table-cell office:value-type="float" office:value="3.0119306215" table:style-name="ce1">
            <text:p>3.0119306215</text:p>
          </table:table-cell>
          <table:table-cell office:value-type="float" office:value="1.06414471594074" table:style-name="ce1">
            <text:p>1.06414471594074</text:p>
          </table:table-cell>
          <table:table-cell office:value-type="float" office:value="24" table:style-name="ce1">
            <text:p>24</text:p>
          </table:table-cell>
          <table:table-cell office:value-type="float" office:value="2.517291" table:style-name="ce1">
            <text:p>2.517291</text:p>
          </table:table-cell>
          <table:table-cell office:value-type="float" office:value="17.07941" table:style-name="ce1">
            <text:p>17.07941</text:p>
          </table:table-cell>
          <table:table-cell office:value-type="float" office:value="9.08448716666667" table:style-name="ce1">
            <text:p>9.08448716666667</text:p>
          </table:table-cell>
          <table:table-cell office:value-type="float" office:value="9.540136" table:style-name="ce1">
            <text:p>9.540136</text:p>
          </table:table-cell>
          <table:table-cell office:value-type="float" office:value="5.06042249500096" table:style-name="ce1">
            <text:p>5.06042249500096</text:p>
          </table:table-cell>
          <table:table-cell office:value-type="float" office:value="24" table:style-name="ce1">
            <text:p>24</text:p>
          </table:table-cell>
          <table:table-cell office:value-type="float" office:value="3.407908" table:style-name="ce1">
            <text:p>3.407908</text:p>
          </table:table-cell>
          <table:table-cell office:value-type="float" office:value="23.19778" table:style-name="ce1">
            <text:p>23.19778</text:p>
          </table:table-cell>
          <table:table-cell office:value-type="float" office:value="12.3508847916667" table:style-name="ce1">
            <text:p>12.3508847916667</text:p>
          </table:table-cell>
          <table:table-cell office:value-type="float" office:value="11.4631895" table:style-name="ce1">
            <text:p>11.4631895</text:p>
          </table:table-cell>
          <table:table-cell office:value-type="float" office:value="6.5877402658596" table:style-name="ce1">
            <text:p>6.5877402658596</text:p>
          </table:table-cell>
          <table:table-cell office:value-type="float" office:value="24" table:style-name="ce1">
            <text:p>24</text:p>
          </table:table-cell>
          <table:table-cell office:value-type="float" office:value="5.9769" table:style-name="ce1">
            <text:p>5.9769</text:p>
          </table:table-cell>
          <table:table-cell office:value-type="float" office:value="35.77961" table:style-name="ce1">
            <text:p>35.77961</text:p>
          </table:table-cell>
          <table:table-cell office:value-type="float" office:value="21.4353719583333" table:style-name="ce1">
            <text:p>21.4353719583333</text:p>
          </table:table-cell>
          <table:table-cell office:value-type="float" office:value="21.0880885" table:style-name="ce1">
            <text:p>21.0880885</text:p>
          </table:table-cell>
          <table:table-cell office:value-type="float" office:value="11.1541714561145" table:style-name="ce1">
            <text:p>11.1541714561145</text:p>
          </table:table-cell>
          <table:table-cell office:value-type="float" office:value="24" table:style-name="ce1">
            <text:p>24</text:p>
          </table:table-cell>
          <table:table-cell office:value-type="float" office:value="0.8198351573" table:style-name="ce1">
            <text:p>0.8198351573</text:p>
          </table:table-cell>
          <table:table-cell office:value-type="float" office:value="5.052227876" table:style-name="ce1">
            <text:p>5.052227876</text:p>
          </table:table-cell>
          <table:table-cell office:value-type="float" office:value="2.86801179327083" table:style-name="ce1">
            <text:p>2.86801179327083</text:p>
          </table:table-cell>
          <table:table-cell office:value-type="float" office:value="2.682296844" table:style-name="ce1">
            <text:p>2.682296844</text:p>
          </table:table-cell>
          <table:table-cell office:value-type="float" office:value="1.63842555321054" table:style-name="ce1">
            <text:p>1.63842555321054</text:p>
          </table:table-cell>
          <table:table-cell office:value-type="float" office:value="24" table:style-name="ce1">
            <text:p>24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1.86151780716875" table:style-name="ce1">
            <text:p>1.86151780716875</text:p>
          </table:table-cell>
          <table:table-cell office:value-type="float" office:value="0.42342905045" table:style-name="ce1">
            <text:p>0.42342905045</text:p>
          </table:table-cell>
          <table:table-cell office:value-type="float" office:value="2.78832549285625" table:style-name="ce1">
            <text:p>2.78832549285625</text:p>
          </table:table-cell>
          <table:table-cell office:value-type="float" office:value="24" table:style-name="ce1">
            <text:p>24</text:p>
          </table:table-cell>
          <table:table-cell office:value-type="float" office:value="1.402521684" table:style-name="ce1">
            <text:p>1.402521684</text:p>
          </table:table-cell>
          <table:table-cell office:value-type="float" office:value="8.280492384" table:style-name="ce1">
            <text:p>8.280492384</text:p>
          </table:table-cell>
          <table:table-cell office:value-type="float" office:value="4.51003346870833" table:style-name="ce1">
            <text:p>4.51003346870833</text:p>
          </table:table-cell>
          <table:table-cell office:value-type="float" office:value="4.6808822715" table:style-name="ce1">
            <text:p>4.6808822715</text:p>
          </table:table-cell>
          <table:table-cell office:value-type="float" office:value="2.50876276889282" table:style-name="ce1">
            <text:p>2.50876276889282</text:p>
          </table:table-cell>
          <table:table-cell office:value-type="float" office:value="24" table:style-name="ce1">
            <text:p>24</text:p>
          </table:table-cell>
          <table:table-cell office:value-type="float" office:value="1.751259963" table:style-name="ce1">
            <text:p>1.751259963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8.446674412875" table:style-name="ce1">
            <text:p>8.446674412875</text:p>
          </table:table-cell>
          <table:table-cell office:value-type="float" office:value="6.6868015005" table:style-name="ce1">
            <text:p>6.6868015005</text:p>
          </table:table-cell>
          <table:table-cell office:value-type="float" office:value="5.43060250978896" table:style-name="ce1">
            <text:p>5.43060250978896</text:p>
          </table:table-cell>
          <table:table-cell office:value-type="float" office:value="24" table:style-name="ce1">
            <text:p>24</text:p>
          </table:table-cell>
          <table:table-cell office:value-type="float" office:value="18.77993204" table:style-name="ce1">
            <text:p>18.77993204</text:p>
          </table:table-cell>
          <table:table-cell office:value-type="float" office:value="87.23983302" table:style-name="ce1">
            <text:p>87.23983302</text:p>
          </table:table-cell>
          <table:table-cell office:value-type="float" office:value="44.3103456954167" table:style-name="ce1">
            <text:p>44.3103456954167</text:p>
          </table:table-cell>
          <table:table-cell office:value-type="float" office:value="37.1887339" table:style-name="ce1">
            <text:p>37.1887339</text:p>
          </table:table-cell>
          <table:table-cell office:value-type="float" office:value="25.9005531943596" table:style-name="ce1">
            <text:p>25.9005531943596</text:p>
          </table:table-cell>
          <table:table-cell office:value-type="float" office:value="15" table:style-name="ce1">
            <text:p>15</text:p>
          </table:table-cell>
          <table:table-cell office:value-type="float" office:value="0.2421394857" table:style-name="ce1">
            <text:p>0.2421394857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506817679466667" table:style-name="ce1">
            <text:p>0.506817679466667</text:p>
          </table:table-cell>
          <table:table-cell office:value-type="float" office:value="0.4435856103" table:style-name="ce1">
            <text:p>0.4435856103</text:p>
          </table:table-cell>
          <table:table-cell office:value-type="float" office:value="0.250856750072989" table:style-name="ce1">
            <text:p>0.250856750072989</text:p>
          </table:table-cell>
          <table:table-cell office:value-type="float" office:value="24" table:style-name="ce1">
            <text:p>24</text:p>
          </table:table-cell>
          <table:table-cell office:value-type="float" office:value="7.250655197" table:style-name="ce1">
            <text:p>7.250655197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106.248748752792" table:style-name="ce1">
            <text:p>106.248748752792</text:p>
          </table:table-cell>
          <table:table-cell office:value-type="float" office:value="100.0151894" table:style-name="ce1">
            <text:p>100.0151894</text:p>
          </table:table-cell>
          <table:table-cell office:value-type="float" office:value="31.7671467390128" table:style-name="ce1">
            <text:p>31.7671467390128</text:p>
          </table:table-cell>
          <table:table-cell office:value-type="float" office:value="24" table:style-name="ce1">
            <text:p>2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30602250644167" table:style-name="ce1">
            <text:p>2.30602250644167</text:p>
          </table:table-cell>
          <table:table-cell office:value-type="float" office:value="2.08628676445" table:style-name="ce1">
            <text:p>2.08628676445</text:p>
          </table:table-cell>
          <table:table-cell office:value-type="float" office:value="1.71029132251739" table:style-name="ce1">
            <text:p>1.71029132251739</text:p>
          </table:table-cell>
          <table:table-cell office:value-type="float" office:value="24" table:style-name="ce1">
            <text:p>24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3074799057" table:style-name="ce1">
            <text:p>0.3074799057</text:p>
          </table:table-cell>
          <table:table-cell office:value-type="float" office:value="0.245081004529167" table:style-name="ce1">
            <text:p>0.245081004529167</text:p>
          </table:table-cell>
          <table:table-cell office:value-type="float" office:value="0.2563275931" table:style-name="ce1">
            <text:p>0.2563275931</text:p>
          </table:table-cell>
          <table:table-cell office:value-type="float" office:value="0.0522521056491184" table:style-name="ce1">
            <text:p>0.0522521056491184</text:p>
          </table:table-cell>
          <table:table-cell office:value-type="float" office:value="24" table:style-name="ce1">
            <text:p>24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4.024301832" table:style-name="ce1">
            <text:p>4.024301832</text:p>
          </table:table-cell>
          <table:table-cell office:value-type="float" office:value="2.81924426959583" table:style-name="ce1">
            <text:p>2.81924426959583</text:p>
          </table:table-cell>
          <table:table-cell office:value-type="float" office:value="2.961908281" table:style-name="ce1">
            <text:p>2.961908281</text:p>
          </table:table-cell>
          <table:table-cell office:value-type="float" office:value="1.00552605546041" table:style-name="ce1">
            <text:p>1.00552605546041</text:p>
          </table:table-cell>
          <table:table-cell office:value-type="float" office:value="24" table:style-name="ce1">
            <text:p>24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0.124845769512083" table:style-name="ce1">
            <text:p>0.124845769512083</text:p>
          </table:table-cell>
          <table:table-cell office:value-type="float" office:value="0.1335632583" table:style-name="ce1">
            <text:p>0.1335632583</text:p>
          </table:table-cell>
          <table:table-cell office:value-type="float" office:value="0.0734057521550302" table:style-name="ce1">
            <text:p>0.0734057521550302</text:p>
          </table:table-cell>
          <table:table-cell office:value-type="float" office:value="24" table:style-name="ce1">
            <text:p>24</text:p>
          </table:table-cell>
          <table:table-cell office:value-type="float" office:value="1.443109934" table:style-name="ce1">
            <text:p>1.443109934</text:p>
          </table:table-cell>
          <table:table-cell office:value-type="float" office:value="8.552239429" table:style-name="ce1">
            <text:p>8.552239429</text:p>
          </table:table-cell>
          <table:table-cell office:value-type="float" office:value="4.63487885275" table:style-name="ce1">
            <text:p>4.63487885275</text:p>
          </table:table-cell>
          <table:table-cell office:value-type="float" office:value="4.8165702485" table:style-name="ce1">
            <text:p>4.8165702485</text:p>
          </table:table-cell>
          <table:table-cell office:value-type="float" office:value="2.57782494382844" table:style-name="ce1">
            <text:p>2.57782494382844</text:p>
          </table:table-cell>
          <table:table-cell office:value-type="float" office:value="24" table:style-name="ce1">
            <text:p>24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0.124845769512083" table:style-name="ce1">
            <text:p>0.124845769512083</text:p>
          </table:table-cell>
          <table:table-cell office:value-type="float" office:value="0.1335632583" table:style-name="ce1">
            <text:p>0.1335632583</text:p>
          </table:table-cell>
          <table:table-cell office:value-type="float" office:value="0.0734057521550302" table:style-name="ce1">
            <text:p>0.0734057521550302</text:p>
          </table:table-cell>
          <table:table-cell office:value-type="float" office:value="24" table:style-name="ce1">
            <text:p>24</text:p>
          </table:table-cell>
          <table:table-cell office:value-type="float" office:value="0.9124581674" table:style-name="ce1">
            <text:p>0.9124581674</text:p>
          </table:table-cell>
          <table:table-cell office:value-type="float" office:value="5.749053232" table:style-name="ce1">
            <text:p>5.749053232</text:p>
          </table:table-cell>
          <table:table-cell office:value-type="float" office:value="3.21036192788333" table:style-name="ce1">
            <text:p>3.21036192788333</text:p>
          </table:table-cell>
          <table:table-cell office:value-type="float" office:value="2.939579478" table:style-name="ce1">
            <text:p>2.939579478</text:p>
          </table:table-cell>
          <table:table-cell office:value-type="float" office:value="1.8585172104274" table:style-name="ce1">
            <text:p>1.8585172104274</text:p>
          </table:table-cell>
          <table:table-cell office:value-type="float" office:value="24" table:style-name="ce1">
            <text:p>24</text:p>
          </table:table-cell>
          <table:table-cell office:value-type="float" office:value="1.339437979" table:style-name="ce1">
            <text:p>1.339437979</text:p>
          </table:table-cell>
          <table:table-cell office:value-type="float" office:value="7.905106768" table:style-name="ce1">
            <text:p>7.905106768</text:p>
          </table:table-cell>
          <table:table-cell office:value-type="float" office:value="4.135677822125" table:style-name="ce1">
            <text:p>4.135677822125</text:p>
          </table:table-cell>
          <table:table-cell office:value-type="float" office:value="4.4055266185" table:style-name="ce1">
            <text:p>4.4055266185</text:p>
          </table:table-cell>
          <table:table-cell office:value-type="float" office:value="2.31543939630027" table:style-name="ce1">
            <text:p>2.31543939630027</text:p>
          </table:table-cell>
          <table:table-cell office:value-type="float" office:value="24" table:style-name="ce1">
            <text:p>24</text:p>
          </table:table-cell>
          <table:table-cell office:value-type="float" office:value="0.09424189984" table:style-name="ce1">
            <text:p>0.09424189984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0.49920103077" table:style-name="ce1">
            <text:p>0.49920103077</text:p>
          </table:table-cell>
          <table:table-cell office:value-type="float" office:value="0.42546480165" table:style-name="ce1">
            <text:p>0.42546480165</text:p>
          </table:table-cell>
          <table:table-cell office:value-type="float" office:value="0.339378340118492" table:style-name="ce1">
            <text:p>0.339378340118492</text:p>
          </table:table-cell>
          <table:table-cell office:value-type="float" office:value="24" table:style-name="ce1">
            <text:p>24</text:p>
          </table:table-cell>
          <table:table-cell office:value-type="float" office:value="1.779836" table:style-name="ce1">
            <text:p>1.779836</text:p>
          </table:table-cell>
          <table:table-cell office:value-type="float" office:value="37.62139" table:style-name="ce1">
            <text:p>37.62139</text:p>
          </table:table-cell>
          <table:table-cell office:value-type="float" office:value="14.47252569875" table:style-name="ce1">
            <text:p>14.47252569875</text:p>
          </table:table-cell>
          <table:table-cell office:value-type="float" office:value="8.97247825" table:style-name="ce1">
            <text:p>8.97247825</text:p>
          </table:table-cell>
          <table:table-cell office:value-type="float" office:value="13.171509452524" table:style-name="ce1">
            <text:p>13.171509452524</text:p>
          </table:table-cell>
          <table:table-cell office:value-type="float" office:value="24" table:style-name="ce1">
            <text:p>24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15.07497877" table:style-name="ce1">
            <text:p>15.07497877</text:p>
          </table:table-cell>
          <table:table-cell office:value-type="float" office:value="5.32287598638333" table:style-name="ce1">
            <text:p>5.32287598638333</text:p>
          </table:table-cell>
          <table:table-cell office:value-type="float" office:value="2.4242359215" table:style-name="ce1">
            <text:p>2.4242359215</text:p>
          </table:table-cell>
          <table:table-cell office:value-type="float" office:value="5.37556286595557" table:style-name="ce1">
            <text:p>5.37556286595557</text:p>
          </table:table-cell>
          <table:table-cell office:value-type="float" office:value="24" table:style-name="ce1">
            <text:p>24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1803.94484330833" table:style-name="ce1">
            <text:p>1803.94484330833</text:p>
          </table:table-cell>
          <table:table-cell office:value-type="float" office:value="1796.3953555" table:style-name="ce1">
            <text:p>1796.3953555</text:p>
          </table:table-cell>
          <table:table-cell office:value-type="float" office:value="617.696095064908" table:style-name="ce1">
            <text:p>617.696095064908</text:p>
          </table:table-cell>
          <table:table-cell office:value-type="float" office:value="24" table:style-name="ce1">
            <text:p>24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142.9951219" table:style-name="ce1">
            <text:p>142.9951219</text:p>
          </table:table-cell>
          <table:table-cell office:value-type="float" office:value="82.6141258079167" table:style-name="ce1">
            <text:p>82.6141258079167</text:p>
          </table:table-cell>
          <table:table-cell office:value-type="float" office:value="90.001551725" table:style-name="ce1">
            <text:p>90.001551725</text:p>
          </table:table-cell>
          <table:table-cell office:value-type="float" office:value="39.387136460671" table:style-name="ce1">
            <text:p>39.387136460671</text:p>
          </table:table-cell>
          <table:table-cell office:value-type="float" office:value="24" table:style-name="ce1">
            <text:p>24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98.391921645" table:style-name="ce1">
            <text:p>98.391921645</text:p>
          </table:table-cell>
          <table:table-cell office:value-type="float" office:value="101.381964" table:style-name="ce1">
            <text:p>101.381964</text:p>
          </table:table-cell>
          <table:table-cell office:value-type="float" office:value="49.1762225144589" table:style-name="ce1">
            <text:p>49.1762225144589</text:p>
          </table:table-cell>
          <table:table-cell office:value-type="float" office:value="24" table:style-name="ce1">
            <text:p>24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100.232777296447" table:style-name="ce1">
            <text:p>100.232777296447</text:p>
          </table:table-cell>
          <table:table-cell office:value-type="float" office:value="92.8816248" table:style-name="ce1">
            <text:p>92.8816248</text:p>
          </table:table-cell>
          <table:table-cell office:value-type="float" office:value="35.0311316233073" table:style-name="ce1">
            <text:p>35.0311316233073</text:p>
          </table:table-cell>
          <table:table-cell office:value-type="float" office:value="18" table:style-name="ce1">
            <text:p>18</text:p>
          </table:table-cell>
          <table:table-cell office:value-type="float" office:value="18.08597872" table:style-name="ce1">
            <text:p>18.08597872</text:p>
          </table:table-cell>
          <table:table-cell office:value-type="float" office:value="90.72533325" table:style-name="ce1">
            <text:p>90.72533325</text:p>
          </table:table-cell>
          <table:table-cell office:value-type="float" office:value="48.0279181205556" table:style-name="ce1">
            <text:p>48.0279181205556</text:p>
          </table:table-cell>
          <table:table-cell office:value-type="float" office:value="39.24757886" table:style-name="ce1">
            <text:p>39.24757886</text:p>
          </table:table-cell>
          <table:table-cell office:value-type="float" office:value="29.6538457229321" table:style-name="ce1">
            <text:p>29.6538457229321</text:p>
          </table:table-cell>
          <table:table-cell office:value-type="float" office:value="24" table:style-name="ce1">
            <text:p>24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373754338307917" table:style-name="ce1">
            <text:p>0.00373754338307917</text:p>
          </table:table-cell>
          <table:table-cell office:value-type="float" office:value="0.002816453001" table:style-name="ce1">
            <text:p>0.002816453001</text:p>
          </table:table-cell>
          <table:table-cell office:value-type="float" office:value="0.0021701474399433" table:style-name="ce1">
            <text:p>0.0021701474399433</text:p>
          </table:table-cell>
          <table:table-cell office:value-type="float" office:value="24" table:style-name="ce1">
            <text:p>24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0.0165456587304167" table:style-name="ce1">
            <text:p>0.0165456587304167</text:p>
          </table:table-cell>
          <table:table-cell office:value-type="float" office:value="0.016985523965" table:style-name="ce1">
            <text:p>0.016985523965</text:p>
          </table:table-cell>
          <table:table-cell office:value-type="float" office:value="0.00134277434583354" table:style-name="ce1">
            <text:p>0.00134277434583354</text:p>
          </table:table-cell>
          <table:table-cell office:value-type="float" office:value="24" table:style-name="ce1">
            <text:p>24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7.240774246" table:style-name="ce1">
            <text:p>7.240774246</text:p>
          </table:table-cell>
          <table:table-cell office:value-type="float" office:value="4.1802241965" table:style-name="ce1">
            <text:p>4.1802241965</text:p>
          </table:table-cell>
          <table:table-cell office:value-type="float" office:value="3.874635823" table:style-name="ce1">
            <text:p>3.874635823</text:p>
          </table:table-cell>
          <table:table-cell office:value-type="float" office:value="2.05750279447146" table:style-name="ce1">
            <text:p>2.05750279447146</text:p>
          </table:table-cell>
          <table:table-cell office:value-type="float" office:value="24" table:style-name="ce1">
            <text:p>24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53.9018356328333" table:style-name="ce1">
            <text:p>53.9018356328333</text:p>
          </table:table-cell>
          <table:table-cell office:value-type="float" office:value="20.69094778" table:style-name="ce1">
            <text:p>20.69094778</text:p>
          </table:table-cell>
          <table:table-cell office:value-type="float" office:value="64.0411786601266" table:style-name="ce1">
            <text:p>64.0411786601266</text:p>
          </table:table-cell>
          <table:table-cell office:value-type="float" office:value="24" table:style-name="ce1">
            <text:p>24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1.431513228" table:style-name="ce1">
            <text:p>1.431513228</text:p>
          </table:table-cell>
          <table:table-cell office:value-type="float" office:value="0.4452396191" table:style-name="ce1">
            <text:p>0.4452396191</text:p>
          </table:table-cell>
          <table:table-cell office:value-type="float" office:value="0.31463344095" table:style-name="ce1">
            <text:p>0.31463344095</text:p>
          </table:table-cell>
          <table:table-cell office:value-type="float" office:value="0.366253645964682" table:style-name="ce1">
            <text:p>0.366253645964682</text:p>
          </table:table-cell>
          <table:table-cell office:value-type="float" office:value="24" table:style-name="ce1">
            <text:p>24</text:p>
          </table:table-cell>
          <table:table-cell office:value-type="float" office:value="0.2268309218" table:style-name="ce1">
            <text:p>0.2268309218</text:p>
          </table:table-cell>
          <table:table-cell office:value-type="float" office:value="1.904144897" table:style-name="ce1">
            <text:p>1.904144897</text:p>
          </table:table-cell>
          <table:table-cell office:value-type="float" office:value="0.717132440258333" table:style-name="ce1">
            <text:p>0.717132440258333</text:p>
          </table:table-cell>
          <table:table-cell office:value-type="float" office:value="0.57701020655" table:style-name="ce1">
            <text:p>0.57701020655</text:p>
          </table:table-cell>
          <table:table-cell office:value-type="float" office:value="0.473063167506395" table:style-name="ce1">
            <text:p>0.47306316750639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3.01164438" table:style-name="ce1">
            <text:p>3.01164438</text:p>
          </table:table-cell>
          <table:table-cell office:value-type="float" office:value="23.77240349" table:style-name="ce1">
            <text:p>23.77240349</text:p>
          </table:table-cell>
          <table:table-cell office:value-type="float" office:value="10.4261263542222" table:style-name="ce1">
            <text:p>10.4261263542222</text:p>
          </table:table-cell>
          <table:table-cell office:value-type="float" office:value="6.668401403" table:style-name="ce1">
            <text:p>6.668401403</text:p>
          </table:table-cell>
          <table:table-cell office:value-type="float" office:value="8.18727410149766" table:style-name="ce1">
            <text:p>8.18727410149766</text:p>
          </table:table-cell>
          <table:table-cell office:value-type="float" office:value="18" table:style-name="ce1">
            <text:p>18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4.155296303" table:style-name="ce1">
            <text:p>4.155296303</text:p>
          </table:table-cell>
          <table:table-cell office:value-type="float" office:value="2.49665188562222" table:style-name="ce1">
            <text:p>2.49665188562222</text:p>
          </table:table-cell>
          <table:table-cell office:value-type="float" office:value="2.492850017" table:style-name="ce1">
            <text:p>2.492850017</text:p>
          </table:table-cell>
          <table:table-cell office:value-type="float" office:value="1.27451148834333" table:style-name="ce1">
            <text:p>1.27451148834333</text:p>
          </table:table-cell>
          <table:table-cell office:value-type="float" office:value="18" table:style-name="ce1">
            <text:p>18</text:p>
          </table:table-cell>
          <table:table-cell office:value-type="float" office:value="-0.3593023331" table:style-name="ce1">
            <text:p>-0.3593023331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0.0154504528444444" table:style-name="ce1">
            <text:p>0.0154504528444444</text:p>
          </table:table-cell>
          <table:table-cell office:value-type="float" office:value="-0.081539179615" table:style-name="ce1">
            <text:p>-0.081539179615</text:p>
          </table:table-cell>
          <table:table-cell office:value-type="float" office:value="0.391007249893538" table:style-name="ce1">
            <text:p>0.391007249893538</text:p>
          </table:table-cell>
          <table:table-cell office:value-type="float" office:value="18" table:style-name="ce1">
            <text:p>18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3.936492427" table:style-name="ce1">
            <text:p>3.936492427</text:p>
          </table:table-cell>
          <table:table-cell office:value-type="float" office:value="3.13594313055556" table:style-name="ce1">
            <text:p>3.13594313055556</text:p>
          </table:table-cell>
          <table:table-cell office:value-type="float" office:value="2.881026331" table:style-name="ce1">
            <text:p>2.881026331</text:p>
          </table:table-cell>
          <table:table-cell office:value-type="float" office:value="0.45428680719313" table:style-name="ce1">
            <text:p>0.45428680719313</text:p>
          </table:table-cell>
          <table:table-cell office:value-type="float" office:value="18" table:style-name="ce1">
            <text:p>18</text:p>
          </table:table-cell>
          <table:table-cell office:value-type="float" office:value="2.751093" table:style-name="ce1">
            <text:p>2.751093</text:p>
          </table:table-cell>
          <table:table-cell office:value-type="float" office:value="14.53715" table:style-name="ce1">
            <text:p>14.53715</text:p>
          </table:table-cell>
          <table:table-cell office:value-type="float" office:value="8.22120227777778" table:style-name="ce1">
            <text:p>8.22120227777778</text:p>
          </table:table-cell>
          <table:table-cell office:value-type="float" office:value="7.6507425" table:style-name="ce1">
            <text:p>7.6507425</text:p>
          </table:table-cell>
          <table:table-cell office:value-type="float" office:value="4.58056774885054" table:style-name="ce1">
            <text:p>4.58056774885054</text:p>
          </table:table-cell>
          <table:table-cell office:value-type="float" office:value="18" table:style-name="ce1">
            <text:p>18</text:p>
          </table:table-cell>
          <table:table-cell office:value-type="float" office:value="2.828181" table:style-name="ce1">
            <text:p>2.828181</text:p>
          </table:table-cell>
          <table:table-cell office:value-type="float" office:value="13.52249" table:style-name="ce1">
            <text:p>13.52249</text:p>
          </table:table-cell>
          <table:table-cell office:value-type="float" office:value="7.80428683333333" table:style-name="ce1">
            <text:p>7.80428683333333</text:p>
          </table:table-cell>
          <table:table-cell office:value-type="float" office:value="6.589067" table:style-name="ce1">
            <text:p>6.589067</text:p>
          </table:table-cell>
          <table:table-cell office:value-type="float" office:value="4.37589157090797" table:style-name="ce1">
            <text:p>4.37589157090797</text:p>
          </table:table-cell>
          <table:table-cell office:value-type="float" office:value="18" table:style-name="ce1">
            <text:p>18</text:p>
          </table:table-cell>
          <table:table-cell office:value-type="float" office:value="5.63969" table:style-name="ce1">
            <text:p>5.63969</text:p>
          </table:table-cell>
          <table:table-cell office:value-type="float" office:value="27.20696" table:style-name="ce1">
            <text:p>27.20696</text:p>
          </table:table-cell>
          <table:table-cell office:value-type="float" office:value="16.0254891111111" table:style-name="ce1">
            <text:p>16.0254891111111</text:p>
          </table:table-cell>
          <table:table-cell office:value-type="float" office:value="15.814419" table:style-name="ce1">
            <text:p>15.814419</text:p>
          </table:table-cell>
          <table:table-cell office:value-type="float" office:value="8.45839868256116" table:style-name="ce1">
            <text:p>8.45839868256116</text:p>
          </table:table-cell>
          <table:table-cell office:value-type="float" office:value="18" table:style-name="ce1">
            <text:p>18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1.99116028625556" table:style-name="ce1">
            <text:p>1.99116028625556</text:p>
          </table:table-cell>
          <table:table-cell office:value-type="float" office:value="2.00152461" table:style-name="ce1">
            <text:p>2.00152461</text:p>
          </table:table-cell>
          <table:table-cell office:value-type="float" office:value="1.03052597853453" table:style-name="ce1">
            <text:p>1.03052597853453</text:p>
          </table:table-cell>
          <table:table-cell office:value-type="float" office:value="18" table:style-name="ce1">
            <text:p>18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3.941658928" table:style-name="ce1">
            <text:p>3.941658928</text:p>
          </table:table-cell>
          <table:table-cell office:value-type="float" office:value="0.794870167264444" table:style-name="ce1">
            <text:p>0.794870167264444</text:p>
          </table:table-cell>
          <table:table-cell office:value-type="float" office:value="0.44581878545" table:style-name="ce1">
            <text:p>0.44581878545</text:p>
          </table:table-cell>
          <table:table-cell office:value-type="float" office:value="0.985442042175439" table:style-name="ce1">
            <text:p>0.985442042175439</text:p>
          </table:table-cell>
          <table:table-cell office:value-type="float" office:value="18" table:style-name="ce1">
            <text:p>18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5.147714303" table:style-name="ce1">
            <text:p>5.147714303</text:p>
          </table:table-cell>
          <table:table-cell office:value-type="float" office:value="3.1944914675" table:style-name="ce1">
            <text:p>3.1944914675</text:p>
          </table:table-cell>
          <table:table-cell office:value-type="float" office:value="3.1538722365" table:style-name="ce1">
            <text:p>3.1538722365</text:p>
          </table:table-cell>
          <table:table-cell office:value-type="float" office:value="1.71323262684144" table:style-name="ce1">
            <text:p>1.71323262684144</text:p>
          </table:table-cell>
          <table:table-cell office:value-type="float" office:value="18" table:style-name="ce1">
            <text:p>18</text:p>
          </table:table-cell>
          <table:table-cell office:value-type="float" office:value="1.805524256" table:style-name="ce1">
            <text:p>1.805524256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4.80046316316667" table:style-name="ce1">
            <text:p>4.80046316316667</text:p>
          </table:table-cell>
          <table:table-cell office:value-type="float" office:value="4.459748875" table:style-name="ce1">
            <text:p>4.459748875</text:p>
          </table:table-cell>
          <table:table-cell office:value-type="float" office:value="2.46855109521016" table:style-name="ce1">
            <text:p>2.46855109521016</text:p>
          </table:table-cell>
          <table:table-cell office:value-type="float" office:value="18" table:style-name="ce1">
            <text:p>18</text:p>
          </table:table-cell>
          <table:table-cell office:value-type="float" office:value="15.30469555" table:style-name="ce1">
            <text:p>15.30469555</text:p>
          </table:table-cell>
          <table:table-cell office:value-type="float" office:value="65.3219076" table:style-name="ce1">
            <text:p>65.3219076</text:p>
          </table:table-cell>
          <table:table-cell office:value-type="float" office:value="37.8354715816667" table:style-name="ce1">
            <text:p>37.8354715816667</text:p>
          </table:table-cell>
          <table:table-cell office:value-type="float" office:value="36.367614805" table:style-name="ce1">
            <text:p>36.367614805</text:p>
          </table:table-cell>
          <table:table-cell office:value-type="float" office:value="21.5264653331424" table:style-name="ce1">
            <text:p>21.5264653331424</text:p>
          </table:table-cell>
          <table:table-cell office:value-type="float" office:value="4" table:style-name="ce1">
            <text:p>4</text:p>
          </table:table-cell>
          <table:table-cell office:value-type="float" office:value="0.3120792314" table:style-name="ce1">
            <text:p>0.3120792314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0.33042865905" table:style-name="ce1">
            <text:p>0.33042865905</text:p>
          </table:table-cell>
          <table:table-cell office:value-type="float" office:value="0.3209797692" table:style-name="ce1">
            <text:p>0.3209797692</text:p>
          </table:table-cell>
          <table:table-cell office:value-type="float" office:value="0.025839738346865" table:style-name="ce1">
            <text:p>0.025839738346865</text:p>
          </table:table-cell>
          <table:table-cell office:value-type="float" office:value="18" table:style-name="ce1">
            <text:p>18</text:p>
          </table:table-cell>
          <table:table-cell office:value-type="float" office:value="80.76634907" table:style-name="ce1">
            <text:p>80.76634907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103.738834451111" table:style-name="ce1">
            <text:p>103.738834451111</text:p>
          </table:table-cell>
          <table:table-cell office:value-type="float" office:value="94.00585976" table:style-name="ce1">
            <text:p>94.00585976</text:p>
          </table:table-cell>
          <table:table-cell office:value-type="float" office:value="30.7750269703319" table:style-name="ce1">
            <text:p>30.7750269703319</text:p>
          </table:table-cell>
          <table:table-cell office:value-type="float" office:value="18" table:style-name="ce1">
            <text:p>1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9883260841667" table:style-name="ce1">
            <text:p>2.59883260841667</text:p>
          </table:table-cell>
          <table:table-cell office:value-type="float" office:value="2.63540922395" table:style-name="ce1">
            <text:p>2.63540922395</text:p>
          </table:table-cell>
          <table:table-cell office:value-type="float" office:value="1.84769604788697" table:style-name="ce1">
            <text:p>1.84769604788697</text:p>
          </table:table-cell>
          <table:table-cell office:value-type="float" office:value="18" table:style-name="ce1">
            <text:p>18</text:p>
          </table:table-cell>
          <table:table-cell office:value-type="float" office:value="0.1563555852" table:style-name="ce1">
            <text:p>0.1563555852</text:p>
          </table:table-cell>
          <table:table-cell office:value-type="float" office:value="0.335482882" table:style-name="ce1">
            <text:p>0.335482882</text:p>
          </table:table-cell>
          <table:table-cell office:value-type="float" office:value="0.248242178211111" table:style-name="ce1">
            <text:p>0.248242178211111</text:p>
          </table:table-cell>
          <table:table-cell office:value-type="float" office:value="0.2396957188" table:style-name="ce1">
            <text:p>0.2396957188</text:p>
          </table:table-cell>
          <table:table-cell office:value-type="float" office:value="0.0598492807672371" table:style-name="ce1">
            <text:p>0.0598492807672371</text:p>
          </table:table-cell>
          <table:table-cell office:value-type="float" office:value="18" table:style-name="ce1">
            <text:p>18</text:p>
          </table:table-cell>
          <table:table-cell office:value-type="float" office:value="1.171017377" table:style-name="ce1">
            <text:p>1.171017377</text:p>
          </table:table-cell>
          <table:table-cell office:value-type="float" office:value="4.454354387" table:style-name="ce1">
            <text:p>4.454354387</text:p>
          </table:table-cell>
          <table:table-cell office:value-type="float" office:value="2.83551730177778" table:style-name="ce1">
            <text:p>2.83551730177778</text:p>
          </table:table-cell>
          <table:table-cell office:value-type="float" office:value="2.7043774195" table:style-name="ce1">
            <text:p>2.7043774195</text:p>
          </table:table-cell>
          <table:table-cell office:value-type="float" office:value="1.10191815204732" table:style-name="ce1">
            <text:p>1.10191815204732</text:p>
          </table:table-cell>
          <table:table-cell office:value-type="float" office:value="18" table:style-name="ce1">
            <text:p>18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21247087211667" table:style-name="ce1">
            <text:p>0.121247087211667</text:p>
          </table:table-cell>
          <table:table-cell office:value-type="float" office:value="0.105325609065" table:style-name="ce1">
            <text:p>0.105325609065</text:p>
          </table:table-cell>
          <table:table-cell office:value-type="float" office:value="0.0753260535317616" table:style-name="ce1">
            <text:p>0.0753260535317616</text:p>
          </table:table-cell>
          <table:table-cell office:value-type="float" office:value="18" table:style-name="ce1">
            <text:p>18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5.289422177" table:style-name="ce1">
            <text:p>5.289422177</text:p>
          </table:table-cell>
          <table:table-cell office:value-type="float" office:value="3.31573936605556" table:style-name="ce1">
            <text:p>3.31573936605556</text:p>
          </table:table-cell>
          <table:table-cell office:value-type="float" office:value="3.260106444" table:style-name="ce1">
            <text:p>3.260106444</text:p>
          </table:table-cell>
          <table:table-cell office:value-type="float" office:value="1.77593492416278" table:style-name="ce1">
            <text:p>1.77593492416278</text:p>
          </table:table-cell>
          <table:table-cell office:value-type="float" office:value="18" table:style-name="ce1">
            <text:p>18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21247087211667" table:style-name="ce1">
            <text:p>0.121247087211667</text:p>
          </table:table-cell>
          <table:table-cell office:value-type="float" office:value="0.105325609065" table:style-name="ce1">
            <text:p>0.105325609065</text:p>
          </table:table-cell>
          <table:table-cell office:value-type="float" office:value="0.0753260535317616" table:style-name="ce1">
            <text:p>0.0753260535317616</text:p>
          </table:table-cell>
          <table:table-cell office:value-type="float" office:value="18" table:style-name="ce1">
            <text:p>18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2.26120121512778" table:style-name="ce1">
            <text:p>2.26120121512778</text:p>
          </table:table-cell>
          <table:table-cell office:value-type="float" office:value="2.3059241115" table:style-name="ce1">
            <text:p>2.3059241115</text:p>
          </table:table-cell>
          <table:table-cell office:value-type="float" office:value="1.14925594756974" table:style-name="ce1">
            <text:p>1.14925594756974</text:p>
          </table:table-cell>
          <table:table-cell office:value-type="float" office:value="18" table:style-name="ce1">
            <text:p>18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4.960953814" table:style-name="ce1">
            <text:p>4.960953814</text:p>
          </table:table-cell>
          <table:table-cell office:value-type="float" office:value="3.04579628487222" table:style-name="ce1">
            <text:p>3.04579628487222</text:p>
          </table:table-cell>
          <table:table-cell office:value-type="float" office:value="3.002591307" table:style-name="ce1">
            <text:p>3.002591307</text:p>
          </table:table-cell>
          <table:table-cell office:value-type="float" office:value="1.65763296108939" table:style-name="ce1">
            <text:p>1.65763296108939</text:p>
          </table:table-cell>
          <table:table-cell office:value-type="float" office:value="18" table:style-name="ce1">
            <text:p>18</text:p>
          </table:table-cell>
          <table:table-cell office:value-type="float" office:value="0.107364135" table:style-name="ce1">
            <text:p>0.107364135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0.269943081222222" table:style-name="ce1">
            <text:p>0.269943081222222</text:p>
          </table:table-cell>
          <table:table-cell office:value-type="float" office:value="0.2349632933" table:style-name="ce1">
            <text:p>0.2349632933</text:p>
          </table:table-cell>
          <table:table-cell office:value-type="float" office:value="0.139807855197857" table:style-name="ce1">
            <text:p>0.139807855197857</text:p>
          </table:table-cell>
          <table:table-cell office:value-type="float" office:value="18" table:style-name="ce1">
            <text:p>18</text:p>
          </table:table-cell>
          <table:table-cell office:value-type="float" office:value="2.0725068" table:style-name="ce1">
            <text:p>2.0725068</text:p>
          </table:table-cell>
          <table:table-cell office:value-type="float" office:value="28.32292" table:style-name="ce1">
            <text:p>28.32292</text:p>
          </table:table-cell>
          <table:table-cell office:value-type="float" office:value="11.2181090072222" table:style-name="ce1">
            <text:p>11.2181090072222</text:p>
          </table:table-cell>
          <table:table-cell office:value-type="float" office:value="9.390886" table:style-name="ce1">
            <text:p>9.390886</text:p>
          </table:table-cell>
          <table:table-cell office:value-type="float" office:value="9.30431779519173" table:style-name="ce1">
            <text:p>9.30431779519173</text:p>
          </table:table-cell>
          <table:table-cell office:value-type="float" office:value="18" table:style-name="ce1">
            <text:p>18</text:p>
          </table:table-cell>
          <table:table-cell office:value-type="float" office:value="0.6979617728" table:style-name="ce1">
            <text:p>0.6979617728</text:p>
          </table:table-cell>
          <table:table-cell office:value-type="float" office:value="11.78431695" table:style-name="ce1">
            <text:p>11.78431695</text:p>
          </table:table-cell>
          <table:table-cell office:value-type="float" office:value="3.92444391101667" table:style-name="ce1">
            <text:p>3.92444391101667</text:p>
          </table:table-cell>
          <table:table-cell office:value-type="float" office:value="3.007002738" table:style-name="ce1">
            <text:p>3.007002738</text:p>
          </table:table-cell>
          <table:table-cell office:value-type="float" office:value="3.62669986907319" table:style-name="ce1">
            <text:p>3.62669986907319</text:p>
          </table:table-cell>
          <table:table-cell office:value-type="float" office:value="18" table:style-name="ce1">
            <text:p>18</text:p>
          </table:table-cell>
          <table:table-cell office:value-type="float" office:value="1157.084646" table:style-name="ce1">
            <text:p>1157.084646</text:p>
          </table:table-cell>
          <table:table-cell office:value-type="float" office:value="2582.752598" table:style-name="ce1">
            <text:p>2582.752598</text:p>
          </table:table-cell>
          <table:table-cell office:value-type="float" office:value="1889.15123888889" table:style-name="ce1">
            <text:p>1889.15123888889</text:p>
          </table:table-cell>
          <table:table-cell office:value-type="float" office:value="1999.4035935" table:style-name="ce1">
            <text:p>1999.4035935</text:p>
          </table:table-cell>
          <table:table-cell office:value-type="float" office:value="589.653403049237" table:style-name="ce1">
            <text:p>589.653403049237</text:p>
          </table:table-cell>
          <table:table-cell office:value-type="float" office:value="18" table:style-name="ce1">
            <text:p>18</text:p>
          </table:table-cell>
          <table:table-cell office:value-type="float" office:value="89.98080714" table:style-name="ce1">
            <text:p>89.98080714</text:p>
          </table:table-cell>
          <table:table-cell office:value-type="float" office:value="143.0109435" table:style-name="ce1">
            <text:p>143.0109435</text:p>
          </table:table-cell>
          <table:table-cell office:value-type="float" office:value="107.665787929444" table:style-name="ce1">
            <text:p>107.665787929444</text:p>
          </table:table-cell>
          <table:table-cell office:value-type="float" office:value="90.00832792" table:style-name="ce1">
            <text:p>90.00832792</text:p>
          </table:table-cell>
          <table:table-cell office:value-type="float" office:value="25.7079313150275" table:style-name="ce1">
            <text:p>25.7079313150275</text:p>
          </table:table-cell>
          <table:table-cell office:value-type="float" office:value="18" table:style-name="ce1">
            <text:p>18</text:p>
          </table:table-cell>
          <table:table-cell office:value-type="float" office:value="36.98182486" table:style-name="ce1">
            <text:p>36.98182486</text:p>
          </table:table-cell>
          <table:table-cell office:value-type="float" office:value="143.0005255" table:style-name="ce1">
            <text:p>143.0005255</text:p>
          </table:table-cell>
          <table:table-cell office:value-type="float" office:value="85.7901624805556" table:style-name="ce1">
            <text:p>85.7901624805556</text:p>
          </table:table-cell>
          <table:table-cell office:value-type="float" office:value="84.29075399" table:style-name="ce1">
            <text:p>84.29075399</text:p>
          </table:table-cell>
          <table:table-cell office:value-type="float" office:value="46.3018108101586" table:style-name="ce1">
            <text:p>46.3018108101586</text:p>
          </table:table-cell>
          <table:table-cell office:value-type="float" office:value="18" table:style-name="ce1">
            <text:p>18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87.7352545068014" table:style-name="ce1">
            <text:p>87.7352545068014</text:p>
          </table:table-cell>
          <table:table-cell office:value-type="float" office:value="89.993346235" table:style-name="ce1">
            <text:p>89.993346235</text:p>
          </table:table-cell>
          <table:table-cell office:value-type="float" office:value="62.2605956140712" table:style-name="ce1">
            <text:p>62.2605956140712</text:p>
          </table:table-cell>
          <table:table-cell office:value-type="float" office:value="12" table:style-name="ce1">
            <text:p>12</text:p>
          </table:table-cell>
          <table:table-cell office:value-type="float" office:value="25.4707879" table:style-name="ce1">
            <text:p>25.4707879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60.7402099325" table:style-name="ce1">
            <text:p>60.7402099325</text:p>
          </table:table-cell>
          <table:table-cell office:value-type="float" office:value="62.04855815" table:style-name="ce1">
            <text:p>62.04855815</text:p>
          </table:table-cell>
          <table:table-cell office:value-type="float" office:value="26.9269931151043" table:style-name="ce1">
            <text:p>26.9269931151043</text:p>
          </table:table-cell>
          <table:table-cell office:value-type="float" office:value="18" table:style-name="ce1">
            <text:p>18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4587560571" table:style-name="ce1">
            <text:p>0.004587560571</text:p>
          </table:table-cell>
          <table:table-cell office:value-type="float" office:value="0.00250188575326111" table:style-name="ce1">
            <text:p>0.00250188575326111</text:p>
          </table:table-cell>
          <table:table-cell office:value-type="float" office:value="0.0026147516055" table:style-name="ce1">
            <text:p>0.0026147516055</text:p>
          </table:table-cell>
          <table:table-cell office:value-type="float" office:value="0.00138502567716447" table:style-name="ce1">
            <text:p>0.00138502567716447</text:p>
          </table:table-cell>
          <table:table-cell office:value-type="float" office:value="18" table:style-name="ce1">
            <text:p>18</text:p>
          </table:table-cell>
          <table:table-cell office:value-type="float" office:value="0.01575069421" table:style-name="ce1">
            <text:p>0.01575069421</text:p>
          </table:table-cell>
          <table:table-cell office:value-type="float" office:value="0.01780384843" table:style-name="ce1">
            <text:p>0.01780384843</text:p>
          </table:table-cell>
          <table:table-cell office:value-type="float" office:value="0.0167925666366667" table:style-name="ce1">
            <text:p>0.0167925666366667</text:p>
          </table:table-cell>
          <table:table-cell office:value-type="float" office:value="0.01673400707" table:style-name="ce1">
            <text:p>0.01673400707</text:p>
          </table:table-cell>
          <table:table-cell office:value-type="float" office:value="0.000667862160231776" table:style-name="ce1">
            <text:p>0.000667862160231776</text:p>
          </table:table-cell>
          <table:table-cell office:value-type="float" office:value="18" table:style-name="ce1">
            <text:p>18</text:p>
          </table:table-cell>
          <table:table-cell office:value-type="float" office:value="1.471805123" table:style-name="ce1">
            <text:p>1.471805123</text:p>
          </table:table-cell>
          <table:table-cell office:value-type="float" office:value="10.60854088" table:style-name="ce1">
            <text:p>10.60854088</text:p>
          </table:table-cell>
          <table:table-cell office:value-type="float" office:value="5.07812716177778" table:style-name="ce1">
            <text:p>5.07812716177778</text:p>
          </table:table-cell>
          <table:table-cell office:value-type="float" office:value="5.030896406" table:style-name="ce1">
            <text:p>5.030896406</text:p>
          </table:table-cell>
          <table:table-cell office:value-type="float" office:value="3.05475110279416" table:style-name="ce1">
            <text:p>3.05475110279416</text:p>
          </table:table-cell>
          <table:table-cell office:value-type="float" office:value="18" table:style-name="ce1">
            <text:p>18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49.1911977348333" table:style-name="ce1">
            <text:p>49.1911977348333</text:p>
          </table:table-cell>
          <table:table-cell office:value-type="float" office:value="9.492217022" table:style-name="ce1">
            <text:p>9.492217022</text:p>
          </table:table-cell>
          <table:table-cell office:value-type="float" office:value="74.3348739050287" table:style-name="ce1">
            <text:p>74.3348739050287</text:p>
          </table:table-cell>
          <table:table-cell office:value-type="float" office:value="18" table:style-name="ce1">
            <text:p>18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1.066781237" table:style-name="ce1">
            <text:p>1.066781237</text:p>
          </table:table-cell>
          <table:table-cell office:value-type="float" office:value="0.3787446215" table:style-name="ce1">
            <text:p>0.3787446215</text:p>
          </table:table-cell>
          <table:table-cell office:value-type="float" office:value="0.26564030375" table:style-name="ce1">
            <text:p>0.26564030375</text:p>
          </table:table-cell>
          <table:table-cell office:value-type="float" office:value="0.295561325254871" table:style-name="ce1">
            <text:p>0.295561325254871</text:p>
          </table:table-cell>
          <table:table-cell office:value-type="float" office:value="18" table:style-name="ce1">
            <text:p>18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1.723039734" table:style-name="ce1">
            <text:p>1.723039734</text:p>
          </table:table-cell>
          <table:table-cell office:value-type="float" office:value="0.611033333933333" table:style-name="ce1">
            <text:p>0.611033333933333</text:p>
          </table:table-cell>
          <table:table-cell office:value-type="float" office:value="0.43523265145" table:style-name="ce1">
            <text:p>0.43523265145</text:p>
          </table:table-cell>
          <table:table-cell office:value-type="float" office:value="0.50266606192833" table:style-name="ce1">
            <text:p>0.502666061928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float" office:value="18" table:style-name="ce1">
            <text:p>18</text:p>
          </table:table-cell>
          <table:table-cell office:value-type="float" office:value="1.873293943" table:style-name="ce1">
            <text:p>1.873293943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12.7527964643333" table:style-name="ce1">
            <text:p>12.7527964643333</text:p>
          </table:table-cell>
          <table:table-cell office:value-type="float" office:value="10.097907575" table:style-name="ce1">
            <text:p>10.097907575</text:p>
          </table:table-cell>
          <table:table-cell office:value-type="float" office:value="8.57798068938126" table:style-name="ce1">
            <text:p>8.57798068938126</text:p>
          </table:table-cell>
          <table:table-cell office:value-type="float" office:value="18" table:style-name="ce1">
            <text:p>18</text:p>
          </table:table-cell>
          <table:table-cell office:value-type="float" office:value="1.502130568" table:style-name="ce1">
            <text:p>1.502130568</text:p>
          </table:table-cell>
          <table:table-cell office:value-type="float" office:value="3.638065947" table:style-name="ce1">
            <text:p>3.638065947</text:p>
          </table:table-cell>
          <table:table-cell office:value-type="float" office:value="2.79047210516667" table:style-name="ce1">
            <text:p>2.79047210516667</text:p>
          </table:table-cell>
          <table:table-cell office:value-type="float" office:value="2.991493588" table:style-name="ce1">
            <text:p>2.991493588</text:p>
          </table:table-cell>
          <table:table-cell office:value-type="float" office:value="0.859914612317096" table:style-name="ce1">
            <text:p>0.859914612317096</text:p>
          </table:table-cell>
          <table:table-cell office:value-type="float" office:value="18" table:style-name="ce1">
            <text:p>18</text:p>
          </table:table-cell>
          <table:table-cell office:value-type="float" office:value="-0.6984304873" table:style-name="ce1">
            <text:p>-0.6984304873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-0.176344097477778" table:style-name="ce1">
            <text:p>-0.176344097477778</text:p>
          </table:table-cell>
          <table:table-cell office:value-type="float" office:value="-0.31739741115" table:style-name="ce1">
            <text:p>-0.31739741115</text:p>
          </table:table-cell>
          <table:table-cell office:value-type="float" office:value="0.585438486554596" table:style-name="ce1">
            <text:p>0.585438486554596</text:p>
          </table:table-cell>
          <table:table-cell office:value-type="float" office:value="18" table:style-name="ce1">
            <text:p>18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4.23603407855556" table:style-name="ce1">
            <text:p>4.23603407855556</text:p>
          </table:table-cell>
          <table:table-cell office:value-type="float" office:value="4.1717670045" table:style-name="ce1">
            <text:p>4.1717670045</text:p>
          </table:table-cell>
          <table:table-cell office:value-type="float" office:value="1.44523818047076" table:style-name="ce1">
            <text:p>1.44523818047076</text:p>
          </table:table-cell>
          <table:table-cell office:value-type="float" office:value="18" table:style-name="ce1">
            <text:p>18</text:p>
          </table:table-cell>
          <table:table-cell office:value-type="float" office:value="4.592454" table:style-name="ce1">
            <text:p>4.592454</text:p>
          </table:table-cell>
          <table:table-cell office:value-type="float" office:value="11.94619" table:style-name="ce1">
            <text:p>11.94619</text:p>
          </table:table-cell>
          <table:table-cell office:value-type="float" office:value="8.51869633333333" table:style-name="ce1">
            <text:p>8.51869633333333</text:p>
          </table:table-cell>
          <table:table-cell office:value-type="float" office:value="8.335005" table:style-name="ce1">
            <text:p>8.335005</text:p>
          </table:table-cell>
          <table:table-cell office:value-type="float" office:value="2.28425365865715" table:style-name="ce1">
            <text:p>2.28425365865715</text:p>
          </table:table-cell>
          <table:table-cell office:value-type="float" office:value="18" table:style-name="ce1">
            <text:p>18</text:p>
          </table:table-cell>
          <table:table-cell office:value-type="float" office:value="3.651517" table:style-name="ce1">
            <text:p>3.651517</text:p>
          </table:table-cell>
          <table:table-cell office:value-type="float" office:value="17.53184" table:style-name="ce1">
            <text:p>17.53184</text:p>
          </table:table-cell>
          <table:table-cell office:value-type="float" office:value="10.9106376111111" table:style-name="ce1">
            <text:p>10.9106376111111</text:p>
          </table:table-cell>
          <table:table-cell office:value-type="float" office:value="10.760385" table:style-name="ce1">
            <text:p>10.760385</text:p>
          </table:table-cell>
          <table:table-cell office:value-type="float" office:value="5.4741199386802" table:style-name="ce1">
            <text:p>5.4741199386802</text:p>
          </table:table-cell>
          <table:table-cell office:value-type="float" office:value="18" table:style-name="ce1">
            <text:p>18</text:p>
          </table:table-cell>
          <table:table-cell office:value-type="float" office:value="8.243971" table:style-name="ce1">
            <text:p>8.243971</text:p>
          </table:table-cell>
          <table:table-cell office:value-type="float" office:value="29.40227" table:style-name="ce1">
            <text:p>29.40227</text:p>
          </table:table-cell>
          <table:table-cell office:value-type="float" office:value="19.4293339444444" table:style-name="ce1">
            <text:p>19.4293339444444</text:p>
          </table:table-cell>
          <table:table-cell office:value-type="float" office:value="19.5638735" table:style-name="ce1">
            <text:p>19.5638735</text:p>
          </table:table-cell>
          <table:table-cell office:value-type="float" office:value="7.23216298878171" table:style-name="ce1">
            <text:p>7.23216298878171</text:p>
          </table:table-cell>
          <table:table-cell office:value-type="float" office:value="18" table:style-name="ce1">
            <text:p>18</text:p>
          </table:table-cell>
          <table:table-cell office:value-type="float" office:value="1.255237343" table:style-name="ce1">
            <text:p>1.255237343</text:p>
          </table:table-cell>
          <table:table-cell office:value-type="float" office:value="2.850593593" table:style-name="ce1">
            <text:p>2.850593593</text:p>
          </table:table-cell>
          <table:table-cell office:value-type="float" office:value="2.13128597488889" table:style-name="ce1">
            <text:p>2.13128597488889</text:p>
          </table:table-cell>
          <table:table-cell office:value-type="float" office:value="2.2600461415" table:style-name="ce1">
            <text:p>2.2600461415</text:p>
          </table:table-cell>
          <table:table-cell office:value-type="float" office:value="0.664273417572177" table:style-name="ce1">
            <text:p>0.664273417572177</text:p>
          </table:table-cell>
          <table:table-cell office:value-type="float" office:value="18" table:style-name="ce1">
            <text:p>18</text:p>
          </table:table-cell>
          <table:table-cell office:value-type="float" office:value="0.1497011278" table:style-name="ce1">
            <text:p>0.1497011278</text:p>
          </table:table-cell>
          <table:table-cell office:value-type="float" office:value="1.04068129" table:style-name="ce1">
            <text:p>1.04068129</text:p>
          </table:table-cell>
          <table:table-cell office:value-type="float" office:value="0.469929810927778" table:style-name="ce1">
            <text:p>0.469929810927778</text:p>
          </table:table-cell>
          <table:table-cell office:value-type="float" office:value="0.49374010185" table:style-name="ce1">
            <text:p>0.49374010185</text:p>
          </table:table-cell>
          <table:table-cell office:value-type="float" office:value="0.206619822096036" table:style-name="ce1">
            <text:p>0.206619822096036</text:p>
          </table:table-cell>
          <table:table-cell office:value-type="float" office:value="18" table:style-name="ce1">
            <text:p>18</text:p>
          </table:table-cell>
          <table:table-cell office:value-type="float" office:value="1.677784329" table:style-name="ce1">
            <text:p>1.677784329</text:p>
          </table:table-cell>
          <table:table-cell office:value-type="float" office:value="4.532944001" table:style-name="ce1">
            <text:p>4.532944001</text:p>
          </table:table-cell>
          <table:table-cell office:value-type="float" office:value="3.27912851855556" table:style-name="ce1">
            <text:p>3.27912851855556</text:p>
          </table:table-cell>
          <table:table-cell office:value-type="float" office:value="3.517011719" table:style-name="ce1">
            <text:p>3.517011719</text:p>
          </table:table-cell>
          <table:table-cell office:value-type="float" office:value="1.23040383278372" table:style-name="ce1">
            <text:p>1.23040383278372</text:p>
          </table:table-cell>
          <table:table-cell office:value-type="float" office:value="18" table:style-name="ce1">
            <text:p>18</text:p>
          </table:table-cell>
          <table:table-cell office:value-type="float" office:value="3.161220457" table:style-name="ce1">
            <text:p>3.161220457</text:p>
          </table:table-cell>
          <table:table-cell office:value-type="float" office:value="8.752218208" table:style-name="ce1">
            <text:p>8.752218208</text:p>
          </table:table-cell>
          <table:table-cell office:value-type="float" office:value="6.1827183295" table:style-name="ce1">
            <text:p>6.1827183295</text:p>
          </table:table-cell>
          <table:table-cell office:value-type="float" office:value="6.763613939" table:style-name="ce1">
            <text:p>6.763613939</text:p>
          </table:table-cell>
          <table:table-cell office:value-type="float" office:value="2.14554765542138" table:style-name="ce1">
            <text:p>2.14554765542138</text:p>
          </table:table-cell>
          <table:table-cell office:value-type="float" office:value="18" table:style-name="ce1">
            <text:p>18</text:p>
          </table:table-cell>
          <table:table-cell office:value-type="float" office:value="15.60475335" table:style-name="ce1">
            <text:p>15.60475335</text:p>
          </table:table-cell>
          <table:table-cell office:value-type="float" office:value="79.59101541" table:style-name="ce1">
            <text:p>79.59101541</text:p>
          </table:table-cell>
          <table:table-cell office:value-type="float" office:value="43.5100677461111" table:style-name="ce1">
            <text:p>43.5100677461111</text:p>
          </table:table-cell>
          <table:table-cell office:value-type="float" office:value="38.3336019" table:style-name="ce1">
            <text:p>38.3336019</text:p>
          </table:table-cell>
          <table:table-cell office:value-type="float" office:value="26.5591463951791" table:style-name="ce1">
            <text:p>26.5591463951791</text:p>
          </table:table-cell>
          <table:table-cell office:value-type="float" office:value="13" table:style-name="ce1">
            <text:p>13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0.6291415776" table:style-name="ce1">
            <text:p>0.6291415776</text:p>
          </table:table-cell>
          <table:table-cell office:value-type="float" office:value="0.404367941861538" table:style-name="ce1">
            <text:p>0.404367941861538</text:p>
          </table:table-cell>
          <table:table-cell office:value-type="float" office:value="0.3429685591" table:style-name="ce1">
            <text:p>0.3429685591</text:p>
          </table:table-cell>
          <table:table-cell office:value-type="float" office:value="0.140986037044653" table:style-name="ce1">
            <text:p>0.140986037044653</text:p>
          </table:table-cell>
          <table:table-cell office:value-type="float" office:value="18" table:style-name="ce1">
            <text:p>18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150.001197" table:style-name="ce1">
            <text:p>150.001197</text:p>
          </table:table-cell>
          <table:table-cell office:value-type="float" office:value="77.6675020599444" table:style-name="ce1">
            <text:p>77.6675020599444</text:p>
          </table:table-cell>
          <table:table-cell office:value-type="float" office:value="79.635830025" table:style-name="ce1">
            <text:p>79.635830025</text:p>
          </table:table-cell>
          <table:table-cell office:value-type="float" office:value="62.5173043819822" table:style-name="ce1">
            <text:p>62.5173043819822</text:p>
          </table:table-cell>
          <table:table-cell office:value-type="float" office:value="18" table:style-name="ce1">
            <text:p>1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39140737822778" table:style-name="ce1">
            <text:p>2.39140737822778</text:p>
          </table:table-cell>
          <table:table-cell office:value-type="float" office:value="2.08628676445" table:style-name="ce1">
            <text:p>2.08628676445</text:p>
          </table:table-cell>
          <table:table-cell office:value-type="float" office:value="1.72637406687373" table:style-name="ce1">
            <text:p>1.72637406687373</text:p>
          </table:table-cell>
          <table:table-cell office:value-type="float" office:value="18" table:style-name="ce1">
            <text:p>18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312466167794444" table:style-name="ce1">
            <text:p>0.312466167794444</text:p>
          </table:table-cell>
          <table:table-cell office:value-type="float" office:value="0.2813755919" table:style-name="ce1">
            <text:p>0.2813755919</text:p>
          </table:table-cell>
          <table:table-cell office:value-type="float" office:value="0.112468317467329" table:style-name="ce1">
            <text:p>0.112468317467329</text:p>
          </table:table-cell>
          <table:table-cell office:value-type="float" office:value="18" table:style-name="ce1">
            <text:p>18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4.078030523" table:style-name="ce1">
            <text:p>4.078030523</text:p>
          </table:table-cell>
          <table:table-cell office:value-type="float" office:value="3.5222408815" table:style-name="ce1">
            <text:p>3.5222408815</text:p>
          </table:table-cell>
          <table:table-cell office:value-type="float" office:value="2.07792115564931" table:style-name="ce1">
            <text:p>2.07792115564931</text:p>
          </table:table-cell>
          <table:table-cell office:value-type="float" office:value="18" table:style-name="ce1">
            <text:p>18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39818878259444" table:style-name="ce1">
            <text:p>0.139818878259444</text:p>
          </table:table-cell>
          <table:table-cell office:value-type="float" office:value="0.1321119649" table:style-name="ce1">
            <text:p>0.1321119649</text:p>
          </table:table-cell>
          <table:table-cell office:value-type="float" office:value="0.0538200618366958" table:style-name="ce1">
            <text:p>0.0538200618366958</text:p>
          </table:table-cell>
          <table:table-cell office:value-type="float" office:value="18" table:style-name="ce1">
            <text:p>18</text:p>
          </table:table-cell>
          <table:table-cell office:value-type="float" office:value="1.811305023" table:style-name="ce1">
            <text:p>1.811305023</text:p>
          </table:table-cell>
          <table:table-cell office:value-type="float" office:value="4.718724254" table:style-name="ce1">
            <text:p>4.718724254</text:p>
          </table:table-cell>
          <table:table-cell office:value-type="float" office:value="3.41894678022222" table:style-name="ce1">
            <text:p>3.41894678022222</text:p>
          </table:table-cell>
          <table:table-cell office:value-type="float" office:value="3.6489389805" table:style-name="ce1">
            <text:p>3.6489389805</text:p>
          </table:table-cell>
          <table:table-cell office:value-type="float" office:value="1.23967761264212" table:style-name="ce1">
            <text:p>1.23967761264212</text:p>
          </table:table-cell>
          <table:table-cell office:value-type="float" office:value="18" table:style-name="ce1">
            <text:p>18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39818878259444" table:style-name="ce1">
            <text:p>0.139818878259444</text:p>
          </table:table-cell>
          <table:table-cell office:value-type="float" office:value="0.1321119649" table:style-name="ce1">
            <text:p>0.1321119649</text:p>
          </table:table-cell>
          <table:table-cell office:value-type="float" office:value="0.0538200618366958" table:style-name="ce1">
            <text:p>0.0538200618366958</text:p>
          </table:table-cell>
          <table:table-cell office:value-type="float" office:value="18" table:style-name="ce1">
            <text:p>18</text:p>
          </table:table-cell>
          <table:table-cell office:value-type="float" office:value="1.337285067" table:style-name="ce1">
            <text:p>1.337285067</text:p>
          </table:table-cell>
          <table:table-cell office:value-type="float" office:value="3.261257229" table:style-name="ce1">
            <text:p>3.261257229</text:p>
          </table:table-cell>
          <table:table-cell office:value-type="float" office:value="2.33794704727778" table:style-name="ce1">
            <text:p>2.33794704727778</text:p>
          </table:table-cell>
          <table:table-cell office:value-type="float" office:value="2.401555317" table:style-name="ce1">
            <text:p>2.401555317</text:p>
          </table:table-cell>
          <table:table-cell office:value-type="float" office:value="0.712099493509177" table:style-name="ce1">
            <text:p>0.712099493509177</text:p>
          </table:table-cell>
          <table:table-cell office:value-type="float" office:value="18" table:style-name="ce1">
            <text:p>18</text:p>
          </table:table-cell>
          <table:table-cell office:value-type="float" office:value="1.651067" table:style-name="ce1">
            <text:p>1.651067</text:p>
          </table:table-cell>
          <table:table-cell office:value-type="float" office:value="4.268986896" table:style-name="ce1">
            <text:p>4.268986896</text:p>
          </table:table-cell>
          <table:table-cell office:value-type="float" office:value="3.03957767494444" table:style-name="ce1">
            <text:p>3.03957767494444</text:p>
          </table:table-cell>
          <table:table-cell office:value-type="float" office:value="3.169450683" table:style-name="ce1">
            <text:p>3.169450683</text:p>
          </table:table-cell>
          <table:table-cell office:value-type="float" office:value="1.10490569670813" table:style-name="ce1">
            <text:p>1.10490569670813</text:p>
          </table:table-cell>
          <table:table-cell office:value-type="float" office:value="18" table:style-name="ce1">
            <text:p>18</text:p>
          </table:table-cell>
          <table:table-cell office:value-type="float" office:value="0.1572800831" table:style-name="ce1">
            <text:p>0.1572800831</text:p>
          </table:table-cell>
          <table:table-cell office:value-type="float" office:value="0.5485359572" table:style-name="ce1">
            <text:p>0.5485359572</text:p>
          </table:table-cell>
          <table:table-cell office:value-type="float" office:value="0.379369105238889" table:style-name="ce1">
            <text:p>0.379369105238889</text:p>
          </table:table-cell>
          <table:table-cell office:value-type="float" office:value="0.43098901485" table:style-name="ce1">
            <text:p>0.43098901485</text:p>
          </table:table-cell>
          <table:table-cell office:value-type="float" office:value="0.146024500310045" table:style-name="ce1">
            <text:p>0.146024500310045</text:p>
          </table:table-cell>
          <table:table-cell office:value-type="float" office:value="18" table:style-name="ce1">
            <text:p>18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27.46891" table:style-name="ce1">
            <text:p>27.46891</text:p>
          </table:table-cell>
          <table:table-cell office:value-type="float" office:value="14.0392102348333" table:style-name="ce1">
            <text:p>14.0392102348333</text:p>
          </table:table-cell>
          <table:table-cell office:value-type="float" office:value="12.796519145" table:style-name="ce1">
            <text:p>12.796519145</text:p>
          </table:table-cell>
          <table:table-cell office:value-type="float" office:value="10.2049756740635" table:style-name="ce1">
            <text:p>10.2049756740635</text:p>
          </table:table-cell>
          <table:table-cell office:value-type="float" office:value="18" table:style-name="ce1">
            <text:p>18</text:p>
          </table:table-cell>
          <table:table-cell office:value-type="float" office:value="0.9223246448" table:style-name="ce1">
            <text:p>0.9223246448</text:p>
          </table:table-cell>
          <table:table-cell office:value-type="float" office:value="10.39390406" table:style-name="ce1">
            <text:p>10.39390406</text:p>
          </table:table-cell>
          <table:table-cell office:value-type="float" office:value="4.89829561181667" table:style-name="ce1">
            <text:p>4.89829561181667</text:p>
          </table:table-cell>
          <table:table-cell office:value-type="float" office:value="4.1214407765" table:style-name="ce1">
            <text:p>4.1214407765</text:p>
          </table:table-cell>
          <table:table-cell office:value-type="float" office:value="3.7687518403086" table:style-name="ce1">
            <text:p>3.7687518403086</text:p>
          </table:table-cell>
          <table:table-cell office:value-type="float" office:value="18" table:style-name="ce1">
            <text:p>18</text:p>
          </table:table-cell>
          <table:table-cell office:value-type="float" office:value="1247.706612" table:style-name="ce1">
            <text:p>1247.706612</text:p>
          </table:table-cell>
          <table:table-cell office:value-type="float" office:value="2237.544855" table:style-name="ce1">
            <text:p>2237.544855</text:p>
          </table:table-cell>
          <table:table-cell office:value-type="float" office:value="1785.80898083333" table:style-name="ce1">
            <text:p>1785.80898083333</text:p>
          </table:table-cell>
          <table:table-cell office:value-type="float" office:value="1890.8842315" table:style-name="ce1">
            <text:p>1890.8842315</text:p>
          </table:table-cell>
          <table:table-cell office:value-type="float" office:value="420.63823530235" table:style-name="ce1">
            <text:p>420.63823530235</text:p>
          </table:table-cell>
          <table:table-cell office:value-type="float" office:value="18" table:style-name="ce1">
            <text:p>18</text:p>
          </table:table-cell>
          <table:table-cell office:value-type="float" office:value="37.00623725" table:style-name="ce1">
            <text:p>37.00623725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27.194596060556" table:style-name="ce1">
            <text:p>127.194596060556</text:p>
          </table:table-cell>
          <table:table-cell office:value-type="float" office:value="139.84073275" table:style-name="ce1">
            <text:p>139.84073275</text:p>
          </table:table-cell>
          <table:table-cell office:value-type="float" office:value="45.0972491687302" table:style-name="ce1">
            <text:p>45.0972491687302</text:p>
          </table:table-cell>
          <table:table-cell office:value-type="float" office:value="18" table:style-name="ce1">
            <text:p>18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179.9926615" table:style-name="ce1">
            <text:p>179.9926615</text:p>
          </table:table-cell>
          <table:table-cell office:value-type="float" office:value="135.920870525" table:style-name="ce1">
            <text:p>135.920870525</text:p>
          </table:table-cell>
          <table:table-cell office:value-type="float" office:value="142.9947218" table:style-name="ce1">
            <text:p>142.9947218</text:p>
          </table:table-cell>
          <table:table-cell office:value-type="float" office:value="35.5127124441256" table:style-name="ce1">
            <text:p>35.5127124441256</text:p>
          </table:table-cell>
          <table:table-cell office:value-type="float" office:value="18" table:style-name="ce1">
            <text:p>18</text:p>
          </table:table-cell>
          <table:table-cell office:value-type="float" office:value="20.49669898" table:style-name="ce1">
            <text:p>20.49669898</text:p>
          </table:table-cell>
          <table:table-cell office:value-type="float" office:value="123.4820501" table:style-name="ce1">
            <text:p>123.4820501</text:p>
          </table:table-cell>
          <table:table-cell office:value-type="float" office:value="76.1136648427778" table:style-name="ce1">
            <text:p>76.1136648427778</text:p>
          </table:table-cell>
          <table:table-cell office:value-type="float" office:value="90.00171885" table:style-name="ce1">
            <text:p>90.00171885</text:p>
          </table:table-cell>
          <table:table-cell office:value-type="float" office:value="37.8179903320611" table:style-name="ce1">
            <text:p>37.8179903320611</text:p>
          </table:table-cell>
          <table:table-cell office:value-type="float" office:value="18" table:style-name="ce1">
            <text:p>18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47.0038570638333" table:style-name="ce1">
            <text:p>47.0038570638333</text:p>
          </table:table-cell>
          <table:table-cell office:value-type="float" office:value="36.95882706" table:style-name="ce1">
            <text:p>36.95882706</text:p>
          </table:table-cell>
          <table:table-cell office:value-type="float" office:value="34.9274394661343" table:style-name="ce1">
            <text:p>34.9274394661343</text:p>
          </table:table-cell>
          <table:table-cell office:value-type="float" office:value="18" table:style-name="ce1">
            <text:p>18</text:p>
          </table:table-cell>
          <table:table-cell office:value-type="float" office:value="0.001959017143" table:style-name="ce1">
            <text:p>0.001959017143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0369278150666667" table:style-name="ce1">
            <text:p>0.00369278150666667</text:p>
          </table:table-cell>
          <table:table-cell office:value-type="float" office:value="0.00295086078" table:style-name="ce1">
            <text:p>0.00295086078</text:p>
          </table:table-cell>
          <table:table-cell office:value-type="float" office:value="0.00162640124899254" table:style-name="ce1">
            <text:p>0.00162640124899254</text:p>
          </table:table-cell>
          <table:table-cell office:value-type="float" office:value="18" table:style-name="ce1">
            <text:p>18</text:p>
          </table:table-cell>
          <table:table-cell office:value-type="float" office:value="0.01687079358" table:style-name="ce1">
            <text:p>0.01687079358</text:p>
          </table:table-cell>
          <table:table-cell office:value-type="float" office:value="0.0186247356" table:style-name="ce1">
            <text:p>0.0186247356</text:p>
          </table:table-cell>
          <table:table-cell office:value-type="float" office:value="0.0177803091572222" table:style-name="ce1">
            <text:p>0.0177803091572222</text:p>
          </table:table-cell>
          <table:table-cell office:value-type="float" office:value="0.017675240255" table:style-name="ce1">
            <text:p>0.017675240255</text:p>
          </table:table-cell>
          <table:table-cell office:value-type="float" office:value="0.000631499395378249" table:style-name="ce1">
            <text:p>0.000631499395378249</text:p>
          </table:table-cell>
          <table:table-cell office:value-type="float" office:value="18" table:style-name="ce1">
            <text:p>18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7.54954920961111" table:style-name="ce1">
            <text:p>7.54954920961111</text:p>
          </table:table-cell>
          <table:table-cell office:value-type="float" office:value="6.6892335805" table:style-name="ce1">
            <text:p>6.6892335805</text:p>
          </table:table-cell>
          <table:table-cell office:value-type="float" office:value="3.46609453918685" table:style-name="ce1">
            <text:p>3.46609453918685</text:p>
          </table:table-cell>
          <table:table-cell office:value-type="float" office:value="18" table:style-name="ce1">
            <text:p>18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75.1228556016667" table:style-name="ce1">
            <text:p>75.1228556016667</text:p>
          </table:table-cell>
          <table:table-cell office:value-type="float" office:value="17.32886924" table:style-name="ce1">
            <text:p>17.32886924</text:p>
          </table:table-cell>
          <table:table-cell office:value-type="float" office:value="110.891890954351" table:style-name="ce1">
            <text:p>110.891890954351</text:p>
          </table:table-cell>
          <table:table-cell office:value-type="float" office:value="18" table:style-name="ce1">
            <text:p>18</text:p>
          </table:table-cell>
          <table:table-cell office:value-type="float" office:value="0.1923746828" table:style-name="ce1">
            <text:p>0.1923746828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0.9061710457" table:style-name="ce1">
            <text:p>0.9061710457</text:p>
          </table:table-cell>
          <table:table-cell office:value-type="float" office:value="0.4068364707" table:style-name="ce1">
            <text:p>0.4068364707</text:p>
          </table:table-cell>
          <table:table-cell office:value-type="float" office:value="1.17612513548336" table:style-name="ce1">
            <text:p>1.17612513548336</text:p>
          </table:table-cell>
          <table:table-cell office:value-type="float" office:value="15" table:style-name="ce1">
            <text:p>15</text:p>
          </table:table-cell>
          <table:table-cell office:value-type="float" office:value="0.2621481471" table:style-name="ce1">
            <text:p>0.2621481471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1.59326838248" table:style-name="ce1">
            <text:p>1.59326838248</text:p>
          </table:table-cell>
          <table:table-cell office:value-type="float" office:value="0.4542058312" table:style-name="ce1">
            <text:p>0.4542058312</text:p>
          </table:table-cell>
          <table:table-cell office:value-type="float" office:value="2.43723915018736" table:style-name="ce1">
            <text:p>2.437239150187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float" office:value="12" table:style-name="ce1">
            <text:p>12</text:p>
          </table:table-cell>
          <table:table-cell office:value-type="float" office:value="4.237994026" table:style-name="ce1">
            <text:p>4.237994026</text:p>
          </table:table-cell>
          <table:table-cell office:value-type="float" office:value="26.49873881" table:style-name="ce1">
            <text:p>26.49873881</text:p>
          </table:table-cell>
          <table:table-cell office:value-type="float" office:value="12.4295303946667" table:style-name="ce1">
            <text:p>12.4295303946667</text:p>
          </table:table-cell>
          <table:table-cell office:value-type="float" office:value="9.685202652" table:style-name="ce1">
            <text:p>9.685202652</text:p>
          </table:table-cell>
          <table:table-cell office:value-type="float" office:value="8.75931804698385" table:style-name="ce1">
            <text:p>8.75931804698385</text:p>
          </table:table-cell>
          <table:table-cell office:value-type="float" office:value="12" table:style-name="ce1">
            <text:p>12</text:p>
          </table:table-cell>
          <table:table-cell office:value-type="float" office:value="1.227924978" table:style-name="ce1">
            <text:p>1.227924978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4.87679588066667" table:style-name="ce1">
            <text:p>4.87679588066667</text:p>
          </table:table-cell>
          <table:table-cell office:value-type="float" office:value="3.8651638215" table:style-name="ce1">
            <text:p>3.8651638215</text:p>
          </table:table-cell>
          <table:table-cell office:value-type="float" office:value="3.52328097609322" table:style-name="ce1">
            <text:p>3.52328097609322</text:p>
          </table:table-cell>
          <table:table-cell office:value-type="float" office:value="12" table:style-name="ce1">
            <text:p>12</text:p>
          </table:table-cell>
          <table:table-cell office:value-type="float" office:value="-0.4000926797" table:style-name="ce1">
            <text:p>-0.4000926797</text:p>
          </table:table-cell>
          <table:table-cell office:value-type="float" office:value="1.247376159" table:style-name="ce1">
            <text:p>1.247376159</text:p>
          </table:table-cell>
          <table:table-cell office:value-type="float" office:value="0.105815670569167" table:style-name="ce1">
            <text:p>0.105815670569167</text:p>
          </table:table-cell>
          <table:table-cell office:value-type="float" office:value="-0.121928359135" table:style-name="ce1">
            <text:p>-0.121928359135</text:p>
          </table:table-cell>
          <table:table-cell office:value-type="float" office:value="0.622012215545111" table:style-name="ce1">
            <text:p>0.622012215545111</text:p>
          </table:table-cell>
          <table:table-cell office:value-type="float" office:value="12" table:style-name="ce1">
            <text:p>12</text:p>
          </table:table-cell>
          <table:table-cell office:value-type="float" office:value="3.004329361" table:style-name="ce1">
            <text:p>3.004329361</text:p>
          </table:table-cell>
          <table:table-cell office:value-type="float" office:value="7.029555044" table:style-name="ce1">
            <text:p>7.029555044</text:p>
          </table:table-cell>
          <table:table-cell office:value-type="float" office:value="3.91209438216667" table:style-name="ce1">
            <text:p>3.91209438216667</text:p>
          </table:table-cell>
          <table:table-cell office:value-type="float" office:value="3.362710651" table:style-name="ce1">
            <text:p>3.362710651</text:p>
          </table:table-cell>
          <table:table-cell office:value-type="float" office:value="1.30762268890255" table:style-name="ce1">
            <text:p>1.30762268890255</text:p>
          </table:table-cell>
          <table:table-cell office:value-type="float" office:value="12" table:style-name="ce1">
            <text:p>12</text:p>
          </table:table-cell>
          <table:table-cell office:value-type="float" office:value="5.823009" table:style-name="ce1">
            <text:p>5.823009</text:p>
          </table:table-cell>
          <table:table-cell office:value-type="float" office:value="35.01605" table:style-name="ce1">
            <text:p>35.01605</text:p>
          </table:table-cell>
          <table:table-cell office:value-type="float" office:value="15.23162875" table:style-name="ce1">
            <text:p>15.23162875</text:p>
          </table:table-cell>
          <table:table-cell office:value-type="float" office:value="10.150684" table:style-name="ce1">
            <text:p>10.150684</text:p>
          </table:table-cell>
          <table:table-cell office:value-type="float" office:value="11.4081226514386" table:style-name="ce1">
            <text:p>11.4081226514386</text:p>
          </table:table-cell>
          <table:table-cell office:value-type="float" office:value="12" table:style-name="ce1">
            <text:p>12</text:p>
          </table:table-cell>
          <table:table-cell office:value-type="float" office:value="2.589301" table:style-name="ce1">
            <text:p>2.589301</text:p>
          </table:table-cell>
          <table:table-cell office:value-type="float" office:value="28.06376" table:style-name="ce1">
            <text:p>28.06376</text:p>
          </table:table-cell>
          <table:table-cell office:value-type="float" office:value="15.6490599166667" table:style-name="ce1">
            <text:p>15.6490599166667</text:p>
          </table:table-cell>
          <table:table-cell office:value-type="float" office:value="15.51902" table:style-name="ce1">
            <text:p>15.51902</text:p>
          </table:table-cell>
          <table:table-cell office:value-type="float" office:value="9.36934671932284" table:style-name="ce1">
            <text:p>9.36934671932284</text:p>
          </table:table-cell>
          <table:table-cell office:value-type="float" office:value="12" table:style-name="ce1">
            <text:p>12</text:p>
          </table:table-cell>
          <table:table-cell office:value-type="float" office:value="8.41231" table:style-name="ce1">
            <text:p>8.41231</text:p>
          </table:table-cell>
          <table:table-cell office:value-type="float" office:value="63.07981" table:style-name="ce1">
            <text:p>63.07981</text:p>
          </table:table-cell>
          <table:table-cell office:value-type="float" office:value="30.8806886666667" table:style-name="ce1">
            <text:p>30.8806886666667</text:p>
          </table:table-cell>
          <table:table-cell office:value-type="float" office:value="25.858769" table:style-name="ce1">
            <text:p>25.858769</text:p>
          </table:table-cell>
          <table:table-cell office:value-type="float" office:value="20.0345100769722" table:style-name="ce1">
            <text:p>20.0345100769722</text:p>
          </table:table-cell>
          <table:table-cell office:value-type="float" office:value="12" table:style-name="ce1">
            <text:p>12</text:p>
          </table:table-cell>
          <table:table-cell office:value-type="float" office:value="0.9650876673" table:style-name="ce1">
            <text:p>0.9650876673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3.78940896844167" table:style-name="ce1">
            <text:p>3.78940896844167</text:p>
          </table:table-cell>
          <table:table-cell office:value-type="float" office:value="2.9918378" table:style-name="ce1">
            <text:p>2.9918378</text:p>
          </table:table-cell>
          <table:table-cell office:value-type="float" office:value="2.75667643664617" table:style-name="ce1">
            <text:p>2.75667643664617</text:p>
          </table:table-cell>
          <table:table-cell office:value-type="float" office:value="12" table:style-name="ce1">
            <text:p>12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0.312473452328333" table:style-name="ce1">
            <text:p>0.312473452328333</text:p>
          </table:table-cell>
          <table:table-cell office:value-type="float" office:value="0.30280150655" table:style-name="ce1">
            <text:p>0.30280150655</text:p>
          </table:table-cell>
          <table:table-cell office:value-type="float" office:value="0.246938428793253" table:style-name="ce1">
            <text:p>0.246938428793253</text:p>
          </table:table-cell>
          <table:table-cell office:value-type="float" office:value="12" table:style-name="ce1">
            <text:p>12</text:p>
          </table:table-cell>
          <table:table-cell office:value-type="float" office:value="1.430178173" table:style-name="ce1">
            <text:p>1.430178173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6.36751665391667" table:style-name="ce1">
            <text:p>6.36751665391667</text:p>
          </table:table-cell>
          <table:table-cell office:value-type="float" office:value="4.7962940415" table:style-name="ce1">
            <text:p>4.7962940415</text:p>
          </table:table-cell>
          <table:table-cell office:value-type="float" office:value="5.05572230365574" table:style-name="ce1">
            <text:p>5.05572230365574</text:p>
          </table:table-cell>
          <table:table-cell office:value-type="float" office:value="12" table:style-name="ce1">
            <text:p>12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10.2529668441667" table:style-name="ce1">
            <text:p>10.2529668441667</text:p>
          </table:table-cell>
          <table:table-cell office:value-type="float" office:value="8.7455201655" table:style-name="ce1">
            <text:p>8.7455201655</text:p>
          </table:table-cell>
          <table:table-cell office:value-type="float" office:value="7.46628488318668" table:style-name="ce1">
            <text:p>7.46628488318668</text:p>
          </table:table-cell>
          <table:table-cell office:value-type="float" office:value="12" table:style-name="ce1">
            <text:p>12</text:p>
          </table:table-cell>
          <table:table-cell office:value-type="float" office:value="17.99139274" table:style-name="ce1">
            <text:p>17.99139274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47.6925392025" table:style-name="ce1">
            <text:p>47.6925392025</text:p>
          </table:table-cell>
          <table:table-cell office:value-type="float" office:value="37.140019035" table:style-name="ce1">
            <text:p>37.140019035</text:p>
          </table:table-cell>
          <table:table-cell office:value-type="float" office:value="34.0437089586216" table:style-name="ce1">
            <text:p>34.0437089586216</text:p>
          </table:table-cell>
          <table:table-cell office:value-type="float" office:value="4" table:style-name="ce1">
            <text:p>4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0.488954409225" table:style-name="ce1">
            <text:p>0.488954409225</text:p>
          </table:table-cell>
          <table:table-cell office:value-type="float" office:value="0.57255653915" table:style-name="ce1">
            <text:p>0.57255653915</text:p>
          </table:table-cell>
          <table:table-cell office:value-type="float" office:value="0.190406783940221" table:style-name="ce1">
            <text:p>0.190406783940221</text:p>
          </table:table-cell>
          <table:table-cell office:value-type="float" office:value="12" table:style-name="ce1">
            <text:p>12</text:p>
          </table:table-cell>
          <table:table-cell office:value-type="float" office:value="99.76208543" table:style-name="ce1">
            <text:p>99.76208543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142.065062253333" table:style-name="ce1">
            <text:p>142.065062253333</text:p>
          </table:table-cell>
          <table:table-cell office:value-type="float" office:value="152.74868095" table:style-name="ce1">
            <text:p>152.74868095</text:p>
          </table:table-cell>
          <table:table-cell office:value-type="float" office:value="26.0152232349548" table:style-name="ce1">
            <text:p>26.0152232349548</text:p>
          </table:table-cell>
          <table:table-cell office:value-type="float" office:value="12" table:style-name="ce1">
            <text:p>1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2511181476" table:style-name="ce1">
            <text:p>2.2511181476</text:p>
          </table:table-cell>
          <table:table-cell office:value-type="float" office:value="1.97655691785" table:style-name="ce1">
            <text:p>1.97655691785</text:p>
          </table:table-cell>
          <table:table-cell office:value-type="float" office:value="1.7122825200762" table:style-name="ce1">
            <text:p>1.7122825200762</text:p>
          </table:table-cell>
          <table:table-cell office:value-type="float" office:value="12" table:style-name="ce1">
            <text:p>12</text:p>
          </table:table-cell>
          <table:table-cell office:value-type="float" office:value="0.2353512977" table:style-name="ce1">
            <text:p>0.2353512977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0.33687162375" table:style-name="ce1">
            <text:p>0.33687162375</text:p>
          </table:table-cell>
          <table:table-cell office:value-type="float" office:value="0.2982959385" table:style-name="ce1">
            <text:p>0.2982959385</text:p>
          </table:table-cell>
          <table:table-cell office:value-type="float" office:value="0.113107226195981" table:style-name="ce1">
            <text:p>0.113107226195981</text:p>
          </table:table-cell>
          <table:table-cell office:value-type="float" office:value="12" table:style-name="ce1">
            <text:p>12</text:p>
          </table:table-cell>
          <table:table-cell office:value-type="float" office:value="2.56926081" table:style-name="ce1">
            <text:p>2.56926081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4.99977015483333" table:style-name="ce1">
            <text:p>4.99977015483333</text:p>
          </table:table-cell>
          <table:table-cell office:value-type="float" office:value="3.7472885935" table:style-name="ce1">
            <text:p>3.7472885935</text:p>
          </table:table-cell>
          <table:table-cell office:value-type="float" office:value="3.12000372573336" table:style-name="ce1">
            <text:p>3.12000372573336</text:p>
          </table:table-cell>
          <table:table-cell office:value-type="float" office:value="12" table:style-name="ce1">
            <text:p>12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244744014375" table:style-name="ce1">
            <text:p>0.2244744014375</text:p>
          </table:table-cell>
          <table:table-cell office:value-type="float" office:value="0.1583790085" table:style-name="ce1">
            <text:p>0.1583790085</text:p>
          </table:table-cell>
          <table:table-cell office:value-type="float" office:value="0.140595627235568" table:style-name="ce1">
            <text:p>0.140595627235568</text:p>
          </table:table-cell>
          <table:table-cell office:value-type="float" office:value="12" table:style-name="ce1">
            <text:p>12</text:p>
          </table:table-cell>
          <table:table-cell office:value-type="float" office:value="1.528673929" table:style-name="ce1">
            <text:p>1.528673929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6.59199163275" table:style-name="ce1">
            <text:p>6.59199163275</text:p>
          </table:table-cell>
          <table:table-cell office:value-type="float" office:value="4.96396583" table:style-name="ce1">
            <text:p>4.96396583</text:p>
          </table:table-cell>
          <table:table-cell office:value-type="float" office:value="5.19334427923977" table:style-name="ce1">
            <text:p>5.19334427923977</text:p>
          </table:table-cell>
          <table:table-cell office:value-type="float" office:value="12" table:style-name="ce1">
            <text:p>12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244744014375" table:style-name="ce1">
            <text:p>0.2244744014375</text:p>
          </table:table-cell>
          <table:table-cell office:value-type="float" office:value="0.1583790085" table:style-name="ce1">
            <text:p>0.1583790085</text:p>
          </table:table-cell>
          <table:table-cell office:value-type="float" office:value="0.140595627235568" table:style-name="ce1">
            <text:p>0.140595627235568</text:p>
          </table:table-cell>
          <table:table-cell office:value-type="float" office:value="12" table:style-name="ce1">
            <text:p>12</text:p>
          </table:table-cell>
          <table:table-cell office:value-type="float" office:value="1.05223575" table:style-name="ce1">
            <text:p>1.05223575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4.0071832515" table:style-name="ce1">
            <text:p>4.0071832515</text:p>
          </table:table-cell>
          <table:table-cell office:value-type="float" office:value="3.303536349" table:style-name="ce1">
            <text:p>3.303536349</text:p>
          </table:table-cell>
          <table:table-cell office:value-type="float" office:value="2.79295802315273" table:style-name="ce1">
            <text:p>2.79295802315273</text:p>
          </table:table-cell>
          <table:table-cell office:value-type="float" office:value="12" table:style-name="ce1">
            <text:p>12</text:p>
          </table:table-cell>
          <table:table-cell office:value-type="float" office:value="1.43935425" table:style-name="ce1">
            <text:p>1.43935425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5.9623947485" table:style-name="ce1">
            <text:p>5.9623947485</text:p>
          </table:table-cell>
          <table:table-cell office:value-type="float" office:value="4.405348151" table:style-name="ce1">
            <text:p>4.405348151</text:p>
          </table:table-cell>
          <table:table-cell office:value-type="float" office:value="4.75436337658944" table:style-name="ce1">
            <text:p>4.75436337658944</text:p>
          </table:table-cell>
          <table:table-cell office:value-type="float" office:value="12" table:style-name="ce1">
            <text:p>12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0.629596883765" table:style-name="ce1">
            <text:p>0.629596883765</text:p>
          </table:table-cell>
          <table:table-cell office:value-type="float" office:value="0.5608904767" table:style-name="ce1">
            <text:p>0.5608904767</text:p>
          </table:table-cell>
          <table:table-cell office:value-type="float" office:value="0.447052747970702" table:style-name="ce1">
            <text:p>0.447052747970702</text:p>
          </table:table-cell>
          <table:table-cell office:value-type="float" office:value="12" table:style-name="ce1">
            <text:p>12</text:p>
          </table:table-cell>
          <table:table-cell office:value-type="float" office:value="2.666318" table:style-name="ce1">
            <text:p>2.666318</text:p>
          </table:table-cell>
          <table:table-cell office:value-type="float" office:value="65.84225" table:style-name="ce1">
            <text:p>65.84225</text:p>
          </table:table-cell>
          <table:table-cell office:value-type="float" office:value="24.04719893475" table:style-name="ce1">
            <text:p>24.04719893475</text:p>
          </table:table-cell>
          <table:table-cell office:value-type="float" office:value="15.0973363335" table:style-name="ce1">
            <text:p>15.0973363335</text:p>
          </table:table-cell>
          <table:table-cell office:value-type="float" office:value="24.9168598976109" table:style-name="ce1">
            <text:p>24.9168598976109</text:p>
          </table:table-cell>
          <table:table-cell office:value-type="float" office:value="12" table:style-name="ce1">
            <text:p>12</text:p>
          </table:table-cell>
          <table:table-cell office:value-type="float" office:value="0.8852142945" table:style-name="ce1">
            <text:p>0.8852142945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10.0034017793833" table:style-name="ce1">
            <text:p>10.0034017793833</text:p>
          </table:table-cell>
          <table:table-cell office:value-type="float" office:value="3.360546521" table:style-name="ce1">
            <text:p>3.360546521</text:p>
          </table:table-cell>
          <table:table-cell office:value-type="float" office:value="13.5799201080618" table:style-name="ce1">
            <text:p>13.5799201080618</text:p>
          </table:table-cell>
          <table:table-cell office:value-type="float" office:value="12" table:style-name="ce1">
            <text:p>12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1866.12955141667" table:style-name="ce1">
            <text:p>1866.12955141667</text:p>
          </table:table-cell>
          <table:table-cell office:value-type="float" office:value="1848.7408885" table:style-name="ce1">
            <text:p>1848.7408885</text:p>
          </table:table-cell>
          <table:table-cell office:value-type="float" office:value="748.199871401987" table:style-name="ce1">
            <text:p>748.199871401987</text:p>
          </table:table-cell>
          <table:table-cell office:value-type="float" office:value="12" table:style-name="ce1">
            <text:p>12</text:p>
          </table:table-cell>
          <table:table-cell office:value-type="float" office:value="36.99317536" table:style-name="ce1">
            <text:p>36.99317536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121.576164409167" table:style-name="ce1">
            <text:p>121.576164409167</text:p>
          </table:table-cell>
          <table:table-cell office:value-type="float" office:value="148.07479705" table:style-name="ce1">
            <text:p>148.07479705</text:p>
          </table:table-cell>
          <table:table-cell office:value-type="float" office:value="51.1882019407613" table:style-name="ce1">
            <text:p>51.1882019407613</text:p>
          </table:table-cell>
          <table:table-cell office:value-type="float" office:value="12" table:style-name="ce1">
            <text:p>12</text:p>
          </table:table-cell>
          <table:table-cell office:value-type="float" office:value="142.9953345" table:style-name="ce1">
            <text:p>142.9953345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61.500201508333" table:style-name="ce1">
            <text:p>161.500201508333</text:p>
          </table:table-cell>
          <table:table-cell office:value-type="float" office:value="161.50280345" table:style-name="ce1">
            <text:p>161.50280345</text:p>
          </table:table-cell>
          <table:table-cell office:value-type="float" office:value="19.3148689887148" table:style-name="ce1">
            <text:p>19.3148689887148</text:p>
          </table:table-cell>
          <table:table-cell office:value-type="float" office:value="12" table:style-name="ce1">
            <text:p>12</text:p>
          </table:table-cell>
          <table:table-cell office:value-type="float" office:value="26.7801592" table:style-name="ce1">
            <text:p>26.7801592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133.531168831667" table:style-name="ce1">
            <text:p>133.531168831667</text:p>
          </table:table-cell>
          <table:table-cell office:value-type="float" office:value="159.3619839" table:style-name="ce1">
            <text:p>159.3619839</text:p>
          </table:table-cell>
          <table:table-cell office:value-type="float" office:value="51.5254217852949" table:style-name="ce1">
            <text:p>51.5254217852949</text:p>
          </table:table-cell>
          <table:table-cell office:value-type="float" office:value="12" table:style-name="ce1">
            <text:p>12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87.07636665" table:style-name="ce1">
            <text:p>87.07636665</text:p>
          </table:table-cell>
          <table:table-cell office:value-type="float" office:value="37.7654509575" table:style-name="ce1">
            <text:p>37.7654509575</text:p>
          </table:table-cell>
          <table:table-cell office:value-type="float" office:value="28.37356724" table:style-name="ce1">
            <text:p>28.37356724</text:p>
          </table:table-cell>
          <table:table-cell office:value-type="float" office:value="31.6991537851569" table:style-name="ce1">
            <text:p>31.6991537851569</text:p>
          </table:table-cell>
          <table:table-cell office:value-type="float" office:value="12" table:style-name="ce1">
            <text:p>12</text:p>
          </table:table-cell>
          <table:table-cell office:value-type="float" office:value="0.002083548661" table:style-name="ce1">
            <text:p>0.002083548661</text:p>
          </table:table-cell>
          <table:table-cell office:value-type="float" office:value="0.006051447908" table:style-name="ce1">
            <text:p>0.006051447908</text:p>
          </table:table-cell>
          <table:table-cell office:value-type="float" office:value="0.00383340632716667" table:style-name="ce1">
            <text:p>0.00383340632716667</text:p>
          </table:table-cell>
          <table:table-cell office:value-type="float" office:value="0.0035173685635" table:style-name="ce1">
            <text:p>0.0035173685635</text:p>
          </table:table-cell>
          <table:table-cell office:value-type="float" office:value="0.00144727525905756" table:style-name="ce1">
            <text:p>0.00144727525905756</text:p>
          </table:table-cell>
          <table:table-cell office:value-type="float" office:value="12" table:style-name="ce1">
            <text:p>12</text:p>
          </table:table-cell>
          <table:table-cell office:value-type="float" office:value="0.0183312946" table:style-name="ce1">
            <text:p>0.0183312946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878720524" table:style-name="ce1">
            <text:p>0.01878720524</text:p>
          </table:table-cell>
          <table:table-cell office:value-type="float" office:value="0.01864176297" table:style-name="ce1">
            <text:p>0.01864176297</text:p>
          </table:table-cell>
          <table:table-cell office:value-type="float" office:value="0.000444253512780816" table:style-name="ce1">
            <text:p>0.000444253512780816</text:p>
          </table:table-cell>
          <table:table-cell office:value-type="float" office:value="12" table:style-name="ce1">
            <text:p>12</text:p>
          </table:table-cell>
          <table:table-cell office:value-type="float" office:value="3.178172013" table:style-name="ce1">
            <text:p>3.178172013</text:p>
          </table:table-cell>
          <table:table-cell office:value-type="float" office:value="11.05249006" table:style-name="ce1">
            <text:p>11.05249006</text:p>
          </table:table-cell>
          <table:table-cell office:value-type="float" office:value="7.05671052275" table:style-name="ce1">
            <text:p>7.05671052275</text:p>
          </table:table-cell>
          <table:table-cell office:value-type="float" office:value="7.3947628695" table:style-name="ce1">
            <text:p>7.3947628695</text:p>
          </table:table-cell>
          <table:table-cell office:value-type="float" office:value="2.9701849919017" table:style-name="ce1">
            <text:p>2.9701849919017</text:p>
          </table:table-cell>
          <table:table-cell office:value-type="float" office:value="12" table:style-name="ce1">
            <text:p>12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477.852832865" table:style-name="ce1">
            <text:p>477.852832865</text:p>
          </table:table-cell>
          <table:table-cell office:value-type="float" office:value="123.654761835" table:style-name="ce1">
            <text:p>123.654761835</text:p>
          </table:table-cell>
          <table:table-cell office:value-type="float" office:value="692.137862530111" table:style-name="ce1">
            <text:p>692.137862530111</text:p>
          </table:table-cell>
          <table:table-cell office:value-type="float" office:value="12" table:style-name="ce1">
            <text:p>12</text:p>
          </table:table-cell>
          <table:table-cell office:value-type="float" office:value="0.2667829201" table:style-name="ce1">
            <text:p>0.2667829201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0.717104801433333" table:style-name="ce1">
            <text:p>0.717104801433333</text:p>
          </table:table-cell>
          <table:table-cell office:value-type="float" office:value="0.6855883747" table:style-name="ce1">
            <text:p>0.6855883747</text:p>
          </table:table-cell>
          <table:table-cell office:value-type="float" office:value="0.390527547939517" table:style-name="ce1">
            <text:p>0.390527547939517</text:p>
          </table:table-cell>
          <table:table-cell office:value-type="float" office:value="12" table:style-name="ce1">
            <text:p>12</text:p>
          </table:table-cell>
          <table:table-cell office:value-type="float" office:value="0.4780656033" table:style-name="ce1">
            <text:p>0.4780656033</text:p>
          </table:table-cell>
          <table:table-cell office:value-type="float" office:value="2.050036305" table:style-name="ce1">
            <text:p>2.050036305</text:p>
          </table:table-cell>
          <table:table-cell office:value-type="float" office:value="1.374022511075" table:style-name="ce1">
            <text:p>1.374022511075</text:p>
          </table:table-cell>
          <table:table-cell office:value-type="float" office:value="1.3553307105" table:style-name="ce1">
            <text:p>1.3553307105</text:p>
          </table:table-cell>
          <table:table-cell office:value-type="float" office:value="0.607111970328355" table:style-name="ce1">
            <text:p>0.60711197032835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float" office:value="24" table:style-name="ce1">
            <text:p>24</text:p>
          </table:table-cell>
          <table:table-cell office:value-type="float" office:value="3.436992502" table:style-name="ce1">
            <text:p>3.436992502</text:p>
          </table:table-cell>
          <table:table-cell office:value-type="float" office:value="16.82961857" table:style-name="ce1">
            <text:p>16.82961857</text:p>
          </table:table-cell>
          <table:table-cell office:value-type="float" office:value="8.20293895516667" table:style-name="ce1">
            <text:p>8.20293895516667</text:p>
          </table:table-cell>
          <table:table-cell office:value-type="float" office:value="6.140517588" table:style-name="ce1">
            <text:p>6.140517588</text:p>
          </table:table-cell>
          <table:table-cell office:value-type="float" office:value="4.65342113584663" table:style-name="ce1">
            <text:p>4.65342113584663</text:p>
          </table:table-cell>
          <table:table-cell office:value-type="float" office:value="24" table:style-name="ce1">
            <text:p>24</text:p>
          </table:table-cell>
          <table:table-cell office:value-type="float" office:value="1.154380104" table:style-name="ce1">
            <text:p>1.154380104</text:p>
          </table:table-cell>
          <table:table-cell office:value-type="float" office:value="5.419311746" table:style-name="ce1">
            <text:p>5.419311746</text:p>
          </table:table-cell>
          <table:table-cell office:value-type="float" office:value="2.61211639758333" table:style-name="ce1">
            <text:p>2.61211639758333</text:p>
          </table:table-cell>
          <table:table-cell office:value-type="float" office:value="2.063277193" table:style-name="ce1">
            <text:p>2.063277193</text:p>
          </table:table-cell>
          <table:table-cell office:value-type="float" office:value="1.36270062824944" table:style-name="ce1">
            <text:p>1.36270062824944</text:p>
          </table:table-cell>
          <table:table-cell office:value-type="float" office:value="24" table:style-name="ce1">
            <text:p>24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0.5997910257" table:style-name="ce1">
            <text:p>0.5997910257</text:p>
          </table:table-cell>
          <table:table-cell office:value-type="float" office:value="-0.572320701580042" table:style-name="ce1">
            <text:p>-0.572320701580042</text:p>
          </table:table-cell>
          <table:table-cell office:value-type="float" office:value="-0.37937390035" table:style-name="ce1">
            <text:p>-0.37937390035</text:p>
          </table:table-cell>
          <table:table-cell office:value-type="float" office:value="0.868154816000089" table:style-name="ce1">
            <text:p>0.868154816000089</text:p>
          </table:table-cell>
          <table:table-cell office:value-type="float" office:value="24" table:style-name="ce1">
            <text:p>24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4.87932898854167" table:style-name="ce1">
            <text:p>4.87932898854167</text:p>
          </table:table-cell>
          <table:table-cell office:value-type="float" office:value="3.309576035" table:style-name="ce1">
            <text:p>3.309576035</text:p>
          </table:table-cell>
          <table:table-cell office:value-type="float" office:value="3.49387501102312" table:style-name="ce1">
            <text:p>3.49387501102312</text:p>
          </table:table-cell>
          <table:table-cell office:value-type="float" office:value="24" table:style-name="ce1">
            <text:p>24</text:p>
          </table:table-cell>
          <table:table-cell office:value-type="float" office:value="3.382845" table:style-name="ce1">
            <text:p>3.382845</text:p>
          </table:table-cell>
          <table:table-cell office:value-type="float" office:value="10.52518" table:style-name="ce1">
            <text:p>10.52518</text:p>
          </table:table-cell>
          <table:table-cell office:value-type="float" office:value="6.40409866666667" table:style-name="ce1">
            <text:p>6.40409866666667</text:p>
          </table:table-cell>
          <table:table-cell office:value-type="float" office:value="5.8218705" table:style-name="ce1">
            <text:p>5.8218705</text:p>
          </table:table-cell>
          <table:table-cell office:value-type="float" office:value="2.66533935626167" table:style-name="ce1">
            <text:p>2.66533935626167</text:p>
          </table:table-cell>
          <table:table-cell office:value-type="float" office:value="24" table:style-name="ce1">
            <text:p>24</text:p>
          </table:table-cell>
          <table:table-cell office:value-type="float" office:value="3.168038" table:style-name="ce1">
            <text:p>3.168038</text:p>
          </table:table-cell>
          <table:table-cell office:value-type="float" office:value="24.88085" table:style-name="ce1">
            <text:p>24.88085</text:p>
          </table:table-cell>
          <table:table-cell office:value-type="float" office:value="10.759489125" table:style-name="ce1">
            <text:p>10.759489125</text:p>
          </table:table-cell>
          <table:table-cell office:value-type="float" office:value="7.5127645" table:style-name="ce1">
            <text:p>7.5127645</text:p>
          </table:table-cell>
          <table:table-cell office:value-type="float" office:value="7.1363505632216" table:style-name="ce1">
            <text:p>7.1363505632216</text:p>
          </table:table-cell>
          <table:table-cell office:value-type="float" office:value="24" table:style-name="ce1">
            <text:p>24</text:p>
          </table:table-cell>
          <table:table-cell office:value-type="float" office:value="6.815415" table:style-name="ce1">
            <text:p>6.815415</text:p>
          </table:table-cell>
          <table:table-cell office:value-type="float" office:value="33.42241" table:style-name="ce1">
            <text:p>33.42241</text:p>
          </table:table-cell>
          <table:table-cell office:value-type="float" office:value="17.1635877916667" table:style-name="ce1">
            <text:p>17.1635877916667</text:p>
          </table:table-cell>
          <table:table-cell office:value-type="float" office:value="13.2559525" table:style-name="ce1">
            <text:p>13.2559525</text:p>
          </table:table-cell>
          <table:table-cell office:value-type="float" office:value="9.45849969356326" table:style-name="ce1">
            <text:p>9.45849969356326</text:p>
          </table:table-cell>
          <table:table-cell office:value-type="float" office:value="24" table:style-name="ce1">
            <text:p>24</text:p>
          </table:table-cell>
          <table:table-cell office:value-type="float" office:value="0.9274524212" table:style-name="ce1">
            <text:p>0.9274524212</text:p>
          </table:table-cell>
          <table:table-cell office:value-type="float" office:value="4.190417259" table:style-name="ce1">
            <text:p>4.190417259</text:p>
          </table:table-cell>
          <table:table-cell office:value-type="float" office:value="1.99444011099583" table:style-name="ce1">
            <text:p>1.99444011099583</text:p>
          </table:table-cell>
          <table:table-cell office:value-type="float" office:value="1.628047861" table:style-name="ce1">
            <text:p>1.628047861</text:p>
          </table:table-cell>
          <table:table-cell office:value-type="float" office:value="1.04041390496624" table:style-name="ce1">
            <text:p>1.04041390496624</text:p>
          </table:table-cell>
          <table:table-cell office:value-type="float" office:value="24" table:style-name="ce1">
            <text:p>24</text:p>
          </table:table-cell>
          <table:table-cell office:value-type="float" office:value="0.1522113133" table:style-name="ce1">
            <text:p>0.1522113133</text:p>
          </table:table-cell>
          <table:table-cell office:value-type="float" office:value="3.409406258" table:style-name="ce1">
            <text:p>3.409406258</text:p>
          </table:table-cell>
          <table:table-cell office:value-type="float" office:value="1.1830794665625" table:style-name="ce1">
            <text:p>1.1830794665625</text:p>
          </table:table-cell>
          <table:table-cell office:value-type="float" office:value="0.73592886975" table:style-name="ce1">
            <text:p>0.73592886975</text:p>
          </table:table-cell>
          <table:table-cell office:value-type="float" office:value="1.15248908421544" table:style-name="ce1">
            <text:p>1.15248908421544</text:p>
          </table:table-cell>
          <table:table-cell office:value-type="float" office:value="24" table:style-name="ce1">
            <text:p>24</text:p>
          </table:table-cell>
          <table:table-cell office:value-type="float" office:value="1.535264298" table:style-name="ce1">
            <text:p>1.535264298</text:p>
          </table:table-cell>
          <table:table-cell office:value-type="float" office:value="5.692456531" table:style-name="ce1">
            <text:p>5.692456531</text:p>
          </table:table-cell>
          <table:table-cell office:value-type="float" office:value="3.0931631335" table:style-name="ce1">
            <text:p>3.0931631335</text:p>
          </table:table-cell>
          <table:table-cell office:value-type="float" office:value="2.597876076" table:style-name="ce1">
            <text:p>2.597876076</text:p>
          </table:table-cell>
          <table:table-cell office:value-type="float" office:value="1.41918436977787" table:style-name="ce1">
            <text:p>1.41918436977787</text:p>
          </table:table-cell>
          <table:table-cell office:value-type="float" office:value="24" table:style-name="ce1">
            <text:p>24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14.86472957" table:style-name="ce1">
            <text:p>14.86472957</text:p>
          </table:table-cell>
          <table:table-cell office:value-type="float" office:value="5.865904877" table:style-name="ce1">
            <text:p>5.865904877</text:p>
          </table:table-cell>
          <table:table-cell office:value-type="float" office:value="4.6909646125" table:style-name="ce1">
            <text:p>4.6909646125</text:p>
          </table:table-cell>
          <table:table-cell office:value-type="float" office:value="3.92767048647956" table:style-name="ce1">
            <text:p>3.92767048647956</text:p>
          </table:table-cell>
          <table:table-cell office:value-type="float" office:value="24" table:style-name="ce1">
            <text:p>24</text:p>
          </table:table-cell>
          <table:table-cell office:value-type="float" office:value="16.58467677" table:style-name="ce1">
            <text:p>16.58467677</text:p>
          </table:table-cell>
          <table:table-cell office:value-type="float" office:value="70.91254914" table:style-name="ce1">
            <text:p>70.91254914</text:p>
          </table:table-cell>
          <table:table-cell office:value-type="float" office:value="39.84508087375" table:style-name="ce1">
            <text:p>39.84508087375</text:p>
          </table:table-cell>
          <table:table-cell office:value-type="float" office:value="33.223621785" table:style-name="ce1">
            <text:p>33.223621785</text:p>
          </table:table-cell>
          <table:table-cell office:value-type="float" office:value="22.940278317766" table:style-name="ce1">
            <text:p>22.940278317766</text:p>
          </table:table-cell>
          <table:table-cell office:value-type="float" office:value="18" table:style-name="ce1">
            <text:p>18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0.5595513442" table:style-name="ce1">
            <text:p>0.5595513442</text:p>
          </table:table-cell>
          <table:table-cell office:value-type="float" office:value="0.6348871803" table:style-name="ce1">
            <text:p>0.6348871803</text:p>
          </table:table-cell>
          <table:table-cell office:value-type="float" office:value="0.210509561136133" table:style-name="ce1">
            <text:p>0.210509561136133</text:p>
          </table:table-cell>
          <table:table-cell office:value-type="float" office:value="24" table:style-name="ce1">
            <text:p>24</text:p>
          </table:table-cell>
          <table:table-cell office:value-type="float" office:value="30.24888429" table:style-name="ce1">
            <text:p>30.24888429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85.8324551875" table:style-name="ce1">
            <text:p>85.8324551875</text:p>
          </table:table-cell>
          <table:table-cell office:value-type="float" office:value="89.2557662" table:style-name="ce1">
            <text:p>89.2557662</text:p>
          </table:table-cell>
          <table:table-cell office:value-type="float" office:value="37.59727851628" table:style-name="ce1">
            <text:p>37.59727851628</text:p>
          </table:table-cell>
          <table:table-cell office:value-type="float" office:value="24" table:style-name="ce1">
            <text:p>2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8054430065" table:style-name="ce1">
            <text:p>2.58054430065</text:p>
          </table:table-cell>
          <table:table-cell office:value-type="float" office:value="2.63540922395" table:style-name="ce1">
            <text:p>2.63540922395</text:p>
          </table:table-cell>
          <table:table-cell office:value-type="float" office:value="1.85311272023357" table:style-name="ce1">
            <text:p>1.85311272023357</text:p>
          </table:table-cell>
          <table:table-cell office:value-type="float" office:value="24" table:style-name="ce1">
            <text:p>24</text:p>
          </table:table-cell>
          <table:table-cell office:value-type="float" office:value="0.172204713" table:style-name="ce1">
            <text:p>0.172204713</text:p>
          </table:table-cell>
          <table:table-cell office:value-type="float" office:value="0.3143156791" table:style-name="ce1">
            <text:p>0.3143156791</text:p>
          </table:table-cell>
          <table:table-cell office:value-type="float" office:value="0.2468319315375" table:style-name="ce1">
            <text:p>0.2468319315375</text:p>
          </table:table-cell>
          <table:table-cell office:value-type="float" office:value="0.25256133055" table:style-name="ce1">
            <text:p>0.25256133055</text:p>
          </table:table-cell>
          <table:table-cell office:value-type="float" office:value="0.0430090680949643" table:style-name="ce1">
            <text:p>0.0430090680949643</text:p>
          </table:table-cell>
          <table:table-cell office:value-type="float" office:value="24" table:style-name="ce1">
            <text:p>24</text:p>
          </table:table-cell>
          <table:table-cell office:value-type="float" office:value="1.414691622" table:style-name="ce1">
            <text:p>1.414691622</text:p>
          </table:table-cell>
          <table:table-cell office:value-type="float" office:value="4.081635874" table:style-name="ce1">
            <text:p>4.081635874</text:p>
          </table:table-cell>
          <table:table-cell office:value-type="float" office:value="2.809791149875" table:style-name="ce1">
            <text:p>2.809791149875</text:p>
          </table:table-cell>
          <table:table-cell office:value-type="float" office:value="2.988286337" table:style-name="ce1">
            <text:p>2.988286337</text:p>
          </table:table-cell>
          <table:table-cell office:value-type="float" office:value="0.839227209124366" table:style-name="ce1">
            <text:p>0.839227209124366</text:p>
          </table:table-cell>
          <table:table-cell office:value-type="float" office:value="24" table:style-name="ce1">
            <text:p>24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0.09718175087875" table:style-name="ce1">
            <text:p>0.09718175087875</text:p>
          </table:table-cell>
          <table:table-cell office:value-type="float" office:value="0.08285202947" table:style-name="ce1">
            <text:p>0.08285202947</text:p>
          </table:table-cell>
          <table:table-cell office:value-type="float" office:value="0.0393727308414832" table:style-name="ce1">
            <text:p>0.0393727308414832</text:p>
          </table:table-cell>
          <table:table-cell office:value-type="float" office:value="24" table:style-name="ce1">
            <text:p>24</text:p>
          </table:table-cell>
          <table:table-cell office:value-type="float" office:value="1.58000807" table:style-name="ce1">
            <text:p>1.58000807</text:p>
          </table:table-cell>
          <table:table-cell office:value-type="float" office:value="5.820237361" table:style-name="ce1">
            <text:p>5.820237361</text:p>
          </table:table-cell>
          <table:table-cell office:value-type="float" office:value="3.19034417854167" table:style-name="ce1">
            <text:p>3.19034417854167</text:p>
          </table:table-cell>
          <table:table-cell office:value-type="float" office:value="2.6820265095" table:style-name="ce1">
            <text:p>2.6820265095</text:p>
          </table:table-cell>
          <table:table-cell office:value-type="float" office:value="1.45218617683173" table:style-name="ce1">
            <text:p>1.45218617683173</text:p>
          </table:table-cell>
          <table:table-cell office:value-type="float" office:value="24" table:style-name="ce1">
            <text:p>24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0.09718175087875" table:style-name="ce1">
            <text:p>0.09718175087875</text:p>
          </table:table-cell>
          <table:table-cell office:value-type="float" office:value="0.08285202947" table:style-name="ce1">
            <text:p>0.08285202947</text:p>
          </table:table-cell>
          <table:table-cell office:value-type="float" office:value="0.0393727308414832" table:style-name="ce1">
            <text:p>0.0393727308414832</text:p>
          </table:table-cell>
          <table:table-cell office:value-type="float" office:value="24" table:style-name="ce1">
            <text:p>24</text:p>
          </table:table-cell>
          <table:table-cell office:value-type="float" office:value="1.001050791" table:style-name="ce1">
            <text:p>1.001050791</text:p>
          </table:table-cell>
          <table:table-cell office:value-type="float" office:value="4.638985789" table:style-name="ce1">
            <text:p>4.638985789</text:p>
          </table:table-cell>
          <table:table-cell office:value-type="float" office:value="2.16277911145833" table:style-name="ce1">
            <text:p>2.16277911145833</text:p>
          </table:table-cell>
          <table:table-cell office:value-type="float" office:value="1.8383895515" table:style-name="ce1">
            <text:p>1.8383895515</text:p>
          </table:table-cell>
          <table:table-cell office:value-type="float" office:value="1.17135826282848" table:style-name="ce1">
            <text:p>1.17135826282848</text:p>
          </table:table-cell>
          <table:table-cell office:value-type="float" office:value="24" table:style-name="ce1">
            <text:p>24</text:p>
          </table:table-cell>
          <table:table-cell office:value-type="float" office:value="1.278887959" table:style-name="ce1">
            <text:p>1.278887959</text:p>
          </table:table-cell>
          <table:table-cell office:value-type="float" office:value="4.781184211" table:style-name="ce1">
            <text:p>4.781184211</text:p>
          </table:table-cell>
          <table:table-cell office:value-type="float" office:value="2.80365568020833" table:style-name="ce1">
            <text:p>2.80365568020833</text:p>
          </table:table-cell>
          <table:table-cell office:value-type="float" office:value="2.4216662325" table:style-name="ce1">
            <text:p>2.4216662325</text:p>
          </table:table-cell>
          <table:table-cell office:value-type="float" office:value="1.21891032375681" table:style-name="ce1">
            <text:p>1.21891032375681</text:p>
          </table:table-cell>
          <table:table-cell office:value-type="float" office:value="24" table:style-name="ce1">
            <text:p>24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1.044538703" table:style-name="ce1">
            <text:p>1.044538703</text:p>
          </table:table-cell>
          <table:table-cell office:value-type="float" office:value="0.386688498400833" table:style-name="ce1">
            <text:p>0.386688498400833</text:p>
          </table:table-cell>
          <table:table-cell office:value-type="float" office:value="0.304620496" table:style-name="ce1">
            <text:p>0.304620496</text:p>
          </table:table-cell>
          <table:table-cell office:value-type="float" office:value="0.288943914609853" table:style-name="ce1">
            <text:p>0.288943914609853</text:p>
          </table:table-cell>
          <table:table-cell office:value-type="float" office:value="24" table:style-name="ce1">
            <text:p>24</text:p>
          </table:table-cell>
          <table:table-cell office:value-type="float" office:value="2.251077" table:style-name="ce1">
            <text:p>2.251077</text:p>
          </table:table-cell>
          <table:table-cell office:value-type="float" office:value="25.50030333" table:style-name="ce1">
            <text:p>25.50030333</text:p>
          </table:table-cell>
          <table:table-cell office:value-type="float" office:value="12.4258957475" table:style-name="ce1">
            <text:p>12.4258957475</text:p>
          </table:table-cell>
          <table:table-cell office:value-type="float" office:value="8.1580215" table:style-name="ce1">
            <text:p>8.1580215</text:p>
          </table:table-cell>
          <table:table-cell office:value-type="float" office:value="9.80428713297925" table:style-name="ce1">
            <text:p>9.80428713297925</text:p>
          </table:table-cell>
          <table:table-cell office:value-type="float" office:value="24" table:style-name="ce1">
            <text:p>24</text:p>
          </table:table-cell>
          <table:table-cell office:value-type="float" office:value="0.9022833499" table:style-name="ce1">
            <text:p>0.9022833499</text:p>
          </table:table-cell>
          <table:table-cell office:value-type="float" office:value="9.80249771" table:style-name="ce1">
            <text:p>9.80249771</text:p>
          </table:table-cell>
          <table:table-cell office:value-type="float" office:value="3.99745843847917" table:style-name="ce1">
            <text:p>3.99745843847917</text:p>
          </table:table-cell>
          <table:table-cell office:value-type="float" office:value="2.901964235" table:style-name="ce1">
            <text:p>2.901964235</text:p>
          </table:table-cell>
          <table:table-cell office:value-type="float" office:value="3.39761192819944" table:style-name="ce1">
            <text:p>3.39761192819944</text:p>
          </table:table-cell>
          <table:table-cell office:value-type="float" office:value="24" table:style-name="ce1">
            <text:p>24</text:p>
          </table:table-cell>
          <table:table-cell office:value-type="float" office:value="1179.825448" table:style-name="ce1">
            <text:p>1179.825448</text:p>
          </table:table-cell>
          <table:table-cell office:value-type="float" office:value="2403.319087" table:style-name="ce1">
            <text:p>2403.319087</text:p>
          </table:table-cell>
          <table:table-cell office:value-type="float" office:value="1751.53028991667" table:style-name="ce1">
            <text:p>1751.53028991667</text:p>
          </table:table-cell>
          <table:table-cell office:value-type="float" office:value="1791.0044205" table:style-name="ce1">
            <text:p>1791.0044205</text:p>
          </table:table-cell>
          <table:table-cell office:value-type="float" office:value="471.113466148017" table:style-name="ce1">
            <text:p>471.113466148017</text:p>
          </table:table-cell>
          <table:table-cell office:value-type="float" office:value="24" table:style-name="ce1">
            <text:p>24</text:p>
          </table:table-cell>
          <table:table-cell office:value-type="float" office:value="36.97753905" table:style-name="ce1">
            <text:p>36.97753905</text:p>
          </table:table-cell>
          <table:table-cell office:value-type="float" office:value="142.981888" table:style-name="ce1">
            <text:p>142.981888</text:p>
          </table:table-cell>
          <table:table-cell office:value-type="float" office:value="90.248315645" table:style-name="ce1">
            <text:p>90.248315645</text:p>
          </table:table-cell>
          <table:table-cell office:value-type="float" office:value="90.019872975" table:style-name="ce1">
            <text:p>90.019872975</text:p>
          </table:table-cell>
          <table:table-cell office:value-type="float" office:value="35.4051636278508" table:style-name="ce1">
            <text:p>35.4051636278508</text:p>
          </table:table-cell>
          <table:table-cell office:value-type="float" office:value="24" table:style-name="ce1">
            <text:p>24</text:p>
          </table:table-cell>
          <table:table-cell office:value-type="float" office:value="37.038929" table:style-name="ce1">
            <text:p>37.038929</text:p>
          </table:table-cell>
          <table:table-cell office:value-type="float" office:value="153.2149322" table:style-name="ce1">
            <text:p>153.2149322</text:p>
          </table:table-cell>
          <table:table-cell office:value-type="float" office:value="93.5356955020833" table:style-name="ce1">
            <text:p>93.5356955020833</text:p>
          </table:table-cell>
          <table:table-cell office:value-type="float" office:value="90.016732785" table:style-name="ce1">
            <text:p>90.016732785</text:p>
          </table:table-cell>
          <table:table-cell office:value-type="float" office:value="32.9036489559992" table:style-name="ce1">
            <text:p>32.9036489559992</text:p>
          </table:table-cell>
          <table:table-cell office:value-type="float" office:value="24" table:style-name="ce1">
            <text:p>24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76.8737929812876" table:style-name="ce1">
            <text:p>76.8737929812876</text:p>
          </table:table-cell>
          <table:table-cell office:value-type="float" office:value="78.01554592" table:style-name="ce1">
            <text:p>78.01554592</text:p>
          </table:table-cell>
          <table:table-cell office:value-type="float" office:value="57.8878022987253" table:style-name="ce1">
            <text:p>57.8878022987253</text:p>
          </table:table-cell>
          <table:table-cell office:value-type="float" office:value="24" table:style-name="ce1">
            <text:p>24</text:p>
          </table:table-cell>
          <table:table-cell office:value-type="float" office:value="8.929676699" table:style-name="ce1">
            <text:p>8.929676699</text:p>
          </table:table-cell>
          <table:table-cell office:value-type="float" office:value="77.20472063" table:style-name="ce1">
            <text:p>77.20472063</text:p>
          </table:table-cell>
          <table:table-cell office:value-type="float" office:value="48.0543133607083" table:style-name="ce1">
            <text:p>48.0543133607083</text:p>
          </table:table-cell>
          <table:table-cell office:value-type="float" office:value="48.009152995" table:style-name="ce1">
            <text:p>48.009152995</text:p>
          </table:table-cell>
          <table:table-cell office:value-type="float" office:value="21.7180523726817" table:style-name="ce1">
            <text:p>21.7180523726817</text:p>
          </table:table-cell>
          <table:table-cell office:value-type="float" office:value="24" table:style-name="ce1">
            <text:p>24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04200010385" table:style-name="ce1">
            <text:p>0.004200010385</text:p>
          </table:table-cell>
          <table:table-cell office:value-type="float" office:value="0.00199326416910833" table:style-name="ce1">
            <text:p>0.00199326416910833</text:p>
          </table:table-cell>
          <table:table-cell office:value-type="float" office:value="0.002038911054" table:style-name="ce1">
            <text:p>0.002038911054</text:p>
          </table:table-cell>
          <table:table-cell office:value-type="float" office:value="0.00100373883288856" table:style-name="ce1">
            <text:p>0.00100373883288856</text:p>
          </table:table-cell>
          <table:table-cell office:value-type="float" office:value="24" table:style-name="ce1">
            <text:p>24</text:p>
          </table:table-cell>
          <table:table-cell office:value-type="float" office:value="0.01704536493" table:style-name="ce1">
            <text:p>0.01704536493</text:p>
          </table:table-cell>
          <table:table-cell office:value-type="float" office:value="0.01840115907" table:style-name="ce1">
            <text:p>0.01840115907</text:p>
          </table:table-cell>
          <table:table-cell office:value-type="float" office:value="0.0177010178891667" table:style-name="ce1">
            <text:p>0.0177010178891667</text:p>
          </table:table-cell>
          <table:table-cell office:value-type="float" office:value="0.01768375493" table:style-name="ce1">
            <text:p>0.01768375493</text:p>
          </table:table-cell>
          <table:table-cell office:value-type="float" office:value="0.000373299986748336" table:style-name="ce1">
            <text:p>0.000373299986748336</text:p>
          </table:table-cell>
          <table:table-cell office:value-type="float" office:value="24" table:style-name="ce1">
            <text:p>24</text:p>
          </table:table-cell>
          <table:table-cell office:value-type="float" office:value="1.801757319" table:style-name="ce1">
            <text:p>1.801757319</text:p>
          </table:table-cell>
          <table:table-cell office:value-type="float" office:value="9.533955861" table:style-name="ce1">
            <text:p>9.533955861</text:p>
          </table:table-cell>
          <table:table-cell office:value-type="float" office:value="4.94107536320833" table:style-name="ce1">
            <text:p>4.94107536320833</text:p>
          </table:table-cell>
          <table:table-cell office:value-type="float" office:value="4.5442539575" table:style-name="ce1">
            <text:p>4.5442539575</text:p>
          </table:table-cell>
          <table:table-cell office:value-type="float" office:value="2.23010521760777" table:style-name="ce1">
            <text:p>2.23010521760777</text:p>
          </table:table-cell>
          <table:table-cell office:value-type="float" office:value="24" table:style-name="ce1">
            <text:p>24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76.18952122625" table:style-name="ce1">
            <text:p>76.18952122625</text:p>
          </table:table-cell>
          <table:table-cell office:value-type="float" office:value="53.2480282" table:style-name="ce1">
            <text:p>53.2480282</text:p>
          </table:table-cell>
          <table:table-cell office:value-type="float" office:value="84.954467001857" table:style-name="ce1">
            <text:p>84.954467001857</text:p>
          </table:table-cell>
          <table:table-cell office:value-type="float" office:value="24" table:style-name="ce1">
            <text:p>24</text:p>
          </table:table-cell>
          <table:table-cell office:value-type="float" office:value="0.157324095" table:style-name="ce1">
            <text:p>0.157324095</text:p>
          </table:table-cell>
          <table:table-cell office:value-type="float" office:value="2.099241532" table:style-name="ce1">
            <text:p>2.099241532</text:p>
          </table:table-cell>
          <table:table-cell office:value-type="float" office:value="0.581756100633333" table:style-name="ce1">
            <text:p>0.581756100633333</text:p>
          </table:table-cell>
          <table:table-cell office:value-type="float" office:value="0.4316376554" table:style-name="ce1">
            <text:p>0.4316376554</text:p>
          </table:table-cell>
          <table:table-cell office:value-type="float" office:value="0.569565011790416" table:style-name="ce1">
            <text:p>0.569565011790416</text:p>
          </table:table-cell>
          <table:table-cell office:value-type="float" office:value="24" table:style-name="ce1">
            <text:p>24</text:p>
          </table:table-cell>
          <table:table-cell office:value-type="float" office:value="0.2404804068" table:style-name="ce1">
            <text:p>0.2404804068</text:p>
          </table:table-cell>
          <table:table-cell office:value-type="float" office:value="2.612902077" table:style-name="ce1">
            <text:p>2.612902077</text:p>
          </table:table-cell>
          <table:table-cell office:value-type="float" office:value="0.829798187308333" table:style-name="ce1">
            <text:p>0.829798187308333</text:p>
          </table:table-cell>
          <table:table-cell office:value-type="float" office:value="0.643206421" table:style-name="ce1">
            <text:p>0.643206421</text:p>
          </table:table-cell>
          <table:table-cell office:value-type="float" office:value="0.708204995458165" table:style-name="ce1">
            <text:p>0.7082049954581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float" office:value="18" table:style-name="ce1">
            <text:p>18</text:p>
          </table:table-cell>
          <table:table-cell office:value-type="float" office:value="8.697725184" table:style-name="ce1">
            <text:p>8.697725184</text:p>
          </table:table-cell>
          <table:table-cell office:value-type="float" office:value="16.70826631" table:style-name="ce1">
            <text:p>16.70826631</text:p>
          </table:table-cell>
          <table:table-cell office:value-type="float" office:value="12.4283429677222" table:style-name="ce1">
            <text:p>12.4283429677222</text:p>
          </table:table-cell>
          <table:table-cell office:value-type="float" office:value="12.2126339" table:style-name="ce1">
            <text:p>12.2126339</text:p>
          </table:table-cell>
          <table:table-cell office:value-type="float" office:value="2.96796499018236" table:style-name="ce1">
            <text:p>2.96796499018236</text:p>
          </table:table-cell>
          <table:table-cell office:value-type="float" office:value="18" table:style-name="ce1">
            <text:p>18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5.043483068" table:style-name="ce1">
            <text:p>5.043483068</text:p>
          </table:table-cell>
          <table:table-cell office:value-type="float" office:value="2.39176971385" table:style-name="ce1">
            <text:p>2.39176971385</text:p>
          </table:table-cell>
          <table:table-cell office:value-type="float" office:value="1.6934079865" table:style-name="ce1">
            <text:p>1.6934079865</text:p>
          </table:table-cell>
          <table:table-cell office:value-type="float" office:value="1.60099517655865" table:style-name="ce1">
            <text:p>1.60099517655865</text:p>
          </table:table-cell>
          <table:table-cell office:value-type="float" office:value="18" table:style-name="ce1">
            <text:p>18</text:p>
          </table:table-cell>
          <table:table-cell office:value-type="float" office:value="-0.2210838726" table:style-name="ce1">
            <text:p>-0.2210838726</text:p>
          </table:table-cell>
          <table:table-cell office:value-type="float" office:value="0.6324382361" table:style-name="ce1">
            <text:p>0.6324382361</text:p>
          </table:table-cell>
          <table:table-cell office:value-type="float" office:value="0.0479425456966667" table:style-name="ce1">
            <text:p>0.0479425456966667</text:p>
          </table:table-cell>
          <table:table-cell office:value-type="float" office:value="0.002156379935" table:style-name="ce1">
            <text:p>0.002156379935</text:p>
          </table:table-cell>
          <table:table-cell office:value-type="float" office:value="0.29619867947862" table:style-name="ce1">
            <text:p>0.29619867947862</text:p>
          </table:table-cell>
          <table:table-cell office:value-type="float" office:value="18" table:style-name="ce1">
            <text:p>18</text:p>
          </table:table-cell>
          <table:table-cell office:value-type="float" office:value="2.841239599" table:style-name="ce1">
            <text:p>2.841239599</text:p>
          </table:table-cell>
          <table:table-cell office:value-type="float" office:value="4.89215337" table:style-name="ce1">
            <text:p>4.89215337</text:p>
          </table:table-cell>
          <table:table-cell office:value-type="float" office:value="3.75618895944444" table:style-name="ce1">
            <text:p>3.75618895944444</text:p>
          </table:table-cell>
          <table:table-cell office:value-type="float" office:value="3.5894895305" table:style-name="ce1">
            <text:p>3.5894895305</text:p>
          </table:table-cell>
          <table:table-cell office:value-type="float" office:value="0.732424171099802" table:style-name="ce1">
            <text:p>0.732424171099802</text:p>
          </table:table-cell>
          <table:table-cell office:value-type="float" office:value="18" table:style-name="ce1">
            <text:p>18</text:p>
          </table:table-cell>
          <table:table-cell office:value-type="float" office:value="2.306105" table:style-name="ce1">
            <text:p>2.306105</text:p>
          </table:table-cell>
          <table:table-cell office:value-type="float" office:value="16.46348" table:style-name="ce1">
            <text:p>16.46348</text:p>
          </table:table-cell>
          <table:table-cell office:value-type="float" office:value="8.241194" table:style-name="ce1">
            <text:p>8.241194</text:p>
          </table:table-cell>
          <table:table-cell office:value-type="float" office:value="6.073042" table:style-name="ce1">
            <text:p>6.073042</text:p>
          </table:table-cell>
          <table:table-cell office:value-type="float" office:value="5.44335997992069" table:style-name="ce1">
            <text:p>5.44335997992069</text:p>
          </table:table-cell>
          <table:table-cell office:value-type="float" office:value="18" table:style-name="ce1">
            <text:p>18</text:p>
          </table:table-cell>
          <table:table-cell office:value-type="float" office:value="3.07663" table:style-name="ce1">
            <text:p>3.07663</text:p>
          </table:table-cell>
          <table:table-cell office:value-type="float" office:value="22.32031" table:style-name="ce1">
            <text:p>22.32031</text:p>
          </table:table-cell>
          <table:table-cell office:value-type="float" office:value="10.070687" table:style-name="ce1">
            <text:p>10.070687</text:p>
          </table:table-cell>
          <table:table-cell office:value-type="float" office:value="5.294965" table:style-name="ce1">
            <text:p>5.294965</text:p>
          </table:table-cell>
          <table:table-cell office:value-type="float" office:value="8.58766920133241" table:style-name="ce1">
            <text:p>8.58766920133241</text:p>
          </table:table-cell>
          <table:table-cell office:value-type="float" office:value="18" table:style-name="ce1">
            <text:p>18</text:p>
          </table:table-cell>
          <table:table-cell office:value-type="float" office:value="5.599004" table:style-name="ce1">
            <text:p>5.599004</text:p>
          </table:table-cell>
          <table:table-cell office:value-type="float" office:value="38.76157" table:style-name="ce1">
            <text:p>38.76157</text:p>
          </table:table-cell>
          <table:table-cell office:value-type="float" office:value="18.311881" table:style-name="ce1">
            <text:p>18.311881</text:p>
          </table:table-cell>
          <table:table-cell office:value-type="float" office:value="11.126549" table:style-name="ce1">
            <text:p>11.126549</text:p>
          </table:table-cell>
          <table:table-cell office:value-type="float" office:value="13.972082097046" table:style-name="ce1">
            <text:p>13.972082097046</text:p>
          </table:table-cell>
          <table:table-cell office:value-type="float" office:value="18" table:style-name="ce1">
            <text:p>18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3.90321197" table:style-name="ce1">
            <text:p>3.90321197</text:p>
          </table:table-cell>
          <table:table-cell office:value-type="float" office:value="1.85855263324444" table:style-name="ce1">
            <text:p>1.85855263324444</text:p>
          </table:table-cell>
          <table:table-cell office:value-type="float" office:value="1.3256444546" table:style-name="ce1">
            <text:p>1.3256444546</text:p>
          </table:table-cell>
          <table:table-cell office:value-type="float" office:value="1.23415226182953" table:style-name="ce1">
            <text:p>1.23415226182953</text:p>
          </table:table-cell>
          <table:table-cell office:value-type="float" office:value="18" table:style-name="ce1">
            <text:p>18</text:p>
          </table:table-cell>
          <table:table-cell office:value-type="float" office:value="0.1146136565" table:style-name="ce1">
            <text:p>0.1146136565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1.88525892849444" table:style-name="ce1">
            <text:p>1.88525892849444</text:p>
          </table:table-cell>
          <table:table-cell office:value-type="float" office:value="0.424409094" table:style-name="ce1">
            <text:p>0.424409094</text:p>
          </table:table-cell>
          <table:table-cell office:value-type="float" office:value="3.24367929169683" table:style-name="ce1">
            <text:p>3.24367929169683</text:p>
          </table:table-cell>
          <table:table-cell office:value-type="float" office:value="18" table:style-name="ce1">
            <text:p>18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6.5355557" table:style-name="ce1">
            <text:p>6.5355557</text:p>
          </table:table-cell>
          <table:table-cell office:value-type="float" office:value="2.96498635894444" table:style-name="ce1">
            <text:p>2.96498635894444</text:p>
          </table:table-cell>
          <table:table-cell office:value-type="float" office:value="2.014849351" table:style-name="ce1">
            <text:p>2.014849351</text:p>
          </table:table-cell>
          <table:table-cell office:value-type="float" office:value="2.05775599405417" table:style-name="ce1">
            <text:p>2.05775599405417</text:p>
          </table:table-cell>
          <table:table-cell office:value-type="float" office:value="18" table:style-name="ce1">
            <text:p>18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9.300655236" table:style-name="ce1">
            <text:p>9.300655236</text:p>
          </table:table-cell>
          <table:table-cell office:value-type="float" office:value="4.58111599961111" table:style-name="ce1">
            <text:p>4.58111599961111</text:p>
          </table:table-cell>
          <table:table-cell office:value-type="float" office:value="3.6678834715" table:style-name="ce1">
            <text:p>3.6678834715</text:p>
          </table:table-cell>
          <table:table-cell office:value-type="float" office:value="2.89899483506277" table:style-name="ce1">
            <text:p>2.89899483506277</text:p>
          </table:table-cell>
          <table:table-cell office:value-type="float" office:value="18" table:style-name="ce1">
            <text:p>18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72.47736772" table:style-name="ce1">
            <text:p>72.47736772</text:p>
          </table:table-cell>
          <table:table-cell office:value-type="float" office:value="39.5271729461111" table:style-name="ce1">
            <text:p>39.5271729461111</text:p>
          </table:table-cell>
          <table:table-cell office:value-type="float" office:value="34.91694058" table:style-name="ce1">
            <text:p>34.91694058</text:p>
          </table:table-cell>
          <table:table-cell office:value-type="float" office:value="25.3878026996413" table:style-name="ce1">
            <text:p>25.3878026996413</text:p>
          </table:table-cell>
          <table:table-cell office:value-type="float" office:value="18" table:style-name="ce1">
            <text:p>18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0.430156508855556" table:style-name="ce1">
            <text:p>0.430156508855556</text:p>
          </table:table-cell>
          <table:table-cell office:value-type="float" office:value="0.438812344" table:style-name="ce1">
            <text:p>0.438812344</text:p>
          </table:table-cell>
          <table:table-cell office:value-type="float" office:value="0.202696786343864" table:style-name="ce1">
            <text:p>0.202696786343864</text:p>
          </table:table-cell>
          <table:table-cell office:value-type="float" office:value="18" table:style-name="ce1">
            <text:p>18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58.50752721" table:style-name="ce1">
            <text:p>58.50752721</text:p>
          </table:table-cell>
          <table:table-cell office:value-type="float" office:value="29.6660617306111" table:style-name="ce1">
            <text:p>29.6660617306111</text:p>
          </table:table-cell>
          <table:table-cell office:value-type="float" office:value="30.12061886" table:style-name="ce1">
            <text:p>30.12061886</text:p>
          </table:table-cell>
          <table:table-cell office:value-type="float" office:value="23.7680054840453" table:style-name="ce1">
            <text:p>23.7680054840453</text:p>
          </table:table-cell>
          <table:table-cell office:value-type="float" office:value="18" table:style-name="ce1">
            <text:p>1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41579178858333" table:style-name="ce1">
            <text:p>2.41579178858333</text:p>
          </table:table-cell>
          <table:table-cell office:value-type="float" office:value="2.08628676445" table:style-name="ce1">
            <text:p>2.08628676445</text:p>
          </table:table-cell>
          <table:table-cell office:value-type="float" office:value="1.70173871305724" table:style-name="ce1">
            <text:p>1.70173871305724</text:p>
          </table:table-cell>
          <table:table-cell office:value-type="float" office:value="18" table:style-name="ce1">
            <text:p>18</text:p>
          </table:table-cell>
          <table:table-cell office:value-type="float" office:value="0.2405098595" table:style-name="ce1">
            <text:p>0.2405098595</text:p>
          </table:table-cell>
          <table:table-cell office:value-type="float" office:value="0.3141699238" table:style-name="ce1">
            <text:p>0.3141699238</text:p>
          </table:table-cell>
          <table:table-cell office:value-type="float" office:value="0.284834610655556" table:style-name="ce1">
            <text:p>0.284834610655556</text:p>
          </table:table-cell>
          <table:table-cell office:value-type="float" office:value="0.285842869" table:style-name="ce1">
            <text:p>0.285842869</text:p>
          </table:table-cell>
          <table:table-cell office:value-type="float" office:value="0.0237219113035139" table:style-name="ce1">
            <text:p>0.0237219113035139</text:p>
          </table:table-cell>
          <table:table-cell office:value-type="float" office:value="18" table:style-name="ce1">
            <text:p>18</text:p>
          </table:table-cell>
          <table:table-cell office:value-type="float" office:value="2.708409821" table:style-name="ce1">
            <text:p>2.708409821</text:p>
          </table:table-cell>
          <table:table-cell office:value-type="float" office:value="4.556864101" table:style-name="ce1">
            <text:p>4.556864101</text:p>
          </table:table-cell>
          <table:table-cell office:value-type="float" office:value="3.54156813211111" table:style-name="ce1">
            <text:p>3.54156813211111</text:p>
          </table:table-cell>
          <table:table-cell office:value-type="float" office:value="3.535193483" table:style-name="ce1">
            <text:p>3.535193483</text:p>
          </table:table-cell>
          <table:table-cell office:value-type="float" office:value="0.574366237385839" table:style-name="ce1">
            <text:p>0.574366237385839</text:p>
          </table:table-cell>
          <table:table-cell office:value-type="float" office:value="18" table:style-name="ce1">
            <text:p>18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0.13342611322" table:style-name="ce1">
            <text:p>0.13342611322</text:p>
          </table:table-cell>
          <table:table-cell office:value-type="float" office:value="0.091940433755" table:style-name="ce1">
            <text:p>0.091940433755</text:p>
          </table:table-cell>
          <table:table-cell office:value-type="float" office:value="0.0939089128625365" table:style-name="ce1">
            <text:p>0.0939089128625365</text:p>
          </table:table-cell>
          <table:table-cell office:value-type="float" office:value="18" table:style-name="ce1">
            <text:p>18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6.821206688" table:style-name="ce1">
            <text:p>6.821206688</text:p>
          </table:table-cell>
          <table:table-cell office:value-type="float" office:value="3.09841290533333" table:style-name="ce1">
            <text:p>3.09841290533333</text:p>
          </table:table-cell>
          <table:table-cell office:value-type="float" office:value="2.1034448475" table:style-name="ce1">
            <text:p>2.1034448475</text:p>
          </table:table-cell>
          <table:table-cell office:value-type="float" office:value="2.15040185439645" table:style-name="ce1">
            <text:p>2.15040185439645</text:p>
          </table:table-cell>
          <table:table-cell office:value-type="float" office:value="18" table:style-name="ce1">
            <text:p>18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0.13342611322" table:style-name="ce1">
            <text:p>0.13342611322</text:p>
          </table:table-cell>
          <table:table-cell office:value-type="float" office:value="0.091940433755" table:style-name="ce1">
            <text:p>0.091940433755</text:p>
          </table:table-cell>
          <table:table-cell office:value-type="float" office:value="0.0939089128625365" table:style-name="ce1">
            <text:p>0.0939089128625365</text:p>
          </table:table-cell>
          <table:table-cell office:value-type="float" office:value="18" table:style-name="ce1">
            <text:p>18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4.245909382" table:style-name="ce1">
            <text:p>4.245909382</text:p>
          </table:table-cell>
          <table:table-cell office:value-type="float" office:value="2.0550540861" table:style-name="ce1">
            <text:p>2.0550540861</text:p>
          </table:table-cell>
          <table:table-cell office:value-type="float" office:value="1.478427035" table:style-name="ce1">
            <text:p>1.478427035</text:p>
          </table:table-cell>
          <table:table-cell office:value-type="float" office:value="1.34420842024488" table:style-name="ce1">
            <text:p>1.34420842024488</text:p>
          </table:table-cell>
          <table:table-cell office:value-type="float" office:value="18" table:style-name="ce1">
            <text:p>18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6.241870618" table:style-name="ce1">
            <text:p>6.241870618</text:p>
          </table:table-cell>
          <table:table-cell office:value-type="float" office:value="2.82422591388889" table:style-name="ce1">
            <text:p>2.82422591388889</text:p>
          </table:table-cell>
          <table:table-cell office:value-type="float" office:value="1.8844058735" table:style-name="ce1">
            <text:p>1.8844058735</text:p>
          </table:table-cell>
          <table:table-cell office:value-type="float" office:value="1.97023006741739" table:style-name="ce1">
            <text:p>1.97023006741739</text:p>
          </table:table-cell>
          <table:table-cell office:value-type="float" office:value="18" table:style-name="ce1">
            <text:p>18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0.5796902827" table:style-name="ce1">
            <text:p>0.5796902827</text:p>
          </table:table-cell>
          <table:table-cell office:value-type="float" office:value="0.274186991311111" table:style-name="ce1">
            <text:p>0.274186991311111</text:p>
          </table:table-cell>
          <table:table-cell office:value-type="float" office:value="0.22022569005" table:style-name="ce1">
            <text:p>0.22022569005</text:p>
          </table:table-cell>
          <table:table-cell office:value-type="float" office:value="0.182432709217352" table:style-name="ce1">
            <text:p>0.182432709217352</text:p>
          </table:table-cell>
          <table:table-cell office:value-type="float" office:value="18" table:style-name="ce1">
            <text:p>18</text:p>
          </table:table-cell>
          <table:table-cell office:value-type="float" office:value="3.013565" table:style-name="ce1">
            <text:p>3.013565</text:p>
          </table:table-cell>
          <table:table-cell office:value-type="float" office:value="43.52019" table:style-name="ce1">
            <text:p>43.52019</text:p>
          </table:table-cell>
          <table:table-cell office:value-type="float" office:value="16.5519714352222" table:style-name="ce1">
            <text:p>16.5519714352222</text:p>
          </table:table-cell>
          <table:table-cell office:value-type="float" office:value="8.3244145" table:style-name="ce1">
            <text:p>8.3244145</text:p>
          </table:table-cell>
          <table:table-cell office:value-type="float" office:value="16.1287035453067" table:style-name="ce1">
            <text:p>16.1287035453067</text:p>
          </table:table-cell>
          <table:table-cell office:value-type="float" office:value="18" table:style-name="ce1">
            <text:p>18</text:p>
          </table:table-cell>
          <table:table-cell office:value-type="float" office:value="1.027951173" table:style-name="ce1">
            <text:p>1.027951173</text:p>
          </table:table-cell>
          <table:table-cell office:value-type="float" office:value="14.35018369" table:style-name="ce1">
            <text:p>14.35018369</text:p>
          </table:table-cell>
          <table:table-cell office:value-type="float" office:value="6.00374039205556" table:style-name="ce1">
            <text:p>6.00374039205556</text:p>
          </table:table-cell>
          <table:table-cell office:value-type="float" office:value="3.767832878" table:style-name="ce1">
            <text:p>3.767832878</text:p>
          </table:table-cell>
          <table:table-cell office:value-type="float" office:value="5.61705317984415" table:style-name="ce1">
            <text:p>5.61705317984415</text:p>
          </table:table-cell>
          <table:table-cell office:value-type="float" office:value="18" table:style-name="ce1">
            <text:p>18</text:p>
          </table:table-cell>
          <table:table-cell office:value-type="float" office:value="1418.586293" table:style-name="ce1">
            <text:p>1418.586293</text:p>
          </table:table-cell>
          <table:table-cell office:value-type="float" office:value="2434.308415" table:style-name="ce1">
            <text:p>2434.308415</text:p>
          </table:table-cell>
          <table:table-cell office:value-type="float" office:value="1948.07696822222" table:style-name="ce1">
            <text:p>1948.07696822222</text:p>
          </table:table-cell>
          <table:table-cell office:value-type="float" office:value="1952.988904" table:style-name="ce1">
            <text:p>1952.988904</text:p>
          </table:table-cell>
          <table:table-cell office:value-type="float" office:value="434.259002827309" table:style-name="ce1">
            <text:p>434.259002827309</text:p>
          </table:table-cell>
          <table:table-cell office:value-type="float" office:value="18" table:style-name="ce1">
            <text:p>18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89.8693756494445" table:style-name="ce1">
            <text:p>89.8693756494445</text:p>
          </table:table-cell>
          <table:table-cell office:value-type="float" office:value="73.26614215" table:style-name="ce1">
            <text:p>73.26614215</text:p>
          </table:table-cell>
          <table:table-cell office:value-type="float" office:value="56.9871676212835" table:style-name="ce1">
            <text:p>56.9871676212835</text:p>
          </table:table-cell>
          <table:table-cell office:value-type="float" office:value="18" table:style-name="ce1">
            <text:p>18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95.5536598820417" table:style-name="ce1">
            <text:p>95.5536598820417</text:p>
          </table:table-cell>
          <table:table-cell office:value-type="float" office:value="89.985654905" table:style-name="ce1">
            <text:p>89.985654905</text:p>
          </table:table-cell>
          <table:table-cell office:value-type="float" office:value="62.3207833876724" table:style-name="ce1">
            <text:p>62.3207833876724</text:p>
          </table:table-cell>
          <table:table-cell office:value-type="float" office:value="18" table:style-name="ce1">
            <text:p>18</text:p>
          </table:table-cell>
          <table:table-cell office:value-type="float" office:value="0.01475796603" table:style-name="ce1">
            <text:p>0.01475796603</text:p>
          </table:table-cell>
          <table:table-cell office:value-type="float" office:value="142.9957083" table:style-name="ce1">
            <text:p>142.9957083</text:p>
          </table:table-cell>
          <table:table-cell office:value-type="float" office:value="47.18724946231" table:style-name="ce1">
            <text:p>47.18724946231</text:p>
          </table:table-cell>
          <table:table-cell office:value-type="float" office:value="37.002227005" table:style-name="ce1">
            <text:p>37.002227005</text:p>
          </table:table-cell>
          <table:table-cell office:value-type="float" office:value="41.4289550836953" table:style-name="ce1">
            <text:p>41.4289550836953</text:p>
          </table:table-cell>
          <table:table-cell office:value-type="float" office:value="18" table:style-name="ce1">
            <text:p>18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74.59673689" table:style-name="ce1">
            <text:p>74.59673689</text:p>
          </table:table-cell>
          <table:table-cell office:value-type="float" office:value="38.7860521691111" table:style-name="ce1">
            <text:p>38.7860521691111</text:p>
          </table:table-cell>
          <table:table-cell office:value-type="float" office:value="33.923986545" table:style-name="ce1">
            <text:p>33.923986545</text:p>
          </table:table-cell>
          <table:table-cell office:value-type="float" office:value="26.9901247509226" table:style-name="ce1">
            <text:p>26.9901247509226</text:p>
          </table:table-cell>
          <table:table-cell office:value-type="float" office:value="18" table:style-name="ce1">
            <text:p>18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03274479037" table:style-name="ce1">
            <text:p>0.003274479037</text:p>
          </table:table-cell>
          <table:table-cell office:value-type="float" office:value="0.00246779045811111" table:style-name="ce1">
            <text:p>0.00246779045811111</text:p>
          </table:table-cell>
          <table:table-cell office:value-type="float" office:value="0.002426753304" table:style-name="ce1">
            <text:p>0.002426753304</text:p>
          </table:table-cell>
          <table:table-cell office:value-type="float" office:value="0.00056116779137049" table:style-name="ce1">
            <text:p>0.00056116779137049</text:p>
          </table:table-cell>
          <table:table-cell office:value-type="float" office:value="18" table:style-name="ce1">
            <text:p>18</text:p>
          </table:table-cell>
          <table:table-cell office:value-type="float" office:value="0.01713108923" table:style-name="ce1">
            <text:p>0.01713108923</text:p>
          </table:table-cell>
          <table:table-cell office:value-type="float" office:value="0.01859095675" table:style-name="ce1">
            <text:p>0.01859095675</text:p>
          </table:table-cell>
          <table:table-cell office:value-type="float" office:value="0.0177815296477778" table:style-name="ce1">
            <text:p>0.0177815296477778</text:p>
          </table:table-cell>
          <table:table-cell office:value-type="float" office:value="0.01779608976" table:style-name="ce1">
            <text:p>0.01779608976</text:p>
          </table:table-cell>
          <table:table-cell office:value-type="float" office:value="0.000488896180748511" table:style-name="ce1">
            <text:p>0.000488896180748511</text:p>
          </table:table-cell>
          <table:table-cell office:value-type="float" office:value="18" table:style-name="ce1">
            <text:p>18</text:p>
          </table:table-cell>
          <table:table-cell office:value-type="float" office:value="4.084698263" table:style-name="ce1">
            <text:p>4.084698263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7.77431811572222" table:style-name="ce1">
            <text:p>7.77431811572222</text:p>
          </table:table-cell>
          <table:table-cell office:value-type="float" office:value="6.4392480495" table:style-name="ce1">
            <text:p>6.4392480495</text:p>
          </table:table-cell>
          <table:table-cell office:value-type="float" office:value="3.67231354829368" table:style-name="ce1">
            <text:p>3.67231354829368</text:p>
          </table:table-cell>
          <table:table-cell office:value-type="float" office:value="18" table:style-name="ce1">
            <text:p>18</text:p>
          </table:table-cell>
          <table:table-cell office:value-type="float" office:value="6.456534308" table:style-name="ce1">
            <text:p>6.45653430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10.8209296738889" table:style-name="ce1">
            <text:p>10.8209296738889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1.8729756890934" table:style-name="ce1">
            <text:p>1.8729756890934</text:p>
          </table:table-cell>
          <table:table-cell office:value-type="float" office:value="18" table:style-name="ce1">
            <text:p>18</text:p>
          </table:table-cell>
          <table:table-cell office:value-type="float" office:value="0.2123366179" table:style-name="ce1">
            <text:p>0.2123366179</text:p>
          </table:table-cell>
          <table:table-cell office:value-type="float" office:value="0.5393186085" table:style-name="ce1">
            <text:p>0.5393186085</text:p>
          </table:table-cell>
          <table:table-cell office:value-type="float" office:value="0.378183744783333" table:style-name="ce1">
            <text:p>0.378183744783333</text:p>
          </table:table-cell>
          <table:table-cell office:value-type="float" office:value="0.3707247112" table:style-name="ce1">
            <text:p>0.3707247112</text:p>
          </table:table-cell>
          <table:table-cell office:value-type="float" office:value="0.103197715617548" table:style-name="ce1">
            <text:p>0.103197715617548</text:p>
          </table:table-cell>
          <table:table-cell office:value-type="float" office:value="18" table:style-name="ce1">
            <text:p>18</text:p>
          </table:table-cell>
          <table:table-cell office:value-type="float" office:value="0.3003222045" table:style-name="ce1">
            <text:p>0.3003222045</text:p>
          </table:table-cell>
          <table:table-cell office:value-type="float" office:value="0.9865875677" table:style-name="ce1">
            <text:p>0.9865875677</text:p>
          </table:table-cell>
          <table:table-cell office:value-type="float" office:value="0.575861358811111" table:style-name="ce1">
            <text:p>0.575861358811111</text:p>
          </table:table-cell>
          <table:table-cell office:value-type="float" office:value="0.5278682871" table:style-name="ce1">
            <text:p>0.5278682871</text:p>
          </table:table-cell>
          <table:table-cell office:value-type="float" office:value="0.244650707272613" table:style-name="ce1">
            <text:p>0.24465070727261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float" office:value="16" table:style-name="ce1">
            <text:p>16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10.0897085095625" table:style-name="ce1">
            <text:p>10.0897085095625</text:p>
          </table:table-cell>
          <table:table-cell office:value-type="float" office:value="7.8392246295" table:style-name="ce1">
            <text:p>7.8392246295</text:p>
          </table:table-cell>
          <table:table-cell office:value-type="float" office:value="10.1551701640351" table:style-name="ce1">
            <text:p>10.1551701640351</text:p>
          </table:table-cell>
          <table:table-cell office:value-type="float" office:value="16" table:style-name="ce1">
            <text:p>16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1.9643546165625" table:style-name="ce1">
            <text:p>1.9643546165625</text:p>
          </table:table-cell>
          <table:table-cell office:value-type="float" office:value="1.654567164" table:style-name="ce1">
            <text:p>1.654567164</text:p>
          </table:table-cell>
          <table:table-cell office:value-type="float" office:value="1.13945510898876" table:style-name="ce1">
            <text:p>1.13945510898876</text:p>
          </table:table-cell>
          <table:table-cell office:value-type="float" office:value="16" table:style-name="ce1">
            <text:p>16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-0.000445365094999993" table:style-name="ce1">
            <text:p>-0.000445365094999993</text:p>
          </table:table-cell>
          <table:table-cell office:value-type="float" office:value="-0.17032928245" table:style-name="ce1">
            <text:p>-0.17032928245</text:p>
          </table:table-cell>
          <table:table-cell office:value-type="float" office:value="0.817032057379215" table:style-name="ce1">
            <text:p>0.817032057379215</text:p>
          </table:table-cell>
          <table:table-cell office:value-type="float" office:value="16" table:style-name="ce1">
            <text:p>16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4.6762374568125" table:style-name="ce1">
            <text:p>4.6762374568125</text:p>
          </table:table-cell>
          <table:table-cell office:value-type="float" office:value="3.533642053" table:style-name="ce1">
            <text:p>3.533642053</text:p>
          </table:table-cell>
          <table:table-cell office:value-type="float" office:value="3.58210474472382" table:style-name="ce1">
            <text:p>3.58210474472382</text:p>
          </table:table-cell>
          <table:table-cell office:value-type="float" office:value="16" table:style-name="ce1">
            <text:p>16</text:p>
          </table:table-cell>
          <table:table-cell office:value-type="float" office:value="2.122528" table:style-name="ce1">
            <text:p>2.122528</text:p>
          </table:table-cell>
          <table:table-cell office:value-type="float" office:value="13.00095" table:style-name="ce1">
            <text:p>13.00095</text:p>
          </table:table-cell>
          <table:table-cell office:value-type="float" office:value="5.8751638125" table:style-name="ce1">
            <text:p>5.8751638125</text:p>
          </table:table-cell>
          <table:table-cell office:value-type="float" office:value="5.953692" table:style-name="ce1">
            <text:p>5.953692</text:p>
          </table:table-cell>
          <table:table-cell office:value-type="float" office:value="2.98087253206834" table:style-name="ce1">
            <text:p>2.98087253206834</text:p>
          </table:table-cell>
          <table:table-cell office:value-type="float" office:value="16" table:style-name="ce1">
            <text:p>16</text:p>
          </table:table-cell>
          <table:table-cell office:value-type="float" office:value="2.455138" table:style-name="ce1">
            <text:p>2.455138</text:p>
          </table:table-cell>
          <table:table-cell office:value-type="float" office:value="15.63079" table:style-name="ce1">
            <text:p>15.63079</text:p>
          </table:table-cell>
          <table:table-cell office:value-type="float" office:value="7.3337135625" table:style-name="ce1">
            <text:p>7.3337135625</text:p>
          </table:table-cell>
          <table:table-cell office:value-type="float" office:value="6.8241675" table:style-name="ce1">
            <text:p>6.8241675</text:p>
          </table:table-cell>
          <table:table-cell office:value-type="float" office:value="4.80404836099888" table:style-name="ce1">
            <text:p>4.80404836099888</text:p>
          </table:table-cell>
          <table:table-cell office:value-type="float" office:value="16" table:style-name="ce1">
            <text:p>16</text:p>
          </table:table-cell>
          <table:table-cell office:value-type="float" office:value="4.902941" table:style-name="ce1">
            <text:p>4.902941</text:p>
          </table:table-cell>
          <table:table-cell office:value-type="float" office:value="23.18402" table:style-name="ce1">
            <text:p>23.18402</text:p>
          </table:table-cell>
          <table:table-cell office:value-type="float" office:value="13.208877375" table:style-name="ce1">
            <text:p>13.208877375</text:p>
          </table:table-cell>
          <table:table-cell office:value-type="float" office:value="13.3109655" table:style-name="ce1">
            <text:p>13.3109655</text:p>
          </table:table-cell>
          <table:table-cell office:value-type="float" office:value="6.66386546823161" table:style-name="ce1">
            <text:p>6.66386546823161</text:p>
          </table:table-cell>
          <table:table-cell office:value-type="float" office:value="16" table:style-name="ce1">
            <text:p>16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1.56890612985" table:style-name="ce1">
            <text:p>1.56890612985</text:p>
          </table:table-cell>
          <table:table-cell office:value-type="float" office:value="1.2945884553" table:style-name="ce1">
            <text:p>1.2945884553</text:p>
          </table:table-cell>
          <table:table-cell office:value-type="float" office:value="0.975611654491624" table:style-name="ce1">
            <text:p>0.975611654491624</text:p>
          </table:table-cell>
          <table:table-cell office:value-type="float" office:value="16" table:style-name="ce1">
            <text:p>16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1.88244613990062" table:style-name="ce1">
            <text:p>1.88244613990062</text:p>
          </table:table-cell>
          <table:table-cell office:value-type="float" office:value="0.7732035997" table:style-name="ce1">
            <text:p>0.7732035997</text:p>
          </table:table-cell>
          <table:table-cell office:value-type="float" office:value="2.57208371690207" table:style-name="ce1">
            <text:p>2.57208371690207</text:p>
          </table:table-cell>
          <table:table-cell office:value-type="float" office:value="16" table:style-name="ce1">
            <text:p>16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2.363032908525" table:style-name="ce1">
            <text:p>2.363032908525</text:p>
          </table:table-cell>
          <table:table-cell office:value-type="float" office:value="1.9824558235" table:style-name="ce1">
            <text:p>1.9824558235</text:p>
          </table:table-cell>
          <table:table-cell office:value-type="float" office:value="1.4458337587752" table:style-name="ce1">
            <text:p>1.4458337587752</text:p>
          </table:table-cell>
          <table:table-cell office:value-type="float" office:value="16" table:style-name="ce1">
            <text:p>16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4.1682684485625" table:style-name="ce1">
            <text:p>4.1682684485625</text:p>
          </table:table-cell>
          <table:table-cell office:value-type="float" office:value="3.5828865655" table:style-name="ce1">
            <text:p>3.5828865655</text:p>
          </table:table-cell>
          <table:table-cell office:value-type="float" office:value="2.45744026439592" table:style-name="ce1">
            <text:p>2.45744026439592</text:p>
          </table:table-cell>
          <table:table-cell office:value-type="float" office:value="16" table:style-name="ce1">
            <text:p>16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42.561222623125" table:style-name="ce1">
            <text:p>42.561222623125</text:p>
          </table:table-cell>
          <table:table-cell office:value-type="float" office:value="39.861616695" table:style-name="ce1">
            <text:p>39.861616695</text:p>
          </table:table-cell>
          <table:table-cell office:value-type="float" office:value="28.9753801933655" table:style-name="ce1">
            <text:p>28.9753801933655</text:p>
          </table:table-cell>
          <table:table-cell office:value-type="float" office:value="12" table:style-name="ce1">
            <text:p>12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38623338915" table:style-name="ce1">
            <text:p>0.38623338915</text:p>
          </table:table-cell>
          <table:table-cell office:value-type="float" office:value="0.41817443515" table:style-name="ce1">
            <text:p>0.41817443515</text:p>
          </table:table-cell>
          <table:table-cell office:value-type="float" office:value="0.13870690958234" table:style-name="ce1">
            <text:p>0.13870690958234</text:p>
          </table:table-cell>
          <table:table-cell office:value-type="float" office:value="16" table:style-name="ce1">
            <text:p>16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88.891730355625" table:style-name="ce1">
            <text:p>88.891730355625</text:p>
          </table:table-cell>
          <table:table-cell office:value-type="float" office:value="97.373108335" table:style-name="ce1">
            <text:p>97.373108335</text:p>
          </table:table-cell>
          <table:table-cell office:value-type="float" office:value="27.8427589202605" table:style-name="ce1">
            <text:p>27.8427589202605</text:p>
          </table:table-cell>
          <table:table-cell office:value-type="float" office:value="16" table:style-name="ce1">
            <text:p>1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39395608175" table:style-name="ce1">
            <text:p>2.539395608175</text:p>
          </table:table-cell>
          <table:table-cell office:value-type="float" office:value="2.63540922395" table:style-name="ce1">
            <text:p>2.63540922395</text:p>
          </table:table-cell>
          <table:table-cell office:value-type="float" office:value="1.91510703829529" table:style-name="ce1">
            <text:p>1.91510703829529</text:p>
          </table:table-cell>
          <table:table-cell office:value-type="float" office:value="16" table:style-name="ce1">
            <text:p>16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2863676761" table:style-name="ce1">
            <text:p>0.2863676761</text:p>
          </table:table-cell>
          <table:table-cell office:value-type="float" office:value="0.2173790050625" table:style-name="ce1">
            <text:p>0.2173790050625</text:p>
          </table:table-cell>
          <table:table-cell office:value-type="float" office:value="0.20838635925" table:style-name="ce1">
            <text:p>0.20838635925</text:p>
          </table:table-cell>
          <table:table-cell office:value-type="float" office:value="0.0425587420333069" table:style-name="ce1">
            <text:p>0.0425587420333069</text:p>
          </table:table-cell>
          <table:table-cell office:value-type="float" office:value="16" table:style-name="ce1">
            <text:p>16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2.198468573375" table:style-name="ce1">
            <text:p>2.198468573375</text:p>
          </table:table-cell>
          <table:table-cell office:value-type="float" office:value="1.962864079" table:style-name="ce1">
            <text:p>1.962864079</text:p>
          </table:table-cell>
          <table:table-cell office:value-type="float" office:value="0.794272674758083" table:style-name="ce1">
            <text:p>0.794272674758083</text:p>
          </table:table-cell>
          <table:table-cell office:value-type="float" office:value="16" table:style-name="ce1">
            <text:p>16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079444274331875" table:style-name="ce1">
            <text:p>0.079444274331875</text:p>
          </table:table-cell>
          <table:table-cell office:value-type="float" office:value="0.077054040195" table:style-name="ce1">
            <text:p>0.077054040195</text:p>
          </table:table-cell>
          <table:table-cell office:value-type="float" office:value="0.0313608906335706" table:style-name="ce1">
            <text:p>0.0313608906335706</text:p>
          </table:table-cell>
          <table:table-cell office:value-type="float" office:value="16" table:style-name="ce1">
            <text:p>16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2.4424768734875" table:style-name="ce1">
            <text:p>2.4424768734875</text:p>
          </table:table-cell>
          <table:table-cell office:value-type="float" office:value="2.055607979" table:style-name="ce1">
            <text:p>2.055607979</text:p>
          </table:table-cell>
          <table:table-cell office:value-type="float" office:value="1.4704530427335" table:style-name="ce1">
            <text:p>1.4704530427335</text:p>
          </table:table-cell>
          <table:table-cell office:value-type="float" office:value="16" table:style-name="ce1">
            <text:p>16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079444274331875" table:style-name="ce1">
            <text:p>0.079444274331875</text:p>
          </table:table-cell>
          <table:table-cell office:value-type="float" office:value="0.077054040195" table:style-name="ce1">
            <text:p>0.077054040195</text:p>
          </table:table-cell>
          <table:table-cell office:value-type="float" office:value="0.0313608906335706" table:style-name="ce1">
            <text:p>0.0313608906335706</text:p>
          </table:table-cell>
          <table:table-cell office:value-type="float" office:value="16" table:style-name="ce1">
            <text:p>16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1.8381105871875" table:style-name="ce1">
            <text:p>1.8381105871875</text:p>
          </table:table-cell>
          <table:table-cell office:value-type="float" office:value="1.4709624865" table:style-name="ce1">
            <text:p>1.4709624865</text:p>
          </table:table-cell>
          <table:table-cell office:value-type="float" office:value="1.23871433669113" table:style-name="ce1">
            <text:p>1.23871433669113</text:p>
          </table:table-cell>
          <table:table-cell office:value-type="float" office:value="16" table:style-name="ce1">
            <text:p>16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2.2147871628125" table:style-name="ce1">
            <text:p>2.2147871628125</text:p>
          </table:table-cell>
          <table:table-cell office:value-type="float" office:value="1.8408640135" table:style-name="ce1">
            <text:p>1.8408640135</text:p>
          </table:table-cell>
          <table:table-cell office:value-type="float" office:value="1.36092297277386" table:style-name="ce1">
            <text:p>1.36092297277386</text:p>
          </table:table-cell>
          <table:table-cell office:value-type="float" office:value="16" table:style-name="ce1">
            <text:p>16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0.227689710636875" table:style-name="ce1">
            <text:p>0.227689710636875</text:p>
          </table:table-cell>
          <table:table-cell office:value-type="float" office:value="0.2147439653" table:style-name="ce1">
            <text:p>0.2147439653</text:p>
          </table:table-cell>
          <table:table-cell office:value-type="float" office:value="0.124791363881207" table:style-name="ce1">
            <text:p>0.124791363881207</text:p>
          </table:table-cell>
          <table:table-cell office:value-type="float" office:value="16" table:style-name="ce1">
            <text:p>16</text:p>
          </table:table-cell>
          <table:table-cell office:value-type="float" office:value="2.019722" table:style-name="ce1">
            <text:p>2.019722</text:p>
          </table:table-cell>
          <table:table-cell office:value-type="float" office:value="26.23887" table:style-name="ce1">
            <text:p>26.23887</text:p>
          </table:table-cell>
          <table:table-cell office:value-type="float" office:value="9.6327011875" table:style-name="ce1">
            <text:p>9.6327011875</text:p>
          </table:table-cell>
          <table:table-cell office:value-type="float" office:value="7.277506" table:style-name="ce1">
            <text:p>7.277506</text:p>
          </table:table-cell>
          <table:table-cell office:value-type="float" office:value="8.31572970488835" table:style-name="ce1">
            <text:p>8.31572970488835</text:p>
          </table:table-cell>
          <table:table-cell office:value-type="float" office:value="16" table:style-name="ce1">
            <text:p>16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3.10326411461875" table:style-name="ce1">
            <text:p>3.10326411461875</text:p>
          </table:table-cell>
          <table:table-cell office:value-type="float" office:value="1.66858402595" table:style-name="ce1">
            <text:p>1.66858402595</text:p>
          </table:table-cell>
          <table:table-cell office:value-type="float" office:value="3.54084722502459" table:style-name="ce1">
            <text:p>3.54084722502459</text:p>
          </table:table-cell>
          <table:table-cell office:value-type="float" office:value="16" table:style-name="ce1">
            <text:p>16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2632.773112" table:style-name="ce1">
            <text:p>2632.773112</text:p>
          </table:table-cell>
          <table:table-cell office:value-type="float" office:value="1920.12610625" table:style-name="ce1">
            <text:p>1920.12610625</text:p>
          </table:table-cell>
          <table:table-cell office:value-type="float" office:value="2165.0980415" table:style-name="ce1">
            <text:p>2165.0980415</text:p>
          </table:table-cell>
          <table:table-cell office:value-type="float" office:value="630.901840694218" table:style-name="ce1">
            <text:p>630.901840694218</text:p>
          </table:table-cell>
          <table:table-cell office:value-type="float" office:value="16" table:style-name="ce1">
            <text:p>16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142.9818965" table:style-name="ce1">
            <text:p>142.9818965</text:p>
          </table:table-cell>
          <table:table-cell office:value-type="float" office:value="87.4668525825" table:style-name="ce1">
            <text:p>87.4668525825</text:p>
          </table:table-cell>
          <table:table-cell office:value-type="float" office:value="90.000777925" table:style-name="ce1">
            <text:p>90.000777925</text:p>
          </table:table-cell>
          <table:table-cell office:value-type="float" office:value="30.652536495431" table:style-name="ce1">
            <text:p>30.652536495431</text:p>
          </table:table-cell>
          <table:table-cell office:value-type="float" office:value="16" table:style-name="ce1">
            <text:p>16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179.9853196" table:style-name="ce1">
            <text:p>179.9853196</text:p>
          </table:table-cell>
          <table:table-cell office:value-type="float" office:value="87.3956538461038" table:style-name="ce1">
            <text:p>87.3956538461038</text:p>
          </table:table-cell>
          <table:table-cell office:value-type="float" office:value="89.994418285" table:style-name="ce1">
            <text:p>89.994418285</text:p>
          </table:table-cell>
          <table:table-cell office:value-type="float" office:value="47.3217131844529" table:style-name="ce1">
            <text:p>47.3217131844529</text:p>
          </table:table-cell>
          <table:table-cell office:value-type="float" office:value="16" table:style-name="ce1">
            <text:p>16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89.4508124487694" table:style-name="ce1">
            <text:p>89.4508124487694</text:p>
          </table:table-cell>
          <table:table-cell office:value-type="float" office:value="83.396767015" table:style-name="ce1">
            <text:p>83.396767015</text:p>
          </table:table-cell>
          <table:table-cell office:value-type="float" office:value="59.8509164752482" table:style-name="ce1">
            <text:p>59.8509164752482</text:p>
          </table:table-cell>
          <table:table-cell office:value-type="float" office:value="16" table:style-name="ce1">
            <text:p>16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48.251589314375" table:style-name="ce1">
            <text:p>48.251589314375</text:p>
          </table:table-cell>
          <table:table-cell office:value-type="float" office:value="48.75341759" table:style-name="ce1">
            <text:p>48.75341759</text:p>
          </table:table-cell>
          <table:table-cell office:value-type="float" office:value="13.8102609940641" table:style-name="ce1">
            <text:p>13.8102609940641</text:p>
          </table:table-cell>
          <table:table-cell office:value-type="float" office:value="16" table:style-name="ce1">
            <text:p>16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28155191123125" table:style-name="ce1">
            <text:p>0.0028155191123125</text:p>
          </table:table-cell>
          <table:table-cell office:value-type="float" office:value="0.0025434807475" table:style-name="ce1">
            <text:p>0.0025434807475</text:p>
          </table:table-cell>
          <table:table-cell office:value-type="float" office:value="0.00166766736787346" table:style-name="ce1">
            <text:p>0.00166766736787346</text:p>
          </table:table-cell>
          <table:table-cell office:value-type="float" office:value="16" table:style-name="ce1">
            <text:p>16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7310335034375" table:style-name="ce1">
            <text:p>0.017310335034375</text:p>
          </table:table-cell>
          <table:table-cell office:value-type="float" office:value="0.017088555595" table:style-name="ce1">
            <text:p>0.017088555595</text:p>
          </table:table-cell>
          <table:table-cell office:value-type="float" office:value="0.000710189401200929" table:style-name="ce1">
            <text:p>0.000710189401200929</text:p>
          </table:table-cell>
          <table:table-cell office:value-type="float" office:value="16" table:style-name="ce1">
            <text:p>16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9.364145177" table:style-name="ce1">
            <text:p>9.364145177</text:p>
          </table:table-cell>
          <table:table-cell office:value-type="float" office:value="4.1058327078125" table:style-name="ce1">
            <text:p>4.1058327078125</text:p>
          </table:table-cell>
          <table:table-cell office:value-type="float" office:value="3.7468360445" table:style-name="ce1">
            <text:p>3.7468360445</text:p>
          </table:table-cell>
          <table:table-cell office:value-type="float" office:value="2.69671369924998" table:style-name="ce1">
            <text:p>2.69671369924998</text:p>
          </table:table-cell>
          <table:table-cell office:value-type="float" office:value="16" table:style-name="ce1">
            <text:p>16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17.2993653806875" table:style-name="ce1">
            <text:p>17.2993653806875</text:p>
          </table:table-cell>
          <table:table-cell office:value-type="float" office:value="9.192401114" table:style-name="ce1">
            <text:p>9.192401114</text:p>
          </table:table-cell>
          <table:table-cell office:value-type="float" office:value="21.1234768022353" table:style-name="ce1">
            <text:p>21.1234768022353</text:p>
          </table:table-cell>
          <table:table-cell office:value-type="float" office:value="16" table:style-name="ce1">
            <text:p>16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40597522525" table:style-name="ce1">
            <text:p>0.40597522525</text:p>
          </table:table-cell>
          <table:table-cell office:value-type="float" office:value="0.3349708425" table:style-name="ce1">
            <text:p>0.3349708425</text:p>
          </table:table-cell>
          <table:table-cell office:value-type="float" office:value="0.435718411413674" table:style-name="ce1">
            <text:p>0.435718411413674</text:p>
          </table:table-cell>
          <table:table-cell office:value-type="float" office:value="16" table:style-name="ce1">
            <text:p>16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0.66684211696875" table:style-name="ce1">
            <text:p>0.66684211696875</text:p>
          </table:table-cell>
          <table:table-cell office:value-type="float" office:value="0.55001537115" table:style-name="ce1">
            <text:p>0.55001537115</text:p>
          </table:table-cell>
          <table:table-cell office:value-type="float" office:value="0.756452079311282" table:style-name="ce1">
            <text:p>0.75645207931128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8.117603975" table:style-name="ce1">
            <text:p>8.117603975</text:p>
          </table:table-cell>
          <table:table-cell office:value-type="float" office:value="13.89706645" table:style-name="ce1">
            <text:p>13.89706645</text:p>
          </table:table-cell>
          <table:table-cell office:value-type="float" office:value="10.1415348430833" table:style-name="ce1">
            <text:p>10.1415348430833</text:p>
          </table:table-cell>
          <table:table-cell office:value-type="float" office:value="9.834836392" table:style-name="ce1">
            <text:p>9.834836392</text:p>
          </table:table-cell>
          <table:table-cell office:value-type="float" office:value="2.03010405619666" table:style-name="ce1">
            <text:p>2.03010405619666</text:p>
          </table:table-cell>
          <table:table-cell office:value-type="float" office:value="12" table:style-name="ce1">
            <text:p>12</text:p>
          </table:table-cell>
          <table:table-cell office:value-type="float" office:value="1.152479241" table:style-name="ce1">
            <text:p>1.152479241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3.03713869025" table:style-name="ce1">
            <text:p>3.03713869025</text:p>
          </table:table-cell>
          <table:table-cell office:value-type="float" office:value="2.662821019" table:style-name="ce1">
            <text:p>2.662821019</text:p>
          </table:table-cell>
          <table:table-cell office:value-type="float" office:value="1.9085828893958" table:style-name="ce1">
            <text:p>1.9085828893958</text:p>
          </table:table-cell>
          <table:table-cell office:value-type="float" office:value="12" table:style-name="ce1">
            <text:p>12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-0.224884052720833" table:style-name="ce1">
            <text:p>-0.224884052720833</text:p>
          </table:table-cell>
          <table:table-cell office:value-type="float" office:value="-0.117919943385" table:style-name="ce1">
            <text:p>-0.117919943385</text:p>
          </table:table-cell>
          <table:table-cell office:value-type="float" office:value="0.482146031322607" table:style-name="ce1">
            <text:p>0.482146031322607</text:p>
          </table:table-cell>
          <table:table-cell office:value-type="float" office:value="12" table:style-name="ce1">
            <text:p>12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6.667763541" table:style-name="ce1">
            <text:p>6.667763541</text:p>
          </table:table-cell>
          <table:table-cell office:value-type="float" office:value="3.85312196866667" table:style-name="ce1">
            <text:p>3.85312196866667</text:p>
          </table:table-cell>
          <table:table-cell office:value-type="float" office:value="3.3173200365" table:style-name="ce1">
            <text:p>3.3173200365</text:p>
          </table:table-cell>
          <table:table-cell office:value-type="float" office:value="1.31459727498453" table:style-name="ce1">
            <text:p>1.31459727498453</text:p>
          </table:table-cell>
          <table:table-cell office:value-type="float" office:value="12" table:style-name="ce1">
            <text:p>12</text:p>
          </table:table-cell>
          <table:table-cell office:value-type="float" office:value="2.705396" table:style-name="ce1">
            <text:p>2.705396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9.03710175" table:style-name="ce1">
            <text:p>9.03710175</text:p>
          </table:table-cell>
          <table:table-cell office:value-type="float" office:value="7.959288" table:style-name="ce1">
            <text:p>7.959288</text:p>
          </table:table-cell>
          <table:table-cell office:value-type="float" office:value="6.13447544080202" table:style-name="ce1">
            <text:p>6.13447544080202</text:p>
          </table:table-cell>
          <table:table-cell office:value-type="float" office:value="12" table:style-name="ce1">
            <text:p>12</text:p>
          </table:table-cell>
          <table:table-cell office:value-type="float" office:value="4.271085" table:style-name="ce1">
            <text:p>4.271085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12.4234620833333" table:style-name="ce1">
            <text:p>12.4234620833333</text:p>
          </table:table-cell>
          <table:table-cell office:value-type="float" office:value="10.1600425" table:style-name="ce1">
            <text:p>10.1600425</text:p>
          </table:table-cell>
          <table:table-cell office:value-type="float" office:value="8.43270533613136" table:style-name="ce1">
            <text:p>8.43270533613136</text:p>
          </table:table-cell>
          <table:table-cell office:value-type="float" office:value="12" table:style-name="ce1">
            <text:p>12</text:p>
          </table:table-cell>
          <table:table-cell office:value-type="float" office:value="6.976481" table:style-name="ce1">
            <text:p>6.976481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21.4605638333333" table:style-name="ce1">
            <text:p>21.4605638333333</text:p>
          </table:table-cell>
          <table:table-cell office:value-type="float" office:value="18.1144665" table:style-name="ce1">
            <text:p>18.1144665</text:p>
          </table:table-cell>
          <table:table-cell office:value-type="float" office:value="14.2200605358311" table:style-name="ce1">
            <text:p>14.2200605358311</text:p>
          </table:table-cell>
          <table:table-cell office:value-type="float" office:value="12" table:style-name="ce1">
            <text:p>12</text:p>
          </table:table-cell>
          <table:table-cell office:value-type="float" office:value="0.9244253513" table:style-name="ce1">
            <text:p>0.9244253513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2.37429546325833" table:style-name="ce1">
            <text:p>2.37429546325833</text:p>
          </table:table-cell>
          <table:table-cell office:value-type="float" office:value="2.1064768635" table:style-name="ce1">
            <text:p>2.1064768635</text:p>
          </table:table-cell>
          <table:table-cell office:value-type="float" office:value="1.50356636351152" table:style-name="ce1">
            <text:p>1.50356636351152</text:p>
          </table:table-cell>
          <table:table-cell office:value-type="float" office:value="12" table:style-name="ce1">
            <text:p>12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2.634213519475" table:style-name="ce1">
            <text:p>2.634213519475</text:p>
          </table:table-cell>
          <table:table-cell office:value-type="float" office:value="0.6860746866" table:style-name="ce1">
            <text:p>0.6860746866</text:p>
          </table:table-cell>
          <table:table-cell office:value-type="float" office:value="3.30950901961737" table:style-name="ce1">
            <text:p>3.30950901961737</text:p>
          </table:table-cell>
          <table:table-cell office:value-type="float" office:value="12" table:style-name="ce1">
            <text:p>12</text:p>
          </table:table-cell>
          <table:table-cell office:value-type="float" office:value="1.453288786" table:style-name="ce1">
            <text:p>1.453288786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3.9096384485" table:style-name="ce1">
            <text:p>3.9096384485</text:p>
          </table:table-cell>
          <table:table-cell office:value-type="float" office:value="3.2210393925" table:style-name="ce1">
            <text:p>3.2210393925</text:p>
          </table:table-cell>
          <table:table-cell office:value-type="float" office:value="2.68728745576571" table:style-name="ce1">
            <text:p>2.68728745576571</text:p>
          </table:table-cell>
          <table:table-cell office:value-type="float" office:value="12" table:style-name="ce1">
            <text:p>12</text:p>
          </table:table-cell>
          <table:table-cell office:value-type="float" office:value="2.449997125" table:style-name="ce1">
            <text:p>2.449997125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5.79436955283333" table:style-name="ce1">
            <text:p>5.79436955283333</text:p>
          </table:table-cell>
          <table:table-cell office:value-type="float" office:value="5.1850680185" table:style-name="ce1">
            <text:p>5.1850680185</text:p>
          </table:table-cell>
          <table:table-cell office:value-type="float" office:value="2.95240476757104" table:style-name="ce1">
            <text:p>2.95240476757104</text:p>
          </table:table-cell>
          <table:table-cell office:value-type="float" office:value="12" table:style-name="ce1">
            <text:p>12</text:p>
          </table:table-cell>
          <table:table-cell office:value-type="float" office:value="15.11243815" table:style-name="ce1">
            <text:p>15.11243815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43.5080587116667" table:style-name="ce1">
            <text:p>43.5080587116667</text:p>
          </table:table-cell>
          <table:table-cell office:value-type="float" office:value="42.83569597" table:style-name="ce1">
            <text:p>42.83569597</text:p>
          </table:table-cell>
          <table:table-cell office:value-type="float" office:value="28.8036178132323" table:style-name="ce1">
            <text:p>28.8036178132323</text:p>
          </table:table-cell>
          <table:table-cell office:value-type="float" office:value="12" table:style-name="ce1">
            <text:p>12</text:p>
          </table:table-cell>
          <table:table-cell office:value-type="float" office:value="0.243375606" table:style-name="ce1">
            <text:p>0.243375606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346184014125" table:style-name="ce1">
            <text:p>0.346184014125</text:p>
          </table:table-cell>
          <table:table-cell office:value-type="float" office:value="0.2953909105" table:style-name="ce1">
            <text:p>0.2953909105</text:p>
          </table:table-cell>
          <table:table-cell office:value-type="float" office:value="0.127274686269649" table:style-name="ce1">
            <text:p>0.127274686269649</text:p>
          </table:table-cell>
          <table:table-cell office:value-type="float" office:value="12" table:style-name="ce1">
            <text:p>12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96.9383174966667" table:style-name="ce1">
            <text:p>96.9383174966667</text:p>
          </table:table-cell>
          <table:table-cell office:value-type="float" office:value="102.999086545" table:style-name="ce1">
            <text:p>102.999086545</text:p>
          </table:table-cell>
          <table:table-cell office:value-type="float" office:value="47.9154385517158" table:style-name="ce1">
            <text:p>47.9154385517158</text:p>
          </table:table-cell>
          <table:table-cell office:value-type="float" office:value="12" table:style-name="ce1">
            <text:p>1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6225599288333" table:style-name="ce1">
            <text:p>2.56225599288333</text:p>
          </table:table-cell>
          <table:table-cell office:value-type="float" office:value="2.63540922395" table:style-name="ce1">
            <text:p>2.63540922395</text:p>
          </table:table-cell>
          <table:table-cell office:value-type="float" office:value="1.91365445597825" table:style-name="ce1">
            <text:p>1.91365445597825</text:p>
          </table:table-cell>
          <table:table-cell office:value-type="float" office:value="12" table:style-name="ce1">
            <text:p>12</text:p>
          </table:table-cell>
          <table:table-cell office:value-type="float" office:value="0.2502599952" table:style-name="ce1">
            <text:p>0.2502599952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32861056705" table:style-name="ce1">
            <text:p>0.32861056705</text:p>
          </table:table-cell>
          <table:table-cell office:value-type="float" office:value="0.3204786812" table:style-name="ce1">
            <text:p>0.3204786812</text:p>
          </table:table-cell>
          <table:table-cell office:value-type="float" office:value="0.0653749043680649" table:style-name="ce1">
            <text:p>0.0653749043680649</text:p>
          </table:table-cell>
          <table:table-cell office:value-type="float" office:value="12" table:style-name="ce1">
            <text:p>12</text:p>
          </table:table-cell>
          <table:table-cell office:value-type="float" office:value="2.903021372" table:style-name="ce1">
            <text:p>2.903021372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4.32678745241667" table:style-name="ce1">
            <text:p>4.32678745241667</text:p>
          </table:table-cell>
          <table:table-cell office:value-type="float" office:value="3.9934150645" table:style-name="ce1">
            <text:p>3.9934150645</text:p>
          </table:table-cell>
          <table:table-cell office:value-type="float" office:value="1.35916637548605" table:style-name="ce1">
            <text:p>1.35916637548605</text:p>
          </table:table-cell>
          <table:table-cell office:value-type="float" office:value="12" table:style-name="ce1">
            <text:p>12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560806206425" table:style-name="ce1">
            <text:p>0.1560806206425</text:p>
          </table:table-cell>
          <table:table-cell office:value-type="float" office:value="0.13850726295" table:style-name="ce1">
            <text:p>0.13850726295</text:p>
          </table:table-cell>
          <table:table-cell office:value-type="float" office:value="0.114671334836017" table:style-name="ce1">
            <text:p>0.114671334836017</text:p>
          </table:table-cell>
          <table:table-cell office:value-type="float" office:value="12" table:style-name="ce1">
            <text:p>12</text:p>
          </table:table-cell>
          <table:table-cell office:value-type="float" office:value="1.495664469" table:style-name="ce1">
            <text:p>1.495664469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4.06571868975" table:style-name="ce1">
            <text:p>4.06571868975</text:p>
          </table:table-cell>
          <table:table-cell office:value-type="float" office:value="3.3591976865" table:style-name="ce1">
            <text:p>3.3591976865</text:p>
          </table:table-cell>
          <table:table-cell office:value-type="float" office:value="2.80154339517762" table:style-name="ce1">
            <text:p>2.80154339517762</text:p>
          </table:table-cell>
          <table:table-cell office:value-type="float" office:value="12" table:style-name="ce1">
            <text:p>12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560806206425" table:style-name="ce1">
            <text:p>0.1560806206425</text:p>
          </table:table-cell>
          <table:table-cell office:value-type="float" office:value="0.13850726295" table:style-name="ce1">
            <text:p>0.13850726295</text:p>
          </table:table-cell>
          <table:table-cell office:value-type="float" office:value="0.114671334836017" table:style-name="ce1">
            <text:p>0.114671334836017</text:p>
          </table:table-cell>
          <table:table-cell office:value-type="float" office:value="12" table:style-name="ce1">
            <text:p>12</text:p>
          </table:table-cell>
          <table:table-cell office:value-type="float" office:value="1.036803667" table:style-name="ce1">
            <text:p>1.036803667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2.62059596558333" table:style-name="ce1">
            <text:p>2.62059596558333</text:p>
          </table:table-cell>
          <table:table-cell office:value-type="float" office:value="2.338540372" table:style-name="ce1">
            <text:p>2.338540372</text:p>
          </table:table-cell>
          <table:table-cell office:value-type="float" office:value="1.65674303207587" table:style-name="ce1">
            <text:p>1.65674303207587</text:p>
          </table:table-cell>
          <table:table-cell office:value-type="float" office:value="12" table:style-name="ce1">
            <text:p>12</text:p>
          </table:table-cell>
          <table:table-cell office:value-type="float" office:value="1.352774198" table:style-name="ce1">
            <text:p>1.352774198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3.71884520108333" table:style-name="ce1">
            <text:p>3.71884520108333</text:p>
          </table:table-cell>
          <table:table-cell office:value-type="float" office:value="3.042744628" table:style-name="ce1">
            <text:p>3.042744628</text:p>
          </table:table-cell>
          <table:table-cell office:value-type="float" office:value="2.63438814096498" table:style-name="ce1">
            <text:p>2.63438814096498</text:p>
          </table:table-cell>
          <table:table-cell office:value-type="float" office:value="12" table:style-name="ce1">
            <text:p>12</text:p>
          </table:table-cell>
          <table:table-cell office:value-type="float" office:value="0.1428902709" table:style-name="ce1">
            <text:p>0.1428902709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346873488808333" table:style-name="ce1">
            <text:p>0.346873488808333</text:p>
          </table:table-cell>
          <table:table-cell office:value-type="float" office:value="0.3172908483" table:style-name="ce1">
            <text:p>0.3172908483</text:p>
          </table:table-cell>
          <table:table-cell office:value-type="float" office:value="0.169974463935788" table:style-name="ce1">
            <text:p>0.169974463935788</text:p>
          </table:table-cell>
          <table:table-cell office:value-type="float" office:value="12" table:style-name="ce1">
            <text:p>12</text:p>
          </table:table-cell>
          <table:table-cell office:value-type="float" office:value="4.928228" table:style-name="ce1">
            <text:p>4.928228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18.5961343333333" table:style-name="ce1">
            <text:p>18.5961343333333</text:p>
          </table:table-cell>
          <table:table-cell office:value-type="float" office:value="14.077236" table:style-name="ce1">
            <text:p>14.077236</text:p>
          </table:table-cell>
          <table:table-cell office:value-type="float" office:value="15.415362676549" table:style-name="ce1">
            <text:p>15.415362676549</text:p>
          </table:table-cell>
          <table:table-cell office:value-type="float" office:value="12" table:style-name="ce1">
            <text:p>12</text:p>
          </table:table-cell>
          <table:table-cell office:value-type="float" office:value="0.9280238469" table:style-name="ce1">
            <text:p>0.9280238469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6.8849974715" table:style-name="ce1">
            <text:p>6.8849974715</text:p>
          </table:table-cell>
          <table:table-cell office:value-type="float" office:value="4.9480944945" table:style-name="ce1">
            <text:p>4.9480944945</text:p>
          </table:table-cell>
          <table:table-cell office:value-type="float" office:value="6.50806515932325" table:style-name="ce1">
            <text:p>6.50806515932325</text:p>
          </table:table-cell>
          <table:table-cell office:value-type="float" office:value="12" table:style-name="ce1">
            <text:p>12</text:p>
          </table:table-cell>
          <table:table-cell office:value-type="float" office:value="1313.279908" table:style-name="ce1">
            <text:p>1313.279908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1903.2376305" table:style-name="ce1">
            <text:p>1903.2376305</text:p>
          </table:table-cell>
          <table:table-cell office:value-type="float" office:value="1857.0552835" table:style-name="ce1">
            <text:p>1857.0552835</text:p>
          </table:table-cell>
          <table:table-cell office:value-type="float" office:value="582.84623362255" table:style-name="ce1">
            <text:p>582.84623362255</text:p>
          </table:table-cell>
          <table:table-cell office:value-type="float" office:value="12" table:style-name="ce1">
            <text:p>12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81.4851049407804" table:style-name="ce1">
            <text:p>81.4851049407804</text:p>
          </table:table-cell>
          <table:table-cell office:value-type="float" office:value="89.974692715" table:style-name="ce1">
            <text:p>89.974692715</text:p>
          </table:table-cell>
          <table:table-cell office:value-type="float" office:value="60.952985599332" table:style-name="ce1">
            <text:p>60.952985599332</text:p>
          </table:table-cell>
          <table:table-cell office:value-type="float" office:value="12" table:style-name="ce1">
            <text:p>12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92.9194297083333" table:style-name="ce1">
            <text:p>92.9194297083333</text:p>
          </table:table-cell>
          <table:table-cell office:value-type="float" office:value="89.99704106" table:style-name="ce1">
            <text:p>89.99704106</text:p>
          </table:table-cell>
          <table:table-cell office:value-type="float" office:value="51.8368038173654" table:style-name="ce1">
            <text:p>51.8368038173654</text:p>
          </table:table-cell>
          <table:table-cell office:value-type="float" office:value="12" table:style-name="ce1">
            <text:p>12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88.2485329170933" table:style-name="ce1">
            <text:p>88.2485329170933</text:p>
          </table:table-cell>
          <table:table-cell office:value-type="float" office:value="87.154298635" table:style-name="ce1">
            <text:p>87.154298635</text:p>
          </table:table-cell>
          <table:table-cell office:value-type="float" office:value="53.8695404818005" table:style-name="ce1">
            <text:p>53.8695404818005</text:p>
          </table:table-cell>
          <table:table-cell office:value-type="float" office:value="12" table:style-name="ce1">
            <text:p>12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57.9010257141667" table:style-name="ce1">
            <text:p>57.9010257141667</text:p>
          </table:table-cell>
          <table:table-cell office:value-type="float" office:value="62.261084915" table:style-name="ce1">
            <text:p>62.261084915</text:p>
          </table:table-cell>
          <table:table-cell office:value-type="float" office:value="24.6812857483316" table:style-name="ce1">
            <text:p>24.6812857483316</text:p>
          </table:table-cell>
          <table:table-cell office:value-type="float" office:value="12" table:style-name="ce1">
            <text:p>12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0172952720915833" table:style-name="ce1">
            <text:p>0.00172952720915833</text:p>
          </table:table-cell>
          <table:table-cell office:value-type="float" office:value="0.0017086394605" table:style-name="ce1">
            <text:p>0.0017086394605</text:p>
          </table:table-cell>
          <table:table-cell office:value-type="float" office:value="0.000735110904555657" table:style-name="ce1">
            <text:p>0.000735110904555657</text:p>
          </table:table-cell>
          <table:table-cell office:value-type="float" office:value="12" table:style-name="ce1">
            <text:p>12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0.01812620667" table:style-name="ce1">
            <text:p>0.01812620667</text:p>
          </table:table-cell>
          <table:table-cell office:value-type="float" office:value="0.0173195685466667" table:style-name="ce1">
            <text:p>0.0173195685466667</text:p>
          </table:table-cell>
          <table:table-cell office:value-type="float" office:value="0.01720687221" table:style-name="ce1">
            <text:p>0.01720687221</text:p>
          </table:table-cell>
          <table:table-cell office:value-type="float" office:value="0.000642924839191168" table:style-name="ce1">
            <text:p>0.000642924839191168</text:p>
          </table:table-cell>
          <table:table-cell office:value-type="float" office:value="12" table:style-name="ce1">
            <text:p>12</text:p>
          </table:table-cell>
          <table:table-cell office:value-type="float" office:value="5.524841638" table:style-name="ce1">
            <text:p>5.524841638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9.29481423666667" table:style-name="ce1">
            <text:p>9.29481423666667</text:p>
          </table:table-cell>
          <table:table-cell office:value-type="float" office:value="9.0221727525" table:style-name="ce1">
            <text:p>9.0221727525</text:p>
          </table:table-cell>
          <table:table-cell office:value-type="float" office:value="3.40115875502836" table:style-name="ce1">
            <text:p>3.40115875502836</text:p>
          </table:table-cell>
          <table:table-cell office:value-type="float" office:value="12" table:style-name="ce1">
            <text:p>12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19.8807262383333" table:style-name="ce1">
            <text:p>19.8807262383333</text:p>
          </table:table-cell>
          <table:table-cell office:value-type="float" office:value="15.69643018" table:style-name="ce1">
            <text:p>15.69643018</text:p>
          </table:table-cell>
          <table:table-cell office:value-type="float" office:value="10.145654693986" table:style-name="ce1">
            <text:p>10.145654693986</text:p>
          </table:table-cell>
          <table:table-cell office:value-type="float" office:value="12" table:style-name="ce1">
            <text:p>12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505294053133333" table:style-name="ce1">
            <text:p>0.505294053133333</text:p>
          </table:table-cell>
          <table:table-cell office:value-type="float" office:value="0.37033351785" table:style-name="ce1">
            <text:p>0.37033351785</text:p>
          </table:table-cell>
          <table:table-cell office:value-type="float" office:value="0.31730458293186" table:style-name="ce1">
            <text:p>0.31730458293186</text:p>
          </table:table-cell>
          <table:table-cell office:value-type="float" office:value="12" table:style-name="ce1">
            <text:p>12</text:p>
          </table:table-cell>
          <table:table-cell office:value-type="float" office:value="0.4822418893" table:style-name="ce1">
            <text:p>0.4822418893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0.908219366233333" table:style-name="ce1">
            <text:p>0.908219366233333</text:p>
          </table:table-cell>
          <table:table-cell office:value-type="float" office:value="0.72239112585" table:style-name="ce1">
            <text:p>0.72239112585</text:p>
          </table:table-cell>
          <table:table-cell office:value-type="float" office:value="0.503228956247532" table:style-name="ce1">
            <text:p>0.503228956247532</text:p>
          </table:table-cell>
        </table:table-row>
      </table:table>
      <table:table table:name="Specimen_Position" table:style-name="ta1">
        <table:table-column table:style-name="co1" table:number-columns-repeated="218" table:default-cell-style-name="ce1"/>
        <table:table-row table:style-name="ro1">
          <table:table-cell office:value-type="string" table:style-name="ce1">
            <text:p>Specimen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float" office:value="42" table:style-name="ce1">
            <text:p>42</text:p>
          </table:table-cell>
          <table:table-cell office:value-type="float" office:value="1.873293943" table:style-name="ce1">
            <text:p>1.873293943</text:p>
          </table:table-cell>
          <table:table-cell office:value-type="float" office:value="23.24979894" table:style-name="ce1">
            <text:p>23.24979894</text:p>
          </table:table-cell>
          <table:table-cell office:value-type="float" office:value="9.59607660738095" table:style-name="ce1">
            <text:p>9.59607660738095</text:p>
          </table:table-cell>
          <table:table-cell office:value-type="float" office:value="8.9294074565" table:style-name="ce1">
            <text:p>8.9294074565</text:p>
          </table:table-cell>
          <table:table-cell office:value-type="float" office:value="5.31244353176933" table:style-name="ce1">
            <text:p>5.31244353176933</text:p>
          </table:table-cell>
          <table:table-cell office:value-type="float" office:value="42" table:style-name="ce1">
            <text:p>42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3.03414233222143" table:style-name="ce1">
            <text:p>3.03414233222143</text:p>
          </table:table-cell>
          <table:table-cell office:value-type="float" office:value="2.176999193" table:style-name="ce1">
            <text:p>2.176999193</text:p>
          </table:table-cell>
          <table:table-cell office:value-type="float" office:value="2.00390103921558" table:style-name="ce1">
            <text:p>2.00390103921558</text:p>
          </table:table-cell>
          <table:table-cell office:value-type="float" office:value="42" table:style-name="ce1">
            <text:p>42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-0.0580242692621429" table:style-name="ce1">
            <text:p>-0.0580242692621429</text:p>
          </table:table-cell>
          <table:table-cell office:value-type="float" office:value="-0.2198542553" table:style-name="ce1">
            <text:p>-0.2198542553</text:p>
          </table:table-cell>
          <table:table-cell office:value-type="float" office:value="1.18368630557544" table:style-name="ce1">
            <text:p>1.18368630557544</text:p>
          </table:table-cell>
          <table:table-cell office:value-type="float" office:value="42" table:style-name="ce1">
            <text:p>42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5.93626971588095" table:style-name="ce1">
            <text:p>5.93626971588095</text:p>
          </table:table-cell>
          <table:table-cell office:value-type="float" office:value="4.225218347" table:style-name="ce1">
            <text:p>4.225218347</text:p>
          </table:table-cell>
          <table:table-cell office:value-type="float" office:value="4.94279981776004" table:style-name="ce1">
            <text:p>4.94279981776004</text:p>
          </table:table-cell>
          <table:table-cell office:value-type="float" office:value="42" table:style-name="ce1">
            <text:p>42</text:p>
          </table:table-cell>
          <table:table-cell office:value-type="float" office:value="2.306105" table:style-name="ce1">
            <text:p>2.306105</text:p>
          </table:table-cell>
          <table:table-cell office:value-type="float" office:value="17.45352" table:style-name="ce1">
            <text:p>17.45352</text:p>
          </table:table-cell>
          <table:table-cell office:value-type="float" office:value="8.95339042857143" table:style-name="ce1">
            <text:p>8.95339042857143</text:p>
          </table:table-cell>
          <table:table-cell office:value-type="float" office:value="8.335005" table:style-name="ce1">
            <text:p>8.335005</text:p>
          </table:table-cell>
          <table:table-cell office:value-type="float" office:value="4.49785092468557" table:style-name="ce1">
            <text:p>4.49785092468557</text:p>
          </table:table-cell>
          <table:table-cell office:value-type="float" office:value="42" table:style-name="ce1">
            <text:p>42</text:p>
          </table:table-cell>
          <table:table-cell office:value-type="float" office:value="2.589301" table:style-name="ce1">
            <text:p>2.589301</text:p>
          </table:table-cell>
          <table:table-cell office:value-type="float" office:value="33.6139" table:style-name="ce1">
            <text:p>33.6139</text:p>
          </table:table-cell>
          <table:table-cell office:value-type="float" office:value="11.6663100238095" table:style-name="ce1">
            <text:p>11.6663100238095</text:p>
          </table:table-cell>
          <table:table-cell office:value-type="float" office:value="6.509263" table:style-name="ce1">
            <text:p>6.509263</text:p>
          </table:table-cell>
          <table:table-cell office:value-type="float" office:value="9.61833091326869" table:style-name="ce1">
            <text:p>9.61833091326869</text:p>
          </table:table-cell>
          <table:table-cell office:value-type="float" office:value="42" table:style-name="ce1">
            <text:p>42</text:p>
          </table:table-cell>
          <table:table-cell office:value-type="float" office:value="5.599004" table:style-name="ce1">
            <text:p>5.599004</text:p>
          </table:table-cell>
          <table:table-cell office:value-type="float" office:value="51.03114" table:style-name="ce1">
            <text:p>51.03114</text:p>
          </table:table-cell>
          <table:table-cell office:value-type="float" office:value="20.619700452381" table:style-name="ce1">
            <text:p>20.619700452381</text:p>
          </table:table-cell>
          <table:table-cell office:value-type="float" office:value="17.5240675" table:style-name="ce1">
            <text:p>17.5240675</text:p>
          </table:table-cell>
          <table:table-cell office:value-type="float" office:value="12.8631111942759" table:style-name="ce1">
            <text:p>12.8631111942759</text:p>
          </table:table-cell>
          <table:table-cell office:value-type="float" office:value="42" table:style-name="ce1">
            <text:p>42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2.29565347921429" table:style-name="ce1">
            <text:p>2.29565347921429</text:p>
          </table:table-cell>
          <table:table-cell office:value-type="float" office:value="1.578967465" table:style-name="ce1">
            <text:p>1.578967465</text:p>
          </table:table-cell>
          <table:table-cell office:value-type="float" office:value="1.53850278080691" table:style-name="ce1">
            <text:p>1.53850278080691</text:p>
          </table:table-cell>
          <table:table-cell office:value-type="float" office:value="42" table:style-name="ce1">
            <text:p>42</text:p>
          </table:table-cell>
          <table:table-cell office:value-type="float" office:value="0.07081850159" table:style-name="ce1">
            <text:p>0.07081850159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1.15570045097476" table:style-name="ce1">
            <text:p>1.15570045097476</text:p>
          </table:table-cell>
          <table:table-cell office:value-type="float" office:value="0.3117018208" table:style-name="ce1">
            <text:p>0.3117018208</text:p>
          </table:table-cell>
          <table:table-cell office:value-type="float" office:value="2.30867811256199" table:style-name="ce1">
            <text:p>2.30867811256199</text:p>
          </table:table-cell>
          <table:table-cell office:value-type="float" office:value="42" table:style-name="ce1">
            <text:p>42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9.808675221" table:style-name="ce1">
            <text:p>9.808675221</text:p>
          </table:table-cell>
          <table:table-cell office:value-type="float" office:value="3.50893005797619" table:style-name="ce1">
            <text:p>3.50893005797619</text:p>
          </table:table-cell>
          <table:table-cell office:value-type="float" office:value="2.4129974775" table:style-name="ce1">
            <text:p>2.4129974775</text:p>
          </table:table-cell>
          <table:table-cell office:value-type="float" office:value="2.49667742679676" table:style-name="ce1">
            <text:p>2.49667742679676</text:p>
          </table:table-cell>
          <table:table-cell office:value-type="float" office:value="42" table:style-name="ce1">
            <text:p>42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6.8297059312381" table:style-name="ce1">
            <text:p>6.8297059312381</text:p>
          </table:table-cell>
          <table:table-cell office:value-type="float" office:value="4.367800289" table:style-name="ce1">
            <text:p>4.367800289</text:p>
          </table:table-cell>
          <table:table-cell office:value-type="float" office:value="5.51299382091106" table:style-name="ce1">
            <text:p>5.51299382091106</text:p>
          </table:table-cell>
          <table:table-cell office:value-type="float" office:value="42" table:style-name="ce1">
            <text:p>42</text:p>
          </table:table-cell>
          <table:table-cell office:value-type="float" office:value="14.5395603" table:style-name="ce1">
            <text:p>14.5395603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45.3555440916667" table:style-name="ce1">
            <text:p>45.3555440916667</text:p>
          </table:table-cell>
          <table:table-cell office:value-type="float" office:value="36.940482965" table:style-name="ce1">
            <text:p>36.940482965</text:p>
          </table:table-cell>
          <table:table-cell office:value-type="float" office:value="30.5422550610269" table:style-name="ce1">
            <text:p>30.5422550610269</text:p>
          </table:table-cell>
          <table:table-cell office:value-type="float" office:value="25" table:style-name="ce1">
            <text:p>25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502827699528" table:style-name="ce1">
            <text:p>0.502827699528</text:p>
          </table:table-cell>
          <table:table-cell office:value-type="float" office:value="0.4082060191" table:style-name="ce1">
            <text:p>0.4082060191</text:p>
          </table:table-cell>
          <table:table-cell office:value-type="float" office:value="0.262932627759072" table:style-name="ce1">
            <text:p>0.262932627759072</text:p>
          </table:table-cell>
          <table:table-cell office:value-type="float" office:value="42" table:style-name="ce1">
            <text:p>42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105.581596613357" table:style-name="ce1">
            <text:p>105.581596613357</text:p>
          </table:table-cell>
          <table:table-cell office:value-type="float" office:value="113.25619505" table:style-name="ce1">
            <text:p>113.25619505</text:p>
          </table:table-cell>
          <table:table-cell office:value-type="float" office:value="54.4677211363811" table:style-name="ce1">
            <text:p>54.4677211363811</text:p>
          </table:table-cell>
          <table:table-cell office:value-type="float" office:value="42" table:style-name="ce1">
            <text:p>4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46290900407857" table:style-name="ce1">
            <text:p>2.46290900407857</text:p>
          </table:table-cell>
          <table:table-cell office:value-type="float" office:value="2.08628676445" table:style-name="ce1">
            <text:p>2.08628676445</text:p>
          </table:table-cell>
          <table:table-cell office:value-type="float" office:value="1.81645704417803" table:style-name="ce1">
            <text:p>1.81645704417803</text:p>
          </table:table-cell>
          <table:table-cell office:value-type="float" office:value="42" table:style-name="ce1">
            <text:p>42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273446898928571" table:style-name="ce1">
            <text:p>0.273446898928571</text:p>
          </table:table-cell>
          <table:table-cell office:value-type="float" office:value="0.2645536712" table:style-name="ce1">
            <text:p>0.2645536712</text:p>
          </table:table-cell>
          <table:table-cell office:value-type="float" office:value="0.0602784835164521" table:style-name="ce1">
            <text:p>0.0602784835164521</text:p>
          </table:table-cell>
          <table:table-cell office:value-type="float" office:value="42" table:style-name="ce1">
            <text:p>42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3.16656291728571" table:style-name="ce1">
            <text:p>3.16656291728571</text:p>
          </table:table-cell>
          <table:table-cell office:value-type="float" office:value="3.0308034835" table:style-name="ce1">
            <text:p>3.0308034835</text:p>
          </table:table-cell>
          <table:table-cell office:value-type="float" office:value="0.963036782389049" table:style-name="ce1">
            <text:p>0.963036782389049</text:p>
          </table:table-cell>
          <table:table-cell office:value-type="float" office:value="42" table:style-name="ce1">
            <text:p>42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137330031037143" table:style-name="ce1">
            <text:p>0.137330031037143</text:p>
          </table:table-cell>
          <table:table-cell office:value-type="float" office:value="0.14599560135" table:style-name="ce1">
            <text:p>0.14599560135</text:p>
          </table:table-cell>
          <table:table-cell office:value-type="float" office:value="0.0688058083736129" table:style-name="ce1">
            <text:p>0.0688058083736129</text:p>
          </table:table-cell>
          <table:table-cell office:value-type="float" office:value="42" table:style-name="ce1">
            <text:p>42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10.04001375" table:style-name="ce1">
            <text:p>10.04001375</text:p>
          </table:table-cell>
          <table:table-cell office:value-type="float" office:value="3.64625992995238" table:style-name="ce1">
            <text:p>3.64625992995238</text:p>
          </table:table-cell>
          <table:table-cell office:value-type="float" office:value="2.4998198895" table:style-name="ce1">
            <text:p>2.4998198895</text:p>
          </table:table-cell>
          <table:table-cell office:value-type="float" office:value="2.53319222369987" table:style-name="ce1">
            <text:p>2.53319222369987</text:p>
          </table:table-cell>
          <table:table-cell office:value-type="float" office:value="42" table:style-name="ce1">
            <text:p>42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137330031037143" table:style-name="ce1">
            <text:p>0.137330031037143</text:p>
          </table:table-cell>
          <table:table-cell office:value-type="float" office:value="0.14599560135" table:style-name="ce1">
            <text:p>0.14599560135</text:p>
          </table:table-cell>
          <table:table-cell office:value-type="float" office:value="0.0688058083736129" table:style-name="ce1">
            <text:p>0.0688058083736129</text:p>
          </table:table-cell>
          <table:table-cell office:value-type="float" office:value="42" table:style-name="ce1">
            <text:p>42</text:p>
          </table:table-cell>
          <table:table-cell office:value-type="float" office:value="0.9205192905" table:style-name="ce1">
            <text:p>0.9205192905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2.48723412320952" table:style-name="ce1">
            <text:p>2.48723412320952</text:p>
          </table:table-cell>
          <table:table-cell office:value-type="float" office:value="1.7662301855" table:style-name="ce1">
            <text:p>1.7662301855</text:p>
          </table:table-cell>
          <table:table-cell office:value-type="float" office:value="1.61818500454115" table:style-name="ce1">
            <text:p>1.61818500454115</text:p>
          </table:table-cell>
          <table:table-cell office:value-type="float" office:value="42" table:style-name="ce1">
            <text:p>42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8.822106078" table:style-name="ce1">
            <text:p>8.822106078</text:p>
          </table:table-cell>
          <table:table-cell office:value-type="float" office:value="3.22235230535714" table:style-name="ce1">
            <text:p>3.22235230535714</text:p>
          </table:table-cell>
          <table:table-cell office:value-type="float" office:value="2.272891779" table:style-name="ce1">
            <text:p>2.272891779</text:p>
          </table:table-cell>
          <table:table-cell office:value-type="float" office:value="2.18782355241287" table:style-name="ce1">
            <text:p>2.18782355241287</text:p>
          </table:table-cell>
          <table:table-cell office:value-type="float" office:value="42" table:style-name="ce1">
            <text:p>42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0.423907624461429" table:style-name="ce1">
            <text:p>0.423907624461429</text:p>
          </table:table-cell>
          <table:table-cell office:value-type="float" office:value="0.2596941626" table:style-name="ce1">
            <text:p>0.2596941626</text:p>
          </table:table-cell>
          <table:table-cell office:value-type="float" office:value="0.366134752487432" table:style-name="ce1">
            <text:p>0.366134752487432</text:p>
          </table:table-cell>
          <table:table-cell office:value-type="float" office:value="42" table:style-name="ce1">
            <text:p>42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47.53151" table:style-name="ce1">
            <text:p>47.53151</text:p>
          </table:table-cell>
          <table:table-cell office:value-type="float" office:value="14.7337091090714" table:style-name="ce1">
            <text:p>14.7337091090714</text:p>
          </table:table-cell>
          <table:table-cell office:value-type="float" office:value="8.720046" table:style-name="ce1">
            <text:p>8.720046</text:p>
          </table:table-cell>
          <table:table-cell office:value-type="float" office:value="13.3641974044274" table:style-name="ce1">
            <text:p>13.3641974044274</text:p>
          </table:table-cell>
          <table:table-cell office:value-type="float" office:value="42" table:style-name="ce1">
            <text:p>42</text:p>
          </table:table-cell>
          <table:table-cell office:value-type="float" office:value="0.8662079112" table:style-name="ce1">
            <text:p>0.8662079112</text:p>
          </table:table-cell>
          <table:table-cell office:value-type="float" office:value="16.9466616" table:style-name="ce1">
            <text:p>16.9466616</text:p>
          </table:table-cell>
          <table:table-cell office:value-type="float" office:value="4.99461364918571" table:style-name="ce1">
            <text:p>4.99461364918571</text:p>
          </table:table-cell>
          <table:table-cell office:value-type="float" office:value="2.9341770345" table:style-name="ce1">
            <text:p>2.9341770345</text:p>
          </table:table-cell>
          <table:table-cell office:value-type="float" office:value="4.95646611219048" table:style-name="ce1">
            <text:p>4.95646611219048</text:p>
          </table:table-cell>
          <table:table-cell office:value-type="float" office:value="42" table:style-name="ce1">
            <text:p>42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1845.9221685" table:style-name="ce1">
            <text:p>1845.9221685</text:p>
          </table:table-cell>
          <table:table-cell office:value-type="float" office:value="1858.8137805" table:style-name="ce1">
            <text:p>1858.8137805</text:p>
          </table:table-cell>
          <table:table-cell office:value-type="float" office:value="551.231562993725" table:style-name="ce1">
            <text:p>551.231562993725</text:p>
          </table:table-cell>
          <table:table-cell office:value-type="float" office:value="42" table:style-name="ce1">
            <text:p>42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98.618139053549" table:style-name="ce1">
            <text:p>98.618139053549</text:p>
          </table:table-cell>
          <table:table-cell office:value-type="float" office:value="102.013742075" table:style-name="ce1">
            <text:p>102.013742075</text:p>
          </table:table-cell>
          <table:table-cell office:value-type="float" office:value="52.5190152951324" table:style-name="ce1">
            <text:p>52.5190152951324</text:p>
          </table:table-cell>
          <table:table-cell office:value-type="float" office:value="42" table:style-name="ce1">
            <text:p>42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96.6117981457454" table:style-name="ce1">
            <text:p>96.6117981457454</text:p>
          </table:table-cell>
          <table:table-cell office:value-type="float" office:value="95.402545115" table:style-name="ce1">
            <text:p>95.402545115</text:p>
          </table:table-cell>
          <table:table-cell office:value-type="float" office:value="54.823724141834" table:style-name="ce1">
            <text:p>54.823724141834</text:p>
          </table:table-cell>
          <table:table-cell office:value-type="float" office:value="42" table:style-name="ce1">
            <text:p>42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88.1815738732453" table:style-name="ce1">
            <text:p>88.1815738732453</text:p>
          </table:table-cell>
          <table:table-cell office:value-type="float" office:value="95.4057233" table:style-name="ce1">
            <text:p>95.4057233</text:p>
          </table:table-cell>
          <table:table-cell office:value-type="float" office:value="57.3715640086223" table:style-name="ce1">
            <text:p>57.3715640086223</text:p>
          </table:table-cell>
          <table:table-cell office:value-type="float" office:value="42" table:style-name="ce1">
            <text:p>42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87.3891332" table:style-name="ce1">
            <text:p>87.3891332</text:p>
          </table:table-cell>
          <table:table-cell office:value-type="float" office:value="42.831604317119" table:style-name="ce1">
            <text:p>42.831604317119</text:p>
          </table:table-cell>
          <table:table-cell office:value-type="float" office:value="38.08792194" table:style-name="ce1">
            <text:p>38.08792194</text:p>
          </table:table-cell>
          <table:table-cell office:value-type="float" office:value="29.6408521241427" table:style-name="ce1">
            <text:p>29.6408521241427</text:p>
          </table:table-cell>
          <table:table-cell office:value-type="float" office:value="42" table:style-name="ce1">
            <text:p>42</text:p>
          </table:table-cell>
          <table:table-cell office:value-type="float" office:value="0.001234299585" table:style-name="ce1">
            <text:p>0.001234299585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0289493418921429" table:style-name="ce1">
            <text:p>0.00289493418921429</text:p>
          </table:table-cell>
          <table:table-cell office:value-type="float" office:value="0.0022967602175" table:style-name="ce1">
            <text:p>0.0022967602175</text:p>
          </table:table-cell>
          <table:table-cell office:value-type="float" office:value="0.00135876356095847" table:style-name="ce1">
            <text:p>0.00135876356095847</text:p>
          </table:table-cell>
          <table:table-cell office:value-type="float" office:value="42" table:style-name="ce1">
            <text:p>42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0.0178557748221429" table:style-name="ce1">
            <text:p>0.0178557748221429</text:p>
          </table:table-cell>
          <table:table-cell office:value-type="float" office:value="0.01783853357" table:style-name="ce1">
            <text:p>0.01783853357</text:p>
          </table:table-cell>
          <table:table-cell office:value-type="float" office:value="0.00056778654567621" table:style-name="ce1">
            <text:p>0.00056778654567621</text:p>
          </table:table-cell>
          <table:table-cell office:value-type="float" office:value="42" table:style-name="ce1">
            <text:p>42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5.67540956659524" table:style-name="ce1">
            <text:p>5.67540956659524</text:p>
          </table:table-cell>
          <table:table-cell office:value-type="float" office:value="5.852026647" table:style-name="ce1">
            <text:p>5.852026647</text:p>
          </table:table-cell>
          <table:table-cell office:value-type="float" office:value="2.36633745416933" table:style-name="ce1">
            <text:p>2.36633745416933</text:p>
          </table:table-cell>
          <table:table-cell office:value-type="float" office:value="42" table:style-name="ce1">
            <text:p>42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63.659650115881" table:style-name="ce1">
            <text:p>63.659650115881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103.145693747644" table:style-name="ce1">
            <text:p>103.145693747644</text:p>
          </table:table-cell>
          <table:table-cell office:value-type="float" office:value="42" table:style-name="ce1">
            <text:p>42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0.578944890580952" table:style-name="ce1">
            <text:p>0.578944890580952</text:p>
          </table:table-cell>
          <table:table-cell office:value-type="float" office:value="0.32677180575" table:style-name="ce1">
            <text:p>0.32677180575</text:p>
          </table:table-cell>
          <table:table-cell office:value-type="float" office:value="0.535509005022905" table:style-name="ce1">
            <text:p>0.535509005022905</text:p>
          </table:table-cell>
          <table:table-cell office:value-type="float" office:value="39" table:style-name="ce1">
            <text:p>39</text:p>
          </table:table-cell>
          <table:table-cell office:value-type="float" office:value="0.2400503472" table:style-name="ce1">
            <text:p>0.2400503472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1.01230318559744" table:style-name="ce1">
            <text:p>1.01230318559744</text:p>
          </table:table-cell>
          <table:table-cell office:value-type="float" office:value="0.4890362793" table:style-name="ce1">
            <text:p>0.4890362793</text:p>
          </table:table-cell>
          <table:table-cell office:value-type="float" office:value="1.16977756421176" table:style-name="ce1">
            <text:p>1.1697775642117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float" office:value="90" table:style-name="ce1">
            <text:p>90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11.0863794527444" table:style-name="ce1">
            <text:p>11.0863794527444</text:p>
          </table:table-cell>
          <table:table-cell office:value-type="float" office:value="10.109101275" table:style-name="ce1">
            <text:p>10.109101275</text:p>
          </table:table-cell>
          <table:table-cell office:value-type="float" office:value="7.25009340630937" table:style-name="ce1">
            <text:p>7.25009340630937</text:p>
          </table:table-cell>
          <table:table-cell office:value-type="float" office:value="90" table:style-name="ce1">
            <text:p>90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3.25024478486889" table:style-name="ce1">
            <text:p>3.25024478486889</text:p>
          </table:table-cell>
          <table:table-cell office:value-type="float" office:value="3.1398868065" table:style-name="ce1">
            <text:p>3.1398868065</text:p>
          </table:table-cell>
          <table:table-cell office:value-type="float" office:value="2.13840735158843" table:style-name="ce1">
            <text:p>2.13840735158843</text:p>
          </table:table-cell>
          <table:table-cell office:value-type="float" office:value="90" table:style-name="ce1">
            <text:p>90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-0.109109267669878" table:style-name="ce1">
            <text:p>-0.109109267669878</text:p>
          </table:table-cell>
          <table:table-cell office:value-type="float" office:value="-0.09258744825" table:style-name="ce1">
            <text:p>-0.09258744825</text:p>
          </table:table-cell>
          <table:table-cell office:value-type="float" office:value="0.552149347177465" table:style-name="ce1">
            <text:p>0.552149347177465</text:p>
          </table:table-cell>
          <table:table-cell office:value-type="float" office:value="90" table:style-name="ce1">
            <text:p>90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3.6029782217" table:style-name="ce1">
            <text:p>3.6029782217</text:p>
          </table:table-cell>
          <table:table-cell office:value-type="float" office:value="3.188341625" table:style-name="ce1">
            <text:p>3.188341625</text:p>
          </table:table-cell>
          <table:table-cell office:value-type="float" office:value="1.11072376893051" table:style-name="ce1">
            <text:p>1.11072376893051</text:p>
          </table:table-cell>
          <table:table-cell office:value-type="float" office:value="90" table:style-name="ce1">
            <text:p>90</text:p>
          </table:table-cell>
          <table:table-cell office:value-type="float" office:value="2.517291" table:style-name="ce1">
            <text:p>2.517291</text:p>
          </table:table-cell>
          <table:table-cell office:value-type="float" office:value="35.01605" table:style-name="ce1">
            <text:p>35.01605</text:p>
          </table:table-cell>
          <table:table-cell office:value-type="float" office:value="9.65255748888889" table:style-name="ce1">
            <text:p>9.65255748888889</text:p>
          </table:table-cell>
          <table:table-cell office:value-type="float" office:value="8.837455" table:style-name="ce1">
            <text:p>8.837455</text:p>
          </table:table-cell>
          <table:table-cell office:value-type="float" office:value="6.68208832289725" table:style-name="ce1">
            <text:p>6.68208832289725</text:p>
          </table:table-cell>
          <table:table-cell office:value-type="float" office:value="90" table:style-name="ce1">
            <text:p>90</text:p>
          </table:table-cell>
          <table:table-cell office:value-type="float" office:value="2.828181" table:style-name="ce1">
            <text:p>2.828181</text:p>
          </table:table-cell>
          <table:table-cell office:value-type="float" office:value="28.06376" table:style-name="ce1">
            <text:p>28.06376</text:p>
          </table:table-cell>
          <table:table-cell office:value-type="float" office:value="11.0967574444444" table:style-name="ce1">
            <text:p>11.0967574444444</text:p>
          </table:table-cell>
          <table:table-cell office:value-type="float" office:value="9.6618785" table:style-name="ce1">
            <text:p>9.6618785</text:p>
          </table:table-cell>
          <table:table-cell office:value-type="float" office:value="6.76736693447457" table:style-name="ce1">
            <text:p>6.76736693447457</text:p>
          </table:table-cell>
          <table:table-cell office:value-type="float" office:value="90" table:style-name="ce1">
            <text:p>90</text:p>
          </table:table-cell>
          <table:table-cell office:value-type="float" office:value="5.63969" table:style-name="ce1">
            <text:p>5.63969</text:p>
          </table:table-cell>
          <table:table-cell office:value-type="float" office:value="63.07981" table:style-name="ce1">
            <text:p>63.07981</text:p>
          </table:table-cell>
          <table:table-cell office:value-type="float" office:value="20.7493149333333" table:style-name="ce1">
            <text:p>20.7493149333333</text:p>
          </table:table-cell>
          <table:table-cell office:value-type="float" office:value="19.427768" table:style-name="ce1">
            <text:p>19.427768</text:p>
          </table:table-cell>
          <table:table-cell office:value-type="float" office:value="12.962232252339" table:style-name="ce1">
            <text:p>12.962232252339</text:p>
          </table:table-cell>
          <table:table-cell office:value-type="float" office:value="90" table:style-name="ce1">
            <text:p>90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2.54829234105222" table:style-name="ce1">
            <text:p>2.54829234105222</text:p>
          </table:table-cell>
          <table:table-cell office:value-type="float" office:value="2.444307663" table:style-name="ce1">
            <text:p>2.444307663</text:p>
          </table:table-cell>
          <table:table-cell office:value-type="float" office:value="1.69223828767217" table:style-name="ce1">
            <text:p>1.69223828767217</text:p>
          </table:table-cell>
          <table:table-cell office:value-type="float" office:value="90" table:style-name="ce1">
            <text:p>90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1.16418453242233" table:style-name="ce1">
            <text:p>1.16418453242233</text:p>
          </table:table-cell>
          <table:table-cell office:value-type="float" office:value="0.4424492834" table:style-name="ce1">
            <text:p>0.4424492834</text:p>
          </table:table-cell>
          <table:table-cell office:value-type="float" office:value="1.80569256668253" table:style-name="ce1">
            <text:p>1.80569256668253</text:p>
          </table:table-cell>
          <table:table-cell office:value-type="float" office:value="90" table:style-name="ce1">
            <text:p>90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4.15428095798889" table:style-name="ce1">
            <text:p>4.15428095798889</text:p>
          </table:table-cell>
          <table:table-cell office:value-type="float" office:value="4.1199307835" table:style-name="ce1">
            <text:p>4.1199307835</text:p>
          </table:table-cell>
          <table:table-cell office:value-type="float" office:value="3.02229744128646" table:style-name="ce1">
            <text:p>3.02229744128646</text:p>
          </table:table-cell>
          <table:table-cell office:value-type="float" office:value="90" table:style-name="ce1">
            <text:p>90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6.62044675238889" table:style-name="ce1">
            <text:p>6.62044675238889</text:p>
          </table:table-cell>
          <table:table-cell office:value-type="float" office:value="5.810828487" table:style-name="ce1">
            <text:p>5.810828487</text:p>
          </table:table-cell>
          <table:table-cell office:value-type="float" office:value="4.4231176795342" table:style-name="ce1">
            <text:p>4.4231176795342</text:p>
          </table:table-cell>
          <table:table-cell office:value-type="float" office:value="90" table:style-name="ce1">
            <text:p>90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42.2337544676667" table:style-name="ce1">
            <text:p>42.2337544676667</text:p>
          </table:table-cell>
          <table:table-cell office:value-type="float" office:value="33.738267825" table:style-name="ce1">
            <text:p>33.738267825</text:p>
          </table:table-cell>
          <table:table-cell office:value-type="float" office:value="25.9239179666473" table:style-name="ce1">
            <text:p>25.9239179666473</text:p>
          </table:table-cell>
          <table:table-cell office:value-type="float" office:value="59" table:style-name="ce1">
            <text:p>59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0.457410691155932" table:style-name="ce1">
            <text:p>0.457410691155932</text:p>
          </table:table-cell>
          <table:table-cell office:value-type="float" office:value="0.4606838499" table:style-name="ce1">
            <text:p>0.4606838499</text:p>
          </table:table-cell>
          <table:table-cell office:value-type="float" office:value="0.165889519844667" table:style-name="ce1">
            <text:p>0.165889519844667</text:p>
          </table:table-cell>
          <table:table-cell office:value-type="float" office:value="90" table:style-name="ce1">
            <text:p>90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78.6709929356" table:style-name="ce1">
            <text:p>78.6709929356</text:p>
          </table:table-cell>
          <table:table-cell office:value-type="float" office:value="84.50421239" table:style-name="ce1">
            <text:p>84.50421239</text:p>
          </table:table-cell>
          <table:table-cell office:value-type="float" office:value="44.1995091345411" table:style-name="ce1">
            <text:p>44.1995091345411</text:p>
          </table:table-cell>
          <table:table-cell office:value-type="float" office:value="90" table:style-name="ce1">
            <text:p>90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40361009955" table:style-name="ce1">
            <text:p>2.40361009955</text:p>
          </table:table-cell>
          <table:table-cell office:value-type="float" office:value="2.08628676445" table:style-name="ce1">
            <text:p>2.08628676445</text:p>
          </table:table-cell>
          <table:table-cell office:value-type="float" office:value="1.69767891885894" table:style-name="ce1">
            <text:p>1.69767891885894</text:p>
          </table:table-cell>
          <table:table-cell office:value-type="float" office:value="90" table:style-name="ce1">
            <text:p>90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278331382954444" table:style-name="ce1">
            <text:p>0.278331382954444</text:p>
          </table:table-cell>
          <table:table-cell office:value-type="float" office:value="0.2786539962" table:style-name="ce1">
            <text:p>0.2786539962</text:p>
          </table:table-cell>
          <table:table-cell office:value-type="float" office:value="0.0839058617501075" table:style-name="ce1">
            <text:p>0.0839058617501075</text:p>
          </table:table-cell>
          <table:table-cell office:value-type="float" office:value="90" table:style-name="ce1">
            <text:p>90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3.51793331661444" table:style-name="ce1">
            <text:p>3.51793331661444</text:p>
          </table:table-cell>
          <table:table-cell office:value-type="float" office:value="3.3096622765" table:style-name="ce1">
            <text:p>3.3096622765</text:p>
          </table:table-cell>
          <table:table-cell office:value-type="float" office:value="1.8135457165614" table:style-name="ce1">
            <text:p>1.8135457165614</text:p>
          </table:table-cell>
          <table:table-cell office:value-type="float" office:value="90" table:style-name="ce1">
            <text:p>90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149115461026222" table:style-name="ce1">
            <text:p>0.149115461026222</text:p>
          </table:table-cell>
          <table:table-cell office:value-type="float" office:value="0.1321119649" table:style-name="ce1">
            <text:p>0.1321119649</text:p>
          </table:table-cell>
          <table:table-cell office:value-type="float" office:value="0.104220704812557" table:style-name="ce1">
            <text:p>0.104220704812557</text:p>
          </table:table-cell>
          <table:table-cell office:value-type="float" office:value="90" table:style-name="ce1">
            <text:p>90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4.30339637922222" table:style-name="ce1">
            <text:p>4.30339637922222</text:p>
          </table:table-cell>
          <table:table-cell office:value-type="float" office:value="4.2903510115" table:style-name="ce1">
            <text:p>4.2903510115</text:p>
          </table:table-cell>
          <table:table-cell office:value-type="float" office:value="3.11715889658218" table:style-name="ce1">
            <text:p>3.11715889658218</text:p>
          </table:table-cell>
          <table:table-cell office:value-type="float" office:value="90" table:style-name="ce1">
            <text:p>90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149115461026222" table:style-name="ce1">
            <text:p>0.149115461026222</text:p>
          </table:table-cell>
          <table:table-cell office:value-type="float" office:value="0.1321119649" table:style-name="ce1">
            <text:p>0.1321119649</text:p>
          </table:table-cell>
          <table:table-cell office:value-type="float" office:value="0.104220704812557" table:style-name="ce1">
            <text:p>0.104220704812557</text:p>
          </table:table-cell>
          <table:table-cell office:value-type="float" office:value="90" table:style-name="ce1">
            <text:p>90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2.79639968189444" table:style-name="ce1">
            <text:p>2.79639968189444</text:p>
          </table:table-cell>
          <table:table-cell office:value-type="float" office:value="2.586570972" table:style-name="ce1">
            <text:p>2.586570972</text:p>
          </table:table-cell>
          <table:table-cell office:value-type="float" office:value="1.79808630853955" table:style-name="ce1">
            <text:p>1.79808630853955</text:p>
          </table:table-cell>
          <table:table-cell office:value-type="float" office:value="90" table:style-name="ce1">
            <text:p>90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3.90690116249667" table:style-name="ce1">
            <text:p>3.90690116249667</text:p>
          </table:table-cell>
          <table:table-cell office:value-type="float" office:value="3.7550483265" table:style-name="ce1">
            <text:p>3.7550483265</text:p>
          </table:table-cell>
          <table:table-cell office:value-type="float" office:value="2.89766223929509" table:style-name="ce1">
            <text:p>2.89766223929509</text:p>
          </table:table-cell>
          <table:table-cell office:value-type="float" office:value="90" table:style-name="ce1">
            <text:p>90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0.396495216688889" table:style-name="ce1">
            <text:p>0.396495216688889</text:p>
          </table:table-cell>
          <table:table-cell office:value-type="float" office:value="0.33293181585" table:style-name="ce1">
            <text:p>0.33293181585</text:p>
          </table:table-cell>
          <table:table-cell office:value-type="float" office:value="0.271467215242751" table:style-name="ce1">
            <text:p>0.271467215242751</text:p>
          </table:table-cell>
          <table:table-cell office:value-type="float" office:value="90" table:style-name="ce1">
            <text:p>90</text:p>
          </table:table-cell>
          <table:table-cell office:value-type="float" office:value="1.779836" table:style-name="ce1">
            <text:p>1.779836</text:p>
          </table:table-cell>
          <table:table-cell office:value-type="float" office:value="65.84225" table:style-name="ce1">
            <text:p>65.84225</text:p>
          </table:table-cell>
          <table:table-cell office:value-type="float" office:value="15.9617984191556" table:style-name="ce1">
            <text:p>15.9617984191556</text:p>
          </table:table-cell>
          <table:table-cell office:value-type="float" office:value="9.2219163335" table:style-name="ce1">
            <text:p>9.2219163335</text:p>
          </table:table-cell>
          <table:table-cell office:value-type="float" office:value="15.4286843240925" table:style-name="ce1">
            <text:p>15.4286843240925</text:p>
          </table:table-cell>
          <table:table-cell office:value-type="float" office:value="90" table:style-name="ce1">
            <text:p>90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6.13572086054222" table:style-name="ce1">
            <text:p>6.13572086054222</text:p>
          </table:table-cell>
          <table:table-cell office:value-type="float" office:value="2.759336638" table:style-name="ce1">
            <text:p>2.759336638</text:p>
          </table:table-cell>
          <table:table-cell office:value-type="float" office:value="7.08261898037321" table:style-name="ce1">
            <text:p>7.08261898037321</text:p>
          </table:table-cell>
          <table:table-cell office:value-type="float" office:value="90" table:style-name="ce1">
            <text:p>90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1838.74195268222" table:style-name="ce1">
            <text:p>1838.74195268222</text:p>
          </table:table-cell>
          <table:table-cell office:value-type="float" office:value="1858.374367" table:style-name="ce1">
            <text:p>1858.374367</text:p>
          </table:table-cell>
          <table:table-cell office:value-type="float" office:value="524.170377746088" table:style-name="ce1">
            <text:p>524.170377746088</text:p>
          </table:table-cell>
          <table:table-cell office:value-type="float" office:value="90" table:style-name="ce1">
            <text:p>90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96.2318567318889" table:style-name="ce1">
            <text:p>96.2318567318889</text:p>
          </table:table-cell>
          <table:table-cell office:value-type="float" office:value="90.00832792" table:style-name="ce1">
            <text:p>90.00832792</text:p>
          </table:table-cell>
          <table:table-cell office:value-type="float" office:value="42.3455467047826" table:style-name="ce1">
            <text:p>42.3455467047826</text:p>
          </table:table-cell>
          <table:table-cell office:value-type="float" office:value="90" table:style-name="ce1">
            <text:p>90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02.575607305742" table:style-name="ce1">
            <text:p>102.575607305742</text:p>
          </table:table-cell>
          <table:table-cell office:value-type="float" office:value="90.02441001" table:style-name="ce1">
            <text:p>90.02441001</text:p>
          </table:table-cell>
          <table:table-cell office:value-type="float" office:value="49.9652756463026" table:style-name="ce1">
            <text:p>49.9652756463026</text:p>
          </table:table-cell>
          <table:table-cell office:value-type="float" office:value="90" table:style-name="ce1">
            <text:p>90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81.0345420988147" table:style-name="ce1">
            <text:p>81.0345420988147</text:p>
          </table:table-cell>
          <table:table-cell office:value-type="float" office:value="89.988319675" table:style-name="ce1">
            <text:p>89.988319675</text:p>
          </table:table-cell>
          <table:table-cell office:value-type="float" office:value="49.4626209472718" table:style-name="ce1">
            <text:p>49.4626209472718</text:p>
          </table:table-cell>
          <table:table-cell office:value-type="float" office:value="78" table:style-name="ce1">
            <text:p>78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46.9689433393205" table:style-name="ce1">
            <text:p>46.9689433393205</text:p>
          </table:table-cell>
          <table:table-cell office:value-type="float" office:value="45.214403605" table:style-name="ce1">
            <text:p>45.214403605</text:p>
          </table:table-cell>
          <table:table-cell office:value-type="float" office:value="26.9590545176044" table:style-name="ce1">
            <text:p>26.9590545176044</text:p>
          </table:table-cell>
          <table:table-cell office:value-type="float" office:value="90" table:style-name="ce1">
            <text:p>90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289169443239111" table:style-name="ce1">
            <text:p>0.00289169443239111</text:p>
          </table:table-cell>
          <table:table-cell office:value-type="float" office:value="0.00274026004" table:style-name="ce1">
            <text:p>0.00274026004</text:p>
          </table:table-cell>
          <table:table-cell office:value-type="float" office:value="0.00165433735131033" table:style-name="ce1">
            <text:p>0.00165433735131033</text:p>
          </table:table-cell>
          <table:table-cell office:value-type="float" office:value="90" table:style-name="ce1">
            <text:p>90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72779447356667" table:style-name="ce1">
            <text:p>0.0172779447356667</text:p>
          </table:table-cell>
          <table:table-cell office:value-type="float" office:value="0.01735809647" table:style-name="ce1">
            <text:p>0.01735809647</text:p>
          </table:table-cell>
          <table:table-cell office:value-type="float" office:value="0.00110649314159834" table:style-name="ce1">
            <text:p>0.00110649314159834</text:p>
          </table:table-cell>
          <table:table-cell office:value-type="float" office:value="90" table:style-name="ce1">
            <text:p>90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6.12734248626667" table:style-name="ce1">
            <text:p>6.12734248626667</text:p>
          </table:table-cell>
          <table:table-cell office:value-type="float" office:value="5.651575829" table:style-name="ce1">
            <text:p>5.651575829</text:p>
          </table:table-cell>
          <table:table-cell office:value-type="float" office:value="3.41887320705466" table:style-name="ce1">
            <text:p>3.41887320705466</text:p>
          </table:table-cell>
          <table:table-cell office:value-type="float" office:value="90" table:style-name="ce1">
            <text:p>90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101.020302442278" table:style-name="ce1">
            <text:p>101.020302442278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288.871073500002" table:style-name="ce1">
            <text:p>288.871073500002</text:p>
          </table:table-cell>
          <table:table-cell office:value-type="float" office:value="90" table:style-name="ce1">
            <text:p>90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0.564654407644444" table:style-name="ce1">
            <text:p>0.564654407644444</text:p>
          </table:table-cell>
          <table:table-cell office:value-type="float" office:value="0.37000148785" table:style-name="ce1">
            <text:p>0.37000148785</text:p>
          </table:table-cell>
          <table:table-cell office:value-type="float" office:value="0.664554162086353" table:style-name="ce1">
            <text:p>0.664554162086353</text:p>
          </table:table-cell>
          <table:table-cell office:value-type="float" office:value="90" table:style-name="ce1">
            <text:p>90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0.918486745705556" table:style-name="ce1">
            <text:p>0.918486745705556</text:p>
          </table:table-cell>
          <table:table-cell office:value-type="float" office:value="0.5298082127" table:style-name="ce1">
            <text:p>0.5298082127</text:p>
          </table:table-cell>
          <table:table-cell office:value-type="float" office:value="1.14268533391972" table:style-name="ce1">
            <text:p>1.1426853339197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ottom</text:p>
          </table:table-cell>
          <table:table-cell office:value-type="float" office:value="16" table:style-name="ce1">
            <text:p>16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10.95128676" table:style-name="ce1">
            <text:p>10.95128676</text:p>
          </table:table-cell>
          <table:table-cell office:value-type="float" office:value="6.5928461135" table:style-name="ce1">
            <text:p>6.5928461135</text:p>
          </table:table-cell>
          <table:table-cell office:value-type="float" office:value="7.437905726" table:style-name="ce1">
            <text:p>7.437905726</text:p>
          </table:table-cell>
          <table:table-cell office:value-type="float" office:value="3.6229231416911" table:style-name="ce1">
            <text:p>3.6229231416911</text:p>
          </table:table-cell>
          <table:table-cell office:value-type="float" office:value="16" table:style-name="ce1">
            <text:p>16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2.53571401095" table:style-name="ce1">
            <text:p>2.53571401095</text:p>
          </table:table-cell>
          <table:table-cell office:value-type="float" office:value="2.04555631" table:style-name="ce1">
            <text:p>2.04555631</text:p>
          </table:table-cell>
          <table:table-cell office:value-type="float" office:value="1.80578740660557" table:style-name="ce1">
            <text:p>1.80578740660557</text:p>
          </table:table-cell>
          <table:table-cell office:value-type="float" office:value="16" table:style-name="ce1">
            <text:p>16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-0.077114502333125" table:style-name="ce1">
            <text:p>-0.077114502333125</text:p>
          </table:table-cell>
          <table:table-cell office:value-type="float" office:value="-0.2211262948" table:style-name="ce1">
            <text:p>-0.2211262948</text:p>
          </table:table-cell>
          <table:table-cell office:value-type="float" office:value="0.688304664689806" table:style-name="ce1">
            <text:p>0.688304664689806</text:p>
          </table:table-cell>
          <table:table-cell office:value-type="float" office:value="16" table:style-name="ce1">
            <text:p>16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4.36689677925" table:style-name="ce1">
            <text:p>4.36689677925</text:p>
          </table:table-cell>
          <table:table-cell office:value-type="float" office:value="3.3486456705" table:style-name="ce1">
            <text:p>3.3486456705</text:p>
          </table:table-cell>
          <table:table-cell office:value-type="float" office:value="3.37914830920465" table:style-name="ce1">
            <text:p>3.37914830920465</text:p>
          </table:table-cell>
          <table:table-cell office:value-type="float" office:value="16" table:style-name="ce1">
            <text:p>16</text:p>
          </table:table-cell>
          <table:table-cell office:value-type="float" office:value="2.122528" table:style-name="ce1">
            <text:p>2.122528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7.668637875" table:style-name="ce1">
            <text:p>7.668637875</text:p>
          </table:table-cell>
          <table:table-cell office:value-type="float" office:value="5.836692" table:style-name="ce1">
            <text:p>5.836692</text:p>
          </table:table-cell>
          <table:table-cell office:value-type="float" office:value="5.50844944899932" table:style-name="ce1">
            <text:p>5.50844944899932</text:p>
          </table:table-cell>
          <table:table-cell office:value-type="float" office:value="16" table:style-name="ce1">
            <text:p>16</text:p>
          </table:table-cell>
          <table:table-cell office:value-type="float" office:value="2.780413" table:style-name="ce1">
            <text:p>2.780413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10.978055125" table:style-name="ce1">
            <text:p>10.978055125</text:p>
          </table:table-cell>
          <table:table-cell office:value-type="float" office:value="9.6748075" table:style-name="ce1">
            <text:p>9.6748075</text:p>
          </table:table-cell>
          <table:table-cell office:value-type="float" office:value="8.47013244101465" table:style-name="ce1">
            <text:p>8.47013244101465</text:p>
          </table:table-cell>
          <table:table-cell office:value-type="float" office:value="16" table:style-name="ce1">
            <text:p>16</text:p>
          </table:table-cell>
          <table:table-cell office:value-type="float" office:value="4.902941" table:style-name="ce1">
            <text:p>4.902941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18.646693" table:style-name="ce1">
            <text:p>18.646693</text:p>
          </table:table-cell>
          <table:table-cell office:value-type="float" office:value="15.5573865" table:style-name="ce1">
            <text:p>15.5573865</text:p>
          </table:table-cell>
          <table:table-cell office:value-type="float" office:value="13.4837135893337" table:style-name="ce1">
            <text:p>13.4837135893337</text:p>
          </table:table-cell>
          <table:table-cell office:value-type="float" office:value="16" table:style-name="ce1">
            <text:p>16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1.98265114945" table:style-name="ce1">
            <text:p>1.98265114945</text:p>
          </table:table-cell>
          <table:table-cell office:value-type="float" office:value="1.590980411" table:style-name="ce1">
            <text:p>1.590980411</text:p>
          </table:table-cell>
          <table:table-cell office:value-type="float" office:value="1.41397760428233" table:style-name="ce1">
            <text:p>1.41397760428233</text:p>
          </table:table-cell>
          <table:table-cell office:value-type="float" office:value="16" table:style-name="ce1">
            <text:p>16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6.344378097" table:style-name="ce1">
            <text:p>6.344378097</text:p>
          </table:table-cell>
          <table:table-cell office:value-type="float" office:value="1.82193980669375" table:style-name="ce1">
            <text:p>1.82193980669375</text:p>
          </table:table-cell>
          <table:table-cell office:value-type="float" office:value="0.87631698965" table:style-name="ce1">
            <text:p>0.87631698965</text:p>
          </table:table-cell>
          <table:table-cell office:value-type="float" office:value="2.28759858253134" table:style-name="ce1">
            <text:p>2.28759858253134</text:p>
          </table:table-cell>
          <table:table-cell office:value-type="float" office:value="16" table:style-name="ce1">
            <text:p>16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3.1981405487125" table:style-name="ce1">
            <text:p>3.1981405487125</text:p>
          </table:table-cell>
          <table:table-cell office:value-type="float" office:value="2.331259375" table:style-name="ce1">
            <text:p>2.331259375</text:p>
          </table:table-cell>
          <table:table-cell office:value-type="float" office:value="2.52878083768491" table:style-name="ce1">
            <text:p>2.52878083768491</text:p>
          </table:table-cell>
          <table:table-cell office:value-type="float" office:value="16" table:style-name="ce1">
            <text:p>16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5.0283468891875" table:style-name="ce1">
            <text:p>5.0283468891875</text:p>
          </table:table-cell>
          <table:table-cell office:value-type="float" office:value="4.5380265825" table:style-name="ce1">
            <text:p>4.5380265825</text:p>
          </table:table-cell>
          <table:table-cell office:value-type="float" office:value="3.03146154252399" table:style-name="ce1">
            <text:p>3.03146154252399</text:p>
          </table:table-cell>
          <table:table-cell office:value-type="float" office:value="16" table:style-name="ce1">
            <text:p>16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41.158809621875" table:style-name="ce1">
            <text:p>41.158809621875</text:p>
          </table:table-cell>
          <table:table-cell office:value-type="float" office:value="41.631642545" table:style-name="ce1">
            <text:p>41.631642545</text:p>
          </table:table-cell>
          <table:table-cell office:value-type="float" office:value="26.8361571230859" table:style-name="ce1">
            <text:p>26.8361571230859</text:p>
          </table:table-cell>
          <table:table-cell office:value-type="float" office:value="14" table:style-name="ce1">
            <text:p>14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321051096535714" table:style-name="ce1">
            <text:p>0.321051096535714</text:p>
          </table:table-cell>
          <table:table-cell office:value-type="float" office:value="0.25529188405" table:style-name="ce1">
            <text:p>0.25529188405</text:p>
          </table:table-cell>
          <table:table-cell office:value-type="float" office:value="0.129999794286306" table:style-name="ce1">
            <text:p>0.129999794286306</text:p>
          </table:table-cell>
          <table:table-cell office:value-type="float" office:value="16" table:style-name="ce1">
            <text:p>16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100.327746960625" table:style-name="ce1">
            <text:p>100.327746960625</text:p>
          </table:table-cell>
          <table:table-cell office:value-type="float" office:value="103.86788385" table:style-name="ce1">
            <text:p>103.86788385</text:p>
          </table:table-cell>
          <table:table-cell office:value-type="float" office:value="40.6838721422587" table:style-name="ce1">
            <text:p>40.6838721422587</text:p>
          </table:table-cell>
          <table:table-cell office:value-type="float" office:value="16" table:style-name="ce1">
            <text:p>1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66828069825" table:style-name="ce1">
            <text:p>2.566828069825</text:p>
          </table:table-cell>
          <table:table-cell office:value-type="float" office:value="2.63540922395" table:style-name="ce1">
            <text:p>2.63540922395</text:p>
          </table:table-cell>
          <table:table-cell office:value-type="float" office:value="1.88763661325643" table:style-name="ce1">
            <text:p>1.88763661325643</text:p>
          </table:table-cell>
          <table:table-cell office:value-type="float" office:value="16" table:style-name="ce1">
            <text:p>16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27332075748125" table:style-name="ce1">
            <text:p>0.27332075748125</text:p>
          </table:table-cell>
          <table:table-cell office:value-type="float" office:value="0.2506162661" table:style-name="ce1">
            <text:p>0.2506162661</text:p>
          </table:table-cell>
          <table:table-cell office:value-type="float" office:value="0.0855666358984028" table:style-name="ce1">
            <text:p>0.0855666358984028</text:p>
          </table:table-cell>
          <table:table-cell office:value-type="float" office:value="16" table:style-name="ce1">
            <text:p>16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3.27411678825" table:style-name="ce1">
            <text:p>3.27411678825</text:p>
          </table:table-cell>
          <table:table-cell office:value-type="float" office:value="2.6272127635" table:style-name="ce1">
            <text:p>2.6272127635</text:p>
          </table:table-cell>
          <table:table-cell office:value-type="float" office:value="1.7743393857014" table:style-name="ce1">
            <text:p>1.7743393857014</text:p>
          </table:table-cell>
          <table:table-cell office:value-type="float" office:value="16" table:style-name="ce1">
            <text:p>16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23102136075" table:style-name="ce1">
            <text:p>0.123102136075</text:p>
          </table:table-cell>
          <table:table-cell office:value-type="float" office:value="0.07797169248" table:style-name="ce1">
            <text:p>0.07797169248</text:p>
          </table:table-cell>
          <table:table-cell office:value-type="float" office:value="0.105604788806819" table:style-name="ce1">
            <text:p>0.105604788806819</text:p>
          </table:table-cell>
          <table:table-cell office:value-type="float" office:value="16" table:style-name="ce1">
            <text:p>16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3.321242179925" table:style-name="ce1">
            <text:p>3.321242179925</text:p>
          </table:table-cell>
          <table:table-cell office:value-type="float" office:value="2.4187000365" table:style-name="ce1">
            <text:p>2.4187000365</text:p>
          </table:table-cell>
          <table:table-cell office:value-type="float" office:value="2.63181602676854" table:style-name="ce1">
            <text:p>2.63181602676854</text:p>
          </table:table-cell>
          <table:table-cell office:value-type="float" office:value="16" table:style-name="ce1">
            <text:p>16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23102136075" table:style-name="ce1">
            <text:p>0.123102136075</text:p>
          </table:table-cell>
          <table:table-cell office:value-type="float" office:value="0.07797169248" table:style-name="ce1">
            <text:p>0.07797169248</text:p>
          </table:table-cell>
          <table:table-cell office:value-type="float" office:value="0.105604788806819" table:style-name="ce1">
            <text:p>0.105604788806819</text:p>
          </table:table-cell>
          <table:table-cell office:value-type="float" office:value="16" table:style-name="ce1">
            <text:p>16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2.219266320375" table:style-name="ce1">
            <text:p>2.219266320375</text:p>
          </table:table-cell>
          <table:table-cell office:value-type="float" office:value="1.791755394" table:style-name="ce1">
            <text:p>1.791755394</text:p>
          </table:table-cell>
          <table:table-cell office:value-type="float" office:value="1.55084689402626" table:style-name="ce1">
            <text:p>1.55084689402626</text:p>
          </table:table-cell>
          <table:table-cell office:value-type="float" office:value="16" table:style-name="ce1">
            <text:p>16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3.023256679625" table:style-name="ce1">
            <text:p>3.023256679625</text:p>
          </table:table-cell>
          <table:table-cell office:value-type="float" office:value="2.132094606" table:style-name="ce1">
            <text:p>2.132094606</text:p>
          </table:table-cell>
          <table:table-cell office:value-type="float" office:value="2.46054563026546" table:style-name="ce1">
            <text:p>2.46054563026546</text:p>
          </table:table-cell>
          <table:table-cell office:value-type="float" office:value="16" table:style-name="ce1">
            <text:p>16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29798550025" table:style-name="ce1">
            <text:p>0.29798550025</text:p>
          </table:table-cell>
          <table:table-cell office:value-type="float" office:value="0.28750363625" table:style-name="ce1">
            <text:p>0.28750363625</text:p>
          </table:table-cell>
          <table:table-cell office:value-type="float" office:value="0.178153109520202" table:style-name="ce1">
            <text:p>0.178153109520202</text:p>
          </table:table-cell>
          <table:table-cell office:value-type="float" office:value="16" table:style-name="ce1">
            <text:p>16</text:p>
          </table:table-cell>
          <table:table-cell office:value-type="float" office:value="2.173074" table:style-name="ce1">
            <text:p>2.173074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14.50643065625" table:style-name="ce1">
            <text:p>14.50643065625</text:p>
          </table:table-cell>
          <table:table-cell office:value-type="float" office:value="8.177078" table:style-name="ce1">
            <text:p>8.177078</text:p>
          </table:table-cell>
          <table:table-cell office:value-type="float" office:value="14.492368030316" table:style-name="ce1">
            <text:p>14.492368030316</text:p>
          </table:table-cell>
          <table:table-cell office:value-type="float" office:value="16" table:style-name="ce1">
            <text:p>16</text:p>
          </table:table-cell>
          <table:table-cell office:value-type="float" office:value="0.7975485361" table:style-name="ce1">
            <text:p>0.7975485361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4.8678402493125" table:style-name="ce1">
            <text:p>4.8678402493125</text:p>
          </table:table-cell>
          <table:table-cell office:value-type="float" office:value="1.9037260905" table:style-name="ce1">
            <text:p>1.9037260905</text:p>
          </table:table-cell>
          <table:table-cell office:value-type="float" office:value="6.00978432517488" table:style-name="ce1">
            <text:p>6.00978432517488</text:p>
          </table:table-cell>
          <table:table-cell office:value-type="float" office:value="16" table:style-name="ce1">
            <text:p>16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2375.44717" table:style-name="ce1">
            <text:p>2375.44717</text:p>
          </table:table-cell>
          <table:table-cell office:value-type="float" office:value="1753.4790286875" table:style-name="ce1">
            <text:p>1753.4790286875</text:p>
          </table:table-cell>
          <table:table-cell office:value-type="float" office:value="1807.673303" table:style-name="ce1">
            <text:p>1807.673303</text:p>
          </table:table-cell>
          <table:table-cell office:value-type="float" office:value="597.937667307098" table:style-name="ce1">
            <text:p>597.937667307098</text:p>
          </table:table-cell>
          <table:table-cell office:value-type="float" office:value="16" table:style-name="ce1">
            <text:p>16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101.491102744375" table:style-name="ce1">
            <text:p>101.491102744375</text:p>
          </table:table-cell>
          <table:table-cell office:value-type="float" office:value="90.01229403" table:style-name="ce1">
            <text:p>90.01229403</text:p>
          </table:table-cell>
          <table:table-cell office:value-type="float" office:value="44.0014937230452" table:style-name="ce1">
            <text:p>44.0014937230452</text:p>
          </table:table-cell>
          <table:table-cell office:value-type="float" office:value="16" table:style-name="ce1">
            <text:p>16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03.3353304875" table:style-name="ce1">
            <text:p>103.3353304875</text:p>
          </table:table-cell>
          <table:table-cell office:value-type="float" office:value="95.679284" table:style-name="ce1">
            <text:p>95.679284</text:p>
          </table:table-cell>
          <table:table-cell office:value-type="float" office:value="50.5742427046869" table:style-name="ce1">
            <text:p>50.5742427046869</text:p>
          </table:table-cell>
          <table:table-cell office:value-type="float" office:value="16" table:style-name="ce1">
            <text:p>16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74.923542307195" table:style-name="ce1">
            <text:p>74.923542307195</text:p>
          </table:table-cell>
          <table:table-cell office:value-type="float" office:value="73.27064595" table:style-name="ce1">
            <text:p>73.27064595</text:p>
          </table:table-cell>
          <table:table-cell office:value-type="float" office:value="49.3781557517983" table:style-name="ce1">
            <text:p>49.3781557517983</text:p>
          </table:table-cell>
          <table:table-cell office:value-type="float" office:value="16" table:style-name="ce1">
            <text:p>16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55.376940295625" table:style-name="ce1">
            <text:p>55.376940295625</text:p>
          </table:table-cell>
          <table:table-cell office:value-type="float" office:value="50.408791625" table:style-name="ce1">
            <text:p>50.408791625</text:p>
          </table:table-cell>
          <table:table-cell office:value-type="float" office:value="22.3426299134639" table:style-name="ce1">
            <text:p>22.3426299134639</text:p>
          </table:table-cell>
          <table:table-cell office:value-type="float" office:value="16" table:style-name="ce1">
            <text:p>16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228236455155625" table:style-name="ce1">
            <text:p>0.00228236455155625</text:p>
          </table:table-cell>
          <table:table-cell office:value-type="float" office:value="0.00172223189" table:style-name="ce1">
            <text:p>0.00172223189</text:p>
          </table:table-cell>
          <table:table-cell office:value-type="float" office:value="0.00166000662016346" table:style-name="ce1">
            <text:p>0.00166000662016346</text:p>
          </table:table-cell>
          <table:table-cell office:value-type="float" office:value="16" table:style-name="ce1">
            <text:p>16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0.01722726753375" table:style-name="ce1">
            <text:p>0.01722726753375</text:p>
          </table:table-cell>
          <table:table-cell office:value-type="float" office:value="0.017074956315" table:style-name="ce1">
            <text:p>0.017074956315</text:p>
          </table:table-cell>
          <table:table-cell office:value-type="float" office:value="0.000722470699451091" table:style-name="ce1">
            <text:p>0.000722470699451091</text:p>
          </table:table-cell>
          <table:table-cell office:value-type="float" office:value="16" table:style-name="ce1">
            <text:p>16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6.5013015098125" table:style-name="ce1">
            <text:p>6.5013015098125</text:p>
          </table:table-cell>
          <table:table-cell office:value-type="float" office:value="4.9679780325" table:style-name="ce1">
            <text:p>4.9679780325</text:p>
          </table:table-cell>
          <table:table-cell office:value-type="float" office:value="4.24873030739255" table:style-name="ce1">
            <text:p>4.24873030739255</text:p>
          </table:table-cell>
          <table:table-cell office:value-type="float" office:value="16" table:style-name="ce1">
            <text:p>16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24.2793497335" table:style-name="ce1">
            <text:p>24.2793497335</text:p>
          </table:table-cell>
          <table:table-cell office:value-type="float" office:value="14.252992055" table:style-name="ce1">
            <text:p>14.252992055</text:p>
          </table:table-cell>
          <table:table-cell office:value-type="float" office:value="20.2529047074934" table:style-name="ce1">
            <text:p>20.2529047074934</text:p>
          </table:table-cell>
          <table:table-cell office:value-type="float" office:value="16" table:style-name="ce1">
            <text:p>16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4746417546875" table:style-name="ce1">
            <text:p>0.4746417546875</text:p>
          </table:table-cell>
          <table:table-cell office:value-type="float" office:value="0.35841526125" table:style-name="ce1">
            <text:p>0.35841526125</text:p>
          </table:table-cell>
          <table:table-cell office:value-type="float" office:value="0.438928543312196" table:style-name="ce1">
            <text:p>0.438928543312196</text:p>
          </table:table-cell>
          <table:table-cell office:value-type="float" office:value="16" table:style-name="ce1">
            <text:p>16</text:p>
          </table:table-cell>
          <table:table-cell office:value-type="float" office:value="0.4044793089" table:style-name="ce1">
            <text:p>0.4044793089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0.85935448905" table:style-name="ce1">
            <text:p>0.85935448905</text:p>
          </table:table-cell>
          <table:table-cell office:value-type="float" office:value="0.61761894225" table:style-name="ce1">
            <text:p>0.61761894225</text:p>
          </table:table-cell>
          <table:table-cell office:value-type="float" office:value="0.732664218839542" table:style-name="ce1">
            <text:p>0.73266421883954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float" office:value="12" table:style-name="ce1">
            <text:p>12</text:p>
          </table:table-cell>
          <table:table-cell office:value-type="float" office:value="8.117603975" table:style-name="ce1">
            <text:p>8.117603975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14.8040180378333" table:style-name="ce1">
            <text:p>14.8040180378333</text:p>
          </table:table-cell>
          <table:table-cell office:value-type="float" office:value="11.2181106" table:style-name="ce1">
            <text:p>11.2181106</text:p>
          </table:table-cell>
          <table:table-cell office:value-type="float" office:value="9.20992594793817" table:style-name="ce1">
            <text:p>9.20992594793817</text:p>
          </table:table-cell>
          <table:table-cell office:value-type="float" office:value="12" table:style-name="ce1">
            <text:p>12</text:p>
          </table:table-cell>
          <table:table-cell office:value-type="float" office:value="0.8999978616" table:style-name="ce1">
            <text:p>0.8999978616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2.2753261644" table:style-name="ce1">
            <text:p>2.2753261644</text:p>
          </table:table-cell>
          <table:table-cell office:value-type="float" office:value="2.013674318" table:style-name="ce1">
            <text:p>2.013674318</text:p>
          </table:table-cell>
          <table:table-cell office:value-type="float" office:value="1.2812864762793" table:style-name="ce1">
            <text:p>1.2812864762793</text:p>
          </table:table-cell>
          <table:table-cell office:value-type="float" office:value="12" table:style-name="ce1">
            <text:p>12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-0.122658536403333" table:style-name="ce1">
            <text:p>-0.122658536403333</text:p>
          </table:table-cell>
          <table:table-cell office:value-type="float" office:value="-0.15681884635" table:style-name="ce1">
            <text:p>-0.15681884635</text:p>
          </table:table-cell>
          <table:table-cell office:value-type="float" office:value="0.725820745367316" table:style-name="ce1">
            <text:p>0.725820745367316</text:p>
          </table:table-cell>
          <table:table-cell office:value-type="float" office:value="12" table:style-name="ce1">
            <text:p>12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4.26557620541667" table:style-name="ce1">
            <text:p>4.26557620541667</text:p>
          </table:table-cell>
          <table:table-cell office:value-type="float" office:value="3.258961149" table:style-name="ce1">
            <text:p>3.258961149</text:p>
          </table:table-cell>
          <table:table-cell office:value-type="float" office:value="2.01759855887146" table:style-name="ce1">
            <text:p>2.01759855887146</text:p>
          </table:table-cell>
          <table:table-cell office:value-type="float" office:value="12" table:style-name="ce1">
            <text:p>12</text:p>
          </table:table-cell>
          <table:table-cell office:value-type="float" office:value="2.247014" table:style-name="ce1">
            <text:p>2.247014</text:p>
          </table:table-cell>
          <table:table-cell office:value-type="float" office:value="13.00095" table:style-name="ce1">
            <text:p>13.00095</text:p>
          </table:table-cell>
          <table:table-cell office:value-type="float" office:value="6.645803" table:style-name="ce1">
            <text:p>6.645803</text:p>
          </table:table-cell>
          <table:table-cell office:value-type="float" office:value="6.11175" table:style-name="ce1">
            <text:p>6.11175</text:p>
          </table:table-cell>
          <table:table-cell office:value-type="float" office:value="3.73522882138847" table:style-name="ce1">
            <text:p>3.73522882138847</text:p>
          </table:table-cell>
          <table:table-cell office:value-type="float" office:value="12" table:style-name="ce1">
            <text:p>12</text:p>
          </table:table-cell>
          <table:table-cell office:value-type="float" office:value="2.455138" table:style-name="ce1">
            <text:p>2.455138</text:p>
          </table:table-cell>
          <table:table-cell office:value-type="float" office:value="11.71043" table:style-name="ce1">
            <text:p>11.71043</text:p>
          </table:table-cell>
          <table:table-cell office:value-type="float" office:value="7.56434" table:style-name="ce1">
            <text:p>7.56434</text:p>
          </table:table-cell>
          <table:table-cell office:value-type="float" office:value="8.8415905" table:style-name="ce1">
            <text:p>8.8415905</text:p>
          </table:table-cell>
          <table:table-cell office:value-type="float" office:value="3.69250320461096" table:style-name="ce1">
            <text:p>3.69250320461096</text:p>
          </table:table-cell>
          <table:table-cell office:value-type="float" office:value="12" table:style-name="ce1">
            <text:p>12</text:p>
          </table:table-cell>
          <table:table-cell office:value-type="float" office:value="5.466726" table:style-name="ce1">
            <text:p>5.466726</text:p>
          </table:table-cell>
          <table:table-cell office:value-type="float" office:value="23.18402" table:style-name="ce1">
            <text:p>23.18402</text:p>
          </table:table-cell>
          <table:table-cell office:value-type="float" office:value="14.210143" table:style-name="ce1">
            <text:p>14.210143</text:p>
          </table:table-cell>
          <table:table-cell office:value-type="float" office:value="13.316339" table:style-name="ce1">
            <text:p>13.316339</text:p>
          </table:table-cell>
          <table:table-cell office:value-type="float" office:value="6.70953215193563" table:style-name="ce1">
            <text:p>6.70953215193563</text:p>
          </table:table-cell>
          <table:table-cell office:value-type="float" office:value="12" table:style-name="ce1">
            <text:p>12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1.822635437125" table:style-name="ce1">
            <text:p>1.822635437125</text:p>
          </table:table-cell>
          <table:table-cell office:value-type="float" office:value="1.5705400225" table:style-name="ce1">
            <text:p>1.5705400225</text:p>
          </table:table-cell>
          <table:table-cell office:value-type="float" office:value="1.10484196208019" table:style-name="ce1">
            <text:p>1.10484196208019</text:p>
          </table:table-cell>
          <table:table-cell office:value-type="float" office:value="12" table:style-name="ce1">
            <text:p>12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2.7148886304175" table:style-name="ce1">
            <text:p>2.7148886304175</text:p>
          </table:table-cell>
          <table:table-cell office:value-type="float" office:value="0.653953205" table:style-name="ce1">
            <text:p>0.653953205</text:p>
          </table:table-cell>
          <table:table-cell office:value-type="float" office:value="3.56277098610153" table:style-name="ce1">
            <text:p>3.56277098610153</text:p>
          </table:table-cell>
          <table:table-cell office:value-type="float" office:value="12" table:style-name="ce1">
            <text:p>12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2.79616159491667" table:style-name="ce1">
            <text:p>2.79616159491667</text:p>
          </table:table-cell>
          <table:table-cell office:value-type="float" office:value="2.423142795" table:style-name="ce1">
            <text:p>2.423142795</text:p>
          </table:table-cell>
          <table:table-cell office:value-type="float" office:value="1.65601866700411" table:style-name="ce1">
            <text:p>1.65601866700411</text:p>
          </table:table-cell>
          <table:table-cell office:value-type="float" office:value="12" table:style-name="ce1">
            <text:p>12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4.64759829866667" table:style-name="ce1">
            <text:p>4.64759829866667</text:p>
          </table:table-cell>
          <table:table-cell office:value-type="float" office:value="4.727504557" table:style-name="ce1">
            <text:p>4.727504557</text:p>
          </table:table-cell>
          <table:table-cell office:value-type="float" office:value="2.44503300099119" table:style-name="ce1">
            <text:p>2.44503300099119</text:p>
          </table:table-cell>
          <table:table-cell office:value-type="float" office:value="12" table:style-name="ce1">
            <text:p>12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45.3779427133333" table:style-name="ce1">
            <text:p>45.3779427133333</text:p>
          </table:table-cell>
          <table:table-cell office:value-type="float" office:value="38.418691715" table:style-name="ce1">
            <text:p>38.418691715</text:p>
          </table:table-cell>
          <table:table-cell office:value-type="float" office:value="31.3355957284012" table:style-name="ce1">
            <text:p>31.3355957284012</text:p>
          </table:table-cell>
          <table:table-cell office:value-type="float" office:value="10" table:style-name="ce1">
            <text:p>10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42942934878" table:style-name="ce1">
            <text:p>0.42942934878</text:p>
          </table:table-cell>
          <table:table-cell office:value-type="float" office:value="0.4247334379" table:style-name="ce1">
            <text:p>0.4247334379</text:p>
          </table:table-cell>
          <table:table-cell office:value-type="float" office:value="0.111170517354927" table:style-name="ce1">
            <text:p>0.111170517354927</text:p>
          </table:table-cell>
          <table:table-cell office:value-type="float" office:value="12" table:style-name="ce1">
            <text:p>12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81.6902953566667" table:style-name="ce1">
            <text:p>81.6902953566667</text:p>
          </table:table-cell>
          <table:table-cell office:value-type="float" office:value="82.12592403" table:style-name="ce1">
            <text:p>82.12592403</text:p>
          </table:table-cell>
          <table:table-cell office:value-type="float" office:value="30.3278022986853" table:style-name="ce1">
            <text:p>30.3278022986853</text:p>
          </table:table-cell>
          <table:table-cell office:value-type="float" office:value="12" table:style-name="ce1">
            <text:p>1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2567937735" table:style-name="ce1">
            <text:p>2.52567937735</text:p>
          </table:table-cell>
          <table:table-cell office:value-type="float" office:value="2.52567937735" table:style-name="ce1">
            <text:p>2.52567937735</text:p>
          </table:table-cell>
          <table:table-cell office:value-type="float" office:value="1.95033155268173" table:style-name="ce1">
            <text:p>1.95033155268173</text:p>
          </table:table-cell>
          <table:table-cell office:value-type="float" office:value="12" table:style-name="ce1">
            <text:p>12</text:p>
          </table:table-cell>
          <table:table-cell office:value-type="float" office:value="0.1638830103" table:style-name="ce1">
            <text:p>0.1638830103</text:p>
          </table:table-cell>
          <table:table-cell office:value-type="float" office:value="0.359797864" table:style-name="ce1">
            <text:p>0.359797864</text:p>
          </table:table-cell>
          <table:table-cell office:value-type="float" office:value="0.254021563825" table:style-name="ce1">
            <text:p>0.254021563825</text:p>
          </table:table-cell>
          <table:table-cell office:value-type="float" office:value="0.264669226" table:style-name="ce1">
            <text:p>0.264669226</text:p>
          </table:table-cell>
          <table:table-cell office:value-type="float" office:value="0.0651169187029857" table:style-name="ce1">
            <text:p>0.0651169187029857</text:p>
          </table:table-cell>
          <table:table-cell office:value-type="float" office:value="12" table:style-name="ce1">
            <text:p>12</text:p>
          </table:table-cell>
          <table:table-cell office:value-type="float" office:value="1.302904308" table:style-name="ce1">
            <text:p>1.302904308</text:p>
          </table:table-cell>
          <table:table-cell office:value-type="float" office:value="4.136376705" table:style-name="ce1">
            <text:p>4.136376705</text:p>
          </table:table-cell>
          <table:table-cell office:value-type="float" office:value="2.89258983258333" table:style-name="ce1">
            <text:p>2.89258983258333</text:p>
          </table:table-cell>
          <table:table-cell office:value-type="float" office:value="3.326668882" table:style-name="ce1">
            <text:p>3.326668882</text:p>
          </table:table-cell>
          <table:table-cell office:value-type="float" office:value="1.07121154086876" table:style-name="ce1">
            <text:p>1.07121154086876</text:p>
          </table:table-cell>
          <table:table-cell office:value-type="float" office:value="12" table:style-name="ce1">
            <text:p>12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0.0978701383183333" table:style-name="ce1">
            <text:p>0.0978701383183333</text:p>
          </table:table-cell>
          <table:table-cell office:value-type="float" office:value="0.082834427115" table:style-name="ce1">
            <text:p>0.082834427115</text:p>
          </table:table-cell>
          <table:table-cell office:value-type="float" office:value="0.0504695579482493" table:style-name="ce1">
            <text:p>0.0504695579482493</text:p>
          </table:table-cell>
          <table:table-cell office:value-type="float" office:value="12" table:style-name="ce1">
            <text:p>12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2.8940316145" table:style-name="ce1">
            <text:p>2.8940316145</text:p>
          </table:table-cell>
          <table:table-cell office:value-type="float" office:value="2.487915867" table:style-name="ce1">
            <text:p>2.487915867</text:p>
          </table:table-cell>
          <table:table-cell office:value-type="float" office:value="1.69727696154326" table:style-name="ce1">
            <text:p>1.69727696154326</text:p>
          </table:table-cell>
          <table:table-cell office:value-type="float" office:value="12" table:style-name="ce1">
            <text:p>12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0.0978701383183333" table:style-name="ce1">
            <text:p>0.0978701383183333</text:p>
          </table:table-cell>
          <table:table-cell office:value-type="float" office:value="0.082834427115" table:style-name="ce1">
            <text:p>0.082834427115</text:p>
          </table:table-cell>
          <table:table-cell office:value-type="float" office:value="0.0504695579482493" table:style-name="ce1">
            <text:p>0.0504695579482493</text:p>
          </table:table-cell>
          <table:table-cell office:value-type="float" office:value="12" table:style-name="ce1">
            <text:p>12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2.11238832133333" table:style-name="ce1">
            <text:p>2.11238832133333</text:p>
          </table:table-cell>
          <table:table-cell office:value-type="float" office:value="1.7590913285" table:style-name="ce1">
            <text:p>1.7590913285</text:p>
          </table:table-cell>
          <table:table-cell office:value-type="float" office:value="1.38997269503083" table:style-name="ce1">
            <text:p>1.38997269503083</text:p>
          </table:table-cell>
          <table:table-cell office:value-type="float" office:value="12" table:style-name="ce1">
            <text:p>12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2.64088584533333" table:style-name="ce1">
            <text:p>2.64088584533333</text:p>
          </table:table-cell>
          <table:table-cell office:value-type="float" office:value="2.2002946715" table:style-name="ce1">
            <text:p>2.2002946715</text:p>
          </table:table-cell>
          <table:table-cell office:value-type="float" office:value="1.5902260081498" table:style-name="ce1">
            <text:p>1.5902260081498</text:p>
          </table:table-cell>
          <table:table-cell office:value-type="float" office:value="12" table:style-name="ce1">
            <text:p>12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0.253145769324167" table:style-name="ce1">
            <text:p>0.253145769324167</text:p>
          </table:table-cell>
          <table:table-cell office:value-type="float" office:value="0.28737382045" table:style-name="ce1">
            <text:p>0.28737382045</text:p>
          </table:table-cell>
          <table:table-cell office:value-type="float" office:value="0.120203232967311" table:style-name="ce1">
            <text:p>0.120203232967311</text:p>
          </table:table-cell>
          <table:table-cell office:value-type="float" office:value="12" table:style-name="ce1">
            <text:p>12</text:p>
          </table:table-cell>
          <table:table-cell office:value-type="float" office:value="2.019722" table:style-name="ce1">
            <text:p>2.019722</text:p>
          </table:table-cell>
          <table:table-cell office:value-type="float" office:value="26.23887" table:style-name="ce1">
            <text:p>26.23887</text:p>
          </table:table-cell>
          <table:table-cell office:value-type="float" office:value="12.097828375" table:style-name="ce1">
            <text:p>12.097828375</text:p>
          </table:table-cell>
          <table:table-cell office:value-type="float" office:value="10.215871" table:style-name="ce1">
            <text:p>10.215871</text:p>
          </table:table-cell>
          <table:table-cell office:value-type="float" office:value="9.59142832041739" table:style-name="ce1">
            <text:p>9.59142832041739</text:p>
          </table:table-cell>
          <table:table-cell office:value-type="float" office:value="12" table:style-name="ce1">
            <text:p>12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4.53222929190833" table:style-name="ce1">
            <text:p>4.53222929190833</text:p>
          </table:table-cell>
          <table:table-cell office:value-type="float" office:value="2.97593645805" table:style-name="ce1">
            <text:p>2.97593645805</text:p>
          </table:table-cell>
          <table:table-cell office:value-type="float" office:value="4.36411534645999" table:style-name="ce1">
            <text:p>4.36411534645999</text:p>
          </table:table-cell>
          <table:table-cell office:value-type="float" office:value="12" table:style-name="ce1">
            <text:p>12</text:p>
          </table:table-cell>
          <table:table-cell office:value-type="float" office:value="1398.100106" table:style-name="ce1">
            <text:p>1398.100106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2125.43373391667" table:style-name="ce1">
            <text:p>2125.43373391667</text:p>
          </table:table-cell>
          <table:table-cell office:value-type="float" office:value="2297.1412705" table:style-name="ce1">
            <text:p>2297.1412705</text:p>
          </table:table-cell>
          <table:table-cell office:value-type="float" office:value="555.770573977082" table:style-name="ce1">
            <text:p>555.770573977082</text:p>
          </table:table-cell>
          <table:table-cell office:value-type="float" office:value="12" table:style-name="ce1">
            <text:p>12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02.4861466" table:style-name="ce1">
            <text:p>102.4861466</text:p>
          </table:table-cell>
          <table:table-cell office:value-type="float" office:value="62.7861047249471" table:style-name="ce1">
            <text:p>62.7861047249471</text:p>
          </table:table-cell>
          <table:table-cell office:value-type="float" office:value="89.97258421" table:style-name="ce1">
            <text:p>89.97258421</text:p>
          </table:table-cell>
          <table:table-cell office:value-type="float" office:value="38.010117723876" table:style-name="ce1">
            <text:p>38.010117723876</text:p>
          </table:table-cell>
          <table:table-cell office:value-type="float" office:value="12" table:style-name="ce1">
            <text:p>12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71.666527519805" table:style-name="ce1">
            <text:p>71.666527519805</text:p>
          </table:table-cell>
          <table:table-cell office:value-type="float" office:value="77.96632459" table:style-name="ce1">
            <text:p>77.96632459</text:p>
          </table:table-cell>
          <table:table-cell office:value-type="float" office:value="40.5793966843448" table:style-name="ce1">
            <text:p>40.5793966843448</text:p>
          </table:table-cell>
          <table:table-cell office:value-type="float" office:value="12" table:style-name="ce1">
            <text:p>12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107.618226439192" table:style-name="ce1">
            <text:p>107.618226439192</text:p>
          </table:table-cell>
          <table:table-cell office:value-type="float" office:value="113.646899075" table:style-name="ce1">
            <text:p>113.646899075</text:p>
          </table:table-cell>
          <table:table-cell office:value-type="float" office:value="61.6147648085277" table:style-name="ce1">
            <text:p>61.6147648085277</text:p>
          </table:table-cell>
          <table:table-cell office:value-type="float" office:value="12" table:style-name="ce1">
            <text:p>12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48.4005577391667" table:style-name="ce1">
            <text:p>48.4005577391667</text:p>
          </table:table-cell>
          <table:table-cell office:value-type="float" office:value="47.19031665" table:style-name="ce1">
            <text:p>47.19031665</text:p>
          </table:table-cell>
          <table:table-cell office:value-type="float" office:value="14.704732189517" table:style-name="ce1">
            <text:p>14.704732189517</text:p>
          </table:table-cell>
          <table:table-cell office:value-type="float" office:value="12" table:style-name="ce1">
            <text:p>12</text:p>
          </table:table-cell>
          <table:table-cell office:value-type="float" office:value="0.000983379933" table:style-name="ce1">
            <text:p>0.000983379933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0244039995683333" table:style-name="ce1">
            <text:p>0.00244039995683333</text:p>
          </table:table-cell>
          <table:table-cell office:value-type="float" office:value="0.0024708388345" table:style-name="ce1">
            <text:p>0.0024708388345</text:p>
          </table:table-cell>
          <table:table-cell office:value-type="float" office:value="0.00113788333599316" table:style-name="ce1">
            <text:p>0.00113788333599316</text:p>
          </table:table-cell>
          <table:table-cell office:value-type="float" office:value="12" table:style-name="ce1">
            <text:p>12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74303252141667" table:style-name="ce1">
            <text:p>0.0174303252141667</text:p>
          </table:table-cell>
          <table:table-cell office:value-type="float" office:value="0.01721402088" table:style-name="ce1">
            <text:p>0.01721402088</text:p>
          </table:table-cell>
          <table:table-cell office:value-type="float" office:value="0.000603082985922634" table:style-name="ce1">
            <text:p>0.000603082985922634</text:p>
          </table:table-cell>
          <table:table-cell office:value-type="float" office:value="12" table:style-name="ce1">
            <text:p>12</text:p>
          </table:table-cell>
          <table:table-cell office:value-type="float" office:value="1.53389307" table:style-name="ce1">
            <text:p>1.53389307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6.100855834" table:style-name="ce1">
            <text:p>6.100855834</text:p>
          </table:table-cell>
          <table:table-cell office:value-type="float" office:value="6.4645064545" table:style-name="ce1">
            <text:p>6.4645064545</text:p>
          </table:table-cell>
          <table:table-cell office:value-type="float" office:value="3.68149716085208" table:style-name="ce1">
            <text:p>3.68149716085208</text:p>
          </table:table-cell>
          <table:table-cell office:value-type="float" office:value="12" table:style-name="ce1">
            <text:p>12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0.5740804345833" table:style-name="ce1">
            <text:p>10.5740804345833</text:p>
          </table:table-cell>
          <table:table-cell office:value-type="float" office:value="7.7494750075" table:style-name="ce1">
            <text:p>7.7494750075</text:p>
          </table:table-cell>
          <table:table-cell office:value-type="float" office:value="6.25429988761948" table:style-name="ce1">
            <text:p>6.25429988761948</text:p>
          </table:table-cell>
          <table:table-cell office:value-type="float" office:value="12" table:style-name="ce1">
            <text:p>12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41373868055" table:style-name="ce1">
            <text:p>0.41373868055</text:p>
          </table:table-cell>
          <table:table-cell office:value-type="float" office:value="0.29047849595" table:style-name="ce1">
            <text:p>0.29047849595</text:p>
          </table:table-cell>
          <table:table-cell office:value-type="float" office:value="0.317317481435858" table:style-name="ce1">
            <text:p>0.317317481435858</text:p>
          </table:table-cell>
          <table:table-cell office:value-type="float" office:value="12" table:style-name="ce1">
            <text:p>12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0.651536203458333" table:style-name="ce1">
            <text:p>0.651536203458333</text:p>
          </table:table-cell>
          <table:table-cell office:value-type="float" office:value="0.51707982355" table:style-name="ce1">
            <text:p>0.51707982355</text:p>
          </table:table-cell>
          <table:table-cell office:value-type="float" office:value="0.557620335042749" table:style-name="ce1">
            <text:p>0.557620335042749</text:p>
          </table:table-cell>
        </table:table-row>
      </table:table>
      <table:table table:name="Specimen_Tooth_NMP" table:style-name="ta1">
        <table:table-column table:style-name="co1" table:number-columns-repeated="219" table:default-cell-style-name="ce1"/>
        <table:table-row table:style-name="ro1">
          <table:table-cell office:value-type="string" table:style-name="ce1">
            <text:p>Specime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NMP_cat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&lt;10%</text:p>
          </table:table-cell>
          <table:table-cell office:value-type="float" office:value="6" table:style-name="ce1">
            <text:p>6</text:p>
          </table:table-cell>
          <table:table-cell office:value-type="float" office:value="3.029439204" table:style-name="ce1">
            <text:p>3.029439204</text:p>
          </table:table-cell>
          <table:table-cell office:value-type="float" office:value="9.838464462" table:style-name="ce1">
            <text:p>9.838464462</text:p>
          </table:table-cell>
          <table:table-cell office:value-type="float" office:value="6.452812043" table:style-name="ce1">
            <text:p>6.452812043</text:p>
          </table:table-cell>
          <table:table-cell office:value-type="float" office:value="6.510486853" table:style-name="ce1">
            <text:p>6.510486853</text:p>
          </table:table-cell>
          <table:table-cell office:value-type="float" office:value="3.62988201561328" table:style-name="ce1">
            <text:p>3.62988201561328</text:p>
          </table:table-cell>
          <table:table-cell office:value-type="float" office:value="6" table:style-name="ce1">
            <text:p>6</text:p>
          </table:table-cell>
          <table:table-cell office:value-type="float" office:value="1.159639001" table:style-name="ce1">
            <text:p>1.159639001</text:p>
          </table:table-cell>
          <table:table-cell office:value-type="float" office:value="1.672438156" table:style-name="ce1">
            <text:p>1.672438156</text:p>
          </table:table-cell>
          <table:table-cell office:value-type="float" office:value="1.4241683125" table:style-name="ce1">
            <text:p>1.4241683125</text:p>
          </table:table-cell>
          <table:table-cell office:value-type="float" office:value="1.436619289" table:style-name="ce1">
            <text:p>1.436619289</text:p>
          </table:table-cell>
          <table:table-cell office:value-type="float" office:value="0.26227247623705" table:style-name="ce1">
            <text:p>0.26227247623705</text:p>
          </table:table-cell>
          <table:table-cell office:value-type="float" office:value="6" table:style-name="ce1">
            <text:p>6</text:p>
          </table:table-cell>
          <table:table-cell office:value-type="float" office:value="-0.3552218013" table:style-name="ce1">
            <text:p>-0.3552218013</text:p>
          </table:table-cell>
          <table:table-cell office:value-type="float" office:value="1.530409683" table:style-name="ce1">
            <text:p>1.530409683</text:p>
          </table:table-cell>
          <table:table-cell office:value-type="float" office:value="0.548966924" table:style-name="ce1">
            <text:p>0.548966924</text:p>
          </table:table-cell>
          <table:table-cell office:value-type="float" office:value="0.50516429375" table:style-name="ce1">
            <text:p>0.50516429375</text:p>
          </table:table-cell>
          <table:table-cell office:value-type="float" office:value="0.980434311320845" table:style-name="ce1">
            <text:p>0.980434311320845</text:p>
          </table:table-cell>
          <table:table-cell office:value-type="float" office:value="6" table:style-name="ce1">
            <text:p>6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8.222024958" table:style-name="ce1">
            <text:p>8.222024958</text:p>
          </table:table-cell>
          <table:table-cell office:value-type="float" office:value="5.07687725216667" table:style-name="ce1">
            <text:p>5.07687725216667</text:p>
          </table:table-cell>
          <table:table-cell office:value-type="float" office:value="4.827212719" table:style-name="ce1">
            <text:p>4.827212719</text:p>
          </table:table-cell>
          <table:table-cell office:value-type="float" office:value="2.88241709394525" table:style-name="ce1">
            <text:p>2.88241709394525</text:p>
          </table:table-cell>
          <table:table-cell office:value-type="float" office:value="6" table:style-name="ce1">
            <text:p>6</text:p>
          </table:table-cell>
          <table:table-cell office:value-type="float" office:value="2.691938" table:style-name="ce1">
            <text:p>2.691938</text:p>
          </table:table-cell>
          <table:table-cell office:value-type="float" office:value="8.770563" table:style-name="ce1">
            <text:p>8.770563</text:p>
          </table:table-cell>
          <table:table-cell office:value-type="float" office:value="5.58949716666667" table:style-name="ce1">
            <text:p>5.58949716666667</text:p>
          </table:table-cell>
          <table:table-cell office:value-type="float" office:value="5.480238" table:style-name="ce1">
            <text:p>5.480238</text:p>
          </table:table-cell>
          <table:table-cell office:value-type="float" office:value="3.14871566683455" table:style-name="ce1">
            <text:p>3.14871566683455</text:p>
          </table:table-cell>
          <table:table-cell office:value-type="float" office:value="6" table:style-name="ce1">
            <text:p>6</text:p>
          </table:table-cell>
          <table:table-cell office:value-type="float" office:value="3.171959" table:style-name="ce1">
            <text:p>3.171959</text:p>
          </table:table-cell>
          <table:table-cell office:value-type="float" office:value="3.535302" table:style-name="ce1">
            <text:p>3.535302</text:p>
          </table:table-cell>
          <table:table-cell office:value-type="float" office:value="3.36995583333333" table:style-name="ce1">
            <text:p>3.36995583333333</text:p>
          </table:table-cell>
          <table:table-cell office:value-type="float" office:value="3.4057835" table:style-name="ce1">
            <text:p>3.4057835</text:p>
          </table:table-cell>
          <table:table-cell office:value-type="float" office:value="0.134653957677324" table:style-name="ce1">
            <text:p>0.134653957677324</text:p>
          </table:table-cell>
          <table:table-cell office:value-type="float" office:value="6" table:style-name="ce1">
            <text:p>6</text:p>
          </table:table-cell>
          <table:table-cell office:value-type="float" office:value="5.863897" table:style-name="ce1">
            <text:p>5.863897</text:p>
          </table:table-cell>
          <table:table-cell office:value-type="float" office:value="12.162856" table:style-name="ce1">
            <text:p>12.162856</text:p>
          </table:table-cell>
          <table:table-cell office:value-type="float" office:value="8.959453" table:style-name="ce1">
            <text:p>8.959453</text:p>
          </table:table-cell>
          <table:table-cell office:value-type="float" office:value="8.957526" table:style-name="ce1">
            <text:p>8.957526</text:p>
          </table:table-cell>
          <table:table-cell office:value-type="float" office:value="3.24614864909751" table:style-name="ce1">
            <text:p>3.24614864909751</text:p>
          </table:table-cell>
          <table:table-cell office:value-type="float" office:value="6" table:style-name="ce1">
            <text:p>6</text:p>
          </table:table-cell>
          <table:table-cell office:value-type="float" office:value="0.9563751082" table:style-name="ce1">
            <text:p>0.9563751082</text:p>
          </table:table-cell>
          <table:table-cell office:value-type="float" office:value="1.174520305" table:style-name="ce1">
            <text:p>1.174520305</text:p>
          </table:table-cell>
          <table:table-cell office:value-type="float" office:value="1.06484958316667" table:style-name="ce1">
            <text:p>1.06484958316667</text:p>
          </table:table-cell>
          <table:table-cell office:value-type="float" office:value="1.06753063695" table:style-name="ce1">
            <text:p>1.06753063695</text:p>
          </table:table-cell>
          <table:table-cell office:value-type="float" office:value="0.101290168181655" table:style-name="ce1">
            <text:p>0.101290168181655</text:p>
          </table:table-cell>
          <table:table-cell office:value-type="float" office:value="6" table:style-name="ce1">
            <text:p>6</text:p>
          </table:table-cell>
          <table:table-cell office:value-type="float" office:value="0.3605701096" table:style-name="ce1">
            <text:p>0.3605701096</text:p>
          </table:table-cell>
          <table:table-cell office:value-type="float" office:value="5.865499589" table:style-name="ce1">
            <text:p>5.865499589</text:p>
          </table:table-cell>
          <table:table-cell office:value-type="float" office:value="2.79711871523333" table:style-name="ce1">
            <text:p>2.79711871523333</text:p>
          </table:table-cell>
          <table:table-cell office:value-type="float" office:value="2.59309094895" table:style-name="ce1">
            <text:p>2.59309094895</text:p>
          </table:table-cell>
          <table:table-cell office:value-type="float" office:value="2.67110997710604" table:style-name="ce1">
            <text:p>2.67110997710604</text:p>
          </table:table-cell>
          <table:table-cell office:value-type="float" office:value="6" table:style-name="ce1">
            <text:p>6</text:p>
          </table:table-cell>
          <table:table-cell office:value-type="float" office:value="1.299871441" table:style-name="ce1">
            <text:p>1.299871441</text:p>
          </table:table-cell>
          <table:table-cell office:value-type="float" office:value="1.501281603" table:style-name="ce1">
            <text:p>1.501281603</text:p>
          </table:table-cell>
          <table:table-cell office:value-type="float" office:value="1.39417411466667" table:style-name="ce1">
            <text:p>1.39417411466667</text:p>
          </table:table-cell>
          <table:table-cell office:value-type="float" office:value="1.386793421" table:style-name="ce1">
            <text:p>1.386793421</text:p>
          </table:table-cell>
          <table:table-cell office:value-type="float" office:value="0.0836152015093967" table:style-name="ce1">
            <text:p>0.0836152015093967</text:p>
          </table:table-cell>
          <table:table-cell office:value-type="float" office:value="6" table:style-name="ce1">
            <text:p>6</text:p>
          </table:table-cell>
          <table:table-cell office:value-type="float" office:value="2.478542335" table:style-name="ce1">
            <text:p>2.478542335</text:p>
          </table:table-cell>
          <table:table-cell office:value-type="float" office:value="2.785412905" table:style-name="ce1">
            <text:p>2.785412905</text:p>
          </table:table-cell>
          <table:table-cell office:value-type="float" office:value="2.65250362916667" table:style-name="ce1">
            <text:p>2.65250362916667</text:p>
          </table:table-cell>
          <table:table-cell office:value-type="float" office:value="2.6903544555" table:style-name="ce1">
            <text:p>2.6903544555</text:p>
          </table:table-cell>
          <table:table-cell office:value-type="float" office:value="0.14174246824305" table:style-name="ce1">
            <text:p>0.14174246824305</text:p>
          </table:table-cell>
          <table:table-cell office:value-type="float" office:value="6" table:style-name="ce1">
            <text:p>6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20.72644025" table:style-name="ce1">
            <text:p>20.72644025</text:p>
          </table:table-cell>
          <table:table-cell office:value-type="float" office:value="17.8288360233333" table:style-name="ce1">
            <text:p>17.8288360233333</text:p>
          </table:table-cell>
          <table:table-cell office:value-type="float" office:value="17.81322888" table:style-name="ce1">
            <text:p>17.81322888</text:p>
          </table:table-cell>
          <table:table-cell office:value-type="float" office:value="2.9246119562543" table:style-name="ce1">
            <text:p>2.9246119562543</text:p>
          </table:table-cell>
          <table:table-cell office:value-type="float" office:value="6" table:style-name="ce1">
            <text:p>6</text:p>
          </table:table-cell>
          <table:table-cell office:value-type="float" office:value="0.3796597473" table:style-name="ce1">
            <text:p>0.3796597473</text:p>
          </table:table-cell>
          <table:table-cell office:value-type="float" office:value="0.5567233555" table:style-name="ce1">
            <text:p>0.5567233555</text:p>
          </table:table-cell>
          <table:table-cell office:value-type="float" office:value="0.4681136898" table:style-name="ce1">
            <text:p>0.4681136898</text:p>
          </table:table-cell>
          <table:table-cell office:value-type="float" office:value="0.4692094249" table:style-name="ce1">
            <text:p>0.4692094249</text:p>
          </table:table-cell>
          <table:table-cell office:value-type="float" office:value="0.0813128171534765" table:style-name="ce1">
            <text:p>0.0813128171534765</text:p>
          </table:table-cell>
          <table:table-cell office:value-type="float" office:value="6" table:style-name="ce1">
            <text:p>6</text:p>
          </table:table-cell>
          <table:table-cell office:value-type="float" office:value="58.51425571" table:style-name="ce1">
            <text:p>58.51425571</text:p>
          </table:table-cell>
          <table:table-cell office:value-type="float" office:value="84.49349707" table:style-name="ce1">
            <text:p>84.49349707</text:p>
          </table:table-cell>
          <table:table-cell office:value-type="float" office:value="71.5035050516667" table:style-name="ce1">
            <text:p>71.5035050516667</text:p>
          </table:table-cell>
          <table:table-cell office:value-type="float" office:value="71.50334133" table:style-name="ce1">
            <text:p>71.50334133</text:p>
          </table:table-cell>
          <table:table-cell office:value-type="float" office:value="14.2284433891002" table:style-name="ce1">
            <text:p>14.2284433891002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175793189" table:style-name="ce1">
            <text:p>0.175793189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290866331666667" table:style-name="ce1">
            <text:p>0.290866331666667</text:p>
          </table:table-cell>
          <table:table-cell office:value-type="float" office:value="0.2870492162" table:style-name="ce1">
            <text:p>0.2870492162</text:p>
          </table:table-cell>
          <table:table-cell office:value-type="float" office:value="0.124870776477513" table:style-name="ce1">
            <text:p>0.124870776477513</text:p>
          </table:table-cell>
          <table:table-cell office:value-type="float" office:value="6" table:style-name="ce1">
            <text:p>6</text:p>
          </table:table-cell>
          <table:table-cell office:value-type="float" office:value="1.461777572" table:style-name="ce1">
            <text:p>1.461777572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3.148060109" table:style-name="ce1">
            <text:p>3.148060109</text:p>
          </table:table-cell>
          <table:table-cell office:value-type="float" office:value="3.1091740225" table:style-name="ce1">
            <text:p>3.1091740225</text:p>
          </table:table-cell>
          <table:table-cell office:value-type="float" office:value="1.82983184785811" table:style-name="ce1">
            <text:p>1.82983184785811</text:p>
          </table:table-cell>
          <table:table-cell office:value-type="float" office:value="6" table:style-name="ce1">
            <text:p>6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119996985708333" table:style-name="ce1">
            <text:p>0.119996985708333</text:p>
          </table:table-cell>
          <table:table-cell office:value-type="float" office:value="0.121447209785" table:style-name="ce1">
            <text:p>0.121447209785</text:p>
          </table:table-cell>
          <table:table-cell office:value-type="float" office:value="0.0937935376923977" table:style-name="ce1">
            <text:p>0.0937935376923977</text:p>
          </table:table-cell>
          <table:table-cell office:value-type="float" office:value="6" table:style-name="ce1">
            <text:p>6</text:p>
          </table:table-cell>
          <table:table-cell office:value-type="float" office:value="1.465109427" table:style-name="ce1">
            <text:p>1.465109427</text:p>
          </table:table-cell>
          <table:table-cell office:value-type="float" office:value="1.545739333" table:style-name="ce1">
            <text:p>1.545739333</text:p>
          </table:table-cell>
          <table:table-cell office:value-type="float" office:value="1.514171195" table:style-name="ce1">
            <text:p>1.514171195</text:p>
          </table:table-cell>
          <table:table-cell office:value-type="float" office:value="1.517574119" table:style-name="ce1">
            <text:p>1.517574119</text:p>
          </table:table-cell>
          <table:table-cell office:value-type="float" office:value="0.0300675684811773" table:style-name="ce1">
            <text:p>0.0300675684811773</text:p>
          </table:table-cell>
          <table:table-cell office:value-type="float" office:value="6" table:style-name="ce1">
            <text:p>6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119996985708333" table:style-name="ce1">
            <text:p>0.119996985708333</text:p>
          </table:table-cell>
          <table:table-cell office:value-type="float" office:value="0.121447209785" table:style-name="ce1">
            <text:p>0.121447209785</text:p>
          </table:table-cell>
          <table:table-cell office:value-type="float" office:value="0.0937935376923977" table:style-name="ce1">
            <text:p>0.0937935376923977</text:p>
          </table:table-cell>
          <table:table-cell office:value-type="float" office:value="6" table:style-name="ce1">
            <text:p>6</text:p>
          </table:table-cell>
          <table:table-cell office:value-type="float" office:value="1.152959113" table:style-name="ce1">
            <text:p>1.152959113</text:p>
          </table:table-cell>
          <table:table-cell office:value-type="float" office:value="1.218516407" table:style-name="ce1">
            <text:p>1.218516407</text:p>
          </table:table-cell>
          <table:table-cell office:value-type="float" office:value="1.18194506766667" table:style-name="ce1">
            <text:p>1.18194506766667</text:p>
          </table:table-cell>
          <table:table-cell office:value-type="float" office:value="1.178111328" table:style-name="ce1">
            <text:p>1.178111328</text:p>
          </table:table-cell>
          <table:table-cell office:value-type="float" office:value="0.0267241878751989" table:style-name="ce1">
            <text:p>0.0267241878751989</text:p>
          </table:table-cell>
          <table:table-cell office:value-type="float" office:value="6" table:style-name="ce1">
            <text:p>6</text:p>
          </table:table-cell>
          <table:table-cell office:value-type="float" office:value="1.318488887" table:style-name="ce1">
            <text:p>1.318488887</text:p>
          </table:table-cell>
          <table:table-cell office:value-type="float" office:value="1.391427209" table:style-name="ce1">
            <text:p>1.391427209</text:p>
          </table:table-cell>
          <table:table-cell office:value-type="float" office:value="1.362946099" table:style-name="ce1">
            <text:p>1.362946099</text:p>
          </table:table-cell>
          <table:table-cell office:value-type="float" office:value="1.3630358705" table:style-name="ce1">
            <text:p>1.3630358705</text:p>
          </table:table-cell>
          <table:table-cell office:value-type="float" office:value="0.0277713304003582" table:style-name="ce1">
            <text:p>0.0277713304003582</text:p>
          </table:table-cell>
          <table:table-cell office:value-type="float" office:value="6" table:style-name="ce1">
            <text:p>6</text:p>
          </table:table-cell>
          <table:table-cell office:value-type="float" office:value="0.1466205402" table:style-name="ce1">
            <text:p>0.1466205402</text:p>
          </table:table-cell>
          <table:table-cell office:value-type="float" office:value="0.1560377403" table:style-name="ce1">
            <text:p>0.1560377403</text:p>
          </table:table-cell>
          <table:table-cell office:value-type="float" office:value="0.151225095983333" table:style-name="ce1">
            <text:p>0.151225095983333</text:p>
          </table:table-cell>
          <table:table-cell office:value-type="float" office:value="0.15126077685" table:style-name="ce1">
            <text:p>0.15126077685</text:p>
          </table:table-cell>
          <table:table-cell office:value-type="float" office:value="0.00423889571083101" table:style-name="ce1">
            <text:p>0.00423889571083101</text:p>
          </table:table-cell>
          <table:table-cell office:value-type="float" office:value="6" table:style-name="ce1">
            <text:p>6</text:p>
          </table:table-cell>
          <table:table-cell office:value-type="float" office:value="2.286745" table:style-name="ce1">
            <text:p>2.286745</text:p>
          </table:table-cell>
          <table:table-cell office:value-type="float" office:value="4.589052" table:style-name="ce1">
            <text:p>4.589052</text:p>
          </table:table-cell>
          <table:table-cell office:value-type="float" office:value="3.42051258333333" table:style-name="ce1">
            <text:p>3.42051258333333</text:p>
          </table:table-cell>
          <table:table-cell office:value-type="float" office:value="3.418155" table:style-name="ce1">
            <text:p>3.418155</text:p>
          </table:table-cell>
          <table:table-cell office:value-type="float" office:value="1.22446052744408" table:style-name="ce1">
            <text:p>1.22446052744408</text:p>
          </table:table-cell>
          <table:table-cell office:value-type="float" office:value="6" table:style-name="ce1">
            <text:p>6</text:p>
          </table:table-cell>
          <table:table-cell office:value-type="float" office:value="0.791866183" table:style-name="ce1">
            <text:p>0.791866183</text:p>
          </table:table-cell>
          <table:table-cell office:value-type="float" office:value="1.312929646" table:style-name="ce1">
            <text:p>1.312929646</text:p>
          </table:table-cell>
          <table:table-cell office:value-type="float" office:value="1.05416071893333" table:style-name="ce1">
            <text:p>1.05416071893333</text:p>
          </table:table-cell>
          <table:table-cell office:value-type="float" office:value="1.05993710035" table:style-name="ce1">
            <text:p>1.05993710035</text:p>
          </table:table-cell>
          <table:table-cell office:value-type="float" office:value="0.266661273811422" table:style-name="ce1">
            <text:p>0.266661273811422</text:p>
          </table:table-cell>
          <table:table-cell office:value-type="float" office:value="6" table:style-name="ce1">
            <text:p>6</text:p>
          </table:table-cell>
          <table:table-cell office:value-type="float" office:value="2022.394225" table:style-name="ce1">
            <text:p>2022.394225</text:p>
          </table:table-cell>
          <table:table-cell office:value-type="float" office:value="2228.890208" table:style-name="ce1">
            <text:p>2228.890208</text:p>
          </table:table-cell>
          <table:table-cell office:value-type="float" office:value="2120.18327316667" table:style-name="ce1">
            <text:p>2120.18327316667</text:p>
          </table:table-cell>
          <table:table-cell office:value-type="float" office:value="2115.9904965" table:style-name="ce1">
            <text:p>2115.9904965</text:p>
          </table:table-cell>
          <table:table-cell office:value-type="float" office:value="101.928457240473" table:style-name="ce1">
            <text:p>101.928457240473</text:p>
          </table:table-cell>
          <table:table-cell office:value-type="float" office:value="6" table:style-name="ce1">
            <text:p>6</text:p>
          </table:table-cell>
          <table:table-cell office:value-type="float" office:value="37.00334227" table:style-name="ce1">
            <text:p>37.00334227</text:p>
          </table:table-cell>
          <table:table-cell office:value-type="float" office:value="90.0030828" table:style-name="ce1">
            <text:p>90.0030828</text:p>
          </table:table-cell>
          <table:table-cell office:value-type="float" office:value="63.5016033833333" table:style-name="ce1">
            <text:p>63.5016033833333</text:p>
          </table:table-cell>
          <table:table-cell office:value-type="float" office:value="63.499364855" table:style-name="ce1">
            <text:p>63.499364855</text:p>
          </table:table-cell>
          <table:table-cell office:value-type="float" office:value="29.0267741209549" table:style-name="ce1">
            <text:p>29.0267741209549</text:p>
          </table:table-cell>
          <table:table-cell office:value-type="float" office:value="6" table:style-name="ce1">
            <text:p>6</text:p>
          </table:table-cell>
          <table:table-cell office:value-type="float" office:value="56.54719844" table:style-name="ce1">
            <text:p>56.54719844</text:p>
          </table:table-cell>
          <table:table-cell office:value-type="float" office:value="90.00751472" table:style-name="ce1">
            <text:p>90.00751472</text:p>
          </table:table-cell>
          <table:table-cell office:value-type="float" office:value="81.5610737983333" table:style-name="ce1">
            <text:p>81.5610737983333</text:p>
          </table:table-cell>
          <table:table-cell office:value-type="float" office:value="84.27317897" table:style-name="ce1">
            <text:p>84.27317897</text:p>
          </table:table-cell>
          <table:table-cell office:value-type="float" office:value="12.5716913544455" table:style-name="ce1">
            <text:p>12.5716913544455</text:p>
          </table:table-cell>
          <table:table-cell office:value-type="float" office:value="6" table:style-name="ce1">
            <text:p>6</text:p>
          </table:table-cell>
          <table:table-cell office:value-type="float" office:value="56.55125977" table:style-name="ce1">
            <text:p>56.55125977</text:p>
          </table:table-cell>
          <table:table-cell office:value-type="float" office:value="142.9886268" table:style-name="ce1">
            <text:p>142.9886268</text:p>
          </table:table-cell>
          <table:table-cell office:value-type="float" office:value="83.8997152983333" table:style-name="ce1">
            <text:p>83.8997152983333</text:p>
          </table:table-cell>
          <table:table-cell office:value-type="float" office:value="78.659359345" table:style-name="ce1">
            <text:p>78.659359345</text:p>
          </table:table-cell>
          <table:table-cell office:value-type="float" office:value="31.8724939639734" table:style-name="ce1">
            <text:p>31.8724939639734</text:p>
          </table:table-cell>
          <table:table-cell office:value-type="float" office:value="6" table:style-name="ce1">
            <text:p>6</text:p>
          </table:table-cell>
          <table:table-cell office:value-type="float" office:value="47.34345062" table:style-name="ce1">
            <text:p>47.34345062</text:p>
          </table:table-cell>
          <table:table-cell office:value-type="float" office:value="72.77926151" table:style-name="ce1">
            <text:p>72.77926151</text:p>
          </table:table-cell>
          <table:table-cell office:value-type="float" office:value="60.7539453833333" table:style-name="ce1">
            <text:p>60.7539453833333</text:p>
          </table:table-cell>
          <table:table-cell office:value-type="float" office:value="62.2576746" table:style-name="ce1">
            <text:p>62.2576746</text:p>
          </table:table-cell>
          <table:table-cell office:value-type="float" office:value="9.85224845271564" table:style-name="ce1">
            <text:p>9.85224845271564</text:p>
          </table:table-cell>
          <table:table-cell office:value-type="float" office:value="6" table:style-name="ce1">
            <text:p>6</text:p>
          </table:table-cell>
          <table:table-cell office:value-type="float" office:value="0.001128927582" table:style-name="ce1">
            <text:p>0.001128927582</text:p>
          </table:table-cell>
          <table:table-cell office:value-type="float" office:value="0.001796345543" table:style-name="ce1">
            <text:p>0.001796345543</text:p>
          </table:table-cell>
          <table:table-cell office:value-type="float" office:value="0.00135283844966667" table:style-name="ce1">
            <text:p>0.00135283844966667</text:p>
          </table:table-cell>
          <table:table-cell office:value-type="float" office:value="0.0012393391765" table:style-name="ce1">
            <text:p>0.0012393391765</text:p>
          </table:table-cell>
          <table:table-cell office:value-type="float" office:value="0.000255991915027028" table:style-name="ce1">
            <text:p>0.000255991915027028</text:p>
          </table:table-cell>
          <table:table-cell office:value-type="float" office:value="6" table:style-name="ce1">
            <text:p>6</text:p>
          </table:table-cell>
          <table:table-cell office:value-type="float" office:value="0.01718885164" table:style-name="ce1">
            <text:p>0.01718885164</text:p>
          </table:table-cell>
          <table:table-cell office:value-type="float" office:value="0.01778691873" table:style-name="ce1">
            <text:p>0.01778691873</text:p>
          </table:table-cell>
          <table:table-cell office:value-type="float" office:value="0.0174813488716667" table:style-name="ce1">
            <text:p>0.0174813488716667</text:p>
          </table:table-cell>
          <table:table-cell office:value-type="float" office:value="0.017471582495" table:style-name="ce1">
            <text:p>0.017471582495</text:p>
          </table:table-cell>
          <table:table-cell office:value-type="float" office:value="0.000257262590870005" table:style-name="ce1">
            <text:p>0.000257262590870005</text:p>
          </table:table-cell>
          <table:table-cell office:value-type="float" office:value="6" table:style-name="ce1">
            <text:p>6</text:p>
          </table:table-cell>
          <table:table-cell office:value-type="float" office:value="1.787470208" table:style-name="ce1">
            <text:p>1.787470208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5.05265701666667" table:style-name="ce1">
            <text:p>5.05265701666667</text:p>
          </table:table-cell>
          <table:table-cell office:value-type="float" office:value="4.695853656" table:style-name="ce1">
            <text:p>4.695853656</text:p>
          </table:table-cell>
          <table:table-cell office:value-type="float" office:value="3.59514119213721" table:style-name="ce1">
            <text:p>3.59514119213721</text:p>
          </table:table-cell>
          <table:table-cell office:value-type="float" office:value="6" table:style-name="ce1">
            <text:p>6</text:p>
          </table:table-cell>
          <table:table-cell office:value-type="float" office:value="37.88584608" table:style-name="ce1">
            <text:p>37.88584608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56.59354971" table:style-name="ce1">
            <text:p>56.59354971</text:p>
          </table:table-cell>
          <table:table-cell office:value-type="float" office:value="51.96430467" table:style-name="ce1">
            <text:p>51.96430467</text:p>
          </table:table-cell>
          <table:table-cell office:value-type="float" office:value="16.5304830567884" table:style-name="ce1">
            <text:p>16.5304830567884</text:p>
          </table:table-cell>
          <table:table-cell office:value-type="float" office:value="6" table:style-name="ce1">
            <text:p>6</text:p>
          </table:table-cell>
          <table:table-cell office:value-type="float" office:value="0.1722547748" table:style-name="ce1">
            <text:p>0.1722547748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1.0929365502" table:style-name="ce1">
            <text:p>1.0929365502</text:p>
          </table:table-cell>
          <table:table-cell office:value-type="float" office:value="0.72617129575" table:style-name="ce1">
            <text:p>0.72617129575</text:p>
          </table:table-cell>
          <table:table-cell office:value-type="float" office:value="1.15138430387272" table:style-name="ce1">
            <text:p>1.15138430387272</text:p>
          </table:table-cell>
          <table:table-cell office:value-type="float" office:value="6" table:style-name="ce1">
            <text:p>6</text:p>
          </table:table-cell>
          <table:table-cell office:value-type="float" office:value="0.5164331512" table:style-name="ce1">
            <text:p>0.5164331512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2.5601960963" table:style-name="ce1">
            <text:p>2.5601960963</text:p>
          </table:table-cell>
          <table:table-cell office:value-type="float" office:value="2.25063712335" table:style-name="ce1">
            <text:p>2.25063712335</text:p>
          </table:table-cell>
          <table:table-cell office:value-type="float" office:value="2.21909106271202" table:style-name="ce1">
            <text:p>2.2190910627120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10-20%</text:p>
          </table:table-cell>
          <table:table-cell office:value-type="float" office:value="9" table:style-name="ce1">
            <text:p>9</text:p>
          </table:table-cell>
          <table:table-cell office:value-type="float" office:value="11.53262868" table:style-name="ce1">
            <text:p>11.53262868</text:p>
          </table:table-cell>
          <table:table-cell office:value-type="float" office:value="17.30399779" table:style-name="ce1">
            <text:p>17.30399779</text:p>
          </table:table-cell>
          <table:table-cell office:value-type="float" office:value="14.2014674855556" table:style-name="ce1">
            <text:p>14.2014674855556</text:p>
          </table:table-cell>
          <table:table-cell office:value-type="float" office:value="13.46694049" table:style-name="ce1">
            <text:p>13.46694049</text:p>
          </table:table-cell>
          <table:table-cell office:value-type="float" office:value="2.37605712198974" table:style-name="ce1">
            <text:p>2.37605712198974</text:p>
          </table:table-cell>
          <table:table-cell office:value-type="float" office:value="9" table:style-name="ce1">
            <text:p>9</text:p>
          </table:table-cell>
          <table:table-cell office:value-type="float" office:value="2.138343245" table:style-name="ce1">
            <text:p>2.138343245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5.79313829322222" table:style-name="ce1">
            <text:p>5.79313829322222</text:p>
          </table:table-cell>
          <table:table-cell office:value-type="float" office:value="7.291345911" table:style-name="ce1">
            <text:p>7.291345911</text:p>
          </table:table-cell>
          <table:table-cell office:value-type="float" office:value="2.71241260823037" table:style-name="ce1">
            <text:p>2.71241260823037</text:p>
          </table:table-cell>
          <table:table-cell office:value-type="float" office:value="9" table:style-name="ce1">
            <text:p>9</text:p>
          </table:table-cell>
          <table:table-cell office:value-type="float" office:value="-0.722214999" table:style-name="ce1">
            <text:p>-0.722214999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0.994860051066667" table:style-name="ce1">
            <text:p>0.994860051066667</text:p>
          </table:table-cell>
          <table:table-cell office:value-type="float" office:value="0.8135181382" table:style-name="ce1">
            <text:p>0.8135181382</text:p>
          </table:table-cell>
          <table:table-cell office:value-type="float" office:value="1.56856455441554" table:style-name="ce1">
            <text:p>1.56856455441554</text:p>
          </table:table-cell>
          <table:table-cell office:value-type="float" office:value="9" table:style-name="ce1">
            <text:p>9</text:p>
          </table:table-cell>
          <table:table-cell office:value-type="float" office:value="3.13368115" table:style-name="ce1">
            <text:p>3.13368115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9.26288971355556" table:style-name="ce1">
            <text:p>9.26288971355556</text:p>
          </table:table-cell>
          <table:table-cell office:value-type="float" office:value="4.132465723" table:style-name="ce1">
            <text:p>4.132465723</text:p>
          </table:table-cell>
          <table:table-cell office:value-type="float" office:value="8.45190094401046" table:style-name="ce1">
            <text:p>8.45190094401046</text:p>
          </table:table-cell>
          <table:table-cell office:value-type="float" office:value="9" table:style-name="ce1">
            <text:p>9</text:p>
          </table:table-cell>
          <table:table-cell office:value-type="float" office:value="15.829936" table:style-name="ce1">
            <text:p>15.829936</text:p>
          </table:table-cell>
          <table:table-cell office:value-type="float" office:value="22.04176" table:style-name="ce1">
            <text:p>22.04176</text:p>
          </table:table-cell>
          <table:table-cell office:value-type="float" office:value="18.5795307777778" table:style-name="ce1">
            <text:p>18.5795307777778</text:p>
          </table:table-cell>
          <table:table-cell office:value-type="float" office:value="17.44611" table:style-name="ce1">
            <text:p>17.44611</text:p>
          </table:table-cell>
          <table:table-cell office:value-type="float" office:value="2.62134588862705" table:style-name="ce1">
            <text:p>2.62134588862705</text:p>
          </table:table-cell>
          <table:table-cell office:value-type="float" office:value="9" table:style-name="ce1">
            <text:p>9</text:p>
          </table:table-cell>
          <table:table-cell office:value-type="float" office:value="4.905119" table:style-name="ce1">
            <text:p>4.905119</text:p>
          </table:table-cell>
          <table:table-cell office:value-type="float" office:value="33.6139" table:style-name="ce1">
            <text:p>33.6139</text:p>
          </table:table-cell>
          <table:table-cell office:value-type="float" office:value="19.0745896666667" table:style-name="ce1">
            <text:p>19.0745896666667</text:p>
          </table:table-cell>
          <table:table-cell office:value-type="float" office:value="19.03402" table:style-name="ce1">
            <text:p>19.03402</text:p>
          </table:table-cell>
          <table:table-cell office:value-type="float" office:value="12.3538631413614" table:style-name="ce1">
            <text:p>12.3538631413614</text:p>
          </table:table-cell>
          <table:table-cell office:value-type="float" office:value="9" table:style-name="ce1">
            <text:p>9</text:p>
          </table:table-cell>
          <table:table-cell office:value-type="float" office:value="20.735055" table:style-name="ce1">
            <text:p>20.735055</text:p>
          </table:table-cell>
          <table:table-cell office:value-type="float" office:value="51.03114" table:style-name="ce1">
            <text:p>51.03114</text:p>
          </table:table-cell>
          <table:table-cell office:value-type="float" office:value="37.6541204444444" table:style-name="ce1">
            <text:p>37.6541204444444</text:p>
          </table:table-cell>
          <table:table-cell office:value-type="float" office:value="41.03964" table:style-name="ce1">
            <text:p>41.03964</text:p>
          </table:table-cell>
          <table:table-cell office:value-type="float" office:value="13.0658627151348" table:style-name="ce1">
            <text:p>13.0658627151348</text:p>
          </table:table-cell>
          <table:table-cell office:value-type="float" office:value="9" table:style-name="ce1">
            <text:p>9</text:p>
          </table:table-cell>
          <table:table-cell office:value-type="float" office:value="1.406809332" table:style-name="ce1">
            <text:p>1.406809332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4.43578309922222" table:style-name="ce1">
            <text:p>4.43578309922222</text:p>
          </table:table-cell>
          <table:table-cell office:value-type="float" office:value="5.802569308" table:style-name="ce1">
            <text:p>5.802569308</text:p>
          </table:table-cell>
          <table:table-cell office:value-type="float" office:value="2.25588073277184" table:style-name="ce1">
            <text:p>2.25588073277184</text:p>
          </table:table-cell>
          <table:table-cell office:value-type="float" office:value="9" table:style-name="ce1">
            <text:p>9</text:p>
          </table:table-cell>
          <table:table-cell office:value-type="float" office:value="0.178916662" table:style-name="ce1">
            <text:p>0.178916662</text:p>
          </table:table-cell>
          <table:table-cell office:value-type="float" office:value="0.3189856041" table:style-name="ce1">
            <text:p>0.3189856041</text:p>
          </table:table-cell>
          <table:table-cell office:value-type="float" office:value="0.247321175433333" table:style-name="ce1">
            <text:p>0.247321175433333</text:p>
          </table:table-cell>
          <table:table-cell office:value-type="float" office:value="0.249343203" table:style-name="ce1">
            <text:p>0.249343203</text:p>
          </table:table-cell>
          <table:table-cell office:value-type="float" office:value="0.0577043026466696" table:style-name="ce1">
            <text:p>0.0577043026466696</text:p>
          </table:table-cell>
          <table:table-cell office:value-type="float" office:value="9" table:style-name="ce1">
            <text:p>9</text:p>
          </table:table-cell>
          <table:table-cell office:value-type="float" office:value="1.637558833" table:style-name="ce1">
            <text:p>1.637558833</text:p>
          </table:table-cell>
          <table:table-cell office:value-type="float" office:value="11.44755672" table:style-name="ce1">
            <text:p>11.44755672</text:p>
          </table:table-cell>
          <table:table-cell office:value-type="float" office:value="7.62098627633333" table:style-name="ce1">
            <text:p>7.62098627633333</text:p>
          </table:table-cell>
          <table:table-cell office:value-type="float" office:value="9.780486482" table:style-name="ce1">
            <text:p>9.780486482</text:p>
          </table:table-cell>
          <table:table-cell office:value-type="float" office:value="4.53385939586712" table:style-name="ce1">
            <text:p>4.53385939586712</text:p>
          </table:table-cell>
          <table:table-cell office:value-type="float" office:value="9" table:style-name="ce1">
            <text:p>9</text:p>
          </table:table-cell>
          <table:table-cell office:value-type="float" office:value="3.243297943" table:style-name="ce1">
            <text:p>3.243297943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10.4326551881111" table:style-name="ce1">
            <text:p>10.4326551881111</text:p>
          </table:table-cell>
          <table:table-cell office:value-type="float" office:value="8.835691013" table:style-name="ce1">
            <text:p>8.835691013</text:p>
          </table:table-cell>
          <table:table-cell office:value-type="float" office:value="6.97711471865331" table:style-name="ce1">
            <text:p>6.97711471865331</text:p>
          </table:table-cell>
          <table:table-cell office:value-type="float" office:value="9" table:style-name="ce1">
            <text:p>9</text:p>
          </table:table-cell>
          <table:table-cell office:value-type="float" office:value="15.29801428" table:style-name="ce1">
            <text:p>15.29801428</text:p>
          </table:table-cell>
          <table:table-cell office:value-type="float" office:value="91.81795286" table:style-name="ce1">
            <text:p>91.81795286</text:p>
          </table:table-cell>
          <table:table-cell office:value-type="float" office:value="57.6828436422222" table:style-name="ce1">
            <text:p>57.6828436422222</text:p>
          </table:table-cell>
          <table:table-cell office:value-type="float" office:value="66.14596499" table:style-name="ce1">
            <text:p>66.14596499</text:p>
          </table:table-cell>
          <table:table-cell office:value-type="float" office:value="33.5960881376862" table:style-name="ce1">
            <text:p>33.5960881376862</text:p>
          </table:table-cell>
          <table:table-cell office:value-type="float" office:value="3" table:style-name="ce1">
            <text:p>3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0.2661670872" table:style-name="ce1">
            <text:p>0.2661670872</text:p>
          </table:table-cell>
          <table:table-cell office:value-type="float" office:value="0.263127623466667" table:style-name="ce1">
            <text:p>0.263127623466667</text:p>
          </table:table-cell>
          <table:table-cell office:value-type="float" office:value="0.2627527225" table:style-name="ce1">
            <text:p>0.2627527225</text:p>
          </table:table-cell>
          <table:table-cell office:value-type="float" office:value="0.00287043422312394" table:style-name="ce1">
            <text:p>0.00287043422312394</text:p>
          </table:table-cell>
          <table:table-cell office:value-type="float" office:value="9" table:style-name="ce1">
            <text:p>9</text:p>
          </table:table-cell>
          <table:table-cell office:value-type="float" office:value="3.744904233" table:style-name="ce1">
            <text:p>3.744904233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79.6944760097778" table:style-name="ce1">
            <text:p>79.6944760097778</text:p>
          </table:table-cell>
          <table:table-cell office:value-type="float" office:value="58.5110445" table:style-name="ce1">
            <text:p>58.5110445</text:p>
          </table:table-cell>
          <table:table-cell office:value-type="float" office:value="76.5653610543569" table:style-name="ce1">
            <text:p>76.5653610543569</text:p>
          </table:table-cell>
          <table:table-cell office:value-type="float" office:value="9" table:style-name="ce1">
            <text:p>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78203117023333" table:style-name="ce1">
            <text:p>2.7820311702333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1.66221820019529" table:style-name="ce1">
            <text:p>1.66221820019529</text:p>
          </table:table-cell>
          <table:table-cell office:value-type="float" office:value="9" table:style-name="ce1">
            <text:p>9</text:p>
          </table:table-cell>
          <table:table-cell office:value-type="float" office:value="0.2516132152" table:style-name="ce1">
            <text:p>0.2516132152</text:p>
          </table:table-cell>
          <table:table-cell office:value-type="float" office:value="0.3841581387" table:style-name="ce1">
            <text:p>0.3841581387</text:p>
          </table:table-cell>
          <table:table-cell office:value-type="float" office:value="0.319233457888889" table:style-name="ce1">
            <text:p>0.319233457888889</text:p>
          </table:table-cell>
          <table:table-cell office:value-type="float" office:value="0.3302167833" table:style-name="ce1">
            <text:p>0.3302167833</text:p>
          </table:table-cell>
          <table:table-cell office:value-type="float" office:value="0.0518029510596463" table:style-name="ce1">
            <text:p>0.0518029510596463</text:p>
          </table:table-cell>
          <table:table-cell office:value-type="float" office:value="9" table:style-name="ce1">
            <text:p>9</text:p>
          </table:table-cell>
          <table:table-cell office:value-type="float" office:value="2.969515205" table:style-name="ce1">
            <text:p>2.969515205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4.01488029288889" table:style-name="ce1">
            <text:p>4.01488029288889</text:p>
          </table:table-cell>
          <table:table-cell office:value-type="float" office:value="4.018479144" table:style-name="ce1">
            <text:p>4.018479144</text:p>
          </table:table-cell>
          <table:table-cell office:value-type="float" office:value="0.838953273688521" table:style-name="ce1">
            <text:p>0.838953273688521</text:p>
          </table:table-cell>
          <table:table-cell office:value-type="float" office:value="9" table:style-name="ce1">
            <text:p>9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0.288388971333333" table:style-name="ce1">
            <text:p>0.288388971333333</text:p>
          </table:table-cell>
          <table:table-cell office:value-type="float" office:value="0.2311004362" table:style-name="ce1">
            <text:p>0.2311004362</text:p>
          </table:table-cell>
          <table:table-cell office:value-type="float" office:value="0.0954789429880706" table:style-name="ce1">
            <text:p>0.0954789429880706</text:p>
          </table:table-cell>
          <table:table-cell office:value-type="float" office:value="9" table:style-name="ce1">
            <text:p>9</text:p>
          </table:table-cell>
          <table:table-cell office:value-type="float" office:value="1.848792465" table:style-name="ce1">
            <text:p>1.848792465</text:p>
          </table:table-cell>
          <table:table-cell office:value-type="float" office:value="11.86154823" table:style-name="ce1">
            <text:p>11.86154823</text:p>
          </table:table-cell>
          <table:table-cell office:value-type="float" office:value="7.90937457622222" table:style-name="ce1">
            <text:p>7.90937457622222</text:p>
          </table:table-cell>
          <table:table-cell office:value-type="float" office:value="10.0115864" table:style-name="ce1">
            <text:p>10.0115864</text:p>
          </table:table-cell>
          <table:table-cell office:value-type="float" office:value="4.59842991506646" table:style-name="ce1">
            <text:p>4.59842991506646</text:p>
          </table:table-cell>
          <table:table-cell office:value-type="float" office:value="9" table:style-name="ce1">
            <text:p>9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0.288388971333333" table:style-name="ce1">
            <text:p>0.288388971333333</text:p>
          </table:table-cell>
          <table:table-cell office:value-type="float" office:value="0.2311004362" table:style-name="ce1">
            <text:p>0.2311004362</text:p>
          </table:table-cell>
          <table:table-cell office:value-type="float" office:value="0.0954789429880706" table:style-name="ce1">
            <text:p>0.0954789429880706</text:p>
          </table:table-cell>
          <table:table-cell office:value-type="float" office:value="9" table:style-name="ce1">
            <text:p>9</text:p>
          </table:table-cell>
          <table:table-cell office:value-type="float" office:value="1.534756362" table:style-name="ce1">
            <text:p>1.534756362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4.63492019233333" table:style-name="ce1">
            <text:p>4.63492019233333</text:p>
          </table:table-cell>
          <table:table-cell office:value-type="float" office:value="5.876793133" table:style-name="ce1">
            <text:p>5.876793133</text:p>
          </table:table-cell>
          <table:table-cell office:value-type="float" office:value="2.31238791358154" table:style-name="ce1">
            <text:p>2.31238791358154</text:p>
          </table:table-cell>
          <table:table-cell office:value-type="float" office:value="9" table:style-name="ce1">
            <text:p>9</text:p>
          </table:table-cell>
          <table:table-cell office:value-type="float" office:value="1.675560638" table:style-name="ce1">
            <text:p>1.675560638</text:p>
          </table:table-cell>
          <table:table-cell office:value-type="float" office:value="11.36513687" table:style-name="ce1">
            <text:p>11.36513687</text:p>
          </table:table-cell>
          <table:table-cell office:value-type="float" office:value="7.28071136266667" table:style-name="ce1">
            <text:p>7.28071136266667</text:p>
          </table:table-cell>
          <table:table-cell office:value-type="float" office:value="8.795537819" table:style-name="ce1">
            <text:p>8.795537819</text:p>
          </table:table-cell>
          <table:table-cell office:value-type="float" office:value="4.33099217154534" table:style-name="ce1">
            <text:p>4.33099217154534</text:p>
          </table:table-cell>
          <table:table-cell office:value-type="float" office:value="9" table:style-name="ce1">
            <text:p>9</text:p>
          </table:table-cell>
          <table:table-cell office:value-type="float" office:value="0.1720461334" table:style-name="ce1">
            <text:p>0.1720461334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0.628663212955556" table:style-name="ce1">
            <text:p>0.628663212955556</text:p>
          </table:table-cell>
          <table:table-cell office:value-type="float" office:value="0.4964113607" table:style-name="ce1">
            <text:p>0.4964113607</text:p>
          </table:table-cell>
          <table:table-cell office:value-type="float" office:value="0.462724349031241" table:style-name="ce1">
            <text:p>0.462724349031241</text:p>
          </table:table-cell>
          <table:table-cell office:value-type="float" office:value="9" table:style-name="ce1">
            <text:p>9</text:p>
          </table:table-cell>
          <table:table-cell office:value-type="float" office:value="3.56045" table:style-name="ce1">
            <text:p>3.56045</text:p>
          </table:table-cell>
          <table:table-cell office:value-type="float" office:value="47.53151" table:style-name="ce1">
            <text:p>47.53151</text:p>
          </table:table-cell>
          <table:table-cell office:value-type="float" office:value="30.028208163" table:style-name="ce1">
            <text:p>30.028208163</text:p>
          </table:table-cell>
          <table:table-cell office:value-type="float" office:value="39.054195" table:style-name="ce1">
            <text:p>39.054195</text:p>
          </table:table-cell>
          <table:table-cell office:value-type="float" office:value="20.0904718271307" table:style-name="ce1">
            <text:p>20.0904718271307</text:p>
          </table:table-cell>
          <table:table-cell office:value-type="float" office:value="9" table:style-name="ce1">
            <text:p>9</text:p>
          </table:table-cell>
          <table:table-cell office:value-type="float" office:value="0.9463035555" table:style-name="ce1">
            <text:p>0.9463035555</text:p>
          </table:table-cell>
          <table:table-cell office:value-type="float" office:value="18.82234901" table:style-name="ce1">
            <text:p>18.82234901</text:p>
          </table:table-cell>
          <table:table-cell office:value-type="float" office:value="12.1256778870778" table:style-name="ce1">
            <text:p>12.1256778870778</text:p>
          </table:table-cell>
          <table:table-cell office:value-type="float" office:value="16.92468902" table:style-name="ce1">
            <text:p>16.92468902</text:p>
          </table:table-cell>
          <table:table-cell office:value-type="float" office:value="8.40267566790114" table:style-name="ce1">
            <text:p>8.40267566790114</text:p>
          </table:table-cell>
          <table:table-cell office:value-type="float" office:value="9" table:style-name="ce1">
            <text:p>9</text:p>
          </table:table-cell>
          <table:table-cell office:value-type="float" office:value="1318.768123" table:style-name="ce1">
            <text:p>1318.768123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1830.33119911111" table:style-name="ce1">
            <text:p>1830.33119911111</text:p>
          </table:table-cell>
          <table:table-cell office:value-type="float" office:value="1442.744911" table:style-name="ce1">
            <text:p>1442.744911</text:p>
          </table:table-cell>
          <table:table-cell office:value-type="float" office:value="666.770577691515" table:style-name="ce1">
            <text:p>666.770577691515</text:p>
          </table:table-cell>
          <table:table-cell office:value-type="float" office:value="9" table:style-name="ce1">
            <text:p>9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143.0151507" table:style-name="ce1">
            <text:p>143.0151507</text:p>
          </table:table-cell>
          <table:table-cell office:value-type="float" office:value="77.6793638476733" table:style-name="ce1">
            <text:p>77.6793638476733</text:p>
          </table:table-cell>
          <table:table-cell office:value-type="float" office:value="90.00131652" table:style-name="ce1">
            <text:p>90.00131652</text:p>
          </table:table-cell>
          <table:table-cell office:value-type="float" office:value="62.6037655599085" table:style-name="ce1">
            <text:p>62.6037655599085</text:p>
          </table:table-cell>
          <table:table-cell office:value-type="float" office:value="9" table:style-name="ce1">
            <text:p>9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37.02791552" table:style-name="ce1">
            <text:p>37.02791552</text:p>
          </table:table-cell>
          <table:table-cell office:value-type="float" office:value="24.6784019368117" table:style-name="ce1">
            <text:p>24.6784019368117</text:p>
          </table:table-cell>
          <table:table-cell office:value-type="float" office:value="37.00582904" table:style-name="ce1">
            <text:p>37.00582904</text:p>
          </table:table-cell>
          <table:table-cell office:value-type="float" office:value="18.5023033523004" table:style-name="ce1">
            <text:p>18.5023033523004</text:p>
          </table:table-cell>
          <table:table-cell office:value-type="float" office:value="9" table:style-name="ce1">
            <text:p>9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142.9949404" table:style-name="ce1">
            <text:p>142.9949404</text:p>
          </table:table-cell>
          <table:table-cell office:value-type="float" office:value="59.8134388144444" table:style-name="ce1">
            <text:p>59.8134388144444</text:p>
          </table:table-cell>
          <table:table-cell office:value-type="float" office:value="56.51804076" table:style-name="ce1">
            <text:p>56.51804076</text:p>
          </table:table-cell>
          <table:table-cell office:value-type="float" office:value="49.9878550036027" table:style-name="ce1">
            <text:p>49.9878550036027</text:p>
          </table:table-cell>
          <table:table-cell office:value-type="float" office:value="9" table:style-name="ce1">
            <text:p>9</text:p>
          </table:table-cell>
          <table:table-cell office:value-type="float" office:value="9.799016045" table:style-name="ce1">
            <text:p>9.799016045</text:p>
          </table:table-cell>
          <table:table-cell office:value-type="float" office:value="64.20231307" table:style-name="ce1">
            <text:p>64.20231307</text:p>
          </table:table-cell>
          <table:table-cell office:value-type="float" office:value="31.368182804" table:style-name="ce1">
            <text:p>31.368182804</text:p>
          </table:table-cell>
          <table:table-cell office:value-type="float" office:value="20.95764058" table:style-name="ce1">
            <text:p>20.95764058</text:p>
          </table:table-cell>
          <table:table-cell office:value-type="float" office:value="24.4696649812814" table:style-name="ce1">
            <text:p>24.4696649812814</text:p>
          </table:table-cell>
          <table:table-cell office:value-type="float" office:value="9" table:style-name="ce1">
            <text:p>9</text:p>
          </table:table-cell>
          <table:table-cell office:value-type="float" office:value="0.00211375009" table:style-name="ce1">
            <text:p>0.00211375009</text:p>
          </table:table-cell>
          <table:table-cell office:value-type="float" office:value="0.003465574812" table:style-name="ce1">
            <text:p>0.003465574812</text:p>
          </table:table-cell>
          <table:table-cell office:value-type="float" office:value="0.002822335182" table:style-name="ce1">
            <text:p>0.002822335182</text:p>
          </table:table-cell>
          <table:table-cell office:value-type="float" office:value="0.002994685933" table:style-name="ce1">
            <text:p>0.002994685933</text:p>
          </table:table-cell>
          <table:table-cell office:value-type="float" office:value="0.000559399116389121" table:style-name="ce1">
            <text:p>0.000559399116389121</text:p>
          </table:table-cell>
          <table:table-cell office:value-type="float" office:value="9" table:style-name="ce1">
            <text:p>9</text:p>
          </table:table-cell>
          <table:table-cell office:value-type="float" office:value="0.01632353201" table:style-name="ce1">
            <text:p>0.01632353201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0.0177636804266667" table:style-name="ce1">
            <text:p>0.0177636804266667</text:p>
          </table:table-cell>
          <table:table-cell office:value-type="float" office:value="0.01803860339" table:style-name="ce1">
            <text:p>0.01803860339</text:p>
          </table:table-cell>
          <table:table-cell office:value-type="float" office:value="0.00110372942580172" table:style-name="ce1">
            <text:p>0.00110372942580172</text:p>
          </table:table-cell>
          <table:table-cell office:value-type="float" office:value="9" table:style-name="ce1">
            <text:p>9</text:p>
          </table:table-cell>
          <table:table-cell office:value-type="float" office:value="4.300021776" table:style-name="ce1">
            <text:p>4.300021776</text:p>
          </table:table-cell>
          <table:table-cell office:value-type="float" office:value="9.392765757" table:style-name="ce1">
            <text:p>9.392765757</text:p>
          </table:table-cell>
          <table:table-cell office:value-type="float" office:value="6.85720608955556" table:style-name="ce1">
            <text:p>6.85720608955556</text:p>
          </table:table-cell>
          <table:table-cell office:value-type="float" office:value="6.88219875" table:style-name="ce1">
            <text:p>6.88219875</text:p>
          </table:table-cell>
          <table:table-cell office:value-type="float" office:value="2.1335184627351" table:style-name="ce1">
            <text:p>2.1335184627351</text:p>
          </table:table-cell>
          <table:table-cell office:value-type="float" office:value="9" table:style-name="ce1">
            <text:p>9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0.9481170518889" table:style-name="ce1">
            <text:p>10.9481170518889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2.75149089459205" table:style-name="ce1">
            <text:p>2.75149089459205</text:p>
          </table:table-cell>
          <table:table-cell office:value-type="float" office:value="9" table:style-name="ce1">
            <text:p>9</text:p>
          </table:table-cell>
          <table:table-cell office:value-type="float" office:value="0.2647109718" table:style-name="ce1">
            <text:p>0.2647109718</text:p>
          </table:table-cell>
          <table:table-cell office:value-type="float" office:value="1.079764953" table:style-name="ce1">
            <text:p>1.079764953</text:p>
          </table:table-cell>
          <table:table-cell office:value-type="float" office:value="0.540666768133333" table:style-name="ce1">
            <text:p>0.540666768133333</text:p>
          </table:table-cell>
          <table:table-cell office:value-type="float" office:value="0.363790019" table:style-name="ce1">
            <text:p>0.363790019</text:p>
          </table:table-cell>
          <table:table-cell office:value-type="float" office:value="0.339851455509978" table:style-name="ce1">
            <text:p>0.339851455509978</text:p>
          </table:table-cell>
          <table:table-cell office:value-type="float" office:value="9" table:style-name="ce1">
            <text:p>9</text:p>
          </table:table-cell>
          <table:table-cell office:value-type="float" office:value="0.3504631823" table:style-name="ce1">
            <text:p>0.3504631823</text:p>
          </table:table-cell>
          <table:table-cell office:value-type="float" office:value="1.698557314" table:style-name="ce1">
            <text:p>1.698557314</text:p>
          </table:table-cell>
          <table:table-cell office:value-type="float" office:value="0.797014468088889" table:style-name="ce1">
            <text:p>0.797014468088889</text:p>
          </table:table-cell>
          <table:table-cell office:value-type="float" office:value="0.4620557855" table:style-name="ce1">
            <text:p>0.4620557855</text:p>
          </table:table-cell>
          <table:table-cell office:value-type="float" office:value="0.586484228036988" table:style-name="ce1">
            <text:p>0.58648422803698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≥20%</text:p>
          </table:table-cell>
          <table:table-cell office:value-type="float" office:value="3" table:style-name="ce1">
            <text:p>3</text:p>
          </table:table-cell>
          <table:table-cell office:value-type="float" office:value="23.11121324" table:style-name="ce1">
            <text:p>23.11121324</text:p>
          </table:table-cell>
          <table:table-cell office:value-type="float" office:value="23.24979894" table:style-name="ce1">
            <text:p>23.24979894</text:p>
          </table:table-cell>
          <table:table-cell office:value-type="float" office:value="23.18467084" table:style-name="ce1">
            <text:p>23.18467084</text:p>
          </table:table-cell>
          <table:table-cell office:value-type="float" office:value="23.19300034" table:style-name="ce1">
            <text:p>23.19300034</text:p>
          </table:table-cell>
          <table:table-cell office:value-type="float" office:value="0.0696673129150968" table:style-name="ce1">
            <text:p>0.0696673129150968</text:p>
          </table:table-cell>
          <table:table-cell office:value-type="float" office:value="3" table:style-name="ce1">
            <text:p>3</text:p>
          </table:table-cell>
          <table:table-cell office:value-type="float" office:value="4.151320134" table:style-name="ce1">
            <text:p>4.151320134</text:p>
          </table:table-cell>
          <table:table-cell office:value-type="float" office:value="4.156065202" table:style-name="ce1">
            <text:p>4.156065202</text:p>
          </table:table-cell>
          <table:table-cell office:value-type="float" office:value="4.15410362533333" table:style-name="ce1">
            <text:p>4.15410362533333</text:p>
          </table:table-cell>
          <table:table-cell office:value-type="float" office:value="4.15492554" table:style-name="ce1">
            <text:p>4.15492554</text:p>
          </table:table-cell>
          <table:table-cell office:value-type="float" office:value="0.00247700936022002" table:style-name="ce1">
            <text:p>0.00247700936022002</text:p>
          </table:table-cell>
          <table:table-cell office:value-type="float" office:value="3" table:style-name="ce1">
            <text:p>3</text:p>
          </table:table-cell>
          <table:table-cell office:value-type="float" office:value="0.07862128448" table:style-name="ce1">
            <text:p>0.07862128448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0.0880385390633333" table:style-name="ce1">
            <text:p>0.0880385390633333</text:p>
          </table:table-cell>
          <table:table-cell office:value-type="float" office:value="0.08953331126" table:style-name="ce1">
            <text:p>0.08953331126</text:p>
          </table:table-cell>
          <table:table-cell office:value-type="float" office:value="0.00876597841014578" table:style-name="ce1">
            <text:p>0.00876597841014578</text:p>
          </table:table-cell>
          <table:table-cell office:value-type="float" office:value="3" table:style-name="ce1">
            <text:p>3</text:p>
          </table:table-cell>
          <table:table-cell office:value-type="float" office:value="3.368310572" table:style-name="ce1">
            <text:p>3.368310572</text:p>
          </table:table-cell>
          <table:table-cell office:value-type="float" office:value="3.385310554" table:style-name="ce1">
            <text:p>3.385310554</text:p>
          </table:table-cell>
          <table:table-cell office:value-type="float" office:value="3.37526266633333" table:style-name="ce1">
            <text:p>3.37526266633333</text:p>
          </table:table-cell>
          <table:table-cell office:value-type="float" office:value="3.372166873" table:style-name="ce1">
            <text:p>3.372166873</text:p>
          </table:table-cell>
          <table:table-cell office:value-type="float" office:value="0.0089127885239198" table:style-name="ce1">
            <text:p>0.0089127885239198</text:p>
          </table:table-cell>
          <table:table-cell office:value-type="float" office:value="3" table:style-name="ce1">
            <text:p>3</text:p>
          </table:table-cell>
          <table:table-cell office:value-type="float" office:value="13.25175" table:style-name="ce1">
            <text:p>13.25175</text:p>
          </table:table-cell>
          <table:table-cell office:value-type="float" office:value="13.34997" table:style-name="ce1">
            <text:p>13.34997</text:p>
          </table:table-cell>
          <table:table-cell office:value-type="float" office:value="13.2848466666667" table:style-name="ce1">
            <text:p>13.2848466666667</text:p>
          </table:table-cell>
          <table:table-cell office:value-type="float" office:value="13.25282" table:style-name="ce1">
            <text:p>13.25282</text:p>
          </table:table-cell>
          <table:table-cell office:value-type="float" office:value="0.0564009985136204" table:style-name="ce1">
            <text:p>0.0564009985136204</text:p>
          </table:table-cell>
          <table:table-cell office:value-type="float" office:value="3" table:style-name="ce1">
            <text:p>3</text:p>
          </table:table-cell>
          <table:table-cell office:value-type="float" office:value="12.0453" table:style-name="ce1">
            <text:p>12.0453</text:p>
          </table:table-cell>
          <table:table-cell office:value-type="float" office:value="12.09389" table:style-name="ce1">
            <text:p>12.09389</text:p>
          </table:table-cell>
          <table:table-cell office:value-type="float" office:value="12.0744833333333" table:style-name="ce1">
            <text:p>12.0744833333333</text:p>
          </table:table-cell>
          <table:table-cell office:value-type="float" office:value="12.08426" table:style-name="ce1">
            <text:p>12.08426</text:p>
          </table:table-cell>
          <table:table-cell office:value-type="float" office:value="0.0257280864685534" table:style-name="ce1">
            <text:p>0.0257280864685534</text:p>
          </table:table-cell>
          <table:table-cell office:value-type="float" office:value="3" table:style-name="ce1">
            <text:p>3</text:p>
          </table:table-cell>
          <table:table-cell office:value-type="float" office:value="25.29705" table:style-name="ce1">
            <text:p>25.29705</text:p>
          </table:table-cell>
          <table:table-cell office:value-type="float" office:value="25.44386" table:style-name="ce1">
            <text:p>25.44386</text:p>
          </table:table-cell>
          <table:table-cell office:value-type="float" office:value="25.35933" table:style-name="ce1">
            <text:p>25.35933</text:p>
          </table:table-cell>
          <table:table-cell office:value-type="float" office:value="25.33708" table:style-name="ce1">
            <text:p>25.33708</text:p>
          </table:table-cell>
          <table:table-cell office:value-type="float" office:value="0.075891968613287" table:style-name="ce1">
            <text:p>0.075891968613287</text:p>
          </table:table-cell>
          <table:table-cell office:value-type="float" office:value="3" table:style-name="ce1">
            <text:p>3</text:p>
          </table:table-cell>
          <table:table-cell office:value-type="float" office:value="3.205475208" table:style-name="ce1">
            <text:p>3.205475208</text:p>
          </table:table-cell>
          <table:table-cell office:value-type="float" office:value="3.21122201" table:style-name="ce1">
            <text:p>3.21122201</text:p>
          </table:table-cell>
          <table:table-cell office:value-type="float" office:value="3.20762600233333" table:style-name="ce1">
            <text:p>3.20762600233333</text:p>
          </table:table-cell>
          <table:table-cell office:value-type="float" office:value="3.206180789" table:style-name="ce1">
            <text:p>3.206180789</text:p>
          </table:table-cell>
          <table:table-cell office:value-type="float" office:value="0.00313415291441481" table:style-name="ce1">
            <text:p>0.00313415291441481</text:p>
          </table:table-cell>
          <table:table-cell office:value-type="float" office:value="3" table:style-name="ce1">
            <text:p>3</text:p>
          </table:table-cell>
          <table:table-cell office:value-type="float" office:value="0.2477750981" table:style-name="ce1">
            <text:p>0.2477750981</text:p>
          </table:table-cell>
          <table:table-cell office:value-type="float" office:value="0.272055691" table:style-name="ce1">
            <text:p>0.272055691</text:p>
          </table:table-cell>
          <table:table-cell office:value-type="float" office:value="0.262115890266667" table:style-name="ce1">
            <text:p>0.262115890266667</text:p>
          </table:table-cell>
          <table:table-cell office:value-type="float" office:value="0.2665168817" table:style-name="ce1">
            <text:p>0.2665168817</text:p>
          </table:table-cell>
          <table:table-cell office:value-type="float" office:value="0.0127245173618133" table:style-name="ce1">
            <text:p>0.0127245173618133</text:p>
          </table:table-cell>
          <table:table-cell office:value-type="float" office:value="3" table:style-name="ce1">
            <text:p>3</text:p>
          </table:table-cell>
          <table:table-cell office:value-type="float" office:value="5.165735915" table:style-name="ce1">
            <text:p>5.165735915</text:p>
          </table:table-cell>
          <table:table-cell office:value-type="float" office:value="5.180450602" table:style-name="ce1">
            <text:p>5.180450602</text:p>
          </table:table-cell>
          <table:table-cell office:value-type="float" office:value="5.17486498966667" table:style-name="ce1">
            <text:p>5.17486498966667</text:p>
          </table:table-cell>
          <table:table-cell office:value-type="float" office:value="5.178408452" table:style-name="ce1">
            <text:p>5.178408452</text:p>
          </table:table-cell>
          <table:table-cell office:value-type="float" office:value="0.00797167468966248" table:style-name="ce1">
            <text:p>0.00797167468966248</text:p>
          </table:table-cell>
          <table:table-cell office:value-type="float" office:value="3" table:style-name="ce1">
            <text:p>3</text:p>
          </table:table-cell>
          <table:table-cell office:value-type="float" office:value="8.700284256" table:style-name="ce1">
            <text:p>8.700284256</text:p>
          </table:table-cell>
          <table:table-cell office:value-type="float" office:value="8.76855092" table:style-name="ce1">
            <text:p>8.76855092</text:p>
          </table:table-cell>
          <table:table-cell office:value-type="float" office:value="8.728026137" table:style-name="ce1">
            <text:p>8.728026137</text:p>
          </table:table-cell>
          <table:table-cell office:value-type="float" office:value="8.715243235" table:style-name="ce1">
            <text:p>8.715243235</text:p>
          </table:table-cell>
          <table:table-cell office:value-type="float" office:value="0.0358836493556381" table:style-name="ce1">
            <text:p>0.0358836493556381</text:p>
          </table:table-cell>
          <table:table-cell office:value-type="float" office:value="3" table:style-name="ce1">
            <text:p>3</text:p>
          </table:table-cell>
          <table:table-cell office:value-type="float" office:value="103.8043847" table:style-name="ce1">
            <text:p>103.8043847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104.034205333333" table:style-name="ce1">
            <text:p>104.034205333333</text:p>
          </table:table-cell>
          <table:table-cell office:value-type="float" office:value="103.9997119" table:style-name="ce1">
            <text:p>103.9997119</text:p>
          </table:table-cell>
          <table:table-cell office:value-type="float" office:value="0.248866677446709" table:style-name="ce1">
            <text:p>0.248866677446709</text:p>
          </table:table-cell>
          <table:table-cell office:value-type="float" office:value="3" table:style-name="ce1">
            <text:p>3</text:p>
          </table:table-cell>
          <table:table-cell office:value-type="float" office:value="0.6688977524" table:style-name="ce1">
            <text:p>0.6688977524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0.6695120643" table:style-name="ce1">
            <text:p>0.6695120643</text:p>
          </table:table-cell>
          <table:table-cell office:value-type="float" office:value="0.6698105895" table:style-name="ce1">
            <text:p>0.6698105895</text:p>
          </table:table-cell>
          <table:table-cell office:value-type="float" office:value="0.000532079714616851" table:style-name="ce1">
            <text:p>0.000532079714616851</text:p>
          </table:table-cell>
          <table:table-cell office:value-type="float" office:value="3" table:style-name="ce1">
            <text:p>3</text:p>
          </table:table-cell>
          <table:table-cell office:value-type="float" office:value="84.75681039" table:style-name="ce1">
            <text:p>84.75681039</text:p>
          </table:table-cell>
          <table:table-cell office:value-type="float" office:value="84.99555071" table:style-name="ce1">
            <text:p>84.99555071</text:p>
          </table:table-cell>
          <table:table-cell office:value-type="float" office:value="84.8374325366667" table:style-name="ce1">
            <text:p>84.8374325366667</text:p>
          </table:table-cell>
          <table:table-cell office:value-type="float" office:value="84.75993651" table:style-name="ce1">
            <text:p>84.75993651</text:p>
          </table:table-cell>
          <table:table-cell office:value-type="float" office:value="0.136943275520438" table:style-name="ce1">
            <text:p>0.136943275520438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825511224" table:style-name="ce1">
            <text:p>0.2825511224</text:p>
          </table:table-cell>
          <table:table-cell office:value-type="float" office:value="0.2828066798" table:style-name="ce1">
            <text:p>0.2828066798</text:p>
          </table:table-cell>
          <table:table-cell office:value-type="float" office:value="0.282717313133333" table:style-name="ce1">
            <text:p>0.282717313133333</text:p>
          </table:table-cell>
          <table:table-cell office:value-type="float" office:value="0.2827941372" table:style-name="ce1">
            <text:p>0.2827941372</text:p>
          </table:table-cell>
          <table:table-cell office:value-type="float" office:value="0.000144061962669168" table:style-name="ce1">
            <text:p>0.000144061962669168</text:p>
          </table:table-cell>
          <table:table-cell office:value-type="float" office:value="3" table:style-name="ce1">
            <text:p>3</text:p>
          </table:table-cell>
          <table:table-cell office:value-type="float" office:value="3.760748152" table:style-name="ce1">
            <text:p>3.760748152</text:p>
          </table:table-cell>
          <table:table-cell office:value-type="float" office:value="3.770827458" table:style-name="ce1">
            <text:p>3.770827458</text:p>
          </table:table-cell>
          <table:table-cell office:value-type="float" office:value="3.76705952733333" table:style-name="ce1">
            <text:p>3.76705952733333</text:p>
          </table:table-cell>
          <table:table-cell office:value-type="float" office:value="3.769602972" table:style-name="ce1">
            <text:p>3.769602972</text:p>
          </table:table-cell>
          <table:table-cell office:value-type="float" office:value="0.00549999413087904" table:style-name="ce1">
            <text:p>0.00549999413087904</text:p>
          </table:table-cell>
          <table:table-cell office:value-type="float" office:value="3" table:style-name="ce1">
            <text:p>3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249853138866667" table:style-name="ce1">
            <text:p>0.24985313886666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00732510941731989" table:style-name="ce1">
            <text:p>0.000732510941731989</text:p>
          </table:table-cell>
          <table:table-cell office:value-type="float" office:value="3" table:style-name="ce1">
            <text:p>3</text:p>
          </table:table-cell>
          <table:table-cell office:value-type="float" office:value="5.415414237" table:style-name="ce1">
            <text:p>5.415414237</text:p>
          </table:table-cell>
          <table:table-cell office:value-type="float" office:value="5.429674246" table:style-name="ce1">
            <text:p>5.429674246</text:p>
          </table:table-cell>
          <table:table-cell office:value-type="float" office:value="5.42471918633333" table:style-name="ce1">
            <text:p>5.42471918633333</text:p>
          </table:table-cell>
          <table:table-cell office:value-type="float" office:value="5.429069076" table:style-name="ce1">
            <text:p>5.429069076</text:p>
          </table:table-cell>
          <table:table-cell office:value-type="float" office:value="0.00806400144184947" table:style-name="ce1">
            <text:p>0.00806400144184947</text:p>
          </table:table-cell>
          <table:table-cell office:value-type="float" office:value="3" table:style-name="ce1">
            <text:p>3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249853138866667" table:style-name="ce1">
            <text:p>0.24985313886666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00732510941731989" table:style-name="ce1">
            <text:p>0.000732510941731989</text:p>
          </table:table-cell>
          <table:table-cell office:value-type="float" office:value="3" table:style-name="ce1">
            <text:p>3</text:p>
          </table:table-cell>
          <table:table-cell office:value-type="float" office:value="3.504600601" table:style-name="ce1">
            <text:p>3.504600601</text:p>
          </table:table-cell>
          <table:table-cell office:value-type="float" office:value="3.506463768" table:style-name="ce1">
            <text:p>3.506463768</text:p>
          </table:table-cell>
          <table:table-cell office:value-type="float" office:value="3.50554205766667" table:style-name="ce1">
            <text:p>3.50554205766667</text:p>
          </table:table-cell>
          <table:table-cell office:value-type="float" office:value="3.505561804" table:style-name="ce1">
            <text:p>3.505561804</text:p>
          </table:table-cell>
          <table:table-cell office:value-type="float" office:value="0.000931740444400982" table:style-name="ce1">
            <text:p>0.000931740444400982</text:p>
          </table:table-cell>
          <table:table-cell office:value-type="float" office:value="3" table:style-name="ce1">
            <text:p>3</text:p>
          </table:table-cell>
          <table:table-cell office:value-type="float" office:value="4.917986232" table:style-name="ce1">
            <text:p>4.917986232</text:p>
          </table:table-cell>
          <table:table-cell office:value-type="float" office:value="4.936738196" table:style-name="ce1">
            <text:p>4.936738196</text:p>
          </table:table-cell>
          <table:table-cell office:value-type="float" office:value="4.930094609" table:style-name="ce1">
            <text:p>4.930094609</text:p>
          </table:table-cell>
          <table:table-cell office:value-type="float" office:value="4.935559399" table:style-name="ce1">
            <text:p>4.935559399</text:p>
          </table:table-cell>
          <table:table-cell office:value-type="float" office:value="0.0105027132576494" table:style-name="ce1">
            <text:p>0.0105027132576494</text:p>
          </table:table-cell>
          <table:table-cell office:value-type="float" office:value="3" table:style-name="ce1">
            <text:p>3</text:p>
          </table:table-cell>
          <table:table-cell office:value-type="float" office:value="0.4923308797" table:style-name="ce1">
            <text:p>0.4923308797</text:p>
          </table:table-cell>
          <table:table-cell office:value-type="float" office:value="0.4974280048" table:style-name="ce1">
            <text:p>0.4974280048</text:p>
          </table:table-cell>
          <table:table-cell office:value-type="float" office:value="0.494624577233333" table:style-name="ce1">
            <text:p>0.494624577233333</text:p>
          </table:table-cell>
          <table:table-cell office:value-type="float" office:value="0.4941148472" table:style-name="ce1">
            <text:p>0.4941148472</text:p>
          </table:table-cell>
          <table:table-cell office:value-type="float" office:value="0.00258651108666172" table:style-name="ce1">
            <text:p>0.00258651108666172</text:p>
          </table:table-cell>
          <table:table-cell office:value-type="float" office:value="3" table:style-name="ce1">
            <text:p>3</text:p>
          </table:table-cell>
          <table:table-cell office:value-type="float" office:value="25.71173222" table:style-name="ce1">
            <text:p>25.71173222</text:p>
          </table:table-cell>
          <table:table-cell office:value-type="float" office:value="26.17369" table:style-name="ce1">
            <text:p>26.17369</text:p>
          </table:table-cell>
          <table:table-cell office:value-type="float" office:value="25.9683190733333" table:style-name="ce1">
            <text:p>25.9683190733333</text:p>
          </table:table-cell>
          <table:table-cell office:value-type="float" office:value="26.019535" table:style-name="ce1">
            <text:p>26.019535</text:p>
          </table:table-cell>
          <table:table-cell office:value-type="float" office:value="0.235198960422611" table:style-name="ce1">
            <text:p>0.235198960422611</text:p>
          </table:table-cell>
          <table:table-cell office:value-type="float" office:value="3" table:style-name="ce1">
            <text:p>3</text:p>
          </table:table-cell>
          <table:table-cell office:value-type="float" office:value="11.95183855" table:style-name="ce1">
            <text:p>11.95183855</text:p>
          </table:table-cell>
          <table:table-cell office:value-type="float" office:value="12.01229031" table:style-name="ce1">
            <text:p>12.01229031</text:p>
          </table:table-cell>
          <table:table-cell office:value-type="float" office:value="11.9756998" table:style-name="ce1">
            <text:p>11.9756998</text:p>
          </table:table-cell>
          <table:table-cell office:value-type="float" office:value="11.96297054" table:style-name="ce1">
            <text:p>11.96297054</text:p>
          </table:table-cell>
          <table:table-cell office:value-type="float" office:value="0.0321734264088404" table:style-name="ce1">
            <text:p>0.0321734264088404</text:p>
          </table:table-cell>
          <table:table-cell office:value-type="float" office:value="3" table:style-name="ce1">
            <text:p>3</text:p>
          </table:table-cell>
          <table:table-cell office:value-type="float" office:value="1624.918977" table:style-name="ce1">
            <text:p>1624.918977</text:p>
          </table:table-cell>
          <table:table-cell office:value-type="float" office:value="1630.213607" table:style-name="ce1">
            <text:p>1630.213607</text:p>
          </table:table-cell>
          <table:table-cell office:value-type="float" office:value="1627.26639666667" table:style-name="ce1">
            <text:p>1627.26639666667</text:p>
          </table:table-cell>
          <table:table-cell office:value-type="float" office:value="1626.666606" table:style-name="ce1">
            <text:p>1626.666606</text:p>
          </table:table-cell>
          <table:table-cell office:value-type="float" office:value="2.69779323560757" table:style-name="ce1">
            <text:p>2.69779323560757</text:p>
          </table:table-cell>
          <table:table-cell office:value-type="float" office:value="3" table:style-name="ce1">
            <text:p>3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89.99584619" table:style-name="ce1">
            <text:p>89.99584619</text:p>
          </table:table-cell>
          <table:table-cell office:value-type="float" office:value="89.9856033" table:style-name="ce1">
            <text:p>89.9856033</text:p>
          </table:table-cell>
          <table:table-cell office:value-type="float" office:value="89.98307408" table:style-name="ce1">
            <text:p>89.98307408</text:p>
          </table:table-cell>
          <table:table-cell office:value-type="float" office:value="0.00924160305978377" table:style-name="ce1">
            <text:p>0.00924160305978377</text:p>
          </table:table-cell>
          <table:table-cell office:value-type="float" office:value="3" table:style-name="ce1">
            <text:p>3</text:p>
          </table:table-cell>
          <table:table-cell office:value-type="float" office:value="36.99646421" table:style-name="ce1">
            <text:p>36.99646421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107.66613927" table:style-name="ce1">
            <text:p>107.66613927</text:p>
          </table:table-cell>
          <table:table-cell office:value-type="float" office:value="142.9959438" table:style-name="ce1">
            <text:p>142.9959438</text:p>
          </table:table-cell>
          <table:table-cell office:value-type="float" office:value="61.201734086099" table:style-name="ce1">
            <text:p>61.201734086099</text:p>
          </table:table-cell>
          <table:table-cell office:value-type="float" office:value="3" table:style-name="ce1">
            <text:p>3</text:p>
          </table:table-cell>
          <table:table-cell office:value-type="float" office:value="36.98638529" table:style-name="ce1">
            <text:p>36.98638529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101.14429973" table:style-name="ce1">
            <text:p>101.14429973</text:p>
          </table:table-cell>
          <table:table-cell office:value-type="float" office:value="123.4466092" table:style-name="ce1">
            <text:p>123.4466092</text:p>
          </table:table-cell>
          <table:table-cell office:value-type="float" office:value="56.4159669791749" table:style-name="ce1">
            <text:p>56.4159669791749</text:p>
          </table:table-cell>
          <table:table-cell office:value-type="float" office:value="3" table:style-name="ce1">
            <text:p>3</text:p>
          </table:table-cell>
          <table:table-cell office:value-type="float" office:value="23.48963199" table:style-name="ce1">
            <text:p>23.48963199</text:p>
          </table:table-cell>
          <table:table-cell office:value-type="float" office:value="24.18518482" table:style-name="ce1">
            <text:p>24.18518482</text:p>
          </table:table-cell>
          <table:table-cell office:value-type="float" office:value="23.8584335166667" table:style-name="ce1">
            <text:p>23.8584335166667</text:p>
          </table:table-cell>
          <table:table-cell office:value-type="float" office:value="23.90048374" table:style-name="ce1">
            <text:p>23.90048374</text:p>
          </table:table-cell>
          <table:table-cell office:value-type="float" office:value="0.3496778528761" table:style-name="ce1">
            <text:p>0.3496778528761</text:p>
          </table:table-cell>
          <table:table-cell office:value-type="float" office:value="3" table:style-name="ce1">
            <text:p>3</text:p>
          </table:table-cell>
          <table:table-cell office:value-type="float" office:value="0.002912573862" table:style-name="ce1">
            <text:p>0.002912573862</text:p>
          </table:table-cell>
          <table:table-cell office:value-type="float" office:value="0.003031213385" table:style-name="ce1">
            <text:p>0.003031213385</text:p>
          </table:table-cell>
          <table:table-cell office:value-type="float" office:value="0.002952397141" table:style-name="ce1">
            <text:p>0.002952397141</text:p>
          </table:table-cell>
          <table:table-cell office:value-type="float" office:value="0.002913404176" table:style-name="ce1">
            <text:p>0.002913404176</text:p>
          </table:table-cell>
          <table:table-cell office:value-type="float" office:value="6.82581320725619e-05" table:style-name="ce1">
            <text:p>6.82581320725619e-05</text:p>
          </table:table-cell>
          <table:table-cell office:value-type="float" office:value="3" table:style-name="ce1">
            <text:p>3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0.01682147127" table:style-name="ce1">
            <text:p>0.01682147127</text:p>
          </table:table-cell>
          <table:table-cell office:value-type="float" office:value="0.01681678399" table:style-name="ce1">
            <text:p>0.01681678399</text:p>
          </table:table-cell>
          <table:table-cell office:value-type="float" office:value="0.01681476372" table:style-name="ce1">
            <text:p>0.01681476372</text:p>
          </table:table-cell>
          <table:table-cell office:value-type="float" office:value="4.07216324644521e-06" table:style-name="ce1">
            <text:p>4.07216324644521e-06</text:p>
          </table:table-cell>
          <table:table-cell office:value-type="float" office:value="3" table:style-name="ce1">
            <text:p>3</text:p>
          </table:table-cell>
          <table:table-cell office:value-type="float" office:value="8.943922696" table:style-name="ce1">
            <text:p>8.943922696</text:p>
          </table:table-cell>
          <table:table-cell office:value-type="float" office:value="9.013476046" table:style-name="ce1">
            <text:p>9.013476046</text:p>
          </table:table-cell>
          <table:table-cell office:value-type="float" office:value="8.989870727" table:style-name="ce1">
            <text:p>8.989870727</text:p>
          </table:table-cell>
          <table:table-cell office:value-type="float" office:value="9.012213439" table:style-name="ce1">
            <text:p>9.012213439</text:p>
          </table:table-cell>
          <table:table-cell office:value-type="float" office:value="0.0397971696065415" table:style-name="ce1">
            <text:p>0.0397971696065415</text:p>
          </table:table-cell>
          <table:table-cell office:value-type="float" office:value="3" table:style-name="ce1">
            <text:p>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0.1777462867" table:style-name="ce1">
            <text:p>0.1777462867</text:p>
          </table:table-cell>
          <table:table-cell office:value-type="float" office:value="0.174005857166667" table:style-name="ce1">
            <text:p>0.174005857166667</text:p>
          </table:table-cell>
          <table:table-cell office:value-type="float" office:value="0.1757853765" table:style-name="ce1">
            <text:p>0.1757853765</text:p>
          </table:table-cell>
          <table:table-cell office:value-type="float" office:value="0.0048799250835517" table:style-name="ce1">
            <text:p>0.0048799250835517</text:p>
          </table:table-cell>
          <table:table-cell office:value-type="float" office:value="3" table:style-name="ce1">
            <text:p>3</text:p>
          </table:table-cell>
          <table:table-cell office:value-type="float" office:value="0.2400503472" table:style-name="ce1">
            <text:p>0.2400503472</text:p>
          </table:table-cell>
          <table:table-cell office:value-type="float" office:value="0.2479349007" table:style-name="ce1">
            <text:p>0.2479349007</text:p>
          </table:table-cell>
          <table:table-cell office:value-type="float" office:value="0.243863053366667" table:style-name="ce1">
            <text:p>0.243863053366667</text:p>
          </table:table-cell>
          <table:table-cell office:value-type="float" office:value="0.2436039122" table:style-name="ce1">
            <text:p>0.2436039122</text:p>
          </table:table-cell>
          <table:table-cell office:value-type="float" office:value="0.00394865946642484" table:style-name="ce1">
            <text:p>0.0039486594664248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&lt;10%</text:p>
          </table:table-cell>
          <table:table-cell office:value-type="float" office:value="21" table:style-name="ce1">
            <text:p>21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9.128848805" table:style-name="ce1">
            <text:p>9.128848805</text:p>
          </table:table-cell>
          <table:table-cell office:value-type="float" office:value="5.728963046" table:style-name="ce1">
            <text:p>5.728963046</text:p>
          </table:table-cell>
          <table:table-cell office:value-type="float" office:value="6.841159601" table:style-name="ce1">
            <text:p>6.841159601</text:p>
          </table:table-cell>
          <table:table-cell office:value-type="float" office:value="2.92070661764263" table:style-name="ce1">
            <text:p>2.92070661764263</text:p>
          </table:table-cell>
          <table:table-cell office:value-type="float" office:value="21" table:style-name="ce1">
            <text:p>21</text:p>
          </table:table-cell>
          <table:table-cell office:value-type="float" office:value="1.011471856" table:style-name="ce1">
            <text:p>1.011471856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3.2663928022381" table:style-name="ce1">
            <text:p>3.2663928022381</text:p>
          </table:table-cell>
          <table:table-cell office:value-type="float" office:value="2.981304951" table:style-name="ce1">
            <text:p>2.981304951</text:p>
          </table:table-cell>
          <table:table-cell office:value-type="float" office:value="1.93245385859858" table:style-name="ce1">
            <text:p>1.93245385859858</text:p>
          </table:table-cell>
          <table:table-cell office:value-type="float" office:value="21" table:style-name="ce1">
            <text:p>21</text:p>
          </table:table-cell>
          <table:table-cell office:value-type="float" office:value="-1.29346291" table:style-name="ce1">
            <text:p>-1.29346291</text:p>
          </table:table-cell>
          <table:table-cell office:value-type="float" office:value="0.2973527184" table:style-name="ce1">
            <text:p>0.2973527184</text:p>
          </table:table-cell>
          <table:table-cell office:value-type="float" office:value="-0.490233254941429" table:style-name="ce1">
            <text:p>-0.490233254941429</text:p>
          </table:table-cell>
          <table:table-cell office:value-type="float" office:value="-0.5490169005" table:style-name="ce1">
            <text:p>-0.5490169005</text:p>
          </table:table-cell>
          <table:table-cell office:value-type="float" office:value="0.519953661614181" table:style-name="ce1">
            <text:p>0.519953661614181</text:p>
          </table:table-cell>
          <table:table-cell office:value-type="float" office:value="21" table:style-name="ce1">
            <text:p>21</text:p>
          </table:table-cell>
          <table:table-cell office:value-type="float" office:value="2.674084083" table:style-name="ce1">
            <text:p>2.674084083</text:p>
          </table:table-cell>
          <table:table-cell office:value-type="float" office:value="6.595203356" table:style-name="ce1">
            <text:p>6.595203356</text:p>
          </table:table-cell>
          <table:table-cell office:value-type="float" office:value="3.66109625147619" table:style-name="ce1">
            <text:p>3.66109625147619</text:p>
          </table:table-cell>
          <table:table-cell office:value-type="float" office:value="3.051719939" table:style-name="ce1">
            <text:p>3.051719939</text:p>
          </table:table-cell>
          <table:table-cell office:value-type="float" office:value="1.0976741579956" table:style-name="ce1">
            <text:p>1.0976741579956</text:p>
          </table:table-cell>
          <table:table-cell office:value-type="float" office:value="21" table:style-name="ce1">
            <text:p>21</text:p>
          </table:table-cell>
          <table:table-cell office:value-type="float" office:value="2.517291" table:style-name="ce1">
            <text:p>2.517291</text:p>
          </table:table-cell>
          <table:table-cell office:value-type="float" office:value="13.861" table:style-name="ce1">
            <text:p>13.861</text:p>
          </table:table-cell>
          <table:table-cell office:value-type="float" office:value="7.94498390476191" table:style-name="ce1">
            <text:p>7.94498390476191</text:p>
          </table:table-cell>
          <table:table-cell office:value-type="float" office:value="7.455149" table:style-name="ce1">
            <text:p>7.455149</text:p>
          </table:table-cell>
          <table:table-cell office:value-type="float" office:value="4.30603066065711" table:style-name="ce1">
            <text:p>4.30603066065711</text:p>
          </table:table-cell>
          <table:table-cell office:value-type="float" office:value="21" table:style-name="ce1">
            <text:p>21</text:p>
          </table:table-cell>
          <table:table-cell office:value-type="float" office:value="3.407908" table:style-name="ce1">
            <text:p>3.407908</text:p>
          </table:table-cell>
          <table:table-cell office:value-type="float" office:value="23.19778" table:style-name="ce1">
            <text:p>23.19778</text:p>
          </table:table-cell>
          <table:table-cell office:value-type="float" office:value="11.5723497619048" table:style-name="ce1">
            <text:p>11.5723497619048</text:p>
          </table:table-cell>
          <table:table-cell office:value-type="float" office:value="9.69306" table:style-name="ce1">
            <text:p>9.69306</text:p>
          </table:table-cell>
          <table:table-cell office:value-type="float" office:value="6.69447843050858" table:style-name="ce1">
            <text:p>6.69447843050858</text:p>
          </table:table-cell>
          <table:table-cell office:value-type="float" office:value="21" table:style-name="ce1">
            <text:p>21</text:p>
          </table:table-cell>
          <table:table-cell office:value-type="float" office:value="5.9769" table:style-name="ce1">
            <text:p>5.9769</text:p>
          </table:table-cell>
          <table:table-cell office:value-type="float" office:value="35.77961" table:style-name="ce1">
            <text:p>35.77961</text:p>
          </table:table-cell>
          <table:table-cell office:value-type="float" office:value="19.5173336666667" table:style-name="ce1">
            <text:p>19.5173336666667</text:p>
          </table:table-cell>
          <table:table-cell office:value-type="float" office:value="17.148209" table:style-name="ce1">
            <text:p>17.148209</text:p>
          </table:table-cell>
          <table:table-cell office:value-type="float" office:value="10.591252623295" table:style-name="ce1">
            <text:p>10.591252623295</text:p>
          </table:table-cell>
          <table:table-cell office:value-type="float" office:value="21" table:style-name="ce1">
            <text:p>21</text:p>
          </table:table-cell>
          <table:table-cell office:value-type="float" office:value="0.8198351573" table:style-name="ce1">
            <text:p>0.8198351573</text:p>
          </table:table-cell>
          <table:table-cell office:value-type="float" office:value="4.818758883" table:style-name="ce1">
            <text:p>4.818758883</text:p>
          </table:table-cell>
          <table:table-cell office:value-type="float" office:value="2.55654854783333" table:style-name="ce1">
            <text:p>2.55654854783333</text:p>
          </table:table-cell>
          <table:table-cell office:value-type="float" office:value="2.347844839" table:style-name="ce1">
            <text:p>2.347844839</text:p>
          </table:table-cell>
          <table:table-cell office:value-type="float" office:value="1.50738932527553" table:style-name="ce1">
            <text:p>1.50738932527553</text:p>
          </table:table-cell>
          <table:table-cell office:value-type="float" office:value="21" table:style-name="ce1">
            <text:p>21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2.10313146948333" table:style-name="ce1">
            <text:p>2.10313146948333</text:p>
          </table:table-cell>
          <table:table-cell office:value-type="float" office:value="0.4655322868" table:style-name="ce1">
            <text:p>0.4655322868</text:p>
          </table:table-cell>
          <table:table-cell office:value-type="float" office:value="2.90699036219357" table:style-name="ce1">
            <text:p>2.90699036219357</text:p>
          </table:table-cell>
          <table:table-cell office:value-type="float" office:value="21" table:style-name="ce1">
            <text:p>21</text:p>
          </table:table-cell>
          <table:table-cell office:value-type="float" office:value="1.402521684" table:style-name="ce1">
            <text:p>1.402521684</text:p>
          </table:table-cell>
          <table:table-cell office:value-type="float" office:value="6.945673816" table:style-name="ce1">
            <text:p>6.945673816</text:p>
          </table:table-cell>
          <table:table-cell office:value-type="float" office:value="3.97165030290476" table:style-name="ce1">
            <text:p>3.97165030290476</text:p>
          </table:table-cell>
          <table:table-cell office:value-type="float" office:value="4.523210558" table:style-name="ce1">
            <text:p>4.523210558</text:p>
          </table:table-cell>
          <table:table-cell office:value-type="float" office:value="2.1916158129465" table:style-name="ce1">
            <text:p>2.1916158129465</text:p>
          </table:table-cell>
          <table:table-cell office:value-type="float" office:value="21" table:style-name="ce1">
            <text:p>21</text:p>
          </table:table-cell>
          <table:table-cell office:value-type="float" office:value="1.751259963" table:style-name="ce1">
            <text:p>1.751259963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7.81359694138095" table:style-name="ce1">
            <text:p>7.81359694138095</text:p>
          </table:table-cell>
          <table:table-cell office:value-type="float" office:value="4.827986965" table:style-name="ce1">
            <text:p>4.827986965</text:p>
          </table:table-cell>
          <table:table-cell office:value-type="float" office:value="5.52707405538861" table:style-name="ce1">
            <text:p>5.52707405538861</text:p>
          </table:table-cell>
          <table:table-cell office:value-type="float" office:value="21" table:style-name="ce1">
            <text:p>21</text:p>
          </table:table-cell>
          <table:table-cell office:value-type="float" office:value="18.77993204" table:style-name="ce1">
            <text:p>18.77993204</text:p>
          </table:table-cell>
          <table:table-cell office:value-type="float" office:value="87.23983302" table:style-name="ce1">
            <text:p>87.23983302</text:p>
          </table:table-cell>
          <table:table-cell office:value-type="float" office:value="42.635284532381" table:style-name="ce1">
            <text:p>42.635284532381</text:p>
          </table:table-cell>
          <table:table-cell office:value-type="float" office:value="24.84694375" table:style-name="ce1">
            <text:p>24.84694375</text:p>
          </table:table-cell>
          <table:table-cell office:value-type="float" office:value="27.3476756454298" table:style-name="ce1">
            <text:p>27.3476756454298</text:p>
          </table:table-cell>
          <table:table-cell office:value-type="float" office:value="12" table:style-name="ce1">
            <text:p>12</text:p>
          </table:table-cell>
          <table:table-cell office:value-type="float" office:value="0.2421394857" table:style-name="ce1">
            <text:p>0.2421394857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556172628916667" table:style-name="ce1">
            <text:p>0.556172628916667</text:p>
          </table:table-cell>
          <table:table-cell office:value-type="float" office:value="0.5563775415" table:style-name="ce1">
            <text:p>0.5563775415</text:p>
          </table:table-cell>
          <table:table-cell office:value-type="float" office:value="0.258465724802924" table:style-name="ce1">
            <text:p>0.258465724802924</text:p>
          </table:table-cell>
          <table:table-cell office:value-type="float" office:value="21" table:style-name="ce1">
            <text:p>21</text:p>
          </table:table-cell>
          <table:table-cell office:value-type="float" office:value="7.250655197" table:style-name="ce1">
            <text:p>7.250655197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109.352691465095" table:style-name="ce1">
            <text:p>109.352691465095</text:p>
          </table:table-cell>
          <table:table-cell office:value-type="float" office:value="106.7552835" table:style-name="ce1">
            <text:p>106.7552835</text:p>
          </table:table-cell>
          <table:table-cell office:value-type="float" office:value="32.857189268572" table:style-name="ce1">
            <text:p>32.857189268572</text:p>
          </table:table-cell>
          <table:table-cell office:value-type="float" office:value="21" table:style-name="ce1">
            <text:p>2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11248052226667" table:style-name="ce1">
            <text:p>2.1124805222666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1.73464830499649" table:style-name="ce1">
            <text:p>1.73464830499649</text:p>
          </table:table-cell>
          <table:table-cell office:value-type="float" office:value="21" table:style-name="ce1">
            <text:p>21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3074799057" table:style-name="ce1">
            <text:p>0.3074799057</text:p>
          </table:table-cell>
          <table:table-cell office:value-type="float" office:value="0.238598899766667" table:style-name="ce1">
            <text:p>0.238598899766667</text:p>
          </table:table-cell>
          <table:table-cell office:value-type="float" office:value="0.2518864342" table:style-name="ce1">
            <text:p>0.2518864342</text:p>
          </table:table-cell>
          <table:table-cell office:value-type="float" office:value="0.0527908177421236" table:style-name="ce1">
            <text:p>0.0527908177421236</text:p>
          </table:table-cell>
          <table:table-cell office:value-type="float" office:value="21" table:style-name="ce1">
            <text:p>21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4.024301832" table:style-name="ce1">
            <text:p>4.024301832</text:p>
          </table:table-cell>
          <table:table-cell office:value-type="float" office:value="2.65885635801429" table:style-name="ce1">
            <text:p>2.65885635801429</text:p>
          </table:table-cell>
          <table:table-cell office:value-type="float" office:value="2.923975389" table:style-name="ce1">
            <text:p>2.923975389</text:p>
          </table:table-cell>
          <table:table-cell office:value-type="float" office:value="0.972964048855327" table:style-name="ce1">
            <text:p>0.972964048855327</text:p>
          </table:table-cell>
          <table:table-cell office:value-type="float" office:value="21" table:style-name="ce1">
            <text:p>21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0.10390788989" table:style-name="ce1">
            <text:p>0.10390788989</text:p>
          </table:table-cell>
          <table:table-cell office:value-type="float" office:value="0.1193005806" table:style-name="ce1">
            <text:p>0.1193005806</text:p>
          </table:table-cell>
          <table:table-cell office:value-type="float" office:value="0.0501400509139856" table:style-name="ce1">
            <text:p>0.0501400509139856</text:p>
          </table:table-cell>
          <table:table-cell office:value-type="float" office:value="21" table:style-name="ce1">
            <text:p>21</text:p>
          </table:table-cell>
          <table:table-cell office:value-type="float" office:value="1.443109934" table:style-name="ce1">
            <text:p>1.443109934</text:p>
          </table:table-cell>
          <table:table-cell office:value-type="float" office:value="7.092428865" table:style-name="ce1">
            <text:p>7.092428865</text:p>
          </table:table-cell>
          <table:table-cell office:value-type="float" office:value="4.07555823952381" table:style-name="ce1">
            <text:p>4.07555823952381</text:p>
          </table:table-cell>
          <table:table-cell office:value-type="float" office:value="4.644536186" table:style-name="ce1">
            <text:p>4.644536186</text:p>
          </table:table-cell>
          <table:table-cell office:value-type="float" office:value="2.23921989362375" table:style-name="ce1">
            <text:p>2.23921989362375</text:p>
          </table:table-cell>
          <table:table-cell office:value-type="float" office:value="21" table:style-name="ce1">
            <text:p>21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0.10390788989" table:style-name="ce1">
            <text:p>0.10390788989</text:p>
          </table:table-cell>
          <table:table-cell office:value-type="float" office:value="0.1193005806" table:style-name="ce1">
            <text:p>0.1193005806</text:p>
          </table:table-cell>
          <table:table-cell office:value-type="float" office:value="0.0501400509139856" table:style-name="ce1">
            <text:p>0.0501400509139856</text:p>
          </table:table-cell>
          <table:table-cell office:value-type="float" office:value="21" table:style-name="ce1">
            <text:p>21</text:p>
          </table:table-cell>
          <table:table-cell office:value-type="float" office:value="0.9124581674" table:style-name="ce1">
            <text:p>0.9124581674</text:p>
          </table:table-cell>
          <table:table-cell office:value-type="float" office:value="5.395062129" table:style-name="ce1">
            <text:p>5.395062129</text:p>
          </table:table-cell>
          <table:table-cell office:value-type="float" office:value="2.84851326105714" table:style-name="ce1">
            <text:p>2.84851326105714</text:p>
          </table:table-cell>
          <table:table-cell office:value-type="float" office:value="2.563733262" table:style-name="ce1">
            <text:p>2.563733262</text:p>
          </table:table-cell>
          <table:table-cell office:value-type="float" office:value="1.69480005071929" table:style-name="ce1">
            <text:p>1.69480005071929</text:p>
          </table:table-cell>
          <table:table-cell office:value-type="float" office:value="21" table:style-name="ce1">
            <text:p>21</text:p>
          </table:table-cell>
          <table:table-cell office:value-type="float" office:value="1.339437979" table:style-name="ce1">
            <text:p>1.339437979</text:p>
          </table:table-cell>
          <table:table-cell office:value-type="float" office:value="5.917076151" table:style-name="ce1">
            <text:p>5.917076151</text:p>
          </table:table-cell>
          <table:table-cell office:value-type="float" office:value="3.59756073895238" table:style-name="ce1">
            <text:p>3.59756073895238</text:p>
          </table:table-cell>
          <table:table-cell office:value-type="float" office:value="4.343030791" table:style-name="ce1">
            <text:p>4.343030791</text:p>
          </table:table-cell>
          <table:table-cell office:value-type="float" office:value="1.93211274137913" table:style-name="ce1">
            <text:p>1.93211274137913</text:p>
          </table:table-cell>
          <table:table-cell office:value-type="float" office:value="21" table:style-name="ce1">
            <text:p>21</text:p>
          </table:table-cell>
          <table:table-cell office:value-type="float" office:value="0.09424189984" table:style-name="ce1">
            <text:p>0.09424189984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0.477997500694286" table:style-name="ce1">
            <text:p>0.477997500694286</text:p>
          </table:table-cell>
          <table:table-cell office:value-type="float" office:value="0.301994842" table:style-name="ce1">
            <text:p>0.301994842</text:p>
          </table:table-cell>
          <table:table-cell office:value-type="float" office:value="0.358716787796324" table:style-name="ce1">
            <text:p>0.358716787796324</text:p>
          </table:table-cell>
          <table:table-cell office:value-type="float" office:value="21" table:style-name="ce1">
            <text:p>21</text:p>
          </table:table-cell>
          <table:table-cell office:value-type="float" office:value="1.779836" table:style-name="ce1">
            <text:p>1.779836</text:p>
          </table:table-cell>
          <table:table-cell office:value-type="float" office:value="27.93735" table:style-name="ce1">
            <text:p>27.93735</text:p>
          </table:table-cell>
          <table:table-cell office:value-type="float" office:value="11.219390322381" table:style-name="ce1">
            <text:p>11.219390322381</text:p>
          </table:table-cell>
          <table:table-cell office:value-type="float" office:value="3.778277" table:style-name="ce1">
            <text:p>3.778277</text:p>
          </table:table-cell>
          <table:table-cell office:value-type="float" office:value="10.51667051049" table:style-name="ce1">
            <text:p>10.51667051049</text:p>
          </table:table-cell>
          <table:table-cell office:value-type="float" office:value="21" table:style-name="ce1">
            <text:p>21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10.33529629" table:style-name="ce1">
            <text:p>10.33529629</text:p>
          </table:table-cell>
          <table:table-cell office:value-type="float" office:value="3.93536023872381" table:style-name="ce1">
            <text:p>3.93536023872381</text:p>
          </table:table-cell>
          <table:table-cell office:value-type="float" office:value="1.231705199" table:style-name="ce1">
            <text:p>1.231705199</text:p>
          </table:table-cell>
          <table:table-cell office:value-type="float" office:value="4.1302981636115" table:style-name="ce1">
            <text:p>4.1302981636115</text:p>
          </table:table-cell>
          <table:table-cell office:value-type="float" office:value="21" table:style-name="ce1">
            <text:p>21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1865.18778673333" table:style-name="ce1">
            <text:p>1865.18778673333</text:p>
          </table:table-cell>
          <table:table-cell office:value-type="float" office:value="2215.853884" table:style-name="ce1">
            <text:p>2215.853884</text:p>
          </table:table-cell>
          <table:table-cell office:value-type="float" office:value="638.179056085526" table:style-name="ce1">
            <text:p>638.179056085526</text:p>
          </table:table-cell>
          <table:table-cell office:value-type="float" office:value="21" table:style-name="ce1">
            <text:p>21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142.9951219" table:style-name="ce1">
            <text:p>142.9951219</text:p>
          </table:table-cell>
          <table:table-cell office:value-type="float" office:value="81.5603773361905" table:style-name="ce1">
            <text:p>81.5603773361905</text:p>
          </table:table-cell>
          <table:table-cell office:value-type="float" office:value="90.00418619" table:style-name="ce1">
            <text:p>90.00418619</text:p>
          </table:table-cell>
          <table:table-cell office:value-type="float" office:value="42.1274405638562" table:style-name="ce1">
            <text:p>42.1274405638562</text:p>
          </table:table-cell>
          <table:table-cell office:value-type="float" office:value="21" table:style-name="ce1">
            <text:p>21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100.403085059524" table:style-name="ce1">
            <text:p>100.403085059524</text:p>
          </table:table-cell>
          <table:table-cell office:value-type="float" office:value="101.3848766" table:style-name="ce1">
            <text:p>101.3848766</text:p>
          </table:table-cell>
          <table:table-cell office:value-type="float" office:value="52.4124971009359" table:style-name="ce1">
            <text:p>52.4124971009359</text:p>
          </table:table-cell>
          <table:table-cell office:value-type="float" office:value="21" table:style-name="ce1">
            <text:p>21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100.875468914511" table:style-name="ce1">
            <text:p>100.875468914511</text:p>
          </table:table-cell>
          <table:table-cell office:value-type="float" office:value="90.01473105" table:style-name="ce1">
            <text:p>90.01473105</text:p>
          </table:table-cell>
          <table:table-cell office:value-type="float" office:value="37.520495313654" table:style-name="ce1">
            <text:p>37.520495313654</text:p>
          </table:table-cell>
          <table:table-cell office:value-type="float" office:value="18" table:style-name="ce1">
            <text:p>18</text:p>
          </table:table-cell>
          <table:table-cell office:value-type="float" office:value="18.08597872" table:style-name="ce1">
            <text:p>18.08597872</text:p>
          </table:table-cell>
          <table:table-cell office:value-type="float" office:value="90.72533325" table:style-name="ce1">
            <text:p>90.72533325</text:p>
          </table:table-cell>
          <table:table-cell office:value-type="float" office:value="48.0279181205556" table:style-name="ce1">
            <text:p>48.0279181205556</text:p>
          </table:table-cell>
          <table:table-cell office:value-type="float" office:value="39.24757886" table:style-name="ce1">
            <text:p>39.24757886</text:p>
          </table:table-cell>
          <table:table-cell office:value-type="float" office:value="29.6538457229321" table:style-name="ce1">
            <text:p>29.6538457229321</text:p>
          </table:table-cell>
          <table:table-cell office:value-type="float" office:value="21" table:style-name="ce1">
            <text:p>21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334039392109048" table:style-name="ce1">
            <text:p>0.00334039392109048</text:p>
          </table:table-cell>
          <table:table-cell office:value-type="float" office:value="0.002591934043" table:style-name="ce1">
            <text:p>0.002591934043</text:p>
          </table:table-cell>
          <table:table-cell office:value-type="float" office:value="0.00202263089121018" table:style-name="ce1">
            <text:p>0.00202263089121018</text:p>
          </table:table-cell>
          <table:table-cell office:value-type="float" office:value="21" table:style-name="ce1">
            <text:p>21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0.0167789412466667" table:style-name="ce1">
            <text:p>0.0167789412466667</text:p>
          </table:table-cell>
          <table:table-cell office:value-type="float" office:value="0.01709523645" table:style-name="ce1">
            <text:p>0.01709523645</text:p>
          </table:table-cell>
          <table:table-cell office:value-type="float" office:value="0.00127136040546663" table:style-name="ce1">
            <text:p>0.00127136040546663</text:p>
          </table:table-cell>
          <table:table-cell office:value-type="float" office:value="21" table:style-name="ce1">
            <text:p>21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6.610388459" table:style-name="ce1">
            <text:p>6.610388459</text:p>
          </table:table-cell>
          <table:table-cell office:value-type="float" office:value="3.76146863042857" table:style-name="ce1">
            <text:p>3.76146863042857</text:p>
          </table:table-cell>
          <table:table-cell office:value-type="float" office:value="3.292327557" table:style-name="ce1">
            <text:p>3.292327557</text:p>
          </table:table-cell>
          <table:table-cell office:value-type="float" office:value="1.84220844270675" table:style-name="ce1">
            <text:p>1.84220844270675</text:p>
          </table:table-cell>
          <table:table-cell office:value-type="float" office:value="21" table:style-name="ce1">
            <text:p>21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59.6791822765714" table:style-name="ce1">
            <text:p>59.6791822765714</text:p>
          </table:table-cell>
          <table:table-cell office:value-type="float" office:value="31.34296752" table:style-name="ce1">
            <text:p>31.34296752</text:p>
          </table:table-cell>
          <table:table-cell office:value-type="float" office:value="66.6037799373304" table:style-name="ce1">
            <text:p>66.6037799373304</text:p>
          </table:table-cell>
          <table:table-cell office:value-type="float" office:value="21" table:style-name="ce1">
            <text:p>21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1.431513228" table:style-name="ce1">
            <text:p>1.431513228</text:p>
          </table:table-cell>
          <table:table-cell office:value-type="float" office:value="0.4925884665" table:style-name="ce1">
            <text:p>0.4925884665</text:p>
          </table:table-cell>
          <table:table-cell office:value-type="float" office:value="0.3945460177" table:style-name="ce1">
            <text:p>0.3945460177</text:p>
          </table:table-cell>
          <table:table-cell office:value-type="float" office:value="0.367996062463628" table:style-name="ce1">
            <text:p>0.367996062463628</text:p>
          </table:table-cell>
          <table:table-cell office:value-type="float" office:value="21" table:style-name="ce1">
            <text:p>21</text:p>
          </table:table-cell>
          <table:table-cell office:value-type="float" office:value="0.3493210697" table:style-name="ce1">
            <text:p>0.3493210697</text:p>
          </table:table-cell>
          <table:table-cell office:value-type="float" office:value="1.904144897" table:style-name="ce1">
            <text:p>1.904144897</text:p>
          </table:table-cell>
          <table:table-cell office:value-type="float" office:value="0.784794904552381" table:style-name="ce1">
            <text:p>0.784794904552381</text:p>
          </table:table-cell>
          <table:table-cell office:value-type="float" office:value="0.5886051669" table:style-name="ce1">
            <text:p>0.5886051669</text:p>
          </table:table-cell>
          <table:table-cell office:value-type="float" office:value="0.467844429288461" table:style-name="ce1">
            <text:p>0.46784442928846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9.10579906" table:style-name="ce1">
            <text:p>19.10579906</text:p>
          </table:table-cell>
          <table:table-cell office:value-type="float" office:value="19.23928653" table:style-name="ce1">
            <text:p>19.23928653</text:p>
          </table:table-cell>
          <table:table-cell office:value-type="float" office:value="19.1537894433333" table:style-name="ce1">
            <text:p>19.1537894433333</text:p>
          </table:table-cell>
          <table:table-cell office:value-type="float" office:value="19.11628274" table:style-name="ce1">
            <text:p>19.11628274</text:p>
          </table:table-cell>
          <table:table-cell office:value-type="float" office:value="0.0742279647973149" table:style-name="ce1">
            <text:p>0.0742279647973149</text:p>
          </table:table-cell>
          <table:table-cell office:value-type="float" office:value="3" table:style-name="ce1">
            <text:p>3</text:p>
          </table:table-cell>
          <table:table-cell office:value-type="float" office:value="6.25511832" table:style-name="ce1">
            <text:p>6.25511832</text:p>
          </table:table-cell>
          <table:table-cell office:value-type="float" office:value="6.265481744" table:style-name="ce1">
            <text:p>6.265481744</text:p>
          </table:table-cell>
          <table:table-cell office:value-type="float" office:value="6.26125452033333" table:style-name="ce1">
            <text:p>6.26125452033333</text:p>
          </table:table-cell>
          <table:table-cell office:value-type="float" office:value="6.263163497" table:style-name="ce1">
            <text:p>6.263163497</text:p>
          </table:table-cell>
          <table:table-cell office:value-type="float" office:value="0.00543905168079412" table:style-name="ce1">
            <text:p>0.00543905168079412</text:p>
          </table:table-cell>
          <table:table-cell office:value-type="float" office:value="3" table:style-name="ce1">
            <text:p>3</text:p>
          </table:table-cell>
          <table:table-cell office:value-type="float" office:value="0.006277013638" table:style-name="ce1">
            <text:p>0.006277013638</text:p>
          </table:table-cell>
          <table:table-cell office:value-type="float" office:value="0.01041166909" table:style-name="ce1">
            <text:p>0.01041166909</text:p>
          </table:table-cell>
          <table:table-cell office:value-type="float" office:value="0.008471968544" table:style-name="ce1">
            <text:p>0.008471968544</text:p>
          </table:table-cell>
          <table:table-cell office:value-type="float" office:value="0.008727222904" table:style-name="ce1">
            <text:p>0.008727222904</text:p>
          </table:table-cell>
          <table:table-cell office:value-type="float" office:value="0.00207911279586092" table:style-name="ce1">
            <text:p>0.00207911279586092</text:p>
          </table:table-cell>
          <table:table-cell office:value-type="float" office:value="3" table:style-name="ce1">
            <text:p>3</text:p>
          </table:table-cell>
          <table:table-cell office:value-type="float" office:value="2.797579355" table:style-name="ce1">
            <text:p>2.797579355</text:p>
          </table:table-cell>
          <table:table-cell office:value-type="float" office:value="2.802838434" table:style-name="ce1">
            <text:p>2.802838434</text:p>
          </table:table-cell>
          <table:table-cell office:value-type="float" office:value="2.79975615333333" table:style-name="ce1">
            <text:p>2.79975615333333</text:p>
          </table:table-cell>
          <table:table-cell office:value-type="float" office:value="2.798850671" table:style-name="ce1">
            <text:p>2.798850671</text:p>
          </table:table-cell>
          <table:table-cell office:value-type="float" office:value="0.00274397552358697" table:style-name="ce1">
            <text:p>0.00274397552358697</text:p>
          </table:table-cell>
          <table:table-cell office:value-type="float" office:value="3" table:style-name="ce1">
            <text:p>3</text:p>
          </table:table-cell>
          <table:table-cell office:value-type="float" office:value="17.04614" table:style-name="ce1">
            <text:p>17.04614</text:p>
          </table:table-cell>
          <table:table-cell office:value-type="float" office:value="17.07941" table:style-name="ce1">
            <text:p>17.07941</text:p>
          </table:table-cell>
          <table:table-cell office:value-type="float" office:value="17.06101" table:style-name="ce1">
            <text:p>17.06101</text:p>
          </table:table-cell>
          <table:table-cell office:value-type="float" office:value="17.05748" table:style-name="ce1">
            <text:p>17.05748</text:p>
          </table:table-cell>
          <table:table-cell office:value-type="float" office:value="0.0169135714738184" table:style-name="ce1">
            <text:p>0.0169135714738184</text:p>
          </table:table-cell>
          <table:table-cell office:value-type="float" office:value="3" table:style-name="ce1">
            <text:p>3</text:p>
          </table:table-cell>
          <table:table-cell office:value-type="float" office:value="17.70771" table:style-name="ce1">
            <text:p>17.70771</text:p>
          </table:table-cell>
          <table:table-cell office:value-type="float" office:value="17.84738" table:style-name="ce1">
            <text:p>17.84738</text:p>
          </table:table-cell>
          <table:table-cell office:value-type="float" office:value="17.80063" table:style-name="ce1">
            <text:p>17.80063</text:p>
          </table:table-cell>
          <table:table-cell office:value-type="float" office:value="17.8468" table:style-name="ce1">
            <text:p>17.8468</text:p>
          </table:table-cell>
          <table:table-cell office:value-type="float" office:value="0.0804716030659279" table:style-name="ce1">
            <text:p>0.0804716030659279</text:p>
          </table:table-cell>
          <table:table-cell office:value-type="float" office:value="3" table:style-name="ce1">
            <text:p>3</text:p>
          </table:table-cell>
          <table:table-cell office:value-type="float" office:value="34.76519" table:style-name="ce1">
            <text:p>34.76519</text:p>
          </table:table-cell>
          <table:table-cell office:value-type="float" office:value="34.92621" table:style-name="ce1">
            <text:p>34.92621</text:p>
          </table:table-cell>
          <table:table-cell office:value-type="float" office:value="34.86164" table:style-name="ce1">
            <text:p>34.86164</text:p>
          </table:table-cell>
          <table:table-cell office:value-type="float" office:value="34.89352" table:style-name="ce1">
            <text:p>34.89352</text:p>
          </table:table-cell>
          <table:table-cell office:value-type="float" office:value="0.0851123428181848" table:style-name="ce1">
            <text:p>0.0851123428181848</text:p>
          </table:table-cell>
          <table:table-cell office:value-type="float" office:value="3" table:style-name="ce1">
            <text:p>3</text:p>
          </table:table-cell>
          <table:table-cell office:value-type="float" office:value="5.042135" table:style-name="ce1">
            <text:p>5.042135</text:p>
          </table:table-cell>
          <table:table-cell office:value-type="float" office:value="5.052227876" table:style-name="ce1">
            <text:p>5.052227876</text:p>
          </table:table-cell>
          <table:table-cell office:value-type="float" office:value="5.04825451133333" table:style-name="ce1">
            <text:p>5.04825451133333</text:p>
          </table:table-cell>
          <table:table-cell office:value-type="float" office:value="5.050400658" table:style-name="ce1">
            <text:p>5.050400658</text:p>
          </table:table-cell>
          <table:table-cell office:value-type="float" office:value="0.00537782443223808" table:style-name="ce1">
            <text:p>0.00537782443223808</text:p>
          </table:table-cell>
          <table:table-cell office:value-type="float" office:value="3" table:style-name="ce1">
            <text:p>3</text:p>
          </table:table-cell>
          <table:table-cell office:value-type="float" office:value="0.1580103946" table:style-name="ce1">
            <text:p>0.1580103946</text:p>
          </table:table-cell>
          <table:table-cell office:value-type="float" office:value="0.1787826835" table:style-name="ce1">
            <text:p>0.1787826835</text:p>
          </table:table-cell>
          <table:table-cell office:value-type="float" office:value="0.170222170966667" table:style-name="ce1">
            <text:p>0.170222170966667</text:p>
          </table:table-cell>
          <table:table-cell office:value-type="float" office:value="0.1738734348" table:style-name="ce1">
            <text:p>0.1738734348</text:p>
          </table:table-cell>
          <table:table-cell office:value-type="float" office:value="0.0108568315922152" table:style-name="ce1">
            <text:p>0.0108568315922152</text:p>
          </table:table-cell>
          <table:table-cell office:value-type="float" office:value="3" table:style-name="ce1">
            <text:p>3</text:p>
          </table:table-cell>
          <table:table-cell office:value-type="float" office:value="8.276945237" table:style-name="ce1">
            <text:p>8.276945237</text:p>
          </table:table-cell>
          <table:table-cell office:value-type="float" office:value="8.280492384" table:style-name="ce1">
            <text:p>8.280492384</text:p>
          </table:table-cell>
          <table:table-cell office:value-type="float" office:value="8.27871562933333" table:style-name="ce1">
            <text:p>8.27871562933333</text:p>
          </table:table-cell>
          <table:table-cell office:value-type="float" office:value="8.278709267" table:style-name="ce1">
            <text:p>8.278709267</text:p>
          </table:table-cell>
          <table:table-cell office:value-type="float" office:value="0.00177358205881988" table:style-name="ce1">
            <text:p>0.00177358205881988</text:p>
          </table:table-cell>
          <table:table-cell office:value-type="float" office:value="3" table:style-name="ce1">
            <text:p>3</text:p>
          </table:table-cell>
          <table:table-cell office:value-type="float" office:value="12.87483893" table:style-name="ce1">
            <text:p>12.87483893</text:p>
          </table:table-cell>
          <table:table-cell office:value-type="float" office:value="12.88124537" table:style-name="ce1">
            <text:p>12.88124537</text:p>
          </table:table-cell>
          <table:table-cell office:value-type="float" office:value="12.8782167133333" table:style-name="ce1">
            <text:p>12.8782167133333</text:p>
          </table:table-cell>
          <table:table-cell office:value-type="float" office:value="12.87856584" table:style-name="ce1">
            <text:p>12.87856584</text:p>
          </table:table-cell>
          <table:table-cell office:value-type="float" office:value="0.00321745791587656" table:style-name="ce1">
            <text:p>0.00321745791587656</text:p>
          </table:table-cell>
          <table:table-cell office:value-type="float" office:value="3" table:style-name="ce1">
            <text:p>3</text:p>
          </table:table-cell>
          <table:table-cell office:value-type="float" office:value="56.0148811" table:style-name="ce1">
            <text:p>56.0148811</text:p>
          </table:table-cell>
          <table:table-cell office:value-type="float" office:value="56.07572191" table:style-name="ce1">
            <text:p>56.07572191</text:p>
          </table:table-cell>
          <table:table-cell office:value-type="float" office:value="56.0357738366667" table:style-name="ce1">
            <text:p>56.0357738366667</text:p>
          </table:table-cell>
          <table:table-cell office:value-type="float" office:value="56.0167185" table:style-name="ce1">
            <text:p>56.0167185</text:p>
          </table:table-cell>
          <table:table-cell office:value-type="float" office:value="0.034608242254902" table:style-name="ce1">
            <text:p>0.034608242254902</text:p>
          </table:table-cell>
          <table:table-cell office:value-type="float" office:value="3" table:style-name="ce1">
            <text:p>3</text:p>
          </table:table-cell>
          <table:table-cell office:value-type="float" office:value="0.3080420817" table:style-name="ce1">
            <text:p>0.3080420817</text:p>
          </table:table-cell>
          <table:table-cell office:value-type="float" office:value="0.3104415142" table:style-name="ce1">
            <text:p>0.3104415142</text:p>
          </table:table-cell>
          <table:table-cell office:value-type="float" office:value="0.309397881666667" table:style-name="ce1">
            <text:p>0.309397881666667</text:p>
          </table:table-cell>
          <table:table-cell office:value-type="float" office:value="0.3097100491" table:style-name="ce1">
            <text:p>0.3097100491</text:p>
          </table:table-cell>
          <table:table-cell office:value-type="float" office:value="0.00122979895118652" table:style-name="ce1">
            <text:p>0.00122979895118652</text:p>
          </table:table-cell>
          <table:table-cell office:value-type="float" office:value="3" table:style-name="ce1">
            <text:p>3</text:p>
          </table:table-cell>
          <table:table-cell office:value-type="float" office:value="84.52024059" table:style-name="ce1">
            <text:p>84.52024059</text:p>
          </table:table-cell>
          <table:table-cell office:value-type="float" office:value="84.52171848" table:style-name="ce1">
            <text:p>84.52171848</text:p>
          </table:table-cell>
          <table:table-cell office:value-type="float" office:value="84.5211497666667" table:style-name="ce1">
            <text:p>84.5211497666667</text:p>
          </table:table-cell>
          <table:table-cell office:value-type="float" office:value="84.52149023" table:style-name="ce1">
            <text:p>84.52149023</text:p>
          </table:table-cell>
          <table:table-cell office:value-type="float" office:value="0.000795597997756833" table:style-name="ce1">
            <text:p>0.000795597997756833</text:p>
          </table:table-cell>
          <table:table-cell office:value-type="float" office:value="3" table:style-name="ce1">
            <text:p>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66081639566667" table:style-name="ce1">
            <text:p>3.66081639566667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634071999620789" table:style-name="ce1">
            <text:p>0.634071999620789</text:p>
          </table:table-cell>
          <table:table-cell office:value-type="float" office:value="3" table:style-name="ce1">
            <text:p>3</text:p>
          </table:table-cell>
          <table:table-cell office:value-type="float" office:value="0.2901777964" table:style-name="ce1">
            <text:p>0.2901777964</text:p>
          </table:table-cell>
          <table:table-cell office:value-type="float" office:value="0.2906352873" table:style-name="ce1">
            <text:p>0.2906352873</text:p>
          </table:table-cell>
          <table:table-cell office:value-type="float" office:value="0.290455737866667" table:style-name="ce1">
            <text:p>0.290455737866667</text:p>
          </table:table-cell>
          <table:table-cell office:value-type="float" office:value="0.2905541299" table:style-name="ce1">
            <text:p>0.2905541299</text:p>
          </table:table-cell>
          <table:table-cell office:value-type="float" office:value="0.000244100850189623" table:style-name="ce1">
            <text:p>0.000244100850189623</text:p>
          </table:table-cell>
          <table:table-cell office:value-type="float" office:value="3" table:style-name="ce1">
            <text:p>3</text:p>
          </table:table-cell>
          <table:table-cell office:value-type="float" office:value="3.93675738" table:style-name="ce1">
            <text:p>3.93675738</text:p>
          </table:table-cell>
          <table:table-cell office:value-type="float" office:value="3.944783951" table:style-name="ce1">
            <text:p>3.944783951</text:p>
          </table:table-cell>
          <table:table-cell office:value-type="float" office:value="3.94195965066667" table:style-name="ce1">
            <text:p>3.94195965066667</text:p>
          </table:table-cell>
          <table:table-cell office:value-type="float" office:value="3.944337621" table:style-name="ce1">
            <text:p>3.944337621</text:p>
          </table:table-cell>
          <table:table-cell office:value-type="float" office:value="0.00451082228470259" table:style-name="ce1">
            <text:p>0.00451082228470259</text:p>
          </table:table-cell>
          <table:table-cell office:value-type="float" office:value="3" table:style-name="ce1">
            <text:p>3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0.271410926866667" table:style-name="ce1">
            <text:p>0.271410926866667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0.00111384661034529" table:style-name="ce1">
            <text:p>0.00111384661034529</text:p>
          </table:table-cell>
          <table:table-cell office:value-type="float" office:value="3" table:style-name="ce1">
            <text:p>3</text:p>
          </table:table-cell>
          <table:table-cell office:value-type="float" office:value="8.54710825" table:style-name="ce1">
            <text:p>8.54710825</text:p>
          </table:table-cell>
          <table:table-cell office:value-type="float" office:value="8.552239429" table:style-name="ce1">
            <text:p>8.552239429</text:p>
          </table:table-cell>
          <table:table-cell office:value-type="float" office:value="8.55012314533333" table:style-name="ce1">
            <text:p>8.55012314533333</text:p>
          </table:table-cell>
          <table:table-cell office:value-type="float" office:value="8.551021757" table:style-name="ce1">
            <text:p>8.551021757</text:p>
          </table:table-cell>
          <table:table-cell office:value-type="float" office:value="0.00268102157360011" table:style-name="ce1">
            <text:p>0.00268102157360011</text:p>
          </table:table-cell>
          <table:table-cell office:value-type="float" office:value="3" table:style-name="ce1">
            <text:p>3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0.271410926866667" table:style-name="ce1">
            <text:p>0.271410926866667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0.00111384661034529" table:style-name="ce1">
            <text:p>0.00111384661034529</text:p>
          </table:table-cell>
          <table:table-cell office:value-type="float" office:value="3" table:style-name="ce1">
            <text:p>3</text:p>
          </table:table-cell>
          <table:table-cell office:value-type="float" office:value="5.740003321" table:style-name="ce1">
            <text:p>5.740003321</text:p>
          </table:table-cell>
          <table:table-cell office:value-type="float" office:value="5.749053232" table:style-name="ce1">
            <text:p>5.749053232</text:p>
          </table:table-cell>
          <table:table-cell office:value-type="float" office:value="5.74330259566667" table:style-name="ce1">
            <text:p>5.74330259566667</text:p>
          </table:table-cell>
          <table:table-cell office:value-type="float" office:value="5.740851234" table:style-name="ce1">
            <text:p>5.740851234</text:p>
          </table:table-cell>
          <table:table-cell office:value-type="float" office:value="0.0049982099588334" table:style-name="ce1">
            <text:p>0.0049982099588334</text:p>
          </table:table-cell>
          <table:table-cell office:value-type="float" office:value="3" table:style-name="ce1">
            <text:p>3</text:p>
          </table:table-cell>
          <table:table-cell office:value-type="float" office:value="7.899138766" table:style-name="ce1">
            <text:p>7.899138766</text:p>
          </table:table-cell>
          <table:table-cell office:value-type="float" office:value="7.905106768" table:style-name="ce1">
            <text:p>7.905106768</text:p>
          </table:table-cell>
          <table:table-cell office:value-type="float" office:value="7.90249740433333" table:style-name="ce1">
            <text:p>7.90249740433333</text:p>
          </table:table-cell>
          <table:table-cell office:value-type="float" office:value="7.903246679" table:style-name="ce1">
            <text:p>7.903246679</text:p>
          </table:table-cell>
          <table:table-cell office:value-type="float" office:value="0.00305373891526129" table:style-name="ce1">
            <text:p>0.00305373891526129</text:p>
          </table:table-cell>
          <table:table-cell office:value-type="float" office:value="3" table:style-name="ce1">
            <text:p>3</text:p>
          </table:table-cell>
          <table:table-cell office:value-type="float" office:value="0.647132661" table:style-name="ce1">
            <text:p>0.647132661</text:p>
          </table:table-cell>
          <table:table-cell office:value-type="float" office:value="0.6479694849" table:style-name="ce1">
            <text:p>0.6479694849</text:p>
          </table:table-cell>
          <table:table-cell office:value-type="float" office:value="0.6476257413" table:style-name="ce1">
            <text:p>0.6476257413</text:p>
          </table:table-cell>
          <table:table-cell office:value-type="float" office:value="0.647775078" table:style-name="ce1">
            <text:p>0.647775078</text:p>
          </table:table-cell>
          <table:table-cell office:value-type="float" office:value="0.00043794365776656" table:style-name="ce1">
            <text:p>0.00043794365776656</text:p>
          </table:table-cell>
          <table:table-cell office:value-type="float" office:value="3" table:style-name="ce1">
            <text:p>3</text:p>
          </table:table-cell>
          <table:table-cell office:value-type="float" office:value="36.83985" table:style-name="ce1">
            <text:p>36.83985</text:p>
          </table:table-cell>
          <table:table-cell office:value-type="float" office:value="37.62139" table:style-name="ce1">
            <text:p>37.62139</text:p>
          </table:table-cell>
          <table:table-cell office:value-type="float" office:value="37.2444733333333" table:style-name="ce1">
            <text:p>37.2444733333333</text:p>
          </table:table-cell>
          <table:table-cell office:value-type="float" office:value="37.27218" table:style-name="ce1">
            <text:p>37.27218</text:p>
          </table:table-cell>
          <table:table-cell office:value-type="float" office:value="0.391505986459126" table:style-name="ce1">
            <text:p>0.391505986459126</text:p>
          </table:table-cell>
          <table:table-cell office:value-type="float" office:value="3" table:style-name="ce1">
            <text:p>3</text:p>
          </table:table-cell>
          <table:table-cell office:value-type="float" office:value="15.00229757" table:style-name="ce1">
            <text:p>15.00229757</text:p>
          </table:table-cell>
          <table:table-cell office:value-type="float" office:value="15.07497877" table:style-name="ce1">
            <text:p>15.07497877</text:p>
          </table:table-cell>
          <table:table-cell office:value-type="float" office:value="15.03548622" table:style-name="ce1">
            <text:p>15.03548622</text:p>
          </table:table-cell>
          <table:table-cell office:value-type="float" office:value="15.02918232" table:style-name="ce1">
            <text:p>15.02918232</text:p>
          </table:table-cell>
          <table:table-cell office:value-type="float" office:value="0.0367483819340048" table:style-name="ce1">
            <text:p>0.0367483819340048</text:p>
          </table:table-cell>
          <table:table-cell office:value-type="float" office:value="3" table:style-name="ce1">
            <text:p>3</text:p>
          </table:table-cell>
          <table:table-cell office:value-type="float" office:value="1371.471268" table:style-name="ce1">
            <text:p>1371.471268</text:p>
          </table:table-cell>
          <table:table-cell office:value-type="float" office:value="1380.731086" table:style-name="ce1">
            <text:p>1380.731086</text:p>
          </table:table-cell>
          <table:table-cell office:value-type="float" office:value="1375.24423933333" table:style-name="ce1">
            <text:p>1375.24423933333</text:p>
          </table:table-cell>
          <table:table-cell office:value-type="float" office:value="1373.530364" table:style-name="ce1">
            <text:p>1373.530364</text:p>
          </table:table-cell>
          <table:table-cell office:value-type="float" office:value="4.8620040972769" table:style-name="ce1">
            <text:p>4.8620040972769</text:p>
          </table:table-cell>
          <table:table-cell office:value-type="float" office:value="3" table:style-name="ce1">
            <text:p>3</text:p>
          </table:table-cell>
          <table:table-cell office:value-type="float" office:value="89.98460544" table:style-name="ce1">
            <text:p>89.98460544</text:p>
          </table:table-cell>
          <table:table-cell office:value-type="float" office:value="89.99983128" table:style-name="ce1">
            <text:p>89.99983128</text:p>
          </table:table-cell>
          <table:table-cell office:value-type="float" office:value="89.99036511" table:style-name="ce1">
            <text:p>89.99036511</text:p>
          </table:table-cell>
          <table:table-cell office:value-type="float" office:value="89.98665861" table:style-name="ce1">
            <text:p>89.98665861</text:p>
          </table:table-cell>
          <table:table-cell office:value-type="float" office:value="0.00826197056481411" table:style-name="ce1">
            <text:p>0.00826197056481411</text:p>
          </table:table-cell>
          <table:table-cell office:value-type="float" office:value="3" table:style-name="ce1">
            <text:p>3</text:p>
          </table:table-cell>
          <table:table-cell office:value-type="float" office:value="84.31362889" table:style-name="ce1">
            <text:p>84.31362889</text:p>
          </table:table-cell>
          <table:table-cell office:value-type="float" office:value="84.31398337" table:style-name="ce1">
            <text:p>84.31398337</text:p>
          </table:table-cell>
          <table:table-cell office:value-type="float" office:value="84.3137777433333" table:style-name="ce1">
            <text:p>84.3137777433333</text:p>
          </table:table-cell>
          <table:table-cell office:value-type="float" office:value="84.31372097" table:style-name="ce1">
            <text:p>84.31372097</text:p>
          </table:table-cell>
          <table:table-cell office:value-type="float" office:value="0.000183933211065725" table:style-name="ce1">
            <text:p>0.000183933211065725</text:p>
          </table:table-cell>
          <table:table-cell office:value-type="float" office:value="3" table:style-name="ce1">
            <text:p>3</text:p>
          </table:table-cell>
          <table:table-cell office:value-type="float" office:value="95.73212274" table:style-name="ce1">
            <text:p>95.73212274</text:p>
          </table:table-cell>
          <table:table-cell office:value-type="float" office:value="95.73648142" table:style-name="ce1">
            <text:p>95.73648142</text:p>
          </table:table-cell>
          <table:table-cell office:value-type="float" office:value="95.73393597" table:style-name="ce1">
            <text:p>95.73393597</text:p>
          </table:table-cell>
          <table:table-cell office:value-type="float" office:value="95.73320375" table:style-name="ce1">
            <text:p>95.73320375</text:p>
          </table:table-cell>
          <table:table-cell office:value-type="float" office:value="0.00226972078281009" table:style-name="ce1">
            <text:p>0.0022697207828100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0.006503492718" table:style-name="ce1">
            <text:p>0.006503492718</text:p>
          </table:table-cell>
          <table:table-cell office:value-type="float" office:value="0.00653337429" table:style-name="ce1">
            <text:p>0.00653337429</text:p>
          </table:table-cell>
          <table:table-cell office:value-type="float" office:value="0.006517589617" table:style-name="ce1">
            <text:p>0.006517589617</text:p>
          </table:table-cell>
          <table:table-cell office:value-type="float" office:value="0.006515901843" table:style-name="ce1">
            <text:p>0.006515901843</text:p>
          </table:table-cell>
          <table:table-cell office:value-type="float" office:value="1.50121125130378e-05" table:style-name="ce1">
            <text:p>1.50121125130378e-05</text:p>
          </table:table-cell>
          <table:table-cell office:value-type="float" office:value="3" table:style-name="ce1">
            <text:p>3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0.01492259668" table:style-name="ce1">
            <text:p>0.01492259668</text:p>
          </table:table-cell>
          <table:table-cell office:value-type="float" office:value="0.0149126811166667" table:style-name="ce1">
            <text:p>0.0149126811166667</text:p>
          </table:table-cell>
          <table:table-cell office:value-type="float" office:value="0.01491012932" table:style-name="ce1">
            <text:p>0.01491012932</text:p>
          </table:table-cell>
          <table:table-cell office:value-type="float" office:value="8.91782265932854e-06" table:style-name="ce1">
            <text:p>8.91782265932854e-06</text:p>
          </table:table-cell>
          <table:table-cell office:value-type="float" office:value="3" table:style-name="ce1">
            <text:p>3</text:p>
          </table:table-cell>
          <table:table-cell office:value-type="float" office:value="6.988740501" table:style-name="ce1">
            <text:p>6.988740501</text:p>
          </table:table-cell>
          <table:table-cell office:value-type="float" office:value="7.240774246" table:style-name="ce1">
            <text:p>7.240774246</text:p>
          </table:table-cell>
          <table:table-cell office:value-type="float" office:value="7.111513159" table:style-name="ce1">
            <text:p>7.111513159</text:p>
          </table:table-cell>
          <table:table-cell office:value-type="float" office:value="7.10502473" table:style-name="ce1">
            <text:p>7.10502473</text:p>
          </table:table-cell>
          <table:table-cell office:value-type="float" office:value="0.126142090270644" table:style-name="ce1">
            <text:p>0.126142090270644</text:p>
          </table:table-cell>
          <table:table-cell office:value-type="float" office:value="3" table:style-name="ce1">
            <text:p>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13.4604091266667" table:style-name="ce1">
            <text:p>13.4604091266667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519415369380973" table:style-name="ce1">
            <text:p>0.519415369380973</text:p>
          </table:table-cell>
          <table:table-cell office:value-type="float" office:value="3" table:style-name="ce1">
            <text:p>3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0.1206095754" table:style-name="ce1">
            <text:p>0.1206095754</text:p>
          </table:table-cell>
          <table:table-cell office:value-type="float" office:value="0.1137976873" table:style-name="ce1">
            <text:p>0.1137976873</text:p>
          </table:table-cell>
          <table:table-cell office:value-type="float" office:value="0.1183534602" table:style-name="ce1">
            <text:p>0.1183534602</text:p>
          </table:table-cell>
          <table:table-cell office:value-type="float" office:value="0.00990910194755854" table:style-name="ce1">
            <text:p>0.00990910194755854</text:p>
          </table:table-cell>
          <table:table-cell office:value-type="float" office:value="3" table:style-name="ce1">
            <text:p>3</text:p>
          </table:table-cell>
          <table:table-cell office:value-type="float" office:value="0.2268309218" table:style-name="ce1">
            <text:p>0.2268309218</text:p>
          </table:table-cell>
          <table:table-cell office:value-type="float" office:value="0.2547953878" table:style-name="ce1">
            <text:p>0.2547953878</text:p>
          </table:table-cell>
          <table:table-cell office:value-type="float" office:value="0.2434951902" table:style-name="ce1">
            <text:p>0.2434951902</text:p>
          </table:table-cell>
          <table:table-cell office:value-type="float" office:value="0.248859261" table:style-name="ce1">
            <text:p>0.248859261</text:p>
          </table:table-cell>
          <table:table-cell office:value-type="float" office:value="0.0147337293760558" table:style-name="ce1">
            <text:p>0.014733729376055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&lt;10%</text:p>
          </table:table-cell>
          <table:table-cell office:value-type="float" office:value="12" table:style-name="ce1">
            <text:p>12</text:p>
          </table:table-cell>
          <table:table-cell office:value-type="float" office:value="3.01164438" table:style-name="ce1">
            <text:p>3.01164438</text:p>
          </table:table-cell>
          <table:table-cell office:value-type="float" office:value="9.832244912" table:style-name="ce1">
            <text:p>9.832244912</text:p>
          </table:table-cell>
          <table:table-cell office:value-type="float" office:value="5.10347093383333" table:style-name="ce1">
            <text:p>5.10347093383333</text:p>
          </table:table-cell>
          <table:table-cell office:value-type="float" office:value="4.218714097" table:style-name="ce1">
            <text:p>4.218714097</text:p>
          </table:table-cell>
          <table:table-cell office:value-type="float" office:value="2.64798548588192" table:style-name="ce1">
            <text:p>2.64798548588192</text:p>
          </table:table-cell>
          <table:table-cell office:value-type="float" office:value="12" table:style-name="ce1">
            <text:p>12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3.604152028" table:style-name="ce1">
            <text:p>3.604152028</text:p>
          </table:table-cell>
          <table:table-cell office:value-type="float" office:value="2.32321466285" table:style-name="ce1">
            <text:p>2.32321466285</text:p>
          </table:table-cell>
          <table:table-cell office:value-type="float" office:value="2.4153647255" table:style-name="ce1">
            <text:p>2.4153647255</text:p>
          </table:table-cell>
          <table:table-cell office:value-type="float" office:value="1.24250782774716" table:style-name="ce1">
            <text:p>1.24250782774716</text:p>
          </table:table-cell>
          <table:table-cell office:value-type="float" office:value="12" table:style-name="ce1">
            <text:p>12</text:p>
          </table:table-cell>
          <table:table-cell office:value-type="float" office:value="-0.2917737163" table:style-name="ce1">
            <text:p>-0.2917737163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0.175462405866667" table:style-name="ce1">
            <text:p>0.175462405866667</text:p>
          </table:table-cell>
          <table:table-cell office:value-type="float" office:value="0.056011182855" table:style-name="ce1">
            <text:p>0.056011182855</text:p>
          </table:table-cell>
          <table:table-cell office:value-type="float" office:value="0.389609485791066" table:style-name="ce1">
            <text:p>0.389609485791066</text:p>
          </table:table-cell>
          <table:table-cell office:value-type="float" office:value="12" table:style-name="ce1">
            <text:p>12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3.936492427" table:style-name="ce1">
            <text:p>3.936492427</text:p>
          </table:table-cell>
          <table:table-cell office:value-type="float" office:value="3.304446094" table:style-name="ce1">
            <text:p>3.304446094</text:p>
          </table:table-cell>
          <table:table-cell office:value-type="float" office:value="3.3540874" table:style-name="ce1">
            <text:p>3.3540874</text:p>
          </table:table-cell>
          <table:table-cell office:value-type="float" office:value="0.474047979782865" table:style-name="ce1">
            <text:p>0.474047979782865</text:p>
          </table:table-cell>
          <table:table-cell office:value-type="float" office:value="12" table:style-name="ce1">
            <text:p>12</text:p>
          </table:table-cell>
          <table:table-cell office:value-type="float" office:value="2.751093" table:style-name="ce1">
            <text:p>2.751093</text:p>
          </table:table-cell>
          <table:table-cell office:value-type="float" office:value="14.53715" table:style-name="ce1">
            <text:p>14.53715</text:p>
          </table:table-cell>
          <table:table-cell office:value-type="float" office:value="8.04064341666667" table:style-name="ce1">
            <text:p>8.04064341666667</text:p>
          </table:table-cell>
          <table:table-cell office:value-type="float" office:value="7.371676" table:style-name="ce1">
            <text:p>7.371676</text:p>
          </table:table-cell>
          <table:table-cell office:value-type="float" office:value="4.93510168921832" table:style-name="ce1">
            <text:p>4.93510168921832</text:p>
          </table:table-cell>
          <table:table-cell office:value-type="float" office:value="12" table:style-name="ce1">
            <text:p>12</text:p>
          </table:table-cell>
          <table:table-cell office:value-type="float" office:value="2.828181" table:style-name="ce1">
            <text:p>2.828181</text:p>
          </table:table-cell>
          <table:table-cell office:value-type="float" office:value="13.52249" table:style-name="ce1">
            <text:p>13.52249</text:p>
          </table:table-cell>
          <table:table-cell office:value-type="float" office:value="7.34586758333333" table:style-name="ce1">
            <text:p>7.34586758333333</text:p>
          </table:table-cell>
          <table:table-cell office:value-type="float" office:value="6.589067" table:style-name="ce1">
            <text:p>6.589067</text:p>
          </table:table-cell>
          <table:table-cell office:value-type="float" office:value="4.19264758172291" table:style-name="ce1">
            <text:p>4.19264758172291</text:p>
          </table:table-cell>
          <table:table-cell office:value-type="float" office:value="12" table:style-name="ce1">
            <text:p>12</text:p>
          </table:table-cell>
          <table:table-cell office:value-type="float" office:value="5.63969" table:style-name="ce1">
            <text:p>5.63969</text:p>
          </table:table-cell>
          <table:table-cell office:value-type="float" office:value="24.45405" table:style-name="ce1">
            <text:p>24.45405</text:p>
          </table:table-cell>
          <table:table-cell office:value-type="float" office:value="15.386511" table:style-name="ce1">
            <text:p>15.386511</text:p>
          </table:table-cell>
          <table:table-cell office:value-type="float" office:value="15.814419" table:style-name="ce1">
            <text:p>15.814419</text:p>
          </table:table-cell>
          <table:table-cell office:value-type="float" office:value="8.44551866590693" table:style-name="ce1">
            <text:p>8.44551866590693</text:p>
          </table:table-cell>
          <table:table-cell office:value-type="float" office:value="12" table:style-name="ce1">
            <text:p>12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2.78846536" table:style-name="ce1">
            <text:p>2.78846536</text:p>
          </table:table-cell>
          <table:table-cell office:value-type="float" office:value="1.83670358871667" table:style-name="ce1">
            <text:p>1.83670358871667</text:p>
          </table:table-cell>
          <table:table-cell office:value-type="float" office:value="1.9478786335" table:style-name="ce1">
            <text:p>1.9478786335</text:p>
          </table:table-cell>
          <table:table-cell office:value-type="float" office:value="0.985636208389988" table:style-name="ce1">
            <text:p>0.985636208389988</text:p>
          </table:table-cell>
          <table:table-cell office:value-type="float" office:value="12" table:style-name="ce1">
            <text:p>12</text:p>
          </table:table-cell>
          <table:table-cell office:value-type="float" office:value="0.09431684972" table:style-name="ce1">
            <text:p>0.09431684972</text:p>
          </table:table-cell>
          <table:table-cell office:value-type="float" office:value="3.941658928" table:style-name="ce1">
            <text:p>3.941658928</text:p>
          </table:table-cell>
          <table:table-cell office:value-type="float" office:value="0.991393044885" table:style-name="ce1">
            <text:p>0.991393044885</text:p>
          </table:table-cell>
          <table:table-cell office:value-type="float" office:value="0.4939285967" table:style-name="ce1">
            <text:p>0.4939285967</text:p>
          </table:table-cell>
          <table:table-cell office:value-type="float" office:value="1.14335897544733" table:style-name="ce1">
            <text:p>1.14335897544733</text:p>
          </table:table-cell>
          <table:table-cell office:value-type="float" office:value="12" table:style-name="ce1">
            <text:p>12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4.984851284" table:style-name="ce1">
            <text:p>4.984851284</text:p>
          </table:table-cell>
          <table:table-cell office:value-type="float" office:value="3.07238955983333" table:style-name="ce1">
            <text:p>3.07238955983333</text:p>
          </table:table-cell>
          <table:table-cell office:value-type="float" office:value="3.1538722365" table:style-name="ce1">
            <text:p>3.1538722365</text:p>
          </table:table-cell>
          <table:table-cell office:value-type="float" office:value="1.7443451777279" table:style-name="ce1">
            <text:p>1.7443451777279</text:p>
          </table:table-cell>
          <table:table-cell office:value-type="float" office:value="12" table:style-name="ce1">
            <text:p>12</text:p>
          </table:table-cell>
          <table:table-cell office:value-type="float" office:value="1.805524256" table:style-name="ce1">
            <text:p>1.805524256</text:p>
          </table:table-cell>
          <table:table-cell office:value-type="float" office:value="6.259207974" table:style-name="ce1">
            <text:p>6.259207974</text:p>
          </table:table-cell>
          <table:table-cell office:value-type="float" office:value="4.07161466741667" table:style-name="ce1">
            <text:p>4.07161466741667</text:p>
          </table:table-cell>
          <table:table-cell office:value-type="float" office:value="4.1674807305" table:style-name="ce1">
            <text:p>4.1674807305</text:p>
          </table:table-cell>
          <table:table-cell office:value-type="float" office:value="1.87710769201005" table:style-name="ce1">
            <text:p>1.87710769201005</text:p>
          </table:table-cell>
          <table:table-cell office:value-type="float" office:value="12" table:style-name="ce1">
            <text:p>12</text:p>
          </table:table-cell>
          <table:table-cell office:value-type="float" office:value="15.30469555" table:style-name="ce1">
            <text:p>15.30469555</text:p>
          </table:table-cell>
          <table:table-cell office:value-type="float" office:value="65.3219076" table:style-name="ce1">
            <text:p>65.3219076</text:p>
          </table:table-cell>
          <table:table-cell office:value-type="float" office:value="37.6536842" table:style-name="ce1">
            <text:p>37.6536842</text:p>
          </table:table-cell>
          <table:table-cell office:value-type="float" office:value="34.957575725" table:style-name="ce1">
            <text:p>34.957575725</text:p>
          </table:table-cell>
          <table:table-cell office:value-type="float" office:value="22.9259241623496" table:style-name="ce1">
            <text:p>22.9259241623496</text:p>
          </table:table-cell>
          <table:table-cell office:value-type="float" office:value="4" table:style-name="ce1">
            <text:p>4</text:p>
          </table:table-cell>
          <table:table-cell office:value-type="float" office:value="0.3120792314" table:style-name="ce1">
            <text:p>0.3120792314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0.33042865905" table:style-name="ce1">
            <text:p>0.33042865905</text:p>
          </table:table-cell>
          <table:table-cell office:value-type="float" office:value="0.3209797692" table:style-name="ce1">
            <text:p>0.3209797692</text:p>
          </table:table-cell>
          <table:table-cell office:value-type="float" office:value="0.025839738346865" table:style-name="ce1">
            <text:p>0.025839738346865</text:p>
          </table:table-cell>
          <table:table-cell office:value-type="float" office:value="12" table:style-name="ce1">
            <text:p>12</text:p>
          </table:table-cell>
          <table:table-cell office:value-type="float" office:value="84.50106256" table:style-name="ce1">
            <text:p>84.50106256</text:p>
          </table:table-cell>
          <table:table-cell office:value-type="float" office:value="99.75202813" table:style-name="ce1">
            <text:p>99.75202813</text:p>
          </table:table-cell>
          <table:table-cell office:value-type="float" office:value="93.1279027125" table:style-name="ce1">
            <text:p>93.1279027125</text:p>
          </table:table-cell>
          <table:table-cell office:value-type="float" office:value="94.00585976" table:style-name="ce1">
            <text:p>94.00585976</text:p>
          </table:table-cell>
          <table:table-cell office:value-type="float" office:value="5.73905336444923" table:style-name="ce1">
            <text:p>5.73905336444923</text:p>
          </table:table-cell>
          <table:table-cell office:value-type="float" office:value="12" table:style-name="ce1">
            <text:p>12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63540922395" table:style-name="ce1">
            <text:p>2.63540922395</text:p>
          </table:table-cell>
          <table:table-cell office:value-type="float" office:value="2.63540922395" table:style-name="ce1">
            <text:p>2.63540922395</text:p>
          </table:table-cell>
          <table:table-cell office:value-type="float" office:value="1.8357224657747" table:style-name="ce1">
            <text:p>1.8357224657747</text:p>
          </table:table-cell>
          <table:table-cell office:value-type="float" office:value="12" table:style-name="ce1">
            <text:p>12</text:p>
          </table:table-cell>
          <table:table-cell office:value-type="float" office:value="0.1563555852" table:style-name="ce1">
            <text:p>0.1563555852</text:p>
          </table:table-cell>
          <table:table-cell office:value-type="float" office:value="0.335482882" table:style-name="ce1">
            <text:p>0.335482882</text:p>
          </table:table-cell>
          <table:table-cell office:value-type="float" office:value="0.241940248508333" table:style-name="ce1">
            <text:p>0.241940248508333</text:p>
          </table:table-cell>
          <table:table-cell office:value-type="float" office:value="0.2396957188" table:style-name="ce1">
            <text:p>0.2396957188</text:p>
          </table:table-cell>
          <table:table-cell office:value-type="float" office:value="0.0647897516773393" table:style-name="ce1">
            <text:p>0.0647897516773393</text:p>
          </table:table-cell>
          <table:table-cell office:value-type="float" office:value="12" table:style-name="ce1">
            <text:p>12</text:p>
          </table:table-cell>
          <table:table-cell office:value-type="float" office:value="1.171017377" table:style-name="ce1">
            <text:p>1.171017377</text:p>
          </table:table-cell>
          <table:table-cell office:value-type="float" office:value="3.915957103" table:style-name="ce1">
            <text:p>3.915957103</text:p>
          </table:table-cell>
          <table:table-cell office:value-type="float" office:value="2.6006625525" table:style-name="ce1">
            <text:p>2.6006625525</text:p>
          </table:table-cell>
          <table:table-cell office:value-type="float" office:value="2.7043774195" table:style-name="ce1">
            <text:p>2.7043774195</text:p>
          </table:table-cell>
          <table:table-cell office:value-type="float" office:value="0.99011371557052" table:style-name="ce1">
            <text:p>0.99011371557052</text:p>
          </table:table-cell>
          <table:table-cell office:value-type="float" office:value="12" table:style-name="ce1">
            <text:p>12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30280887123333" table:style-name="ce1">
            <text:p>0.130280887123333</text:p>
          </table:table-cell>
          <table:table-cell office:value-type="float" office:value="0.108480927915" table:style-name="ce1">
            <text:p>0.108480927915</text:p>
          </table:table-cell>
          <table:table-cell office:value-type="float" office:value="0.0886440448906575" table:style-name="ce1">
            <text:p>0.0886440448906575</text:p>
          </table:table-cell>
          <table:table-cell office:value-type="float" office:value="12" table:style-name="ce1">
            <text:p>12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5.240637707" table:style-name="ce1">
            <text:p>5.240637707</text:p>
          </table:table-cell>
          <table:table-cell office:value-type="float" office:value="3.20267114408333" table:style-name="ce1">
            <text:p>3.20267114408333</text:p>
          </table:table-cell>
          <table:table-cell office:value-type="float" office:value="3.2556984675" table:style-name="ce1">
            <text:p>3.2556984675</text:p>
          </table:table-cell>
          <table:table-cell office:value-type="float" office:value="1.82378788328215" table:style-name="ce1">
            <text:p>1.82378788328215</text:p>
          </table:table-cell>
          <table:table-cell office:value-type="float" office:value="12" table:style-name="ce1">
            <text:p>12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30280887123333" table:style-name="ce1">
            <text:p>0.130280887123333</text:p>
          </table:table-cell>
          <table:table-cell office:value-type="float" office:value="0.108480927915" table:style-name="ce1">
            <text:p>0.108480927915</text:p>
          </table:table-cell>
          <table:table-cell office:value-type="float" office:value="0.0886440448906575" table:style-name="ce1">
            <text:p>0.0886440448906575</text:p>
          </table:table-cell>
          <table:table-cell office:value-type="float" office:value="12" table:style-name="ce1">
            <text:p>12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3.184156454" table:style-name="ce1">
            <text:p>3.184156454</text:p>
          </table:table-cell>
          <table:table-cell office:value-type="float" office:value="2.037599303525" table:style-name="ce1">
            <text:p>2.037599303525</text:p>
          </table:table-cell>
          <table:table-cell office:value-type="float" office:value="2.135903781" table:style-name="ce1">
            <text:p>2.135903781</text:p>
          </table:table-cell>
          <table:table-cell office:value-type="float" office:value="1.10286872624537" table:style-name="ce1">
            <text:p>1.10286872624537</text:p>
          </table:table-cell>
          <table:table-cell office:value-type="float" office:value="12" table:style-name="ce1">
            <text:p>12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4.960953814" table:style-name="ce1">
            <text:p>4.960953814</text:p>
          </table:table-cell>
          <table:table-cell office:value-type="float" office:value="2.97568302980833" table:style-name="ce1">
            <text:p>2.97568302980833</text:p>
          </table:table-cell>
          <table:table-cell office:value-type="float" office:value="3.002591307" table:style-name="ce1">
            <text:p>3.002591307</text:p>
          </table:table-cell>
          <table:table-cell office:value-type="float" office:value="1.73523937380244" table:style-name="ce1">
            <text:p>1.73523937380244</text:p>
          </table:table-cell>
          <table:table-cell office:value-type="float" office:value="12" table:style-name="ce1">
            <text:p>12</text:p>
          </table:table-cell>
          <table:table-cell office:value-type="float" office:value="0.107364135" table:style-name="ce1">
            <text:p>0.107364135</text:p>
          </table:table-cell>
          <table:table-cell office:value-type="float" office:value="0.3500465517" table:style-name="ce1">
            <text:p>0.3500465517</text:p>
          </table:table-cell>
          <table:table-cell office:value-type="float" office:value="0.2269881143" table:style-name="ce1">
            <text:p>0.2269881143</text:p>
          </table:table-cell>
          <table:table-cell office:value-type="float" office:value="0.23107752905" table:style-name="ce1">
            <text:p>0.23107752905</text:p>
          </table:table-cell>
          <table:table-cell office:value-type="float" office:value="0.0945303173019623" table:style-name="ce1">
            <text:p>0.0945303173019623</text:p>
          </table:table-cell>
          <table:table-cell office:value-type="float" office:value="12" table:style-name="ce1">
            <text:p>12</text:p>
          </table:table-cell>
          <table:table-cell office:value-type="float" office:value="2.0725068" table:style-name="ce1">
            <text:p>2.0725068</text:p>
          </table:table-cell>
          <table:table-cell office:value-type="float" office:value="17.10022" table:style-name="ce1">
            <text:p>17.10022</text:p>
          </table:table-cell>
          <table:table-cell office:value-type="float" office:value="9.5146209" table:style-name="ce1">
            <text:p>9.5146209</text:p>
          </table:table-cell>
          <table:table-cell office:value-type="float" office:value="9.390886" table:style-name="ce1">
            <text:p>9.390886</text:p>
          </table:table-cell>
          <table:table-cell office:value-type="float" office:value="6.73717913302412" table:style-name="ce1">
            <text:p>6.73717913302412</text:p>
          </table:table-cell>
          <table:table-cell office:value-type="float" office:value="12" table:style-name="ce1">
            <text:p>12</text:p>
          </table:table-cell>
          <table:table-cell office:value-type="float" office:value="0.6979617728" table:style-name="ce1">
            <text:p>0.6979617728</text:p>
          </table:table-cell>
          <table:table-cell office:value-type="float" office:value="5.788417068" table:style-name="ce1">
            <text:p>5.788417068</text:p>
          </table:table-cell>
          <table:table-cell office:value-type="float" office:value="3.02906124335833" table:style-name="ce1">
            <text:p>3.02906124335833</text:p>
          </table:table-cell>
          <table:table-cell office:value-type="float" office:value="3.007002738" table:style-name="ce1">
            <text:p>3.007002738</text:p>
          </table:table-cell>
          <table:table-cell office:value-type="float" office:value="2.24119657578295" table:style-name="ce1">
            <text:p>2.24119657578295</text:p>
          </table:table-cell>
          <table:table-cell office:value-type="float" office:value="12" table:style-name="ce1">
            <text:p>12</text:p>
          </table:table-cell>
          <table:table-cell office:value-type="float" office:value="1157.084646" table:style-name="ce1">
            <text:p>1157.084646</text:p>
          </table:table-cell>
          <table:table-cell office:value-type="float" office:value="2453.475243" table:style-name="ce1">
            <text:p>2453.475243</text:p>
          </table:table-cell>
          <table:table-cell office:value-type="float" office:value="1771.79790975" table:style-name="ce1">
            <text:p>1771.79790975</text:p>
          </table:table-cell>
          <table:table-cell office:value-type="float" office:value="1762.525112" table:style-name="ce1">
            <text:p>1762.525112</text:p>
          </table:table-cell>
          <table:table-cell office:value-type="float" office:value="623.460523994984" table:style-name="ce1">
            <text:p>623.460523994984</text:p>
          </table:table-cell>
          <table:table-cell office:value-type="float" office:value="12" table:style-name="ce1">
            <text:p>12</text:p>
          </table:table-cell>
          <table:table-cell office:value-type="float" office:value="89.98080714" table:style-name="ce1">
            <text:p>89.98080714</text:p>
          </table:table-cell>
          <table:table-cell office:value-type="float" office:value="142.9887744" table:style-name="ce1">
            <text:p>142.9887744</text:p>
          </table:table-cell>
          <table:table-cell office:value-type="float" office:value="103.242958341667" table:style-name="ce1">
            <text:p>103.242958341667</text:p>
          </table:table-cell>
          <table:table-cell office:value-type="float" office:value="89.999219045" table:style-name="ce1">
            <text:p>89.999219045</text:p>
          </table:table-cell>
          <table:table-cell office:value-type="float" office:value="23.9673920139948" table:style-name="ce1">
            <text:p>23.9673920139948</text:p>
          </table:table-cell>
          <table:table-cell office:value-type="float" office:value="12" table:style-name="ce1">
            <text:p>12</text:p>
          </table:table-cell>
          <table:table-cell office:value-type="float" office:value="36.98182486" table:style-name="ce1">
            <text:p>36.98182486</text:p>
          </table:table-cell>
          <table:table-cell office:value-type="float" office:value="143.0005255" table:style-name="ce1">
            <text:p>143.0005255</text:p>
          </table:table-cell>
          <table:table-cell office:value-type="float" office:value="110.1762613475" table:style-name="ce1">
            <text:p>110.1762613475</text:p>
          </table:table-cell>
          <table:table-cell office:value-type="float" office:value="116.49216411" table:style-name="ce1">
            <text:p>116.49216411</text:p>
          </table:table-cell>
          <table:table-cell office:value-type="float" office:value="36.9730062287397" table:style-name="ce1">
            <text:p>36.9730062287397</text:p>
          </table:table-cell>
          <table:table-cell office:value-type="float" office:value="12" table:style-name="ce1">
            <text:p>12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64.1054285093687" table:style-name="ce1">
            <text:p>64.1054285093687</text:p>
          </table:table-cell>
          <table:table-cell office:value-type="float" office:value="57.79080869" table:style-name="ce1">
            <text:p>57.79080869</text:p>
          </table:table-cell>
          <table:table-cell office:value-type="float" office:value="55.3080158170586" table:style-name="ce1">
            <text:p>55.3080158170586</text:p>
          </table:table-cell>
          <table:table-cell office:value-type="float" office:value="9" table:style-name="ce1">
            <text:p>9</text:p>
          </table:table-cell>
          <table:table-cell office:value-type="float" office:value="25.4707879" table:style-name="ce1">
            <text:p>25.4707879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65.2420804977778" table:style-name="ce1">
            <text:p>65.2420804977778</text:p>
          </table:table-cell>
          <table:table-cell office:value-type="float" office:value="76.15507045" table:style-name="ce1">
            <text:p>76.15507045</text:p>
          </table:table-cell>
          <table:table-cell office:value-type="float" office:value="30.0929413397412" table:style-name="ce1">
            <text:p>30.0929413397412</text:p>
          </table:table-cell>
          <table:table-cell office:value-type="float" office:value="12" table:style-name="ce1">
            <text:p>12</text:p>
          </table:table-cell>
          <table:table-cell office:value-type="float" office:value="0.001484910061" table:style-name="ce1">
            <text:p>0.001484910061</text:p>
          </table:table-cell>
          <table:table-cell office:value-type="float" office:value="0.004587560571" table:style-name="ce1">
            <text:p>0.004587560571</text:p>
          </table:table-cell>
          <table:table-cell office:value-type="float" office:value="0.00281121580841667" table:style-name="ce1">
            <text:p>0.00281121580841667</text:p>
          </table:table-cell>
          <table:table-cell office:value-type="float" office:value="0.002720910653" table:style-name="ce1">
            <text:p>0.002720910653</text:p>
          </table:table-cell>
          <table:table-cell office:value-type="float" office:value="0.001186459940784" table:style-name="ce1">
            <text:p>0.001186459940784</text:p>
          </table:table-cell>
          <table:table-cell office:value-type="float" office:value="12" table:style-name="ce1">
            <text:p>12</text:p>
          </table:table-cell>
          <table:table-cell office:value-type="float" office:value="0.01575069421" table:style-name="ce1">
            <text:p>0.01575069421</text:p>
          </table:table-cell>
          <table:table-cell office:value-type="float" office:value="0.01736893648" table:style-name="ce1">
            <text:p>0.01736893648</text:p>
          </table:table-cell>
          <table:table-cell office:value-type="float" office:value="0.01662502962" table:style-name="ce1">
            <text:p>0.01662502962</text:p>
          </table:table-cell>
          <table:table-cell office:value-type="float" office:value="0.016630259655" table:style-name="ce1">
            <text:p>0.016630259655</text:p>
          </table:table-cell>
          <table:table-cell office:value-type="float" office:value="0.000604828942590265" table:style-name="ce1">
            <text:p>0.000604828942590265</text:p>
          </table:table-cell>
          <table:table-cell office:value-type="float" office:value="12" table:style-name="ce1">
            <text:p>12</text:p>
          </table:table-cell>
          <table:table-cell office:value-type="float" office:value="1.471805123" table:style-name="ce1">
            <text:p>1.471805123</text:p>
          </table:table-cell>
          <table:table-cell office:value-type="float" office:value="6.643634232" table:style-name="ce1">
            <text:p>6.643634232</text:p>
          </table:table-cell>
          <table:table-cell office:value-type="float" office:value="4.46139415933333" table:style-name="ce1">
            <text:p>4.46139415933333</text:p>
          </table:table-cell>
          <table:table-cell office:value-type="float" office:value="5.030896406" table:style-name="ce1">
            <text:p>5.030896406</text:p>
          </table:table-cell>
          <table:table-cell office:value-type="float" office:value="1.8757813784337" table:style-name="ce1">
            <text:p>1.8757813784337</text:p>
          </table:table-cell>
          <table:table-cell office:value-type="float" office:value="12" table:style-name="ce1">
            <text:p>12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23.93697104375" table:style-name="ce1">
            <text:p>23.93697104375</text:p>
          </table:table-cell>
          <table:table-cell office:value-type="float" office:value="9.492217022" table:style-name="ce1">
            <text:p>9.492217022</text:p>
          </table:table-cell>
          <table:table-cell office:value-type="float" office:value="31.4680073314779" table:style-name="ce1">
            <text:p>31.4680073314779</text:p>
          </table:table-cell>
          <table:table-cell office:value-type="float" office:value="12" table:style-name="ce1">
            <text:p>12</text:p>
          </table:table-cell>
          <table:table-cell office:value-type="float" office:value="0.1876715346" table:style-name="ce1">
            <text:p>0.1876715346</text:p>
          </table:table-cell>
          <table:table-cell office:value-type="float" office:value="1.066781237" table:style-name="ce1">
            <text:p>1.066781237</text:p>
          </table:table-cell>
          <table:table-cell office:value-type="float" office:value="0.441408308375" table:style-name="ce1">
            <text:p>0.441408308375</text:p>
          </table:table-cell>
          <table:table-cell office:value-type="float" office:value="0.27783732155" table:style-name="ce1">
            <text:p>0.27783732155</text:p>
          </table:table-cell>
          <table:table-cell office:value-type="float" office:value="0.340026460089293" table:style-name="ce1">
            <text:p>0.340026460089293</text:p>
          </table:table-cell>
          <table:table-cell office:value-type="float" office:value="12" table:style-name="ce1">
            <text:p>12</text:p>
          </table:table-cell>
          <table:table-cell office:value-type="float" office:value="0.2761538473" table:style-name="ce1">
            <text:p>0.2761538473</text:p>
          </table:table-cell>
          <table:table-cell office:value-type="float" office:value="1.723039734" table:style-name="ce1">
            <text:p>1.723039734</text:p>
          </table:table-cell>
          <table:table-cell office:value-type="float" office:value="0.7127704445" table:style-name="ce1">
            <text:p>0.7127704445</text:p>
          </table:table-cell>
          <table:table-cell office:value-type="float" office:value="0.43523265145" table:style-name="ce1">
            <text:p>0.43523265145</text:p>
          </table:table-cell>
          <table:table-cell office:value-type="float" office:value="0.573719183773339" table:style-name="ce1">
            <text:p>0.57371918377333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8.12722435" table:style-name="ce1">
            <text:p>18.12722435</text:p>
          </table:table-cell>
          <table:table-cell office:value-type="float" office:value="18.71911821" table:style-name="ce1">
            <text:p>18.71911821</text:p>
          </table:table-cell>
          <table:table-cell office:value-type="float" office:value="18.4156847833333" table:style-name="ce1">
            <text:p>18.4156847833333</text:p>
          </table:table-cell>
          <table:table-cell office:value-type="float" office:value="18.40071179" table:style-name="ce1">
            <text:p>18.40071179</text:p>
          </table:table-cell>
          <table:table-cell office:value-type="float" office:value="0.29623086988605" table:style-name="ce1">
            <text:p>0.29623086988605</text:p>
          </table:table-cell>
          <table:table-cell office:value-type="float" office:value="3" table:style-name="ce1">
            <text:p>3</text:p>
          </table:table-cell>
          <table:table-cell office:value-type="float" office:value="1.554197731" table:style-name="ce1">
            <text:p>1.554197731</text:p>
          </table:table-cell>
          <table:table-cell office:value-type="float" office:value="1.605153249" table:style-name="ce1">
            <text:p>1.605153249</text:p>
          </table:table-cell>
          <table:table-cell office:value-type="float" office:value="1.582349275" table:style-name="ce1">
            <text:p>1.582349275</text:p>
          </table:table-cell>
          <table:table-cell office:value-type="float" office:value="1.587696845" table:style-name="ce1">
            <text:p>1.587696845</text:p>
          </table:table-cell>
          <table:table-cell office:value-type="float" office:value="0.0258952424653788" table:style-name="ce1">
            <text:p>0.0258952424653788</text:p>
          </table:table-cell>
          <table:table-cell office:value-type="float" office:value="3" table:style-name="ce1">
            <text:p>3</text:p>
          </table:table-cell>
          <table:table-cell office:value-type="float" office:value="-0.3079188767" table:style-name="ce1">
            <text:p>-0.3079188767</text:p>
          </table:table-cell>
          <table:table-cell office:value-type="float" office:value="-0.2457725812" table:style-name="ce1">
            <text:p>-0.2457725812</text:p>
          </table:table-cell>
          <table:table-cell office:value-type="float" office:value="-0.285376846766667" table:style-name="ce1">
            <text:p>-0.285376846766667</text:p>
          </table:table-cell>
          <table:table-cell office:value-type="float" office:value="-0.3024390824" table:style-name="ce1">
            <text:p>-0.3024390824</text:p>
          </table:table-cell>
          <table:table-cell office:value-type="float" office:value="0.0344075634809975" table:style-name="ce1">
            <text:p>0.0344075634809975</text:p>
          </table:table-cell>
          <table:table-cell office:value-type="float" office:value="3" table:style-name="ce1">
            <text:p>3</text:p>
          </table:table-cell>
          <table:table-cell office:value-type="float" office:value="2.801927862" table:style-name="ce1">
            <text:p>2.801927862</text:p>
          </table:table-cell>
          <table:table-cell office:value-type="float" office:value="2.877494542" table:style-name="ce1">
            <text:p>2.877494542</text:p>
          </table:table-cell>
          <table:table-cell office:value-type="float" office:value="2.840299486" table:style-name="ce1">
            <text:p>2.840299486</text:p>
          </table:table-cell>
          <table:table-cell office:value-type="float" office:value="2.841476054" table:style-name="ce1">
            <text:p>2.841476054</text:p>
          </table:table-cell>
          <table:table-cell office:value-type="float" office:value="0.0377970768148751" table:style-name="ce1">
            <text:p>0.0377970768148751</text:p>
          </table:table-cell>
          <table:table-cell office:value-type="float" office:value="3" table:style-name="ce1">
            <text:p>3</text:p>
          </table:table-cell>
          <table:table-cell office:value-type="float" office:value="4.726013" table:style-name="ce1">
            <text:p>4.726013</text:p>
          </table:table-cell>
          <table:table-cell office:value-type="float" office:value="4.969035" table:style-name="ce1">
            <text:p>4.969035</text:p>
          </table:table-cell>
          <table:table-cell office:value-type="float" office:value="4.84674666666667" table:style-name="ce1">
            <text:p>4.84674666666667</text:p>
          </table:table-cell>
          <table:table-cell office:value-type="float" office:value="4.845192" table:style-name="ce1">
            <text:p>4.845192</text:p>
          </table:table-cell>
          <table:table-cell office:value-type="float" office:value="0.12151845893663" table:style-name="ce1">
            <text:p>0.12151845893663</text:p>
          </table:table-cell>
          <table:table-cell office:value-type="float" office:value="3" table:style-name="ce1">
            <text:p>3</text:p>
          </table:table-cell>
          <table:table-cell office:value-type="float" office:value="4.067066" table:style-name="ce1">
            <text:p>4.067066</text:p>
          </table:table-cell>
          <table:table-cell office:value-type="float" office:value="4.222886" table:style-name="ce1">
            <text:p>4.222886</text:p>
          </table:table-cell>
          <table:table-cell office:value-type="float" office:value="4.164834" table:style-name="ce1">
            <text:p>4.164834</text:p>
          </table:table-cell>
          <table:table-cell office:value-type="float" office:value="4.20455" table:style-name="ce1">
            <text:p>4.20455</text:p>
          </table:table-cell>
          <table:table-cell office:value-type="float" office:value="0.0851644796379338" table:style-name="ce1">
            <text:p>0.0851644796379338</text:p>
          </table:table-cell>
          <table:table-cell office:value-type="float" office:value="3" table:style-name="ce1">
            <text:p>3</text:p>
          </table:table-cell>
          <table:table-cell office:value-type="float" office:value="8.948899" table:style-name="ce1">
            <text:p>8.948899</text:p>
          </table:table-cell>
          <table:table-cell office:value-type="float" office:value="9.049742" table:style-name="ce1">
            <text:p>9.049742</text:p>
          </table:table-cell>
          <table:table-cell office:value-type="float" office:value="9.01158066666667" table:style-name="ce1">
            <text:p>9.01158066666667</text:p>
          </table:table-cell>
          <table:table-cell office:value-type="float" office:value="9.036101" table:style-name="ce1">
            <text:p>9.036101</text:p>
          </table:table-cell>
          <table:table-cell office:value-type="float" office:value="0.0547107185324165" table:style-name="ce1">
            <text:p>0.0547107185324165</text:p>
          </table:table-cell>
          <table:table-cell office:value-type="float" office:value="3" table:style-name="ce1">
            <text:p>3</text:p>
          </table:table-cell>
          <table:table-cell office:value-type="float" office:value="1.234000922" table:style-name="ce1">
            <text:p>1.234000922</text:p>
          </table:table-cell>
          <table:table-cell office:value-type="float" office:value="1.278975318" table:style-name="ce1">
            <text:p>1.278975318</text:p>
          </table:table-cell>
          <table:table-cell office:value-type="float" office:value="1.259026818" table:style-name="ce1">
            <text:p>1.259026818</text:p>
          </table:table-cell>
          <table:table-cell office:value-type="float" office:value="1.264104214" table:style-name="ce1">
            <text:p>1.264104214</text:p>
          </table:table-cell>
          <table:table-cell office:value-type="float" office:value="0.0229130756664578" table:style-name="ce1">
            <text:p>0.0229130756664578</text:p>
          </table:table-cell>
          <table:table-cell office:value-type="float" office:value="3" table:style-name="ce1">
            <text:p>3</text:p>
          </table:table-cell>
          <table:table-cell office:value-type="float" office:value="0.6752289173" table:style-name="ce1">
            <text:p>0.6752289173</text:p>
          </table:table-cell>
          <table:table-cell office:value-type="float" office:value="0.8122483504" table:style-name="ce1">
            <text:p>0.8122483504</text:p>
          </table:table-cell>
          <table:table-cell office:value-type="float" office:value="0.750195177866667" table:style-name="ce1">
            <text:p>0.750195177866667</text:p>
          </table:table-cell>
          <table:table-cell office:value-type="float" office:value="0.7631082659" table:style-name="ce1">
            <text:p>0.7631082659</text:p>
          </table:table-cell>
          <table:table-cell office:value-type="float" office:value="0.0694164400101216" table:style-name="ce1">
            <text:p>0.0694164400101216</text:p>
          </table:table-cell>
          <table:table-cell office:value-type="float" office:value="3" table:style-name="ce1">
            <text:p>3</text:p>
          </table:table-cell>
          <table:table-cell office:value-type="float" office:value="1.797687975" table:style-name="ce1">
            <text:p>1.797687975</text:p>
          </table:table-cell>
          <table:table-cell office:value-type="float" office:value="1.839124434" table:style-name="ce1">
            <text:p>1.839124434</text:p>
          </table:table-cell>
          <table:table-cell office:value-type="float" office:value="1.81198674666667" table:style-name="ce1">
            <text:p>1.81198674666667</text:p>
          </table:table-cell>
          <table:table-cell office:value-type="float" office:value="1.799147831" table:style-name="ce1">
            <text:p>1.799147831</text:p>
          </table:table-cell>
          <table:table-cell office:value-type="float" office:value="0.0235132590305236" table:style-name="ce1">
            <text:p>0.0235132590305236</text:p>
          </table:table-cell>
          <table:table-cell office:value-type="float" office:value="3" table:style-name="ce1">
            <text:p>3</text:p>
          </table:table-cell>
          <table:table-cell office:value-type="float" office:value="3.392692062" table:style-name="ce1">
            <text:p>3.392692062</text:p>
          </table:table-cell>
          <table:table-cell office:value-type="float" office:value="3.574844328" table:style-name="ce1">
            <text:p>3.574844328</text:p>
          </table:table-cell>
          <table:table-cell office:value-type="float" office:value="3.498574065" table:style-name="ce1">
            <text:p>3.498574065</text:p>
          </table:table-cell>
          <table:table-cell office:value-type="float" office:value="3.528185805" table:style-name="ce1">
            <text:p>3.528185805</text:p>
          </table:table-cell>
          <table:table-cell office:value-type="float" office:value="0.0946176693942754" table:style-name="ce1">
            <text:p>0.0946176693942754</text:p>
          </table:table-cell>
          <table:table-cell office:value-type="float" office:value="3" table:style-name="ce1">
            <text:p>3</text:p>
          </table:table-cell>
          <table:table-cell office:value-type="float" office:value="19.46628431" table:style-name="ce1">
            <text:p>19.46628431</text:p>
          </table:table-cell>
          <table:table-cell office:value-type="float" office:value="19.56039702" table:style-name="ce1">
            <text:p>19.56039702</text:p>
          </table:table-cell>
          <table:table-cell office:value-type="float" office:value="19.5141106166667" table:style-name="ce1">
            <text:p>19.5141106166667</text:p>
          </table:table-cell>
          <table:table-cell office:value-type="float" office:value="19.51565052" table:style-name="ce1">
            <text:p>19.51565052</text:p>
          </table:table-cell>
          <table:table-cell office:value-type="float" office:value="0.0470752485133439" table:style-name="ce1">
            <text:p>0.047075248513343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80.76634907" table:style-name="ce1">
            <text:p>80.76634907</text:p>
          </table:table-cell>
          <table:table-cell office:value-type="float" office:value="81.00336502" table:style-name="ce1">
            <text:p>81.00336502</text:p>
          </table:table-cell>
          <table:table-cell office:value-type="float" office:value="80.9237695566667" table:style-name="ce1">
            <text:p>80.9237695566667</text:p>
          </table:table-cell>
          <table:table-cell office:value-type="float" office:value="81.00159458" table:style-name="ce1">
            <text:p>81.00159458</text:p>
          </table:table-cell>
          <table:table-cell office:value-type="float" office:value="0.136333014458076" table:style-name="ce1">
            <text:p>0.136333014458076</text:p>
          </table:table-cell>
          <table:table-cell office:value-type="float" office:value="3" table:style-name="ce1">
            <text:p>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132968867" table:style-name="ce1">
            <text:p>0.2132968867</text:p>
          </table:table-cell>
          <table:table-cell office:value-type="float" office:value="0.2141540679" table:style-name="ce1">
            <text:p>0.2141540679</text:p>
          </table:table-cell>
          <table:table-cell office:value-type="float" office:value="0.213785872033333" table:style-name="ce1">
            <text:p>0.213785872033333</text:p>
          </table:table-cell>
          <table:table-cell office:value-type="float" office:value="0.2139066615" table:style-name="ce1">
            <text:p>0.2139066615</text:p>
          </table:table-cell>
          <table:table-cell office:value-type="float" office:value="0.000441171705633505" table:style-name="ce1">
            <text:p>0.000441171705633505</text:p>
          </table:table-cell>
          <table:table-cell office:value-type="float" office:value="3" table:style-name="ce1">
            <text:p>3</text:p>
          </table:table-cell>
          <table:table-cell office:value-type="float" office:value="2.147368006" table:style-name="ce1">
            <text:p>2.147368006</text:p>
          </table:table-cell>
          <table:table-cell office:value-type="float" office:value="2.17073495" table:style-name="ce1">
            <text:p>2.17073495</text:p>
          </table:table-cell>
          <table:table-cell office:value-type="float" office:value="2.15978080766667" table:style-name="ce1">
            <text:p>2.15978080766667</text:p>
          </table:table-cell>
          <table:table-cell office:value-type="float" office:value="2.161239467" table:style-name="ce1">
            <text:p>2.161239467</text:p>
          </table:table-cell>
          <table:table-cell office:value-type="float" office:value="0.0117515651409853" table:style-name="ce1">
            <text:p>0.0117515651409853</text:p>
          </table:table-cell>
          <table:table-cell office:value-type="float" office:value="3" table:style-name="ce1">
            <text:p>3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0.0688917122433333" table:style-name="ce1">
            <text:p>0.0688917122433333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0.00126668204261655" table:style-name="ce1">
            <text:p>0.00126668204261655</text:p>
          </table:table-cell>
          <table:table-cell office:value-type="float" office:value="3" table:style-name="ce1">
            <text:p>3</text:p>
          </table:table-cell>
          <table:table-cell office:value-type="float" office:value="1.865135415" table:style-name="ce1">
            <text:p>1.865135415</text:p>
          </table:table-cell>
          <table:table-cell office:value-type="float" office:value="1.908939653" table:style-name="ce1">
            <text:p>1.908939653</text:p>
          </table:table-cell>
          <table:table-cell office:value-type="float" office:value="1.880878382" table:style-name="ce1">
            <text:p>1.880878382</text:p>
          </table:table-cell>
          <table:table-cell office:value-type="float" office:value="1.868560078" table:style-name="ce1">
            <text:p>1.868560078</text:p>
          </table:table-cell>
          <table:table-cell office:value-type="float" office:value="0.0243620253010187" table:style-name="ce1">
            <text:p>0.0243620253010187</text:p>
          </table:table-cell>
          <table:table-cell office:value-type="float" office:value="3" table:style-name="ce1">
            <text:p>3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0.0688917122433333" table:style-name="ce1">
            <text:p>0.0688917122433333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0.00126668204261655" table:style-name="ce1">
            <text:p>0.00126668204261655</text:p>
          </table:table-cell>
          <table:table-cell office:value-type="float" office:value="3" table:style-name="ce1">
            <text:p>3</text:p>
          </table:table-cell>
          <table:table-cell office:value-type="float" office:value="1.555079279" table:style-name="ce1">
            <text:p>1.555079279</text:p>
          </table:table-cell>
          <table:table-cell office:value-type="float" office:value="1.635715994" table:style-name="ce1">
            <text:p>1.635715994</text:p>
          </table:table-cell>
          <table:table-cell office:value-type="float" office:value="1.60857373633333" table:style-name="ce1">
            <text:p>1.60857373633333</text:p>
          </table:table-cell>
          <table:table-cell office:value-type="float" office:value="1.634925936" table:style-name="ce1">
            <text:p>1.634925936</text:p>
          </table:table-cell>
          <table:table-cell office:value-type="float" office:value="0.0463292431618702" table:style-name="ce1">
            <text:p>0.0463292431618702</text:p>
          </table:table-cell>
          <table:table-cell office:value-type="float" office:value="3" table:style-name="ce1">
            <text:p>3</text:p>
          </table:table-cell>
          <table:table-cell office:value-type="float" office:value="1.674892721" table:style-name="ce1">
            <text:p>1.674892721</text:p>
          </table:table-cell>
          <table:table-cell office:value-type="float" office:value="1.719889064" table:style-name="ce1">
            <text:p>1.719889064</text:p>
          </table:table-cell>
          <table:table-cell office:value-type="float" office:value="1.69196526366667" table:style-name="ce1">
            <text:p>1.69196526366667</text:p>
          </table:table-cell>
          <table:table-cell office:value-type="float" office:value="1.681114006" table:style-name="ce1">
            <text:p>1.681114006</text:p>
          </table:table-cell>
          <table:table-cell office:value-type="float" office:value="0.0243819618889602" table:style-name="ce1">
            <text:p>0.0243819618889602</text:p>
          </table:table-cell>
          <table:table-cell office:value-type="float" office:value="3" table:style-name="ce1">
            <text:p>3</text:p>
          </table:table-cell>
          <table:table-cell office:value-type="float" office:value="0.1874460724" table:style-name="ce1">
            <text:p>0.1874460724</text:p>
          </table:table-cell>
          <table:table-cell office:value-type="float" office:value="0.1902426941" table:style-name="ce1">
            <text:p>0.1902426941</text:p>
          </table:table-cell>
          <table:table-cell office:value-type="float" office:value="0.1889131187" table:style-name="ce1">
            <text:p>0.1889131187</text:p>
          </table:table-cell>
          <table:table-cell office:value-type="float" office:value="0.1890505896" table:style-name="ce1">
            <text:p>0.1890505896</text:p>
          </table:table-cell>
          <table:table-cell office:value-type="float" office:value="0.0014033698441565" table:style-name="ce1">
            <text:p>0.0014033698441565</text:p>
          </table:table-cell>
          <table:table-cell office:value-type="float" office:value="3" table:style-name="ce1">
            <text:p>3</text:p>
          </table:table-cell>
          <table:table-cell office:value-type="float" office:value="2.6256" table:style-name="ce1">
            <text:p>2.6256</text:p>
          </table:table-cell>
          <table:table-cell office:value-type="float" office:value="2.664725" table:style-name="ce1">
            <text:p>2.664725</text:p>
          </table:table-cell>
          <table:table-cell office:value-type="float" office:value="2.646726" table:style-name="ce1">
            <text:p>2.646726</text:p>
          </table:table-cell>
          <table:table-cell office:value-type="float" office:value="2.649853" table:style-name="ce1">
            <text:p>2.649853</text:p>
          </table:table-cell>
          <table:table-cell office:value-type="float" office:value="0.0197490506860456" table:style-name="ce1">
            <text:p>0.0197490506860456</text:p>
          </table:table-cell>
          <table:table-cell office:value-type="float" office:value="3" table:style-name="ce1">
            <text:p>3</text:p>
          </table:table-cell>
          <table:table-cell office:value-type="float" office:value="0.936074248" table:style-name="ce1">
            <text:p>0.936074248</text:p>
          </table:table-cell>
          <table:table-cell office:value-type="float" office:value="0.9504411048" table:style-name="ce1">
            <text:p>0.9504411048</text:p>
          </table:table-cell>
          <table:table-cell office:value-type="float" office:value="0.942846713" table:style-name="ce1">
            <text:p>0.942846713</text:p>
          </table:table-cell>
          <table:table-cell office:value-type="float" office:value="0.9420247862" table:style-name="ce1">
            <text:p>0.9420247862</text:p>
          </table:table-cell>
          <table:table-cell office:value-type="float" office:value="0.00721860902988553" table:style-name="ce1">
            <text:p>0.00721860902988553</text:p>
          </table:table-cell>
          <table:table-cell office:value-type="float" office:value="3" table:style-name="ce1">
            <text:p>3</text:p>
          </table:table-cell>
          <table:table-cell office:value-type="float" office:value="2545.64733" table:style-name="ce1">
            <text:p>2545.64733</text:p>
          </table:table-cell>
          <table:table-cell office:value-type="float" office:value="2582.752598" table:style-name="ce1">
            <text:p>2582.752598</text:p>
          </table:table-cell>
          <table:table-cell office:value-type="float" office:value="2559.439704" table:style-name="ce1">
            <text:p>2559.439704</text:p>
          </table:table-cell>
          <table:table-cell office:value-type="float" office:value="2549.919184" table:style-name="ce1">
            <text:p>2549.919184</text:p>
          </table:table-cell>
          <table:table-cell office:value-type="float" office:value="20.3022278122565" table:style-name="ce1">
            <text:p>20.3022278122565</text:p>
          </table:table-cell>
          <table:table-cell office:value-type="float" office:value="3" table:style-name="ce1">
            <text:p>3</text:p>
          </table:table-cell>
          <table:table-cell office:value-type="float" office:value="90.00758926" table:style-name="ce1">
            <text:p>90.00758926</text:p>
          </table:table-cell>
          <table:table-cell office:value-type="float" office:value="90.02553044" table:style-name="ce1">
            <text:p>90.02553044</text:p>
          </table:table-cell>
          <table:table-cell office:value-type="float" office:value="90.0153612766667" table:style-name="ce1">
            <text:p>90.0153612766667</text:p>
          </table:table-cell>
          <table:table-cell office:value-type="float" office:value="90.01296413" table:style-name="ce1">
            <text:p>90.01296413</text:p>
          </table:table-cell>
          <table:table-cell office:value-type="float" office:value="0.00920767174991481" table:style-name="ce1">
            <text:p>0.00920767174991481</text:p>
          </table:table-cell>
          <table:table-cell office:value-type="float" office:value="3" table:style-name="ce1">
            <text:p>3</text:p>
          </table:table-cell>
          <table:table-cell office:value-type="float" office:value="37.01736124" table:style-name="ce1">
            <text:p>37.01736124</text:p>
          </table:table-cell>
          <table:table-cell office:value-type="float" office:value="37.01915367" table:style-name="ce1">
            <text:p>37.01915367</text:p>
          </table:table-cell>
          <table:table-cell office:value-type="float" office:value="37.01809314" table:style-name="ce1">
            <text:p>37.01809314</text:p>
          </table:table-cell>
          <table:table-cell office:value-type="float" office:value="37.01776451" table:style-name="ce1">
            <text:p>37.01776451</text:p>
          </table:table-cell>
          <table:table-cell office:value-type="float" office:value="0.000940318873522211" table:style-name="ce1">
            <text:p>0.000940318873522211</text:p>
          </table:table-cell>
          <table:table-cell office:value-type="float" office:value="3" table:style-name="ce1">
            <text:p>3</text:p>
          </table:table-cell>
          <table:table-cell office:value-type="float" office:value="179.9894642" table:style-name="ce1">
            <text:p>179.9894642</text:p>
          </table:table-cell>
          <table:table-cell office:value-type="float" office:value="179.9937363" table:style-name="ce1">
            <text:p>179.9937363</text:p>
          </table:table-cell>
          <table:table-cell office:value-type="float" office:value="179.992081466667" table:style-name="ce1">
            <text:p>179.992081466667</text:p>
          </table:table-cell>
          <table:table-cell office:value-type="float" office:value="179.9930439" table:style-name="ce1">
            <text:p>179.9930439</text:p>
          </table:table-cell>
          <table:table-cell office:value-type="float" office:value="0.0022929060258467" table:style-name="ce1">
            <text:p>0.0022929060258467</text:p>
          </table:table-cell>
          <table:table-cell office:value-type="float" office:value="3" table:style-name="ce1">
            <text:p>3</text:p>
          </table:table-cell>
          <table:table-cell office:value-type="float" office:value="46.40116028" table:style-name="ce1">
            <text:p>46.40116028</text:p>
          </table:table-cell>
          <table:table-cell office:value-type="float" office:value="48.07762418" table:style-name="ce1">
            <text:p>48.07762418</text:p>
          </table:table-cell>
          <table:table-cell office:value-type="float" office:value="47.2345982366667" table:style-name="ce1">
            <text:p>47.2345982366667</text:p>
          </table:table-cell>
          <table:table-cell office:value-type="float" office:value="47.22501025" table:style-name="ce1">
            <text:p>47.22501025</text:p>
          </table:table-cell>
          <table:table-cell office:value-type="float" office:value="0.838273075505258" table:style-name="ce1">
            <text:p>0.838273075505258</text:p>
          </table:table-cell>
          <table:table-cell office:value-type="float" office:value="3" table:style-name="ce1">
            <text:p>3</text:p>
          </table:table-cell>
          <table:table-cell office:value-type="float" office:value="0.00326726957" table:style-name="ce1">
            <text:p>0.00326726957</text:p>
          </table:table-cell>
          <table:table-cell office:value-type="float" office:value="0.003556413776" table:style-name="ce1">
            <text:p>0.003556413776</text:p>
          </table:table-cell>
          <table:table-cell office:value-type="float" office:value="0.003390486788" table:style-name="ce1">
            <text:p>0.003390486788</text:p>
          </table:table-cell>
          <table:table-cell office:value-type="float" office:value="0.003347777018" table:style-name="ce1">
            <text:p>0.003347777018</text:p>
          </table:table-cell>
          <table:table-cell office:value-type="float" office:value="0.000149228637687048" table:style-name="ce1">
            <text:p>0.000149228637687048</text:p>
          </table:table-cell>
          <table:table-cell office:value-type="float" office:value="3" table:style-name="ce1">
            <text:p>3</text:p>
          </table:table-cell>
          <table:table-cell office:value-type="float" office:value="0.01639714277" table:style-name="ce1">
            <text:p>0.01639714277</text:p>
          </table:table-cell>
          <table:table-cell office:value-type="float" office:value="0.01652372273" table:style-name="ce1">
            <text:p>0.01652372273</text:p>
          </table:table-cell>
          <table:table-cell office:value-type="float" office:value="0.01647742935" table:style-name="ce1">
            <text:p>0.01647742935</text:p>
          </table:table-cell>
          <table:table-cell office:value-type="float" office:value="0.01651142255" table:style-name="ce1">
            <text:p>0.01651142255</text:p>
          </table:table-cell>
          <table:table-cell office:value-type="float" office:value="6.98016819502246e-05" table:style-name="ce1">
            <text:p>6.98016819502246e-05</text:p>
          </table:table-cell>
          <table:table-cell office:value-type="float" office:value="3" table:style-name="ce1">
            <text:p>3</text:p>
          </table:table-cell>
          <table:table-cell office:value-type="float" office:value="1.999155248" table:style-name="ce1">
            <text:p>1.999155248</text:p>
          </table:table-cell>
          <table:table-cell office:value-type="float" office:value="2.283661054" table:style-name="ce1">
            <text:p>2.283661054</text:p>
          </table:table-cell>
          <table:table-cell office:value-type="float" office:value="2.10490109666667" table:style-name="ce1">
            <text:p>2.10490109666667</text:p>
          </table:table-cell>
          <table:table-cell office:value-type="float" office:value="2.031886988" table:style-name="ce1">
            <text:p>2.031886988</text:p>
          </table:table-cell>
          <table:table-cell office:value-type="float" office:value="0.15567332289194" table:style-name="ce1">
            <text:p>0.15567332289194</text:p>
          </table:table-cell>
          <table:table-cell office:value-type="float" office:value="3" table:style-name="ce1">
            <text:p>3</text:p>
          </table:table-cell>
          <table:table-cell office:value-type="float" office:value="110.9309244" table:style-name="ce1">
            <text:p>110.9309244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190.627629" table:style-name="ce1">
            <text:p>190.627629</text:p>
          </table:table-cell>
          <table:table-cell office:value-type="float" office:value="208.6934853" table:style-name="ce1">
            <text:p>208.6934853</text:p>
          </table:table-cell>
          <table:table-cell office:value-type="float" office:value="72.3750694304659" table:style-name="ce1">
            <text:p>72.3750694304659</text:p>
          </table:table-cell>
          <table:table-cell office:value-type="float" office:value="3" table:style-name="ce1">
            <text:p>3</text:p>
          </table:table-cell>
          <table:table-cell office:value-type="float" office:value="0.2587146583" table:style-name="ce1">
            <text:p>0.2587146583</text:p>
          </table:table-cell>
          <table:table-cell office:value-type="float" office:value="0.4709893504" table:style-name="ce1">
            <text:p>0.4709893504</text:p>
          </table:table-cell>
          <table:table-cell office:value-type="float" office:value="0.3406195024" table:style-name="ce1">
            <text:p>0.3406195024</text:p>
          </table:table-cell>
          <table:table-cell office:value-type="float" office:value="0.2921544985" table:style-name="ce1">
            <text:p>0.2921544985</text:p>
          </table:table-cell>
          <table:table-cell office:value-type="float" office:value="0.114134914372455" table:style-name="ce1">
            <text:p>0.114134914372455</text:p>
          </table:table-cell>
          <table:table-cell office:value-type="float" office:value="3" table:style-name="ce1">
            <text:p>3</text:p>
          </table:table-cell>
          <table:table-cell office:value-type="float" office:value="0.5082758204" table:style-name="ce1">
            <text:p>0.5082758204</text:p>
          </table:table-cell>
          <table:table-cell office:value-type="float" office:value="0.8014174693" table:style-name="ce1">
            <text:p>0.8014174693</text:p>
          </table:table-cell>
          <table:table-cell office:value-type="float" office:value="0.6105363769" table:style-name="ce1">
            <text:p>0.6105363769</text:p>
          </table:table-cell>
          <table:table-cell office:value-type="float" office:value="0.521915841" table:style-name="ce1">
            <text:p>0.521915841</text:p>
          </table:table-cell>
          <table:table-cell office:value-type="float" office:value="0.165448499894545" table:style-name="ce1">
            <text:p>0.16544849989454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≥20%</text:p>
          </table:table-cell>
          <table:table-cell office:value-type="float" office:value="3" table:style-name="ce1">
            <text:p>3</text:p>
          </table:table-cell>
          <table:table-cell office:value-type="float" office:value="23.6588063" table:style-name="ce1">
            <text:p>23.6588063</text:p>
          </table:table-cell>
          <table:table-cell office:value-type="float" office:value="23.77240349" table:style-name="ce1">
            <text:p>23.77240349</text:p>
          </table:table-cell>
          <table:table-cell office:value-type="float" office:value="23.7271896066667" table:style-name="ce1">
            <text:p>23.7271896066667</text:p>
          </table:table-cell>
          <table:table-cell office:value-type="float" office:value="23.75035903" table:style-name="ce1">
            <text:p>23.75035903</text:p>
          </table:table-cell>
          <table:table-cell office:value-type="float" office:value="0.0602386672094714" table:style-name="ce1">
            <text:p>0.0602386672094714</text:p>
          </table:table-cell>
          <table:table-cell office:value-type="float" office:value="3" table:style-name="ce1">
            <text:p>3</text:p>
          </table:table-cell>
          <table:table-cell office:value-type="float" office:value="4.058354235" table:style-name="ce1">
            <text:p>4.058354235</text:p>
          </table:table-cell>
          <table:table-cell office:value-type="float" office:value="4.155296303" table:style-name="ce1">
            <text:p>4.155296303</text:p>
          </table:table-cell>
          <table:table-cell office:value-type="float" office:value="4.10470338733333" table:style-name="ce1">
            <text:p>4.10470338733333</text:p>
          </table:table-cell>
          <table:table-cell office:value-type="float" office:value="4.100459624" table:style-name="ce1">
            <text:p>4.100459624</text:p>
          </table:table-cell>
          <table:table-cell office:value-type="float" office:value="0.0486101664515886" table:style-name="ce1">
            <text:p>0.0486101664515886</text:p>
          </table:table-cell>
          <table:table-cell office:value-type="float" office:value="3" table:style-name="ce1">
            <text:p>3</text:p>
          </table:table-cell>
          <table:table-cell office:value-type="float" office:value="-0.3593023331" table:style-name="ce1">
            <text:p>-0.3593023331</text:p>
          </table:table-cell>
          <table:table-cell office:value-type="float" office:value="-0.2824244966" table:style-name="ce1">
            <text:p>-0.2824244966</text:p>
          </table:table-cell>
          <table:table-cell office:value-type="float" office:value="-0.323770059633333" table:style-name="ce1">
            <text:p>-0.323770059633333</text:p>
          </table:table-cell>
          <table:table-cell office:value-type="float" office:value="-0.3295833492" table:style-name="ce1">
            <text:p>-0.3295833492</text:p>
          </table:table-cell>
          <table:table-cell office:value-type="float" office:value="0.0387672050568469" table:style-name="ce1">
            <text:p>0.0387672050568469</text:p>
          </table:table-cell>
          <table:table-cell office:value-type="float" office:value="3" table:style-name="ce1">
            <text:p>3</text:p>
          </table:table-cell>
          <table:table-cell office:value-type="float" office:value="2.736376096" table:style-name="ce1">
            <text:p>2.736376096</text:p>
          </table:table-cell>
          <table:table-cell office:value-type="float" office:value="2.784156968" table:style-name="ce1">
            <text:p>2.784156968</text:p>
          </table:table-cell>
          <table:table-cell office:value-type="float" office:value="2.75757492133333" table:style-name="ce1">
            <text:p>2.75757492133333</text:p>
          </table:table-cell>
          <table:table-cell office:value-type="float" office:value="2.7521917" table:style-name="ce1">
            <text:p>2.7521917</text:p>
          </table:table-cell>
          <table:table-cell office:value-type="float" office:value="0.0243410607043498" table:style-name="ce1">
            <text:p>0.0243410607043498</text:p>
          </table:table-cell>
          <table:table-cell office:value-type="float" office:value="3" table:style-name="ce1">
            <text:p>3</text:p>
          </table:table-cell>
          <table:table-cell office:value-type="float" office:value="11.11512" table:style-name="ce1">
            <text:p>11.11512</text:p>
          </table:table-cell>
          <table:table-cell office:value-type="float" office:value="13.83565" table:style-name="ce1">
            <text:p>13.83565</text:p>
          </table:table-cell>
          <table:table-cell office:value-type="float" office:value="12.3178933333333" table:style-name="ce1">
            <text:p>12.3178933333333</text:p>
          </table:table-cell>
          <table:table-cell office:value-type="float" office:value="12.00291" table:style-name="ce1">
            <text:p>12.00291</text:p>
          </table:table-cell>
          <table:table-cell office:value-type="float" office:value="1.38734701694757" table:style-name="ce1">
            <text:p>1.38734701694757</text:p>
          </table:table-cell>
          <table:table-cell office:value-type="float" office:value="3" table:style-name="ce1">
            <text:p>3</text:p>
          </table:table-cell>
          <table:table-cell office:value-type="float" office:value="13.15899" table:style-name="ce1">
            <text:p>13.15899</text:p>
          </table:table-cell>
          <table:table-cell office:value-type="float" office:value="13.37131" table:style-name="ce1">
            <text:p>13.37131</text:p>
          </table:table-cell>
          <table:table-cell office:value-type="float" office:value="13.2774166666667" table:style-name="ce1">
            <text:p>13.2774166666667</text:p>
          </table:table-cell>
          <table:table-cell office:value-type="float" office:value="13.30195" table:style-name="ce1">
            <text:p>13.30195</text:p>
          </table:table-cell>
          <table:table-cell office:value-type="float" office:value="0.10826522494935" table:style-name="ce1">
            <text:p>0.10826522494935</text:p>
          </table:table-cell>
          <table:table-cell office:value-type="float" office:value="3" table:style-name="ce1">
            <text:p>3</text:p>
          </table:table-cell>
          <table:table-cell office:value-type="float" office:value="24.27411" table:style-name="ce1">
            <text:p>24.27411</text:p>
          </table:table-cell>
          <table:table-cell office:value-type="float" office:value="27.20696" table:style-name="ce1">
            <text:p>27.20696</text:p>
          </table:table-cell>
          <table:table-cell office:value-type="float" office:value="25.59531" table:style-name="ce1">
            <text:p>25.59531</text:p>
          </table:table-cell>
          <table:table-cell office:value-type="float" office:value="25.30486" table:style-name="ce1">
            <text:p>25.30486</text:p>
          </table:table-cell>
          <table:table-cell office:value-type="float" office:value="1.4878417867838" table:style-name="ce1">
            <text:p>1.4878417867838</text:p>
          </table:table-cell>
          <table:table-cell office:value-type="float" office:value="3" table:style-name="ce1">
            <text:p>3</text:p>
          </table:table-cell>
          <table:table-cell office:value-type="float" office:value="3.29309148" table:style-name="ce1">
            <text:p>3.29309148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3.34112054466667" table:style-name="ce1">
            <text:p>3.34112054466667</text:p>
          </table:table-cell>
          <table:table-cell office:value-type="float" office:value="3.338401412" table:style-name="ce1">
            <text:p>3.338401412</text:p>
          </table:table-cell>
          <table:table-cell office:value-type="float" office:value="0.0494447381821197" table:style-name="ce1">
            <text:p>0.0494447381821197</text:p>
          </table:table-cell>
          <table:table-cell office:value-type="float" office:value="3" table:style-name="ce1">
            <text:p>3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0.06734544692" table:style-name="ce1">
            <text:p>0.06734544692</text:p>
          </table:table-cell>
          <table:table-cell office:value-type="float" office:value="0.05345364618" table:style-name="ce1">
            <text:p>0.05345364618</text:p>
          </table:table-cell>
          <table:table-cell office:value-type="float" office:value="0.05652044573" table:style-name="ce1">
            <text:p>0.05652044573</text:p>
          </table:table-cell>
          <table:table-cell office:value-type="float" office:value="0.0156521805362022" table:style-name="ce1">
            <text:p>0.0156521805362022</text:p>
          </table:table-cell>
          <table:table-cell office:value-type="float" office:value="3" table:style-name="ce1">
            <text:p>3</text:p>
          </table:table-cell>
          <table:table-cell office:value-type="float" office:value="4.988125788" table:style-name="ce1">
            <text:p>4.988125788</text:p>
          </table:table-cell>
          <table:table-cell office:value-type="float" office:value="5.147714303" table:style-name="ce1">
            <text:p>5.147714303</text:p>
          </table:table-cell>
          <table:table-cell office:value-type="float" office:value="5.065403819" table:style-name="ce1">
            <text:p>5.065403819</text:p>
          </table:table-cell>
          <table:table-cell office:value-type="float" office:value="5.060371366" table:style-name="ce1">
            <text:p>5.060371366</text:p>
          </table:table-cell>
          <table:table-cell office:value-type="float" office:value="0.0799131886322541" table:style-name="ce1">
            <text:p>0.0799131886322541</text:p>
          </table:table-cell>
          <table:table-cell office:value-type="float" office:value="3" table:style-name="ce1">
            <text:p>3</text:p>
          </table:table-cell>
          <table:table-cell office:value-type="float" office:value="8.993127071" table:style-name="ce1">
            <text:p>8.993127071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9.01774624433333" table:style-name="ce1">
            <text:p>9.01774624433333</text:p>
          </table:table-cell>
          <table:table-cell office:value-type="float" office:value="9.0211297" table:style-name="ce1">
            <text:p>9.0211297</text:p>
          </table:table-cell>
          <table:table-cell office:value-type="float" office:value="0.0231139262424556" table:style-name="ce1">
            <text:p>0.0231139262424556</text:p>
          </table:table-cell>
          <table:table-cell office:value-type="float" office:value="3" table:style-name="ce1">
            <text:p>3</text:p>
          </table:table-cell>
          <table:table-cell office:value-type="float" office:value="56.70370471" table:style-name="ce1">
            <text:p>56.70370471</text:p>
          </table:table-cell>
          <table:table-cell office:value-type="float" office:value="57.08874913" table:style-name="ce1">
            <text:p>57.08874913</text:p>
          </table:table-cell>
          <table:table-cell office:value-type="float" office:value="56.8839820733333" table:style-name="ce1">
            <text:p>56.8839820733333</text:p>
          </table:table-cell>
          <table:table-cell office:value-type="float" office:value="56.85949238" table:style-name="ce1">
            <text:p>56.85949238</text:p>
          </table:table-cell>
          <table:table-cell office:value-type="float" office:value="0.193686886889522" table:style-name="ce1">
            <text:p>0.193686886889522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163.2498908" table:style-name="ce1">
            <text:p>163.2498908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168.9976263" table:style-name="ce1">
            <text:p>168.9976263</text:p>
          </table:table-cell>
          <table:table-cell office:value-type="float" office:value="171.7507862" table:style-name="ce1">
            <text:p>171.7507862</text:p>
          </table:table-cell>
          <table:table-cell office:value-type="float" office:value="4.97914831256529" table:style-name="ce1">
            <text:p>4.97914831256529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07797211" table:style-name="ce1">
            <text:p>0.307797211</text:p>
          </table:table-cell>
          <table:table-cell office:value-type="float" office:value="0.3080319594" table:style-name="ce1">
            <text:p>0.3080319594</text:p>
          </table:table-cell>
          <table:table-cell office:value-type="float" office:value="0.3079062032" table:style-name="ce1">
            <text:p>0.3079062032</text:p>
          </table:table-cell>
          <table:table-cell office:value-type="float" office:value="0.3078894392" table:style-name="ce1">
            <text:p>0.3078894392</text:p>
          </table:table-cell>
          <table:table-cell office:value-type="float" office:value="0.000118268662787901" table:style-name="ce1">
            <text:p>0.000118268662787901</text:p>
          </table:table-cell>
          <table:table-cell office:value-type="float" office:value="3" table:style-name="ce1">
            <text:p>3</text:p>
          </table:table-cell>
          <table:table-cell office:value-type="float" office:value="4.44713087" table:style-name="ce1">
            <text:p>4.44713087</text:p>
          </table:table-cell>
          <table:table-cell office:value-type="float" office:value="4.454354387" table:style-name="ce1">
            <text:p>4.454354387</text:p>
          </table:table-cell>
          <table:table-cell office:value-type="float" office:value="4.450672793" table:style-name="ce1">
            <text:p>4.450672793</text:p>
          </table:table-cell>
          <table:table-cell office:value-type="float" office:value="4.450533122" table:style-name="ce1">
            <text:p>4.450533122</text:p>
          </table:table-cell>
          <table:table-cell office:value-type="float" office:value="0.00361378339880876" table:style-name="ce1">
            <text:p>0.00361378339880876</text:p>
          </table:table-cell>
          <table:table-cell office:value-type="float" office:value="3" table:style-name="ce1">
            <text:p>3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0.137467262533333" table:style-name="ce1">
            <text:p>0.137467262533333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0.00372481996191075" table:style-name="ce1">
            <text:p>0.00372481996191075</text:p>
          </table:table-cell>
          <table:table-cell office:value-type="float" office:value="3" table:style-name="ce1">
            <text:p>3</text:p>
          </table:table-cell>
          <table:table-cell office:value-type="float" office:value="5.122850938" table:style-name="ce1">
            <text:p>5.122850938</text:p>
          </table:table-cell>
          <table:table-cell office:value-type="float" office:value="5.289422177" table:style-name="ce1">
            <text:p>5.289422177</text:p>
          </table:table-cell>
          <table:table-cell office:value-type="float" office:value="5.202873238" table:style-name="ce1">
            <text:p>5.202873238</text:p>
          </table:table-cell>
          <table:table-cell office:value-type="float" office:value="5.196346599" table:style-name="ce1">
            <text:p>5.196346599</text:p>
          </table:table-cell>
          <table:table-cell office:value-type="float" office:value="0.0834771955564871" table:style-name="ce1">
            <text:p>0.0834771955564871</text:p>
          </table:table-cell>
          <table:table-cell office:value-type="float" office:value="3" table:style-name="ce1">
            <text:p>3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0.137467262533333" table:style-name="ce1">
            <text:p>0.137467262533333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0.00372481996191075" table:style-name="ce1">
            <text:p>0.00372481996191075</text:p>
          </table:table-cell>
          <table:table-cell office:value-type="float" office:value="3" table:style-name="ce1">
            <text:p>3</text:p>
          </table:table-cell>
          <table:table-cell office:value-type="float" office:value="3.731115122" table:style-name="ce1">
            <text:p>3.731115122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3.80823634033333" table:style-name="ce1">
            <text:p>3.80823634033333</text:p>
          </table:table-cell>
          <table:table-cell office:value-type="float" office:value="3.808104268" table:style-name="ce1">
            <text:p>3.808104268</text:p>
          </table:table-cell>
          <table:table-cell office:value-type="float" office:value="0.0771873392440347" table:style-name="ce1">
            <text:p>0.0771873392440347</text:p>
          </table:table-cell>
          <table:table-cell office:value-type="float" office:value="3" table:style-name="ce1">
            <text:p>3</text:p>
          </table:table-cell>
          <table:table-cell office:value-type="float" office:value="4.586854878" table:style-name="ce1">
            <text:p>4.586854878</text:p>
          </table:table-cell>
          <table:table-cell office:value-type="float" office:value="4.779810369" table:style-name="ce1">
            <text:p>4.779810369</text:p>
          </table:table-cell>
          <table:table-cell office:value-type="float" office:value="4.68008032633333" table:style-name="ce1">
            <text:p>4.68008032633333</text:p>
          </table:table-cell>
          <table:table-cell office:value-type="float" office:value="4.673575732" table:style-name="ce1">
            <text:p>4.673575732</text:p>
          </table:table-cell>
          <table:table-cell office:value-type="float" office:value="0.0966420596186966" table:style-name="ce1">
            <text:p>0.0966420596186966</text:p>
          </table:table-cell>
          <table:table-cell office:value-type="float" office:value="3" table:style-name="ce1">
            <text:p>3</text:p>
          </table:table-cell>
          <table:table-cell office:value-type="float" office:value="0.5096118077" table:style-name="ce1">
            <text:p>0.5096118077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0.522792911433333" table:style-name="ce1">
            <text:p>0.522792911433333</text:p>
          </table:table-cell>
          <table:table-cell office:value-type="float" office:value="0.5227708668" table:style-name="ce1">
            <text:p>0.5227708668</text:p>
          </table:table-cell>
          <table:table-cell office:value-type="float" office:value="0.0131921398640813" table:style-name="ce1">
            <text:p>0.0131921398640813</text:p>
          </table:table-cell>
          <table:table-cell office:value-type="float" office:value="3" table:style-name="ce1">
            <text:p>3</text:p>
          </table:table-cell>
          <table:table-cell office:value-type="float" office:value="24.59902333" table:style-name="ce1">
            <text:p>24.59902333</text:p>
          </table:table-cell>
          <table:table-cell office:value-type="float" office:value="28.32292" table:style-name="ce1">
            <text:p>28.32292</text:p>
          </table:table-cell>
          <table:table-cell office:value-type="float" office:value="26.6034444433333" table:style-name="ce1">
            <text:p>26.6034444433333</text:p>
          </table:table-cell>
          <table:table-cell office:value-type="float" office:value="26.88839" table:style-name="ce1">
            <text:p>26.88839</text:p>
          </table:table-cell>
          <table:table-cell office:value-type="float" office:value="1.87822977292645" table:style-name="ce1">
            <text:p>1.87822977292645</text:p>
          </table:table-cell>
          <table:table-cell office:value-type="float" office:value="3" table:style-name="ce1">
            <text:p>3</text:p>
          </table:table-cell>
          <table:table-cell office:value-type="float" office:value="9.444899539" table:style-name="ce1">
            <text:p>9.444899539</text:p>
          </table:table-cell>
          <table:table-cell office:value-type="float" office:value="11.78431695" table:style-name="ce1">
            <text:p>11.78431695</text:p>
          </table:table-cell>
          <table:table-cell office:value-type="float" office:value="10.4875717796667" table:style-name="ce1">
            <text:p>10.4875717796667</text:p>
          </table:table-cell>
          <table:table-cell office:value-type="float" office:value="10.23349885" table:style-name="ce1">
            <text:p>10.23349885</text:p>
          </table:table-cell>
          <table:table-cell office:value-type="float" office:value="1.19022403181693" table:style-name="ce1">
            <text:p>1.19022403181693</text:p>
          </table:table-cell>
          <table:table-cell office:value-type="float" office:value="3" table:style-name="ce1">
            <text:p>3</text:p>
          </table:table-cell>
          <table:table-cell office:value-type="float" office:value="1684.843894" table:style-name="ce1">
            <text:p>1684.843894</text:p>
          </table:table-cell>
          <table:table-cell office:value-type="float" office:value="1689.999151" table:style-name="ce1">
            <text:p>1689.999151</text:p>
          </table:table-cell>
          <table:table-cell office:value-type="float" office:value="1688.27609033333" table:style-name="ce1">
            <text:p>1688.27609033333</text:p>
          </table:table-cell>
          <table:table-cell office:value-type="float" office:value="1689.985226" table:style-name="ce1">
            <text:p>1689.985226</text:p>
          </table:table-cell>
          <table:table-cell office:value-type="float" office:value="2.97237736993741" table:style-name="ce1">
            <text:p>2.97237736993741</text:p>
          </table:table-cell>
          <table:table-cell office:value-type="float" office:value="3" table:style-name="ce1">
            <text:p>3</text:p>
          </table:table-cell>
          <table:table-cell office:value-type="float" office:value="143.0023351" table:style-name="ce1">
            <text:p>143.0023351</text:p>
          </table:table-cell>
          <table:table-cell office:value-type="float" office:value="143.0109435" table:style-name="ce1">
            <text:p>143.0109435</text:p>
          </table:table-cell>
          <table:table-cell office:value-type="float" office:value="143.007532933333" table:style-name="ce1">
            <text:p>143.007532933333</text:p>
          </table:table-cell>
          <table:table-cell office:value-type="float" office:value="143.0093202" table:style-name="ce1">
            <text:p>143.0093202</text:p>
          </table:table-cell>
          <table:table-cell office:value-type="float" office:value="0.00457404407972301" table:style-name="ce1">
            <text:p>0.00457404407972301</text:p>
          </table:table-cell>
          <table:table-cell office:value-type="float" office:value="3" table:style-name="ce1">
            <text:p>3</text:p>
          </table:table-cell>
          <table:table-cell office:value-type="float" office:value="37.0113037" table:style-name="ce1">
            <text:p>37.0113037</text:p>
          </table:table-cell>
          <table:table-cell office:value-type="float" office:value="37.02532037" table:style-name="ce1">
            <text:p>37.02532037</text:p>
          </table:table-cell>
          <table:table-cell office:value-type="float" office:value="37.0178363533333" table:style-name="ce1">
            <text:p>37.0178363533333</text:p>
          </table:table-cell>
          <table:table-cell office:value-type="float" office:value="37.01688499" table:style-name="ce1">
            <text:p>37.01688499</text:p>
          </table:table-cell>
          <table:table-cell office:value-type="float" office:value="0.00705659823259474" table:style-name="ce1">
            <text:p>0.00705659823259474</text:p>
          </table:table-cell>
          <table:table-cell office:value-type="float" office:value="3" table:style-name="ce1">
            <text:p>3</text:p>
          </table:table-cell>
          <table:table-cell office:value-type="float" office:value="89.98192401" table:style-name="ce1">
            <text:p>89.98192401</text:p>
          </table:table-cell>
          <table:table-cell office:value-type="float" office:value="90.00650214" table:style-name="ce1">
            <text:p>90.00650214</text:p>
          </table:table-cell>
          <table:table-cell office:value-type="float" office:value="89.9977315366667" table:style-name="ce1">
            <text:p>89.9977315366667</text:p>
          </table:table-cell>
          <table:table-cell office:value-type="float" office:value="90.00476846" table:style-name="ce1">
            <text:p>90.00476846</text:p>
          </table:table-cell>
          <table:table-cell office:value-type="float" office:value="0.0137171365843438" table:style-name="ce1">
            <text:p>0.0137171365843438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04221313286" table:style-name="ce1">
            <text:p>0.0004221313286</text:p>
          </table:table-cell>
          <table:table-cell office:value-type="float" office:value="0.0003759644979" table:style-name="ce1">
            <text:p>0.0003759644979</text:p>
          </table:table-cell>
          <table:table-cell office:value-type="float" office:value="0.000391994155" table:style-name="ce1">
            <text:p>0.000391994155</text:p>
          </table:table-cell>
          <table:table-cell office:value-type="float" office:value="5.59317854993097e-05" table:style-name="ce1">
            <text:p>5.59317854993097e-05</text:p>
          </table:table-cell>
          <table:table-cell office:value-type="float" office:value="3" table:style-name="ce1">
            <text:p>3</text:p>
          </table:table-cell>
          <table:table-cell office:value-type="float" office:value="0.01774484312" table:style-name="ce1">
            <text:p>0.01774484312</text:p>
          </table:table-cell>
          <table:table-cell office:value-type="float" office:value="0.01780384843" table:style-name="ce1">
            <text:p>0.01780384843</text:p>
          </table:table-cell>
          <table:table-cell office:value-type="float" office:value="0.01777785199" table:style-name="ce1">
            <text:p>0.01777785199</text:p>
          </table:table-cell>
          <table:table-cell office:value-type="float" office:value="0.01778486442" table:style-name="ce1">
            <text:p>0.01778486442</text:p>
          </table:table-cell>
          <table:table-cell office:value-type="float" office:value="3.01212098516605e-05" table:style-name="ce1">
            <text:p>3.01212098516605e-05</text:p>
          </table:table-cell>
          <table:table-cell office:value-type="float" office:value="3" table:style-name="ce1">
            <text:p>3</text:p>
          </table:table-cell>
          <table:table-cell office:value-type="float" office:value="10.4613774" table:style-name="ce1">
            <text:p>10.4613774</text:p>
          </table:table-cell>
          <table:table-cell office:value-type="float" office:value="10.60854088" table:style-name="ce1">
            <text:p>10.60854088</text:p>
          </table:table-cell>
          <table:table-cell office:value-type="float" office:value="10.5182852366667" table:style-name="ce1">
            <text:p>10.5182852366667</text:p>
          </table:table-cell>
          <table:table-cell office:value-type="float" office:value="10.48493743" table:style-name="ce1">
            <text:p>10.48493743</text:p>
          </table:table-cell>
          <table:table-cell office:value-type="float" office:value="0.079046376378273" table:style-name="ce1">
            <text:p>0.079046376378273</text:p>
          </table:table-cell>
          <table:table-cell office:value-type="float" office:value="3" table:style-name="ce1">
            <text:p>3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8.771673234" table:style-name="ce1">
            <text:p>8.771673234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346197590382264" table:style-name="ce1">
            <text:p>0.346197590382264</text:p>
          </table:table-cell>
          <table:table-cell office:value-type="float" office:value="3" table:style-name="ce1">
            <text:p>3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0.1757874434" table:style-name="ce1">
            <text:p>0.1757874434</text:p>
          </table:table-cell>
          <table:table-cell office:value-type="float" office:value="0.1662149931" table:style-name="ce1">
            <text:p>0.1662149931</text:p>
          </table:table-cell>
          <table:table-cell office:value-type="float" office:value="0.1678925029" table:style-name="ce1">
            <text:p>0.1678925029</text:p>
          </table:table-cell>
          <table:table-cell office:value-type="float" office:value="0.0105120751073862" table:style-name="ce1">
            <text:p>0.0105120751073862</text:p>
          </table:table-cell>
          <table:table-cell office:value-type="float" office:value="3" table:style-name="ce1">
            <text:p>3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0.2157539365" table:style-name="ce1">
            <text:p>0.2157539365</text:p>
          </table:table-cell>
          <table:table-cell office:value-type="float" office:value="0.2045818487" table:style-name="ce1">
            <text:p>0.2045818487</text:p>
          </table:table-cell>
          <table:table-cell office:value-type="float" office:value="0.2005902839" table:style-name="ce1">
            <text:p>0.2005902839</text:p>
          </table:table-cell>
          <table:table-cell office:value-type="float" office:value="0.0098058157722098" table:style-name="ce1">
            <text:p>0.009805815772209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&lt;10%</text:p>
          </table:table-cell>
          <table:table-cell office:value-type="float" office:value="7" table:style-name="ce1">
            <text:p>7</text:p>
          </table:table-cell>
          <table:table-cell office:value-type="float" office:value="1.873293943" table:style-name="ce1">
            <text:p>1.873293943</text:p>
          </table:table-cell>
          <table:table-cell office:value-type="float" office:value="9.951798487" table:style-name="ce1">
            <text:p>9.951798487</text:p>
          </table:table-cell>
          <table:table-cell office:value-type="float" office:value="5.07609147971429" table:style-name="ce1">
            <text:p>5.07609147971429</text:p>
          </table:table-cell>
          <table:table-cell office:value-type="float" office:value="6.086928424" table:style-name="ce1">
            <text:p>6.086928424</text:p>
          </table:table-cell>
          <table:table-cell office:value-type="float" office:value="3.02290217463362" table:style-name="ce1">
            <text:p>3.02290217463362</text:p>
          </table:table-cell>
          <table:table-cell office:value-type="float" office:value="7" table:style-name="ce1">
            <text:p>7</text:p>
          </table:table-cell>
          <table:table-cell office:value-type="float" office:value="1.502130568" table:style-name="ce1">
            <text:p>1.502130568</text:p>
          </table:table-cell>
          <table:table-cell office:value-type="float" office:value="3.628410415" table:style-name="ce1">
            <text:p>3.628410415</text:p>
          </table:table-cell>
          <table:table-cell office:value-type="float" office:value="2.42361248971429" table:style-name="ce1">
            <text:p>2.42361248971429</text:p>
          </table:table-cell>
          <table:table-cell office:value-type="float" office:value="1.830867628" table:style-name="ce1">
            <text:p>1.830867628</text:p>
          </table:table-cell>
          <table:table-cell office:value-type="float" office:value="1.04004111748861" table:style-name="ce1">
            <text:p>1.04004111748861</text:p>
          </table:table-cell>
          <table:table-cell office:value-type="float" office:value="7" table:style-name="ce1">
            <text:p>7</text:p>
          </table:table-cell>
          <table:table-cell office:value-type="float" office:value="-0.6984304873" table:style-name="ce1">
            <text:p>-0.6984304873</text:p>
          </table:table-cell>
          <table:table-cell office:value-type="float" office:value="0.7893793723" table:style-name="ce1">
            <text:p>0.7893793723</text:p>
          </table:table-cell>
          <table:table-cell office:value-type="float" office:value="-0.2413297454" table:style-name="ce1">
            <text:p>-0.2413297454</text:p>
          </table:table-cell>
          <table:table-cell office:value-type="float" office:value="-0.2746941525" table:style-name="ce1">
            <text:p>-0.2746941525</text:p>
          </table:table-cell>
          <table:table-cell office:value-type="float" office:value="0.492455518053745" table:style-name="ce1">
            <text:p>0.492455518053745</text:p>
          </table:table-cell>
          <table:table-cell office:value-type="float" office:value="7" table:style-name="ce1">
            <text:p>7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6.154837238" table:style-name="ce1">
            <text:p>6.154837238</text:p>
          </table:table-cell>
          <table:table-cell office:value-type="float" office:value="3.51709092942857" table:style-name="ce1">
            <text:p>3.51709092942857</text:p>
          </table:table-cell>
          <table:table-cell office:value-type="float" office:value="3.180449994" table:style-name="ce1">
            <text:p>3.180449994</text:p>
          </table:table-cell>
          <table:table-cell office:value-type="float" office:value="1.37175277517203" table:style-name="ce1">
            <text:p>1.37175277517203</text:p>
          </table:table-cell>
          <table:table-cell office:value-type="float" office:value="7" table:style-name="ce1">
            <text:p>7</text:p>
          </table:table-cell>
          <table:table-cell office:value-type="float" office:value="4.592454" table:style-name="ce1">
            <text:p>4.592454</text:p>
          </table:table-cell>
          <table:table-cell office:value-type="float" office:value="9.60542" table:style-name="ce1">
            <text:p>9.60542</text:p>
          </table:table-cell>
          <table:table-cell office:value-type="float" office:value="7.00364628571429" table:style-name="ce1">
            <text:p>7.00364628571429</text:p>
          </table:table-cell>
          <table:table-cell office:value-type="float" office:value="7.718037" table:style-name="ce1">
            <text:p>7.718037</text:p>
          </table:table-cell>
          <table:table-cell office:value-type="float" office:value="2.24732735906504" table:style-name="ce1">
            <text:p>2.24732735906504</text:p>
          </table:table-cell>
          <table:table-cell office:value-type="float" office:value="7" table:style-name="ce1">
            <text:p>7</text:p>
          </table:table-cell>
          <table:table-cell office:value-type="float" office:value="3.651517" table:style-name="ce1">
            <text:p>3.651517</text:p>
          </table:table-cell>
          <table:table-cell office:value-type="float" office:value="15.95655" table:style-name="ce1">
            <text:p>15.95655</text:p>
          </table:table-cell>
          <table:table-cell office:value-type="float" office:value="8.55647228571429" table:style-name="ce1">
            <text:p>8.55647228571429</text:p>
          </table:table-cell>
          <table:table-cell office:value-type="float" office:value="5.415356" table:style-name="ce1">
            <text:p>5.415356</text:p>
          </table:table-cell>
          <table:table-cell office:value-type="float" office:value="5.64343785174417" table:style-name="ce1">
            <text:p>5.64343785174417</text:p>
          </table:table-cell>
          <table:table-cell office:value-type="float" office:value="7" table:style-name="ce1">
            <text:p>7</text:p>
          </table:table-cell>
          <table:table-cell office:value-type="float" office:value="8.243971" table:style-name="ce1">
            <text:p>8.243971</text:p>
          </table:table-cell>
          <table:table-cell office:value-type="float" office:value="24.67389" table:style-name="ce1">
            <text:p>24.67389</text:p>
          </table:table-cell>
          <table:table-cell office:value-type="float" office:value="15.5601185714286" table:style-name="ce1">
            <text:p>15.5601185714286</text:p>
          </table:table-cell>
          <table:table-cell office:value-type="float" office:value="13.133393" table:style-name="ce1">
            <text:p>13.133393</text:p>
          </table:table-cell>
          <table:table-cell office:value-type="float" office:value="7.71130604740388" table:style-name="ce1">
            <text:p>7.71130604740388</text:p>
          </table:table-cell>
          <table:table-cell office:value-type="float" office:value="7" table:style-name="ce1">
            <text:p>7</text:p>
          </table:table-cell>
          <table:table-cell office:value-type="float" office:value="1.255237343" table:style-name="ce1">
            <text:p>1.255237343</text:p>
          </table:table-cell>
          <table:table-cell office:value-type="float" office:value="2.850593593" table:style-name="ce1">
            <text:p>2.850593593</text:p>
          </table:table-cell>
          <table:table-cell office:value-type="float" office:value="1.88869409342857" table:style-name="ce1">
            <text:p>1.88869409342857</text:p>
          </table:table-cell>
          <table:table-cell office:value-type="float" office:value="1.285841539" table:style-name="ce1">
            <text:p>1.285841539</text:p>
          </table:table-cell>
          <table:table-cell office:value-type="float" office:value="0.771519116716323" table:style-name="ce1">
            <text:p>0.771519116716323</text:p>
          </table:table-cell>
          <table:table-cell office:value-type="float" office:value="7" table:style-name="ce1">
            <text:p>7</text:p>
          </table:table-cell>
          <table:table-cell office:value-type="float" office:value="0.2825836986" table:style-name="ce1">
            <text:p>0.2825836986</text:p>
          </table:table-cell>
          <table:table-cell office:value-type="float" office:value="1.04068129" table:style-name="ce1">
            <text:p>1.04068129</text:p>
          </table:table-cell>
          <table:table-cell office:value-type="float" office:value="0.553168082742857" table:style-name="ce1">
            <text:p>0.553168082742857</text:p>
          </table:table-cell>
          <table:table-cell office:value-type="float" office:value="0.4885828629" table:style-name="ce1">
            <text:p>0.4885828629</text:p>
          </table:table-cell>
          <table:table-cell office:value-type="float" office:value="0.237747524315814" table:style-name="ce1">
            <text:p>0.237747524315814</text:p>
          </table:table-cell>
          <table:table-cell office:value-type="float" office:value="7" table:style-name="ce1">
            <text:p>7</text:p>
          </table:table-cell>
          <table:table-cell office:value-type="float" office:value="1.677784329" table:style-name="ce1">
            <text:p>1.677784329</text:p>
          </table:table-cell>
          <table:table-cell office:value-type="float" office:value="4.433435303" table:style-name="ce1">
            <text:p>4.433435303</text:p>
          </table:table-cell>
          <table:table-cell office:value-type="float" office:value="2.80949191842857" table:style-name="ce1">
            <text:p>2.80949191842857</text:p>
          </table:table-cell>
          <table:table-cell office:value-type="float" office:value="1.778959766" table:style-name="ce1">
            <text:p>1.778959766</text:p>
          </table:table-cell>
          <table:table-cell office:value-type="float" office:value="1.33059322139392" table:style-name="ce1">
            <text:p>1.33059322139392</text:p>
          </table:table-cell>
          <table:table-cell office:value-type="float" office:value="7" table:style-name="ce1">
            <text:p>7</text:p>
          </table:table-cell>
          <table:table-cell office:value-type="float" office:value="3.161220457" table:style-name="ce1">
            <text:p>3.161220457</text:p>
          </table:table-cell>
          <table:table-cell office:value-type="float" office:value="8.752218208" table:style-name="ce1">
            <text:p>8.752218208</text:p>
          </table:table-cell>
          <table:table-cell office:value-type="float" office:value="5.54152864842857" table:style-name="ce1">
            <text:p>5.54152864842857</text:p>
          </table:table-cell>
          <table:table-cell office:value-type="float" office:value="3.440945448" table:style-name="ce1">
            <text:p>3.440945448</text:p>
          </table:table-cell>
          <table:table-cell office:value-type="float" office:value="2.87549012744664" table:style-name="ce1">
            <text:p>2.87549012744664</text:p>
          </table:table-cell>
          <table:table-cell office:value-type="float" office:value="7" table:style-name="ce1">
            <text:p>7</text:p>
          </table:table-cell>
          <table:table-cell office:value-type="float" office:value="15.60475335" table:style-name="ce1">
            <text:p>15.60475335</text:p>
          </table:table-cell>
          <table:table-cell office:value-type="float" office:value="65.35852565" table:style-name="ce1">
            <text:p>65.35852565</text:p>
          </table:table-cell>
          <table:table-cell office:value-type="float" office:value="36.5422309485714" table:style-name="ce1">
            <text:p>36.5422309485714</text:p>
          </table:table-cell>
          <table:table-cell office:value-type="float" office:value="19.02102583" table:style-name="ce1">
            <text:p>19.02102583</text:p>
          </table:table-cell>
          <table:table-cell office:value-type="float" office:value="23.2193320348684" table:style-name="ce1">
            <text:p>23.2193320348684</text:p>
          </table:table-cell>
          <table:table-cell office:value-type="float" office:value="4" table:style-name="ce1">
            <text:p>4</text:p>
          </table:table-cell>
          <table:table-cell office:value-type="float" office:value="0.3182352048" table:style-name="ce1">
            <text:p>0.3182352048</text:p>
          </table:table-cell>
          <table:table-cell office:value-type="float" office:value="0.3495145049" table:style-name="ce1">
            <text:p>0.3495145049</text:p>
          </table:table-cell>
          <table:table-cell office:value-type="float" office:value="0.333653808325" table:style-name="ce1">
            <text:p>0.333653808325</text:p>
          </table:table-cell>
          <table:table-cell office:value-type="float" office:value="0.3334327618" table:style-name="ce1">
            <text:p>0.3334327618</text:p>
          </table:table-cell>
          <table:table-cell office:value-type="float" office:value="0.0149583378525285" table:style-name="ce1">
            <text:p>0.0149583378525285</text:p>
          </table:table-cell>
          <table:table-cell office:value-type="float" office:value="7" table:style-name="ce1">
            <text:p>7</text:p>
          </table:table-cell>
          <table:table-cell office:value-type="float" office:value="33.75801659" table:style-name="ce1">
            <text:p>33.75801659</text:p>
          </table:table-cell>
          <table:table-cell office:value-type="float" office:value="150.001197" table:style-name="ce1">
            <text:p>150.001197</text:p>
          </table:table-cell>
          <table:table-cell office:value-type="float" office:value="127.606799098571" table:style-name="ce1">
            <text:p>127.606799098571</text:p>
          </table:table-cell>
          <table:table-cell office:value-type="float" office:value="136.4983504" table:style-name="ce1">
            <text:p>136.4983504</text:p>
          </table:table-cell>
          <table:table-cell office:value-type="float" office:value="41.9306257820861" table:style-name="ce1">
            <text:p>41.9306257820861</text:p>
          </table:table-cell>
          <table:table-cell office:value-type="float" office:value="7" table:style-name="ce1">
            <text:p>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25892219197143" table:style-name="ce1">
            <text:p>2.2589221919714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1.99622798629352" table:style-name="ce1">
            <text:p>1.99622798629352</text:p>
          </table:table-cell>
          <table:table-cell office:value-type="float" office:value="7" table:style-name="ce1">
            <text:p>7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0.3771954041" table:style-name="ce1">
            <text:p>0.3771954041</text:p>
          </table:table-cell>
          <table:table-cell office:value-type="float" office:value="0.231265940428571" table:style-name="ce1">
            <text:p>0.231265940428571</text:p>
          </table:table-cell>
          <table:table-cell office:value-type="float" office:value="0.2359092484" table:style-name="ce1">
            <text:p>0.2359092484</text:p>
          </table:table-cell>
          <table:table-cell office:value-type="float" office:value="0.0713109166850652" table:style-name="ce1">
            <text:p>0.0713109166850652</text:p>
          </table:table-cell>
          <table:table-cell office:value-type="float" office:value="7" table:style-name="ce1">
            <text:p>7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4.364132454" table:style-name="ce1">
            <text:p>4.364132454</text:p>
          </table:table-cell>
          <table:table-cell office:value-type="float" office:value="2.37570946542857" table:style-name="ce1">
            <text:p>2.37570946542857</text:p>
          </table:table-cell>
          <table:table-cell office:value-type="float" office:value="2.573564936" table:style-name="ce1">
            <text:p>2.573564936</text:p>
          </table:table-cell>
          <table:table-cell office:value-type="float" office:value="1.0431146333322" table:style-name="ce1">
            <text:p>1.0431146333322</text:p>
          </table:table-cell>
          <table:table-cell office:value-type="float" office:value="7" table:style-name="ce1">
            <text:p>7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0.10674102061" table:style-name="ce1">
            <text:p>0.10674102061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0.0556767145060509" table:style-name="ce1">
            <text:p>0.0556767145060509</text:p>
          </table:table-cell>
          <table:table-cell office:value-type="float" office:value="7" table:style-name="ce1">
            <text:p>7</text:p>
          </table:table-cell>
          <table:table-cell office:value-type="float" office:value="1.811305023" table:style-name="ce1">
            <text:p>1.811305023</text:p>
          </table:table-cell>
          <table:table-cell office:value-type="float" office:value="4.565400824" table:style-name="ce1">
            <text:p>4.565400824</text:p>
          </table:table-cell>
          <table:table-cell office:value-type="float" office:value="2.91623318714286" table:style-name="ce1">
            <text:p>2.91623318714286</text:p>
          </table:table-cell>
          <table:table-cell office:value-type="float" office:value="1.867738992" table:style-name="ce1">
            <text:p>1.867738992</text:p>
          </table:table-cell>
          <table:table-cell office:value-type="float" office:value="1.35620340386381" table:style-name="ce1">
            <text:p>1.35620340386381</text:p>
          </table:table-cell>
          <table:table-cell office:value-type="float" office:value="7" table:style-name="ce1">
            <text:p>7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0.10674102061" table:style-name="ce1">
            <text:p>0.10674102061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0.0556767145060509" table:style-name="ce1">
            <text:p>0.0556767145060509</text:p>
          </table:table-cell>
          <table:table-cell office:value-type="float" office:value="7" table:style-name="ce1">
            <text:p>7</text:p>
          </table:table-cell>
          <table:table-cell office:value-type="float" office:value="1.337285067" table:style-name="ce1">
            <text:p>1.337285067</text:p>
          </table:table-cell>
          <table:table-cell office:value-type="float" office:value="3.261257229" table:style-name="ce1">
            <text:p>3.261257229</text:p>
          </table:table-cell>
          <table:table-cell office:value-type="float" office:value="2.173299685" table:style-name="ce1">
            <text:p>2.173299685</text:p>
          </table:table-cell>
          <table:table-cell office:value-type="float" office:value="1.614001901" table:style-name="ce1">
            <text:p>1.614001901</text:p>
          </table:table-cell>
          <table:table-cell office:value-type="float" office:value="0.811168317713969" table:style-name="ce1">
            <text:p>0.811168317713969</text:p>
          </table:table-cell>
          <table:table-cell office:value-type="float" office:value="7" table:style-name="ce1">
            <text:p>7</text:p>
          </table:table-cell>
          <table:table-cell office:value-type="float" office:value="1.651067" table:style-name="ce1">
            <text:p>1.651067</text:p>
          </table:table-cell>
          <table:table-cell office:value-type="float" office:value="4.050732771" table:style-name="ce1">
            <text:p>4.050732771</text:p>
          </table:table-cell>
          <table:table-cell office:value-type="float" office:value="2.58867474357143" table:style-name="ce1">
            <text:p>2.58867474357143</text:p>
          </table:table-cell>
          <table:table-cell office:value-type="float" office:value="1.674926099" table:style-name="ce1">
            <text:p>1.674926099</text:p>
          </table:table-cell>
          <table:table-cell office:value-type="float" office:value="1.16274772136751" table:style-name="ce1">
            <text:p>1.16274772136751</text:p>
          </table:table-cell>
          <table:table-cell office:value-type="float" office:value="7" table:style-name="ce1">
            <text:p>7</text:p>
          </table:table-cell>
          <table:table-cell office:value-type="float" office:value="0.1572800831" table:style-name="ce1">
            <text:p>0.1572800831</text:p>
          </table:table-cell>
          <table:table-cell office:value-type="float" office:value="0.5485359572" table:style-name="ce1">
            <text:p>0.5485359572</text:p>
          </table:table-cell>
          <table:table-cell office:value-type="float" office:value="0.327558443428571" table:style-name="ce1">
            <text:p>0.327558443428571</text:p>
          </table:table-cell>
          <table:table-cell office:value-type="float" office:value="0.2080870589" table:style-name="ce1">
            <text:p>0.2080870589</text:p>
          </table:table-cell>
          <table:table-cell office:value-type="float" office:value="0.196216761504629" table:style-name="ce1">
            <text:p>0.196216761504629</text:p>
          </table:table-cell>
          <table:table-cell office:value-type="float" office:value="7" table:style-name="ce1">
            <text:p>7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23.56550667" table:style-name="ce1">
            <text:p>23.56550667</text:p>
          </table:table-cell>
          <table:table-cell office:value-type="float" office:value="10.78266558" table:style-name="ce1">
            <text:p>10.78266558</text:p>
          </table:table-cell>
          <table:table-cell office:value-type="float" office:value="4.542736" table:style-name="ce1">
            <text:p>4.542736</text:p>
          </table:table-cell>
          <table:table-cell office:value-type="float" office:value="10.1706716364216" table:style-name="ce1">
            <text:p>10.1706716364216</text:p>
          </table:table-cell>
          <table:table-cell office:value-type="float" office:value="7" table:style-name="ce1">
            <text:p>7</text:p>
          </table:table-cell>
          <table:table-cell office:value-type="float" office:value="0.9223246448" table:style-name="ce1">
            <text:p>0.9223246448</text:p>
          </table:table-cell>
          <table:table-cell office:value-type="float" office:value="7.56986723" table:style-name="ce1">
            <text:p>7.56986723</text:p>
          </table:table-cell>
          <table:table-cell office:value-type="float" office:value="3.55299788152857" table:style-name="ce1">
            <text:p>3.55299788152857</text:p>
          </table:table-cell>
          <table:table-cell office:value-type="float" office:value="1.208818546" table:style-name="ce1">
            <text:p>1.208818546</text:p>
          </table:table-cell>
          <table:table-cell office:value-type="float" office:value="3.20150863889884" table:style-name="ce1">
            <text:p>3.20150863889884</text:p>
          </table:table-cell>
          <table:table-cell office:value-type="float" office:value="7" table:style-name="ce1">
            <text:p>7</text:p>
          </table:table-cell>
          <table:table-cell office:value-type="float" office:value="1247.706612" table:style-name="ce1">
            <text:p>1247.706612</text:p>
          </table:table-cell>
          <table:table-cell office:value-type="float" office:value="2203.936167" table:style-name="ce1">
            <text:p>2203.936167</text:p>
          </table:table-cell>
          <table:table-cell office:value-type="float" office:value="1750.72165128571" table:style-name="ce1">
            <text:p>1750.72165128571</text:p>
          </table:table-cell>
          <table:table-cell office:value-type="float" office:value="2087.413954" table:style-name="ce1">
            <text:p>2087.413954</text:p>
          </table:table-cell>
          <table:table-cell office:value-type="float" office:value="459.758658056353" table:style-name="ce1">
            <text:p>459.758658056353</text:p>
          </table:table-cell>
          <table:table-cell office:value-type="float" office:value="7" table:style-name="ce1">
            <text:p>7</text:p>
          </table:table-cell>
          <table:table-cell office:value-type="float" office:value="37.00743266" table:style-name="ce1">
            <text:p>37.00743266</text:p>
          </table:table-cell>
          <table:table-cell office:value-type="float" office:value="143.0007972" table:style-name="ce1">
            <text:p>143.0007972</text:p>
          </table:table-cell>
          <table:table-cell office:value-type="float" office:value="125.149005065714" table:style-name="ce1">
            <text:p>125.149005065714</text:p>
          </table:table-cell>
          <table:table-cell office:value-type="float" office:value="136.6889136" table:style-name="ce1">
            <text:p>136.6889136</text:p>
          </table:table-cell>
          <table:table-cell office:value-type="float" office:value="38.9948132479497" table:style-name="ce1">
            <text:p>38.9948132479497</text:p>
          </table:table-cell>
          <table:table-cell office:value-type="float" office:value="7" table:style-name="ce1">
            <text:p>7</text:p>
          </table:table-cell>
          <table:table-cell office:value-type="float" office:value="114.0268979" table:style-name="ce1">
            <text:p>114.0268979</text:p>
          </table:table-cell>
          <table:table-cell office:value-type="float" office:value="157.3190538" table:style-name="ce1">
            <text:p>157.3190538</text:p>
          </table:table-cell>
          <table:table-cell office:value-type="float" office:value="132.631322742857" table:style-name="ce1">
            <text:p>132.631322742857</text:p>
          </table:table-cell>
          <table:table-cell office:value-type="float" office:value="142.9979375" table:style-name="ce1">
            <text:p>142.9979375</text:p>
          </table:table-cell>
          <table:table-cell office:value-type="float" office:value="18.1217929451401" table:style-name="ce1">
            <text:p>18.1217929451401</text:p>
          </table:table-cell>
          <table:table-cell office:value-type="float" office:value="7" table:style-name="ce1">
            <text:p>7</text:p>
          </table:table-cell>
          <table:table-cell office:value-type="float" office:value="30.26909293" table:style-name="ce1">
            <text:p>30.26909293</text:p>
          </table:table-cell>
          <table:table-cell office:value-type="float" office:value="123.4820501" table:style-name="ce1">
            <text:p>123.4820501</text:p>
          </table:table-cell>
          <table:table-cell office:value-type="float" office:value="83.4633201185714" table:style-name="ce1">
            <text:p>83.4633201185714</text:p>
          </table:table-cell>
          <table:table-cell office:value-type="float" office:value="90.00516378" table:style-name="ce1">
            <text:p>90.00516378</text:p>
          </table:table-cell>
          <table:table-cell office:value-type="float" office:value="37.2380955949027" table:style-name="ce1">
            <text:p>37.2380955949027</text:p>
          </table:table-cell>
          <table:table-cell office:value-type="float" office:value="7" table:style-name="ce1">
            <text:p>7</text:p>
          </table:table-cell>
          <table:table-cell office:value-type="float" office:value="16.58994867" table:style-name="ce1">
            <text:p>16.58994867</text:p>
          </table:table-cell>
          <table:table-cell office:value-type="float" office:value="71.11204769" table:style-name="ce1">
            <text:p>71.11204769</text:p>
          </table:table-cell>
          <table:table-cell office:value-type="float" office:value="25.1126650085714" table:style-name="ce1">
            <text:p>25.1126650085714</text:p>
          </table:table-cell>
          <table:table-cell office:value-type="float" office:value="17.71177354" table:style-name="ce1">
            <text:p>17.71177354</text:p>
          </table:table-cell>
          <table:table-cell office:value-type="float" office:value="20.293908465868" table:style-name="ce1">
            <text:p>20.293908465868</text:p>
          </table:table-cell>
          <table:table-cell office:value-type="float" office:value="7" table:style-name="ce1">
            <text:p>7</text:p>
          </table:table-cell>
          <table:table-cell office:value-type="float" office:value="0.001959017143" table:style-name="ce1">
            <text:p>0.001959017143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0399657266757143" table:style-name="ce1">
            <text:p>0.00399657266757143</text:p>
          </table:table-cell>
          <table:table-cell office:value-type="float" office:value="0.002856758268" table:style-name="ce1">
            <text:p>0.002856758268</text:p>
          </table:table-cell>
          <table:table-cell office:value-type="float" office:value="0.00182521086294131" table:style-name="ce1">
            <text:p>0.00182521086294131</text:p>
          </table:table-cell>
          <table:table-cell office:value-type="float" office:value="7" table:style-name="ce1">
            <text:p>7</text:p>
          </table:table-cell>
          <table:table-cell office:value-type="float" office:value="0.01688918037" table:style-name="ce1">
            <text:p>0.01688918037</text:p>
          </table:table-cell>
          <table:table-cell office:value-type="float" office:value="0.01760872137" table:style-name="ce1">
            <text:p>0.01760872137</text:p>
          </table:table-cell>
          <table:table-cell office:value-type="float" office:value="0.0173031249257143" table:style-name="ce1">
            <text:p>0.0173031249257143</text:p>
          </table:table-cell>
          <table:table-cell office:value-type="float" office:value="0.01735259925" table:style-name="ce1">
            <text:p>0.01735259925</text:p>
          </table:table-cell>
          <table:table-cell office:value-type="float" office:value="0.000267658803626784" table:style-name="ce1">
            <text:p>0.000267658803626784</text:p>
          </table:table-cell>
          <table:table-cell office:value-type="float" office:value="7" table:style-name="ce1">
            <text:p>7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6.737118657" table:style-name="ce1">
            <text:p>6.737118657</text:p>
          </table:table-cell>
          <table:table-cell office:value-type="float" office:value="4.56777611228571" table:style-name="ce1">
            <text:p>4.56777611228571</text:p>
          </table:table-cell>
          <table:table-cell office:value-type="float" office:value="6.283560472" table:style-name="ce1">
            <text:p>6.283560472</text:p>
          </table:table-cell>
          <table:table-cell office:value-type="float" office:value="2.45985026508348" table:style-name="ce1">
            <text:p>2.45985026508348</text:p>
          </table:table-cell>
          <table:table-cell office:value-type="float" office:value="7" table:style-name="ce1">
            <text:p>7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138.030634045714" table:style-name="ce1">
            <text:p>138.030634045714</text:p>
          </table:table-cell>
          <table:table-cell office:value-type="float" office:value="31.34296752" table:style-name="ce1">
            <text:p>31.34296752</text:p>
          </table:table-cell>
          <table:table-cell office:value-type="float" office:value="157.852485181128" table:style-name="ce1">
            <text:p>157.852485181128</text:p>
          </table:table-cell>
          <table:table-cell office:value-type="float" office:value="7" table:style-name="ce1">
            <text:p>7</text:p>
          </table:table-cell>
          <table:table-cell office:value-type="float" office:value="0.2907782478" table:style-name="ce1">
            <text:p>0.2907782478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1.09443506275714" table:style-name="ce1">
            <text:p>1.09443506275714</text:p>
          </table:table-cell>
          <table:table-cell office:value-type="float" office:value="0.7172367245" table:style-name="ce1">
            <text:p>0.7172367245</text:p>
          </table:table-cell>
          <table:table-cell office:value-type="float" office:value="1.43447200885431" table:style-name="ce1">
            <text:p>1.43447200885431</text:p>
          </table:table-cell>
          <table:table-cell office:value-type="float" office:value="4" table:style-name="ce1">
            <text:p>4</text:p>
          </table:table-cell>
          <table:table-cell office:value-type="float" office:value="0.4349898509" table:style-name="ce1">
            <text:p>0.4349898509</text:p>
          </table:table-cell>
          <table:table-cell office:value-type="float" office:value="4.184395825" table:style-name="ce1">
            <text:p>4.184395825</text:p>
          </table:table-cell>
          <table:table-cell office:value-type="float" office:value="1.38479829185" table:style-name="ce1">
            <text:p>1.38479829185</text:p>
          </table:table-cell>
          <table:table-cell office:value-type="float" office:value="0.45990374575" table:style-name="ce1">
            <text:p>0.45990374575</text:p>
          </table:table-cell>
          <table:table-cell office:value-type="float" office:value="1.86644110518664" table:style-name="ce1">
            <text:p>1.8664411051866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10-20%</text:p>
          </table:table-cell>
          <table:table-cell office:value-type="float" office:value="6" table:style-name="ce1">
            <text:p>6</text:p>
          </table:table-cell>
          <table:table-cell office:value-type="float" office:value="10.01601275" table:style-name="ce1">
            <text:p>10.01601275</text:p>
          </table:table-cell>
          <table:table-cell office:value-type="float" office:value="19.88476556" table:style-name="ce1">
            <text:p>19.88476556</text:p>
          </table:table-cell>
          <table:table-cell office:value-type="float" office:value="12.1674585716667" table:style-name="ce1">
            <text:p>12.1674585716667</text:p>
          </table:table-cell>
          <table:table-cell office:value-type="float" office:value="10.59747272" table:style-name="ce1">
            <text:p>10.59747272</text:p>
          </table:table-cell>
          <table:table-cell office:value-type="float" office:value="3.84886750629163" table:style-name="ce1">
            <text:p>3.84886750629163</text:p>
          </table:table-cell>
          <table:table-cell office:value-type="float" office:value="6" table:style-name="ce1">
            <text:p>6</text:p>
          </table:table-cell>
          <table:table-cell office:value-type="float" office:value="1.993296428" table:style-name="ce1">
            <text:p>1.993296428</text:p>
          </table:table-cell>
          <table:table-cell office:value-type="float" office:value="3.557277704" table:style-name="ce1">
            <text:p>3.557277704</text:p>
          </table:table-cell>
          <table:table-cell office:value-type="float" office:value="2.876470369" table:style-name="ce1">
            <text:p>2.876470369</text:p>
          </table:table-cell>
          <table:table-cell office:value-type="float" office:value="3.02698244" table:style-name="ce1">
            <text:p>3.02698244</text:p>
          </table:table-cell>
          <table:table-cell office:value-type="float" office:value="0.753044077888021" table:style-name="ce1">
            <text:p>0.753044077888021</text:p>
          </table:table-cell>
          <table:table-cell office:value-type="float" office:value="6" table:style-name="ce1">
            <text:p>6</text:p>
          </table:table-cell>
          <table:table-cell office:value-type="float" office:value="-0.6878331703" table:style-name="ce1">
            <text:p>-0.6878331703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-0.0205290869666666" table:style-name="ce1">
            <text:p>-0.0205290869666666</text:p>
          </table:table-cell>
          <table:table-cell office:value-type="float" office:value="-0.5067667689" table:style-name="ce1">
            <text:p>-0.5067667689</text:p>
          </table:table-cell>
          <table:table-cell office:value-type="float" office:value="0.906178580387377" table:style-name="ce1">
            <text:p>0.906178580387377</text:p>
          </table:table-cell>
          <table:table-cell office:value-type="float" office:value="6" table:style-name="ce1">
            <text:p>6</text:p>
          </table:table-cell>
          <table:table-cell office:value-type="float" office:value="3.784337516" table:style-name="ce1">
            <text:p>3.784337516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5.27088720333333" table:style-name="ce1">
            <text:p>5.27088720333333</text:p>
          </table:table-cell>
          <table:table-cell office:value-type="float" office:value="4.401753304" table:style-name="ce1">
            <text:p>4.401753304</text:p>
          </table:table-cell>
          <table:table-cell office:value-type="float" office:value="1.65365843997216" table:style-name="ce1">
            <text:p>1.65365843997216</text:p>
          </table:table-cell>
          <table:table-cell office:value-type="float" office:value="6" table:style-name="ce1">
            <text:p>6</text:p>
          </table:table-cell>
          <table:table-cell office:value-type="float" office:value="7.793524" table:style-name="ce1">
            <text:p>7.793524</text:p>
          </table:table-cell>
          <table:table-cell office:value-type="float" office:value="10.848296" table:style-name="ce1">
            <text:p>10.848296</text:p>
          </table:table-cell>
          <table:table-cell office:value-type="float" office:value="8.8263385" table:style-name="ce1">
            <text:p>8.8263385</text:p>
          </table:table-cell>
          <table:table-cell office:value-type="float" office:value="8.335005" table:style-name="ce1">
            <text:p>8.335005</text:p>
          </table:table-cell>
          <table:table-cell office:value-type="float" office:value="1.10917142842209" table:style-name="ce1">
            <text:p>1.10917142842209</text:p>
          </table:table-cell>
          <table:table-cell office:value-type="float" office:value="6" table:style-name="ce1">
            <text:p>6</text:p>
          </table:table-cell>
          <table:table-cell office:value-type="float" office:value="5.472273" table:style-name="ce1">
            <text:p>5.472273</text:p>
          </table:table-cell>
          <table:table-cell office:value-type="float" office:value="15.92498" table:style-name="ce1">
            <text:p>15.92498</text:p>
          </table:table-cell>
          <table:table-cell office:value-type="float" office:value="11.1844775" table:style-name="ce1">
            <text:p>11.1844775</text:p>
          </table:table-cell>
          <table:table-cell office:value-type="float" office:value="12.0781755" table:style-name="ce1">
            <text:p>12.0781755</text:p>
          </table:table-cell>
          <table:table-cell office:value-type="float" office:value="5.24558213739702" table:style-name="ce1">
            <text:p>5.24558213739702</text:p>
          </table:table-cell>
          <table:table-cell office:value-type="float" office:value="6" table:style-name="ce1">
            <text:p>6</text:p>
          </table:table-cell>
          <table:table-cell office:value-type="float" office:value="14.801844" table:style-name="ce1">
            <text:p>14.801844</text:p>
          </table:table-cell>
          <table:table-cell office:value-type="float" office:value="24.2454" table:style-name="ce1">
            <text:p>24.2454</text:p>
          </table:table-cell>
          <table:table-cell office:value-type="float" office:value="20.010816" table:style-name="ce1">
            <text:p>20.010816</text:p>
          </table:table-cell>
          <table:table-cell office:value-type="float" office:value="20.3377035" table:style-name="ce1">
            <text:p>20.3377035</text:p>
          </table:table-cell>
          <table:table-cell office:value-type="float" office:value="4.63843962878453" table:style-name="ce1">
            <text:p>4.63843962878453</text:p>
          </table:table-cell>
          <table:table-cell office:value-type="float" office:value="6" table:style-name="ce1">
            <text:p>6</text:p>
          </table:table-cell>
          <table:table-cell office:value-type="float" office:value="1.38427027" table:style-name="ce1">
            <text:p>1.38427027</text:p>
          </table:table-cell>
          <table:table-cell office:value-type="float" office:value="2.714820218" table:style-name="ce1">
            <text:p>2.714820218</text:p>
          </table:table-cell>
          <table:table-cell office:value-type="float" office:value="2.14428147116667" table:style-name="ce1">
            <text:p>2.14428147116667</text:p>
          </table:table-cell>
          <table:table-cell office:value-type="float" office:value="2.299685535" table:style-name="ce1">
            <text:p>2.299685535</text:p>
          </table:table-cell>
          <table:table-cell office:value-type="float" office:value="0.642272229408966" table:style-name="ce1">
            <text:p>0.642272229408966</text:p>
          </table:table-cell>
          <table:table-cell office:value-type="float" office:value="6" table:style-name="ce1">
            <text:p>6</text:p>
          </table:table-cell>
          <table:table-cell office:value-type="float" office:value="0.4319870373" table:style-name="ce1">
            <text:p>0.4319870373</text:p>
          </table:table-cell>
          <table:table-cell office:value-type="float" office:value="0.6077809169" table:style-name="ce1">
            <text:p>0.6077809169</text:p>
          </table:table-cell>
          <table:table-cell office:value-type="float" office:value="0.521816415683333" table:style-name="ce1">
            <text:p>0.521816415683333</text:p>
          </table:table-cell>
          <table:table-cell office:value-type="float" office:value="0.5212211383" table:style-name="ce1">
            <text:p>0.5212211383</text:p>
          </table:table-cell>
          <table:table-cell office:value-type="float" office:value="0.0584107013529619" table:style-name="ce1">
            <text:p>0.0584107013529619</text:p>
          </table:table-cell>
          <table:table-cell office:value-type="float" office:value="6" table:style-name="ce1">
            <text:p>6</text:p>
          </table:table-cell>
          <table:table-cell office:value-type="float" office:value="1.702105928" table:style-name="ce1">
            <text:p>1.702105928</text:p>
          </table:table-cell>
          <table:table-cell office:value-type="float" office:value="4.437221486" table:style-name="ce1">
            <text:p>4.437221486</text:p>
          </table:table-cell>
          <table:table-cell office:value-type="float" office:value="3.2972361745" table:style-name="ce1">
            <text:p>3.2972361745</text:p>
          </table:table-cell>
          <table:table-cell office:value-type="float" office:value="3.691936387" table:style-name="ce1">
            <text:p>3.691936387</text:p>
          </table:table-cell>
          <table:table-cell office:value-type="float" office:value="1.32111412937231" table:style-name="ce1">
            <text:p>1.32111412937231</text:p>
          </table:table-cell>
          <table:table-cell office:value-type="float" office:value="6" table:style-name="ce1">
            <text:p>6</text:p>
          </table:table-cell>
          <table:table-cell office:value-type="float" office:value="3.633491432" table:style-name="ce1">
            <text:p>3.633491432</text:p>
          </table:table-cell>
          <table:table-cell office:value-type="float" office:value="8.280532821" table:style-name="ce1">
            <text:p>8.280532821</text:p>
          </table:table-cell>
          <table:table-cell office:value-type="float" office:value="6.39185082666667" table:style-name="ce1">
            <text:p>6.39185082666667</text:p>
          </table:table-cell>
          <table:table-cell office:value-type="float" office:value="7.126064804" table:style-name="ce1">
            <text:p>7.126064804</text:p>
          </table:table-cell>
          <table:table-cell office:value-type="float" office:value="2.1259586174657" table:style-name="ce1">
            <text:p>2.1259586174657</text:p>
          </table:table-cell>
          <table:table-cell office:value-type="float" office:value="6" table:style-name="ce1">
            <text:p>6</text:p>
          </table:table-cell>
          <table:table-cell office:value-type="float" office:value="16.65976389" table:style-name="ce1">
            <text:p>16.65976389</text:p>
          </table:table-cell>
          <table:table-cell office:value-type="float" office:value="79.59101541" table:style-name="ce1">
            <text:p>79.59101541</text:p>
          </table:table-cell>
          <table:table-cell office:value-type="float" office:value="48.5579362933333" table:style-name="ce1">
            <text:p>48.5579362933333</text:p>
          </table:table-cell>
          <table:table-cell office:value-type="float" office:value="48.653478385" table:style-name="ce1">
            <text:p>48.653478385</text:p>
          </table:table-cell>
          <table:table-cell office:value-type="float" office:value="33.3671230321474" table:style-name="ce1">
            <text:p>33.3671230321474</text:p>
          </table:table-cell>
          <table:table-cell office:value-type="float" office:value="6" table:style-name="ce1">
            <text:p>6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0.6291415776" table:style-name="ce1">
            <text:p>0.6291415776</text:p>
          </table:table-cell>
          <table:table-cell office:value-type="float" office:value="0.359532409533333" table:style-name="ce1">
            <text:p>0.359532409533333</text:p>
          </table:table-cell>
          <table:table-cell office:value-type="float" office:value="0.3268794125" table:style-name="ce1">
            <text:p>0.3268794125</text:p>
          </table:table-cell>
          <table:table-cell office:value-type="float" office:value="0.14440672757817" table:style-name="ce1">
            <text:p>0.14440672757817</text:p>
          </table:table-cell>
          <table:table-cell office:value-type="float" office:value="6" table:style-name="ce1">
            <text:p>6</text:p>
          </table:table-cell>
          <table:table-cell office:value-type="float" office:value="22.50909144" table:style-name="ce1">
            <text:p>22.50909144</text:p>
          </table:table-cell>
          <table:table-cell office:value-type="float" office:value="125.7441918" table:style-name="ce1">
            <text:p>125.7441918</text:p>
          </table:table-cell>
          <table:table-cell office:value-type="float" office:value="77.7989235916667" table:style-name="ce1">
            <text:p>77.7989235916667</text:p>
          </table:table-cell>
          <table:table-cell office:value-type="float" office:value="79.635830025" table:style-name="ce1">
            <text:p>79.635830025</text:p>
          </table:table-cell>
          <table:table-cell office:value-type="float" office:value="52.5129444877171" table:style-name="ce1">
            <text:p>52.5129444877171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2.04971014891667" table:style-name="ce1">
            <text:p>2.04971014891667</text:p>
          </table:table-cell>
          <table:table-cell office:value-type="float" office:value="2.08628676445" table:style-name="ce1">
            <text:p>2.08628676445</text:p>
          </table:table-cell>
          <table:table-cell office:value-type="float" office:value="1.36620832999591" table:style-name="ce1">
            <text:p>1.36620832999591</text:p>
          </table:table-cell>
          <table:table-cell office:value-type="float" office:value="6" table:style-name="ce1">
            <text:p>6</text:p>
          </table:table-cell>
          <table:table-cell office:value-type="float" office:value="0.2379812593" table:style-name="ce1">
            <text:p>0.2379812593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359444967766667" table:style-name="ce1">
            <text:p>0.359444967766667</text:p>
          </table:table-cell>
          <table:table-cell office:value-type="float" office:value="0.33828406105" table:style-name="ce1">
            <text:p>0.33828406105</text:p>
          </table:table-cell>
          <table:table-cell office:value-type="float" office:value="0.136527339740584" table:style-name="ce1">
            <text:p>0.136527339740584</text:p>
          </table:table-cell>
          <table:table-cell office:value-type="float" office:value="6" table:style-name="ce1">
            <text:p>6</text:p>
          </table:table-cell>
          <table:table-cell office:value-type="float" office:value="2.656214176" table:style-name="ce1">
            <text:p>2.656214176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4.67478215616667" table:style-name="ce1">
            <text:p>4.67478215616667</text:p>
          </table:table-cell>
          <table:table-cell office:value-type="float" office:value="4.2759850555" table:style-name="ce1">
            <text:p>4.2759850555</text:p>
          </table:table-cell>
          <table:table-cell office:value-type="float" office:value="2.2398217235612" table:style-name="ce1">
            <text:p>2.2398217235612</text:p>
          </table:table-cell>
          <table:table-cell office:value-type="float" office:value="6" table:style-name="ce1">
            <text:p>6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59693344216667" table:style-name="ce1">
            <text:p>0.159693344216667</text:p>
          </table:table-cell>
          <table:table-cell office:value-type="float" office:value="0.12847398685" table:style-name="ce1">
            <text:p>0.12847398685</text:p>
          </table:table-cell>
          <table:table-cell office:value-type="float" office:value="0.0529281055719322" table:style-name="ce1">
            <text:p>0.0529281055719322</text:p>
          </table:table-cell>
          <table:table-cell office:value-type="float" office:value="6" table:style-name="ce1">
            <text:p>6</text:p>
          </table:table-cell>
          <table:table-cell office:value-type="float" office:value="1.914542568" table:style-name="ce1">
            <text:p>1.914542568</text:p>
          </table:table-cell>
          <table:table-cell office:value-type="float" office:value="4.561906337" table:style-name="ce1">
            <text:p>4.561906337</text:p>
          </table:table-cell>
          <table:table-cell office:value-type="float" office:value="3.45692881366667" table:style-name="ce1">
            <text:p>3.45692881366667</text:p>
          </table:table-cell>
          <table:table-cell office:value-type="float" office:value="3.819998913" table:style-name="ce1">
            <text:p>3.819998913</text:p>
          </table:table-cell>
          <table:table-cell office:value-type="float" office:value="1.27338729691791" table:style-name="ce1">
            <text:p>1.27338729691791</text:p>
          </table:table-cell>
          <table:table-cell office:value-type="float" office:value="6" table:style-name="ce1">
            <text:p>6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59693344216667" table:style-name="ce1">
            <text:p>0.159693344216667</text:p>
          </table:table-cell>
          <table:table-cell office:value-type="float" office:value="0.12847398685" table:style-name="ce1">
            <text:p>0.12847398685</text:p>
          </table:table-cell>
          <table:table-cell office:value-type="float" office:value="0.0529281055719322" table:style-name="ce1">
            <text:p>0.0529281055719322</text:p>
          </table:table-cell>
          <table:table-cell office:value-type="float" office:value="6" table:style-name="ce1">
            <text:p>6</text:p>
          </table:table-cell>
          <table:table-cell office:value-type="float" office:value="1.480022532" table:style-name="ce1">
            <text:p>1.480022532</text:p>
          </table:table-cell>
          <table:table-cell office:value-type="float" office:value="3.027297215" table:style-name="ce1">
            <text:p>3.027297215</text:p>
          </table:table-cell>
          <table:table-cell office:value-type="float" office:value="2.33015361616667" table:style-name="ce1">
            <text:p>2.33015361616667</text:p>
          </table:table-cell>
          <table:table-cell office:value-type="float" office:value="2.4606718735" table:style-name="ce1">
            <text:p>2.4606718735</text:p>
          </table:table-cell>
          <table:table-cell office:value-type="float" office:value="0.76709978227367" table:style-name="ce1">
            <text:p>0.76709978227367</text:p>
          </table:table-cell>
          <table:table-cell office:value-type="float" office:value="6" table:style-name="ce1">
            <text:p>6</text:p>
          </table:table-cell>
          <table:table-cell office:value-type="float" office:value="1.681220468" table:style-name="ce1">
            <text:p>1.681220468</text:p>
          </table:table-cell>
          <table:table-cell office:value-type="float" office:value="4.06700761" table:style-name="ce1">
            <text:p>4.06700761</text:p>
          </table:table-cell>
          <table:table-cell office:value-type="float" office:value="3.0635305505" table:style-name="ce1">
            <text:p>3.0635305505</text:p>
          </table:table-cell>
          <table:table-cell office:value-type="float" office:value="3.360887714" table:style-name="ce1">
            <text:p>3.360887714</text:p>
          </table:table-cell>
          <table:table-cell office:value-type="float" office:value="1.13989182322564" table:style-name="ce1">
            <text:p>1.13989182322564</text:p>
          </table:table-cell>
          <table:table-cell office:value-type="float" office:value="6" table:style-name="ce1">
            <text:p>6</text:p>
          </table:table-cell>
          <table:table-cell office:value-type="float" office:value="0.2110850156" table:style-name="ce1">
            <text:p>0.2110850156</text:p>
          </table:table-cell>
          <table:table-cell office:value-type="float" office:value="0.5081113654" table:style-name="ce1">
            <text:p>0.5081113654</text:p>
          </table:table-cell>
          <table:table-cell office:value-type="float" office:value="0.393398263166667" table:style-name="ce1">
            <text:p>0.393398263166667</text:p>
          </table:table-cell>
          <table:table-cell office:value-type="float" office:value="0.4528181187" table:style-name="ce1">
            <text:p>0.4528181187</text:p>
          </table:table-cell>
          <table:table-cell office:value-type="float" office:value="0.13745544190698" table:style-name="ce1">
            <text:p>0.13745544190698</text:p>
          </table:table-cell>
          <table:table-cell office:value-type="float" office:value="6" table:style-name="ce1">
            <text:p>6</text:p>
          </table:table-cell>
          <table:table-cell office:value-type="float" office:value="4.639575167" table:style-name="ce1">
            <text:p>4.639575167</text:p>
          </table:table-cell>
          <table:table-cell office:value-type="float" office:value="22.272314" table:style-name="ce1">
            <text:p>22.272314</text:p>
          </table:table-cell>
          <table:table-cell office:value-type="float" office:value="13.7651567361667" table:style-name="ce1">
            <text:p>13.7651567361667</text:p>
          </table:table-cell>
          <table:table-cell office:value-type="float" office:value="14.073624" table:style-name="ce1">
            <text:p>14.073624</text:p>
          </table:table-cell>
          <table:table-cell office:value-type="float" office:value="9.12743448013618" table:style-name="ce1">
            <text:p>9.12743448013618</text:p>
          </table:table-cell>
          <table:table-cell office:value-type="float" office:value="6" table:style-name="ce1">
            <text:p>6</text:p>
          </table:table-cell>
          <table:table-cell office:value-type="float" office:value="1.615297837" table:style-name="ce1">
            <text:p>1.615297837</text:p>
          </table:table-cell>
          <table:table-cell office:value-type="float" office:value="7.871384682" table:style-name="ce1">
            <text:p>7.871384682</text:p>
          </table:table-cell>
          <table:table-cell office:value-type="float" office:value="4.776216762" table:style-name="ce1">
            <text:p>4.776216762</text:p>
          </table:table-cell>
          <table:table-cell office:value-type="float" office:value="4.785608497" table:style-name="ce1">
            <text:p>4.785608497</text:p>
          </table:table-cell>
          <table:table-cell office:value-type="float" office:value="3.36982776244658" table:style-name="ce1">
            <text:p>3.36982776244658</text:p>
          </table:table-cell>
          <table:table-cell office:value-type="float" office:value="6" table:style-name="ce1">
            <text:p>6</text:p>
          </table:table-cell>
          <table:table-cell office:value-type="float" office:value="1263.463303" table:style-name="ce1">
            <text:p>1263.463303</text:p>
          </table:table-cell>
          <table:table-cell office:value-type="float" office:value="2222.442131" table:style-name="ce1">
            <text:p>2222.442131</text:p>
          </table:table-cell>
          <table:table-cell office:value-type="float" office:value="1726.92223766667" table:style-name="ce1">
            <text:p>1726.92223766667</text:p>
          </table:table-cell>
          <table:table-cell office:value-type="float" office:value="1710.4188895" table:style-name="ce1">
            <text:p>1710.4188895</text:p>
          </table:table-cell>
          <table:table-cell office:value-type="float" office:value="505.773452465523" table:style-name="ce1">
            <text:p>505.773452465523</text:p>
          </table:table-cell>
          <table:table-cell office:value-type="float" office:value="6" table:style-name="ce1">
            <text:p>6</text:p>
          </table:table-cell>
          <table:table-cell office:value-type="float" office:value="37.00623725" table:style-name="ce1">
            <text:p>37.00623725</text:p>
          </table:table-cell>
          <table:table-cell office:value-type="float" office:value="142.9984856" table:style-name="ce1">
            <text:p>142.9984856</text:p>
          </table:table-cell>
          <table:table-cell office:value-type="float" office:value="97.9134323716667" table:style-name="ce1">
            <text:p>97.9134323716667</text:p>
          </table:table-cell>
          <table:table-cell office:value-type="float" office:value="123.4867852" table:style-name="ce1">
            <text:p>123.4867852</text:p>
          </table:table-cell>
          <table:table-cell office:value-type="float" office:value="47.7775868512681" table:style-name="ce1">
            <text:p>47.7775868512681</text:p>
          </table:table-cell>
          <table:table-cell office:value-type="float" office:value="6" table:style-name="ce1">
            <text:p>6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179.9926615" table:style-name="ce1">
            <text:p>179.9926615</text:p>
          </table:table-cell>
          <table:table-cell office:value-type="float" office:value="121.542851541667" table:style-name="ce1">
            <text:p>121.542851541667</text:p>
          </table:table-cell>
          <table:table-cell office:value-type="float" office:value="142.9947218" table:style-name="ce1">
            <text:p>142.9947218</text:p>
          </table:table-cell>
          <table:table-cell office:value-type="float" office:value="53.1414943508511" table:style-name="ce1">
            <text:p>53.1414943508511</text:p>
          </table:table-cell>
          <table:table-cell office:value-type="float" office:value="6" table:style-name="ce1">
            <text:p>6</text:p>
          </table:table-cell>
          <table:table-cell office:value-type="float" office:value="20.49669898" table:style-name="ce1">
            <text:p>20.49669898</text:p>
          </table:table-cell>
          <table:table-cell office:value-type="float" office:value="117.9859219" table:style-name="ce1">
            <text:p>117.9859219</text:p>
          </table:table-cell>
          <table:table-cell office:value-type="float" office:value="73.6262338383333" table:style-name="ce1">
            <text:p>73.6262338383333</text:p>
          </table:table-cell>
          <table:table-cell office:value-type="float" office:value="77.496999115" table:style-name="ce1">
            <text:p>77.496999115</text:p>
          </table:table-cell>
          <table:table-cell office:value-type="float" office:value="48.8739876858962" table:style-name="ce1">
            <text:p>48.8739876858962</text:p>
          </table:table-cell>
          <table:table-cell office:value-type="float" office:value="6" table:style-name="ce1">
            <text:p>6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41.5048869665" table:style-name="ce1">
            <text:p>41.5048869665</text:p>
          </table:table-cell>
          <table:table-cell office:value-type="float" office:value="32.0596012925" table:style-name="ce1">
            <text:p>32.0596012925</text:p>
          </table:table-cell>
          <table:table-cell office:value-type="float" office:value="38.3790742412732" table:style-name="ce1">
            <text:p>38.3790742412732</text:p>
          </table:table-cell>
          <table:table-cell office:value-type="float" office:value="6" table:style-name="ce1">
            <text:p>6</text:p>
          </table:table-cell>
          <table:table-cell office:value-type="float" office:value="0.002140588302" table:style-name="ce1">
            <text:p>0.002140588302</text:p>
          </table:table-cell>
          <table:table-cell office:value-type="float" office:value="0.005894427771" table:style-name="ce1">
            <text:p>0.005894427771</text:p>
          </table:table-cell>
          <table:table-cell office:value-type="float" office:value="0.00423642297166667" table:style-name="ce1">
            <text:p>0.00423642297166667</text:p>
          </table:table-cell>
          <table:table-cell office:value-type="float" office:value="0.0044111857775" table:style-name="ce1">
            <text:p>0.0044111857775</text:p>
          </table:table-cell>
          <table:table-cell office:value-type="float" office:value="0.00178067869705316" table:style-name="ce1">
            <text:p>0.00178067869705316</text:p>
          </table:table-cell>
          <table:table-cell office:value-type="float" office:value="6" table:style-name="ce1">
            <text:p>6</text:p>
          </table:table-cell>
          <table:table-cell office:value-type="float" office:value="0.01687079358" table:style-name="ce1">
            <text:p>0.01687079358</text:p>
          </table:table-cell>
          <table:table-cell office:value-type="float" office:value="0.01848961231" table:style-name="ce1">
            <text:p>0.01848961231</text:p>
          </table:table-cell>
          <table:table-cell office:value-type="float" office:value="0.0176691714283333" table:style-name="ce1">
            <text:p>0.0176691714283333</text:p>
          </table:table-cell>
          <table:table-cell office:value-type="float" office:value="0.01776442767" table:style-name="ce1">
            <text:p>0.01776442767</text:p>
          </table:table-cell>
          <table:table-cell office:value-type="float" office:value="0.000539924343130547" table:style-name="ce1">
            <text:p>0.000539924343130547</text:p>
          </table:table-cell>
          <table:table-cell office:value-type="float" office:value="6" table:style-name="ce1">
            <text:p>6</text:p>
          </table:table-cell>
          <table:table-cell office:value-type="float" office:value="6.481732363" table:style-name="ce1">
            <text:p>6.481732363</text:p>
          </table:table-cell>
          <table:table-cell office:value-type="float" office:value="11.28928483" table:style-name="ce1">
            <text:p>11.28928483</text:p>
          </table:table-cell>
          <table:table-cell office:value-type="float" office:value="8.16592333866667" table:style-name="ce1">
            <text:p>8.16592333866667</text:p>
          </table:table-cell>
          <table:table-cell office:value-type="float" office:value="7.494066203" table:style-name="ce1">
            <text:p>7.494066203</text:p>
          </table:table-cell>
          <table:table-cell office:value-type="float" office:value="1.988998223239" table:style-name="ce1">
            <text:p>1.988998223239</text:p>
          </table:table-cell>
          <table:table-cell office:value-type="float" office:value="6" table:style-name="ce1">
            <text:p>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34.0878756" table:style-name="ce1">
            <text:p>134.0878756</text:p>
          </table:table-cell>
          <table:table-cell office:value-type="float" office:value="36.2507949283333" table:style-name="ce1">
            <text:p>36.2507949283333</text:p>
          </table:table-cell>
          <table:table-cell office:value-type="float" office:value="15.882785635" table:style-name="ce1">
            <text:p>15.882785635</text:p>
          </table:table-cell>
          <table:table-cell office:value-type="float" office:value="48.2095204598219" table:style-name="ce1">
            <text:p>48.2095204598219</text:p>
          </table:table-cell>
          <table:table-cell office:value-type="float" office:value="6" table:style-name="ce1">
            <text:p>6</text:p>
          </table:table-cell>
          <table:table-cell office:value-type="float" office:value="0.1923746828" table:style-name="ce1">
            <text:p>0.1923746828</text:p>
          </table:table-cell>
          <table:table-cell office:value-type="float" office:value="3.080181656" table:style-name="ce1">
            <text:p>3.080181656</text:p>
          </table:table-cell>
          <table:table-cell office:value-type="float" office:value="1.12949102288333" table:style-name="ce1">
            <text:p>1.12949102288333</text:p>
          </table:table-cell>
          <table:table-cell office:value-type="float" office:value="0.35000958355" table:style-name="ce1">
            <text:p>0.35000958355</text:p>
          </table:table-cell>
          <table:table-cell office:value-type="float" office:value="1.3415496333245" table:style-name="ce1">
            <text:p>1.3415496333245</text:p>
          </table:table-cell>
          <table:table-cell office:value-type="float" office:value="6" table:style-name="ce1">
            <text:p>6</text:p>
          </table:table-cell>
          <table:table-cell office:value-type="float" office:value="0.2825802205" table:style-name="ce1">
            <text:p>0.2825802205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2.53208374298333" table:style-name="ce1">
            <text:p>2.53208374298333</text:p>
          </table:table-cell>
          <table:table-cell office:value-type="float" office:value="0.73651442155" table:style-name="ce1">
            <text:p>0.73651442155</text:p>
          </table:table-cell>
          <table:table-cell office:value-type="float" office:value="3.51196837268613" table:style-name="ce1">
            <text:p>3.5119683726861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≥20%</text:p>
          </table:table-cell>
          <table:table-cell office:value-type="float" office:value="5" table:style-name="ce1">
            <text:p>5</text:p>
          </table:table-cell>
          <table:table-cell office:value-type="float" office:value="20.16032618" table:style-name="ce1">
            <text:p>20.16032618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24.202588914" table:style-name="ce1">
            <text:p>24.202588914</text:p>
          </table:table-cell>
          <table:table-cell office:value-type="float" office:value="26.55165728" table:style-name="ce1">
            <text:p>26.55165728</text:p>
          </table:table-cell>
          <table:table-cell office:value-type="float" office:value="3.60299219179363" table:style-name="ce1">
            <text:p>3.60299219179363</text:p>
          </table:table-cell>
          <table:table-cell office:value-type="float" office:value="5" table:style-name="ce1">
            <text:p>5</text:p>
          </table:table-cell>
          <table:table-cell office:value-type="float" office:value="2.541860791" table:style-name="ce1">
            <text:p>2.541860791</text:p>
          </table:table-cell>
          <table:table-cell office:value-type="float" office:value="3.638065947" table:style-name="ce1">
            <text:p>3.638065947</text:p>
          </table:table-cell>
          <table:table-cell office:value-type="float" office:value="3.2008776502" table:style-name="ce1">
            <text:p>3.2008776502</text:p>
          </table:table-cell>
          <table:table-cell office:value-type="float" office:value="3.630760823" table:style-name="ce1">
            <text:p>3.630760823</text:p>
          </table:table-cell>
          <table:table-cell office:value-type="float" office:value="0.595099510181543" table:style-name="ce1">
            <text:p>0.595099510181543</text:p>
          </table:table-cell>
          <table:table-cell office:value-type="float" office:value="5" table:style-name="ce1">
            <text:p>5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-0.1916548276" table:style-name="ce1">
            <text:p>-0.1916548276</text:p>
          </table:table-cell>
          <table:table-cell office:value-type="float" office:value="-0.272342203" table:style-name="ce1">
            <text:p>-0.272342203</text:p>
          </table:table-cell>
          <table:table-cell office:value-type="float" office:value="-0.2016845394" table:style-name="ce1">
            <text:p>-0.2016845394</text:p>
          </table:table-cell>
          <table:table-cell office:value-type="float" office:value="0.105317398207712" table:style-name="ce1">
            <text:p>0.105317398207712</text:p>
          </table:table-cell>
          <table:table-cell office:value-type="float" office:value="5" table:style-name="ce1">
            <text:p>5</text:p>
          </table:table-cell>
          <table:table-cell office:value-type="float" office:value="3.737041719" table:style-name="ce1">
            <text:p>3.737041719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4.0007307376" table:style-name="ce1">
            <text:p>4.0007307376</text:p>
          </table:table-cell>
          <table:table-cell office:value-type="float" office:value="4.166202257" table:style-name="ce1">
            <text:p>4.166202257</text:p>
          </table:table-cell>
          <table:table-cell office:value-type="float" office:value="0.236877352808222" table:style-name="ce1">
            <text:p>0.236877352808222</text:p>
          </table:table-cell>
          <table:table-cell office:value-type="float" office:value="5" table:style-name="ce1">
            <text:p>5</text:p>
          </table:table-cell>
          <table:table-cell office:value-type="float" office:value="7.790248" table:style-name="ce1">
            <text:p>7.790248</text:p>
          </table:table-cell>
          <table:table-cell office:value-type="float" office:value="11.94619" table:style-name="ce1">
            <text:p>11.94619</text:p>
          </table:table-cell>
          <table:table-cell office:value-type="float" office:value="10.2705958" table:style-name="ce1">
            <text:p>10.2705958</text:p>
          </table:table-cell>
          <table:table-cell office:value-type="float" office:value="11.87043" table:style-name="ce1">
            <text:p>11.87043</text:p>
          </table:table-cell>
          <table:table-cell office:value-type="float" office:value="2.25096678780568" table:style-name="ce1">
            <text:p>2.25096678780568</text:p>
          </table:table-cell>
          <table:table-cell office:value-type="float" office:value="5" table:style-name="ce1">
            <text:p>5</text:p>
          </table:table-cell>
          <table:table-cell office:value-type="float" office:value="8.425996" table:style-name="ce1">
            <text:p>8.425996</text:p>
          </table:table-cell>
          <table:table-cell office:value-type="float" office:value="17.53184" table:style-name="ce1">
            <text:p>17.53184</text:p>
          </table:table-cell>
          <table:table-cell office:value-type="float" office:value="13.8778612" table:style-name="ce1">
            <text:p>13.8778612</text:p>
          </table:table-cell>
          <table:table-cell office:value-type="float" office:value="17.44801" table:style-name="ce1">
            <text:p>17.44801</text:p>
          </table:table-cell>
          <table:table-cell office:value-type="float" office:value="4.93670286568345" table:style-name="ce1">
            <text:p>4.93670286568345</text:p>
          </table:table-cell>
          <table:table-cell office:value-type="float" office:value="5" table:style-name="ce1">
            <text:p>5</text:p>
          </table:table-cell>
          <table:table-cell office:value-type="float" office:value="16.216244" table:style-name="ce1">
            <text:p>16.216244</text:p>
          </table:table-cell>
          <table:table-cell office:value-type="float" office:value="29.40227" table:style-name="ce1">
            <text:p>29.40227</text:p>
          </table:table-cell>
          <table:table-cell office:value-type="float" office:value="24.148457" table:style-name="ce1">
            <text:p>24.148457</text:p>
          </table:table-cell>
          <table:table-cell office:value-type="float" office:value="29.3942" table:style-name="ce1">
            <text:p>29.3942</text:p>
          </table:table-cell>
          <table:table-cell office:value-type="float" office:value="7.18740035017794" table:style-name="ce1">
            <text:p>7.18740035017794</text:p>
          </table:table-cell>
          <table:table-cell office:value-type="float" office:value="5" table:style-name="ce1">
            <text:p>5</text:p>
          </table:table-cell>
          <table:table-cell office:value-type="float" office:value="1.91973367" table:style-name="ce1">
            <text:p>1.91973367</text:p>
          </table:table-cell>
          <table:table-cell office:value-type="float" office:value="2.809518532" table:style-name="ce1">
            <text:p>2.809518532</text:p>
          </table:table-cell>
          <table:table-cell office:value-type="float" office:value="2.4553200134" table:style-name="ce1">
            <text:p>2.4553200134</text:p>
          </table:table-cell>
          <table:table-cell office:value-type="float" office:value="2.80425063" table:style-name="ce1">
            <text:p>2.80425063</text:p>
          </table:table-cell>
          <table:table-cell office:value-type="float" office:value="0.482034242330298" table:style-name="ce1">
            <text:p>0.482034242330298</text:p>
          </table:table-cell>
          <table:table-cell office:value-type="float" office:value="5" table:style-name="ce1">
            <text:p>5</text:p>
          </table:table-cell>
          <table:table-cell office:value-type="float" office:value="0.1497011278" table:style-name="ce1">
            <text:p>0.1497011278</text:p>
          </table:table-cell>
          <table:table-cell office:value-type="float" office:value="0.5106925281" table:style-name="ce1">
            <text:p>0.5106925281</text:p>
          </table:table-cell>
          <table:table-cell office:value-type="float" office:value="0.29113230468" table:style-name="ce1">
            <text:p>0.29113230468</text:p>
          </table:table-cell>
          <table:table-cell office:value-type="float" office:value="0.1543474533" table:style-name="ce1">
            <text:p>0.1543474533</text:p>
          </table:table-cell>
          <table:table-cell office:value-type="float" office:value="0.190434420440896" table:style-name="ce1">
            <text:p>0.190434420440896</text:p>
          </table:table-cell>
          <table:table-cell office:value-type="float" office:value="5" table:style-name="ce1">
            <text:p>5</text:p>
          </table:table-cell>
          <table:table-cell office:value-type="float" office:value="2.985847007" table:style-name="ce1">
            <text:p>2.985847007</text:p>
          </table:table-cell>
          <table:table-cell office:value-type="float" office:value="4.532944001" table:style-name="ce1">
            <text:p>4.532944001</text:p>
          </table:table-cell>
          <table:table-cell office:value-type="float" office:value="3.9148905716" table:style-name="ce1">
            <text:p>3.9148905716</text:p>
          </table:table-cell>
          <table:table-cell office:value-type="float" office:value="4.520924174" table:style-name="ce1">
            <text:p>4.520924174</text:p>
          </table:table-cell>
          <table:table-cell office:value-type="float" office:value="0.839607706522422" table:style-name="ce1">
            <text:p>0.839607706522422</text:p>
          </table:table-cell>
          <table:table-cell office:value-type="float" office:value="5" table:style-name="ce1">
            <text:p>5</text:p>
          </table:table-cell>
          <table:table-cell office:value-type="float" office:value="6.301623409" table:style-name="ce1">
            <text:p>6.301623409</text:p>
          </table:table-cell>
          <table:table-cell office:value-type="float" office:value="7.159146693" table:style-name="ce1">
            <text:p>7.159146693</text:p>
          </table:table-cell>
          <table:table-cell office:value-type="float" office:value="6.8294248864" table:style-name="ce1">
            <text:p>6.8294248864</text:p>
          </table:table-cell>
          <table:table-cell office:value-type="float" office:value="7.158657411" table:style-name="ce1">
            <text:p>7.158657411</text:p>
          </table:table-cell>
          <table:table-cell office:value-type="float" office:value="0.451877982088993" table:style-name="ce1">
            <text:p>0.451877982088993</text:p>
          </table:table-cell>
          <table:table-cell office:value-type="float" office:value="5" table:style-name="ce1">
            <text:p>5</text:p>
          </table:table-cell>
          <table:table-cell office:value-type="float" office:value="19.06886362" table:style-name="ce1">
            <text:p>19.06886362</text:p>
          </table:table-cell>
          <table:table-cell office:value-type="float" office:value="66.09502633" table:style-name="ce1">
            <text:p>66.09502633</text:p>
          </table:table-cell>
          <table:table-cell office:value-type="float" office:value="47.207597006" table:style-name="ce1">
            <text:p>47.207597006</text:p>
          </table:table-cell>
          <table:table-cell office:value-type="float" office:value="65.81745618" table:style-name="ce1">
            <text:p>65.81745618</text:p>
          </table:table-cell>
          <table:table-cell office:value-type="float" office:value="25.6361652416339" table:style-name="ce1">
            <text:p>25.6361652416339</text:p>
          </table:table-cell>
          <table:table-cell office:value-type="float" office:value="3" table:style-name="ce1">
            <text:p>3</text:p>
          </table:table-cell>
          <table:table-cell office:value-type="float" office:value="0.5872065674" table:style-name="ce1">
            <text:p>0.5872065674</text:p>
          </table:table-cell>
          <table:table-cell office:value-type="float" office:value="0.5898152737" table:style-name="ce1">
            <text:p>0.5898152737</text:p>
          </table:table-cell>
          <table:table-cell office:value-type="float" office:value="0.5883245179" table:style-name="ce1">
            <text:p>0.5883245179</text:p>
          </table:table-cell>
          <table:table-cell office:value-type="float" office:value="0.5879517126" table:style-name="ce1">
            <text:p>0.5879517126</text:p>
          </table:table-cell>
          <table:table-cell office:value-type="float" office:value="0.00134371685398969" table:style-name="ce1">
            <text:p>0.00134371685398969</text:p>
          </table:table-cell>
          <table:table-cell office:value-type="float" office:value="5" table:style-name="ce1">
            <text:p>5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12.99989784" table:style-name="ce1">
            <text:p>12.99989784</text:p>
          </table:table-cell>
          <table:table-cell office:value-type="float" office:value="7.5947803678" table:style-name="ce1">
            <text:p>7.5947803678</text:p>
          </table:table-cell>
          <table:table-cell office:value-type="float" office:value="3.993555672" table:style-name="ce1">
            <text:p>3.993555672</text:p>
          </table:table-cell>
          <table:table-cell office:value-type="float" office:value="4.93322815412248" table:style-name="ce1">
            <text:p>4.93322815412248</text:p>
          </table:table-cell>
          <table:table-cell office:value-type="float" office:value="5" table:style-name="ce1">
            <text:p>5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98692331416" table:style-name="ce1">
            <text:p>2.9869233141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1.92532196488923" table:style-name="ce1">
            <text:p>1.92532196488923</text:p>
          </table:table-cell>
          <table:table-cell office:value-type="float" office:value="5" table:style-name="ce1">
            <text:p>5</text:p>
          </table:table-cell>
          <table:table-cell office:value-type="float" office:value="0.3235980422" table:style-name="ce1">
            <text:p>0.3235980422</text:p>
          </table:table-cell>
          <table:table-cell office:value-type="float" office:value="0.4392384125" table:style-name="ce1">
            <text:p>0.4392384125</text:p>
          </table:table-cell>
          <table:table-cell office:value-type="float" office:value="0.36977192614" table:style-name="ce1">
            <text:p>0.36977192614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0.0622673546374637" table:style-name="ce1">
            <text:p>0.0622673546374637</text:p>
          </table:table-cell>
          <table:table-cell office:value-type="float" office:value="5" table:style-name="ce1">
            <text:p>5</text:p>
          </table:table-cell>
          <table:table-cell office:value-type="float" office:value="4.869380765" table:style-name="ce1">
            <text:p>4.869380765</text:p>
          </table:table-cell>
          <table:table-cell office:value-type="float" office:value="7.056046025" table:style-name="ce1">
            <text:p>7.056046025</text:p>
          </table:table-cell>
          <table:table-cell office:value-type="float" office:value="5.7451780438" table:style-name="ce1">
            <text:p>5.7451780438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1.16945112833675" table:style-name="ce1">
            <text:p>1.16945112833675</text:p>
          </table:table-cell>
          <table:table-cell office:value-type="float" office:value="5" table:style-name="ce1">
            <text:p>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6227851982" table:style-name="ce1">
            <text:p>0.16227851982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0.0319559320905754" table:style-name="ce1">
            <text:p>0.0319559320905754</text:p>
          </table:table-cell>
          <table:table-cell office:value-type="float" office:value="5" table:style-name="ce1">
            <text:p>5</text:p>
          </table:table-cell>
          <table:table-cell office:value-type="float" office:value="3.114227443" table:style-name="ce1">
            <text:p>3.114227443</text:p>
          </table:table-cell>
          <table:table-cell office:value-type="float" office:value="4.718724254" table:style-name="ce1">
            <text:p>4.718724254</text:p>
          </table:table-cell>
          <table:table-cell office:value-type="float" office:value="4.0771673704" table:style-name="ce1">
            <text:p>4.0771673704</text:p>
          </table:table-cell>
          <table:table-cell office:value-type="float" office:value="4.705405215" table:style-name="ce1">
            <text:p>4.705405215</text:p>
          </table:table-cell>
          <table:table-cell office:value-type="float" office:value="0.871540820568396" table:style-name="ce1">
            <text:p>0.871540820568396</text:p>
          </table:table-cell>
          <table:table-cell office:value-type="float" office:value="5" table:style-name="ce1">
            <text:p>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6227851982" table:style-name="ce1">
            <text:p>0.16227851982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0.0319559320905754" table:style-name="ce1">
            <text:p>0.0319559320905754</text:p>
          </table:table-cell>
          <table:table-cell office:value-type="float" office:value="5" table:style-name="ce1">
            <text:p>5</text:p>
          </table:table-cell>
          <table:table-cell office:value-type="float" office:value="1.949865837" table:style-name="ce1">
            <text:p>1.949865837</text:p>
          </table:table-cell>
          <table:table-cell office:value-type="float" office:value="2.989053104" table:style-name="ce1">
            <text:p>2.989053104</text:p>
          </table:table-cell>
          <table:table-cell office:value-type="float" office:value="2.5778054718" table:style-name="ce1">
            <text:p>2.5778054718</text:p>
          </table:table-cell>
          <table:table-cell office:value-type="float" office:value="2.982238328" table:style-name="ce1">
            <text:p>2.982238328</text:p>
          </table:table-cell>
          <table:table-cell office:value-type="float" office:value="0.559574853691599" table:style-name="ce1">
            <text:p>0.559574853691599</text:p>
          </table:table-cell>
          <table:table-cell office:value-type="float" office:value="5" table:style-name="ce1">
            <text:p>5</text:p>
          </table:table-cell>
          <table:table-cell office:value-type="float" office:value="2.700631163" table:style-name="ce1">
            <text:p>2.700631163</text:p>
          </table:table-cell>
          <table:table-cell office:value-type="float" office:value="4.268986896" table:style-name="ce1">
            <text:p>4.268986896</text:p>
          </table:table-cell>
          <table:table-cell office:value-type="float" office:value="3.6420983282" table:style-name="ce1">
            <text:p>3.6420983282</text:p>
          </table:table-cell>
          <table:table-cell office:value-type="float" office:value="4.255371672" table:style-name="ce1">
            <text:p>4.255371672</text:p>
          </table:table-cell>
          <table:table-cell office:value-type="float" office:value="0.851972629816358" table:style-name="ce1">
            <text:p>0.851972629816358</text:p>
          </table:table-cell>
          <table:table-cell office:value-type="float" office:value="5" table:style-name="ce1">
            <text:p>5</text:p>
          </table:table-cell>
          <table:table-cell office:value-type="float" office:value="0.4135962805" table:style-name="ce1">
            <text:p>0.4135962805</text:p>
          </table:table-cell>
          <table:table-cell office:value-type="float" office:value="0.450033543" table:style-name="ce1">
            <text:p>0.450033543</text:p>
          </table:table-cell>
          <table:table-cell office:value-type="float" office:value="0.43506904226" table:style-name="ce1">
            <text:p>0.43506904226</text:p>
          </table:table-cell>
          <table:table-cell office:value-type="float" office:value="0.4483143202" table:style-name="ce1">
            <text:p>0.4483143202</text:p>
          </table:table-cell>
          <table:table-cell office:value-type="float" office:value="0.0195818853015699" table:style-name="ce1">
            <text:p>0.0195818853015699</text:p>
          </table:table-cell>
          <table:table-cell office:value-type="float" office:value="5" table:style-name="ce1">
            <text:p>5</text:p>
          </table:table-cell>
          <table:table-cell office:value-type="float" office:value="6.19059075" table:style-name="ce1">
            <text:p>6.19059075</text:p>
          </table:table-cell>
          <table:table-cell office:value-type="float" office:value="27.46891" table:style-name="ce1">
            <text:p>27.46891</text:p>
          </table:table-cell>
          <table:table-cell office:value-type="float" office:value="18.92723695" table:style-name="ce1">
            <text:p>18.92723695</text:p>
          </table:table-cell>
          <table:table-cell office:value-type="float" office:value="27.35728" table:style-name="ce1">
            <text:p>27.35728</text:p>
          </table:table-cell>
          <table:table-cell office:value-type="float" office:value="11.6087259754716" table:style-name="ce1">
            <text:p>11.6087259754716</text:p>
          </table:table-cell>
          <table:table-cell office:value-type="float" office:value="5" table:style-name="ce1">
            <text:p>5</text:p>
          </table:table-cell>
          <table:table-cell office:value-type="float" office:value="1.729830979" table:style-name="ce1">
            <text:p>1.729830979</text:p>
          </table:table-cell>
          <table:table-cell office:value-type="float" office:value="10.39390406" table:style-name="ce1">
            <text:p>10.39390406</text:p>
          </table:table-cell>
          <table:table-cell office:value-type="float" office:value="6.928207054" table:style-name="ce1">
            <text:p>6.928207054</text:p>
          </table:table-cell>
          <table:table-cell office:value-type="float" office:value="10.38374786" table:style-name="ce1">
            <text:p>10.38374786</text:p>
          </table:table-cell>
          <table:table-cell office:value-type="float" office:value="4.73871798516913" table:style-name="ce1">
            <text:p>4.73871798516913</text:p>
          </table:table-cell>
          <table:table-cell office:value-type="float" office:value="5" table:style-name="ce1">
            <text:p>5</text:p>
          </table:table-cell>
          <table:table-cell office:value-type="float" office:value="1677.947406" table:style-name="ce1">
            <text:p>1677.947406</text:p>
          </table:table-cell>
          <table:table-cell office:value-type="float" office:value="2237.544855" table:style-name="ce1">
            <text:p>2237.544855</text:p>
          </table:table-cell>
          <table:table-cell office:value-type="float" office:value="1905.595334" table:style-name="ce1">
            <text:p>1905.595334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299.771274856576" table:style-name="ce1">
            <text:p>299.771274856576</text:p>
          </table:table-cell>
          <table:table-cell office:value-type="float" office:value="5" table:style-name="ce1">
            <text:p>5</text:p>
          </table:table-cell>
          <table:table-cell office:value-type="float" office:value="142.9925519" table:style-name="ce1">
            <text:p>142.9925519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65.19581988" table:style-name="ce1">
            <text:p>165.19581988</text:p>
          </table:table-cell>
          <table:table-cell office:value-type="float" office:value="179.9912078" table:style-name="ce1">
            <text:p>179.9912078</text:p>
          </table:table-cell>
          <table:table-cell office:value-type="float" office:value="20.2658257758358" table:style-name="ce1">
            <text:p>20.2658257758358</text:p>
          </table:table-cell>
          <table:table-cell office:value-type="float" office:value="5" table:style-name="ce1">
            <text:p>5</text:p>
          </table:table-cell>
          <table:table-cell office:value-type="float" office:value="142.9731137" table:style-name="ce1">
            <text:p>142.9731137</text:p>
          </table:table-cell>
          <table:table-cell office:value-type="float" office:value="179.9889302" table:style-name="ce1">
            <text:p>179.9889302</text:p>
          </table:table-cell>
          <table:table-cell office:value-type="float" office:value="157.7798602" table:style-name="ce1">
            <text:p>157.7798602</text:p>
          </table:table-cell>
          <table:table-cell office:value-type="float" office:value="142.9765429" table:style-name="ce1">
            <text:p>142.9765429</text:p>
          </table:table-cell>
          <table:table-cell office:value-type="float" office:value="20.2726335316382" table:style-name="ce1">
            <text:p>20.2726335316382</text:p>
          </table:table-cell>
          <table:table-cell office:value-type="float" office:value="5" table:style-name="ce1">
            <text:p>5</text:p>
          </table:table-cell>
          <table:table-cell office:value-type="float" office:value="37.01988473" table:style-name="ce1">
            <text:p>37.01988473</text:p>
          </table:table-cell>
          <table:table-cell office:value-type="float" office:value="90.00540549" table:style-name="ce1">
            <text:p>90.00540549</text:p>
          </table:table-cell>
          <table:table-cell office:value-type="float" office:value="68.809064662" table:style-name="ce1">
            <text:p>68.809064662</text:p>
          </table:table-cell>
          <table:table-cell office:value-type="float" office:value="89.99614506" table:style-name="ce1">
            <text:p>89.99614506</text:p>
          </table:table-cell>
          <table:table-cell office:value-type="float" office:value="29.0171798608429" table:style-name="ce1">
            <text:p>29.0171798608429</text:p>
          </table:table-cell>
          <table:table-cell office:value-type="float" office:value="5" table:style-name="ce1">
            <text:p>5</text:p>
          </table:table-cell>
          <table:table-cell office:value-type="float" office:value="76.2868084" table:style-name="ce1">
            <text:p>76.2868084</text:p>
          </table:table-cell>
          <table:table-cell office:value-type="float" office:value="95.87010056" table:style-name="ce1">
            <text:p>95.87010056</text:p>
          </table:table-cell>
          <table:table-cell office:value-type="float" office:value="84.250290058" table:style-name="ce1">
            <text:p>84.250290058</text:p>
          </table:table-cell>
          <table:table-cell office:value-type="float" office:value="76.96237585" table:style-name="ce1">
            <text:p>76.96237585</text:p>
          </table:table-cell>
          <table:table-cell office:value-type="float" office:value="10.3734460677322" table:style-name="ce1">
            <text:p>10.3734460677322</text:p>
          </table:table-cell>
          <table:table-cell office:value-type="float" office:value="5" table:style-name="ce1">
            <text:p>5</text:p>
          </table:table-cell>
          <table:table-cell office:value-type="float" office:value="0.002062258249" table:style-name="ce1">
            <text:p>0.002062258249</text:p>
          </table:table-cell>
          <table:table-cell office:value-type="float" office:value="0.002980659802" table:style-name="ce1">
            <text:p>0.002980659802</text:p>
          </table:table-cell>
          <table:table-cell office:value-type="float" office:value="0.0026151041234" table:style-name="ce1">
            <text:p>0.0026151041234</text:p>
          </table:table-cell>
          <table:table-cell office:value-type="float" office:value="0.002941452003" table:style-name="ce1">
            <text:p>0.002941452003</text:p>
          </table:table-cell>
          <table:table-cell office:value-type="float" office:value="0.000474179200696866" table:style-name="ce1">
            <text:p>0.000474179200696866</text:p>
          </table:table-cell>
          <table:table-cell office:value-type="float" office:value="5" table:style-name="ce1">
            <text:p>5</text:p>
          </table:table-cell>
          <table:table-cell office:value-type="float" office:value="0.01850015125" table:style-name="ce1">
            <text:p>0.01850015125</text:p>
          </table:table-cell>
          <table:table-cell office:value-type="float" office:value="0.0186247356" table:style-name="ce1">
            <text:p>0.0186247356</text:p>
          </table:table-cell>
          <table:table-cell office:value-type="float" office:value="0.018581732356" table:style-name="ce1">
            <text:p>0.018581732356</text:p>
          </table:table-cell>
          <table:table-cell office:value-type="float" office:value="0.0186131146" table:style-name="ce1">
            <text:p>0.0186131146</text:p>
          </table:table-cell>
          <table:table-cell office:value-type="float" office:value="5.60748466428388e-05" table:style-name="ce1">
            <text:p>5.60748466428388e-05</text:p>
          </table:table-cell>
          <table:table-cell office:value-type="float" office:value="5" table:style-name="ce1">
            <text:p>5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10.984382591" table:style-name="ce1">
            <text:p>10.984382591</text:p>
          </table:table-cell>
          <table:table-cell office:value-type="float" office:value="12.74048967" table:style-name="ce1">
            <text:p>12.74048967</text:p>
          </table:table-cell>
          <table:table-cell office:value-type="float" office:value="2.48205275875547" table:style-name="ce1">
            <text:p>2.48205275875547</text:p>
          </table:table-cell>
          <table:table-cell office:value-type="float" office:value="5" table:style-name="ce1">
            <text:p>5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66.90947533" table:style-name="ce1">
            <text:p>66.90947533</text:p>
          </table:table-cell>
          <table:table-cell office:value-type="float" office:value="33.698438588" table:style-name="ce1">
            <text:p>33.698438588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25.3776920564155" table:style-name="ce1">
            <text:p>25.3776920564155</text:p>
          </table:table-cell>
          <table:table-cell office:value-type="float" office:value="5" table:style-name="ce1">
            <text:p>5</text:p>
          </table:table-cell>
          <table:table-cell office:value-type="float" office:value="0.2047356364" table:style-name="ce1">
            <text:p>0.2047356364</text:p>
          </table:table-cell>
          <table:table-cell office:value-type="float" office:value="0.6660422378" table:style-name="ce1">
            <text:p>0.6660422378</text:p>
          </table:table-cell>
          <table:table-cell office:value-type="float" office:value="0.3746174492" table:style-name="ce1">
            <text:p>0.3746174492</text:p>
          </table:table-cell>
          <table:table-cell office:value-type="float" office:value="0.2124368177" table:style-name="ce1">
            <text:p>0.2124368177</text:p>
          </table:table-cell>
          <table:table-cell office:value-type="float" office:value="0.22938970172951" table:style-name="ce1">
            <text:p>0.22938970172951</text:p>
          </table:table-cell>
          <table:table-cell office:value-type="float" office:value="5" table:style-name="ce1">
            <text:p>5</text:p>
          </table:table-cell>
          <table:table-cell office:value-type="float" office:value="0.2621481471" table:style-name="ce1">
            <text:p>0.2621481471</text:p>
          </table:table-cell>
          <table:table-cell office:value-type="float" office:value="1.239260194" table:style-name="ce1">
            <text:p>1.239260194</text:p>
          </table:table-cell>
          <table:table-cell office:value-type="float" office:value="0.63346602238" table:style-name="ce1">
            <text:p>0.63346602238</text:p>
          </table:table-cell>
          <table:table-cell office:value-type="float" office:value="0.2856142729" table:style-name="ce1">
            <text:p>0.2856142729</text:p>
          </table:table-cell>
          <table:table-cell office:value-type="float" office:value="0.49327511290249" table:style-name="ce1">
            <text:p>0.4932751129024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&lt;10%</text:p>
          </table:table-cell>
          <table:table-cell office:value-type="float" office:value="6" table:style-name="ce1">
            <text:p>6</text:p>
          </table:table-cell>
          <table:table-cell office:value-type="float" office:value="4.237994026" table:style-name="ce1">
            <text:p>4.237994026</text:p>
          </table:table-cell>
          <table:table-cell office:value-type="float" office:value="7.995749974" table:style-name="ce1">
            <text:p>7.995749974</text:p>
          </table:table-cell>
          <table:table-cell office:value-type="float" office:value="6.01062926766667" table:style-name="ce1">
            <text:p>6.01062926766667</text:p>
          </table:table-cell>
          <table:table-cell office:value-type="float" office:value="5.8634773655" table:style-name="ce1">
            <text:p>5.8634773655</text:p>
          </table:table-cell>
          <table:table-cell office:value-type="float" office:value="1.89827278105197" table:style-name="ce1">
            <text:p>1.89827278105197</text:p>
          </table:table-cell>
          <table:table-cell office:value-type="float" office:value="6" table:style-name="ce1">
            <text:p>6</text:p>
          </table:table-cell>
          <table:table-cell office:value-type="float" office:value="1.227924978" table:style-name="ce1">
            <text:p>1.227924978</text:p>
          </table:table-cell>
          <table:table-cell office:value-type="float" office:value="4.286994427" table:style-name="ce1">
            <text:p>4.286994427</text:p>
          </table:table-cell>
          <table:table-cell office:value-type="float" office:value="2.83959731633333" table:style-name="ce1">
            <text:p>2.83959731633333</text:p>
          </table:table-cell>
          <table:table-cell office:value-type="float" office:value="2.9372083785" table:style-name="ce1">
            <text:p>2.9372083785</text:p>
          </table:table-cell>
          <table:table-cell office:value-type="float" office:value="1.56860448737023" table:style-name="ce1">
            <text:p>1.56860448737023</text:p>
          </table:table-cell>
          <table:table-cell office:value-type="float" office:value="6" table:style-name="ce1">
            <text:p>6</text:p>
          </table:table-cell>
          <table:table-cell office:value-type="float" office:value="-0.4000926797" table:style-name="ce1">
            <text:p>-0.4000926797</text:p>
          </table:table-cell>
          <table:table-cell office:value-type="float" office:value="1.247376159" table:style-name="ce1">
            <text:p>1.247376159</text:p>
          </table:table-cell>
          <table:table-cell office:value-type="float" office:value="0.347555423216667" table:style-name="ce1">
            <text:p>0.347555423216667</text:p>
          </table:table-cell>
          <table:table-cell office:value-type="float" office:value="0.27506145465" table:style-name="ce1">
            <text:p>0.27506145465</text:p>
          </table:table-cell>
          <table:table-cell office:value-type="float" office:value="0.807436591596284" table:style-name="ce1">
            <text:p>0.807436591596284</text:p>
          </table:table-cell>
          <table:table-cell office:value-type="float" office:value="6" table:style-name="ce1">
            <text:p>6</text:p>
          </table:table-cell>
          <table:table-cell office:value-type="float" office:value="3.16000858" table:style-name="ce1">
            <text:p>3.16000858</text:p>
          </table:table-cell>
          <table:table-cell office:value-type="float" office:value="7.029555044" table:style-name="ce1">
            <text:p>7.029555044</text:p>
          </table:table-cell>
          <table:table-cell office:value-type="float" office:value="4.567183116" table:style-name="ce1">
            <text:p>4.567183116</text:p>
          </table:table-cell>
          <table:table-cell office:value-type="float" office:value="4.040080164" table:style-name="ce1">
            <text:p>4.040080164</text:p>
          </table:table-cell>
          <table:table-cell office:value-type="float" office:value="1.63311845396946" table:style-name="ce1">
            <text:p>1.63311845396946</text:p>
          </table:table-cell>
          <table:table-cell office:value-type="float" office:value="6" table:style-name="ce1">
            <text:p>6</text:p>
          </table:table-cell>
          <table:table-cell office:value-type="float" office:value="5.823009" table:style-name="ce1">
            <text:p>5.823009</text:p>
          </table:table-cell>
          <table:table-cell office:value-type="float" office:value="10.77842" table:style-name="ce1">
            <text:p>10.77842</text:p>
          </table:table-cell>
          <table:table-cell office:value-type="float" office:value="8.91090116666667" table:style-name="ce1">
            <text:p>8.91090116666667</text:p>
          </table:table-cell>
          <table:table-cell office:value-type="float" office:value="9.2012305" table:style-name="ce1">
            <text:p>9.2012305</text:p>
          </table:table-cell>
          <table:table-cell office:value-type="float" office:value="2.00176645700555" table:style-name="ce1">
            <text:p>2.00176645700555</text:p>
          </table:table-cell>
          <table:table-cell office:value-type="float" office:value="6" table:style-name="ce1">
            <text:p>6</text:p>
          </table:table-cell>
          <table:table-cell office:value-type="float" office:value="2.589301" table:style-name="ce1">
            <text:p>2.589301</text:p>
          </table:table-cell>
          <table:table-cell office:value-type="float" office:value="18.48099" table:style-name="ce1">
            <text:p>18.48099</text:p>
          </table:table-cell>
          <table:table-cell office:value-type="float" office:value="10.6361815" table:style-name="ce1">
            <text:p>10.6361815</text:p>
          </table:table-cell>
          <table:table-cell office:value-type="float" office:value="10.827396" table:style-name="ce1">
            <text:p>10.827396</text:p>
          </table:table-cell>
          <table:table-cell office:value-type="float" office:value="8.19607178010915" table:style-name="ce1">
            <text:p>8.19607178010915</text:p>
          </table:table-cell>
          <table:table-cell office:value-type="float" office:value="6" table:style-name="ce1">
            <text:p>6</text:p>
          </table:table-cell>
          <table:table-cell office:value-type="float" office:value="8.41231" table:style-name="ce1">
            <text:p>8.41231</text:p>
          </table:table-cell>
          <table:table-cell office:value-type="float" office:value="28.88128" table:style-name="ce1">
            <text:p>28.88128</text:p>
          </table:table-cell>
          <table:table-cell office:value-type="float" office:value="19.5470826666667" table:style-name="ce1">
            <text:p>19.5470826666667</text:p>
          </table:table-cell>
          <table:table-cell office:value-type="float" office:value="20.2176915" table:style-name="ce1">
            <text:p>20.2176915</text:p>
          </table:table-cell>
          <table:table-cell office:value-type="float" office:value="10.0895707012415" table:style-name="ce1">
            <text:p>10.0895707012415</text:p>
          </table:table-cell>
          <table:table-cell office:value-type="float" office:value="6" table:style-name="ce1">
            <text:p>6</text:p>
          </table:table-cell>
          <table:table-cell office:value-type="float" office:value="0.9650876673" table:style-name="ce1">
            <text:p>0.9650876673</text:p>
          </table:table-cell>
          <table:table-cell office:value-type="float" office:value="3.32207276" table:style-name="ce1">
            <text:p>3.32207276</text:p>
          </table:table-cell>
          <table:table-cell office:value-type="float" office:value="2.19914952688333" table:style-name="ce1">
            <text:p>2.19914952688333</text:p>
          </table:table-cell>
          <table:table-cell office:value-type="float" office:value="2.273956881" table:style-name="ce1">
            <text:p>2.273956881</text:p>
          </table:table-cell>
          <table:table-cell office:value-type="float" office:value="1.21745629542782" table:style-name="ce1">
            <text:p>1.21745629542782</text:p>
          </table:table-cell>
          <table:table-cell office:value-type="float" office:value="6" table:style-name="ce1">
            <text:p>6</text:p>
          </table:table-cell>
          <table:table-cell office:value-type="float" office:value="0.1678432128" table:style-name="ce1">
            <text:p>0.1678432128</text:p>
          </table:table-cell>
          <table:table-cell office:value-type="float" office:value="0.5215783836" table:style-name="ce1">
            <text:p>0.5215783836</text:p>
          </table:table-cell>
          <table:table-cell office:value-type="float" office:value="0.33519125135" table:style-name="ce1">
            <text:p>0.33519125135</text:p>
          </table:table-cell>
          <table:table-cell office:value-type="float" office:value="0.30280150655" table:style-name="ce1">
            <text:p>0.30280150655</text:p>
          </table:table-cell>
          <table:table-cell office:value-type="float" office:value="0.150837359727884" table:style-name="ce1">
            <text:p>0.150837359727884</text:p>
          </table:table-cell>
          <table:table-cell office:value-type="float" office:value="6" table:style-name="ce1">
            <text:p>6</text:p>
          </table:table-cell>
          <table:table-cell office:value-type="float" office:value="1.430178173" table:style-name="ce1">
            <text:p>1.430178173</text:p>
          </table:table-cell>
          <table:table-cell office:value-type="float" office:value="5.465313736" table:style-name="ce1">
            <text:p>5.465313736</text:p>
          </table:table-cell>
          <table:table-cell office:value-type="float" office:value="3.49206273166667" table:style-name="ce1">
            <text:p>3.49206273166667</text:p>
          </table:table-cell>
          <table:table-cell office:value-type="float" office:value="3.57610896" table:style-name="ce1">
            <text:p>3.57610896</text:p>
          </table:table-cell>
          <table:table-cell office:value-type="float" office:value="2.1400197022048" table:style-name="ce1">
            <text:p>2.1400197022048</text:p>
          </table:table-cell>
          <table:table-cell office:value-type="float" office:value="6" table:style-name="ce1">
            <text:p>6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9.758310495" table:style-name="ce1">
            <text:p>9.758310495</text:p>
          </table:table-cell>
          <table:table-cell office:value-type="float" office:value="5.84737480416667" table:style-name="ce1">
            <text:p>5.84737480416667</text:p>
          </table:table-cell>
          <table:table-cell office:value-type="float" office:value="5.9280098055" table:style-name="ce1">
            <text:p>5.9280098055</text:p>
          </table:table-cell>
          <table:table-cell office:value-type="float" office:value="4.20998834472423" table:style-name="ce1">
            <text:p>4.20998834472423</text:p>
          </table:table-cell>
          <table:table-cell office:value-type="float" office:value="6" table:style-name="ce1">
            <text:p>6</text:p>
          </table:table-cell>
          <table:table-cell office:value-type="float" office:value="17.99139274" table:style-name="ce1">
            <text:p>17.99139274</text:p>
          </table:table-cell>
          <table:table-cell office:value-type="float" office:value="55.65086749" table:style-name="ce1">
            <text:p>55.65086749</text:p>
          </table:table-cell>
          <table:table-cell office:value-type="float" office:value="36.6774089633333" table:style-name="ce1">
            <text:p>36.6774089633333</text:p>
          </table:table-cell>
          <table:table-cell office:value-type="float" office:value="36.58164696" table:style-name="ce1">
            <text:p>36.58164696</text:p>
          </table:table-cell>
          <table:table-cell office:value-type="float" office:value="20.1612934203675" table:style-name="ce1">
            <text:p>20.1612934203675</text:p>
          </table:table-cell>
          <table:table-cell office:value-type="float" office:value="1" table:style-name="ce1">
            <text:p>1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2045249775" table:style-name="ce1">
            <text:p>0.2045249775</text:p>
          </table:table-cell>
          <table:table-cell/>
          <table:table-cell office:value-type="float" office:value="6" table:style-name="ce1">
            <text:p>6</text:p>
          </table:table-cell>
          <table:table-cell office:value-type="float" office:value="99.76208543" table:style-name="ce1">
            <text:p>99.76208543</text:p>
          </table:table-cell>
          <table:table-cell office:value-type="float" office:value="152.7444974" table:style-name="ce1">
            <text:p>152.7444974</text:p>
          </table:table-cell>
          <table:table-cell office:value-type="float" office:value="126.169678173333" table:style-name="ce1">
            <text:p>126.169678173333</text:p>
          </table:table-cell>
          <table:table-cell office:value-type="float" office:value="126.127074885" table:style-name="ce1">
            <text:p>126.127074885</text:p>
          </table:table-cell>
          <table:table-cell office:value-type="float" office:value="28.9271594041349" table:style-name="ce1">
            <text:p>28.9271594041349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2567937735" table:style-name="ce1">
            <text:p>2.52567937735</text:p>
          </table:table-cell>
          <table:table-cell office:value-type="float" office:value="2.52567937735" table:style-name="ce1">
            <text:p>2.52567937735</text:p>
          </table:table-cell>
          <table:table-cell office:value-type="float" office:value="2.04552498931803" table:style-name="ce1">
            <text:p>2.04552498931803</text:p>
          </table:table-cell>
          <table:table-cell office:value-type="float" office:value="6" table:style-name="ce1">
            <text:p>6</text:p>
          </table:table-cell>
          <table:table-cell office:value-type="float" office:value="0.2353512977" table:style-name="ce1">
            <text:p>0.2353512977</text:p>
          </table:table-cell>
          <table:table-cell office:value-type="float" office:value="0.274570625" table:style-name="ce1">
            <text:p>0.274570625</text:p>
          </table:table-cell>
          <table:table-cell office:value-type="float" office:value="0.25417638735" table:style-name="ce1">
            <text:p>0.25417638735</text:p>
          </table:table-cell>
          <table:table-cell office:value-type="float" office:value="0.253645594" table:style-name="ce1">
            <text:p>0.253645594</text:p>
          </table:table-cell>
          <table:table-cell office:value-type="float" office:value="0.0200603285024773" table:style-name="ce1">
            <text:p>0.0200603285024773</text:p>
          </table:table-cell>
          <table:table-cell office:value-type="float" office:value="6" table:style-name="ce1">
            <text:p>6</text:p>
          </table:table-cell>
          <table:table-cell office:value-type="float" office:value="2.56926081" table:style-name="ce1">
            <text:p>2.56926081</text:p>
          </table:table-cell>
          <table:table-cell office:value-type="float" office:value="2.82158136" table:style-name="ce1">
            <text:p>2.82158136</text:p>
          </table:table-cell>
          <table:table-cell office:value-type="float" office:value="2.67200907033333" table:style-name="ce1">
            <text:p>2.67200907033333</text:p>
          </table:table-cell>
          <table:table-cell office:value-type="float" office:value="2.666606845" table:style-name="ce1">
            <text:p>2.666606845</text:p>
          </table:table-cell>
          <table:table-cell office:value-type="float" office:value="0.105758475410646" table:style-name="ce1">
            <text:p>0.105758475410646</text:p>
          </table:table-cell>
          <table:table-cell office:value-type="float" office:value="6" table:style-name="ce1">
            <text:p>6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0.140273035075" table:style-name="ce1">
            <text:p>0.140273035075</text:p>
          </table:table-cell>
          <table:table-cell office:value-type="float" office:value="0.15239295555" table:style-name="ce1">
            <text:p>0.15239295555</text:p>
          </table:table-cell>
          <table:table-cell office:value-type="float" office:value="0.0249123928742898" table:style-name="ce1">
            <text:p>0.0249123928742898</text:p>
          </table:table-cell>
          <table:table-cell office:value-type="float" office:value="6" table:style-name="ce1">
            <text:p>6</text:p>
          </table:table-cell>
          <table:table-cell office:value-type="float" office:value="1.528673929" table:style-name="ce1">
            <text:p>1.528673929</text:p>
          </table:table-cell>
          <table:table-cell office:value-type="float" office:value="5.624041213" table:style-name="ce1">
            <text:p>5.624041213</text:p>
          </table:table-cell>
          <table:table-cell office:value-type="float" office:value="3.63233698783333" table:style-name="ce1">
            <text:p>3.63233698783333</text:p>
          </table:table-cell>
          <table:table-cell office:value-type="float" office:value="3.728504478" table:style-name="ce1">
            <text:p>3.728504478</text:p>
          </table:table-cell>
          <table:table-cell office:value-type="float" office:value="2.1603707894733" table:style-name="ce1">
            <text:p>2.1603707894733</text:p>
          </table:table-cell>
          <table:table-cell office:value-type="float" office:value="6" table:style-name="ce1">
            <text:p>6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0.140273035075" table:style-name="ce1">
            <text:p>0.140273035075</text:p>
          </table:table-cell>
          <table:table-cell office:value-type="float" office:value="0.15239295555" table:style-name="ce1">
            <text:p>0.15239295555</text:p>
          </table:table-cell>
          <table:table-cell office:value-type="float" office:value="0.0249123928742898" table:style-name="ce1">
            <text:p>0.0249123928742898</text:p>
          </table:table-cell>
          <table:table-cell office:value-type="float" office:value="6" table:style-name="ce1">
            <text:p>6</text:p>
          </table:table-cell>
          <table:table-cell office:value-type="float" office:value="1.05223575" table:style-name="ce1">
            <text:p>1.05223575</text:p>
          </table:table-cell>
          <table:table-cell office:value-type="float" office:value="3.768101365" table:style-name="ce1">
            <text:p>3.768101365</text:p>
          </table:table-cell>
          <table:table-cell office:value-type="float" office:value="2.465827439" table:style-name="ce1">
            <text:p>2.465827439</text:p>
          </table:table-cell>
          <table:table-cell office:value-type="float" office:value="2.5399854045" table:style-name="ce1">
            <text:p>2.5399854045</text:p>
          </table:table-cell>
          <table:table-cell office:value-type="float" office:value="1.4056412834112" table:style-name="ce1">
            <text:p>1.4056412834112</text:p>
          </table:table-cell>
          <table:table-cell office:value-type="float" office:value="6" table:style-name="ce1">
            <text:p>6</text:p>
          </table:table-cell>
          <table:table-cell office:value-type="float" office:value="1.43935425" table:style-name="ce1">
            <text:p>1.43935425</text:p>
          </table:table-cell>
          <table:table-cell office:value-type="float" office:value="5.019228635" table:style-name="ce1">
            <text:p>5.019228635</text:p>
          </table:table-cell>
          <table:table-cell office:value-type="float" office:value="3.27935472766667" table:style-name="ce1">
            <text:p>3.27935472766667</text:p>
          </table:table-cell>
          <table:table-cell office:value-type="float" office:value="3.3705070955" table:style-name="ce1">
            <text:p>3.3705070955</text:p>
          </table:table-cell>
          <table:table-cell office:value-type="float" office:value="1.88605998595164" table:style-name="ce1">
            <text:p>1.88605998595164</text:p>
          </table:table-cell>
          <table:table-cell office:value-type="float" office:value="6" table:style-name="ce1">
            <text:p>6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0.6076323138" table:style-name="ce1">
            <text:p>0.6076323138</text:p>
          </table:table-cell>
          <table:table-cell office:value-type="float" office:value="0.352982260096667" table:style-name="ce1">
            <text:p>0.352982260096667</text:p>
          </table:table-cell>
          <table:table-cell office:value-type="float" office:value="0.35799738245" table:style-name="ce1">
            <text:p>0.35799738245</text:p>
          </table:table-cell>
          <table:table-cell office:value-type="float" office:value="0.274406556747443" table:style-name="ce1">
            <text:p>0.274406556747443</text:p>
          </table:table-cell>
          <table:table-cell office:value-type="float" office:value="6" table:style-name="ce1">
            <text:p>6</text:p>
          </table:table-cell>
          <table:table-cell office:value-type="float" office:value="2.666318" table:style-name="ce1">
            <text:p>2.666318</text:p>
          </table:table-cell>
          <table:table-cell office:value-type="float" office:value="25.1599" table:style-name="ce1">
            <text:p>25.1599</text:p>
          </table:table-cell>
          <table:table-cell office:value-type="float" office:value="13.5810718333333" table:style-name="ce1">
            <text:p>13.5810718333333</text:p>
          </table:table-cell>
          <table:table-cell office:value-type="float" office:value="13.2926935" table:style-name="ce1">
            <text:p>13.2926935</text:p>
          </table:table-cell>
          <table:table-cell office:value-type="float" office:value="11.9441427499669" table:style-name="ce1">
            <text:p>11.9441427499669</text:p>
          </table:table-cell>
          <table:table-cell office:value-type="float" office:value="6" table:style-name="ce1">
            <text:p>6</text:p>
          </table:table-cell>
          <table:table-cell office:value-type="float" office:value="0.8852142945" table:style-name="ce1">
            <text:p>0.8852142945</text:p>
          </table:table-cell>
          <table:table-cell office:value-type="float" office:value="4.862885606" table:style-name="ce1">
            <text:p>4.862885606</text:p>
          </table:table-cell>
          <table:table-cell office:value-type="float" office:value="2.87167025626667" table:style-name="ce1">
            <text:p>2.87167025626667</text:p>
          </table:table-cell>
          <table:table-cell office:value-type="float" office:value="2.87887046975" table:style-name="ce1">
            <text:p>2.87887046975</text:p>
          </table:table-cell>
          <table:table-cell office:value-type="float" office:value="2.14360577263526" table:style-name="ce1">
            <text:p>2.14360577263526</text:p>
          </table:table-cell>
          <table:table-cell office:value-type="float" office:value="6" table:style-name="ce1">
            <text:p>6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2533.807434" table:style-name="ce1">
            <text:p>2533.807434</text:p>
          </table:table-cell>
          <table:table-cell office:value-type="float" office:value="1805.03246416667" table:style-name="ce1">
            <text:p>1805.03246416667</text:p>
          </table:table-cell>
          <table:table-cell office:value-type="float" office:value="1803.077157" table:style-name="ce1">
            <text:p>1803.077157</text:p>
          </table:table-cell>
          <table:table-cell office:value-type="float" office:value="771.573015546719" table:style-name="ce1">
            <text:p>771.573015546719</text:p>
          </table:table-cell>
          <table:table-cell office:value-type="float" office:value="6" table:style-name="ce1">
            <text:p>6</text:p>
          </table:table-cell>
          <table:table-cell office:value-type="float" office:value="36.99317536" table:style-name="ce1">
            <text:p>36.99317536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95.078181835" table:style-name="ce1">
            <text:p>95.078181835</text:p>
          </table:table-cell>
          <table:table-cell office:value-type="float" office:value="95.07384405" table:style-name="ce1">
            <text:p>95.07384405</text:p>
          </table:table-cell>
          <table:table-cell office:value-type="float" office:value="63.6270874476122" table:style-name="ce1">
            <text:p>63.6270874476122</text:p>
          </table:table-cell>
          <table:table-cell office:value-type="float" office:value="6" table:style-name="ce1">
            <text:p>6</text:p>
          </table:table-cell>
          <table:table-cell office:value-type="float" office:value="142.9953345" table:style-name="ce1">
            <text:p>142.9953345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61.493040033333" table:style-name="ce1">
            <text:p>161.493040033333</text:p>
          </table:table-cell>
          <table:table-cell office:value-type="float" office:value="161.4907482" table:style-name="ce1">
            <text:p>161.4907482</text:p>
          </table:table-cell>
          <table:table-cell office:value-type="float" office:value="20.2622695830975" table:style-name="ce1">
            <text:p>20.2622695830975</text:p>
          </table:table-cell>
          <table:table-cell office:value-type="float" office:value="6" table:style-name="ce1">
            <text:p>6</text:p>
          </table:table-cell>
          <table:table-cell office:value-type="float" office:value="26.7801592" table:style-name="ce1">
            <text:p>26.7801592</text:p>
          </table:table-cell>
          <table:table-cell office:value-type="float" office:value="159.5333467" table:style-name="ce1">
            <text:p>159.5333467</text:p>
          </table:table-cell>
          <table:table-cell office:value-type="float" office:value="107.697469396667" table:style-name="ce1">
            <text:p>107.697469396667</text:p>
          </table:table-cell>
          <table:table-cell office:value-type="float" office:value="136.780394" table:style-name="ce1">
            <text:p>136.780394</text:p>
          </table:table-cell>
          <table:table-cell office:value-type="float" office:value="65.107348693934" table:style-name="ce1">
            <text:p>65.107348693934</text:p>
          </table:table-cell>
          <table:table-cell office:value-type="float" office:value="6" table:style-name="ce1">
            <text:p>6</text:p>
          </table:table-cell>
          <table:table-cell office:value-type="float" office:value="14.29504042" table:style-name="ce1">
            <text:p>14.29504042</text:p>
          </table:table-cell>
          <table:table-cell office:value-type="float" office:value="87.07636665" table:style-name="ce1">
            <text:p>87.07636665</text:p>
          </table:table-cell>
          <table:table-cell office:value-type="float" office:value="51.0149246133333" table:style-name="ce1">
            <text:p>51.0149246133333</text:p>
          </table:table-cell>
          <table:table-cell office:value-type="float" office:value="51.249080705" table:style-name="ce1">
            <text:p>51.249080705</text:p>
          </table:table-cell>
          <table:table-cell office:value-type="float" office:value="38.4999530199392" table:style-name="ce1">
            <text:p>38.4999530199392</text:p>
          </table:table-cell>
          <table:table-cell office:value-type="float" office:value="6" table:style-name="ce1">
            <text:p>6</text:p>
          </table:table-cell>
          <table:table-cell office:value-type="float" office:value="0.002083548661" table:style-name="ce1">
            <text:p>0.002083548661</text:p>
          </table:table-cell>
          <table:table-cell office:value-type="float" office:value="0.004014569169" table:style-name="ce1">
            <text:p>0.004014569169</text:p>
          </table:table-cell>
          <table:table-cell office:value-type="float" office:value="0.00300395160816667" table:style-name="ce1">
            <text:p>0.00300395160816667</text:p>
          </table:table-cell>
          <table:table-cell office:value-type="float" office:value="0.0029229231805" table:style-name="ce1">
            <text:p>0.0029229231805</text:p>
          </table:table-cell>
          <table:table-cell office:value-type="float" office:value="0.000908497107683824" table:style-name="ce1">
            <text:p>0.000908497107683824</text:p>
          </table:table-cell>
          <table:table-cell office:value-type="float" office:value="6" table:style-name="ce1">
            <text:p>6</text:p>
          </table:table-cell>
          <table:table-cell office:value-type="float" office:value="0.0183312946" table:style-name="ce1">
            <text:p>0.0183312946</text:p>
          </table:table-cell>
          <table:table-cell office:value-type="float" office:value="0.01846493708" table:style-name="ce1">
            <text:p>0.01846493708</text:p>
          </table:table-cell>
          <table:table-cell office:value-type="float" office:value="0.0184116004766667" table:style-name="ce1">
            <text:p>0.0184116004766667</text:p>
          </table:table-cell>
          <table:table-cell office:value-type="float" office:value="0.018429435685" table:style-name="ce1">
            <text:p>0.018429435685</text:p>
          </table:table-cell>
          <table:table-cell office:value-type="float" office:value="5.42177219276807e-05" table:style-name="ce1">
            <text:p>5.42177219276807e-05</text:p>
          </table:table-cell>
          <table:table-cell office:value-type="float" office:value="6" table:style-name="ce1">
            <text:p>6</text:p>
          </table:table-cell>
          <table:table-cell office:value-type="float" office:value="3.178172013" table:style-name="ce1">
            <text:p>3.178172013</text:p>
          </table:table-cell>
          <table:table-cell office:value-type="float" office:value="5.753774959" table:style-name="ce1">
            <text:p>5.753774959</text:p>
          </table:table-cell>
          <table:table-cell office:value-type="float" office:value="4.38051726933333" table:style-name="ce1">
            <text:p>4.38051726933333</text:p>
          </table:table-cell>
          <table:table-cell office:value-type="float" office:value="4.371015427" table:style-name="ce1">
            <text:p>4.371015427</text:p>
          </table:table-cell>
          <table:table-cell office:value-type="float" office:value="1.25968806801985" table:style-name="ce1">
            <text:p>1.25968806801985</text:p>
          </table:table-cell>
          <table:table-cell office:value-type="float" office:value="6" table:style-name="ce1">
            <text:p>6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7.42451044666667" table:style-name="ce1">
            <text:p>7.42451044666667</text:p>
          </table:table-cell>
          <table:table-cell office:value-type="float" office:value="7.2564599065" table:style-name="ce1">
            <text:p>7.2564599065</text:p>
          </table:table-cell>
          <table:table-cell office:value-type="float" office:value="2.67368500705872" table:style-name="ce1">
            <text:p>2.67368500705872</text:p>
          </table:table-cell>
          <table:table-cell office:value-type="float" office:value="6" table:style-name="ce1">
            <text:p>6</text:p>
          </table:table-cell>
          <table:table-cell office:value-type="float" office:value="0.2667829201" table:style-name="ce1">
            <text:p>0.2667829201</text:p>
          </table:table-cell>
          <table:table-cell office:value-type="float" office:value="1.215675948" table:style-name="ce1">
            <text:p>1.215675948</text:p>
          </table:table-cell>
          <table:table-cell office:value-type="float" office:value="0.68860856555" table:style-name="ce1">
            <text:p>0.68860856555</text:p>
          </table:table-cell>
          <table:table-cell office:value-type="float" office:value="0.6218556628" table:style-name="ce1">
            <text:p>0.6218556628</text:p>
          </table:table-cell>
          <table:table-cell office:value-type="float" office:value="0.440628036504255" table:style-name="ce1">
            <text:p>0.440628036504255</text:p>
          </table:table-cell>
          <table:table-cell office:value-type="float" office:value="6" table:style-name="ce1">
            <text:p>6</text:p>
          </table:table-cell>
          <table:table-cell office:value-type="float" office:value="0.4780656033" table:style-name="ce1">
            <text:p>0.4780656033</text:p>
          </table:table-cell>
          <table:table-cell office:value-type="float" office:value="2.050036305" table:style-name="ce1">
            <text:p>2.050036305</text:p>
          </table:table-cell>
          <table:table-cell office:value-type="float" office:value="1.23873063798333" table:style-name="ce1">
            <text:p>1.23873063798333</text:p>
          </table:table-cell>
          <table:table-cell office:value-type="float" office:value="1.19390328015" table:style-name="ce1">
            <text:p>1.19390328015</text:p>
          </table:table-cell>
          <table:table-cell office:value-type="float" office:value="0.813357015547474" table:style-name="ce1">
            <text:p>0.81335701554747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1.37465533" table:style-name="ce1">
            <text:p>11.37465533</text:p>
          </table:table-cell>
          <table:table-cell office:value-type="float" office:value="11.49658203" table:style-name="ce1">
            <text:p>11.49658203</text:p>
          </table:table-cell>
          <table:table-cell office:value-type="float" office:value="11.4163267833333" table:style-name="ce1">
            <text:p>11.4163267833333</text:p>
          </table:table-cell>
          <table:table-cell office:value-type="float" office:value="11.37774299" table:style-name="ce1">
            <text:p>11.37774299</text:p>
          </table:table-cell>
          <table:table-cell office:value-type="float" office:value="0.0695202263676883" table:style-name="ce1">
            <text:p>0.0695202263676883</text:p>
          </table:table-cell>
          <table:table-cell office:value-type="float" office:value="3" table:style-name="ce1">
            <text:p>3</text:p>
          </table:table-cell>
          <table:table-cell office:value-type="float" office:value="10.39599791" table:style-name="ce1">
            <text:p>10.39599791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10.43579818" table:style-name="ce1">
            <text:p>10.43579818</text:p>
          </table:table-cell>
          <table:table-cell office:value-type="float" office:value="10.42092573" table:style-name="ce1">
            <text:p>10.42092573</text:p>
          </table:table-cell>
          <table:table-cell office:value-type="float" office:value="0.0489609925005293" table:style-name="ce1">
            <text:p>0.0489609925005293</text:p>
          </table:table-cell>
          <table:table-cell office:value-type="float" office:value="3" table:style-name="ce1">
            <text:p>3</text:p>
          </table:table-cell>
          <table:table-cell office:value-type="float" office:value="0.07398134333" table:style-name="ce1">
            <text:p>0.07398134333</text:p>
          </table:table-cell>
          <table:table-cell office:value-type="float" office:value="0.09698487912" table:style-name="ce1">
            <text:p>0.09698487912</text:p>
          </table:table-cell>
          <table:table-cell office:value-type="float" office:value="0.08471626921" table:style-name="ce1">
            <text:p>0.08471626921</text:p>
          </table:table-cell>
          <table:table-cell office:value-type="float" office:value="0.08318258518" table:style-name="ce1">
            <text:p>0.08318258518</text:p>
          </table:table-cell>
          <table:table-cell office:value-type="float" office:value="0.0115782038649508" table:style-name="ce1">
            <text:p>0.0115782038649508</text:p>
          </table:table-cell>
          <table:table-cell office:value-type="float" office:value="3" table:style-name="ce1">
            <text:p>3</text:p>
          </table:table-cell>
          <table:table-cell office:value-type="float" office:value="3.004329361" table:style-name="ce1">
            <text:p>3.004329361</text:p>
          </table:table-cell>
          <table:table-cell office:value-type="float" office:value="3.050988215" table:style-name="ce1">
            <text:p>3.050988215</text:p>
          </table:table-cell>
          <table:table-cell office:value-type="float" office:value="3.02645296633333" table:style-name="ce1">
            <text:p>3.02645296633333</text:p>
          </table:table-cell>
          <table:table-cell office:value-type="float" office:value="3.024041323" table:style-name="ce1">
            <text:p>3.024041323</text:p>
          </table:table-cell>
          <table:table-cell office:value-type="float" office:value="0.0234227278903149" table:style-name="ce1">
            <text:p>0.0234227278903149</text:p>
          </table:table-cell>
          <table:table-cell office:value-type="float" office:value="3" table:style-name="ce1">
            <text:p>3</text:p>
          </table:table-cell>
          <table:table-cell office:value-type="float" office:value="32.93916" table:style-name="ce1">
            <text:p>32.93916</text:p>
          </table:table-cell>
          <table:table-cell office:value-type="float" office:value="35.01605" table:style-name="ce1">
            <text:p>35.01605</text:p>
          </table:table-cell>
          <table:table-cell office:value-type="float" office:value="33.9942566666667" table:style-name="ce1">
            <text:p>33.9942566666667</text:p>
          </table:table-cell>
          <table:table-cell office:value-type="float" office:value="34.02756" table:style-name="ce1">
            <text:p>34.02756</text:p>
          </table:table-cell>
          <table:table-cell office:value-type="float" office:value="1.03884544184076" table:style-name="ce1">
            <text:p>1.03884544184076</text:p>
          </table:table-cell>
          <table:table-cell office:value-type="float" office:value="3" table:style-name="ce1">
            <text:p>3</text:p>
          </table:table-cell>
          <table:table-cell office:value-type="float" office:value="28.04867" table:style-name="ce1">
            <text:p>28.04867</text:p>
          </table:table-cell>
          <table:table-cell office:value-type="float" office:value="28.06376" table:style-name="ce1">
            <text:p>28.06376</text:p>
          </table:table-cell>
          <table:table-cell office:value-type="float" office:value="28.0578266666667" table:style-name="ce1">
            <text:p>28.0578266666667</text:p>
          </table:table-cell>
          <table:table-cell office:value-type="float" office:value="28.06105" table:style-name="ce1">
            <text:p>28.06105</text:p>
          </table:table-cell>
          <table:table-cell office:value-type="float" office:value="0.0080448389252562" table:style-name="ce1">
            <text:p>0.0080448389252562</text:p>
          </table:table-cell>
          <table:table-cell office:value-type="float" office:value="3" table:style-name="ce1">
            <text:p>3</text:p>
          </table:table-cell>
          <table:table-cell office:value-type="float" office:value="60.98783" table:style-name="ce1">
            <text:p>60.98783</text:p>
          </table:table-cell>
          <table:table-cell office:value-type="float" office:value="63.07981" table:style-name="ce1">
            <text:p>63.07981</text:p>
          </table:table-cell>
          <table:table-cell office:value-type="float" office:value="62.0520833333333" table:style-name="ce1">
            <text:p>62.0520833333333</text:p>
          </table:table-cell>
          <table:table-cell office:value-type="float" office:value="62.08861" table:style-name="ce1">
            <text:p>62.08861</text:p>
          </table:table-cell>
          <table:table-cell office:value-type="float" office:value="1.04646821649457" table:style-name="ce1">
            <text:p>1.04646821649457</text:p>
          </table:table-cell>
          <table:table-cell office:value-type="float" office:value="3" table:style-name="ce1">
            <text:p>3</text:p>
          </table:table-cell>
          <table:table-cell office:value-type="float" office:value="8.124334605" table:style-name="ce1">
            <text:p>8.124334605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8.14309897566667" table:style-name="ce1">
            <text:p>8.14309897566667</text:p>
          </table:table-cell>
          <table:table-cell office:value-type="float" office:value="8.133765589" table:style-name="ce1">
            <text:p>8.133765589</text:p>
          </table:table-cell>
          <table:table-cell office:value-type="float" office:value="0.0247860614090713" table:style-name="ce1">
            <text:p>0.0247860614090713</text:p>
          </table:table-cell>
          <table:table-cell office:value-type="float" office:value="3" table:style-name="ce1">
            <text:p>3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0.03256021202" table:style-name="ce1">
            <text:p>0.03256021202</text:p>
          </table:table-cell>
          <table:table-cell office:value-type="float" office:value="0.0282217557133333" table:style-name="ce1">
            <text:p>0.0282217557133333</text:p>
          </table:table-cell>
          <table:table-cell office:value-type="float" office:value="0.02941809226" table:style-name="ce1">
            <text:p>0.02941809226</text:p>
          </table:table-cell>
          <table:table-cell office:value-type="float" office:value="0.00504417268672752" table:style-name="ce1">
            <text:p>0.00504417268672752</text:p>
          </table:table-cell>
          <table:table-cell office:value-type="float" office:value="3" table:style-name="ce1">
            <text:p>3</text:p>
          </table:table-cell>
          <table:table-cell office:value-type="float" office:value="14.3143753" table:style-name="ce1">
            <text:p>14.3143753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14.3911193966667" table:style-name="ce1">
            <text:p>14.3911193966667</text:p>
          </table:table-cell>
          <table:table-cell office:value-type="float" office:value="14.3657321" table:style-name="ce1">
            <text:p>14.3657321</text:p>
          </table:table-cell>
          <table:table-cell office:value-type="float" office:value="0.0921004688083397" table:style-name="ce1">
            <text:p>0.0921004688083397</text:p>
          </table:table-cell>
          <table:table-cell office:value-type="float" office:value="3" table:style-name="ce1">
            <text:p>3</text:p>
          </table:table-cell>
          <table:table-cell office:value-type="float" office:value="21.55623416" table:style-name="ce1">
            <text:p>21.55623416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21.62905686" table:style-name="ce1">
            <text:p>21.62905686</text:p>
          </table:table-cell>
          <table:table-cell office:value-type="float" office:value="21.60057083" table:style-name="ce1">
            <text:p>21.60057083</text:p>
          </table:table-cell>
          <table:table-cell office:value-type="float" office:value="0.0904932547615135" table:style-name="ce1">
            <text:p>0.0904932547615135</text:p>
          </table:table-cell>
          <table:table-cell office:value-type="float" office:value="3" table:style-name="ce1">
            <text:p>3</text:p>
          </table:table-cell>
          <table:table-cell office:value-type="float" office:value="97.75562058" table:style-name="ce1">
            <text:p>97.75562058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97.99304747" table:style-name="ce1">
            <text:p>97.99304747</text:p>
          </table:table-cell>
          <table:table-cell office:value-type="float" office:value="97.98879876" table:style-name="ce1">
            <text:p>97.98879876</text:p>
          </table:table-cell>
          <table:table-cell office:value-type="float" office:value="0.239579501697346" table:style-name="ce1">
            <text:p>0.239579501697346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152.7528645" table:style-name="ce1">
            <text:p>152.7528645</text:p>
          </table:table-cell>
          <table:table-cell office:value-type="float" office:value="152.7544112" table:style-name="ce1">
            <text:p>152.7544112</text:p>
          </table:table-cell>
          <table:table-cell office:value-type="float" office:value="152.7535869" table:style-name="ce1">
            <text:p>152.7535869</text:p>
          </table:table-cell>
          <table:table-cell office:value-type="float" office:value="152.753485" table:style-name="ce1">
            <text:p>152.753485</text:p>
          </table:table-cell>
          <table:table-cell office:value-type="float" office:value="0.000778368762221494" table:style-name="ce1">
            <text:p>0.000778368762221494</text:p>
          </table:table-cell>
          <table:table-cell office:value-type="float" office:value="3" table:style-name="ce1">
            <text:p>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22021252" table:style-name="ce1">
            <text:p>0.322021252</text:p>
          </table:table-cell>
          <table:table-cell office:value-type="float" office:value="0.3232335916" table:style-name="ce1">
            <text:p>0.3232335916</text:p>
          </table:table-cell>
          <table:table-cell office:value-type="float" office:value="0.322475986166667" table:style-name="ce1">
            <text:p>0.322475986166667</text:p>
          </table:table-cell>
          <table:table-cell office:value-type="float" office:value="0.3221731149" table:style-name="ce1">
            <text:p>0.3221731149</text:p>
          </table:table-cell>
          <table:table-cell office:value-type="float" office:value="0.000660484730755555" table:style-name="ce1">
            <text:p>0.000660484730755555</text:p>
          </table:table-cell>
          <table:table-cell office:value-type="float" office:value="3" table:style-name="ce1">
            <text:p>3</text:p>
          </table:table-cell>
          <table:table-cell office:value-type="float" office:value="4.672995827" table:style-name="ce1">
            <text:p>4.672995827</text:p>
          </table:table-cell>
          <table:table-cell office:value-type="float" office:value="4.708586773" table:style-name="ce1">
            <text:p>4.708586773</text:p>
          </table:table-cell>
          <table:table-cell office:value-type="float" office:value="4.68524971733333" table:style-name="ce1">
            <text:p>4.68524971733333</text:p>
          </table:table-cell>
          <table:table-cell office:value-type="float" office:value="4.674166552" table:style-name="ce1">
            <text:p>4.674166552</text:p>
          </table:table-cell>
          <table:table-cell office:value-type="float" office:value="0.0202189582978015" table:style-name="ce1">
            <text:p>0.0202189582978015</text:p>
          </table:table-cell>
          <table:table-cell office:value-type="float" office:value="3" table:style-name="ce1">
            <text:p>3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455108951033333" table:style-name="ce1">
            <text:p>0.455108951033333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0.00704865049619905" table:style-name="ce1">
            <text:p>0.00704865049619905</text:p>
          </table:table-cell>
          <table:table-cell office:value-type="float" office:value="3" table:style-name="ce1">
            <text:p>3</text:p>
          </table:table-cell>
          <table:table-cell office:value-type="float" office:value="14.76323998" table:style-name="ce1">
            <text:p>14.76323998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14.8462281033333" table:style-name="ce1">
            <text:p>14.8462281033333</text:p>
          </table:table-cell>
          <table:table-cell office:value-type="float" office:value="14.81944493" table:style-name="ce1">
            <text:p>14.81944493</text:p>
          </table:table-cell>
          <table:table-cell office:value-type="float" office:value="0.0991314898507867" table:style-name="ce1">
            <text:p>0.0991314898507867</text:p>
          </table:table-cell>
          <table:table-cell office:value-type="float" office:value="3" table:style-name="ce1">
            <text:p>3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455108951033333" table:style-name="ce1">
            <text:p>0.455108951033333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0.00704865049619905" table:style-name="ce1">
            <text:p>0.00704865049619905</text:p>
          </table:table-cell>
          <table:table-cell office:value-type="float" office:value="3" table:style-name="ce1">
            <text:p>3</text:p>
          </table:table-cell>
          <table:table-cell office:value-type="float" office:value="8.345326623" table:style-name="ce1">
            <text:p>8.345326623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8.35854372666667" table:style-name="ce1">
            <text:p>8.35854372666667</text:p>
          </table:table-cell>
          <table:table-cell office:value-type="float" office:value="8.348096811" table:style-name="ce1">
            <text:p>8.348096811</text:p>
          </table:table-cell>
          <table:table-cell office:value-type="float" office:value="0.0205403954111194" table:style-name="ce1">
            <text:p>0.0205403954111194</text:p>
          </table:table-cell>
          <table:table-cell office:value-type="float" office:value="3" table:style-name="ce1">
            <text:p>3</text:p>
          </table:table-cell>
          <table:table-cell office:value-type="float" office:value="13.47306338" table:style-name="ce1">
            <text:p>13.47306338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13.5519496066667" table:style-name="ce1">
            <text:p>13.5519496066667</text:p>
          </table:table-cell>
          <table:table-cell office:value-type="float" office:value="13.52726319" table:style-name="ce1">
            <text:p>13.52726319</text:p>
          </table:table-cell>
          <table:table-cell office:value-type="float" office:value="0.0937009828459636" table:style-name="ce1">
            <text:p>0.0937009828459636</text:p>
          </table:table-cell>
          <table:table-cell office:value-type="float" office:value="3" table:style-name="ce1">
            <text:p>3</text:p>
          </table:table-cell>
          <table:table-cell office:value-type="float" office:value="1.2901766" table:style-name="ce1">
            <text:p>1.2901766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1.294278495" table:style-name="ce1">
            <text:p>1.294278495</text:p>
          </table:table-cell>
          <table:table-cell office:value-type="float" office:value="1.292181744" table:style-name="ce1">
            <text:p>1.292181744</text:p>
          </table:table-cell>
          <table:table-cell office:value-type="float" office:value="0.00546100355156186" table:style-name="ce1">
            <text:p>0.00546100355156186</text:p>
          </table:table-cell>
          <table:table-cell office:value-type="float" office:value="3" table:style-name="ce1">
            <text:p>3</text:p>
          </table:table-cell>
          <table:table-cell office:value-type="float" office:value="60.22772" table:style-name="ce1">
            <text:p>60.22772</text:p>
          </table:table-cell>
          <table:table-cell office:value-type="float" office:value="65.84225" table:style-name="ce1">
            <text:p>65.84225</text:p>
          </table:table-cell>
          <table:table-cell office:value-type="float" office:value="62.7543083333333" table:style-name="ce1">
            <text:p>62.7543083333333</text:p>
          </table:table-cell>
          <table:table-cell office:value-type="float" office:value="62.192955" table:style-name="ce1">
            <text:p>62.192955</text:p>
          </table:table-cell>
          <table:table-cell office:value-type="float" office:value="2.84904807854454" table:style-name="ce1">
            <text:p>2.84904807854454</text:p>
          </table:table-cell>
          <table:table-cell office:value-type="float" office:value="3" table:style-name="ce1">
            <text:p>3</text:p>
          </table:table-cell>
          <table:table-cell office:value-type="float" office:value="31.34052012" table:style-name="ce1">
            <text:p>31.34052012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32.3725669166667" table:style-name="ce1">
            <text:p>32.3725669166667</text:p>
          </table:table-cell>
          <table:table-cell office:value-type="float" office:value="32.35582028" table:style-name="ce1">
            <text:p>32.35582028</text:p>
          </table:table-cell>
          <table:table-cell office:value-type="float" office:value="1.04052119299721" table:style-name="ce1">
            <text:p>1.04052119299721</text:p>
          </table:table-cell>
          <table:table-cell office:value-type="float" office:value="3" table:style-name="ce1">
            <text:p>3</text:p>
          </table:table-cell>
          <table:table-cell office:value-type="float" office:value="1200.722828" table:style-name="ce1">
            <text:p>1200.722828</text:p>
          </table:table-cell>
          <table:table-cell office:value-type="float" office:value="1209.030647" table:style-name="ce1">
            <text:p>1209.030647</text:p>
          </table:table-cell>
          <table:table-cell office:value-type="float" office:value="1204.242067" table:style-name="ce1">
            <text:p>1204.242067</text:p>
          </table:table-cell>
          <table:table-cell office:value-type="float" office:value="1202.972726" table:style-name="ce1">
            <text:p>1202.972726</text:p>
          </table:table-cell>
          <table:table-cell office:value-type="float" office:value="4.29690400927243" table:style-name="ce1">
            <text:p>4.29690400927243</text:p>
          </table:table-cell>
          <table:table-cell office:value-type="float" office:value="3" table:style-name="ce1">
            <text:p>3</text:p>
          </table:table-cell>
          <table:table-cell office:value-type="float" office:value="153.1516368" table:style-name="ce1">
            <text:p>153.1516368</text:p>
          </table:table-cell>
          <table:table-cell office:value-type="float" office:value="153.1554989" table:style-name="ce1">
            <text:p>153.1554989</text:p>
          </table:table-cell>
          <table:table-cell office:value-type="float" office:value="153.1535811" table:style-name="ce1">
            <text:p>153.1535811</text:p>
          </table:table-cell>
          <table:table-cell office:value-type="float" office:value="153.1536076" table:style-name="ce1">
            <text:p>153.1536076</text:p>
          </table:table-cell>
          <table:table-cell office:value-type="float" office:value="0.00193118636852696" table:style-name="ce1">
            <text:p>0.00193118636852696</text:p>
          </table:table-cell>
          <table:table-cell office:value-type="float" office:value="3" table:style-name="ce1">
            <text:p>3</text:p>
          </table:table-cell>
          <table:table-cell office:value-type="float" office:value="143.0169216" table:style-name="ce1">
            <text:p>143.0169216</text:p>
          </table:table-cell>
          <table:table-cell office:value-type="float" office:value="143.0208685" table:style-name="ce1">
            <text:p>143.0208685</text:p>
          </table:table-cell>
          <table:table-cell office:value-type="float" office:value="143.0190454" table:style-name="ce1">
            <text:p>143.0190454</text:p>
          </table:table-cell>
          <table:table-cell office:value-type="float" office:value="143.0193461" table:style-name="ce1">
            <text:p>143.0193461</text:p>
          </table:table-cell>
          <table:table-cell office:value-type="float" office:value="0.00199055777862284" table:style-name="ce1">
            <text:p>0.00199055777862284</text:p>
          </table:table-cell>
          <table:table-cell office:value-type="float" office:value="3" table:style-name="ce1">
            <text:p>3</text:p>
          </table:table-cell>
          <table:table-cell office:value-type="float" office:value="159.1974926" table:style-name="ce1">
            <text:p>159.1974926</text:p>
          </table:table-cell>
          <table:table-cell office:value-type="float" office:value="159.200069" table:style-name="ce1">
            <text:p>159.200069</text:p>
          </table:table-cell>
          <table:table-cell office:value-type="float" office:value="159.1988726" table:style-name="ce1">
            <text:p>159.1988726</text:p>
          </table:table-cell>
          <table:table-cell office:value-type="float" office:value="159.1990562" table:style-name="ce1">
            <text:p>159.1990562</text:p>
          </table:table-cell>
          <table:table-cell office:value-type="float" office:value="0.00129797571626391" table:style-name="ce1">
            <text:p>0.00129797571626391</text:p>
          </table:table-cell>
          <table:table-cell office:value-type="float" office:value="3" table:style-name="ce1">
            <text:p>3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8.550669032" table:style-name="ce1">
            <text:p>8.550669032</text:p>
          </table:table-cell>
          <table:table-cell office:value-type="float" office:value="8.52236104" table:style-name="ce1">
            <text:p>8.52236104</text:p>
          </table:table-cell>
          <table:table-cell office:value-type="float" office:value="8.518788612" table:style-name="ce1">
            <text:p>8.518788612</text:p>
          </table:table-cell>
          <table:table-cell office:value-type="float" office:value="0.0267016177345621" table:style-name="ce1">
            <text:p>0.0267016177345621</text:p>
          </table:table-cell>
          <table:table-cell office:value-type="float" office:value="3" table:style-name="ce1">
            <text:p>3</text:p>
          </table:table-cell>
          <table:table-cell office:value-type="float" office:value="0.005902349049" table:style-name="ce1">
            <text:p>0.005902349049</text:p>
          </table:table-cell>
          <table:table-cell office:value-type="float" office:value="0.006051447908" table:style-name="ce1">
            <text:p>0.006051447908</text:p>
          </table:table-cell>
          <table:table-cell office:value-type="float" office:value="0.00599400811033333" table:style-name="ce1">
            <text:p>0.00599400811033333</text:p>
          </table:table-cell>
          <table:table-cell office:value-type="float" office:value="0.006028227374" table:style-name="ce1">
            <text:p>0.006028227374</text:p>
          </table:table-cell>
          <table:table-cell office:value-type="float" office:value="8.02236619906628e-05" table:style-name="ce1">
            <text:p>8.02236619906628e-05</text:p>
          </table:table-cell>
          <table:table-cell office:value-type="float" office:value="3" table:style-name="ce1">
            <text:p>3</text:p>
          </table:table-cell>
          <table:table-cell office:value-type="float" office:value="0.0194129474" table:style-name="ce1">
            <text:p>0.0194129474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94382439966667" table:style-name="ce1">
            <text:p>0.0194382439966667</text:p>
          </table:table-cell>
          <table:table-cell office:value-type="float" office:value="0.01944436992" table:style-name="ce1">
            <text:p>0.01944436992</text:p>
          </table:table-cell>
          <table:table-cell office:value-type="float" office:value="2.28578154649033e-05" table:style-name="ce1">
            <text:p>2.28578154649033e-05</text:p>
          </table:table-cell>
          <table:table-cell office:value-type="float" office:value="3" table:style-name="ce1">
            <text:p>3</text:p>
          </table:table-cell>
          <table:table-cell office:value-type="float" office:value="9.03575078" table:style-name="ce1">
            <text:p>9.03575078</text:p>
          </table:table-cell>
          <table:table-cell office:value-type="float" office:value="9.161652816" table:style-name="ce1">
            <text:p>9.161652816</text:p>
          </table:table-cell>
          <table:table-cell office:value-type="float" office:value="9.09455700566667" table:style-name="ce1">
            <text:p>9.09455700566667</text:p>
          </table:table-cell>
          <table:table-cell office:value-type="float" office:value="9.086267421" table:style-name="ce1">
            <text:p>9.086267421</text:p>
          </table:table-cell>
          <table:table-cell office:value-type="float" office:value="0.0633590449556783" table:style-name="ce1">
            <text:p>0.0633590449556783</text:p>
          </table:table-cell>
          <table:table-cell office:value-type="float" office:value="3" table:style-name="ce1">
            <text:p>3</text:p>
          </table:table-cell>
          <table:table-cell office:value-type="float" office:value="1461.575908" table:style-name="ce1">
            <text:p>1461.575908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1602.668322" table:style-name="ce1">
            <text:p>1602.668322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122.189614805271" table:style-name="ce1">
            <text:p>122.189614805271</text:p>
          </table:table-cell>
          <table:table-cell office:value-type="float" office:value="3" table:style-name="ce1">
            <text:p>3</text:p>
          </table:table-cell>
          <table:table-cell office:value-type="float" office:value="0.383693669" table:style-name="ce1">
            <text:p>0.383693669</text:p>
          </table:table-cell>
          <table:table-cell office:value-type="float" office:value="0.4646624593" table:style-name="ce1">
            <text:p>0.4646624593</text:p>
          </table:table-cell>
          <table:table-cell office:value-type="float" office:value="0.422517461933333" table:style-name="ce1">
            <text:p>0.422517461933333</text:p>
          </table:table-cell>
          <table:table-cell office:value-type="float" office:value="0.4191962575" table:style-name="ce1">
            <text:p>0.4191962575</text:p>
          </table:table-cell>
          <table:table-cell office:value-type="float" office:value="0.0405864392356282" table:style-name="ce1">
            <text:p>0.0405864392356282</text:p>
          </table:table-cell>
          <table:table-cell office:value-type="float" office:value="3" table:style-name="ce1">
            <text:p>3</text:p>
          </table:table-cell>
          <table:table-cell office:value-type="float" office:value="1.209930769" table:style-name="ce1">
            <text:p>1.209930769</text:p>
          </table:table-cell>
          <table:table-cell office:value-type="float" office:value="1.315365514" table:style-name="ce1">
            <text:p>1.315365514</text:p>
          </table:table-cell>
          <table:table-cell office:value-type="float" office:value="1.27933791866667" table:style-name="ce1">
            <text:p>1.27933791866667</text:p>
          </table:table-cell>
          <table:table-cell office:value-type="float" office:value="1.312717473" table:style-name="ce1">
            <text:p>1.312717473</text:p>
          </table:table-cell>
          <table:table-cell office:value-type="float" office:value="0.0601229352986256" table:style-name="ce1">
            <text:p>0.060122935298625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≥20%</text:p>
          </table:table-cell>
          <table:table-cell office:value-type="float" office:value="3" table:style-name="ce1">
            <text:p>3</text:p>
          </table:table-cell>
          <table:table-cell office:value-type="float" office:value="26.03123596" table:style-name="ce1">
            <text:p>26.03123596</text:p>
          </table:table-cell>
          <table:table-cell office:value-type="float" office:value="26.49873881" table:style-name="ce1">
            <text:p>26.49873881</text:p>
          </table:table-cell>
          <table:table-cell office:value-type="float" office:value="26.28053626" table:style-name="ce1">
            <text:p>26.28053626</text:p>
          </table:table-cell>
          <table:table-cell office:value-type="float" office:value="26.31163401" table:style-name="ce1">
            <text:p>26.31163401</text:p>
          </table:table-cell>
          <table:table-cell office:value-type="float" office:value="0.235297750160998" table:style-name="ce1">
            <text:p>0.235297750160998</text:p>
          </table:table-cell>
          <table:table-cell office:value-type="float" office:value="3" table:style-name="ce1">
            <text:p>3</text:p>
          </table:table-cell>
          <table:table-cell office:value-type="float" office:value="3.29075722" table:style-name="ce1">
            <text:p>3.29075722</text:p>
          </table:table-cell>
          <table:table-cell office:value-type="float" office:value="3.493029068" table:style-name="ce1">
            <text:p>3.493029068</text:p>
          </table:table-cell>
          <table:table-cell office:value-type="float" office:value="3.39219071" table:style-name="ce1">
            <text:p>3.39219071</text:p>
          </table:table-cell>
          <table:table-cell office:value-type="float" office:value="3.392785842" table:style-name="ce1">
            <text:p>3.392785842</text:p>
          </table:table-cell>
          <table:table-cell office:value-type="float" office:value="0.101137237256645" table:style-name="ce1">
            <text:p>0.101137237256645</text:p>
          </table:table-cell>
          <table:table-cell office:value-type="float" office:value="3" table:style-name="ce1">
            <text:p>3</text:p>
          </table:table-cell>
          <table:table-cell office:value-type="float" office:value="-0.3871952872" table:style-name="ce1">
            <text:p>-0.3871952872</text:p>
          </table:table-cell>
          <table:table-cell office:value-type="float" office:value="-0.3178380616" table:style-name="ce1">
            <text:p>-0.3178380616</text:p>
          </table:table-cell>
          <table:table-cell office:value-type="float" office:value="-0.356564433366667" table:style-name="ce1">
            <text:p>-0.356564433366667</text:p>
          </table:table-cell>
          <table:table-cell office:value-type="float" office:value="-0.3646599513" table:style-name="ce1">
            <text:p>-0.3646599513</text:p>
          </table:table-cell>
          <table:table-cell office:value-type="float" office:value="0.0353802097745196" table:style-name="ce1">
            <text:p>0.0353802097745196</text:p>
          </table:table-cell>
          <table:table-cell office:value-type="float" office:value="3" table:style-name="ce1">
            <text:p>3</text:p>
          </table:table-cell>
          <table:table-cell office:value-type="float" office:value="3.447480418" table:style-name="ce1">
            <text:p>3.447480418</text:p>
          </table:table-cell>
          <table:table-cell office:value-type="float" office:value="3.531469928" table:style-name="ce1">
            <text:p>3.531469928</text:p>
          </table:table-cell>
          <table:table-cell office:value-type="float" office:value="3.48755833033333" table:style-name="ce1">
            <text:p>3.48755833033333</text:p>
          </table:table-cell>
          <table:table-cell office:value-type="float" office:value="3.483724645" table:style-name="ce1">
            <text:p>3.483724645</text:p>
          </table:table-cell>
          <table:table-cell office:value-type="float" office:value="0.0421257914458148" table:style-name="ce1">
            <text:p>0.0421257914458148</text:p>
          </table:table-cell>
          <table:table-cell office:value-type="float" office:value="3" table:style-name="ce1">
            <text:p>3</text:p>
          </table:table-cell>
          <table:table-cell office:value-type="float" office:value="8.36726" table:style-name="ce1">
            <text:p>8.36726</text:p>
          </table:table-cell>
          <table:table-cell office:value-type="float" office:value="9.901078" table:style-name="ce1">
            <text:p>9.901078</text:p>
          </table:table-cell>
          <table:table-cell office:value-type="float" office:value="9.110456" table:style-name="ce1">
            <text:p>9.110456</text:p>
          </table:table-cell>
          <table:table-cell office:value-type="float" office:value="9.06303" table:style-name="ce1">
            <text:p>9.06303</text:p>
          </table:table-cell>
          <table:table-cell office:value-type="float" office:value="0.768008029507505" table:style-name="ce1">
            <text:p>0.768008029507505</text:p>
          </table:table-cell>
          <table:table-cell office:value-type="float" office:value="3" table:style-name="ce1">
            <text:p>3</text:p>
          </table:table-cell>
          <table:table-cell office:value-type="float" office:value="13.214091" table:style-name="ce1">
            <text:p>13.214091</text:p>
          </table:table-cell>
          <table:table-cell office:value-type="float" office:value="13.34995" table:style-name="ce1">
            <text:p>13.34995</text:p>
          </table:table-cell>
          <table:table-cell office:value-type="float" office:value="13.26605" table:style-name="ce1">
            <text:p>13.26605</text:p>
          </table:table-cell>
          <table:table-cell office:value-type="float" office:value="13.234109" table:style-name="ce1">
            <text:p>13.234109</text:p>
          </table:table-cell>
          <table:table-cell office:value-type="float" office:value="0.0733456718627622" table:style-name="ce1">
            <text:p>0.0733456718627622</text:p>
          </table:table-cell>
          <table:table-cell office:value-type="float" office:value="3" table:style-name="ce1">
            <text:p>3</text:p>
          </table:table-cell>
          <table:table-cell office:value-type="float" office:value="21.601369" table:style-name="ce1">
            <text:p>21.601369</text:p>
          </table:table-cell>
          <table:table-cell office:value-type="float" office:value="23.251028" table:style-name="ce1">
            <text:p>23.251028</text:p>
          </table:table-cell>
          <table:table-cell office:value-type="float" office:value="22.376506" table:style-name="ce1">
            <text:p>22.376506</text:p>
          </table:table-cell>
          <table:table-cell office:value-type="float" office:value="22.277121" table:style-name="ce1">
            <text:p>22.277121</text:p>
          </table:table-cell>
          <table:table-cell office:value-type="float" office:value="0.829307987263479" table:style-name="ce1">
            <text:p>0.829307987263479</text:p>
          </table:table-cell>
          <table:table-cell office:value-type="float" office:value="3" table:style-name="ce1">
            <text:p>3</text:p>
          </table:table-cell>
          <table:table-cell office:value-type="float" office:value="2.534111296" table:style-name="ce1">
            <text:p>2.534111296</text:p>
          </table:table-cell>
          <table:table-cell office:value-type="float" office:value="2.697161411" table:style-name="ce1">
            <text:p>2.697161411</text:p>
          </table:table-cell>
          <table:table-cell office:value-type="float" office:value="2.61623784433333" table:style-name="ce1">
            <text:p>2.61623784433333</text:p>
          </table:table-cell>
          <table:table-cell office:value-type="float" office:value="2.617440826" table:style-name="ce1">
            <text:p>2.617440826</text:p>
          </table:table-cell>
          <table:table-cell office:value-type="float" office:value="0.0815317139157891" table:style-name="ce1">
            <text:p>0.0815317139157891</text:p>
          </table:table-cell>
          <table:table-cell office:value-type="float" office:value="3" table:style-name="ce1">
            <text:p>3</text:p>
          </table:table-cell>
          <table:table-cell office:value-type="float" office:value="0.33125221" table:style-name="ce1">
            <text:p>0.33125221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0.5512895509" table:style-name="ce1">
            <text:p>0.5512895509</text:p>
          </table:table-cell>
          <table:table-cell office:value-type="float" office:value="0.4772751732" table:style-name="ce1">
            <text:p>0.4772751732</text:p>
          </table:table-cell>
          <table:table-cell office:value-type="float" office:value="0.264915998675311" table:style-name="ce1">
            <text:p>0.264915998675311</text:p>
          </table:table-cell>
          <table:table-cell office:value-type="float" office:value="3" table:style-name="ce1">
            <text:p>3</text:p>
          </table:table-cell>
          <table:table-cell office:value-type="float" office:value="4.0446037" table:style-name="ce1">
            <text:p>4.0446037</text:p>
          </table:table-cell>
          <table:table-cell office:value-type="float" office:value="4.169920538" table:style-name="ce1">
            <text:p>4.169920538</text:p>
          </table:table-cell>
          <table:table-cell office:value-type="float" office:value="4.09482175566667" table:style-name="ce1">
            <text:p>4.09482175566667</text:p>
          </table:table-cell>
          <table:table-cell office:value-type="float" office:value="4.069941029" table:style-name="ce1">
            <text:p>4.069941029</text:p>
          </table:table-cell>
          <table:table-cell office:value-type="float" office:value="0.0662598324113157" table:style-name="ce1">
            <text:p>0.0662598324113157</text:p>
          </table:table-cell>
          <table:table-cell office:value-type="float" office:value="3" table:style-name="ce1">
            <text:p>3</text:p>
          </table:table-cell>
          <table:table-cell office:value-type="float" office:value="7.438445202" table:style-name="ce1">
            <text:p>7.438445202</text:p>
          </table:table-cell>
          <table:table-cell office:value-type="float" office:value="7.938791935" table:style-name="ce1">
            <text:p>7.938791935</text:p>
          </table:table-cell>
          <table:table-cell office:value-type="float" office:value="7.68806090833333" table:style-name="ce1">
            <text:p>7.68806090833333</text:p>
          </table:table-cell>
          <table:table-cell office:value-type="float" office:value="7.686945588" table:style-name="ce1">
            <text:p>7.686945588</text:p>
          </table:table-cell>
          <table:table-cell office:value-type="float" office:value="0.250175231109173" table:style-name="ce1">
            <text:p>0.250175231109173</text:p>
          </table:table-cell>
          <table:table-cell office:value-type="float" office:value="3" table:style-name="ce1">
            <text:p>3</text:p>
          </table:table-cell>
          <table:table-cell office:value-type="float" office:value="19.1678821" table:style-name="ce1">
            <text:p>19.1678821</text:p>
          </table:table-cell>
          <table:table-cell office:value-type="float" office:value="19.73920679" table:style-name="ce1">
            <text:p>19.73920679</text:p>
          </table:table-cell>
          <table:table-cell office:value-type="float" office:value="19.4222914133333" table:style-name="ce1">
            <text:p>19.4222914133333</text:p>
          </table:table-cell>
          <table:table-cell office:value-type="float" office:value="19.35978535" table:style-name="ce1">
            <text:p>19.35978535</text:p>
          </table:table-cell>
          <table:table-cell office:value-type="float" office:value="0.290745991057439" table:style-name="ce1">
            <text:p>0.290745991057439</text:p>
          </table:table-cell>
          <table:table-cell office:value-type="float" office:value="3" table:style-name="ce1">
            <text:p>3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0.5837642198" table:style-name="ce1">
            <text:p>0.5837642198</text:p>
          </table:table-cell>
          <table:table-cell office:value-type="float" office:value="0.581034608" table:style-name="ce1">
            <text:p>0.581034608</text:p>
          </table:table-cell>
          <table:table-cell office:value-type="float" office:value="0.0211828696847829" table:style-name="ce1">
            <text:p>0.0211828696847829</text:p>
          </table:table-cell>
          <table:table-cell office:value-type="float" office:value="3" table:style-name="ce1">
            <text:p>3</text:p>
          </table:table-cell>
          <table:table-cell office:value-type="float" office:value="157.5002452" table:style-name="ce1">
            <text:p>157.5002452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163.167305766667" table:style-name="ce1">
            <text:p>163.167305766667</text:p>
          </table:table-cell>
          <table:table-cell office:value-type="float" office:value="163.0002538" table:style-name="ce1">
            <text:p>163.0002538</text:p>
          </table:table-cell>
          <table:table-cell office:value-type="float" office:value="5.7524060564877" table:style-name="ce1">
            <text:p>5.7524060564877</text:p>
          </table:table-cell>
          <table:table-cell office:value-type="float" office:value="3" table:style-name="ce1">
            <text:p>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5099399418" table:style-name="ce1">
            <text:p>0.5099399418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0.516657734133333" table:style-name="ce1">
            <text:p>0.516657734133333</text:p>
          </table:table-cell>
          <table:table-cell office:value-type="float" office:value="0.5166115626" table:style-name="ce1">
            <text:p>0.5166115626</text:p>
          </table:table-cell>
          <table:table-cell office:value-type="float" office:value="0.00674099669314023" table:style-name="ce1">
            <text:p>0.00674099669314023</text:p>
          </table:table-cell>
          <table:table-cell office:value-type="float" office:value="3" table:style-name="ce1">
            <text:p>3</text:p>
          </table:table-cell>
          <table:table-cell office:value-type="float" office:value="9.728608535" table:style-name="ce1">
            <text:p>9.728608535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9.96981276133333" table:style-name="ce1">
            <text:p>9.96981276133333</text:p>
          </table:table-cell>
          <table:table-cell office:value-type="float" office:value="9.983002629" table:style-name="ce1">
            <text:p>9.983002629</text:p>
          </table:table-cell>
          <table:table-cell office:value-type="float" office:value="0.234887206088686" table:style-name="ce1">
            <text:p>0.234887206088686</text:p>
          </table:table-cell>
          <table:table-cell office:value-type="float" office:value="3" table:style-name="ce1">
            <text:p>3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62242584566667" table:style-name="ce1">
            <text:p>0.162242584566667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0.0158339312129834" table:style-name="ce1">
            <text:p>0.0158339312129834</text:p>
          </table:table-cell>
          <table:table-cell office:value-type="float" office:value="3" table:style-name="ce1">
            <text:p>3</text:p>
          </table:table-cell>
          <table:table-cell office:value-type="float" office:value="4.190491333" table:style-name="ce1">
            <text:p>4.190491333</text:p>
          </table:table-cell>
          <table:table-cell office:value-type="float" office:value="4.347418326" table:style-name="ce1">
            <text:p>4.347418326</text:p>
          </table:table-cell>
          <table:table-cell office:value-type="float" office:value="4.257064452" table:style-name="ce1">
            <text:p>4.257064452</text:p>
          </table:table-cell>
          <table:table-cell office:value-type="float" office:value="4.233283697" table:style-name="ce1">
            <text:p>4.233283697</text:p>
          </table:table-cell>
          <table:table-cell office:value-type="float" office:value="0.0811212889091576" table:style-name="ce1">
            <text:p>0.0811212889091576</text:p>
          </table:table-cell>
          <table:table-cell office:value-type="float" office:value="3" table:style-name="ce1">
            <text:p>3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62242584566667" table:style-name="ce1">
            <text:p>0.162242584566667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0.0158339312129834" table:style-name="ce1">
            <text:p>0.0158339312129834</text:p>
          </table:table-cell>
          <table:table-cell office:value-type="float" office:value="3" table:style-name="ce1">
            <text:p>3</text:p>
          </table:table-cell>
          <table:table-cell office:value-type="float" office:value="2.605587935" table:style-name="ce1">
            <text:p>2.605587935</text:p>
          </table:table-cell>
          <table:table-cell office:value-type="float" office:value="2.889199522" table:style-name="ce1">
            <text:p>2.889199522</text:p>
          </table:table-cell>
          <table:table-cell office:value-type="float" office:value="2.73853440133333" table:style-name="ce1">
            <text:p>2.73853440133333</text:p>
          </table:table-cell>
          <table:table-cell office:value-type="float" office:value="2.720815747" table:style-name="ce1">
            <text:p>2.720815747</text:p>
          </table:table-cell>
          <table:table-cell office:value-type="float" office:value="0.142633607903968" table:style-name="ce1">
            <text:p>0.142633607903968</text:p>
          </table:table-cell>
          <table:table-cell office:value-type="float" office:value="3" table:style-name="ce1">
            <text:p>3</text:p>
          </table:table-cell>
          <table:table-cell office:value-type="float" office:value="3.680061065" table:style-name="ce1">
            <text:p>3.680061065</text:p>
          </table:table-cell>
          <table:table-cell office:value-type="float" office:value="3.827689478" table:style-name="ce1">
            <text:p>3.827689478</text:p>
          </table:table-cell>
          <table:table-cell office:value-type="float" office:value="3.738919932" table:style-name="ce1">
            <text:p>3.738919932</text:p>
          </table:table-cell>
          <table:table-cell office:value-type="float" office:value="3.709009253" table:style-name="ce1">
            <text:p>3.709009253</text:p>
          </table:table-cell>
          <table:table-cell office:value-type="float" office:value="0.0782273840793965" table:style-name="ce1">
            <text:p>0.0782273840793965</text:p>
          </table:table-cell>
          <table:table-cell office:value-type="float" office:value="3" table:style-name="ce1">
            <text:p>3</text:p>
          </table:table-cell>
          <table:table-cell office:value-type="float" office:value="0.5104302681" table:style-name="ce1">
            <text:p>0.5104302681</text:p>
          </table:table-cell>
          <table:table-cell office:value-type="float" office:value="0.5242744435" table:style-name="ce1">
            <text:p>0.5242744435</text:p>
          </table:table-cell>
          <table:table-cell office:value-type="float" office:value="0.518144519866667" table:style-name="ce1">
            <text:p>0.518144519866667</text:p>
          </table:table-cell>
          <table:table-cell office:value-type="float" office:value="0.519728848" table:style-name="ce1">
            <text:p>0.519728848</text:p>
          </table:table-cell>
          <table:table-cell office:value-type="float" office:value="0.00705676057777536" table:style-name="ce1">
            <text:p>0.00705676057777536</text:p>
          </table:table-cell>
          <table:table-cell office:value-type="float" office:value="3" table:style-name="ce1">
            <text:p>3</text:p>
          </table:table-cell>
          <table:table-cell office:value-type="float" office:value="6.21895475" table:style-name="ce1">
            <text:p>6.21895475</text:p>
          </table:table-cell>
          <table:table-cell office:value-type="float" office:value="6.326772667" table:style-name="ce1">
            <text:p>6.326772667</text:p>
          </table:table-cell>
          <table:table-cell office:value-type="float" office:value="6.272343739" table:style-name="ce1">
            <text:p>6.272343739</text:p>
          </table:table-cell>
          <table:table-cell office:value-type="float" office:value="6.2713038" table:style-name="ce1">
            <text:p>6.2713038</text:p>
          </table:table-cell>
          <table:table-cell office:value-type="float" office:value="0.0539164808884772" table:style-name="ce1">
            <text:p>0.0539164808884772</text:p>
          </table:table-cell>
          <table:table-cell office:value-type="float" office:value="3" table:style-name="ce1">
            <text:p>3</text:p>
          </table:table-cell>
          <table:table-cell office:value-type="float" office:value="1.880422482" table:style-name="ce1">
            <text:p>1.880422482</text:p>
          </table:table-cell>
          <table:table-cell office:value-type="float" office:value="1.911508534" table:style-name="ce1">
            <text:p>1.911508534</text:p>
          </table:table-cell>
          <table:table-cell office:value-type="float" office:value="1.89769968833333" table:style-name="ce1">
            <text:p>1.89769968833333</text:p>
          </table:table-cell>
          <table:table-cell office:value-type="float" office:value="1.901168049" table:style-name="ce1">
            <text:p>1.901168049</text:p>
          </table:table-cell>
          <table:table-cell office:value-type="float" office:value="0.0158305970046059" table:style-name="ce1">
            <text:p>0.0158305970046059</text:p>
          </table:table-cell>
          <table:table-cell office:value-type="float" office:value="3" table:style-name="ce1">
            <text:p>3</text:p>
          </table:table-cell>
          <table:table-cell office:value-type="float" office:value="2644.184599" table:style-name="ce1">
            <text:p>2644.184599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2650.21121033333" table:style-name="ce1">
            <text:p>2650.21121033333</text:p>
          </table:table-cell>
          <table:table-cell office:value-type="float" office:value="2646.777395" table:style-name="ce1">
            <text:p>2646.777395</text:p>
          </table:table-cell>
          <table:table-cell office:value-type="float" office:value="8.29490218814757" table:style-name="ce1">
            <text:p>8.29490218814757</text:p>
          </table:table-cell>
          <table:table-cell office:value-type="float" office:value="3" table:style-name="ce1">
            <text:p>3</text:p>
          </table:table-cell>
          <table:table-cell office:value-type="float" office:value="142.991877" table:style-name="ce1">
            <text:p>142.991877</text:p>
          </table:table-cell>
          <table:table-cell office:value-type="float" office:value="142.9993459" table:style-name="ce1">
            <text:p>142.9993459</text:p>
          </table:table-cell>
          <table:table-cell office:value-type="float" office:value="142.994712866667" table:style-name="ce1">
            <text:p>142.994712866667</text:p>
          </table:table-cell>
          <table:table-cell office:value-type="float" office:value="142.9929157" table:style-name="ce1">
            <text:p>142.9929157</text:p>
          </table:table-cell>
          <table:table-cell office:value-type="float" office:value="0.00404579693304195" table:style-name="ce1">
            <text:p>0.00404579693304195</text:p>
          </table:table-cell>
          <table:table-cell office:value-type="float" office:value="3" table:style-name="ce1">
            <text:p>3</text:p>
          </table:table-cell>
          <table:table-cell office:value-type="float" office:value="179.9928148" table:style-name="ce1">
            <text:p>179.9928148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79.995680566667" table:style-name="ce1">
            <text:p>179.995680566667</text:p>
          </table:table-cell>
          <table:table-cell office:value-type="float" office:value="179.9958455" table:style-name="ce1">
            <text:p>179.9958455</text:p>
          </table:table-cell>
          <table:table-cell office:value-type="float" office:value="0.00278696270935919" table:style-name="ce1">
            <text:p>0.00278696270935919</text:p>
          </table:table-cell>
          <table:table-cell office:value-type="float" office:value="3" table:style-name="ce1">
            <text:p>3</text:p>
          </table:table-cell>
          <table:table-cell office:value-type="float" office:value="159.5238988" table:style-name="ce1">
            <text:p>159.5238988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159.530863933333" table:style-name="ce1">
            <text:p>159.530863933333</text:p>
          </table:table-cell>
          <table:table-cell office:value-type="float" office:value="159.5338838" table:style-name="ce1">
            <text:p>159.5338838</text:p>
          </table:table-cell>
          <table:table-cell office:value-type="float" office:value="0.00604970272437706" table:style-name="ce1">
            <text:p>0.00604970272437706</text:p>
          </table:table-cell>
          <table:table-cell office:value-type="float" office:value="3" table:style-name="ce1">
            <text:p>3</text:p>
          </table:table-cell>
          <table:table-cell office:value-type="float" office:value="39.93223327" table:style-name="ce1">
            <text:p>39.93223327</text:p>
          </table:table-cell>
          <table:table-cell office:value-type="float" office:value="41.03205674" table:style-name="ce1">
            <text:p>41.03205674</text:p>
          </table:table-cell>
          <table:table-cell office:value-type="float" office:value="40.5095935633333" table:style-name="ce1">
            <text:p>40.5095935633333</text:p>
          </table:table-cell>
          <table:table-cell office:value-type="float" office:value="40.56449068" table:style-name="ce1">
            <text:p>40.56449068</text:p>
          </table:table-cell>
          <table:table-cell office:value-type="float" office:value="0.551963029880125" table:style-name="ce1">
            <text:p>0.551963029880125</text:p>
          </table:table-cell>
          <table:table-cell office:value-type="float" office:value="3" table:style-name="ce1">
            <text:p>3</text:p>
          </table:table-cell>
          <table:table-cell office:value-type="float" office:value="0.003270701156" table:style-name="ce1">
            <text:p>0.003270701156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03331713982" table:style-name="ce1">
            <text:p>0.003331713982</text:p>
          </table:table-cell>
          <table:table-cell office:value-type="float" office:value="0.003300110297" table:style-name="ce1">
            <text:p>0.003300110297</text:p>
          </table:table-cell>
          <table:table-cell office:value-type="float" office:value="8.15450058308252e-05" table:style-name="ce1">
            <text:p>8.15450058308252e-05</text:p>
          </table:table-cell>
          <table:table-cell office:value-type="float" office:value="3" table:style-name="ce1">
            <text:p>3</text:p>
          </table:table-cell>
          <table:table-cell office:value-type="float" office:value="0.01881858886" table:style-name="ce1">
            <text:p>0.01881858886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0.01888737601" table:style-name="ce1">
            <text:p>0.01888737601</text:p>
          </table:table-cell>
          <table:table-cell office:value-type="float" office:value="0.01892072591" table:style-name="ce1">
            <text:p>0.01892072591</text:p>
          </table:table-cell>
          <table:table-cell office:value-type="float" office:value="5.95805611029935e-05" table:style-name="ce1">
            <text:p>5.95805611029935e-05</text:p>
          </table:table-cell>
          <table:table-cell office:value-type="float" office:value="3" table:style-name="ce1">
            <text:p>3</text:p>
          </table:table-cell>
          <table:table-cell office:value-type="float" office:value="9.94485666" table:style-name="ce1">
            <text:p>9.94485666</text:p>
          </table:table-cell>
          <table:table-cell office:value-type="float" office:value="11.05249006" table:style-name="ce1">
            <text:p>11.05249006</text:p>
          </table:table-cell>
          <table:table-cell office:value-type="float" office:value="10.3712505466667" table:style-name="ce1">
            <text:p>10.3712505466667</text:p>
          </table:table-cell>
          <table:table-cell office:value-type="float" office:value="10.11640492" table:style-name="ce1">
            <text:p>10.11640492</text:p>
          </table:table-cell>
          <table:table-cell office:value-type="float" office:value="0.596173344986368" table:style-name="ce1">
            <text:p>0.596173344986368</text:p>
          </table:table-cell>
          <table:table-cell office:value-type="float" office:value="3" table:style-name="ce1">
            <text:p>3</text:p>
          </table:table-cell>
          <table:table-cell office:value-type="float" office:value="236.8100579" table:style-name="ce1">
            <text:p>236.8100579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293.893988566667" table:style-name="ce1">
            <text:p>293.893988566667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85.8417705852527" table:style-name="ce1">
            <text:p>85.8417705852527</text:p>
          </table:table-cell>
          <table:table-cell office:value-type="float" office:value="3" table:style-name="ce1">
            <text:p>3</text:p>
          </table:table-cell>
          <table:table-cell office:value-type="float" office:value="0.9065142901" table:style-name="ce1">
            <text:p>0.9065142901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1.0686846127" table:style-name="ce1">
            <text:p>1.0686846127</text:p>
          </table:table-cell>
          <table:table-cell office:value-type="float" office:value="1.031282758" table:style-name="ce1">
            <text:p>1.031282758</text:p>
          </table:table-cell>
          <table:table-cell office:value-type="float" office:value="0.183748695532037" table:style-name="ce1">
            <text:p>0.183748695532037</text:p>
          </table:table-cell>
          <table:table-cell office:value-type="float" office:value="3" table:style-name="ce1">
            <text:p>3</text:p>
          </table:table-cell>
          <table:table-cell office:value-type="float" office:value="1.395295907" table:style-name="ce1">
            <text:p>1.395295907</text:p>
          </table:table-cell>
          <table:table-cell office:value-type="float" office:value="2.023038402" table:style-name="ce1">
            <text:p>2.023038402</text:p>
          </table:table-cell>
          <table:table-cell office:value-type="float" office:value="1.73929084966667" table:style-name="ce1">
            <text:p>1.73929084966667</text:p>
          </table:table-cell>
          <table:table-cell office:value-type="float" office:value="1.79953824" table:style-name="ce1">
            <text:p>1.79953824</text:p>
          </table:table-cell>
          <table:table-cell office:value-type="float" office:value="0.318178363561524" table:style-name="ce1">
            <text:p>0.31817836356152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&lt;10%</text:p>
          </table:table-cell>
          <table:table-cell office:value-type="float" office:value="15" table:style-name="ce1">
            <text:p>15</text:p>
          </table:table-cell>
          <table:table-cell office:value-type="float" office:value="3.436992502" table:style-name="ce1">
            <text:p>3.436992502</text:p>
          </table:table-cell>
          <table:table-cell office:value-type="float" office:value="6.83494005" table:style-name="ce1">
            <text:p>6.83494005</text:p>
          </table:table-cell>
          <table:table-cell office:value-type="float" office:value="4.9664423936" table:style-name="ce1">
            <text:p>4.9664423936</text:p>
          </table:table-cell>
          <table:table-cell office:value-type="float" office:value="4.753346163" table:style-name="ce1">
            <text:p>4.753346163</text:p>
          </table:table-cell>
          <table:table-cell office:value-type="float" office:value="1.18421485163654" table:style-name="ce1">
            <text:p>1.18421485163654</text:p>
          </table:table-cell>
          <table:table-cell office:value-type="float" office:value="15" table:style-name="ce1">
            <text:p>15</text:p>
          </table:table-cell>
          <table:table-cell office:value-type="float" office:value="1.154380104" table:style-name="ce1">
            <text:p>1.154380104</text:p>
          </table:table-cell>
          <table:table-cell office:value-type="float" office:value="3.348900875" table:style-name="ce1">
            <text:p>3.348900875</text:p>
          </table:table-cell>
          <table:table-cell office:value-type="float" office:value="1.9301986746" table:style-name="ce1">
            <text:p>1.9301986746</text:p>
          </table:table-cell>
          <table:table-cell office:value-type="float" office:value="1.5888592" table:style-name="ce1">
            <text:p>1.5888592</text:p>
          </table:table-cell>
          <table:table-cell office:value-type="float" office:value="0.779634616356447" table:style-name="ce1">
            <text:p>0.779634616356447</text:p>
          </table:table-cell>
          <table:table-cell office:value-type="float" office:value="15" table:style-name="ce1">
            <text:p>15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0.5997910257" table:style-name="ce1">
            <text:p>0.5997910257</text:p>
          </table:table-cell>
          <table:table-cell office:value-type="float" office:value="-0.684327823073333" table:style-name="ce1">
            <text:p>-0.684327823073333</text:p>
          </table:table-cell>
          <table:table-cell office:value-type="float" office:value="-0.6481759408" table:style-name="ce1">
            <text:p>-0.6481759408</text:p>
          </table:table-cell>
          <table:table-cell office:value-type="float" office:value="1.03630664341899" table:style-name="ce1">
            <text:p>1.03630664341899</text:p>
          </table:table-cell>
          <table:table-cell office:value-type="float" office:value="15" table:style-name="ce1">
            <text:p>15</text:p>
          </table:table-cell>
          <table:table-cell office:value-type="float" office:value="2.642898343" table:style-name="ce1">
            <text:p>2.642898343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5.95972129486667" table:style-name="ce1">
            <text:p>5.95972129486667</text:p>
          </table:table-cell>
          <table:table-cell office:value-type="float" office:value="3.963926178" table:style-name="ce1">
            <text:p>3.963926178</text:p>
          </table:table-cell>
          <table:table-cell office:value-type="float" office:value="4.07858801700047" table:style-name="ce1">
            <text:p>4.07858801700047</text:p>
          </table:table-cell>
          <table:table-cell office:value-type="float" office:value="15" table:style-name="ce1">
            <text:p>15</text:p>
          </table:table-cell>
          <table:table-cell office:value-type="float" office:value="3.382845" table:style-name="ce1">
            <text:p>3.382845</text:p>
          </table:table-cell>
          <table:table-cell office:value-type="float" office:value="8.57313" table:style-name="ce1">
            <text:p>8.57313</text:p>
          </table:table-cell>
          <table:table-cell office:value-type="float" office:value="5.13267506666667" table:style-name="ce1">
            <text:p>5.13267506666667</text:p>
          </table:table-cell>
          <table:table-cell office:value-type="float" office:value="4.070408" table:style-name="ce1">
            <text:p>4.070408</text:p>
          </table:table-cell>
          <table:table-cell office:value-type="float" office:value="2.00194746646236" table:style-name="ce1">
            <text:p>2.00194746646236</text:p>
          </table:table-cell>
          <table:table-cell office:value-type="float" office:value="15" table:style-name="ce1">
            <text:p>15</text:p>
          </table:table-cell>
          <table:table-cell office:value-type="float" office:value="3.168038" table:style-name="ce1">
            <text:p>3.168038</text:p>
          </table:table-cell>
          <table:table-cell office:value-type="float" office:value="24.88085" table:style-name="ce1">
            <text:p>24.88085</text:p>
          </table:table-cell>
          <table:table-cell office:value-type="float" office:value="9.4591248" table:style-name="ce1">
            <text:p>9.4591248</text:p>
          </table:table-cell>
          <table:table-cell office:value-type="float" office:value="7.195755" table:style-name="ce1">
            <text:p>7.195755</text:p>
          </table:table-cell>
          <table:table-cell office:value-type="float" office:value="8.1182894803396" table:style-name="ce1">
            <text:p>8.1182894803396</text:p>
          </table:table-cell>
          <table:table-cell office:value-type="float" office:value="15" table:style-name="ce1">
            <text:p>15</text:p>
          </table:table-cell>
          <table:table-cell office:value-type="float" office:value="6.815415" table:style-name="ce1">
            <text:p>6.815415</text:p>
          </table:table-cell>
          <table:table-cell office:value-type="float" office:value="33.42241" table:style-name="ce1">
            <text:p>33.42241</text:p>
          </table:table-cell>
          <table:table-cell office:value-type="float" office:value="14.5917998666667" table:style-name="ce1">
            <text:p>14.5917998666667</text:p>
          </table:table-cell>
          <table:table-cell office:value-type="float" office:value="10.584781" table:style-name="ce1">
            <text:p>10.584781</text:p>
          </table:table-cell>
          <table:table-cell office:value-type="float" office:value="9.98338645252736" table:style-name="ce1">
            <text:p>9.98338645252736</text:p>
          </table:table-cell>
          <table:table-cell office:value-type="float" office:value="15" table:style-name="ce1">
            <text:p>15</text:p>
          </table:table-cell>
          <table:table-cell office:value-type="float" office:value="0.9274524212" table:style-name="ce1">
            <text:p>0.9274524212</text:p>
          </table:table-cell>
          <table:table-cell office:value-type="float" office:value="2.22581265" table:style-name="ce1">
            <text:p>2.22581265</text:p>
          </table:table-cell>
          <table:table-cell office:value-type="float" office:value="1.41930568632667" table:style-name="ce1">
            <text:p>1.41930568632667</text:p>
          </table:table-cell>
          <table:table-cell office:value-type="float" office:value="1.290145039" table:style-name="ce1">
            <text:p>1.290145039</text:p>
          </table:table-cell>
          <table:table-cell office:value-type="float" office:value="0.465434013491711" table:style-name="ce1">
            <text:p>0.465434013491711</text:p>
          </table:table-cell>
          <table:table-cell office:value-type="float" office:value="15" table:style-name="ce1">
            <text:p>15</text:p>
          </table:table-cell>
          <table:table-cell office:value-type="float" office:value="0.1522113133" table:style-name="ce1">
            <text:p>0.1522113133</text:p>
          </table:table-cell>
          <table:table-cell office:value-type="float" office:value="3.409406258" table:style-name="ce1">
            <text:p>3.409406258</text:p>
          </table:table-cell>
          <table:table-cell office:value-type="float" office:value="1.46131312425333" table:style-name="ce1">
            <text:p>1.46131312425333</text:p>
          </table:table-cell>
          <table:table-cell office:value-type="float" office:value="1.07370268" table:style-name="ce1">
            <text:p>1.07370268</text:p>
          </table:table-cell>
          <table:table-cell office:value-type="float" office:value="1.31507702524931" table:style-name="ce1">
            <text:p>1.31507702524931</text:p>
          </table:table-cell>
          <table:table-cell office:value-type="float" office:value="15" table:style-name="ce1">
            <text:p>15</text:p>
          </table:table-cell>
          <table:table-cell office:value-type="float" office:value="1.535264298" table:style-name="ce1">
            <text:p>1.535264298</text:p>
          </table:table-cell>
          <table:table-cell office:value-type="float" office:value="3.473842631" table:style-name="ce1">
            <text:p>3.473842631</text:p>
          </table:table-cell>
          <table:table-cell office:value-type="float" office:value="2.26913082193333" table:style-name="ce1">
            <text:p>2.26913082193333</text:p>
          </table:table-cell>
          <table:table-cell office:value-type="float" office:value="2.2669251" table:style-name="ce1">
            <text:p>2.2669251</text:p>
          </table:table-cell>
          <table:table-cell office:value-type="float" office:value="0.705766851719829" table:style-name="ce1">
            <text:p>0.705766851719829</text:p>
          </table:table-cell>
          <table:table-cell office:value-type="float" office:value="15" table:style-name="ce1">
            <text:p>15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7.12049081" table:style-name="ce1">
            <text:p>7.12049081</text:p>
          </table:table-cell>
          <table:table-cell office:value-type="float" office:value="4.14713887833333" table:style-name="ce1">
            <text:p>4.14713887833333</text:p>
          </table:table-cell>
          <table:table-cell office:value-type="float" office:value="4.483408814" table:style-name="ce1">
            <text:p>4.483408814</text:p>
          </table:table-cell>
          <table:table-cell office:value-type="float" office:value="1.97722583599117" table:style-name="ce1">
            <text:p>1.97722583599117</text:p>
          </table:table-cell>
          <table:table-cell office:value-type="float" office:value="15" table:style-name="ce1">
            <text:p>15</text:p>
          </table:table-cell>
          <table:table-cell office:value-type="float" office:value="16.58467677" table:style-name="ce1">
            <text:p>16.58467677</text:p>
          </table:table-cell>
          <table:table-cell office:value-type="float" office:value="68.91481012" table:style-name="ce1">
            <text:p>68.91481012</text:p>
          </table:table-cell>
          <table:table-cell office:value-type="float" office:value="36.294448346" table:style-name="ce1">
            <text:p>36.294448346</text:p>
          </table:table-cell>
          <table:table-cell office:value-type="float" office:value="18.55199324" table:style-name="ce1">
            <text:p>18.55199324</text:p>
          </table:table-cell>
          <table:table-cell office:value-type="float" office:value="23.6300123651838" table:style-name="ce1">
            <text:p>23.6300123651838</text:p>
          </table:table-cell>
          <table:table-cell office:value-type="float" office:value="12" table:style-name="ce1">
            <text:p>12</text:p>
          </table:table-cell>
          <table:table-cell office:value-type="float" office:value="0.4591981999" table:style-name="ce1">
            <text:p>0.4591981999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0.63212540945" table:style-name="ce1">
            <text:p>0.63212540945</text:p>
          </table:table-cell>
          <table:table-cell office:value-type="float" office:value="0.6566489718" table:style-name="ce1">
            <text:p>0.6566489718</text:p>
          </table:table-cell>
          <table:table-cell office:value-type="float" office:value="0.120263371537755" table:style-name="ce1">
            <text:p>0.120263371537755</text:p>
          </table:table-cell>
          <table:table-cell office:value-type="float" office:value="15" table:style-name="ce1">
            <text:p>15</text:p>
          </table:table-cell>
          <table:table-cell office:value-type="float" office:value="30.24888429" table:style-name="ce1">
            <text:p>30.24888429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92.4328142893333" table:style-name="ce1">
            <text:p>92.4328142893333</text:p>
          </table:table-cell>
          <table:table-cell office:value-type="float" office:value="100.9958179" table:style-name="ce1">
            <text:p>100.9958179</text:p>
          </table:table-cell>
          <table:table-cell office:value-type="float" office:value="41.5967567182343" table:style-name="ce1">
            <text:p>41.5967567182343</text:p>
          </table:table-cell>
          <table:table-cell office:value-type="float" office:value="15" table:style-name="ce1">
            <text:p>1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19611125646" table:style-name="ce1">
            <text:p>2.1961112564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1.8585446225794" table:style-name="ce1">
            <text:p>1.8585446225794</text:p>
          </table:table-cell>
          <table:table-cell office:value-type="float" office:value="15" table:style-name="ce1">
            <text:p>15</text:p>
          </table:table-cell>
          <table:table-cell office:value-type="float" office:value="0.172204713" table:style-name="ce1">
            <text:p>0.172204713</text:p>
          </table:table-cell>
          <table:table-cell office:value-type="float" office:value="0.2765090979" table:style-name="ce1">
            <text:p>0.2765090979</text:p>
          </table:table-cell>
          <table:table-cell office:value-type="float" office:value="0.227556546853333" table:style-name="ce1">
            <text:p>0.227556546853333</text:p>
          </table:table-cell>
          <table:table-cell office:value-type="float" office:value="0.2347763327" table:style-name="ce1">
            <text:p>0.2347763327</text:p>
          </table:table-cell>
          <table:table-cell office:value-type="float" office:value="0.0392126328671247" table:style-name="ce1">
            <text:p>0.0392126328671247</text:p>
          </table:table-cell>
          <table:table-cell office:value-type="float" office:value="15" table:style-name="ce1">
            <text:p>15</text:p>
          </table:table-cell>
          <table:table-cell office:value-type="float" office:value="1.414691622" table:style-name="ce1">
            <text:p>1.414691622</text:p>
          </table:table-cell>
          <table:table-cell office:value-type="float" office:value="3.221965352" table:style-name="ce1">
            <text:p>3.221965352</text:p>
          </table:table-cell>
          <table:table-cell office:value-type="float" office:value="2.38969558326667" table:style-name="ce1">
            <text:p>2.38969558326667</text:p>
          </table:table-cell>
          <table:table-cell office:value-type="float" office:value="2.381137791" table:style-name="ce1">
            <text:p>2.381137791</text:p>
          </table:table-cell>
          <table:table-cell office:value-type="float" office:value="0.714199044865568" table:style-name="ce1">
            <text:p>0.714199044865568</text:p>
          </table:table-cell>
          <table:table-cell office:value-type="float" office:value="15" table:style-name="ce1">
            <text:p>15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0.080815093696" table:style-name="ce1">
            <text:p>0.080815093696</text:p>
          </table:table-cell>
          <table:table-cell office:value-type="float" office:value="0.06953322642" table:style-name="ce1">
            <text:p>0.06953322642</text:p>
          </table:table-cell>
          <table:table-cell office:value-type="float" office:value="0.0375629856179866" table:style-name="ce1">
            <text:p>0.0375629856179866</text:p>
          </table:table-cell>
          <table:table-cell office:value-type="float" office:value="15" table:style-name="ce1">
            <text:p>15</text:p>
          </table:table-cell>
          <table:table-cell office:value-type="float" office:value="1.58000807" table:style-name="ce1">
            <text:p>1.58000807</text:p>
          </table:table-cell>
          <table:table-cell office:value-type="float" office:value="3.623725956" table:style-name="ce1">
            <text:p>3.623725956</text:p>
          </table:table-cell>
          <table:table-cell office:value-type="float" office:value="2.34994532713333" table:style-name="ce1">
            <text:p>2.34994532713333</text:p>
          </table:table-cell>
          <table:table-cell office:value-type="float" office:value="2.333582957" table:style-name="ce1">
            <text:p>2.333582957</text:p>
          </table:table-cell>
          <table:table-cell office:value-type="float" office:value="0.741145596967632" table:style-name="ce1">
            <text:p>0.741145596967632</text:p>
          </table:table-cell>
          <table:table-cell office:value-type="float" office:value="15" table:style-name="ce1">
            <text:p>15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0.080815093696" table:style-name="ce1">
            <text:p>0.080815093696</text:p>
          </table:table-cell>
          <table:table-cell office:value-type="float" office:value="0.06953322642" table:style-name="ce1">
            <text:p>0.06953322642</text:p>
          </table:table-cell>
          <table:table-cell office:value-type="float" office:value="0.0375629856179866" table:style-name="ce1">
            <text:p>0.0375629856179866</text:p>
          </table:table-cell>
          <table:table-cell office:value-type="float" office:value="15" table:style-name="ce1">
            <text:p>15</text:p>
          </table:table-cell>
          <table:table-cell office:value-type="float" office:value="1.001050791" table:style-name="ce1">
            <text:p>1.001050791</text:p>
          </table:table-cell>
          <table:table-cell office:value-type="float" office:value="2.144263058" table:style-name="ce1">
            <text:p>2.144263058</text:p>
          </table:table-cell>
          <table:table-cell office:value-type="float" office:value="1.46868560766667" table:style-name="ce1">
            <text:p>1.46868560766667</text:p>
          </table:table-cell>
          <table:table-cell office:value-type="float" office:value="1.386909777" table:style-name="ce1">
            <text:p>1.386909777</text:p>
          </table:table-cell>
          <table:table-cell office:value-type="float" office:value="0.426203742004301" table:style-name="ce1">
            <text:p>0.426203742004301</text:p>
          </table:table-cell>
          <table:table-cell office:value-type="float" office:value="15" table:style-name="ce1">
            <text:p>15</text:p>
          </table:table-cell>
          <table:table-cell office:value-type="float" office:value="1.278887959" table:style-name="ce1">
            <text:p>1.278887959</text:p>
          </table:table-cell>
          <table:table-cell office:value-type="float" office:value="3.073251252" table:style-name="ce1">
            <text:p>3.073251252</text:p>
          </table:table-cell>
          <table:table-cell office:value-type="float" office:value="2.07038692566667" table:style-name="ce1">
            <text:p>2.07038692566667</text:p>
          </table:table-cell>
          <table:table-cell office:value-type="float" office:value="2.164213921" table:style-name="ce1">
            <text:p>2.164213921</text:p>
          </table:table-cell>
          <table:table-cell office:value-type="float" office:value="0.620777387020286" table:style-name="ce1">
            <text:p>0.620777387020286</text:p>
          </table:table-cell>
          <table:table-cell office:value-type="float" office:value="15" table:style-name="ce1">
            <text:p>15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0.5504747041" table:style-name="ce1">
            <text:p>0.5504747041</text:p>
          </table:table-cell>
          <table:table-cell office:value-type="float" office:value="0.279558401548" table:style-name="ce1">
            <text:p>0.279558401548</text:p>
          </table:table-cell>
          <table:table-cell office:value-type="float" office:value="0.3011201111" table:style-name="ce1">
            <text:p>0.3011201111</text:p>
          </table:table-cell>
          <table:table-cell office:value-type="float" office:value="0.164089920185558" table:style-name="ce1">
            <text:p>0.164089920185558</text:p>
          </table:table-cell>
          <table:table-cell office:value-type="float" office:value="15" table:style-name="ce1">
            <text:p>15</text:p>
          </table:table-cell>
          <table:table-cell office:value-type="float" office:value="2.251077" table:style-name="ce1">
            <text:p>2.251077</text:p>
          </table:table-cell>
          <table:table-cell office:value-type="float" office:value="25.29669" table:style-name="ce1">
            <text:p>25.29669</text:p>
          </table:table-cell>
          <table:table-cell office:value-type="float" office:value="9.57501084066667" table:style-name="ce1">
            <text:p>9.57501084066667</text:p>
          </table:table-cell>
          <table:table-cell office:value-type="float" office:value="4.191872" table:style-name="ce1">
            <text:p>4.191872</text:p>
          </table:table-cell>
          <table:table-cell office:value-type="float" office:value="8.7317365800029" table:style-name="ce1">
            <text:p>8.7317365800029</text:p>
          </table:table-cell>
          <table:table-cell office:value-type="float" office:value="15" table:style-name="ce1">
            <text:p>15</text:p>
          </table:table-cell>
          <table:table-cell office:value-type="float" office:value="0.9022833499" table:style-name="ce1">
            <text:p>0.9022833499</text:p>
          </table:table-cell>
          <table:table-cell office:value-type="float" office:value="4.617979266" table:style-name="ce1">
            <text:p>4.617979266</text:p>
          </table:table-cell>
          <table:table-cell office:value-type="float" office:value="2.4601790799" table:style-name="ce1">
            <text:p>2.4601790799</text:p>
          </table:table-cell>
          <table:table-cell office:value-type="float" office:value="1.331725529" table:style-name="ce1">
            <text:p>1.331725529</text:p>
          </table:table-cell>
          <table:table-cell office:value-type="float" office:value="1.76570289186813" table:style-name="ce1">
            <text:p>1.76570289186813</text:p>
          </table:table-cell>
          <table:table-cell office:value-type="float" office:value="15" table:style-name="ce1">
            <text:p>15</text:p>
          </table:table-cell>
          <table:table-cell office:value-type="float" office:value="1179.825448" table:style-name="ce1">
            <text:p>1179.825448</text:p>
          </table:table-cell>
          <table:table-cell office:value-type="float" office:value="2152.355836" table:style-name="ce1">
            <text:p>2152.355836</text:p>
          </table:table-cell>
          <table:table-cell office:value-type="float" office:value="1769.4948908" table:style-name="ce1">
            <text:p>1769.4948908</text:p>
          </table:table-cell>
          <table:table-cell office:value-type="float" office:value="2122.546181" table:style-name="ce1">
            <text:p>2122.546181</text:p>
          </table:table-cell>
          <table:table-cell office:value-type="float" office:value="468.274932555356" table:style-name="ce1">
            <text:p>468.274932555356</text:p>
          </table:table-cell>
          <table:table-cell office:value-type="float" office:value="15" table:style-name="ce1">
            <text:p>15</text:p>
          </table:table-cell>
          <table:table-cell office:value-type="float" office:value="37.00893578" table:style-name="ce1">
            <text:p>37.00893578</text:p>
          </table:table-cell>
          <table:table-cell office:value-type="float" office:value="142.981888" table:style-name="ce1">
            <text:p>142.981888</text:p>
          </table:table-cell>
          <table:table-cell office:value-type="float" office:value="98.0020804086667" table:style-name="ce1">
            <text:p>98.0020804086667</text:p>
          </table:table-cell>
          <table:table-cell office:value-type="float" office:value="113.9987708" table:style-name="ce1">
            <text:p>113.9987708</text:p>
          </table:table-cell>
          <table:table-cell office:value-type="float" office:value="36.6116080992416" table:style-name="ce1">
            <text:p>36.6116080992416</text:p>
          </table:table-cell>
          <table:table-cell office:value-type="float" office:value="15" table:style-name="ce1">
            <text:p>15</text:p>
          </table:table-cell>
          <table:table-cell office:value-type="float" office:value="37.038929" table:style-name="ce1">
            <text:p>37.038929</text:p>
          </table:table-cell>
          <table:table-cell office:value-type="float" office:value="153.2149322" table:style-name="ce1">
            <text:p>153.2149322</text:p>
          </table:table-cell>
          <table:table-cell office:value-type="float" office:value="94.3715631533333" table:style-name="ce1">
            <text:p>94.3715631533333</text:p>
          </table:table-cell>
          <table:table-cell office:value-type="float" office:value="90.01173479" table:style-name="ce1">
            <text:p>90.01173479</text:p>
          </table:table-cell>
          <table:table-cell office:value-type="float" office:value="38.5519043753333" table:style-name="ce1">
            <text:p>38.5519043753333</text:p>
          </table:table-cell>
          <table:table-cell office:value-type="float" office:value="15" table:style-name="ce1">
            <text:p>15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93.0835108075008" table:style-name="ce1">
            <text:p>93.0835108075008</text:p>
          </table:table-cell>
          <table:table-cell office:value-type="float" office:value="100.8037585" table:style-name="ce1">
            <text:p>100.8037585</text:p>
          </table:table-cell>
          <table:table-cell office:value-type="float" office:value="59.0957939495953" table:style-name="ce1">
            <text:p>59.0957939495953</text:p>
          </table:table-cell>
          <table:table-cell office:value-type="float" office:value="15" table:style-name="ce1">
            <text:p>15</text:p>
          </table:table-cell>
          <table:table-cell office:value-type="float" office:value="26.52240709" table:style-name="ce1">
            <text:p>26.52240709</text:p>
          </table:table-cell>
          <table:table-cell office:value-type="float" office:value="69.43102554" table:style-name="ce1">
            <text:p>69.43102554</text:p>
          </table:table-cell>
          <table:table-cell office:value-type="float" office:value="46.9771866026667" table:style-name="ce1">
            <text:p>46.9771866026667</text:p>
          </table:table-cell>
          <table:table-cell office:value-type="float" office:value="43.93325749" table:style-name="ce1">
            <text:p>43.93325749</text:p>
          </table:table-cell>
          <table:table-cell office:value-type="float" office:value="14.6354515939832" table:style-name="ce1">
            <text:p>14.6354515939832</text:p>
          </table:table-cell>
          <table:table-cell office:value-type="float" office:value="15" table:style-name="ce1">
            <text:p>15</text:p>
          </table:table-cell>
          <table:table-cell office:value-type="float" office:value="0.001357175777" table:style-name="ce1">
            <text:p>0.001357175777</text:p>
          </table:table-cell>
          <table:table-cell office:value-type="float" office:value="0.002299456907" table:style-name="ce1">
            <text:p>0.002299456907</text:p>
          </table:table-cell>
          <table:table-cell office:value-type="float" office:value="0.00183666315293333" table:style-name="ce1">
            <text:p>0.00183666315293333</text:p>
          </table:table-cell>
          <table:table-cell office:value-type="float" office:value="0.002018529154" table:style-name="ce1">
            <text:p>0.002018529154</text:p>
          </table:table-cell>
          <table:table-cell office:value-type="float" office:value="0.000398994768758345" table:style-name="ce1">
            <text:p>0.000398994768758345</text:p>
          </table:table-cell>
          <table:table-cell office:value-type="float" office:value="15" table:style-name="ce1">
            <text:p>15</text:p>
          </table:table-cell>
          <table:table-cell office:value-type="float" office:value="0.01704536493" table:style-name="ce1">
            <text:p>0.01704536493</text:p>
          </table:table-cell>
          <table:table-cell office:value-type="float" office:value="0.01793693615" table:style-name="ce1">
            <text:p>0.01793693615</text:p>
          </table:table-cell>
          <table:table-cell office:value-type="float" office:value="0.0175683292773333" table:style-name="ce1">
            <text:p>0.0175683292773333</text:p>
          </table:table-cell>
          <table:table-cell office:value-type="float" office:value="0.01757707724" table:style-name="ce1">
            <text:p>0.01757707724</text:p>
          </table:table-cell>
          <table:table-cell office:value-type="float" office:value="0.000296081051697627" table:style-name="ce1">
            <text:p>0.000296081051697627</text:p>
          </table:table-cell>
          <table:table-cell office:value-type="float" office:value="15" table:style-name="ce1">
            <text:p>15</text:p>
          </table:table-cell>
          <table:table-cell office:value-type="float" office:value="1.801757319" table:style-name="ce1">
            <text:p>1.801757319</text:p>
          </table:table-cell>
          <table:table-cell office:value-type="float" office:value="6.367408127" table:style-name="ce1">
            <text:p>6.367408127</text:p>
          </table:table-cell>
          <table:table-cell office:value-type="float" office:value="3.9183699838" table:style-name="ce1">
            <text:p>3.9183699838</text:p>
          </table:table-cell>
          <table:table-cell office:value-type="float" office:value="3.927450821" table:style-name="ce1">
            <text:p>3.927450821</text:p>
          </table:table-cell>
          <table:table-cell office:value-type="float" office:value="1.57623839595942" table:style-name="ce1">
            <text:p>1.57623839595942</text:p>
          </table:table-cell>
          <table:table-cell office:value-type="float" office:value="15" table:style-name="ce1">
            <text:p>15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92.051895134" table:style-name="ce1">
            <text:p>92.051895134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96.29836732763" table:style-name="ce1">
            <text:p>96.29836732763</text:p>
          </table:table-cell>
          <table:table-cell office:value-type="float" office:value="15" table:style-name="ce1">
            <text:p>15</text:p>
          </table:table-cell>
          <table:table-cell office:value-type="float" office:value="0.2402020794" table:style-name="ce1">
            <text:p>0.2402020794</text:p>
          </table:table-cell>
          <table:table-cell office:value-type="float" office:value="2.099241532" table:style-name="ce1">
            <text:p>2.099241532</text:p>
          </table:table-cell>
          <table:table-cell office:value-type="float" office:value="0.7027007865" table:style-name="ce1">
            <text:p>0.7027007865</text:p>
          </table:table-cell>
          <table:table-cell office:value-type="float" office:value="0.4270944674" table:style-name="ce1">
            <text:p>0.4270944674</text:p>
          </table:table-cell>
          <table:table-cell office:value-type="float" office:value="0.682552935380556" table:style-name="ce1">
            <text:p>0.682552935380556</text:p>
          </table:table-cell>
          <table:table-cell office:value-type="float" office:value="15" table:style-name="ce1">
            <text:p>15</text:p>
          </table:table-cell>
          <table:table-cell office:value-type="float" office:value="0.317517979" table:style-name="ce1">
            <text:p>0.317517979</text:p>
          </table:table-cell>
          <table:table-cell office:value-type="float" office:value="2.612902077" table:style-name="ce1">
            <text:p>2.612902077</text:p>
          </table:table-cell>
          <table:table-cell office:value-type="float" office:value="0.996158318973333" table:style-name="ce1">
            <text:p>0.996158318973333</text:p>
          </table:table-cell>
          <table:table-cell office:value-type="float" office:value="0.7864186201" table:style-name="ce1">
            <text:p>0.7864186201</text:p>
          </table:table-cell>
          <table:table-cell office:value-type="float" office:value="0.820037839922807" table:style-name="ce1">
            <text:p>0.8200378399228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10-20%</text:p>
          </table:table-cell>
          <table:table-cell office:value-type="float" office:value="9" table:style-name="ce1">
            <text:p>9</text:p>
          </table:table-cell>
          <table:table-cell office:value-type="float" office:value="10.22096679" table:style-name="ce1">
            <text:p>10.22096679</text:p>
          </table:table-cell>
          <table:table-cell office:value-type="float" office:value="16.82961857" table:style-name="ce1">
            <text:p>16.82961857</text:p>
          </table:table-cell>
          <table:table-cell office:value-type="float" office:value="13.5970998911111" table:style-name="ce1">
            <text:p>13.5970998911111</text:p>
          </table:table-cell>
          <table:table-cell office:value-type="float" office:value="13.58161477" table:style-name="ce1">
            <text:p>13.58161477</text:p>
          </table:table-cell>
          <table:table-cell office:value-type="float" office:value="2.72534500165781" table:style-name="ce1">
            <text:p>2.72534500165781</text:p>
          </table:table-cell>
          <table:table-cell office:value-type="float" office:value="9" table:style-name="ce1">
            <text:p>9</text:p>
          </table:table-cell>
          <table:table-cell office:value-type="float" office:value="2.10781764" table:style-name="ce1">
            <text:p>2.10781764</text:p>
          </table:table-cell>
          <table:table-cell office:value-type="float" office:value="5.419311746" table:style-name="ce1">
            <text:p>5.419311746</text:p>
          </table:table-cell>
          <table:table-cell office:value-type="float" office:value="3.74864593588889" table:style-name="ce1">
            <text:p>3.74864593588889</text:p>
          </table:table-cell>
          <table:table-cell office:value-type="float" office:value="3.642001393" table:style-name="ce1">
            <text:p>3.642001393</text:p>
          </table:table-cell>
          <table:table-cell office:value-type="float" office:value="1.39641621321661" table:style-name="ce1">
            <text:p>1.39641621321661</text:p>
          </table:table-cell>
          <table:table-cell office:value-type="float" office:value="9" table:style-name="ce1">
            <text:p>9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-0.002038217131" table:style-name="ce1">
            <text:p>-0.002038217131</text:p>
          </table:table-cell>
          <table:table-cell office:value-type="float" office:value="-0.385642165757889" table:style-name="ce1">
            <text:p>-0.385642165757889</text:p>
          </table:table-cell>
          <table:table-cell office:value-type="float" office:value="-0.102784182" table:style-name="ce1">
            <text:p>-0.102784182</text:p>
          </table:table-cell>
          <table:table-cell office:value-type="float" office:value="0.474087255310966" table:style-name="ce1">
            <text:p>0.474087255310966</text:p>
          </table:table-cell>
          <table:table-cell office:value-type="float" office:value="9" table:style-name="ce1">
            <text:p>9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3.550250565" table:style-name="ce1">
            <text:p>3.550250565</text:p>
          </table:table-cell>
          <table:table-cell office:value-type="float" office:value="3.07867514466667" table:style-name="ce1">
            <text:p>3.07867514466667</text:p>
          </table:table-cell>
          <table:table-cell office:value-type="float" office:value="3.040754897" table:style-name="ce1">
            <text:p>3.040754897</text:p>
          </table:table-cell>
          <table:table-cell office:value-type="float" office:value="0.385116091987726" table:style-name="ce1">
            <text:p>0.385116091987726</text:p>
          </table:table-cell>
          <table:table-cell office:value-type="float" office:value="9" table:style-name="ce1">
            <text:p>9</text:p>
          </table:table-cell>
          <table:table-cell office:value-type="float" office:value="5.339364" table:style-name="ce1">
            <text:p>5.339364</text:p>
          </table:table-cell>
          <table:table-cell office:value-type="float" office:value="10.52518" table:style-name="ce1">
            <text:p>10.52518</text:p>
          </table:table-cell>
          <table:table-cell office:value-type="float" office:value="8.523138" table:style-name="ce1">
            <text:p>8.523138</text:p>
          </table:table-cell>
          <table:table-cell office:value-type="float" office:value="9.58004" table:style-name="ce1">
            <text:p>9.58004</text:p>
          </table:table-cell>
          <table:table-cell office:value-type="float" office:value="2.30821763728883" table:style-name="ce1">
            <text:p>2.30821763728883</text:p>
          </table:table-cell>
          <table:table-cell office:value-type="float" office:value="9" table:style-name="ce1">
            <text:p>9</text:p>
          </table:table-cell>
          <table:table-cell office:value-type="float" office:value="5.825007" table:style-name="ce1">
            <text:p>5.825007</text:p>
          </table:table-cell>
          <table:table-cell office:value-type="float" office:value="16.40051" table:style-name="ce1">
            <text:p>16.40051</text:p>
          </table:table-cell>
          <table:table-cell office:value-type="float" office:value="12.926763" table:style-name="ce1">
            <text:p>12.926763</text:p>
          </table:table-cell>
          <table:table-cell office:value-type="float" office:value="15.82202" table:style-name="ce1">
            <text:p>15.82202</text:p>
          </table:table-cell>
          <table:table-cell office:value-type="float" office:value="4.75659874524118" table:style-name="ce1">
            <text:p>4.75659874524118</text:p>
          </table:table-cell>
          <table:table-cell office:value-type="float" office:value="9" table:style-name="ce1">
            <text:p>9</text:p>
          </table:table-cell>
          <table:table-cell office:value-type="float" office:value="11.164371" table:style-name="ce1">
            <text:p>11.164371</text:p>
          </table:table-cell>
          <table:table-cell office:value-type="float" office:value="26.89423" table:style-name="ce1">
            <text:p>26.89423</text:p>
          </table:table-cell>
          <table:table-cell office:value-type="float" office:value="21.449901" table:style-name="ce1">
            <text:p>21.449901</text:p>
          </table:table-cell>
          <table:table-cell office:value-type="float" office:value="25.40206" table:style-name="ce1">
            <text:p>25.40206</text:p>
          </table:table-cell>
          <table:table-cell office:value-type="float" office:value="7.05104763783374" table:style-name="ce1">
            <text:p>7.05104763783374</text:p>
          </table:table-cell>
          <table:table-cell office:value-type="float" office:value="9" table:style-name="ce1">
            <text:p>9</text:p>
          </table:table-cell>
          <table:table-cell office:value-type="float" office:value="1.706157347" table:style-name="ce1">
            <text:p>1.706157347</text:p>
          </table:table-cell>
          <table:table-cell office:value-type="float" office:value="4.190417259" table:style-name="ce1">
            <text:p>4.190417259</text:p>
          </table:table-cell>
          <table:table-cell office:value-type="float" office:value="2.95299748544444" table:style-name="ce1">
            <text:p>2.95299748544444</text:p>
          </table:table-cell>
          <table:table-cell office:value-type="float" office:value="2.895391728" table:style-name="ce1">
            <text:p>2.895391728</text:p>
          </table:table-cell>
          <table:table-cell office:value-type="float" office:value="1.03878639548103" table:style-name="ce1">
            <text:p>1.03878639548103</text:p>
          </table:table-cell>
          <table:table-cell office:value-type="float" office:value="9" table:style-name="ce1">
            <text:p>9</text:p>
          </table:table-cell>
          <table:table-cell office:value-type="float" office:value="0.2115619536" table:style-name="ce1">
            <text:p>0.2115619536</text:p>
          </table:table-cell>
          <table:table-cell office:value-type="float" office:value="1.901824675" table:style-name="ce1">
            <text:p>1.901824675</text:p>
          </table:table-cell>
          <table:table-cell office:value-type="float" office:value="0.719356703744444" table:style-name="ce1">
            <text:p>0.719356703744444</text:p>
          </table:table-cell>
          <table:table-cell office:value-type="float" office:value="0.4384593492" table:style-name="ce1">
            <text:p>0.4384593492</text:p>
          </table:table-cell>
          <table:table-cell office:value-type="float" office:value="0.636471736293249" table:style-name="ce1">
            <text:p>0.636471736293249</text:p>
          </table:table-cell>
          <table:table-cell office:value-type="float" office:value="9" table:style-name="ce1">
            <text:p>9</text:p>
          </table:table-cell>
          <table:table-cell office:value-type="float" office:value="2.79573897" table:style-name="ce1">
            <text:p>2.79573897</text:p>
          </table:table-cell>
          <table:table-cell office:value-type="float" office:value="5.692456531" table:style-name="ce1">
            <text:p>5.692456531</text:p>
          </table:table-cell>
          <table:table-cell office:value-type="float" office:value="4.46655031944444" table:style-name="ce1">
            <text:p>4.46655031944444</text:p>
          </table:table-cell>
          <table:table-cell office:value-type="float" office:value="4.842038683" table:style-name="ce1">
            <text:p>4.842038683</text:p>
          </table:table-cell>
          <table:table-cell office:value-type="float" office:value="1.23436585078404" table:style-name="ce1">
            <text:p>1.23436585078404</text:p>
          </table:table-cell>
          <table:table-cell office:value-type="float" office:value="9" table:style-name="ce1">
            <text:p>9</text:p>
          </table:table-cell>
          <table:table-cell office:value-type="float" office:value="4.014342719" table:style-name="ce1">
            <text:p>4.014342719</text:p>
          </table:table-cell>
          <table:table-cell office:value-type="float" office:value="14.86472957" table:style-name="ce1">
            <text:p>14.86472957</text:p>
          </table:table-cell>
          <table:table-cell office:value-type="float" office:value="8.73051487477778" table:style-name="ce1">
            <text:p>8.73051487477778</text:p>
          </table:table-cell>
          <table:table-cell office:value-type="float" office:value="7.144326393" table:style-name="ce1">
            <text:p>7.144326393</text:p>
          </table:table-cell>
          <table:table-cell office:value-type="float" office:value="4.76856274128118" table:style-name="ce1">
            <text:p>4.76856274128118</text:p>
          </table:table-cell>
          <table:table-cell office:value-type="float" office:value="9" table:style-name="ce1">
            <text:p>9</text:p>
          </table:table-cell>
          <table:table-cell office:value-type="float" office:value="20.29756834" table:style-name="ce1">
            <text:p>20.29756834</text:p>
          </table:table-cell>
          <table:table-cell office:value-type="float" office:value="70.91254914" table:style-name="ce1">
            <text:p>70.91254914</text:p>
          </table:table-cell>
          <table:table-cell office:value-type="float" office:value="45.7628017533333" table:style-name="ce1">
            <text:p>45.7628017533333</text:p>
          </table:table-cell>
          <table:table-cell office:value-type="float" office:value="46.30989002" table:style-name="ce1">
            <text:p>46.30989002</text:p>
          </table:table-cell>
          <table:table-cell office:value-type="float" office:value="21.7437693910059" table:style-name="ce1">
            <text:p>21.7437693910059</text:p>
          </table:table-cell>
          <table:table-cell office:value-type="float" office:value="6" table:style-name="ce1">
            <text:p>6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6800334393" table:style-name="ce1">
            <text:p>0.6800334393</text:p>
          </table:table-cell>
          <table:table-cell office:value-type="float" office:value="0.4144032137" table:style-name="ce1">
            <text:p>0.4144032137</text:p>
          </table:table-cell>
          <table:table-cell office:value-type="float" office:value="0.42037897315" table:style-name="ce1">
            <text:p>0.42037897315</text:p>
          </table:table-cell>
          <table:table-cell office:value-type="float" office:value="0.284476641799165" table:style-name="ce1">
            <text:p>0.284476641799165</text:p>
          </table:table-cell>
          <table:table-cell office:value-type="float" office:value="9" table:style-name="ce1">
            <text:p>9</text:p>
          </table:table-cell>
          <table:table-cell office:value-type="float" office:value="39.50112992" table:style-name="ce1">
            <text:p>39.50112992</text:p>
          </table:table-cell>
          <table:table-cell office:value-type="float" office:value="106.7421228" table:style-name="ce1">
            <text:p>106.7421228</text:p>
          </table:table-cell>
          <table:table-cell office:value-type="float" office:value="74.8318566844444" table:style-name="ce1">
            <text:p>74.8318566844444</text:p>
          </table:table-cell>
          <table:table-cell office:value-type="float" office:value="78.49620646" table:style-name="ce1">
            <text:p>78.49620646</text:p>
          </table:table-cell>
          <table:table-cell office:value-type="float" office:value="28.6031491022339" table:style-name="ce1">
            <text:p>28.6031491022339</text:p>
          </table:table-cell>
          <table:table-cell office:value-type="float" office:value="9" table:style-name="ce1">
            <text:p>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22126604096667" table:style-name="ce1">
            <text:p>3.2212660409666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1.75757045105" table:style-name="ce1">
            <text:p>1.75757045105</text:p>
          </table:table-cell>
          <table:table-cell office:value-type="float" office:value="9" table:style-name="ce1">
            <text:p>9</text:p>
          </table:table-cell>
          <table:table-cell office:value-type="float" office:value="0.246095792" table:style-name="ce1">
            <text:p>0.246095792</text:p>
          </table:table-cell>
          <table:table-cell office:value-type="float" office:value="0.3143156791" table:style-name="ce1">
            <text:p>0.3143156791</text:p>
          </table:table-cell>
          <table:table-cell office:value-type="float" office:value="0.278957572677778" table:style-name="ce1">
            <text:p>0.278957572677778</text:p>
          </table:table-cell>
          <table:table-cell office:value-type="float" office:value="0.280351376" table:style-name="ce1">
            <text:p>0.280351376</text:p>
          </table:table-cell>
          <table:table-cell office:value-type="float" office:value="0.0277409722365365" table:style-name="ce1">
            <text:p>0.0277409722365365</text:p>
          </table:table-cell>
          <table:table-cell office:value-type="float" office:value="9" table:style-name="ce1">
            <text:p>9</text:p>
          </table:table-cell>
          <table:table-cell office:value-type="float" office:value="2.866807533" table:style-name="ce1">
            <text:p>2.866807533</text:p>
          </table:table-cell>
          <table:table-cell office:value-type="float" office:value="4.081635874" table:style-name="ce1">
            <text:p>4.081635874</text:p>
          </table:table-cell>
          <table:table-cell office:value-type="float" office:value="3.50995042755556" table:style-name="ce1">
            <text:p>3.50995042755556</text:p>
          </table:table-cell>
          <table:table-cell office:value-type="float" office:value="3.671324571" table:style-name="ce1">
            <text:p>3.671324571</text:p>
          </table:table-cell>
          <table:table-cell office:value-type="float" office:value="0.499827199305163" table:style-name="ce1">
            <text:p>0.499827199305163</text:p>
          </table:table-cell>
          <table:table-cell office:value-type="float" office:value="9" table:style-name="ce1">
            <text:p>9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0.12445951285" table:style-name="ce1">
            <text:p>0.12445951285</text:p>
          </table:table-cell>
          <table:table-cell office:value-type="float" office:value="0.1268169778" table:style-name="ce1">
            <text:p>0.1268169778</text:p>
          </table:table-cell>
          <table:table-cell office:value-type="float" office:value="0.0254619454947965" table:style-name="ce1">
            <text:p>0.0254619454947965</text:p>
          </table:table-cell>
          <table:table-cell office:value-type="float" office:value="9" table:style-name="ce1">
            <text:p>9</text:p>
          </table:table-cell>
          <table:table-cell office:value-type="float" office:value="2.89038235" table:style-name="ce1">
            <text:p>2.89038235</text:p>
          </table:table-cell>
          <table:table-cell office:value-type="float" office:value="5.820237361" table:style-name="ce1">
            <text:p>5.820237361</text:p>
          </table:table-cell>
          <table:table-cell office:value-type="float" office:value="4.59100893088889" table:style-name="ce1">
            <text:p>4.59100893088889</text:p>
          </table:table-cell>
          <table:table-cell office:value-type="float" office:value="4.993519435" table:style-name="ce1">
            <text:p>4.993519435</text:p>
          </table:table-cell>
          <table:table-cell office:value-type="float" office:value="1.25311928799523" table:style-name="ce1">
            <text:p>1.25311928799523</text:p>
          </table:table-cell>
          <table:table-cell office:value-type="float" office:value="9" table:style-name="ce1">
            <text:p>9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0.12445951285" table:style-name="ce1">
            <text:p>0.12445951285</text:p>
          </table:table-cell>
          <table:table-cell office:value-type="float" office:value="0.1268169778" table:style-name="ce1">
            <text:p>0.1268169778</text:p>
          </table:table-cell>
          <table:table-cell office:value-type="float" office:value="0.0254619454947965" table:style-name="ce1">
            <text:p>0.0254619454947965</text:p>
          </table:table-cell>
          <table:table-cell office:value-type="float" office:value="9" table:style-name="ce1">
            <text:p>9</text:p>
          </table:table-cell>
          <table:table-cell office:value-type="float" office:value="1.979093563" table:style-name="ce1">
            <text:p>1.979093563</text:p>
          </table:table-cell>
          <table:table-cell office:value-type="float" office:value="4.638985789" table:style-name="ce1">
            <text:p>4.638985789</text:p>
          </table:table-cell>
          <table:table-cell office:value-type="float" office:value="3.31960161777778" table:style-name="ce1">
            <text:p>3.31960161777778</text:p>
          </table:table-cell>
          <table:table-cell office:value-type="float" office:value="3.267920025" table:style-name="ce1">
            <text:p>3.267920025</text:p>
          </table:table-cell>
          <table:table-cell office:value-type="float" office:value="1.10363703508052" table:style-name="ce1">
            <text:p>1.10363703508052</text:p>
          </table:table-cell>
          <table:table-cell office:value-type="float" office:value="9" table:style-name="ce1">
            <text:p>9</text:p>
          </table:table-cell>
          <table:table-cell office:value-type="float" office:value="2.667610437" table:style-name="ce1">
            <text:p>2.667610437</text:p>
          </table:table-cell>
          <table:table-cell office:value-type="float" office:value="4.781184211" table:style-name="ce1">
            <text:p>4.781184211</text:p>
          </table:table-cell>
          <table:table-cell office:value-type="float" office:value="4.02577027111111" table:style-name="ce1">
            <text:p>4.02577027111111</text:p>
          </table:table-cell>
          <table:table-cell office:value-type="float" office:value="4.568049975" table:style-name="ce1">
            <text:p>4.568049975</text:p>
          </table:table-cell>
          <table:table-cell office:value-type="float" office:value="0.95326072800925" table:style-name="ce1">
            <text:p>0.95326072800925</text:p>
          </table:table-cell>
          <table:table-cell office:value-type="float" office:value="9" table:style-name="ce1">
            <text:p>9</text:p>
          </table:table-cell>
          <table:table-cell office:value-type="float" office:value="0.2227719131" table:style-name="ce1">
            <text:p>0.2227719131</text:p>
          </table:table-cell>
          <table:table-cell office:value-type="float" office:value="1.044538703" table:style-name="ce1">
            <text:p>1.044538703</text:p>
          </table:table-cell>
          <table:table-cell office:value-type="float" office:value="0.565238659822222" table:style-name="ce1">
            <text:p>0.565238659822222</text:p>
          </table:table-cell>
          <table:table-cell office:value-type="float" office:value="0.4254694594" table:style-name="ce1">
            <text:p>0.4254694594</text:p>
          </table:table-cell>
          <table:table-cell office:value-type="float" office:value="0.368138245162837" table:style-name="ce1">
            <text:p>0.368138245162837</text:p>
          </table:table-cell>
          <table:table-cell office:value-type="float" office:value="9" table:style-name="ce1">
            <text:p>9</text:p>
          </table:table-cell>
          <table:table-cell office:value-type="float" office:value="3.759291" table:style-name="ce1">
            <text:p>3.759291</text:p>
          </table:table-cell>
          <table:table-cell office:value-type="float" office:value="25.50030333" table:style-name="ce1">
            <text:p>25.50030333</text:p>
          </table:table-cell>
          <table:table-cell office:value-type="float" office:value="17.1773705922222" table:style-name="ce1">
            <text:p>17.1773705922222</text:p>
          </table:table-cell>
          <table:table-cell office:value-type="float" office:value="22.64891" table:style-name="ce1">
            <text:p>22.64891</text:p>
          </table:table-cell>
          <table:table-cell office:value-type="float" office:value="10.114013424202" table:style-name="ce1">
            <text:p>10.114013424202</text:p>
          </table:table-cell>
          <table:table-cell office:value-type="float" office:value="9" table:style-name="ce1">
            <text:p>9</text:p>
          </table:table-cell>
          <table:table-cell office:value-type="float" office:value="1.281300932" table:style-name="ce1">
            <text:p>1.281300932</text:p>
          </table:table-cell>
          <table:table-cell office:value-type="float" office:value="9.80249771" table:style-name="ce1">
            <text:p>9.80249771</text:p>
          </table:table-cell>
          <table:table-cell office:value-type="float" office:value="6.55959070277778" table:style-name="ce1">
            <text:p>6.55959070277778</text:p>
          </table:table-cell>
          <table:table-cell office:value-type="float" office:value="8.626004707" table:style-name="ce1">
            <text:p>8.626004707</text:p>
          </table:table-cell>
          <table:table-cell office:value-type="float" office:value="3.98951171591412" table:style-name="ce1">
            <text:p>3.98951171591412</text:p>
          </table:table-cell>
          <table:table-cell office:value-type="float" office:value="9" table:style-name="ce1">
            <text:p>9</text:p>
          </table:table-cell>
          <table:table-cell office:value-type="float" office:value="1315.421527" table:style-name="ce1">
            <text:p>1315.421527</text:p>
          </table:table-cell>
          <table:table-cell office:value-type="float" office:value="2403.319087" table:style-name="ce1">
            <text:p>2403.319087</text:p>
          </table:table-cell>
          <table:table-cell office:value-type="float" office:value="1721.58928844444" table:style-name="ce1">
            <text:p>1721.58928844444</text:p>
          </table:table-cell>
          <table:table-cell office:value-type="float" office:value="1459.917971" table:style-name="ce1">
            <text:p>1459.917971</text:p>
          </table:table-cell>
          <table:table-cell office:value-type="float" office:value="502.736611438579" table:style-name="ce1">
            <text:p>502.736611438579</text:p>
          </table:table-cell>
          <table:table-cell office:value-type="float" office:value="9" table:style-name="ce1">
            <text:p>9</text:p>
          </table:table-cell>
          <table:table-cell office:value-type="float" office:value="36.97753905" table:style-name="ce1">
            <text:p>36.97753905</text:p>
          </table:table-cell>
          <table:table-cell office:value-type="float" office:value="104.982491" table:style-name="ce1">
            <text:p>104.982491</text:p>
          </table:table-cell>
          <table:table-cell office:value-type="float" office:value="77.3253743722222" table:style-name="ce1">
            <text:p>77.3253743722222</text:p>
          </table:table-cell>
          <table:table-cell office:value-type="float" office:value="90.01352038" table:style-name="ce1">
            <text:p>90.01352038</text:p>
          </table:table-cell>
          <table:table-cell office:value-type="float" office:value="30.9445400633474" table:style-name="ce1">
            <text:p>30.9445400633474</text:p>
          </table:table-cell>
          <table:table-cell office:value-type="float" office:value="9" table:style-name="ce1">
            <text:p>9</text:p>
          </table:table-cell>
          <table:table-cell office:value-type="float" office:value="56.52063275" table:style-name="ce1">
            <text:p>56.52063275</text:p>
          </table:table-cell>
          <table:table-cell office:value-type="float" office:value="114.0357734" table:style-name="ce1">
            <text:p>114.0357734</text:p>
          </table:table-cell>
          <table:table-cell office:value-type="float" office:value="92.14258275" table:style-name="ce1">
            <text:p>92.14258275</text:p>
          </table:table-cell>
          <table:table-cell office:value-type="float" office:value="90.02579441" table:style-name="ce1">
            <text:p>90.02579441</text:p>
          </table:table-cell>
          <table:table-cell office:value-type="float" office:value="22.5430560636954" table:style-name="ce1">
            <text:p>22.5430560636954</text:p>
          </table:table-cell>
          <table:table-cell office:value-type="float" office:value="9" table:style-name="ce1">
            <text:p>9</text:p>
          </table:table-cell>
          <table:table-cell office:value-type="float" office:value="0.0279073086" table:style-name="ce1">
            <text:p>0.0279073086</text:p>
          </table:table-cell>
          <table:table-cell office:value-type="float" office:value="114.0350391" table:style-name="ce1">
            <text:p>114.0350391</text:p>
          </table:table-cell>
          <table:table-cell office:value-type="float" office:value="49.8575966042656" table:style-name="ce1">
            <text:p>49.8575966042656</text:p>
          </table:table-cell>
          <table:table-cell office:value-type="float" office:value="37.01766754" table:style-name="ce1">
            <text:p>37.01766754</text:p>
          </table:table-cell>
          <table:table-cell office:value-type="float" office:value="46.997829615811" table:style-name="ce1">
            <text:p>46.997829615811</text:p>
          </table:table-cell>
          <table:table-cell office:value-type="float" office:value="9" table:style-name="ce1">
            <text:p>9</text:p>
          </table:table-cell>
          <table:table-cell office:value-type="float" office:value="8.929676699" table:style-name="ce1">
            <text:p>8.929676699</text:p>
          </table:table-cell>
          <table:table-cell office:value-type="float" office:value="77.20472063" table:style-name="ce1">
            <text:p>77.20472063</text:p>
          </table:table-cell>
          <table:table-cell office:value-type="float" office:value="49.8495246241111" table:style-name="ce1">
            <text:p>49.8495246241111</text:p>
          </table:table-cell>
          <table:table-cell office:value-type="float" office:value="63.31435093" table:style-name="ce1">
            <text:p>63.31435093</text:p>
          </table:table-cell>
          <table:table-cell office:value-type="float" office:value="31.2316727951878" table:style-name="ce1">
            <text:p>31.2316727951878</text:p>
          </table:table-cell>
          <table:table-cell office:value-type="float" office:value="9" table:style-name="ce1">
            <text:p>9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04200010385" table:style-name="ce1">
            <text:p>0.004200010385</text:p>
          </table:table-cell>
          <table:table-cell office:value-type="float" office:value="0.00225426586273333" table:style-name="ce1">
            <text:p>0.00225426586273333</text:p>
          </table:table-cell>
          <table:table-cell office:value-type="float" office:value="0.002059292954" table:style-name="ce1">
            <text:p>0.002059292954</text:p>
          </table:table-cell>
          <table:table-cell office:value-type="float" office:value="0.00157965966030985" table:style-name="ce1">
            <text:p>0.00157965966030985</text:p>
          </table:table-cell>
          <table:table-cell office:value-type="float" office:value="9" table:style-name="ce1">
            <text:p>9</text:p>
          </table:table-cell>
          <table:table-cell office:value-type="float" office:value="0.01743819721" table:style-name="ce1">
            <text:p>0.01743819721</text:p>
          </table:table-cell>
          <table:table-cell office:value-type="float" office:value="0.01840115907" table:style-name="ce1">
            <text:p>0.01840115907</text:p>
          </table:table-cell>
          <table:table-cell office:value-type="float" office:value="0.0179221655755556" table:style-name="ce1">
            <text:p>0.0179221655755556</text:p>
          </table:table-cell>
          <table:table-cell office:value-type="float" office:value="0.01793069902" table:style-name="ce1">
            <text:p>0.01793069902</text:p>
          </table:table-cell>
          <table:table-cell office:value-type="float" office:value="0.000398993998324785" table:style-name="ce1">
            <text:p>0.000398993998324785</text:p>
          </table:table-cell>
          <table:table-cell office:value-type="float" office:value="9" table:style-name="ce1">
            <text:p>9</text:p>
          </table:table-cell>
          <table:table-cell office:value-type="float" office:value="3.997954393" table:style-name="ce1">
            <text:p>3.997954393</text:p>
          </table:table-cell>
          <table:table-cell office:value-type="float" office:value="9.533955861" table:style-name="ce1">
            <text:p>9.533955861</text:p>
          </table:table-cell>
          <table:table-cell office:value-type="float" office:value="6.64558432888889" table:style-name="ce1">
            <text:p>6.64558432888889</text:p>
          </table:table-cell>
          <table:table-cell office:value-type="float" office:value="6.476641044" table:style-name="ce1">
            <text:p>6.476641044</text:p>
          </table:table-cell>
          <table:table-cell office:value-type="float" office:value="2.17275910484366" table:style-name="ce1">
            <text:p>2.17275910484366</text:p>
          </table:table-cell>
          <table:table-cell office:value-type="float" office:value="9" table:style-name="ce1">
            <text:p>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49.75223138" table:style-name="ce1">
            <text:p>49.75223138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57.1239438884762" table:style-name="ce1">
            <text:p>57.1239438884762</text:p>
          </table:table-cell>
          <table:table-cell office:value-type="float" office:value="9" table:style-name="ce1">
            <text:p>9</text:p>
          </table:table-cell>
          <table:table-cell office:value-type="float" office:value="0.157324095" table:style-name="ce1">
            <text:p>0.157324095</text:p>
          </table:table-cell>
          <table:table-cell office:value-type="float" office:value="0.8084057918" table:style-name="ce1">
            <text:p>0.8084057918</text:p>
          </table:table-cell>
          <table:table-cell office:value-type="float" office:value="0.380181624188889" table:style-name="ce1">
            <text:p>0.380181624188889</text:p>
          </table:table-cell>
          <table:table-cell office:value-type="float" office:value="0.4361808434" table:style-name="ce1">
            <text:p>0.4361808434</text:p>
          </table:table-cell>
          <table:table-cell office:value-type="float" office:value="0.210325683511231" table:style-name="ce1">
            <text:p>0.210325683511231</text:p>
          </table:table-cell>
          <table:table-cell office:value-type="float" office:value="9" table:style-name="ce1">
            <text:p>9</text:p>
          </table:table-cell>
          <table:table-cell office:value-type="float" office:value="0.2404804068" table:style-name="ce1">
            <text:p>0.2404804068</text:p>
          </table:table-cell>
          <table:table-cell office:value-type="float" office:value="1.111689841" table:style-name="ce1">
            <text:p>1.111689841</text:p>
          </table:table-cell>
          <table:table-cell office:value-type="float" office:value="0.5525313012" table:style-name="ce1">
            <text:p>0.5525313012</text:p>
          </table:table-cell>
          <table:table-cell office:value-type="float" office:value="0.3869750385" table:style-name="ce1">
            <text:p>0.3869750385</text:p>
          </table:table-cell>
          <table:table-cell office:value-type="float" office:value="0.356064021216021" table:style-name="ce1">
            <text:p>0.35606402121602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&lt;10%</text:p>
          </table:table-cell>
          <table:table-cell office:value-type="float" office:value="3" table:style-name="ce1">
            <text:p>3</text:p>
          </table:table-cell>
          <table:table-cell office:value-type="float" office:value="8.697725184" table:style-name="ce1">
            <text:p>8.697725184</text:p>
          </table:table-cell>
          <table:table-cell office:value-type="float" office:value="8.753303079" table:style-name="ce1">
            <text:p>8.753303079</text:p>
          </table:table-cell>
          <table:table-cell office:value-type="float" office:value="8.73223996633333" table:style-name="ce1">
            <text:p>8.73223996633333</text:p>
          </table:table-cell>
          <table:table-cell office:value-type="float" office:value="8.745691636" table:style-name="ce1">
            <text:p>8.745691636</text:p>
          </table:table-cell>
          <table:table-cell office:value-type="float" office:value="0.0301319791214189" table:style-name="ce1">
            <text:p>0.0301319791214189</text:p>
          </table:table-cell>
          <table:table-cell office:value-type="float" office:value="3" table:style-name="ce1">
            <text:p>3</text:p>
          </table:table-cell>
          <table:table-cell office:value-type="float" office:value="2.170127278" table:style-name="ce1">
            <text:p>2.170127278</text:p>
          </table:table-cell>
          <table:table-cell office:value-type="float" office:value="2.178521304" table:style-name="ce1">
            <text:p>2.178521304</text:p>
          </table:table-cell>
          <table:table-cell office:value-type="float" office:value="2.17470855466667" table:style-name="ce1">
            <text:p>2.17470855466667</text:p>
          </table:table-cell>
          <table:table-cell office:value-type="float" office:value="2.175477082" table:style-name="ce1">
            <text:p>2.175477082</text:p>
          </table:table-cell>
          <table:table-cell office:value-type="float" office:value="0.00424945806176869" table:style-name="ce1">
            <text:p>0.00424945806176869</text:p>
          </table:table-cell>
          <table:table-cell office:value-type="float" office:value="3" table:style-name="ce1">
            <text:p>3</text:p>
          </table:table-cell>
          <table:table-cell office:value-type="float" office:value="-0.2169419867" table:style-name="ce1">
            <text:p>-0.2169419867</text:p>
          </table:table-cell>
          <table:table-cell office:value-type="float" office:value="-0.2157127122" table:style-name="ce1">
            <text:p>-0.2157127122</text:p>
          </table:table-cell>
          <table:table-cell office:value-type="float" office:value="-0.2162679519" table:style-name="ce1">
            <text:p>-0.2162679519</text:p>
          </table:table-cell>
          <table:table-cell office:value-type="float" office:value="-0.2161491568" table:style-name="ce1">
            <text:p>-0.2161491568</text:p>
          </table:table-cell>
          <table:table-cell office:value-type="float" office:value="0.000623187897768868" table:style-name="ce1">
            <text:p>0.000623187897768868</text:p>
          </table:table-cell>
          <table:table-cell office:value-type="float" office:value="3" table:style-name="ce1">
            <text:p>3</text:p>
          </table:table-cell>
          <table:table-cell office:value-type="float" office:value="3.157553615" table:style-name="ce1">
            <text:p>3.157553615</text:p>
          </table:table-cell>
          <table:table-cell office:value-type="float" office:value="3.170232356" table:style-name="ce1">
            <text:p>3.170232356</text:p>
          </table:table-cell>
          <table:table-cell office:value-type="float" office:value="3.16318039533333" table:style-name="ce1">
            <text:p>3.16318039533333</text:p>
          </table:table-cell>
          <table:table-cell office:value-type="float" office:value="3.161755215" table:style-name="ce1">
            <text:p>3.161755215</text:p>
          </table:table-cell>
          <table:table-cell office:value-type="float" office:value="0.00645840325259749" table:style-name="ce1">
            <text:p>0.00645840325259749</text:p>
          </table:table-cell>
          <table:table-cell office:value-type="float" office:value="3" table:style-name="ce1">
            <text:p>3</text:p>
          </table:table-cell>
          <table:table-cell office:value-type="float" office:value="7.2724" table:style-name="ce1">
            <text:p>7.2724</text:p>
          </table:table-cell>
          <table:table-cell office:value-type="float" office:value="7.29174" table:style-name="ce1">
            <text:p>7.29174</text:p>
          </table:table-cell>
          <table:table-cell office:value-type="float" office:value="7.28129666666667" table:style-name="ce1">
            <text:p>7.28129666666667</text:p>
          </table:table-cell>
          <table:table-cell office:value-type="float" office:value="7.27975" table:style-name="ce1">
            <text:p>7.27975</text:p>
          </table:table-cell>
          <table:table-cell office:value-type="float" office:value="0.00976232724985853" table:style-name="ce1">
            <text:p>0.00976232724985853</text:p>
          </table:table-cell>
          <table:table-cell office:value-type="float" office:value="3" table:style-name="ce1">
            <text:p>3</text:p>
          </table:table-cell>
          <table:table-cell office:value-type="float" office:value="7.00697" table:style-name="ce1">
            <text:p>7.00697</text:p>
          </table:table-cell>
          <table:table-cell office:value-type="float" office:value="7.03822" table:style-name="ce1">
            <text:p>7.03822</text:p>
          </table:table-cell>
          <table:table-cell office:value-type="float" office:value="7.02217666666667" table:style-name="ce1">
            <text:p>7.02217666666667</text:p>
          </table:table-cell>
          <table:table-cell office:value-type="float" office:value="7.02134" table:style-name="ce1">
            <text:p>7.02134</text:p>
          </table:table-cell>
          <table:table-cell office:value-type="float" office:value="0.0156417912443982" table:style-name="ce1">
            <text:p>0.0156417912443982</text:p>
          </table:table-cell>
          <table:table-cell office:value-type="float" office:value="3" table:style-name="ce1">
            <text:p>3</text:p>
          </table:table-cell>
          <table:table-cell office:value-type="float" office:value="14.28672" table:style-name="ce1">
            <text:p>14.28672</text:p>
          </table:table-cell>
          <table:table-cell office:value-type="float" office:value="14.31308" table:style-name="ce1">
            <text:p>14.31308</text:p>
          </table:table-cell>
          <table:table-cell office:value-type="float" office:value="14.3034733333333" table:style-name="ce1">
            <text:p>14.3034733333333</text:p>
          </table:table-cell>
          <table:table-cell office:value-type="float" office:value="14.31062" table:style-name="ce1">
            <text:p>14.31062</text:p>
          </table:table-cell>
          <table:table-cell office:value-type="float" office:value="0.0145608562019311" table:style-name="ce1">
            <text:p>0.0145608562019311</text:p>
          </table:table-cell>
          <table:table-cell office:value-type="float" office:value="3" table:style-name="ce1">
            <text:p>3</text:p>
          </table:table-cell>
          <table:table-cell office:value-type="float" office:value="1.703800389" table:style-name="ce1">
            <text:p>1.703800389</text:p>
          </table:table-cell>
          <table:table-cell office:value-type="float" office:value="1.71307101" table:style-name="ce1">
            <text:p>1.71307101</text:p>
          </table:table-cell>
          <table:table-cell office:value-type="float" office:value="1.70892788433333" table:style-name="ce1">
            <text:p>1.70892788433333</text:p>
          </table:table-cell>
          <table:table-cell office:value-type="float" office:value="1.709912254" table:style-name="ce1">
            <text:p>1.709912254</text:p>
          </table:table-cell>
          <table:table-cell office:value-type="float" office:value="0.00471305009117241" table:style-name="ce1">
            <text:p>0.00471305009117241</text:p>
          </table:table-cell>
          <table:table-cell office:value-type="float" office:value="3" table:style-name="ce1">
            <text:p>3</text:p>
          </table:table-cell>
          <table:table-cell office:value-type="float" office:value="0.2150711172" table:style-name="ce1">
            <text:p>0.2150711172</text:p>
          </table:table-cell>
          <table:table-cell office:value-type="float" office:value="0.2233876636" table:style-name="ce1">
            <text:p>0.2233876636</text:p>
          </table:table-cell>
          <table:table-cell office:value-type="float" office:value="0.2185772416" table:style-name="ce1">
            <text:p>0.2185772416</text:p>
          </table:table-cell>
          <table:table-cell office:value-type="float" office:value="0.217272944" table:style-name="ce1">
            <text:p>0.217272944</text:p>
          </table:table-cell>
          <table:table-cell office:value-type="float" office:value="0.00430895929173886" table:style-name="ce1">
            <text:p>0.00430895929173886</text:p>
          </table:table-cell>
          <table:table-cell office:value-type="float" office:value="3" table:style-name="ce1">
            <text:p>3</text:p>
          </table:table-cell>
          <table:table-cell office:value-type="float" office:value="2.558616399" table:style-name="ce1">
            <text:p>2.558616399</text:p>
          </table:table-cell>
          <table:table-cell office:value-type="float" office:value="2.570116636" table:style-name="ce1">
            <text:p>2.570116636</text:p>
          </table:table-cell>
          <table:table-cell office:value-type="float" office:value="2.56437670233333" table:style-name="ce1">
            <text:p>2.56437670233333</text:p>
          </table:table-cell>
          <table:table-cell office:value-type="float" office:value="2.564397072" table:style-name="ce1">
            <text:p>2.564397072</text:p>
          </table:table-cell>
          <table:table-cell office:value-type="float" office:value="0.00575014555959515" table:style-name="ce1">
            <text:p>0.00575014555959515</text:p>
          </table:table-cell>
          <table:table-cell office:value-type="float" office:value="3" table:style-name="ce1">
            <text:p>3</text:p>
          </table:table-cell>
          <table:table-cell office:value-type="float" office:value="4.857348186" table:style-name="ce1">
            <text:p>4.857348186</text:p>
          </table:table-cell>
          <table:table-cell office:value-type="float" office:value="4.87167607" table:style-name="ce1">
            <text:p>4.87167607</text:p>
          </table:table-cell>
          <table:table-cell office:value-type="float" office:value="4.86439997" table:style-name="ce1">
            <text:p>4.86439997</text:p>
          </table:table-cell>
          <table:table-cell office:value-type="float" office:value="4.864175654" table:style-name="ce1">
            <text:p>4.864175654</text:p>
          </table:table-cell>
          <table:table-cell office:value-type="float" office:value="0.00716657541858428" table:style-name="ce1">
            <text:p>0.00716657541858428</text:p>
          </table:table-cell>
          <table:table-cell office:value-type="float" office:value="3" table:style-name="ce1">
            <text:p>3</text:p>
          </table:table-cell>
          <table:table-cell office:value-type="float" office:value="48.93144098" table:style-name="ce1">
            <text:p>48.93144098</text:p>
          </table:table-cell>
          <table:table-cell office:value-type="float" office:value="49.03270158" table:style-name="ce1">
            <text:p>49.03270158</text:p>
          </table:table-cell>
          <table:table-cell office:value-type="float" office:value="48.97751181" table:style-name="ce1">
            <text:p>48.97751181</text:p>
          </table:table-cell>
          <table:table-cell office:value-type="float" office:value="48.96839287" table:style-name="ce1">
            <text:p>48.96839287</text:p>
          </table:table-cell>
          <table:table-cell office:value-type="float" office:value="0.051242497774141" table:style-name="ce1">
            <text:p>0.051242497774141</text:p>
          </table:table-cell>
          <table:table-cell office:value-type="float" office:value="3" table:style-name="ce1">
            <text:p>3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1365842961" table:style-name="ce1">
            <text:p>0.1365842961</text:p>
          </table:table-cell>
          <table:table-cell office:value-type="float" office:value="0.136527102766667" table:style-name="ce1">
            <text:p>0.136527102766667</text:p>
          </table:table-cell>
          <table:table-cell office:value-type="float" office:value="0.1365087702" table:style-name="ce1">
            <text:p>0.1365087702</text:p>
          </table:table-cell>
          <table:table-cell office:value-type="float" office:value="5.05831966382441e-05" table:style-name="ce1">
            <text:p>5.05831966382441e-05</text:p>
          </table:table-cell>
          <table:table-cell office:value-type="float" office:value="3" table:style-name="ce1">
            <text:p>3</text:p>
          </table:table-cell>
          <table:table-cell office:value-type="float" office:value="46.99554509" table:style-name="ce1">
            <text:p>46.99554509</text:p>
          </table:table-cell>
          <table:table-cell office:value-type="float" office:value="54.49269311" table:style-name="ce1">
            <text:p>54.49269311</text:p>
          </table:table-cell>
          <table:table-cell office:value-type="float" office:value="49.4948654133333" table:style-name="ce1">
            <text:p>49.4948654133333</text:p>
          </table:table-cell>
          <table:table-cell office:value-type="float" office:value="46.99635804" table:style-name="ce1">
            <text:p>46.99635804</text:p>
          </table:table-cell>
          <table:table-cell office:value-type="float" office:value="4.32824576813728" table:style-name="ce1">
            <text:p>4.32824576813728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405098595" table:style-name="ce1">
            <text:p>0.2405098595</text:p>
          </table:table-cell>
          <table:table-cell office:value-type="float" office:value="0.2407939189" table:style-name="ce1">
            <text:p>0.2407939189</text:p>
          </table:table-cell>
          <table:table-cell office:value-type="float" office:value="0.240638081533333" table:style-name="ce1">
            <text:p>0.240638081533333</text:p>
          </table:table-cell>
          <table:table-cell office:value-type="float" office:value="0.2406104662" table:style-name="ce1">
            <text:p>0.2406104662</text:p>
          </table:table-cell>
          <table:table-cell office:value-type="float" office:value="0.000144029131283988" table:style-name="ce1">
            <text:p>0.000144029131283988</text:p>
          </table:table-cell>
          <table:table-cell office:value-type="float" office:value="3" table:style-name="ce1">
            <text:p>3</text:p>
          </table:table-cell>
          <table:table-cell office:value-type="float" office:value="2.708409821" table:style-name="ce1">
            <text:p>2.708409821</text:p>
          </table:table-cell>
          <table:table-cell office:value-type="float" office:value="2.715519412" table:style-name="ce1">
            <text:p>2.715519412</text:p>
          </table:table-cell>
          <table:table-cell office:value-type="float" office:value="2.71175373" table:style-name="ce1">
            <text:p>2.71175373</text:p>
          </table:table-cell>
          <table:table-cell office:value-type="float" office:value="2.711331957" table:style-name="ce1">
            <text:p>2.711331957</text:p>
          </table:table-cell>
          <table:table-cell office:value-type="float" office:value="0.00357351233305084" table:style-name="ce1">
            <text:p>0.00357351233305084</text:p>
          </table:table-cell>
          <table:table-cell office:value-type="float" office:value="3" table:style-name="ce1">
            <text:p>3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0.106790371033333" table:style-name="ce1">
            <text:p>0.106790371033333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0.00014342251099818" table:style-name="ce1">
            <text:p>0.00014342251099818</text:p>
          </table:table-cell>
          <table:table-cell office:value-type="float" office:value="3" table:style-name="ce1">
            <text:p>3</text:p>
          </table:table-cell>
          <table:table-cell office:value-type="float" office:value="2.665530592" table:style-name="ce1">
            <text:p>2.665530592</text:p>
          </table:table-cell>
          <table:table-cell office:value-type="float" office:value="2.67674911" table:style-name="ce1">
            <text:p>2.67674911</text:p>
          </table:table-cell>
          <table:table-cell office:value-type="float" office:value="2.671166551" table:style-name="ce1">
            <text:p>2.671166551</text:p>
          </table:table-cell>
          <table:table-cell office:value-type="float" office:value="2.671219951" table:style-name="ce1">
            <text:p>2.671219951</text:p>
          </table:table-cell>
          <table:table-cell office:value-type="float" office:value="0.00560944963424038" table:style-name="ce1">
            <text:p>0.00560944963424038</text:p>
          </table:table-cell>
          <table:table-cell office:value-type="float" office:value="3" table:style-name="ce1">
            <text:p>3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0.106790371033333" table:style-name="ce1">
            <text:p>0.106790371033333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0.00014342251099818" table:style-name="ce1">
            <text:p>0.00014342251099818</text:p>
          </table:table-cell>
          <table:table-cell office:value-type="float" office:value="3" table:style-name="ce1">
            <text:p>3</text:p>
          </table:table-cell>
          <table:table-cell office:value-type="float" office:value="1.91845847" table:style-name="ce1">
            <text:p>1.91845847</text:p>
          </table:table-cell>
          <table:table-cell office:value-type="float" office:value="1.93142965" table:style-name="ce1">
            <text:p>1.93142965</text:p>
          </table:table-cell>
          <table:table-cell office:value-type="float" office:value="1.92523324166667" table:style-name="ce1">
            <text:p>1.92523324166667</text:p>
          </table:table-cell>
          <table:table-cell office:value-type="float" office:value="1.925811605" table:style-name="ce1">
            <text:p>1.925811605</text:p>
          </table:table-cell>
          <table:table-cell office:value-type="float" office:value="0.00650490244024527" table:style-name="ce1">
            <text:p>0.00650490244024527</text:p>
          </table:table-cell>
          <table:table-cell office:value-type="float" office:value="3" table:style-name="ce1">
            <text:p>3</text:p>
          </table:table-cell>
          <table:table-cell office:value-type="float" office:value="2.37006153" table:style-name="ce1">
            <text:p>2.37006153</text:p>
          </table:table-cell>
          <table:table-cell office:value-type="float" office:value="2.38171035" table:style-name="ce1">
            <text:p>2.38171035</text:p>
          </table:table-cell>
          <table:table-cell office:value-type="float" office:value="2.37591009166667" table:style-name="ce1">
            <text:p>2.37591009166667</text:p>
          </table:table-cell>
          <table:table-cell office:value-type="float" office:value="2.375958395" table:style-name="ce1">
            <text:p>2.375958395</text:p>
          </table:table-cell>
          <table:table-cell office:value-type="float" office:value="0.00582456022006025" table:style-name="ce1">
            <text:p>0.00582456022006025</text:p>
          </table:table-cell>
          <table:table-cell office:value-type="float" office:value="3" table:style-name="ce1">
            <text:p>3</text:p>
          </table:table-cell>
          <table:table-cell office:value-type="float" office:value="0.2950387599" table:style-name="ce1">
            <text:p>0.2950387599</text:p>
          </table:table-cell>
          <table:table-cell office:value-type="float" office:value="0.2954690613" table:style-name="ce1">
            <text:p>0.2954690613</text:p>
          </table:table-cell>
          <table:table-cell office:value-type="float" office:value="0.2952564589" table:style-name="ce1">
            <text:p>0.2952564589</text:p>
          </table:table-cell>
          <table:table-cell office:value-type="float" office:value="0.2952615555" table:style-name="ce1">
            <text:p>0.2952615555</text:p>
          </table:table-cell>
          <table:table-cell office:value-type="float" office:value="0.00021519596931439" table:style-name="ce1">
            <text:p>0.00021519596931439</text:p>
          </table:table-cell>
          <table:table-cell office:value-type="float" office:value="3" table:style-name="ce1">
            <text:p>3</text:p>
          </table:table-cell>
          <table:table-cell office:value-type="float" office:value="12.85104" table:style-name="ce1">
            <text:p>12.85104</text:p>
          </table:table-cell>
          <table:table-cell office:value-type="float" office:value="12.98598" table:style-name="ce1">
            <text:p>12.98598</text:p>
          </table:table-cell>
          <table:table-cell office:value-type="float" office:value="12.9344" table:style-name="ce1">
            <text:p>12.9344</text:p>
          </table:table-cell>
          <table:table-cell office:value-type="float" office:value="12.96618" table:style-name="ce1">
            <text:p>12.96618</text:p>
          </table:table-cell>
          <table:table-cell office:value-type="float" office:value="0.072867531864336" table:style-name="ce1">
            <text:p>0.072867531864336</text:p>
          </table:table-cell>
          <table:table-cell office:value-type="float" office:value="3" table:style-name="ce1">
            <text:p>3</text:p>
          </table:table-cell>
          <table:table-cell office:value-type="float" office:value="6.371612052" table:style-name="ce1">
            <text:p>6.371612052</text:p>
          </table:table-cell>
          <table:table-cell office:value-type="float" office:value="6.407085613" table:style-name="ce1">
            <text:p>6.407085613</text:p>
          </table:table-cell>
          <table:table-cell office:value-type="float" office:value="6.385547039" table:style-name="ce1">
            <text:p>6.385547039</text:p>
          </table:table-cell>
          <table:table-cell office:value-type="float" office:value="6.377943452" table:style-name="ce1">
            <text:p>6.377943452</text:p>
          </table:table-cell>
          <table:table-cell office:value-type="float" office:value="0.0189196798058292" table:style-name="ce1">
            <text:p>0.0189196798058292</text:p>
          </table:table-cell>
          <table:table-cell office:value-type="float" office:value="3" table:style-name="ce1">
            <text:p>3</text:p>
          </table:table-cell>
          <table:table-cell office:value-type="float" office:value="1418.586293" table:style-name="ce1">
            <text:p>1418.586293</text:p>
          </table:table-cell>
          <table:table-cell office:value-type="float" office:value="1419.82568" table:style-name="ce1">
            <text:p>1419.82568</text:p>
          </table:table-cell>
          <table:table-cell office:value-type="float" office:value="1419.26627466667" table:style-name="ce1">
            <text:p>1419.26627466667</text:p>
          </table:table-cell>
          <table:table-cell office:value-type="float" office:value="1419.386851" table:style-name="ce1">
            <text:p>1419.386851</text:p>
          </table:table-cell>
          <table:table-cell office:value-type="float" office:value="0.628429807585731" table:style-name="ce1">
            <text:p>0.628429807585731</text:p>
          </table:table-cell>
          <table:table-cell office:value-type="float" office:value="3" table:style-name="ce1">
            <text:p>3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36.99891729" table:style-name="ce1">
            <text:p>36.99891729</text:p>
          </table:table-cell>
          <table:table-cell office:value-type="float" office:value="36.99332638" table:style-name="ce1">
            <text:p>36.99332638</text:p>
          </table:table-cell>
          <table:table-cell office:value-type="float" office:value="36.99122187" table:style-name="ce1">
            <text:p>36.99122187</text:p>
          </table:table-cell>
          <table:table-cell office:value-type="float" office:value="0.00489092127968923" table:style-name="ce1">
            <text:p>0.00489092127968923</text:p>
          </table:table-cell>
          <table:table-cell office:value-type="float" office:value="3" table:style-name="ce1">
            <text:p>3</text:p>
          </table:table-cell>
          <table:table-cell office:value-type="float" office:value="89.98406899" table:style-name="ce1">
            <text:p>89.98406899</text:p>
          </table:table-cell>
          <table:table-cell office:value-type="float" office:value="89.99256353" table:style-name="ce1">
            <text:p>89.99256353</text:p>
          </table:table-cell>
          <table:table-cell office:value-type="float" office:value="89.98795778" table:style-name="ce1">
            <text:p>89.98795778</text:p>
          </table:table-cell>
          <table:table-cell office:value-type="float" office:value="89.98724082" table:style-name="ce1">
            <text:p>89.98724082</text:p>
          </table:table-cell>
          <table:table-cell office:value-type="float" office:value="0.00429241495944937" table:style-name="ce1">
            <text:p>0.00429241495944937</text:p>
          </table:table-cell>
          <table:table-cell office:value-type="float" office:value="3" table:style-name="ce1">
            <text:p>3</text:p>
          </table:table-cell>
          <table:table-cell office:value-type="float" office:value="0.01475796603" table:style-name="ce1">
            <text:p>0.01475796603</text:p>
          </table:table-cell>
          <table:table-cell office:value-type="float" office:value="0.02148327781" table:style-name="ce1">
            <text:p>0.02148327781</text:p>
          </table:table-cell>
          <table:table-cell office:value-type="float" office:value="0.01750169386" table:style-name="ce1">
            <text:p>0.01750169386</text:p>
          </table:table-cell>
          <table:table-cell office:value-type="float" office:value="0.01626383774" table:style-name="ce1">
            <text:p>0.01626383774</text:p>
          </table:table-cell>
          <table:table-cell office:value-type="float" office:value="0.00352940086486613" table:style-name="ce1">
            <text:p>0.00352940086486613</text:p>
          </table:table-cell>
          <table:table-cell office:value-type="float" office:value="3" table:style-name="ce1">
            <text:p>3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8.750937769" table:style-name="ce1">
            <text:p>8.750937769</text:p>
          </table:table-cell>
          <table:table-cell office:value-type="float" office:value="8.74993817133333" table:style-name="ce1">
            <text:p>8.74993817133333</text:p>
          </table:table-cell>
          <table:table-cell office:value-type="float" office:value="8.749797664" table:style-name="ce1">
            <text:p>8.749797664</text:p>
          </table:table-cell>
          <table:table-cell office:value-type="float" office:value="0.000937276375129882" table:style-name="ce1">
            <text:p>0.000937276375129882</text:p>
          </table:table-cell>
          <table:table-cell office:value-type="float" office:value="3" table:style-name="ce1">
            <text:p>3</text:p>
          </table:table-cell>
          <table:table-cell office:value-type="float" office:value="0.002239245052" table:style-name="ce1">
            <text:p>0.002239245052</text:p>
          </table:table-cell>
          <table:table-cell office:value-type="float" office:value="0.002294063528" table:style-name="ce1">
            <text:p>0.002294063528</text:p>
          </table:table-cell>
          <table:table-cell office:value-type="float" office:value="0.00227324311833333" table:style-name="ce1">
            <text:p>0.00227324311833333</text:p>
          </table:table-cell>
          <table:table-cell office:value-type="float" office:value="0.002286420775" table:style-name="ce1">
            <text:p>0.002286420775</text:p>
          </table:table-cell>
          <table:table-cell office:value-type="float" office:value="2.96901381633539e-05" table:style-name="ce1">
            <text:p>2.96901381633539e-05</text:p>
          </table:table-cell>
          <table:table-cell office:value-type="float" office:value="3" table:style-name="ce1">
            <text:p>3</text:p>
          </table:table-cell>
          <table:table-cell office:value-type="float" office:value="0.01800464739" table:style-name="ce1">
            <text:p>0.01800464739</text:p>
          </table:table-cell>
          <table:table-cell office:value-type="float" office:value="0.01801809339" table:style-name="ce1">
            <text:p>0.01801809339</text:p>
          </table:table-cell>
          <table:table-cell office:value-type="float" office:value="0.0180100822166667" table:style-name="ce1">
            <text:p>0.0180100822166667</text:p>
          </table:table-cell>
          <table:table-cell office:value-type="float" office:value="0.01800750587" table:style-name="ce1">
            <text:p>0.01800750587</text:p>
          </table:table-cell>
          <table:table-cell office:value-type="float" office:value="7.0835655294588e-06" table:style-name="ce1">
            <text:p>7.0835655294588e-06</text:p>
          </table:table-cell>
          <table:table-cell office:value-type="float" office:value="3" table:style-name="ce1">
            <text:p>3</text:p>
          </table:table-cell>
          <table:table-cell office:value-type="float" office:value="7.938532888" table:style-name="ce1">
            <text:p>7.938532888</text:p>
          </table:table-cell>
          <table:table-cell office:value-type="float" office:value="8.002533411" table:style-name="ce1">
            <text:p>8.002533411</text:p>
          </table:table-cell>
          <table:table-cell office:value-type="float" office:value="7.974724863" table:style-name="ce1">
            <text:p>7.974724863</text:p>
          </table:table-cell>
          <table:table-cell office:value-type="float" office:value="7.98310829" table:style-name="ce1">
            <text:p>7.98310829</text:p>
          </table:table-cell>
          <table:table-cell office:value-type="float" office:value="0.0328135356562901" table:style-name="ce1">
            <text:p>0.0328135356562901</text:p>
          </table:table-cell>
          <table:table-cell office:value-type="float" office:value="3" table:style-name="ce1">
            <text:p>3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205227827" table:style-name="ce1">
            <text:p>0.3205227827</text:p>
          </table:table-cell>
          <table:table-cell office:value-type="float" office:value="0.3279257685" table:style-name="ce1">
            <text:p>0.3279257685</text:p>
          </table:table-cell>
          <table:table-cell office:value-type="float" office:value="0.324688798066667" table:style-name="ce1">
            <text:p>0.324688798066667</text:p>
          </table:table-cell>
          <table:table-cell office:value-type="float" office:value="0.325617843" table:style-name="ce1">
            <text:p>0.325617843</text:p>
          </table:table-cell>
          <table:table-cell office:value-type="float" office:value="0.00378792727687117" table:style-name="ce1">
            <text:p>0.00378792727687117</text:p>
          </table:table-cell>
          <table:table-cell office:value-type="float" office:value="3" table:style-name="ce1">
            <text:p>3</text:p>
          </table:table-cell>
          <table:table-cell office:value-type="float" office:value="0.4148292402" table:style-name="ce1">
            <text:p>0.4148292402</text:p>
          </table:table-cell>
          <table:table-cell office:value-type="float" office:value="0.4206167949" table:style-name="ce1">
            <text:p>0.4206167949</text:p>
          </table:table-cell>
          <table:table-cell office:value-type="float" office:value="0.418058522733333" table:style-name="ce1">
            <text:p>0.418058522733333</text:p>
          </table:table-cell>
          <table:table-cell office:value-type="float" office:value="0.4187295331" table:style-name="ce1">
            <text:p>0.4187295331</text:p>
          </table:table-cell>
          <table:table-cell office:value-type="float" office:value="0.0029515484979081" table:style-name="ce1">
            <text:p>0.002951548497908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10-20%</text:p>
          </table:table-cell>
          <table:table-cell office:value-type="float" office:value="15" table:style-name="ce1">
            <text:p>15</text:p>
          </table:table-cell>
          <table:table-cell office:value-type="float" office:value="10.05148405" table:style-name="ce1">
            <text:p>10.05148405</text:p>
          </table:table-cell>
          <table:table-cell office:value-type="float" office:value="16.70826631" table:style-name="ce1">
            <text:p>16.70826631</text:p>
          </table:table-cell>
          <table:table-cell office:value-type="float" office:value="13.167563568" table:style-name="ce1">
            <text:p>13.167563568</text:p>
          </table:table-cell>
          <table:table-cell office:value-type="float" office:value="14.31927849" table:style-name="ce1">
            <text:p>14.31927849</text:p>
          </table:table-cell>
          <table:table-cell office:value-type="float" office:value="2.68018950035033" table:style-name="ce1">
            <text:p>2.68018950035033</text:p>
          </table:table-cell>
          <table:table-cell office:value-type="float" office:value="15" table:style-name="ce1">
            <text:p>15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5.043483068" table:style-name="ce1">
            <text:p>5.043483068</text:p>
          </table:table-cell>
          <table:table-cell office:value-type="float" office:value="2.43518194568667" table:style-name="ce1">
            <text:p>2.43518194568667</text:p>
          </table:table-cell>
          <table:table-cell office:value-type="float" office:value="1.214763842" table:style-name="ce1">
            <text:p>1.214763842</text:p>
          </table:table-cell>
          <table:table-cell office:value-type="float" office:value="1.76077301118465" table:style-name="ce1">
            <text:p>1.76077301118465</text:p>
          </table:table-cell>
          <table:table-cell office:value-type="float" office:value="15" table:style-name="ce1">
            <text:p>15</text:p>
          </table:table-cell>
          <table:table-cell office:value-type="float" office:value="-0.2210838726" table:style-name="ce1">
            <text:p>-0.2210838726</text:p>
          </table:table-cell>
          <table:table-cell office:value-type="float" office:value="0.6324382361" table:style-name="ce1">
            <text:p>0.6324382361</text:p>
          </table:table-cell>
          <table:table-cell office:value-type="float" office:value="0.100784645216" table:style-name="ce1">
            <text:p>0.100784645216</text:p>
          </table:table-cell>
          <table:table-cell office:value-type="float" office:value="0.03258881173" table:style-name="ce1">
            <text:p>0.03258881173</text:p>
          </table:table-cell>
          <table:table-cell office:value-type="float" office:value="0.297629387380107" table:style-name="ce1">
            <text:p>0.297629387380107</text:p>
          </table:table-cell>
          <table:table-cell office:value-type="float" office:value="15" table:style-name="ce1">
            <text:p>15</text:p>
          </table:table-cell>
          <table:table-cell office:value-type="float" office:value="2.841239599" table:style-name="ce1">
            <text:p>2.841239599</text:p>
          </table:table-cell>
          <table:table-cell office:value-type="float" office:value="4.89215337" table:style-name="ce1">
            <text:p>4.89215337</text:p>
          </table:table-cell>
          <table:table-cell office:value-type="float" office:value="3.87479067226667" table:style-name="ce1">
            <text:p>3.87479067226667</text:p>
          </table:table-cell>
          <table:table-cell office:value-type="float" office:value="3.664248833" table:style-name="ce1">
            <text:p>3.664248833</text:p>
          </table:table-cell>
          <table:table-cell office:value-type="float" office:value="0.748976036306187" table:style-name="ce1">
            <text:p>0.748976036306187</text:p>
          </table:table-cell>
          <table:table-cell office:value-type="float" office:value="15" table:style-name="ce1">
            <text:p>15</text:p>
          </table:table-cell>
          <table:table-cell office:value-type="float" office:value="2.306105" table:style-name="ce1">
            <text:p>2.306105</text:p>
          </table:table-cell>
          <table:table-cell office:value-type="float" office:value="16.46348" table:style-name="ce1">
            <text:p>16.46348</text:p>
          </table:table-cell>
          <table:table-cell office:value-type="float" office:value="8.43317346666667" table:style-name="ce1">
            <text:p>8.43317346666667</text:p>
          </table:table-cell>
          <table:table-cell office:value-type="float" office:value="4.865442" table:style-name="ce1">
            <text:p>4.865442</text:p>
          </table:table-cell>
          <table:table-cell office:value-type="float" office:value="5.97850681784951" table:style-name="ce1">
            <text:p>5.97850681784951</text:p>
          </table:table-cell>
          <table:table-cell office:value-type="float" office:value="15" table:style-name="ce1">
            <text:p>15</text:p>
          </table:table-cell>
          <table:table-cell office:value-type="float" office:value="3.07663" table:style-name="ce1">
            <text:p>3.07663</text:p>
          </table:table-cell>
          <table:table-cell office:value-type="float" office:value="22.32031" table:style-name="ce1">
            <text:p>22.32031</text:p>
          </table:table-cell>
          <table:table-cell office:value-type="float" office:value="10.6803890666667" table:style-name="ce1">
            <text:p>10.6803890666667</text:p>
          </table:table-cell>
          <table:table-cell office:value-type="float" office:value="3.544418" table:style-name="ce1">
            <text:p>3.544418</text:p>
          </table:table-cell>
          <table:table-cell office:value-type="float" office:value="9.33602957462446" table:style-name="ce1">
            <text:p>9.33602957462446</text:p>
          </table:table-cell>
          <table:table-cell office:value-type="float" office:value="15" table:style-name="ce1">
            <text:p>15</text:p>
          </table:table-cell>
          <table:table-cell office:value-type="float" office:value="5.599004" table:style-name="ce1">
            <text:p>5.599004</text:p>
          </table:table-cell>
          <table:table-cell office:value-type="float" office:value="38.76157" table:style-name="ce1">
            <text:p>38.76157</text:p>
          </table:table-cell>
          <table:table-cell office:value-type="float" office:value="19.1135625333333" table:style-name="ce1">
            <text:p>19.1135625333333</text:p>
          </table:table-cell>
          <table:table-cell office:value-type="float" office:value="7.959424" table:style-name="ce1">
            <text:p>7.959424</text:p>
          </table:table-cell>
          <table:table-cell office:value-type="float" office:value="15.2617203412308" table:style-name="ce1">
            <text:p>15.2617203412308</text:p>
          </table:table-cell>
          <table:table-cell office:value-type="float" office:value="15" table:style-name="ce1">
            <text:p>15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3.90321197" table:style-name="ce1">
            <text:p>3.90321197</text:p>
          </table:table-cell>
          <table:table-cell office:value-type="float" office:value="1.88847758302667" table:style-name="ce1">
            <text:p>1.88847758302667</text:p>
          </table:table-cell>
          <table:table-cell office:value-type="float" office:value="0.9460971492" table:style-name="ce1">
            <text:p>0.9460971492</text:p>
          </table:table-cell>
          <table:table-cell office:value-type="float" office:value="1.35785021870201" table:style-name="ce1">
            <text:p>1.35785021870201</text:p>
          </table:table-cell>
          <table:table-cell office:value-type="float" office:value="15" table:style-name="ce1">
            <text:p>15</text:p>
          </table:table-cell>
          <table:table-cell office:value-type="float" office:value="0.1146136565" table:style-name="ce1">
            <text:p>0.1146136565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2.21859526587333" table:style-name="ce1">
            <text:p>2.21859526587333</text:p>
          </table:table-cell>
          <table:table-cell office:value-type="float" office:value="0.6323503857" table:style-name="ce1">
            <text:p>0.6323503857</text:p>
          </table:table-cell>
          <table:table-cell office:value-type="float" office:value="3.47300326526627" table:style-name="ce1">
            <text:p>3.47300326526627</text:p>
          </table:table-cell>
          <table:table-cell office:value-type="float" office:value="15" table:style-name="ce1">
            <text:p>15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6.5355557" table:style-name="ce1">
            <text:p>6.5355557</text:p>
          </table:table-cell>
          <table:table-cell office:value-type="float" office:value="3.04510829026667" table:style-name="ce1">
            <text:p>3.04510829026667</text:p>
          </table:table-cell>
          <table:table-cell office:value-type="float" office:value="1.458061319" table:style-name="ce1">
            <text:p>1.458061319</text:p>
          </table:table-cell>
          <table:table-cell office:value-type="float" office:value="2.2584174634762" table:style-name="ce1">
            <text:p>2.2584174634762</text:p>
          </table:table-cell>
          <table:table-cell office:value-type="float" office:value="15" table:style-name="ce1">
            <text:p>15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9.300655236" table:style-name="ce1">
            <text:p>9.300655236</text:p>
          </table:table-cell>
          <table:table-cell office:value-type="float" office:value="4.52445920553333" table:style-name="ce1">
            <text:p>4.52445920553333</text:p>
          </table:table-cell>
          <table:table-cell office:value-type="float" office:value="2.456533505" table:style-name="ce1">
            <text:p>2.456533505</text:p>
          </table:table-cell>
          <table:table-cell office:value-type="float" office:value="3.19130409847581" table:style-name="ce1">
            <text:p>3.19130409847581</text:p>
          </table:table-cell>
          <table:table-cell office:value-type="float" office:value="15" table:style-name="ce1">
            <text:p>15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72.47736772" table:style-name="ce1">
            <text:p>72.47736772</text:p>
          </table:table-cell>
          <table:table-cell office:value-type="float" office:value="37.6371051733333" table:style-name="ce1">
            <text:p>37.6371051733333</text:p>
          </table:table-cell>
          <table:table-cell office:value-type="float" office:value="20.81689399" table:style-name="ce1">
            <text:p>20.81689399</text:p>
          </table:table-cell>
          <table:table-cell office:value-type="float" office:value="27.5624895623835" table:style-name="ce1">
            <text:p>27.5624895623835</text:p>
          </table:table-cell>
          <table:table-cell office:value-type="float" office:value="15" table:style-name="ce1">
            <text:p>15</text:p>
          </table:table-cell>
          <table:table-cell office:value-type="float" office:value="0.2418386925" table:style-name="ce1">
            <text:p>0.2418386925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0.488882390073333" table:style-name="ce1">
            <text:p>0.488882390073333</text:p>
          </table:table-cell>
          <table:table-cell office:value-type="float" office:value="0.4802999411" table:style-name="ce1">
            <text:p>0.4802999411</text:p>
          </table:table-cell>
          <table:table-cell office:value-type="float" office:value="0.166492418521188" table:style-name="ce1">
            <text:p>0.166492418521188</text:p>
          </table:table-cell>
          <table:table-cell office:value-type="float" office:value="15" table:style-name="ce1">
            <text:p>15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58.50752721" table:style-name="ce1">
            <text:p>58.50752721</text:p>
          </table:table-cell>
          <table:table-cell office:value-type="float" office:value="25.7003009940667" table:style-name="ce1">
            <text:p>25.7003009940667</text:p>
          </table:table-cell>
          <table:table-cell office:value-type="float" office:value="13.01306318" table:style-name="ce1">
            <text:p>13.01306318</text:p>
          </table:table-cell>
          <table:table-cell office:value-type="float" office:value="24.128653353442" table:style-name="ce1">
            <text:p>24.128653353442</text:p>
          </table:table-cell>
          <table:table-cell office:value-type="float" office:value="15" table:style-name="ce1">
            <text:p>1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0203542113" table:style-name="ce1">
            <text:p>2.020354211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1.58468496261441" table:style-name="ce1">
            <text:p>1.58468496261441</text:p>
          </table:table-cell>
          <table:table-cell office:value-type="float" office:value="15" table:style-name="ce1">
            <text:p>15</text:p>
          </table:table-cell>
          <table:table-cell office:value-type="float" office:value="0.2794591" table:style-name="ce1">
            <text:p>0.2794591</text:p>
          </table:table-cell>
          <table:table-cell office:value-type="float" office:value="0.3141699238" table:style-name="ce1">
            <text:p>0.3141699238</text:p>
          </table:table-cell>
          <table:table-cell office:value-type="float" office:value="0.29367391648" table:style-name="ce1">
            <text:p>0.29367391648</text:p>
          </table:table-cell>
          <table:table-cell office:value-type="float" office:value="0.286963743" table:style-name="ce1">
            <text:p>0.286963743</text:p>
          </table:table-cell>
          <table:table-cell office:value-type="float" office:value="0.0134545619723619" table:style-name="ce1">
            <text:p>0.0134545619723619</text:p>
          </table:table-cell>
          <table:table-cell office:value-type="float" office:value="15" table:style-name="ce1">
            <text:p>15</text:p>
          </table:table-cell>
          <table:table-cell office:value-type="float" office:value="3.17202754" table:style-name="ce1">
            <text:p>3.17202754</text:p>
          </table:table-cell>
          <table:table-cell office:value-type="float" office:value="4.556864101" table:style-name="ce1">
            <text:p>4.556864101</text:p>
          </table:table-cell>
          <table:table-cell office:value-type="float" office:value="3.70753101253333" table:style-name="ce1">
            <text:p>3.70753101253333</text:p>
          </table:table-cell>
          <table:table-cell office:value-type="float" office:value="3.656965739" table:style-name="ce1">
            <text:p>3.656965739</text:p>
          </table:table-cell>
          <table:table-cell office:value-type="float" office:value="0.472779413833355" table:style-name="ce1">
            <text:p>0.472779413833355</text:p>
          </table:table-cell>
          <table:table-cell office:value-type="float" office:value="15" table:style-name="ce1">
            <text:p>15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0.138753261657333" table:style-name="ce1">
            <text:p>0.138753261657333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0.102597312507534" table:style-name="ce1">
            <text:p>0.102597312507534</text:p>
          </table:table-cell>
          <table:table-cell office:value-type="float" office:value="15" table:style-name="ce1">
            <text:p>15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6.821206688" table:style-name="ce1">
            <text:p>6.821206688</text:p>
          </table:table-cell>
          <table:table-cell office:value-type="float" office:value="3.1838621762" table:style-name="ce1">
            <text:p>3.1838621762</text:p>
          </table:table-cell>
          <table:table-cell office:value-type="float" office:value="1.528351135" table:style-name="ce1">
            <text:p>1.528351135</text:p>
          </table:table-cell>
          <table:table-cell office:value-type="float" office:value="2.35970145447561" table:style-name="ce1">
            <text:p>2.35970145447561</text:p>
          </table:table-cell>
          <table:table-cell office:value-type="float" office:value="15" table:style-name="ce1">
            <text:p>15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0.138753261657333" table:style-name="ce1">
            <text:p>0.138753261657333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0.102597312507534" table:style-name="ce1">
            <text:p>0.102597312507534</text:p>
          </table:table-cell>
          <table:table-cell office:value-type="float" office:value="15" table:style-name="ce1">
            <text:p>15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4.245909382" table:style-name="ce1">
            <text:p>4.245909382</text:p>
          </table:table-cell>
          <table:table-cell office:value-type="float" office:value="2.08101825498667" table:style-name="ce1">
            <text:p>2.08101825498667</text:p>
          </table:table-cell>
          <table:table-cell office:value-type="float" office:value="1.036489525" table:style-name="ce1">
            <text:p>1.036489525</text:p>
          </table:table-cell>
          <table:table-cell office:value-type="float" office:value="1.47977989812491" table:style-name="ce1">
            <text:p>1.47977989812491</text:p>
          </table:table-cell>
          <table:table-cell office:value-type="float" office:value="15" table:style-name="ce1">
            <text:p>15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6.241870618" table:style-name="ce1">
            <text:p>6.241870618</text:p>
          </table:table-cell>
          <table:table-cell office:value-type="float" office:value="2.91388907833333" table:style-name="ce1">
            <text:p>2.91388907833333</text:p>
          </table:table-cell>
          <table:table-cell office:value-type="float" office:value="1.384794475" table:style-name="ce1">
            <text:p>1.384794475</text:p>
          </table:table-cell>
          <table:table-cell office:value-type="float" office:value="2.15915144524753" table:style-name="ce1">
            <text:p>2.15915144524753</text:p>
          </table:table-cell>
          <table:table-cell office:value-type="float" office:value="15" table:style-name="ce1">
            <text:p>15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0.5796902827" table:style-name="ce1">
            <text:p>0.5796902827</text:p>
          </table:table-cell>
          <table:table-cell office:value-type="float" office:value="0.269973097793333" table:style-name="ce1">
            <text:p>0.269973097793333</text:p>
          </table:table-cell>
          <table:table-cell office:value-type="float" office:value="0.1435566601" table:style-name="ce1">
            <text:p>0.1435566601</text:p>
          </table:table-cell>
          <table:table-cell office:value-type="float" office:value="0.200746922086309" table:style-name="ce1">
            <text:p>0.200746922086309</text:p>
          </table:table-cell>
          <table:table-cell office:value-type="float" office:value="15" table:style-name="ce1">
            <text:p>15</text:p>
          </table:table-cell>
          <table:table-cell office:value-type="float" office:value="3.013565" table:style-name="ce1">
            <text:p>3.013565</text:p>
          </table:table-cell>
          <table:table-cell office:value-type="float" office:value="43.52019" table:style-name="ce1">
            <text:p>43.52019</text:p>
          </table:table-cell>
          <table:table-cell office:value-type="float" office:value="17.2754857222667" table:style-name="ce1">
            <text:p>17.2754857222667</text:p>
          </table:table-cell>
          <table:table-cell office:value-type="float" office:value="3.785893667" table:style-name="ce1">
            <text:p>3.785893667</text:p>
          </table:table-cell>
          <table:table-cell office:value-type="float" office:value="17.6780193307477" table:style-name="ce1">
            <text:p>17.6780193307477</text:p>
          </table:table-cell>
          <table:table-cell office:value-type="float" office:value="15" table:style-name="ce1">
            <text:p>15</text:p>
          </table:table-cell>
          <table:table-cell office:value-type="float" office:value="1.027951173" table:style-name="ce1">
            <text:p>1.027951173</text:p>
          </table:table-cell>
          <table:table-cell office:value-type="float" office:value="14.35018369" table:style-name="ce1">
            <text:p>14.35018369</text:p>
          </table:table-cell>
          <table:table-cell office:value-type="float" office:value="5.92737906266667" table:style-name="ce1">
            <text:p>5.92737906266667</text:p>
          </table:table-cell>
          <table:table-cell office:value-type="float" office:value="1.158263573" table:style-name="ce1">
            <text:p>1.158263573</text:p>
          </table:table-cell>
          <table:table-cell office:value-type="float" office:value="6.18665821739146" table:style-name="ce1">
            <text:p>6.18665821739146</text:p>
          </table:table-cell>
          <table:table-cell office:value-type="float" office:value="15" table:style-name="ce1">
            <text:p>15</text:p>
          </table:table-cell>
          <table:table-cell office:value-type="float" office:value="1553.514293" table:style-name="ce1">
            <text:p>1553.514293</text:p>
          </table:table-cell>
          <table:table-cell office:value-type="float" office:value="2434.308415" table:style-name="ce1">
            <text:p>2434.308415</text:p>
          </table:table-cell>
          <table:table-cell office:value-type="float" office:value="2053.83910693333" table:style-name="ce1">
            <text:p>2053.83910693333</text:p>
          </table:table-cell>
          <table:table-cell office:value-type="float" office:value="2290.622902" table:style-name="ce1">
            <text:p>2290.622902</text:p>
          </table:table-cell>
          <table:table-cell office:value-type="float" office:value="396.33747323338" table:style-name="ce1">
            <text:p>396.33747323338</text:p>
          </table:table-cell>
          <table:table-cell office:value-type="float" office:value="15" table:style-name="ce1">
            <text:p>15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100.444585503333" table:style-name="ce1">
            <text:p>100.444585503333</text:p>
          </table:table-cell>
          <table:table-cell office:value-type="float" office:value="89.99985531" table:style-name="ce1">
            <text:p>89.99985531</text:p>
          </table:table-cell>
          <table:table-cell office:value-type="float" office:value="56.7846671273865" table:style-name="ce1">
            <text:p>56.7846671273865</text:p>
          </table:table-cell>
          <table:table-cell office:value-type="float" office:value="15" table:style-name="ce1">
            <text:p>15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96.66680030245" table:style-name="ce1">
            <text:p>96.66680030245</text:p>
          </table:table-cell>
          <table:table-cell office:value-type="float" office:value="65.95212935" table:style-name="ce1">
            <text:p>65.95212935</text:p>
          </table:table-cell>
          <table:table-cell office:value-type="float" office:value="68.6161389462396" table:style-name="ce1">
            <text:p>68.6161389462396</text:p>
          </table:table-cell>
          <table:table-cell office:value-type="float" office:value="15" table:style-name="ce1">
            <text:p>15</text:p>
          </table:table-cell>
          <table:table-cell office:value-type="float" office:value="26.77194331" table:style-name="ce1">
            <text:p>26.77194331</text:p>
          </table:table-cell>
          <table:table-cell office:value-type="float" office:value="142.9957083" table:style-name="ce1">
            <text:p>142.9957083</text:p>
          </table:table-cell>
          <table:table-cell office:value-type="float" office:value="56.621199016" table:style-name="ce1">
            <text:p>56.621199016</text:p>
          </table:table-cell>
          <table:table-cell office:value-type="float" office:value="37.0070064" table:style-name="ce1">
            <text:p>37.0070064</text:p>
          </table:table-cell>
          <table:table-cell office:value-type="float" office:value="38.8845773937816" table:style-name="ce1">
            <text:p>38.8845773937816</text:p>
          </table:table-cell>
          <table:table-cell office:value-type="float" office:value="15" table:style-name="ce1">
            <text:p>15</text:p>
          </table:table-cell>
          <table:table-cell office:value-type="float" office:value="14.70241497" table:style-name="ce1">
            <text:p>14.70241497</text:p>
          </table:table-cell>
          <table:table-cell office:value-type="float" office:value="74.59673689" table:style-name="ce1">
            <text:p>74.59673689</text:p>
          </table:table-cell>
          <table:table-cell office:value-type="float" office:value="44.7932749686667" table:style-name="ce1">
            <text:p>44.7932749686667</text:p>
          </table:table-cell>
          <table:table-cell office:value-type="float" office:value="50.502322" table:style-name="ce1">
            <text:p>50.502322</text:p>
          </table:table-cell>
          <table:table-cell office:value-type="float" office:value="25.5456606025986" table:style-name="ce1">
            <text:p>25.5456606025986</text:p>
          </table:table-cell>
          <table:table-cell office:value-type="float" office:value="15" table:style-name="ce1">
            <text:p>15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03274479037" table:style-name="ce1">
            <text:p>0.003274479037</text:p>
          </table:table-cell>
          <table:table-cell office:value-type="float" office:value="0.00250669992606667" table:style-name="ce1">
            <text:p>0.00250669992606667</text:p>
          </table:table-cell>
          <table:table-cell office:value-type="float" office:value="0.002562163616" table:style-name="ce1">
            <text:p>0.002562163616</text:p>
          </table:table-cell>
          <table:table-cell office:value-type="float" office:value="0.000610353511143739" table:style-name="ce1">
            <text:p>0.000610353511143739</text:p>
          </table:table-cell>
          <table:table-cell office:value-type="float" office:value="15" table:style-name="ce1">
            <text:p>15</text:p>
          </table:table-cell>
          <table:table-cell office:value-type="float" office:value="0.01713108923" table:style-name="ce1">
            <text:p>0.01713108923</text:p>
          </table:table-cell>
          <table:table-cell office:value-type="float" office:value="0.01859095675" table:style-name="ce1">
            <text:p>0.01859095675</text:p>
          </table:table-cell>
          <table:table-cell office:value-type="float" office:value="0.017735819134" table:style-name="ce1">
            <text:p>0.017735819134</text:p>
          </table:table-cell>
          <table:table-cell office:value-type="float" office:value="0.01763715722" table:style-name="ce1">
            <text:p>0.01763715722</text:p>
          </table:table-cell>
          <table:table-cell office:value-type="float" office:value="0.000526116508978246" table:style-name="ce1">
            <text:p>0.000526116508978246</text:p>
          </table:table-cell>
          <table:table-cell office:value-type="float" office:value="15" table:style-name="ce1">
            <text:p>15</text:p>
          </table:table-cell>
          <table:table-cell office:value-type="float" office:value="4.084698263" table:style-name="ce1">
            <text:p>4.084698263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7.73423676626667" table:style-name="ce1">
            <text:p>7.73423676626667</text:p>
          </table:table-cell>
          <table:table-cell office:value-type="float" office:value="4.929444188" table:style-name="ce1">
            <text:p>4.929444188</text:p>
          </table:table-cell>
          <table:table-cell office:value-type="float" office:value="4.04539717086646" table:style-name="ce1">
            <text:p>4.04539717086646</text:p>
          </table:table-cell>
          <table:table-cell office:value-type="float" office:value="15" table:style-name="ce1">
            <text:p>15</text:p>
          </table:table-cell>
          <table:table-cell office:value-type="float" office:value="6.456534308" table:style-name="ce1">
            <text:p>6.45653430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11.0225143554667" table:style-name="ce1">
            <text:p>11.0225143554667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1.99963157850711" table:style-name="ce1">
            <text:p>1.99963157850711</text:p>
          </table:table-cell>
          <table:table-cell office:value-type="float" office:value="15" table:style-name="ce1">
            <text:p>15</text:p>
          </table:table-cell>
          <table:table-cell office:value-type="float" office:value="0.2123366179" table:style-name="ce1">
            <text:p>0.2123366179</text:p>
          </table:table-cell>
          <table:table-cell office:value-type="float" office:value="0.5393186085" table:style-name="ce1">
            <text:p>0.5393186085</text:p>
          </table:table-cell>
          <table:table-cell office:value-type="float" office:value="0.388882734126667" table:style-name="ce1">
            <text:p>0.388882734126667</text:p>
          </table:table-cell>
          <table:table-cell office:value-type="float" office:value="0.3763492369" table:style-name="ce1">
            <text:p>0.3763492369</text:p>
          </table:table-cell>
          <table:table-cell office:value-type="float" office:value="0.110426191993394" table:style-name="ce1">
            <text:p>0.110426191993394</text:p>
          </table:table-cell>
          <table:table-cell office:value-type="float" office:value="15" table:style-name="ce1">
            <text:p>15</text:p>
          </table:table-cell>
          <table:table-cell office:value-type="float" office:value="0.3003222045" table:style-name="ce1">
            <text:p>0.3003222045</text:p>
          </table:table-cell>
          <table:table-cell office:value-type="float" office:value="0.9865875677" table:style-name="ce1">
            <text:p>0.9865875677</text:p>
          </table:table-cell>
          <table:table-cell office:value-type="float" office:value="0.607421926026667" table:style-name="ce1">
            <text:p>0.607421926026667</text:p>
          </table:table-cell>
          <table:table-cell office:value-type="float" office:value="0.6431165681" table:style-name="ce1">
            <text:p>0.6431165681</text:p>
          </table:table-cell>
          <table:table-cell office:value-type="float" office:value="0.257439839869528" table:style-name="ce1">
            <text:p>0.25743983986952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&lt;10%</text:p>
          </table:table-cell>
          <table:table-cell office:value-type="float" office:value="9" table:style-name="ce1">
            <text:p>9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9.005044746" table:style-name="ce1">
            <text:p>9.005044746</text:p>
          </table:table-cell>
          <table:table-cell office:value-type="float" office:value="4.102193887" table:style-name="ce1">
            <text:p>4.102193887</text:p>
          </table:table-cell>
          <table:table-cell office:value-type="float" office:value="4.105075844" table:style-name="ce1">
            <text:p>4.105075844</text:p>
          </table:table-cell>
          <table:table-cell office:value-type="float" office:value="2.75341544758824" table:style-name="ce1">
            <text:p>2.75341544758824</text:p>
          </table:table-cell>
          <table:table-cell office:value-type="float" office:value="9" table:style-name="ce1">
            <text:p>9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2.643099398" table:style-name="ce1">
            <text:p>2.643099398</text:p>
          </table:table-cell>
          <table:table-cell office:value-type="float" office:value="1.60490392208889" table:style-name="ce1">
            <text:p>1.60490392208889</text:p>
          </table:table-cell>
          <table:table-cell office:value-type="float" office:value="1.204228483" table:style-name="ce1">
            <text:p>1.204228483</text:p>
          </table:table-cell>
          <table:table-cell office:value-type="float" office:value="0.768987128220206" table:style-name="ce1">
            <text:p>0.768987128220206</text:p>
          </table:table-cell>
          <table:table-cell office:value-type="float" office:value="9" table:style-name="ce1">
            <text:p>9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-0.0912128844588889" table:style-name="ce1">
            <text:p>-0.0912128844588889</text:p>
          </table:table-cell>
          <table:table-cell office:value-type="float" office:value="-0.2104305243" table:style-name="ce1">
            <text:p>-0.2104305243</text:p>
          </table:table-cell>
          <table:table-cell office:value-type="float" office:value="0.90217200999548" table:style-name="ce1">
            <text:p>0.90217200999548</text:p>
          </table:table-cell>
          <table:table-cell office:value-type="float" office:value="9" table:style-name="ce1">
            <text:p>9</text:p>
          </table:table-cell>
          <table:table-cell office:value-type="float" office:value="3.000435586" table:style-name="ce1">
            <text:p>3.000435586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5.14463707288889" table:style-name="ce1">
            <text:p>5.14463707288889</text:p>
          </table:table-cell>
          <table:table-cell office:value-type="float" office:value="4.120523133" table:style-name="ce1">
            <text:p>4.120523133</text:p>
          </table:table-cell>
          <table:table-cell office:value-type="float" office:value="4.44215806766631" table:style-name="ce1">
            <text:p>4.44215806766631</text:p>
          </table:table-cell>
          <table:table-cell office:value-type="float" office:value="9" table:style-name="ce1">
            <text:p>9</text:p>
          </table:table-cell>
          <table:table-cell office:value-type="float" office:value="2.122528" table:style-name="ce1">
            <text:p>2.122528</text:p>
          </table:table-cell>
          <table:table-cell office:value-type="float" office:value="7.166561" table:style-name="ce1">
            <text:p>7.166561</text:p>
          </table:table-cell>
          <table:table-cell office:value-type="float" office:value="4.69576366666667" table:style-name="ce1">
            <text:p>4.69576366666667</text:p>
          </table:table-cell>
          <table:table-cell office:value-type="float" office:value="5.81694" table:style-name="ce1">
            <text:p>5.81694</text:p>
          </table:table-cell>
          <table:table-cell office:value-type="float" office:value="1.85431694691361" table:style-name="ce1">
            <text:p>1.85431694691361</text:p>
          </table:table-cell>
          <table:table-cell office:value-type="float" office:value="9" table:style-name="ce1">
            <text:p>9</text:p>
          </table:table-cell>
          <table:table-cell office:value-type="float" office:value="2.780413" table:style-name="ce1">
            <text:p>2.780413</text:p>
          </table:table-cell>
          <table:table-cell office:value-type="float" office:value="15.63079" table:style-name="ce1">
            <text:p>15.63079</text:p>
          </table:table-cell>
          <table:table-cell office:value-type="float" office:value="7.55819477777778" table:style-name="ce1">
            <text:p>7.55819477777778</text:p>
          </table:table-cell>
          <table:table-cell office:value-type="float" office:value="3.219712" table:style-name="ce1">
            <text:p>3.219712</text:p>
          </table:table-cell>
          <table:table-cell office:value-type="float" office:value="5.58660064940152" table:style-name="ce1">
            <text:p>5.58660064940152</text:p>
          </table:table-cell>
          <table:table-cell office:value-type="float" office:value="9" table:style-name="ce1">
            <text:p>9</text:p>
          </table:table-cell>
          <table:table-cell office:value-type="float" office:value="4.902941" table:style-name="ce1">
            <text:p>4.902941</text:p>
          </table:table-cell>
          <table:table-cell office:value-type="float" office:value="21.44773" table:style-name="ce1">
            <text:p>21.44773</text:p>
          </table:table-cell>
          <table:table-cell office:value-type="float" office:value="12.2539584444444" table:style-name="ce1">
            <text:p>12.2539584444444</text:p>
          </table:table-cell>
          <table:table-cell office:value-type="float" office:value="10.272391" table:style-name="ce1">
            <text:p>10.272391</text:p>
          </table:table-cell>
          <table:table-cell office:value-type="float" office:value="6.83657588818306" table:style-name="ce1">
            <text:p>6.83657588818306</text:p>
          </table:table-cell>
          <table:table-cell office:value-type="float" office:value="9" table:style-name="ce1">
            <text:p>9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2.093637958" table:style-name="ce1">
            <text:p>2.093637958</text:p>
          </table:table-cell>
          <table:table-cell office:value-type="float" office:value="1.25168237377778" table:style-name="ce1">
            <text:p>1.25168237377778</text:p>
          </table:table-cell>
          <table:table-cell office:value-type="float" office:value="0.9411914436" table:style-name="ce1">
            <text:p>0.9411914436</text:p>
          </table:table-cell>
          <table:table-cell office:value-type="float" office:value="0.620685788220056" table:style-name="ce1">
            <text:p>0.620685788220056</text:p>
          </table:table-cell>
          <table:table-cell office:value-type="float" office:value="9" table:style-name="ce1">
            <text:p>9</text:p>
          </table:table-cell>
          <table:table-cell office:value-type="float" office:value="0.3311021061" table:style-name="ce1">
            <text:p>0.3311021061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2.56253512202222" table:style-name="ce1">
            <text:p>2.56253512202222</text:p>
          </table:table-cell>
          <table:table-cell office:value-type="float" office:value="0.9268388669" table:style-name="ce1">
            <text:p>0.9268388669</text:p>
          </table:table-cell>
          <table:table-cell office:value-type="float" office:value="3.10485646986987" table:style-name="ce1">
            <text:p>3.10485646986987</text:p>
          </table:table-cell>
          <table:table-cell office:value-type="float" office:value="9" table:style-name="ce1">
            <text:p>9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3.146311062" table:style-name="ce1">
            <text:p>3.146311062</text:p>
          </table:table-cell>
          <table:table-cell office:value-type="float" office:value="1.90463905171111" table:style-name="ce1">
            <text:p>1.90463905171111</text:p>
          </table:table-cell>
          <table:table-cell office:value-type="float" office:value="1.514283643" table:style-name="ce1">
            <text:p>1.514283643</text:p>
          </table:table-cell>
          <table:table-cell office:value-type="float" office:value="0.902687164479859" table:style-name="ce1">
            <text:p>0.902687164479859</text:p>
          </table:table-cell>
          <table:table-cell office:value-type="float" office:value="9" table:style-name="ce1">
            <text:p>9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6.292799803" table:style-name="ce1">
            <text:p>6.292799803</text:p>
          </table:table-cell>
          <table:table-cell office:value-type="float" office:value="3.54673933888889" table:style-name="ce1">
            <text:p>3.54673933888889</text:p>
          </table:table-cell>
          <table:table-cell office:value-type="float" office:value="2.308981553" table:style-name="ce1">
            <text:p>2.308981553</text:p>
          </table:table-cell>
          <table:table-cell office:value-type="float" office:value="2.01706492793019" table:style-name="ce1">
            <text:p>2.01706492793019</text:p>
          </table:table-cell>
          <table:table-cell office:value-type="float" office:value="9" table:style-name="ce1">
            <text:p>9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65.39674923" table:style-name="ce1">
            <text:p>65.39674923</text:p>
          </table:table-cell>
          <table:table-cell office:value-type="float" office:value="37.2201992388889" table:style-name="ce1">
            <text:p>37.2201992388889</text:p>
          </table:table-cell>
          <table:table-cell office:value-type="float" office:value="20.41397328" table:style-name="ce1">
            <text:p>20.41397328</text:p>
          </table:table-cell>
          <table:table-cell office:value-type="float" office:value="25.6567559136206" table:style-name="ce1">
            <text:p>25.6567559136206</text:p>
          </table:table-cell>
          <table:table-cell office:value-type="float" office:value="7" table:style-name="ce1">
            <text:p>7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357248392942857" table:style-name="ce1">
            <text:p>0.357248392942857</text:p>
          </table:table-cell>
          <table:table-cell office:value-type="float" office:value="0.2851754483" table:style-name="ce1">
            <text:p>0.2851754483</text:p>
          </table:table-cell>
          <table:table-cell office:value-type="float" office:value="0.172830392236068" table:style-name="ce1">
            <text:p>0.172830392236068</text:p>
          </table:table-cell>
          <table:table-cell office:value-type="float" office:value="9" table:style-name="ce1">
            <text:p>9</text:p>
          </table:table-cell>
          <table:table-cell office:value-type="float" office:value="80.2491172" table:style-name="ce1">
            <text:p>80.2491172</text:p>
          </table:table-cell>
          <table:table-cell office:value-type="float" office:value="106.7460631" table:style-name="ce1">
            <text:p>106.7460631</text:p>
          </table:table-cell>
          <table:table-cell office:value-type="float" office:value="96.6653415166667" table:style-name="ce1">
            <text:p>96.6653415166667</text:p>
          </table:table-cell>
          <table:table-cell office:value-type="float" office:value="99.74399904" table:style-name="ce1">
            <text:p>99.74399904</text:p>
          </table:table-cell>
          <table:table-cell office:value-type="float" office:value="9.16977564315358" table:style-name="ce1">
            <text:p>9.16977564315358</text:p>
          </table:table-cell>
          <table:table-cell office:value-type="float" office:value="9" table:style-name="ce1">
            <text:p>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34258597685556" table:style-name="ce1">
            <text:p>2.3425859768555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1.94641186323587" table:style-name="ce1">
            <text:p>1.94641186323587</text:p>
          </table:table-cell>
          <table:table-cell office:value-type="float" office:value="9" table:style-name="ce1">
            <text:p>9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2863676761" table:style-name="ce1">
            <text:p>0.2863676761</text:p>
          </table:table-cell>
          <table:table-cell office:value-type="float" office:value="0.206881819366667" table:style-name="ce1">
            <text:p>0.206881819366667</text:p>
          </table:table-cell>
          <table:table-cell office:value-type="float" office:value="0.2083447007" table:style-name="ce1">
            <text:p>0.2083447007</text:p>
          </table:table-cell>
          <table:table-cell office:value-type="float" office:value="0.0396414779810141" table:style-name="ce1">
            <text:p>0.0396414779810141</text:p>
          </table:table-cell>
          <table:table-cell office:value-type="float" office:value="9" table:style-name="ce1">
            <text:p>9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2.351404155" table:style-name="ce1">
            <text:p>2.351404155</text:p>
          </table:table-cell>
          <table:table-cell office:value-type="float" office:value="1.88498932777778" table:style-name="ce1">
            <text:p>1.88498932777778</text:p>
          </table:table-cell>
          <table:table-cell office:value-type="float" office:value="1.959436055" table:style-name="ce1">
            <text:p>1.959436055</text:p>
          </table:table-cell>
          <table:table-cell office:value-type="float" office:value="0.448161603261475" table:style-name="ce1">
            <text:p>0.448161603261475</text:p>
          </table:table-cell>
          <table:table-cell office:value-type="float" office:value="9" table:style-name="ce1">
            <text:p>9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0.0659432861433333" table:style-name="ce1">
            <text:p>0.0659432861433333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0180861638967499" table:style-name="ce1">
            <text:p>0.0180861638967499</text:p>
          </table:table-cell>
          <table:table-cell office:value-type="float" office:value="9" table:style-name="ce1">
            <text:p>9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3.22376795" table:style-name="ce1">
            <text:p>3.22376795</text:p>
          </table:table-cell>
          <table:table-cell office:value-type="float" office:value="1.97058115964444" table:style-name="ce1">
            <text:p>1.97058115964444</text:p>
          </table:table-cell>
          <table:table-cell office:value-type="float" office:value="1.586673214" table:style-name="ce1">
            <text:p>1.586673214</text:p>
          </table:table-cell>
          <table:table-cell office:value-type="float" office:value="0.913812586553984" table:style-name="ce1">
            <text:p>0.913812586553984</text:p>
          </table:table-cell>
          <table:table-cell office:value-type="float" office:value="9" table:style-name="ce1">
            <text:p>9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0.0659432861433333" table:style-name="ce1">
            <text:p>0.0659432861433333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0180861638967499" table:style-name="ce1">
            <text:p>0.0180861638967499</text:p>
          </table:table-cell>
          <table:table-cell office:value-type="float" office:value="9" table:style-name="ce1">
            <text:p>9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2.445143624" table:style-name="ce1">
            <text:p>2.445143624</text:p>
          </table:table-cell>
          <table:table-cell office:value-type="float" office:value="1.42774415178889" table:style-name="ce1">
            <text:p>1.42774415178889</text:p>
          </table:table-cell>
          <table:table-cell office:value-type="float" office:value="1.05854915" table:style-name="ce1">
            <text:p>1.05854915</text:p>
          </table:table-cell>
          <table:table-cell office:value-type="float" office:value="0.741442431150574" table:style-name="ce1">
            <text:p>0.741442431150574</text:p>
          </table:table-cell>
          <table:table-cell office:value-type="float" office:value="9" table:style-name="ce1">
            <text:p>9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2.864924426" table:style-name="ce1">
            <text:p>2.864924426</text:p>
          </table:table-cell>
          <table:table-cell office:value-type="float" office:value="1.76358095933333" table:style-name="ce1">
            <text:p>1.76358095933333</text:p>
          </table:table-cell>
          <table:table-cell office:value-type="float" office:value="1.44990385" table:style-name="ce1">
            <text:p>1.44990385</text:p>
          </table:table-cell>
          <table:table-cell office:value-type="float" office:value="0.798597963338229" table:style-name="ce1">
            <text:p>0.798597963338229</text:p>
          </table:table-cell>
          <table:table-cell office:value-type="float" office:value="9" table:style-name="ce1">
            <text:p>9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3588435243" table:style-name="ce1">
            <text:p>0.3588435243</text:p>
          </table:table-cell>
          <table:table-cell office:value-type="float" office:value="0.207000200255556" table:style-name="ce1">
            <text:p>0.207000200255556</text:p>
          </table:table-cell>
          <table:table-cell office:value-type="float" office:value="0.136769364" table:style-name="ce1">
            <text:p>0.136769364</text:p>
          </table:table-cell>
          <table:table-cell office:value-type="float" office:value="0.11598453532472" table:style-name="ce1">
            <text:p>0.11598453532472</text:p>
          </table:table-cell>
          <table:table-cell office:value-type="float" office:value="9" table:style-name="ce1">
            <text:p>9</text:p>
          </table:table-cell>
          <table:table-cell office:value-type="float" office:value="2.173074" table:style-name="ce1">
            <text:p>2.173074</text:p>
          </table:table-cell>
          <table:table-cell office:value-type="float" office:value="16.51872" table:style-name="ce1">
            <text:p>16.51872</text:p>
          </table:table-cell>
          <table:table-cell office:value-type="float" office:value="7.49268527777778" table:style-name="ce1">
            <text:p>7.49268527777778</text:p>
          </table:table-cell>
          <table:table-cell office:value-type="float" office:value="3.591972" table:style-name="ce1">
            <text:p>3.591972</text:p>
          </table:table-cell>
          <table:table-cell office:value-type="float" office:value="6.09414925389472" table:style-name="ce1">
            <text:p>6.09414925389472</text:p>
          </table:table-cell>
          <table:table-cell office:value-type="float" office:value="9" table:style-name="ce1">
            <text:p>9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2.84834117" table:style-name="ce1">
            <text:p>2.84834117</text:p>
          </table:table-cell>
          <table:table-cell office:value-type="float" office:value="1.63389599606667" table:style-name="ce1">
            <text:p>1.63389599606667</text:p>
          </table:table-cell>
          <table:table-cell office:value-type="float" office:value="0.9919941979" table:style-name="ce1">
            <text:p>0.9919941979</text:p>
          </table:table-cell>
          <table:table-cell office:value-type="float" office:value="0.934166334253519" table:style-name="ce1">
            <text:p>0.934166334253519</text:p>
          </table:table-cell>
          <table:table-cell office:value-type="float" office:value="9" table:style-name="ce1">
            <text:p>9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1764.42641855556" table:style-name="ce1">
            <text:p>1764.42641855556</text:p>
          </table:table-cell>
          <table:table-cell office:value-type="float" office:value="2260.127629" table:style-name="ce1">
            <text:p>2260.127629</text:p>
          </table:table-cell>
          <table:table-cell office:value-type="float" office:value="695.097276067139" table:style-name="ce1">
            <text:p>695.097276067139</text:p>
          </table:table-cell>
          <table:table-cell office:value-type="float" office:value="9" table:style-name="ce1">
            <text:p>9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142.9818965" table:style-name="ce1">
            <text:p>142.9818965</text:p>
          </table:table-cell>
          <table:table-cell office:value-type="float" office:value="95.8902906111111" table:style-name="ce1">
            <text:p>95.8902906111111</text:p>
          </table:table-cell>
          <table:table-cell office:value-type="float" office:value="90.01215023" table:style-name="ce1">
            <text:p>90.01215023</text:p>
          </table:table-cell>
          <table:table-cell office:value-type="float" office:value="31.8375833180432" table:style-name="ce1">
            <text:p>31.8375833180432</text:p>
          </table:table-cell>
          <table:table-cell office:value-type="float" office:value="9" table:style-name="ce1">
            <text:p>9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179.9853196" table:style-name="ce1">
            <text:p>179.9853196</text:p>
          </table:table-cell>
          <table:table-cell office:value-type="float" office:value="98.0404132022222" table:style-name="ce1">
            <text:p>98.0404132022222</text:p>
          </table:table-cell>
          <table:table-cell office:value-type="float" office:value="95.67753782" table:style-name="ce1">
            <text:p>95.67753782</text:p>
          </table:table-cell>
          <table:table-cell office:value-type="float" office:value="45.5271017240723" table:style-name="ce1">
            <text:p>45.5271017240723</text:p>
          </table:table-cell>
          <table:table-cell office:value-type="float" office:value="9" table:style-name="ce1">
            <text:p>9</text:p>
          </table:table-cell>
          <table:table-cell office:value-type="float" office:value="26.76636465" table:style-name="ce1">
            <text:p>26.76636465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85.4153021077778" table:style-name="ce1">
            <text:p>85.4153021077778</text:p>
          </table:table-cell>
          <table:table-cell office:value-type="float" office:value="100.8334318" table:style-name="ce1">
            <text:p>100.8334318</text:p>
          </table:table-cell>
          <table:table-cell office:value-type="float" office:value="52.365525373445" table:style-name="ce1">
            <text:p>52.365525373445</text:p>
          </table:table-cell>
          <table:table-cell office:value-type="float" office:value="9" table:style-name="ce1">
            <text:p>9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68.61621786" table:style-name="ce1">
            <text:p>68.61621786</text:p>
          </table:table-cell>
          <table:table-cell office:value-type="float" office:value="48.7036047222222" table:style-name="ce1">
            <text:p>48.7036047222222</text:p>
          </table:table-cell>
          <table:table-cell office:value-type="float" office:value="49.9243608" table:style-name="ce1">
            <text:p>49.9243608</text:p>
          </table:table-cell>
          <table:table-cell office:value-type="float" office:value="13.1401494339639" table:style-name="ce1">
            <text:p>13.1401494339639</text:p>
          </table:table-cell>
          <table:table-cell office:value-type="float" office:value="9" table:style-name="ce1">
            <text:p>9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258494319044444" table:style-name="ce1">
            <text:p>0.00258494319044444</text:p>
          </table:table-cell>
          <table:table-cell office:value-type="float" office:value="0.001606828897" table:style-name="ce1">
            <text:p>0.001606828897</text:p>
          </table:table-cell>
          <table:table-cell office:value-type="float" office:value="0.00209689923049635" table:style-name="ce1">
            <text:p>0.00209689923049635</text:p>
          </table:table-cell>
          <table:table-cell office:value-type="float" office:value="9" table:style-name="ce1">
            <text:p>9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0.0170575593755556" table:style-name="ce1">
            <text:p>0.0170575593755556</text:p>
          </table:table-cell>
          <table:table-cell office:value-type="float" office:value="0.017080162" table:style-name="ce1">
            <text:p>0.017080162</text:p>
          </table:table-cell>
          <table:table-cell office:value-type="float" office:value="0.000634689211951086" table:style-name="ce1">
            <text:p>0.000634689211951086</text:p>
          </table:table-cell>
          <table:table-cell office:value-type="float" office:value="9" table:style-name="ce1">
            <text:p>9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4.411114427" table:style-name="ce1">
            <text:p>4.411114427</text:p>
          </table:table-cell>
          <table:table-cell office:value-type="float" office:value="3.09384506566667" table:style-name="ce1">
            <text:p>3.09384506566667</text:p>
          </table:table-cell>
          <table:table-cell office:value-type="float" office:value="3.736604071" table:style-name="ce1">
            <text:p>3.736604071</text:p>
          </table:table-cell>
          <table:table-cell office:value-type="float" office:value="1.19424494199397" table:style-name="ce1">
            <text:p>1.19424494199397</text:p>
          </table:table-cell>
          <table:table-cell office:value-type="float" office:value="9" table:style-name="ce1">
            <text:p>9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25.4650780883333" table:style-name="ce1">
            <text:p>25.465078088333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25.7615010043101" table:style-name="ce1">
            <text:p>25.7615010043101</text:p>
          </table:table-cell>
          <table:table-cell office:value-type="float" office:value="9" table:style-name="ce1">
            <text:p>9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530382905877778" table:style-name="ce1">
            <text:p>0.530382905877778</text:p>
          </table:table-cell>
          <table:table-cell office:value-type="float" office:value="0.3753697621" table:style-name="ce1">
            <text:p>0.3753697621</text:p>
          </table:table-cell>
          <table:table-cell office:value-type="float" office:value="0.55788813809838" table:style-name="ce1">
            <text:p>0.55788813809838</text:p>
          </table:table-cell>
          <table:table-cell office:value-type="float" office:value="9" table:style-name="ce1">
            <text:p>9</text:p>
          </table:table-cell>
          <table:table-cell office:value-type="float" office:value="0.4044793089" table:style-name="ce1">
            <text:p>0.4044793089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0.880353211477778" table:style-name="ce1">
            <text:p>0.880353211477778</text:p>
          </table:table-cell>
          <table:table-cell office:value-type="float" office:value="0.6030340669" table:style-name="ce1">
            <text:p>0.6030340669</text:p>
          </table:table-cell>
          <table:table-cell office:value-type="float" office:value="0.96804770866597" table:style-name="ce1">
            <text:p>0.96804770866597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10-20%</text:p>
          </table:table-cell>
          <table:table-cell office:value-type="float" office:value="5" table:style-name="ce1">
            <text:p>5</text:p>
          </table:table-cell>
          <table:table-cell office:value-type="float" office:value="10.15479769" table:style-name="ce1">
            <text:p>10.15479769</text:p>
          </table:table-cell>
          <table:table-cell office:value-type="float" office:value="13.56545841" table:style-name="ce1">
            <text:p>13.56545841</text:p>
          </table:table-cell>
          <table:table-cell office:value-type="float" office:value="11.288688086" table:style-name="ce1">
            <text:p>11.288688086</text:p>
          </table:table-cell>
          <table:table-cell office:value-type="float" office:value="10.57588465" table:style-name="ce1">
            <text:p>10.57588465</text:p>
          </table:table-cell>
          <table:table-cell office:value-type="float" office:value="1.44115527708053" table:style-name="ce1">
            <text:p>1.44115527708053</text:p>
          </table:table-cell>
          <table:table-cell office:value-type="float" office:value="5" table:style-name="ce1">
            <text:p>5</text:p>
          </table:table-cell>
          <table:table-cell office:value-type="float" office:value="0.9461897562" table:style-name="ce1">
            <text:p>0.9461897562</text:p>
          </table:table-cell>
          <table:table-cell office:value-type="float" office:value="2.728396095" table:style-name="ce1">
            <text:p>2.728396095</text:p>
          </table:table-cell>
          <table:table-cell office:value-type="float" office:value="1.71478195784" table:style-name="ce1">
            <text:p>1.71478195784</text:p>
          </table:table-cell>
          <table:table-cell office:value-type="float" office:value="1.185734409" table:style-name="ce1">
            <text:p>1.185734409</text:p>
          </table:table-cell>
          <table:table-cell office:value-type="float" office:value="0.897503276431798" table:style-name="ce1">
            <text:p>0.897503276431798</text:p>
          </table:table-cell>
          <table:table-cell office:value-type="float" office:value="5" table:style-name="ce1">
            <text:p>5</text:p>
          </table:table-cell>
          <table:table-cell office:value-type="float" office:value="-0.5295357461" table:style-name="ce1">
            <text:p>-0.5295357461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0.19892754864" table:style-name="ce1">
            <text:p>0.19892754864</text:p>
          </table:table-cell>
          <table:table-cell office:value-type="float" office:value="-0.3478837023" table:style-name="ce1">
            <text:p>-0.3478837023</text:p>
          </table:table-cell>
          <table:table-cell office:value-type="float" office:value="0.896157144383532" table:style-name="ce1">
            <text:p>0.896157144383532</text:p>
          </table:table-cell>
          <table:table-cell office:value-type="float" office:value="5" table:style-name="ce1">
            <text:p>5</text:p>
          </table:table-cell>
          <table:table-cell office:value-type="float" office:value="2.971390845" table:style-name="ce1">
            <text:p>2.971390845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4.8168952564" table:style-name="ce1">
            <text:p>4.8168952564</text:p>
          </table:table-cell>
          <table:table-cell office:value-type="float" office:value="3.554779831" table:style-name="ce1">
            <text:p>3.554779831</text:p>
          </table:table-cell>
          <table:table-cell office:value-type="float" office:value="2.26045373320979" table:style-name="ce1">
            <text:p>2.26045373320979</text:p>
          </table:table-cell>
          <table:table-cell office:value-type="float" office:value="5" table:style-name="ce1">
            <text:p>5</text:p>
          </table:table-cell>
          <table:table-cell office:value-type="float" office:value="2.598016" table:style-name="ce1">
            <text:p>2.598016</text:p>
          </table:table-cell>
          <table:table-cell office:value-type="float" office:value="6.482238" table:style-name="ce1">
            <text:p>6.482238</text:p>
          </table:table-cell>
          <table:table-cell office:value-type="float" office:value="5.4548756" table:style-name="ce1">
            <text:p>5.4548756</text:p>
          </table:table-cell>
          <table:table-cell office:value-type="float" office:value="6.10356" table:style-name="ce1">
            <text:p>6.10356</text:p>
          </table:table-cell>
          <table:table-cell office:value-type="float" office:value="1.60827693464925" table:style-name="ce1">
            <text:p>1.60827693464925</text:p>
          </table:table-cell>
          <table:table-cell office:value-type="float" office:value="5" table:style-name="ce1">
            <text:p>5</text:p>
          </table:table-cell>
          <table:table-cell office:value-type="float" office:value="2.455138" table:style-name="ce1">
            <text:p>2.455138</text:p>
          </table:table-cell>
          <table:table-cell office:value-type="float" office:value="10.24598" table:style-name="ce1">
            <text:p>10.24598</text:p>
          </table:table-cell>
          <table:table-cell office:value-type="float" office:value="5.7728228" table:style-name="ce1">
            <text:p>5.7728228</text:p>
          </table:table-cell>
          <table:table-cell office:value-type="float" office:value="3.465265" table:style-name="ce1">
            <text:p>3.465265</text:p>
          </table:table-cell>
          <table:table-cell office:value-type="float" office:value="4.09680494221078" table:style-name="ce1">
            <text:p>4.09680494221078</text:p>
          </table:table-cell>
          <table:table-cell office:value-type="float" office:value="5" table:style-name="ce1">
            <text:p>5</text:p>
          </table:table-cell>
          <table:table-cell office:value-type="float" office:value="6.063281" table:style-name="ce1">
            <text:p>6.063281</text:p>
          </table:table-cell>
          <table:table-cell office:value-type="float" office:value="16.35021" table:style-name="ce1">
            <text:p>16.35021</text:p>
          </table:table-cell>
          <table:table-cell office:value-type="float" office:value="11.2276984" table:style-name="ce1">
            <text:p>11.2276984</text:p>
          </table:table-cell>
          <table:table-cell office:value-type="float" office:value="8.949699" table:style-name="ce1">
            <text:p>8.949699</text:p>
          </table:table-cell>
          <table:table-cell office:value-type="float" office:value="4.80064376946189" table:style-name="ce1">
            <text:p>4.80064376946189</text:p>
          </table:table-cell>
          <table:table-cell office:value-type="float" office:value="5" table:style-name="ce1">
            <text:p>5</text:p>
          </table:table-cell>
          <table:table-cell office:value-type="float" office:value="0.7324235944" table:style-name="ce1">
            <text:p>0.7324235944</text:p>
          </table:table-cell>
          <table:table-cell office:value-type="float" office:value="2.206638398" table:style-name="ce1">
            <text:p>2.206638398</text:p>
          </table:table-cell>
          <table:table-cell office:value-type="float" office:value="1.35186686052" table:style-name="ce1">
            <text:p>1.35186686052</text:p>
          </table:table-cell>
          <table:table-cell office:value-type="float" office:value="0.8864919785" table:style-name="ce1">
            <text:p>0.8864919785</text:p>
          </table:table-cell>
          <table:table-cell office:value-type="float" office:value="0.756872929149543" table:style-name="ce1">
            <text:p>0.756872929149543</text:p>
          </table:table-cell>
          <table:table-cell office:value-type="float" office:value="5" table:style-name="ce1">
            <text:p>5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4.235996421" table:style-name="ce1">
            <text:p>4.235996421</text:p>
          </table:table-cell>
          <table:table-cell office:value-type="float" office:value="1.36314452748" table:style-name="ce1">
            <text:p>1.36314452748</text:p>
          </table:table-cell>
          <table:table-cell office:value-type="float" office:value="0.7395583868" table:style-name="ce1">
            <text:p>0.7395583868</text:p>
          </table:table-cell>
          <table:table-cell office:value-type="float" office:value="1.61167768018007" table:style-name="ce1">
            <text:p>1.61167768018007</text:p>
          </table:table-cell>
          <table:table-cell office:value-type="float" office:value="5" table:style-name="ce1">
            <text:p>5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3.288283782" table:style-name="ce1">
            <text:p>3.288283782</text:p>
          </table:table-cell>
          <table:table-cell office:value-type="float" office:value="2.0160910714" table:style-name="ce1">
            <text:p>2.0160910714</text:p>
          </table:table-cell>
          <table:table-cell office:value-type="float" office:value="1.293966482" table:style-name="ce1">
            <text:p>1.293966482</text:p>
          </table:table-cell>
          <table:table-cell office:value-type="float" office:value="1.13654892741177" table:style-name="ce1">
            <text:p>1.13654892741177</text:p>
          </table:table-cell>
          <table:table-cell office:value-type="float" office:value="5" table:style-name="ce1">
            <text:p>5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6.428404403" table:style-name="ce1">
            <text:p>6.428404403</text:p>
          </table:table-cell>
          <table:table-cell office:value-type="float" office:value="3.7000033238" table:style-name="ce1">
            <text:p>3.7000033238</text:p>
          </table:table-cell>
          <table:table-cell office:value-type="float" office:value="2.20093419" table:style-name="ce1">
            <text:p>2.20093419</text:p>
          </table:table-cell>
          <table:table-cell office:value-type="float" office:value="2.34415577461556" table:style-name="ce1">
            <text:p>2.34415577461556</text:p>
          </table:table-cell>
          <table:table-cell office:value-type="float" office:value="5" table:style-name="ce1">
            <text:p>5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60.91198727" table:style-name="ce1">
            <text:p>60.91198727</text:p>
          </table:table-cell>
          <table:table-cell office:value-type="float" office:value="33.664099678" table:style-name="ce1">
            <text:p>33.664099678</text:p>
          </table:table-cell>
          <table:table-cell office:value-type="float" office:value="17.52812332" table:style-name="ce1">
            <text:p>17.52812332</text:p>
          </table:table-cell>
          <table:table-cell office:value-type="float" office:value="24.1744708032354" table:style-name="ce1">
            <text:p>24.1744708032354</text:p>
          </table:table-cell>
          <table:table-cell office:value-type="float" office:value="5" table:style-name="ce1">
            <text:p>5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0.4720673807" table:style-name="ce1">
            <text:p>0.4720673807</text:p>
          </table:table-cell>
          <table:table-cell office:value-type="float" office:value="0.42681238384" table:style-name="ce1">
            <text:p>0.42681238384</text:p>
          </table:table-cell>
          <table:table-cell office:value-type="float" office:value="0.4435970217" table:style-name="ce1">
            <text:p>0.4435970217</text:p>
          </table:table-cell>
          <table:table-cell office:value-type="float" office:value="0.0676376807994791" table:style-name="ce1">
            <text:p>0.0676376807994791</text:p>
          </table:table-cell>
          <table:table-cell office:value-type="float" office:value="5" table:style-name="ce1">
            <text:p>5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102.5075475" table:style-name="ce1">
            <text:p>102.5075475</text:p>
          </table:table-cell>
          <table:table-cell office:value-type="float" office:value="60.157902108" table:style-name="ce1">
            <text:p>60.157902108</text:p>
          </table:table-cell>
          <table:table-cell office:value-type="float" office:value="67.76532305" table:style-name="ce1">
            <text:p>67.76532305</text:p>
          </table:table-cell>
          <table:table-cell office:value-type="float" office:value="29.8632295752974" table:style-name="ce1">
            <text:p>29.8632295752974</text:p>
          </table:table-cell>
          <table:table-cell office:value-type="float" office:value="5" table:style-name="ce1">
            <text:p>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15221931782" table:style-name="ce1">
            <text:p>2.1522193178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2.04552498931803" table:style-name="ce1">
            <text:p>2.04552498931803</text:p>
          </table:table-cell>
          <table:table-cell office:value-type="float" office:value="5" table:style-name="ce1">
            <text:p>5</text:p>
          </table:table-cell>
          <table:table-cell office:value-type="float" office:value="0.1800869991" table:style-name="ce1">
            <text:p>0.1800869991</text:p>
          </table:table-cell>
          <table:table-cell office:value-type="float" office:value="0.2677180938" table:style-name="ce1">
            <text:p>0.2677180938</text:p>
          </table:table-cell>
          <table:table-cell office:value-type="float" office:value="0.21551846734" table:style-name="ce1">
            <text:p>0.21551846734</text:p>
          </table:table-cell>
          <table:table-cell office:value-type="float" office:value="0.1852348571" table:style-name="ce1">
            <text:p>0.1852348571</text:p>
          </table:table-cell>
          <table:table-cell office:value-type="float" office:value="0.0449570554265799" table:style-name="ce1">
            <text:p>0.0449570554265799</text:p>
          </table:table-cell>
          <table:table-cell office:value-type="float" office:value="5" table:style-name="ce1">
            <text:p>5</text:p>
          </table:table-cell>
          <table:table-cell office:value-type="float" office:value="1.506410226" table:style-name="ce1">
            <text:p>1.506410226</text:p>
          </table:table-cell>
          <table:table-cell office:value-type="float" office:value="3.387314008" table:style-name="ce1">
            <text:p>3.387314008</text:p>
          </table:table-cell>
          <table:table-cell office:value-type="float" office:value="2.2590044312" table:style-name="ce1">
            <text:p>2.2590044312</text:p>
          </table:table-cell>
          <table:table-cell office:value-type="float" office:value="1.604230718" table:style-name="ce1">
            <text:p>1.604230718</text:p>
          </table:table-cell>
          <table:table-cell office:value-type="float" office:value="0.962833836400825" table:style-name="ce1">
            <text:p>0.962833836400825</text:p>
          </table:table-cell>
          <table:table-cell office:value-type="float" office:value="5" table:style-name="ce1">
            <text:p>5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77095096784" table:style-name="ce1">
            <text:p>0.077095096784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0.0190375126558705" table:style-name="ce1">
            <text:p>0.0190375126558705</text:p>
          </table:table-cell>
          <table:table-cell office:value-type="float" office:value="5" table:style-name="ce1">
            <text:p>5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3.364593864" table:style-name="ce1">
            <text:p>3.364593864</text:p>
          </table:table-cell>
          <table:table-cell office:value-type="float" office:value="2.093187124" table:style-name="ce1">
            <text:p>2.093187124</text:p>
          </table:table-cell>
          <table:table-cell office:value-type="float" office:value="1.390880882" table:style-name="ce1">
            <text:p>1.390880882</text:p>
          </table:table-cell>
          <table:table-cell office:value-type="float" office:value="1.13721280483915" table:style-name="ce1">
            <text:p>1.13721280483915</text:p>
          </table:table-cell>
          <table:table-cell office:value-type="float" office:value="5" table:style-name="ce1">
            <text:p>5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77095096784" table:style-name="ce1">
            <text:p>0.077095096784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0.0190375126558705" table:style-name="ce1">
            <text:p>0.0190375126558705</text:p>
          </table:table-cell>
          <table:table-cell office:value-type="float" office:value="5" table:style-name="ce1">
            <text:p>5</text:p>
          </table:table-cell>
          <table:table-cell office:value-type="float" office:value="0.8488532327" table:style-name="ce1">
            <text:p>0.8488532327</text:p>
          </table:table-cell>
          <table:table-cell office:value-type="float" office:value="2.539130839" table:style-name="ce1">
            <text:p>2.539130839</text:p>
          </table:table-cell>
          <table:table-cell office:value-type="float" office:value="1.53715774978" table:style-name="ce1">
            <text:p>1.53715774978</text:p>
          </table:table-cell>
          <table:table-cell office:value-type="float" office:value="0.9520662275" table:style-name="ce1">
            <text:p>0.9520662275</text:p>
          </table:table-cell>
          <table:table-cell office:value-type="float" office:value="0.885957798571793" table:style-name="ce1">
            <text:p>0.885957798571793</text:p>
          </table:table-cell>
          <table:table-cell office:value-type="float" office:value="5" table:style-name="ce1">
            <text:p>5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2.990079161" table:style-name="ce1">
            <text:p>2.990079161</text:p>
          </table:table-cell>
          <table:table-cell office:value-type="float" office:value="1.8838958502" table:style-name="ce1">
            <text:p>1.8838958502</text:p>
          </table:table-cell>
          <table:table-cell office:value-type="float" office:value="1.285659773" table:style-name="ce1">
            <text:p>1.285659773</text:p>
          </table:table-cell>
          <table:table-cell office:value-type="float" office:value="0.995326551226615" table:style-name="ce1">
            <text:p>0.995326551226615</text:p>
          </table:table-cell>
          <table:table-cell office:value-type="float" office:value="5" table:style-name="ce1">
            <text:p>5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0.209291273698" table:style-name="ce1">
            <text:p>0.209291273698</text:p>
          </table:table-cell>
          <table:table-cell office:value-type="float" office:value="0.1195416884" table:style-name="ce1">
            <text:p>0.1195416884</text:p>
          </table:table-cell>
          <table:table-cell office:value-type="float" office:value="0.142944002295742" table:style-name="ce1">
            <text:p>0.142944002295742</text:p>
          </table:table-cell>
          <table:table-cell office:value-type="float" office:value="5" table:style-name="ce1">
            <text:p>5</text:p>
          </table:table-cell>
          <table:table-cell office:value-type="float" office:value="2.019722" table:style-name="ce1">
            <text:p>2.019722</text:p>
          </table:table-cell>
          <table:table-cell office:value-type="float" office:value="14.58698" table:style-name="ce1">
            <text:p>14.58698</text:p>
          </table:table-cell>
          <table:table-cell office:value-type="float" office:value="7.2048863" table:style-name="ce1">
            <text:p>7.2048863</text:p>
          </table:table-cell>
          <table:table-cell office:value-type="float" office:value="3.1023395" table:style-name="ce1">
            <text:p>3.1023395</text:p>
          </table:table-cell>
          <table:table-cell office:value-type="float" office:value="6.61198897001889" table:style-name="ce1">
            <text:p>6.61198897001889</text:p>
          </table:table-cell>
          <table:table-cell office:value-type="float" office:value="5" table:style-name="ce1">
            <text:p>5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5.23931907" table:style-name="ce1">
            <text:p>5.23931907</text:p>
          </table:table-cell>
          <table:table-cell office:value-type="float" office:value="2.46172987986" table:style-name="ce1">
            <text:p>2.46172987986</text:p>
          </table:table-cell>
          <table:table-cell office:value-type="float" office:value="0.7165476511" table:style-name="ce1">
            <text:p>0.7165476511</text:p>
          </table:table-cell>
          <table:table-cell office:value-type="float" office:value="2.42899499143498" table:style-name="ce1">
            <text:p>2.42899499143498</text:p>
          </table:table-cell>
          <table:table-cell office:value-type="float" office:value="5" table:style-name="ce1">
            <text:p>5</text:p>
          </table:table-cell>
          <table:table-cell office:value-type="float" office:value="1427.984519" table:style-name="ce1">
            <text:p>1427.984519</text:p>
          </table:table-cell>
          <table:table-cell office:value-type="float" office:value="2632.773112" table:style-name="ce1">
            <text:p>2632.773112</text:p>
          </table:table-cell>
          <table:table-cell office:value-type="float" office:value="2157.1302388" table:style-name="ce1">
            <text:p>2157.1302388</text:p>
          </table:table-cell>
          <table:table-cell office:value-type="float" office:value="2606.574011" table:style-name="ce1">
            <text:p>2606.574011</text:p>
          </table:table-cell>
          <table:table-cell office:value-type="float" office:value="628.362145466529" table:style-name="ce1">
            <text:p>628.362145466529</text:p>
          </table:table-cell>
          <table:table-cell office:value-type="float" office:value="5" table:style-name="ce1">
            <text:p>5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102.4861466" table:style-name="ce1">
            <text:p>102.4861466</text:p>
          </table:table-cell>
          <table:table-cell office:value-type="float" office:value="71.291923288" table:style-name="ce1">
            <text:p>71.291923288</text:p>
          </table:table-cell>
          <table:table-cell office:value-type="float" office:value="89.98440156" table:style-name="ce1">
            <text:p>89.98440156</text:p>
          </table:table-cell>
          <table:table-cell office:value-type="float" office:value="31.7216991516566" table:style-name="ce1">
            <text:p>31.7216991516566</text:p>
          </table:table-cell>
          <table:table-cell office:value-type="float" office:value="5" table:style-name="ce1">
            <text:p>5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89.98276515" table:style-name="ce1">
            <text:p>89.98276515</text:p>
          </table:table-cell>
          <table:table-cell office:value-type="float" office:value="49.895037103532" table:style-name="ce1">
            <text:p>49.895037103532</text:p>
          </table:table-cell>
          <table:table-cell office:value-type="float" office:value="56.48719751" table:style-name="ce1">
            <text:p>56.48719751</text:p>
          </table:table-cell>
          <table:table-cell office:value-type="float" office:value="33.7711692075575" table:style-name="ce1">
            <text:p>33.7711692075575</text:p>
          </table:table-cell>
          <table:table-cell office:value-type="float" office:value="5" table:style-name="ce1">
            <text:p>5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67.896527202062" table:style-name="ce1">
            <text:p>67.896527202062</text:p>
          </table:table-cell>
          <table:table-cell office:value-type="float" office:value="56.49074605" table:style-name="ce1">
            <text:p>56.49074605</text:p>
          </table:table-cell>
          <table:table-cell office:value-type="float" office:value="67.5640481380358" table:style-name="ce1">
            <text:p>67.5640481380358</text:p>
          </table:table-cell>
          <table:table-cell office:value-type="float" office:value="5" table:style-name="ce1">
            <text:p>5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44.601266516" table:style-name="ce1">
            <text:p>44.601266516</text:p>
          </table:table-cell>
          <table:table-cell office:value-type="float" office:value="44.49189855" table:style-name="ce1">
            <text:p>44.49189855</text:p>
          </table:table-cell>
          <table:table-cell office:value-type="float" office:value="17.6746711281424" table:style-name="ce1">
            <text:p>17.6746711281424</text:p>
          </table:table-cell>
          <table:table-cell office:value-type="float" office:value="5" table:style-name="ce1">
            <text:p>5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03197464118" table:style-name="ce1">
            <text:p>0.003197464118</text:p>
          </table:table-cell>
          <table:table-cell office:value-type="float" office:value="0.003840234016" table:style-name="ce1">
            <text:p>0.003840234016</text:p>
          </table:table-cell>
          <table:table-cell office:value-type="float" office:value="0.00114788949971315" table:style-name="ce1">
            <text:p>0.00114788949971315</text:p>
          </table:table-cell>
          <table:table-cell office:value-type="float" office:value="5" table:style-name="ce1">
            <text:p>5</text:p>
          </table:table-cell>
          <table:table-cell office:value-type="float" office:value="0.01704520264" table:style-name="ce1">
            <text:p>0.01704520264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7716857296" table:style-name="ce1">
            <text:p>0.017716857296</text:p>
          </table:table-cell>
          <table:table-cell office:value-type="float" office:value="0.01724514435" table:style-name="ce1">
            <text:p>0.01724514435</text:p>
          </table:table-cell>
          <table:table-cell office:value-type="float" office:value="0.000819669125217995" table:style-name="ce1">
            <text:p>0.000819669125217995</text:p>
          </table:table-cell>
          <table:table-cell office:value-type="float" office:value="5" table:style-name="ce1">
            <text:p>5</text:p>
          </table:table-cell>
          <table:table-cell office:value-type="float" office:value="1.571817885" table:style-name="ce1">
            <text:p>1.571817885</text:p>
          </table:table-cell>
          <table:table-cell office:value-type="float" office:value="9.364145177" table:style-name="ce1">
            <text:p>9.364145177</text:p>
          </table:table-cell>
          <table:table-cell office:value-type="float" office:value="4.5373186366" table:style-name="ce1">
            <text:p>4.5373186366</text:p>
          </table:table-cell>
          <table:table-cell office:value-type="float" office:value="1.833937114" table:style-name="ce1">
            <text:p>1.833937114</text:p>
          </table:table-cell>
          <table:table-cell office:value-type="float" office:value="3.95491392473733" table:style-name="ce1">
            <text:p>3.95491392473733</text:p>
          </table:table-cell>
          <table:table-cell office:value-type="float" office:value="5" table:style-name="ce1">
            <text:p>5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8.011368327" table:style-name="ce1">
            <text:p>8.011368327</text:p>
          </table:table-cell>
          <table:table-cell office:value-type="float" office:value="6.3089531292" table:style-name="ce1">
            <text:p>6.3089531292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1.34930172361577" table:style-name="ce1">
            <text:p>1.34930172361577</text:p>
          </table:table-cell>
          <table:table-cell office:value-type="float" office:value="5" table:style-name="ce1">
            <text:p>5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0.3674302822" table:style-name="ce1">
            <text:p>0.3674302822</text:p>
          </table:table-cell>
          <table:table-cell office:value-type="float" office:value="0.2838756873" table:style-name="ce1">
            <text:p>0.2838756873</text:p>
          </table:table-cell>
          <table:table-cell office:value-type="float" office:value="0.2552875919" table:style-name="ce1">
            <text:p>0.2552875919</text:p>
          </table:table-cell>
          <table:table-cell office:value-type="float" office:value="0.059957964327373" table:style-name="ce1">
            <text:p>0.059957964327373</text:p>
          </table:table-cell>
          <table:table-cell office:value-type="float" office:value="5" table:style-name="ce1">
            <text:p>5</text:p>
          </table:table-cell>
          <table:table-cell office:value-type="float" office:value="0.280858762" table:style-name="ce1">
            <text:p>0.280858762</text:p>
          </table:table-cell>
          <table:table-cell office:value-type="float" office:value="0.5785279668" table:style-name="ce1">
            <text:p>0.5785279668</text:p>
          </table:table-cell>
          <table:table-cell office:value-type="float" office:value="0.44902296536" table:style-name="ce1">
            <text:p>0.44902296536</text:p>
          </table:table-cell>
          <table:table-cell office:value-type="float" office:value="0.5409953856" table:style-name="ce1">
            <text:p>0.5409953856</text:p>
          </table:table-cell>
          <table:table-cell office:value-type="float" office:value="0.151894413815681" table:style-name="ce1">
            <text:p>0.15189441381568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≥20%</text:p>
          </table:table-cell>
          <table:table-cell office:value-type="float" office:value="2" table:style-name="ce1">
            <text:p>2</text:p>
          </table:table-cell>
          <table:table-cell office:value-type="float" office:value="33.24348001" table:style-name="ce1">
            <text:p>33.24348001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1.12089910758599" table:style-name="ce1">
            <text:p>1.12089910758599</text:p>
          </table:table-cell>
          <table:table-cell office:value-type="float" office:value="2" table:style-name="ce1">
            <text:p>2</text:p>
          </table:table-cell>
          <table:table-cell office:value-type="float" office:value="4.201849853" table:style-name="ce1">
            <text:p>4.201849853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0.00560669987260988" table:style-name="ce1">
            <text:p>0.00560669987260988</text:p>
          </table:table-cell>
          <table:table-cell office:value-type="float" office:value="2" table:style-name="ce1">
            <text:p>2</text:p>
          </table:table-cell>
          <table:table-cell office:value-type="float" office:value="-0.1032071684" table:style-name="ce1">
            <text:p>-0.1032071684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0.0180783955763359" table:style-name="ce1">
            <text:p>0.0180783955763359</text:p>
          </table:table-cell>
          <table:table-cell office:value-type="float" office:value="2" table:style-name="ce1">
            <text:p>2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2.225189651" table:style-name="ce1">
            <text:p>2.225189651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0.0118722740657542" table:style-name="ce1">
            <text:p>0.0118722740657542</text:p>
          </table:table-cell>
          <table:table-cell office:value-type="float" office:value="2" table:style-name="ce1">
            <text:p>2</text:p>
          </table:table-cell>
          <table:table-cell office:value-type="float" office:value="11.46542" table:style-name="ce1">
            <text:p>11.46542</text:p>
          </table:table-cell>
          <table:table-cell office:value-type="float" office:value="13.00095" table:style-name="ce1">
            <text:p>13.0009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.08578367571538" table:style-name="ce1">
            <text:p>1.08578367571538</text:p>
          </table:table-cell>
          <table:table-cell office:value-type="float" office:value="2" table:style-name="ce1">
            <text:p>2</text:p>
          </table:table-cell>
          <table:table-cell office:value-type="float" office:value="10.18307" table:style-name="ce1">
            <text:p>10.18307</text:p>
          </table:table-cell>
          <table:table-cell office:value-type="float" office:value="10.26848" table:style-name="ce1">
            <text:p>10.26848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0.0603939901811427" table:style-name="ce1">
            <text:p>0.0603939901811427</text:p>
          </table:table-cell>
          <table:table-cell office:value-type="float" office:value="2" table:style-name="ce1">
            <text:p>2</text:p>
          </table:table-cell>
          <table:table-cell office:value-type="float" office:value="21.7339" table:style-name="ce1">
            <text:p>21.7339</text:p>
          </table:table-cell>
          <table:table-cell office:value-type="float" office:value="23.18402" table:style-name="ce1">
            <text:p>23.18402</text:p>
          </table:table-cell>
          <table:table-cell office:value-type="float" office:value="22.45896" table:style-name="ce1">
            <text:p>22.45896</text:p>
          </table:table-cell>
          <table:table-cell office:value-type="float" office:value="22.45896" table:style-name="ce1">
            <text:p>22.45896</text:p>
          </table:table-cell>
          <table:table-cell office:value-type="float" office:value="1.02538968553424" table:style-name="ce1">
            <text:p>1.02538968553424</text:p>
          </table:table-cell>
          <table:table-cell office:value-type="float" office:value="2" table:style-name="ce1">
            <text:p>2</text:p>
          </table:table-cell>
          <table:table-cell office:value-type="float" office:value="3.538073793" table:style-name="ce1">
            <text:p>3.538073793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0.00132570147103793" table:style-name="ce1">
            <text:p>0.00132570147103793</text:p>
          </table:table-cell>
          <table:table-cell office:value-type="float" office:value="2" table:style-name="ce1">
            <text:p>2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0.1498844558" table:style-name="ce1">
            <text:p>0.1498844558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0418390901942079" table:style-name="ce1">
            <text:p>0.0418390901942079</text:p>
          </table:table-cell>
          <table:table-cell office:value-type="float" office:value="2" table:style-name="ce1">
            <text:p>2</text:p>
          </table:table-cell>
          <table:table-cell office:value-type="float" office:value="5.23594681" table:style-name="ce1">
            <text:p>5.23594681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0.0809114670120897" table:style-name="ce1">
            <text:p>0.0809114670120897</text:p>
          </table:table-cell>
          <table:table-cell office:value-type="float" office:value="2" table:style-name="ce1">
            <text:p>2</text:p>
          </table:table-cell>
          <table:table-cell office:value-type="float" office:value="8.117612164" table:style-name="ce1">
            <text:p>8.117612164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0.0257388141144105" table:style-name="ce1">
            <text:p>0.0257388141144105</text:p>
          </table:table-cell>
          <table:table-cell office:value-type="float" office:value="2" table:style-name="ce1">
            <text:p>2</text:p>
          </table:table-cell>
          <table:table-cell office:value-type="float" office:value="83.63834096" table:style-name="ce1">
            <text:p>83.63834096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7.35432666375189" table:style-name="ce1">
            <text:p>7.3543266637518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2" table:style-name="ce1">
            <text:p>2</text:p>
          </table:table-cell>
          <table:table-cell office:value-type="float" office:value="125.7431022" table:style-name="ce1">
            <text:p>125.7431022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0.00275566583696436" table:style-name="ce1">
            <text:p>0.00275566583696436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0108940317148051" table:style-name="ce1">
            <text:p>0.0108940317148051</text:p>
          </table:table-cell>
          <table:table-cell office:value-type="float" office:value="2" table:style-name="ce1">
            <text:p>2</text:p>
          </table:table-cell>
          <table:table-cell office:value-type="float" office:value="3.266023756" table:style-name="ce1">
            <text:p>3.266023756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0.271192107192379" table:style-name="ce1">
            <text:p>0.271192107192379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5.390374804" table:style-name="ce1">
            <text:p>5.390374804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0.0690944519270711" table:style-name="ce1">
            <text:p>0.0690944519270711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4.426539155" table:style-name="ce1">
            <text:p>4.426539155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0.0149941780818569" table:style-name="ce1">
            <text:p>0.0149941780818569</text:p>
          </table:table-cell>
          <table:table-cell office:value-type="float" office:value="2" table:style-name="ce1">
            <text:p>2</text:p>
          </table:table-cell>
          <table:table-cell office:value-type="float" office:value="5.023585875" table:style-name="ce1">
            <text:p>5.023585875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0.0690949179104402" table:style-name="ce1">
            <text:p>0.0690949179104402</text:p>
          </table:table-cell>
          <table:table-cell office:value-type="float" office:value="2" table:style-name="ce1">
            <text:p>2</text:p>
          </table:table-cell>
          <table:table-cell office:value-type="float" office:value="0.36678827" table:style-name="ce1">
            <text:p>0.36678827</text:p>
          </table:table-cell>
          <table:table-cell office:value-type="float" office:value="0.3667889294" table:style-name="ce1">
            <text:p>0.3667889294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4.66266211508427e-07" table:style-name="ce1">
            <text:p>4.66266211508427e-07</text:p>
          </table:table-cell>
          <table:table-cell office:value-type="float" office:value="2" table:style-name="ce1">
            <text:p>2</text:p>
          </table:table-cell>
          <table:table-cell office:value-type="float" office:value="24.42575" table:style-name="ce1">
            <text:p>24.42575</text:p>
          </table:table-cell>
          <table:table-cell office:value-type="float" office:value="26.23887" table:style-name="ce1">
            <text:p>26.23887</text:p>
          </table:table-cell>
          <table:table-cell office:value-type="float" office:value="25.33231" table:style-name="ce1">
            <text:p>25.33231</text:p>
          </table:table-cell>
          <table:table-cell office:value-type="float" office:value="25.33231" table:style-name="ce1">
            <text:p>25.33231</text:p>
          </table:table-cell>
          <table:table-cell office:value-type="float" office:value="1.28206944710495" table:style-name="ce1">
            <text:p>1.28206944710495</text:p>
          </table:table-cell>
          <table:table-cell office:value-type="float" office:value="2" table:style-name="ce1">
            <text:p>2</text:p>
          </table:table-cell>
          <table:table-cell office:value-type="float" office:value="10.61629196" table:style-name="ce1">
            <text:p>10.61629196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0.99414161156877" table:style-name="ce1">
            <text:p>0.99414161156877</text:p>
          </table:table-cell>
          <table:table-cell office:value-type="float" office:value="2" table:style-name="ce1">
            <text:p>2</text:p>
          </table:table-cell>
          <table:table-cell office:value-type="float" office:value="1986.460285" table:style-name="ce1">
            <text:p>1986.460285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59.119903262491" table:style-name="ce1">
            <text:p>59.119903262491</text:p>
          </table:table-cell>
          <table:table-cell office:value-type="float" office:value="2" table:style-name="ce1">
            <text:p>2</text:p>
          </table:table-cell>
          <table:table-cell office:value-type="float" office:value="89.9843708" table:style-name="ce1">
            <text:p>89.9843708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0.0202711816395686" table:style-name="ce1">
            <text:p>0.0202711816395686</text:p>
          </table:table-cell>
          <table:table-cell office:value-type="float" office:value="2" table:style-name="ce1">
            <text:p>2</text:p>
          </table:table-cell>
          <table:table-cell office:value-type="float" office:value="123.4806008" table:style-name="ce1">
            <text:p>123.4806008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.8100468837447" table:style-name="ce1">
            <text:p>13.8100468837447</text:p>
          </table:table-cell>
          <table:table-cell office:value-type="float" office:value="2" table:style-name="ce1">
            <text:p>2</text:p>
          </table:table-cell>
          <table:table-cell office:value-type="float" office:value="142.9952467" table:style-name="ce1">
            <text:p>142.9952467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26.1644717491672" table:style-name="ce1">
            <text:p>26.1644717491672</text:p>
          </table:table-cell>
          <table:table-cell office:value-type="float" office:value="2" table:style-name="ce1">
            <text:p>2</text:p>
          </table:table-cell>
          <table:table-cell office:value-type="float" office:value="49.82441469" table:style-name="ce1">
            <text:p>49.82441469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7.80492060299449" table:style-name="ce1">
            <text:p>7.80492060299449</text:p>
          </table:table-cell>
          <table:table-cell office:value-type="float" office:value="2" table:style-name="ce1">
            <text:p>2</text:p>
          </table:table-cell>
          <table:table-cell office:value-type="float" office:value="0.002742301119" table:style-name="ce1">
            <text:p>0.002742301119</text:p>
          </table:table-cell>
          <table:table-cell office:value-type="float" office:value="0.003054195374" table:style-name="ce1">
            <text:p>0.003054195374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0220542542723626" table:style-name="ce1">
            <text:p>0.000220542542723626</text:p>
          </table:table-cell>
          <table:table-cell office:value-type="float" office:value="2" table:style-name="ce1">
            <text:p>2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0.01776672773" table:style-name="ce1">
            <text:p>0.01776672773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00474055537181402" table:style-name="ce1">
            <text:p>0.000474055537181402</text:p>
          </table:table-cell>
          <table:table-cell office:value-type="float" office:value="2" table:style-name="ce1">
            <text:p>2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8.21604836" table:style-name="ce1">
            <text:p>8.21604836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0.898005932618088" table:style-name="ce1">
            <text:p>0.898005932618088</text:p>
          </table:table-cell>
          <table:table-cell office:value-type="float" office:value="2" table:style-name="ce1">
            <text:p>2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0.766655265404649" table:style-name="ce1">
            <text:p>0.766655265404649</text:p>
          </table:table-cell>
          <table:table-cell office:value-type="float" office:value="2" table:style-name="ce1">
            <text:p>2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1515935683" table:style-name="ce1">
            <text:p>0.151593568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000288585833751424" table:style-name="ce1">
            <text:p>0.000288585833751424</text:p>
          </table:table-cell>
          <table:table-cell office:value-type="float" office:value="2" table:style-name="ce1">
            <text:p>2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0.2549091681" table:style-name="ce1">
            <text:p>0.2549091681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00610812612029039" table:style-name="ce1">
            <text:p>0.0061081261202903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&lt;10%</text:p>
          </table:table-cell>
          <table:table-cell office:value-type="float" office:value="6" table:style-name="ce1">
            <text:p>6</text:p>
          </table:table-cell>
          <table:table-cell office:value-type="float" office:value="8.117603975" table:style-name="ce1">
            <text:p>8.117603975</text:p>
          </table:table-cell>
          <table:table-cell office:value-type="float" office:value="9.231367264" table:style-name="ce1">
            <text:p>9.231367264</text:p>
          </table:table-cell>
          <table:table-cell office:value-type="float" office:value="8.5401976245" table:style-name="ce1">
            <text:p>8.5401976245</text:p>
          </table:table-cell>
          <table:table-cell office:value-type="float" office:value="8.286491843" table:style-name="ce1">
            <text:p>8.286491843</text:p>
          </table:table-cell>
          <table:table-cell office:value-type="float" office:value="0.497678021360511" table:style-name="ce1">
            <text:p>0.497678021360511</text:p>
          </table:table-cell>
          <table:table-cell office:value-type="float" office:value="6" table:style-name="ce1">
            <text:p>6</text:p>
          </table:table-cell>
          <table:table-cell office:value-type="float" office:value="1.152479241" table:style-name="ce1">
            <text:p>1.152479241</text:p>
          </table:table-cell>
          <table:table-cell office:value-type="float" office:value="3.931345061" table:style-name="ce1">
            <text:p>3.931345061</text:p>
          </table:table-cell>
          <table:table-cell office:value-type="float" office:value="2.80377125416667" table:style-name="ce1">
            <text:p>2.80377125416667</text:p>
          </table:table-cell>
          <table:table-cell office:value-type="float" office:value="3.341416543" table:style-name="ce1">
            <text:p>3.341416543</text:p>
          </table:table-cell>
          <table:table-cell office:value-type="float" office:value="1.30421796331049" table:style-name="ce1">
            <text:p>1.30421796331049</text:p>
          </table:table-cell>
          <table:table-cell office:value-type="float" office:value="6" table:style-name="ce1">
            <text:p>6</text:p>
          </table:table-cell>
          <table:table-cell office:value-type="float" office:value="-0.3163008134" table:style-name="ce1">
            <text:p>-0.3163008134</text:p>
          </table:table-cell>
          <table:table-cell office:value-type="float" office:value="0.1276281157" table:style-name="ce1">
            <text:p>0.1276281157</text:p>
          </table:table-cell>
          <table:table-cell office:value-type="float" office:value="-0.0379761676916667" table:style-name="ce1">
            <text:p>-0.0379761676916667</text:p>
          </table:table-cell>
          <table:table-cell office:value-type="float" office:value="0.078290940925" table:style-name="ce1">
            <text:p>0.078290940925</text:p>
          </table:table-cell>
          <table:table-cell office:value-type="float" office:value="0.214860487492399" table:style-name="ce1">
            <text:p>0.214860487492399</text:p>
          </table:table-cell>
          <table:table-cell office:value-type="float" office:value="6" table:style-name="ce1">
            <text:p>6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3.349799855" table:style-name="ce1">
            <text:p>3.349799855</text:p>
          </table:table-cell>
          <table:table-cell office:value-type="float" office:value="3.10638184283333" table:style-name="ce1">
            <text:p>3.10638184283333</text:p>
          </table:table-cell>
          <table:table-cell office:value-type="float" office:value="3.004201102" table:style-name="ce1">
            <text:p>3.004201102</text:p>
          </table:table-cell>
          <table:table-cell office:value-type="float" office:value="0.188424069163342" table:style-name="ce1">
            <text:p>0.188424069163342</text:p>
          </table:table-cell>
          <table:table-cell office:value-type="float" office:value="6" table:style-name="ce1">
            <text:p>6</text:p>
          </table:table-cell>
          <table:table-cell office:value-type="float" office:value="2.705396" table:style-name="ce1">
            <text:p>2.705396</text:p>
          </table:table-cell>
          <table:table-cell office:value-type="float" office:value="14.39537" table:style-name="ce1">
            <text:p>14.39537</text:p>
          </table:table-cell>
          <table:table-cell office:value-type="float" office:value="9.03605283333333" table:style-name="ce1">
            <text:p>9.03605283333333</text:p>
          </table:table-cell>
          <table:table-cell office:value-type="float" office:value="10.07702" table:style-name="ce1">
            <text:p>10.07702</text:p>
          </table:table-cell>
          <table:table-cell office:value-type="float" office:value="5.2469812310758" table:style-name="ce1">
            <text:p>5.2469812310758</text:p>
          </table:table-cell>
          <table:table-cell office:value-type="float" office:value="6" table:style-name="ce1">
            <text:p>6</text:p>
          </table:table-cell>
          <table:table-cell office:value-type="float" office:value="4.271085" table:style-name="ce1">
            <text:p>4.271085</text:p>
          </table:table-cell>
          <table:table-cell office:value-type="float" office:value="13.24577" table:style-name="ce1">
            <text:p>13.24577</text:p>
          </table:table-cell>
          <table:table-cell office:value-type="float" office:value="9.71613716666667" table:style-name="ce1">
            <text:p>9.71613716666667</text:p>
          </table:table-cell>
          <table:table-cell office:value-type="float" office:value="11.670185" table:style-name="ce1">
            <text:p>11.670185</text:p>
          </table:table-cell>
          <table:table-cell office:value-type="float" office:value="4.26550237112162" table:style-name="ce1">
            <text:p>4.26550237112162</text:p>
          </table:table-cell>
          <table:table-cell office:value-type="float" office:value="6" table:style-name="ce1">
            <text:p>6</text:p>
          </table:table-cell>
          <table:table-cell office:value-type="float" office:value="6.976481" table:style-name="ce1">
            <text:p>6.976481</text:p>
          </table:table-cell>
          <table:table-cell office:value-type="float" office:value="27.54464" table:style-name="ce1">
            <text:p>27.54464</text:p>
          </table:table-cell>
          <table:table-cell office:value-type="float" office:value="18.75219" table:style-name="ce1">
            <text:p>18.75219</text:p>
          </table:table-cell>
          <table:table-cell office:value-type="float" office:value="21.747205" table:style-name="ce1">
            <text:p>21.747205</text:p>
          </table:table-cell>
          <table:table-cell office:value-type="float" office:value="9.46101015716675" table:style-name="ce1">
            <text:p>9.46101015716675</text:p>
          </table:table-cell>
          <table:table-cell office:value-type="float" office:value="6" table:style-name="ce1">
            <text:p>6</text:p>
          </table:table-cell>
          <table:table-cell office:value-type="float" office:value="0.9244253513" table:style-name="ce1">
            <text:p>0.9244253513</text:p>
          </table:table-cell>
          <table:table-cell office:value-type="float" office:value="3.084698468" table:style-name="ce1">
            <text:p>3.084698468</text:p>
          </table:table-cell>
          <table:table-cell office:value-type="float" office:value="2.22625890113333" table:style-name="ce1">
            <text:p>2.22625890113333</text:p>
          </table:table-cell>
          <table:table-cell office:value-type="float" office:value="2.6807637985" table:style-name="ce1">
            <text:p>2.6807637985</text:p>
          </table:table-cell>
          <table:table-cell office:value-type="float" office:value="1.02339564906617" table:style-name="ce1">
            <text:p>1.02339564906617</text:p>
          </table:table-cell>
          <table:table-cell office:value-type="float" office:value="6" table:style-name="ce1">
            <text:p>6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6.227544147" table:style-name="ce1">
            <text:p>6.227544147</text:p>
          </table:table-cell>
          <table:table-cell office:value-type="float" office:value="2.17019427466667" table:style-name="ce1">
            <text:p>2.17019427466667</text:p>
          </table:table-cell>
          <table:table-cell office:value-type="float" office:value="0.2917848934" table:style-name="ce1">
            <text:p>0.2917848934</text:p>
          </table:table-cell>
          <table:table-cell office:value-type="float" office:value="3.04962769294197" table:style-name="ce1">
            <text:p>3.04962769294197</text:p>
          </table:table-cell>
          <table:table-cell office:value-type="float" office:value="6" table:style-name="ce1">
            <text:p>6</text:p>
          </table:table-cell>
          <table:table-cell office:value-type="float" office:value="1.453288786" table:style-name="ce1">
            <text:p>1.453288786</text:p>
          </table:table-cell>
          <table:table-cell office:value-type="float" office:value="5.168281251" table:style-name="ce1">
            <text:p>5.168281251</text:p>
          </table:table-cell>
          <table:table-cell office:value-type="float" office:value="3.609837087" table:style-name="ce1">
            <text:p>3.609837087</text:p>
          </table:table-cell>
          <table:table-cell office:value-type="float" office:value="4.2316581665" table:style-name="ce1">
            <text:p>4.2316581665</text:p>
          </table:table-cell>
          <table:table-cell office:value-type="float" office:value="1.7163763236439" table:style-name="ce1">
            <text:p>1.7163763236439</text:p>
          </table:table-cell>
          <table:table-cell office:value-type="float" office:value="6" table:style-name="ce1">
            <text:p>6</text:p>
          </table:table-cell>
          <table:table-cell office:value-type="float" office:value="2.449997125" table:style-name="ce1">
            <text:p>2.449997125</text:p>
          </table:table-cell>
          <table:table-cell office:value-type="float" office:value="7.979955774" table:style-name="ce1">
            <text:p>7.979955774</text:p>
          </table:table-cell>
          <table:table-cell office:value-type="float" office:value="5.52101039516667" table:style-name="ce1">
            <text:p>5.52101039516667</text:p>
          </table:table-cell>
          <table:table-cell office:value-type="float" office:value="6.1530152545" table:style-name="ce1">
            <text:p>6.1530152545</text:p>
          </table:table-cell>
          <table:table-cell office:value-type="float" office:value="2.50886503492179" table:style-name="ce1">
            <text:p>2.50886503492179</text:p>
          </table:table-cell>
          <table:table-cell office:value-type="float" office:value="6" table:style-name="ce1">
            <text:p>6</text:p>
          </table:table-cell>
          <table:table-cell office:value-type="float" office:value="15.11243815" table:style-name="ce1">
            <text:p>15.11243815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52.2949768" table:style-name="ce1">
            <text:p>52.2949768</text:p>
          </table:table-cell>
          <table:table-cell office:value-type="float" office:value="68.36547586" table:style-name="ce1">
            <text:p>68.36547586</text:p>
          </table:table-cell>
          <table:table-cell office:value-type="float" office:value="28.8872824801682" table:style-name="ce1">
            <text:p>28.8872824801682</text:p>
          </table:table-cell>
          <table:table-cell office:value-type="float" office:value="6" table:style-name="ce1">
            <text:p>6</text:p>
          </table:table-cell>
          <table:table-cell office:value-type="float" office:value="0.243375606" table:style-name="ce1">
            <text:p>0.243375606</text:p>
          </table:table-cell>
          <table:table-cell office:value-type="float" office:value="0.3312247041" table:style-name="ce1">
            <text:p>0.3312247041</text:p>
          </table:table-cell>
          <table:table-cell office:value-type="float" office:value="0.275491407016667" table:style-name="ce1">
            <text:p>0.275491407016667</text:p>
          </table:table-cell>
          <table:table-cell office:value-type="float" office:value="0.249699439" table:style-name="ce1">
            <text:p>0.249699439</text:p>
          </table:table-cell>
          <table:table-cell office:value-type="float" office:value="0.0428452723038964" table:style-name="ce1">
            <text:p>0.0428452723038964</text:p>
          </table:table-cell>
          <table:table-cell office:value-type="float" office:value="6" table:style-name="ce1">
            <text:p>6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83.2080308316667" table:style-name="ce1">
            <text:p>83.2080308316667</text:p>
          </table:table-cell>
          <table:table-cell office:value-type="float" office:value="79.621051815" table:style-name="ce1">
            <text:p>79.621051815</text:p>
          </table:table-cell>
          <table:table-cell office:value-type="float" office:value="64.6825523963062" table:style-name="ce1">
            <text:p>64.6825523963062</text:p>
          </table:table-cell>
          <table:table-cell office:value-type="float" office:value="6" table:style-name="ce1">
            <text:p>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22126604096667" table:style-name="ce1">
            <text:p>3.2212660409666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1.81521095645411" table:style-name="ce1">
            <text:p>1.81521095645411</text:p>
          </table:table-cell>
          <table:table-cell office:value-type="float" office:value="6" table:style-name="ce1">
            <text:p>6</text:p>
          </table:table-cell>
          <table:table-cell office:value-type="float" office:value="0.2502599952" table:style-name="ce1">
            <text:p>0.2502599952</text:p>
          </table:table-cell>
          <table:table-cell office:value-type="float" office:value="0.3221736571" table:style-name="ce1">
            <text:p>0.3221736571</text:p>
          </table:table-cell>
          <table:table-cell office:value-type="float" office:value="0.283069788833333" table:style-name="ce1">
            <text:p>0.283069788833333</text:p>
          </table:table-cell>
          <table:table-cell office:value-type="float" office:value="0.2766592007" table:style-name="ce1">
            <text:p>0.2766592007</text:p>
          </table:table-cell>
          <table:table-cell office:value-type="float" office:value="0.0322795929640624" table:style-name="ce1">
            <text:p>0.0322795929640624</text:p>
          </table:table-cell>
          <table:table-cell office:value-type="float" office:value="6" table:style-name="ce1">
            <text:p>6</text:p>
          </table:table-cell>
          <table:table-cell office:value-type="float" office:value="2.903021372" table:style-name="ce1">
            <text:p>2.903021372</text:p>
          </table:table-cell>
          <table:table-cell office:value-type="float" office:value="3.91078828" table:style-name="ce1">
            <text:p>3.91078828</text:p>
          </table:table-cell>
          <table:table-cell office:value-type="float" office:value="3.43420832383333" table:style-name="ce1">
            <text:p>3.43420832383333</text:p>
          </table:table-cell>
          <table:table-cell office:value-type="float" office:value="3.4925809525" table:style-name="ce1">
            <text:p>3.4925809525</text:p>
          </table:table-cell>
          <table:table-cell office:value-type="float" office:value="0.446437329892058" table:style-name="ce1">
            <text:p>0.446437329892058</text:p>
          </table:table-cell>
          <table:table-cell office:value-type="float" office:value="6" table:style-name="ce1">
            <text:p>6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139190474261667" table:style-name="ce1">
            <text:p>0.139190474261667</text:p>
          </table:table-cell>
          <table:table-cell office:value-type="float" office:value="0.1758180424" table:style-name="ce1">
            <text:p>0.1758180424</text:p>
          </table:table-cell>
          <table:table-cell office:value-type="float" office:value="0.0758184476304976" table:style-name="ce1">
            <text:p>0.0758184476304976</text:p>
          </table:table-cell>
          <table:table-cell office:value-type="float" office:value="6" table:style-name="ce1">
            <text:p>6</text:p>
          </table:table-cell>
          <table:table-cell office:value-type="float" office:value="1.495664469" table:style-name="ce1">
            <text:p>1.495664469</text:p>
          </table:table-cell>
          <table:table-cell office:value-type="float" office:value="5.368628673" table:style-name="ce1">
            <text:p>5.368628673</text:p>
          </table:table-cell>
          <table:table-cell office:value-type="float" office:value="3.74902681333333" table:style-name="ce1">
            <text:p>3.74902681333333</text:p>
          </table:table-cell>
          <table:table-cell office:value-type="float" office:value="4.407472454" table:style-name="ce1">
            <text:p>4.407472454</text:p>
          </table:table-cell>
          <table:table-cell office:value-type="float" office:value="1.7918374023836" table:style-name="ce1">
            <text:p>1.7918374023836</text:p>
          </table:table-cell>
          <table:table-cell office:value-type="float" office:value="6" table:style-name="ce1">
            <text:p>6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139190474261667" table:style-name="ce1">
            <text:p>0.139190474261667</text:p>
          </table:table-cell>
          <table:table-cell office:value-type="float" office:value="0.1758180424" table:style-name="ce1">
            <text:p>0.1758180424</text:p>
          </table:table-cell>
          <table:table-cell office:value-type="float" office:value="0.0758184476304976" table:style-name="ce1">
            <text:p>0.0758184476304976</text:p>
          </table:table-cell>
          <table:table-cell office:value-type="float" office:value="6" table:style-name="ce1">
            <text:p>6</text:p>
          </table:table-cell>
          <table:table-cell office:value-type="float" office:value="1.073006948" table:style-name="ce1">
            <text:p>1.073006948</text:p>
          </table:table-cell>
          <table:table-cell office:value-type="float" office:value="3.381427106" table:style-name="ce1">
            <text:p>3.381427106</text:p>
          </table:table-cell>
          <table:table-cell office:value-type="float" office:value="2.4729080345" table:style-name="ce1">
            <text:p>2.4729080345</text:p>
          </table:table-cell>
          <table:table-cell office:value-type="float" office:value="2.9780609525" table:style-name="ce1">
            <text:p>2.9780609525</text:p>
          </table:table-cell>
          <table:table-cell office:value-type="float" office:value="1.0979448448693" table:style-name="ce1">
            <text:p>1.0979448448693</text:p>
          </table:table-cell>
          <table:table-cell office:value-type="float" office:value="6" table:style-name="ce1">
            <text:p>6</text:p>
          </table:table-cell>
          <table:table-cell office:value-type="float" office:value="1.352774198" table:style-name="ce1">
            <text:p>1.352774198</text:p>
          </table:table-cell>
          <table:table-cell office:value-type="float" office:value="4.928102894" table:style-name="ce1">
            <text:p>4.928102894</text:p>
          </table:table-cell>
          <table:table-cell office:value-type="float" office:value="3.43683563216667" table:style-name="ce1">
            <text:p>3.43683563216667</text:p>
          </table:table-cell>
          <table:table-cell office:value-type="float" office:value="4.0551190475" table:style-name="ce1">
            <text:p>4.0551190475</text:p>
          </table:table-cell>
          <table:table-cell office:value-type="float" office:value="1.65530108183673" table:style-name="ce1">
            <text:p>1.65530108183673</text:p>
          </table:table-cell>
          <table:table-cell office:value-type="float" office:value="6" table:style-name="ce1">
            <text:p>6</text:p>
          </table:table-cell>
          <table:table-cell office:value-type="float" office:value="0.1428902709" table:style-name="ce1">
            <text:p>0.1428902709</text:p>
          </table:table-cell>
          <table:table-cell office:value-type="float" office:value="0.4415905252" table:style-name="ce1">
            <text:p>0.4415905252</text:p>
          </table:table-cell>
          <table:table-cell office:value-type="float" office:value="0.312191181366667" table:style-name="ce1">
            <text:p>0.312191181366667</text:p>
          </table:table-cell>
          <table:table-cell office:value-type="float" office:value="0.3523534072" table:style-name="ce1">
            <text:p>0.3523534072</text:p>
          </table:table-cell>
          <table:table-cell office:value-type="float" office:value="0.136807793100296" table:style-name="ce1">
            <text:p>0.136807793100296</text:p>
          </table:table-cell>
          <table:table-cell office:value-type="float" office:value="6" table:style-name="ce1">
            <text:p>6</text:p>
          </table:table-cell>
          <table:table-cell office:value-type="float" office:value="5.33903575" table:style-name="ce1">
            <text:p>5.33903575</text:p>
          </table:table-cell>
          <table:table-cell office:value-type="float" office:value="28.57209" table:style-name="ce1">
            <text:p>28.57209</text:p>
          </table:table-cell>
          <table:table-cell office:value-type="float" office:value="18.6130169583333" table:style-name="ce1">
            <text:p>18.6130169583333</text:p>
          </table:table-cell>
          <table:table-cell office:value-type="float" office:value="22.013825" table:style-name="ce1">
            <text:p>22.013825</text:p>
          </table:table-cell>
          <table:table-cell office:value-type="float" office:value="10.6593232670063" table:style-name="ce1">
            <text:p>10.6593232670063</text:p>
          </table:table-cell>
          <table:table-cell office:value-type="float" office:value="6" table:style-name="ce1">
            <text:p>6</text:p>
          </table:table-cell>
          <table:table-cell office:value-type="float" office:value="1.109976337" table:style-name="ce1">
            <text:p>1.109976337</text:p>
          </table:table-cell>
          <table:table-cell office:value-type="float" office:value="12.40824217" table:style-name="ce1">
            <text:p>12.40824217</text:p>
          </table:table-cell>
          <table:table-cell office:value-type="float" office:value="7.29765400383333" table:style-name="ce1">
            <text:p>7.29765400383333</text:p>
          </table:table-cell>
          <table:table-cell office:value-type="float" office:value="8.445096479" table:style-name="ce1">
            <text:p>8.445096479</text:p>
          </table:table-cell>
          <table:table-cell office:value-type="float" office:value="5.09778688488297" table:style-name="ce1">
            <text:p>5.09778688488297</text:p>
          </table:table-cell>
          <table:table-cell office:value-type="float" office:value="6" table:style-name="ce1">
            <text:p>6</text:p>
          </table:table-cell>
          <table:table-cell office:value-type="float" office:value="1313.279908" table:style-name="ce1">
            <text:p>1313.279908</text:p>
          </table:table-cell>
          <table:table-cell office:value-type="float" office:value="2375.44717" table:style-name="ce1">
            <text:p>2375.44717</text:p>
          </table:table-cell>
          <table:table-cell office:value-type="float" office:value="1697.30544616667" table:style-name="ce1">
            <text:p>1697.30544616667</text:p>
          </table:table-cell>
          <table:table-cell office:value-type="float" office:value="1402.4638445" table:style-name="ce1">
            <text:p>1402.4638445</text:p>
          </table:table-cell>
          <table:table-cell office:value-type="float" office:value="524.987319746781" table:style-name="ce1">
            <text:p>524.987319746781</text:p>
          </table:table-cell>
          <table:table-cell office:value-type="float" office:value="6" table:style-name="ce1">
            <text:p>6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85.3239247333333" table:style-name="ce1">
            <text:p>85.3239247333333</text:p>
          </table:table-cell>
          <table:table-cell office:value-type="float" office:value="89.97258421" table:style-name="ce1">
            <text:p>89.97258421</text:p>
          </table:table-cell>
          <table:table-cell office:value-type="float" office:value="62.9298361969346" table:style-name="ce1">
            <text:p>62.9298361969346</text:p>
          </table:table-cell>
          <table:table-cell office:value-type="float" office:value="6" table:style-name="ce1">
            <text:p>6</text:p>
          </table:table-cell>
          <table:table-cell office:value-type="float" office:value="37.02721207" table:style-name="ce1">
            <text:p>37.02721207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02.335005053333" table:style-name="ce1">
            <text:p>102.335005053333</text:p>
          </table:table-cell>
          <table:table-cell office:value-type="float" office:value="89.99660596" table:style-name="ce1">
            <text:p>89.99660596</text:p>
          </table:table-cell>
          <table:table-cell office:value-type="float" office:value="64.6397385568828" table:style-name="ce1">
            <text:p>64.6397385568828</text:p>
          </table:table-cell>
          <table:table-cell office:value-type="float" office:value="6" table:style-name="ce1">
            <text:p>6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107.001907249187" table:style-name="ce1">
            <text:p>107.001907249187</text:p>
          </table:table-cell>
          <table:table-cell office:value-type="float" office:value="142.98637845" table:style-name="ce1">
            <text:p>142.98637845</text:p>
          </table:table-cell>
          <table:table-cell office:value-type="float" office:value="69.9193565289724" table:style-name="ce1">
            <text:p>69.9193565289724</text:p>
          </table:table-cell>
          <table:table-cell office:value-type="float" office:value="6" table:style-name="ce1">
            <text:p>6</text:p>
          </table:table-cell>
          <table:table-cell office:value-type="float" office:value="33.1170089" table:style-name="ce1">
            <text:p>33.1170089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67.0569194433333" table:style-name="ce1">
            <text:p>67.0569194433333</text:p>
          </table:table-cell>
          <table:table-cell office:value-type="float" office:value="83.42563779" table:style-name="ce1">
            <text:p>83.42563779</text:p>
          </table:table-cell>
          <table:table-cell office:value-type="float" office:value="26.2670725953288" table:style-name="ce1">
            <text:p>26.2670725953288</text:p>
          </table:table-cell>
          <table:table-cell office:value-type="float" office:value="6" table:style-name="ce1">
            <text:p>6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1899939833" table:style-name="ce1">
            <text:p>0.001899939833</text:p>
          </table:table-cell>
          <table:table-cell office:value-type="float" office:value="0.00126138908648333" table:style-name="ce1">
            <text:p>0.00126138908648333</text:p>
          </table:table-cell>
          <table:table-cell office:value-type="float" office:value="0.001010345831" table:style-name="ce1">
            <text:p>0.001010345831</text:p>
          </table:table-cell>
          <table:table-cell office:value-type="float" office:value="0.000473618764682918" table:style-name="ce1">
            <text:p>0.000473618764682918</text:p>
          </table:table-cell>
          <table:table-cell office:value-type="float" office:value="6" table:style-name="ce1">
            <text:p>6</text:p>
          </table:table-cell>
          <table:table-cell office:value-type="float" office:value="0.01738087444" table:style-name="ce1">
            <text:p>0.01738087444</text:p>
          </table:table-cell>
          <table:table-cell office:value-type="float" office:value="0.01812620667" table:style-name="ce1">
            <text:p>0.01812620667</text:p>
          </table:table-cell>
          <table:table-cell office:value-type="float" office:value="0.017860997575" table:style-name="ce1">
            <text:p>0.017860997575</text:p>
          </table:table-cell>
          <table:table-cell office:value-type="float" office:value="0.01807839677" table:style-name="ce1">
            <text:p>0.01807839677</text:p>
          </table:table-cell>
          <table:table-cell office:value-type="float" office:value="0.000366732520500533" table:style-name="ce1">
            <text:p>0.000366732520500533</text:p>
          </table:table-cell>
          <table:table-cell office:value-type="float" office:value="6" table:style-name="ce1">
            <text:p>6</text:p>
          </table:table-cell>
          <table:table-cell office:value-type="float" office:value="5.524841638" table:style-name="ce1">
            <text:p>5.524841638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8.5569115285" table:style-name="ce1">
            <text:p>8.5569115285</text:p>
          </table:table-cell>
          <table:table-cell office:value-type="float" office:value="9.087567065" table:style-name="ce1">
            <text:p>9.087567065</text:p>
          </table:table-cell>
          <table:table-cell office:value-type="float" office:value="2.46461798190452" table:style-name="ce1">
            <text:p>2.46461798190452</text:p>
          </table:table-cell>
          <table:table-cell office:value-type="float" office:value="6" table:style-name="ce1">
            <text:p>6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4.311137975" table:style-name="ce1">
            <text:p>14.311137975</text:p>
          </table:table-cell>
          <table:table-cell office:value-type="float" office:value="14.241587845" table:style-name="ce1">
            <text:p>14.241587845</text:p>
          </table:table-cell>
          <table:table-cell office:value-type="float" office:value="1.29577803916597" table:style-name="ce1">
            <text:p>1.29577803916597</text:p>
          </table:table-cell>
          <table:table-cell office:value-type="float" office:value="6" table:style-name="ce1">
            <text:p>6</text:p>
          </table:table-cell>
          <table:table-cell office:value-type="float" office:value="0.2989904031" table:style-name="ce1">
            <text:p>0.2989904031</text:p>
          </table:table-cell>
          <table:table-cell office:value-type="float" office:value="0.7520430192" table:style-name="ce1">
            <text:p>0.7520430192</text:p>
          </table:table-cell>
          <table:table-cell office:value-type="float" office:value="0.49390435595" table:style-name="ce1">
            <text:p>0.49390435595</text:p>
          </table:table-cell>
          <table:table-cell office:value-type="float" office:value="0.43000708055" table:style-name="ce1">
            <text:p>0.43000708055</text:p>
          </table:table-cell>
          <table:table-cell office:value-type="float" office:value="0.203587983057676" table:style-name="ce1">
            <text:p>0.203587983057676</text:p>
          </table:table-cell>
          <table:table-cell office:value-type="float" office:value="6" table:style-name="ce1">
            <text:p>6</text:p>
          </table:table-cell>
          <table:table-cell office:value-type="float" office:value="0.4822418893" table:style-name="ce1">
            <text:p>0.4822418893</text:p>
          </table:table-cell>
          <table:table-cell office:value-type="float" office:value="1.232040754" table:style-name="ce1">
            <text:p>1.232040754</text:p>
          </table:table-cell>
          <table:table-cell office:value-type="float" office:value="0.734839938616667" table:style-name="ce1">
            <text:p>0.734839938616667</text:p>
          </table:table-cell>
          <table:table-cell office:value-type="float" office:value="0.51707982355" table:style-name="ce1">
            <text:p>0.51707982355</text:p>
          </table:table-cell>
          <table:table-cell office:value-type="float" office:value="0.364531136155312" table:style-name="ce1">
            <text:p>0.36453113615531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10-20%</text:p>
          </table:table-cell>
          <table:table-cell office:value-type="float" office:value="6" table:style-name="ce1">
            <text:p>6</text:p>
          </table:table-cell>
          <table:table-cell office:value-type="float" office:value="10.43830552" table:style-name="ce1">
            <text:p>10.43830552</text:p>
          </table:table-cell>
          <table:table-cell office:value-type="float" office:value="13.89706645" table:style-name="ce1">
            <text:p>13.89706645</text:p>
          </table:table-cell>
          <table:table-cell office:value-type="float" office:value="11.7428720616667" table:style-name="ce1">
            <text:p>11.7428720616667</text:p>
          </table:table-cell>
          <table:table-cell office:value-type="float" office:value="10.928488335" table:style-name="ce1">
            <text:p>10.928488335</text:p>
          </table:table-cell>
          <table:table-cell office:value-type="float" office:value="1.6324680427303" table:style-name="ce1">
            <text:p>1.6324680427303</text:p>
          </table:table-cell>
          <table:table-cell office:value-type="float" office:value="6" table:style-name="ce1">
            <text:p>6</text:p>
          </table:table-cell>
          <table:table-cell office:value-type="float" office:value="1.366137999" table:style-name="ce1">
            <text:p>1.366137999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3.27050612633333" table:style-name="ce1">
            <text:p>3.27050612633333</text:p>
          </table:table-cell>
          <table:table-cell office:value-type="float" office:value="1.9830188095" table:style-name="ce1">
            <text:p>1.9830188095</text:p>
          </table:table-cell>
          <table:table-cell office:value-type="float" office:value="2.48640818454415" table:style-name="ce1">
            <text:p>2.48640818454415</text:p>
          </table:table-cell>
          <table:table-cell office:value-type="float" office:value="6" table:style-name="ce1">
            <text:p>6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-0.41179193775" table:style-name="ce1">
            <text:p>-0.41179193775</text:p>
          </table:table-cell>
          <table:table-cell office:value-type="float" office:value="-0.3827579746" table:style-name="ce1">
            <text:p>-0.3827579746</text:p>
          </table:table-cell>
          <table:table-cell office:value-type="float" office:value="0.617587712873446" table:style-name="ce1">
            <text:p>0.617587712873446</text:p>
          </table:table-cell>
          <table:table-cell office:value-type="float" office:value="6" table:style-name="ce1">
            <text:p>6</text:p>
          </table:table-cell>
          <table:table-cell office:value-type="float" office:value="3.286573796" table:style-name="ce1">
            <text:p>3.286573796</text:p>
          </table:table-cell>
          <table:table-cell office:value-type="float" office:value="6.667763541" table:style-name="ce1">
            <text:p>6.667763541</text:p>
          </table:table-cell>
          <table:table-cell office:value-type="float" office:value="4.5998620945" table:style-name="ce1">
            <text:p>4.5998620945</text:p>
          </table:table-cell>
          <table:table-cell office:value-type="float" office:value="3.9387539255" table:style-name="ce1">
            <text:p>3.9387539255</text:p>
          </table:table-cell>
          <table:table-cell office:value-type="float" office:value="1.55825915776606" table:style-name="ce1">
            <text:p>1.55825915776606</text:p>
          </table:table-cell>
          <table:table-cell office:value-type="float" office:value="6" table:style-name="ce1">
            <text:p>6</text:p>
          </table:table-cell>
          <table:table-cell office:value-type="float" office:value="2.783027" table:style-name="ce1">
            <text:p>2.783027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9.03815066666667" table:style-name="ce1">
            <text:p>9.03815066666667</text:p>
          </table:table-cell>
          <table:table-cell office:value-type="float" office:value="5.836692" table:style-name="ce1">
            <text:p>5.836692</text:p>
          </table:table-cell>
          <table:table-cell office:value-type="float" office:value="7.43364789148385" table:style-name="ce1">
            <text:p>7.43364789148385</text:p>
          </table:table-cell>
          <table:table-cell office:value-type="float" office:value="6" table:style-name="ce1">
            <text:p>6</text:p>
          </table:table-cell>
          <table:table-cell office:value-type="float" office:value="7.396223" table:style-name="ce1">
            <text:p>7.396223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15.130787" table:style-name="ce1">
            <text:p>15.130787</text:p>
          </table:table-cell>
          <table:table-cell office:value-type="float" office:value="8.649655" table:style-name="ce1">
            <text:p>8.649655</text:p>
          </table:table-cell>
          <table:table-cell office:value-type="float" office:value="10.984424075054" table:style-name="ce1">
            <text:p>10.984424075054</text:p>
          </table:table-cell>
          <table:table-cell office:value-type="float" office:value="6" table:style-name="ce1">
            <text:p>6</text:p>
          </table:table-cell>
          <table:table-cell office:value-type="float" office:value="10.22103" table:style-name="ce1">
            <text:p>10.22103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24.1689376666667" table:style-name="ce1">
            <text:p>24.1689376666667</text:p>
          </table:table-cell>
          <table:table-cell office:value-type="float" office:value="14.486347" table:style-name="ce1">
            <text:p>14.486347</text:p>
          </table:table-cell>
          <table:table-cell office:value-type="float" office:value="18.3778905549392" table:style-name="ce1">
            <text:p>18.3778905549392</text:p>
          </table:table-cell>
          <table:table-cell office:value-type="float" office:value="6" table:style-name="ce1">
            <text:p>6</text:p>
          </table:table-cell>
          <table:table-cell office:value-type="float" office:value="0.9891963573" table:style-name="ce1">
            <text:p>0.9891963573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2.52233202538333" table:style-name="ce1">
            <text:p>2.52233202538333</text:p>
          </table:table-cell>
          <table:table-cell office:value-type="float" office:value="1.5332231475" table:style-name="ce1">
            <text:p>1.5332231475</text:p>
          </table:table-cell>
          <table:table-cell office:value-type="float" office:value="1.96815440181752" table:style-name="ce1">
            <text:p>1.96815440181752</text:p>
          </table:table-cell>
          <table:table-cell office:value-type="float" office:value="6" table:style-name="ce1">
            <text:p>6</text:p>
          </table:table-cell>
          <table:table-cell office:value-type="float" office:value="0.2676131414" table:style-name="ce1">
            <text:p>0.2676131414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3.09823276428333" table:style-name="ce1">
            <text:p>3.09823276428333</text:p>
          </table:table-cell>
          <table:table-cell office:value-type="float" office:value="1.0743108" table:style-name="ce1">
            <text:p>1.0743108</text:p>
          </table:table-cell>
          <table:table-cell office:value-type="float" office:value="3.77879445902507" table:style-name="ce1">
            <text:p>3.77879445902507</text:p>
          </table:table-cell>
          <table:table-cell office:value-type="float" office:value="6" table:style-name="ce1">
            <text:p>6</text:p>
          </table:table-cell>
          <table:table-cell office:value-type="float" office:value="1.614681319" table:style-name="ce1">
            <text:p>1.614681319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4.20943981" table:style-name="ce1">
            <text:p>4.20943981</text:p>
          </table:table-cell>
          <table:table-cell office:value-type="float" office:value="2.210563671" table:style-name="ce1">
            <text:p>2.210563671</text:p>
          </table:table-cell>
          <table:table-cell office:value-type="float" office:value="3.56730553418008" table:style-name="ce1">
            <text:p>3.56730553418008</text:p>
          </table:table-cell>
          <table:table-cell office:value-type="float" office:value="6" table:style-name="ce1">
            <text:p>6</text:p>
          </table:table-cell>
          <table:table-cell office:value-type="float" office:value="3.33994659" table:style-name="ce1">
            <text:p>3.33994659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6.0677287105" table:style-name="ce1">
            <text:p>6.0677287105</text:p>
          </table:table-cell>
          <table:table-cell office:value-type="float" office:value="4.2091516385" table:style-name="ce1">
            <text:p>4.2091516385</text:p>
          </table:table-cell>
          <table:table-cell office:value-type="float" office:value="3.56412433736843" table:style-name="ce1">
            <text:p>3.56412433736843</text:p>
          </table:table-cell>
          <table:table-cell office:value-type="float" office:value="6" table:style-name="ce1">
            <text:p>6</text:p>
          </table:table-cell>
          <table:table-cell office:value-type="float" office:value="15.51100092" table:style-name="ce1">
            <text:p>15.51100092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34.7211406233333" table:style-name="ce1">
            <text:p>34.7211406233333</text:p>
          </table:table-cell>
          <table:table-cell office:value-type="float" office:value="17.302102245" table:style-name="ce1">
            <text:p>17.302102245</text:p>
          </table:table-cell>
          <table:table-cell office:value-type="float" office:value="28.3804079995344" table:style-name="ce1">
            <text:p>28.3804079995344</text:p>
          </table:table-cell>
          <table:table-cell office:value-type="float" office:value="6" table:style-name="ce1">
            <text:p>6</text:p>
          </table:table-cell>
          <table:table-cell office:value-type="float" office:value="0.2603727609" table:style-name="ce1">
            <text:p>0.2603727609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416876621233333" table:style-name="ce1">
            <text:p>0.416876621233333</text:p>
          </table:table-cell>
          <table:table-cell office:value-type="float" office:value="0.40085508745" table:style-name="ce1">
            <text:p>0.40085508745</text:p>
          </table:table-cell>
          <table:table-cell office:value-type="float" office:value="0.147674899847037" table:style-name="ce1">
            <text:p>0.147674899847037</text:p>
          </table:table-cell>
          <table:table-cell office:value-type="float" office:value="6" table:style-name="ce1">
            <text:p>6</text:p>
          </table:table-cell>
          <table:table-cell office:value-type="float" office:value="84.50861078" table:style-name="ce1">
            <text:p>84.50861078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110.668604161667" table:style-name="ce1">
            <text:p>110.668604161667</text:p>
          </table:table-cell>
          <table:table-cell office:value-type="float" office:value="121.4911536" table:style-name="ce1">
            <text:p>121.4911536</text:p>
          </table:table-cell>
          <table:table-cell office:value-type="float" office:value="20.3635438089459" table:style-name="ce1">
            <text:p>20.3635438089459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1.9032459448" table:style-name="ce1">
            <text:p>1.903245944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1.92853945471109" table:style-name="ce1">
            <text:p>1.92853945471109</text:p>
          </table:table-cell>
          <table:table-cell office:value-type="float" office:value="6" table:style-name="ce1">
            <text:p>6</text:p>
          </table:table-cell>
          <table:table-cell office:value-type="float" office:value="0.3189682653" table:style-name="ce1">
            <text:p>0.3189682653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374151345266667" table:style-name="ce1">
            <text:p>0.374151345266667</text:p>
          </table:table-cell>
          <table:table-cell office:value-type="float" office:value="0.35746482375" table:style-name="ce1">
            <text:p>0.35746482375</text:p>
          </table:table-cell>
          <table:table-cell office:value-type="float" office:value="0.058163990502521" table:style-name="ce1">
            <text:p>0.058163990502521</text:p>
          </table:table-cell>
          <table:table-cell office:value-type="float" office:value="6" table:style-name="ce1">
            <text:p>6</text:p>
          </table:table-cell>
          <table:table-cell office:value-type="float" office:value="4.076041849" table:style-name="ce1">
            <text:p>4.076041849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5.219366581" table:style-name="ce1">
            <text:p>5.219366581</text:p>
          </table:table-cell>
          <table:table-cell office:value-type="float" office:value="4.5466814945" table:style-name="ce1">
            <text:p>4.5466814945</text:p>
          </table:table-cell>
          <table:table-cell office:value-type="float" office:value="1.39740932741798" table:style-name="ce1">
            <text:p>1.39740932741798</text:p>
          </table:table-cell>
          <table:table-cell office:value-type="float" office:value="6" table:style-name="ce1">
            <text:p>6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72970767023333" table:style-name="ce1">
            <text:p>0.172970767023333</text:p>
          </table:table-cell>
          <table:table-cell office:value-type="float" office:value="0.1013133823" table:style-name="ce1">
            <text:p>0.1013133823</text:p>
          </table:table-cell>
          <table:table-cell office:value-type="float" office:value="0.14998610323702" table:style-name="ce1">
            <text:p>0.14998610323702</text:p>
          </table:table-cell>
          <table:table-cell office:value-type="float" office:value="6" table:style-name="ce1">
            <text:p>6</text:p>
          </table:table-cell>
          <table:table-cell office:value-type="float" office:value="1.668547133" table:style-name="ce1">
            <text:p>1.668547133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4.38241056616667" table:style-name="ce1">
            <text:p>4.38241056616667</text:p>
          </table:table-cell>
          <table:table-cell office:value-type="float" office:value="2.311877051" table:style-name="ce1">
            <text:p>2.311877051</text:p>
          </table:table-cell>
          <table:table-cell office:value-type="float" office:value="3.71693874116142" table:style-name="ce1">
            <text:p>3.71693874116142</text:p>
          </table:table-cell>
          <table:table-cell office:value-type="float" office:value="6" table:style-name="ce1">
            <text:p>6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72970767023333" table:style-name="ce1">
            <text:p>0.172970767023333</text:p>
          </table:table-cell>
          <table:table-cell office:value-type="float" office:value="0.1013133823" table:style-name="ce1">
            <text:p>0.1013133823</text:p>
          </table:table-cell>
          <table:table-cell office:value-type="float" office:value="0.14998610323702" table:style-name="ce1">
            <text:p>0.14998610323702</text:p>
          </table:table-cell>
          <table:table-cell office:value-type="float" office:value="6" table:style-name="ce1">
            <text:p>6</text:p>
          </table:table-cell>
          <table:table-cell office:value-type="float" office:value="1.036803667" table:style-name="ce1">
            <text:p>1.036803667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2.76828389666667" table:style-name="ce1">
            <text:p>2.76828389666667</text:p>
          </table:table-cell>
          <table:table-cell office:value-type="float" office:value="1.698911671" table:style-name="ce1">
            <text:p>1.698911671</text:p>
          </table:table-cell>
          <table:table-cell office:value-type="float" office:value="2.18648654722246" table:style-name="ce1">
            <text:p>2.18648654722246</text:p>
          </table:table-cell>
          <table:table-cell office:value-type="float" office:value="6" table:style-name="ce1">
            <text:p>6</text:p>
          </table:table-cell>
          <table:table-cell office:value-type="float" office:value="1.446573333" table:style-name="ce1">
            <text:p>1.446573333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4.00085477" table:style-name="ce1">
            <text:p>4.00085477</text:p>
          </table:table-cell>
          <table:table-cell office:value-type="float" office:value="2.031466829" table:style-name="ce1">
            <text:p>2.031466829</text:p>
          </table:table-cell>
          <table:table-cell office:value-type="float" office:value="3.51242219924229" table:style-name="ce1">
            <text:p>3.51242219924229</text:p>
          </table:table-cell>
          <table:table-cell office:value-type="float" office:value="6" table:style-name="ce1">
            <text:p>6</text:p>
          </table:table-cell>
          <table:table-cell office:value-type="float" office:value="0.2186226682" table:style-name="ce1">
            <text:p>0.2186226682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38155579625" table:style-name="ce1">
            <text:p>0.38155579625</text:p>
          </table:table-cell>
          <table:table-cell office:value-type="float" office:value="0.280410222" table:style-name="ce1">
            <text:p>0.280410222</text:p>
          </table:table-cell>
          <table:table-cell office:value-type="float" office:value="0.204835686165393" table:style-name="ce1">
            <text:p>0.204835686165393</text:p>
          </table:table-cell>
          <table:table-cell office:value-type="float" office:value="6" table:style-name="ce1">
            <text:p>6</text:p>
          </table:table-cell>
          <table:table-cell office:value-type="float" office:value="4.928228" table:style-name="ce1">
            <text:p>4.928228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18.5792517083333" table:style-name="ce1">
            <text:p>18.5792517083333</text:p>
          </table:table-cell>
          <table:table-cell office:value-type="float" office:value="6.098663" table:style-name="ce1">
            <text:p>6.098663</text:p>
          </table:table-cell>
          <table:table-cell office:value-type="float" office:value="20.2279914381824" table:style-name="ce1">
            <text:p>20.2279914381824</text:p>
          </table:table-cell>
          <table:table-cell office:value-type="float" office:value="6" table:style-name="ce1">
            <text:p>6</text:p>
          </table:table-cell>
          <table:table-cell office:value-type="float" office:value="0.9280238469" table:style-name="ce1">
            <text:p>0.9280238469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6.47234093916667" table:style-name="ce1">
            <text:p>6.47234093916667</text:p>
          </table:table-cell>
          <table:table-cell office:value-type="float" office:value="1.4600292835" table:style-name="ce1">
            <text:p>1.4600292835</text:p>
          </table:table-cell>
          <table:table-cell office:value-type="float" office:value="8.17219007017601" table:style-name="ce1">
            <text:p>8.17219007017601</text:p>
          </table:table-cell>
          <table:table-cell office:value-type="float" office:value="6" table:style-name="ce1">
            <text:p>6</text:p>
          </table:table-cell>
          <table:table-cell office:value-type="float" office:value="1348.031432" table:style-name="ce1">
            <text:p>1348.031432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2109.16981483333" table:style-name="ce1">
            <text:p>2109.16981483333</text:p>
          </table:table-cell>
          <table:table-cell office:value-type="float" office:value="2308.942691" table:style-name="ce1">
            <text:p>2308.942691</text:p>
          </table:table-cell>
          <table:table-cell office:value-type="float" office:value="608.251896589199" table:style-name="ce1">
            <text:p>608.251896589199</text:p>
          </table:table-cell>
          <table:table-cell office:value-type="float" office:value="6" table:style-name="ce1">
            <text:p>6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42.9593855" table:style-name="ce1">
            <text:p>142.9593855</text:p>
          </table:table-cell>
          <table:table-cell office:value-type="float" office:value="77.6462851482275" table:style-name="ce1">
            <text:p>77.6462851482275</text:p>
          </table:table-cell>
          <table:table-cell office:value-type="float" office:value="89.975224755" table:style-name="ce1">
            <text:p>89.975224755</text:p>
          </table:table-cell>
          <table:table-cell office:value-type="float" office:value="64.6378698914726" table:style-name="ce1">
            <text:p>64.6378698914726</text:p>
          </table:table-cell>
          <table:table-cell office:value-type="float" office:value="6" table:style-name="ce1">
            <text:p>6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83.5038543633333" table:style-name="ce1">
            <text:p>83.5038543633333</text:p>
          </table:table-cell>
          <table:table-cell office:value-type="float" office:value="90.00140439" table:style-name="ce1">
            <text:p>90.00140439</text:p>
          </table:table-cell>
          <table:table-cell office:value-type="float" office:value="38.993027113988" table:style-name="ce1">
            <text:p>38.993027113988</text:p>
          </table:table-cell>
          <table:table-cell office:value-type="float" office:value="6" table:style-name="ce1">
            <text:p>6</text:p>
          </table:table-cell>
          <table:table-cell office:value-type="float" office:value="36.99357362" table:style-name="ce1">
            <text:p>36.99357362</text:p>
          </table:table-cell>
          <table:table-cell office:value-type="float" office:value="90.00408642" table:style-name="ce1">
            <text:p>90.00408642</text:p>
          </table:table-cell>
          <table:table-cell office:value-type="float" office:value="69.495158585" table:style-name="ce1">
            <text:p>69.495158585</text:p>
          </table:table-cell>
          <table:table-cell office:value-type="float" office:value="81.48903223" table:style-name="ce1">
            <text:p>81.48903223</text:p>
          </table:table-cell>
          <table:table-cell office:value-type="float" office:value="25.5239128494069" table:style-name="ce1">
            <text:p>25.5239128494069</text:p>
          </table:table-cell>
          <table:table-cell office:value-type="float" office:value="6" table:style-name="ce1">
            <text:p>6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65.78119323" table:style-name="ce1">
            <text:p>65.78119323</text:p>
          </table:table-cell>
          <table:table-cell office:value-type="float" office:value="48.745131985" table:style-name="ce1">
            <text:p>48.745131985</text:p>
          </table:table-cell>
          <table:table-cell office:value-type="float" office:value="58.860168885" table:style-name="ce1">
            <text:p>58.860168885</text:p>
          </table:table-cell>
          <table:table-cell office:value-type="float" office:value="21.1899237124623" table:style-name="ce1">
            <text:p>21.1899237124623</text:p>
          </table:table-cell>
          <table:table-cell office:value-type="float" office:value="6" table:style-name="ce1">
            <text:p>6</text:p>
          </table:table-cell>
          <table:table-cell office:value-type="float" office:value="0.001476185779" table:style-name="ce1">
            <text:p>0.001476185779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0219766533183333" table:style-name="ce1">
            <text:p>0.00219766533183333</text:p>
          </table:table-cell>
          <table:table-cell office:value-type="float" office:value="0.0020814984235" table:style-name="ce1">
            <text:p>0.0020814984235</text:p>
          </table:table-cell>
          <table:table-cell office:value-type="float" office:value="0.000662246958142363" table:style-name="ce1">
            <text:p>0.000662246958142363</text:p>
          </table:table-cell>
          <table:table-cell office:value-type="float" office:value="6" table:style-name="ce1">
            <text:p>6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0.01703286998" table:style-name="ce1">
            <text:p>0.01703286998</text:p>
          </table:table-cell>
          <table:table-cell office:value-type="float" office:value="0.0167781395183333" table:style-name="ce1">
            <text:p>0.0167781395183333</text:p>
          </table:table-cell>
          <table:table-cell office:value-type="float" office:value="0.01687867444" table:style-name="ce1">
            <text:p>0.01687867444</text:p>
          </table:table-cell>
          <table:table-cell office:value-type="float" office:value="0.000267083289148452" table:style-name="ce1">
            <text:p>0.000267083289148452</text:p>
          </table:table-cell>
          <table:table-cell office:value-type="float" office:value="6" table:style-name="ce1">
            <text:p>6</text:p>
          </table:table-cell>
          <table:table-cell office:value-type="float" office:value="5.828209396" table:style-name="ce1">
            <text:p>5.828209396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10.0327169448333" table:style-name="ce1">
            <text:p>10.0327169448333</text:p>
          </table:table-cell>
          <table:table-cell office:value-type="float" office:value="8.9649337375" table:style-name="ce1">
            <text:p>8.9649337375</text:p>
          </table:table-cell>
          <table:table-cell office:value-type="float" office:value="4.25066996558647" table:style-name="ce1">
            <text:p>4.25066996558647</text:p>
          </table:table-cell>
          <table:table-cell office:value-type="float" office:value="6" table:style-name="ce1">
            <text:p>6</text:p>
          </table:table-cell>
          <table:table-cell office:value-type="float" office:value="13.78310215" table:style-name="ce1">
            <text:p>13.78310215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25.4503145016667" table:style-name="ce1">
            <text:p>25.4503145016667</text:p>
          </table:table-cell>
          <table:table-cell office:value-type="float" office:value="21.044630395" table:style-name="ce1">
            <text:p>21.044630395</text:p>
          </table:table-cell>
          <table:table-cell office:value-type="float" office:value="12.2608191908612" table:style-name="ce1">
            <text:p>12.2608191908612</text:p>
          </table:table-cell>
          <table:table-cell office:value-type="float" office:value="6" table:style-name="ce1">
            <text:p>6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516683750316667" table:style-name="ce1">
            <text:p>0.516683750316667</text:p>
          </table:table-cell>
          <table:table-cell office:value-type="float" office:value="0.25173219515" table:style-name="ce1">
            <text:p>0.25173219515</text:p>
          </table:table-cell>
          <table:table-cell office:value-type="float" office:value="0.423959230397118" table:style-name="ce1">
            <text:p>0.423959230397118</text:p>
          </table:table-cell>
          <table:table-cell office:value-type="float" office:value="6" table:style-name="ce1">
            <text:p>6</text:p>
          </table:table-cell>
          <table:table-cell office:value-type="float" office:value="0.5135928541" table:style-name="ce1">
            <text:p>0.5135928541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1.08159879385" table:style-name="ce1">
            <text:p>1.08159879385</text:p>
          </table:table-cell>
          <table:table-cell office:value-type="float" office:value="0.9061127301" table:style-name="ce1">
            <text:p>0.9061127301</text:p>
          </table:table-cell>
          <table:table-cell office:value-type="float" office:value="0.593379027146087" table:style-name="ce1">
            <text:p>0.593379027146087</text:p>
          </table:table-cell>
        </table:table-row>
      </table:table>
      <table:table table:name="Specimen_Position_NMP" table:style-name="ta1">
        <table:table-column table:style-name="co1" table:number-columns-repeated="219" table:default-cell-style-name="ce1"/>
        <table:table-row table:style-name="ro1">
          <table:table-cell office:value-type="string" table:style-name="ce1">
            <text:p>Specimen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NMP_cat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&lt;10%</text:p>
          </table:table-cell>
          <table:table-cell office:value-type="float" office:value="27" table:style-name="ce1">
            <text:p>27</text:p>
          </table:table-cell>
          <table:table-cell office:value-type="float" office:value="1.873293943" table:style-name="ce1">
            <text:p>1.873293943</text:p>
          </table:table-cell>
          <table:table-cell office:value-type="float" office:value="9.838464462" table:style-name="ce1">
            <text:p>9.838464462</text:p>
          </table:table-cell>
          <table:table-cell office:value-type="float" office:value="6.68257705814815" table:style-name="ce1">
            <text:p>6.68257705814815</text:p>
          </table:table-cell>
          <table:table-cell office:value-type="float" office:value="6.841159601" table:style-name="ce1">
            <text:p>6.841159601</text:p>
          </table:table-cell>
          <table:table-cell office:value-type="float" office:value="2.42180755140546" table:style-name="ce1">
            <text:p>2.42180755140546</text:p>
          </table:table-cell>
          <table:table-cell office:value-type="float" office:value="27" table:style-name="ce1">
            <text:p>27</text:p>
          </table:table-cell>
          <table:table-cell office:value-type="float" office:value="1.227924978" table:style-name="ce1">
            <text:p>1.227924978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2.63619813355556" table:style-name="ce1">
            <text:p>2.63619813355556</text:p>
          </table:table-cell>
          <table:table-cell office:value-type="float" office:value="1.660076741" table:style-name="ce1">
            <text:p>1.660076741</text:p>
          </table:table-cell>
          <table:table-cell office:value-type="float" office:value="1.64075489538679" table:style-name="ce1">
            <text:p>1.64075489538679</text:p>
          </table:table-cell>
          <table:table-cell office:value-type="float" office:value="27" table:style-name="ce1">
            <text:p>27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1.530409683" table:style-name="ce1">
            <text:p>1.530409683</text:p>
          </table:table-cell>
          <table:table-cell office:value-type="float" office:value="-0.2429085569" table:style-name="ce1">
            <text:p>-0.2429085569</text:p>
          </table:table-cell>
          <table:table-cell office:value-type="float" office:value="-0.2341517689" table:style-name="ce1">
            <text:p>-0.2341517689</text:p>
          </table:table-cell>
          <table:table-cell office:value-type="float" office:value="1.03526718879495" table:style-name="ce1">
            <text:p>1.03526718879495</text:p>
          </table:table-cell>
          <table:table-cell office:value-type="float" office:value="27" table:style-name="ce1">
            <text:p>27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5.31600703696296" table:style-name="ce1">
            <text:p>5.31600703696296</text:p>
          </table:table-cell>
          <table:table-cell office:value-type="float" office:value="4.296425305" table:style-name="ce1">
            <text:p>4.296425305</text:p>
          </table:table-cell>
          <table:table-cell office:value-type="float" office:value="3.32952307135731" table:style-name="ce1">
            <text:p>3.32952307135731</text:p>
          </table:table-cell>
          <table:table-cell office:value-type="float" office:value="27" table:style-name="ce1">
            <text:p>27</text:p>
          </table:table-cell>
          <table:table-cell office:value-type="float" office:value="4.057689" table:style-name="ce1">
            <text:p>4.057689</text:p>
          </table:table-cell>
          <table:table-cell office:value-type="float" office:value="12.62125" table:style-name="ce1">
            <text:p>12.62125</text:p>
          </table:table-cell>
          <table:table-cell office:value-type="float" office:value="7.51982496296296" table:style-name="ce1">
            <text:p>7.51982496296296</text:p>
          </table:table-cell>
          <table:table-cell office:value-type="float" office:value="7.858907" table:style-name="ce1">
            <text:p>7.858907</text:p>
          </table:table-cell>
          <table:table-cell office:value-type="float" office:value="2.8139300658124" table:style-name="ce1">
            <text:p>2.8139300658124</text:p>
          </table:table-cell>
          <table:table-cell office:value-type="float" office:value="27" table:style-name="ce1">
            <text:p>27</text:p>
          </table:table-cell>
          <table:table-cell office:value-type="float" office:value="2.589301" table:style-name="ce1">
            <text:p>2.589301</text:p>
          </table:table-cell>
          <table:table-cell office:value-type="float" office:value="24.88085" table:style-name="ce1">
            <text:p>24.88085</text:p>
          </table:table-cell>
          <table:table-cell office:value-type="float" office:value="10.4054838888889" table:style-name="ce1">
            <text:p>10.4054838888889</text:p>
          </table:table-cell>
          <table:table-cell office:value-type="float" office:value="6.007857" table:style-name="ce1">
            <text:p>6.007857</text:p>
          </table:table-cell>
          <table:table-cell office:value-type="float" office:value="8.61295633309092" table:style-name="ce1">
            <text:p>8.61295633309092</text:p>
          </table:table-cell>
          <table:table-cell office:value-type="float" office:value="27" table:style-name="ce1">
            <text:p>27</text:p>
          </table:table-cell>
          <table:table-cell office:value-type="float" office:value="8.243971" table:style-name="ce1">
            <text:p>8.243971</text:p>
          </table:table-cell>
          <table:table-cell office:value-type="float" office:value="35.77961" table:style-name="ce1">
            <text:p>35.77961</text:p>
          </table:table-cell>
          <table:table-cell office:value-type="float" office:value="17.9253088518519" table:style-name="ce1">
            <text:p>17.9253088518519</text:p>
          </table:table-cell>
          <table:table-cell office:value-type="float" office:value="11.968873" table:style-name="ce1">
            <text:p>11.968873</text:p>
          </table:table-cell>
          <table:table-cell office:value-type="float" office:value="10.8473633949741" table:style-name="ce1">
            <text:p>10.8473633949741</text:p>
          </table:table-cell>
          <table:table-cell office:value-type="float" office:value="27" table:style-name="ce1">
            <text:p>27</text:p>
          </table:table-cell>
          <table:table-cell office:value-type="float" office:value="0.9650876673" table:style-name="ce1">
            <text:p>0.9650876673</text:p>
          </table:table-cell>
          <table:table-cell office:value-type="float" office:value="4.818758883" table:style-name="ce1">
            <text:p>4.818758883</text:p>
          </table:table-cell>
          <table:table-cell office:value-type="float" office:value="1.99296322238148" table:style-name="ce1">
            <text:p>1.99296322238148</text:p>
          </table:table-cell>
          <table:table-cell office:value-type="float" office:value="1.290145039" table:style-name="ce1">
            <text:p>1.290145039</text:p>
          </table:table-cell>
          <table:table-cell office:value-type="float" office:value="1.235606687406" table:style-name="ce1">
            <text:p>1.235606687406</text:p>
          </table:table-cell>
          <table:table-cell office:value-type="float" office:value="27" table:style-name="ce1">
            <text:p>27</text:p>
          </table:table-cell>
          <table:table-cell office:value-type="float" office:value="0.07081850159" table:style-name="ce1">
            <text:p>0.07081850159</text:p>
          </table:table-cell>
          <table:table-cell office:value-type="float" office:value="3.409406258" table:style-name="ce1">
            <text:p>3.409406258</text:p>
          </table:table-cell>
          <table:table-cell office:value-type="float" office:value="0.662218877853333" table:style-name="ce1">
            <text:p>0.662218877853333</text:p>
          </table:table-cell>
          <table:table-cell office:value-type="float" office:value="0.3605701096" table:style-name="ce1">
            <text:p>0.3605701096</text:p>
          </table:table-cell>
          <table:table-cell office:value-type="float" office:value="0.982514682452881" table:style-name="ce1">
            <text:p>0.982514682452881</text:p>
          </table:table-cell>
          <table:table-cell office:value-type="float" office:value="27" table:style-name="ce1">
            <text:p>27</text:p>
          </table:table-cell>
          <table:table-cell office:value-type="float" office:value="1.299871441" table:style-name="ce1">
            <text:p>1.299871441</text:p>
          </table:table-cell>
          <table:table-cell office:value-type="float" office:value="6.945673816" table:style-name="ce1">
            <text:p>6.945673816</text:p>
          </table:table-cell>
          <table:table-cell office:value-type="float" office:value="2.9801834122963" table:style-name="ce1">
            <text:p>2.9801834122963</text:p>
          </table:table-cell>
          <table:table-cell office:value-type="float" office:value="2.2669251" table:style-name="ce1">
            <text:p>2.2669251</text:p>
          </table:table-cell>
          <table:table-cell office:value-type="float" office:value="1.89687546679587" table:style-name="ce1">
            <text:p>1.89687546679587</text:p>
          </table:table-cell>
          <table:table-cell office:value-type="float" office:value="27" table:style-name="ce1">
            <text:p>27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6.03915504622222" table:style-name="ce1">
            <text:p>6.03915504622222</text:p>
          </table:table-cell>
          <table:table-cell office:value-type="float" office:value="3.85585084" table:style-name="ce1">
            <text:p>3.85585084</text:p>
          </table:table-cell>
          <table:table-cell office:value-type="float" office:value="4.98612388802187" table:style-name="ce1">
            <text:p>4.98612388802187</text:p>
          </table:table-cell>
          <table:table-cell office:value-type="float" office:value="27" table:style-name="ce1">
            <text:p>27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87.23983302" table:style-name="ce1">
            <text:p>87.23983302</text:p>
          </table:table-cell>
          <table:table-cell office:value-type="float" office:value="39.5320471622222" table:style-name="ce1">
            <text:p>39.5320471622222</text:p>
          </table:table-cell>
          <table:table-cell office:value-type="float" office:value="24.84694375" table:style-name="ce1">
            <text:p>24.84694375</text:p>
          </table:table-cell>
          <table:table-cell office:value-type="float" office:value="25.3988195193906" table:style-name="ce1">
            <text:p>25.3988195193906</text:p>
          </table:table-cell>
          <table:table-cell office:value-type="float" office:value="13" table:style-name="ce1">
            <text:p>13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517671329815385" table:style-name="ce1">
            <text:p>0.517671329815385</text:p>
          </table:table-cell>
          <table:table-cell office:value-type="float" office:value="0.4082060191" table:style-name="ce1">
            <text:p>0.4082060191</text:p>
          </table:table-cell>
          <table:table-cell office:value-type="float" office:value="0.316820738216019" table:style-name="ce1">
            <text:p>0.316820738216019</text:p>
          </table:table-cell>
          <table:table-cell office:value-type="float" office:value="27" table:style-name="ce1">
            <text:p>27</text:p>
          </table:table-cell>
          <table:table-cell office:value-type="float" office:value="46.99554509" table:style-name="ce1">
            <text:p>46.99554509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120.386772242593" table:style-name="ce1">
            <text:p>120.386772242593</text:p>
          </table:table-cell>
          <table:table-cell office:value-type="float" office:value="133.2536348" table:style-name="ce1">
            <text:p>133.2536348</text:p>
          </table:table-cell>
          <table:table-cell office:value-type="float" office:value="37.1103940042995" table:style-name="ce1">
            <text:p>37.1103940042995</text:p>
          </table:table-cell>
          <table:table-cell office:value-type="float" office:value="27" table:style-name="ce1">
            <text:p>2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3182015665" table:style-name="ce1">
            <text:p>2.318201566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1.8910885215972" table:style-name="ce1">
            <text:p>1.8910885215972</text:p>
          </table:table-cell>
          <table:table-cell office:value-type="float" office:value="27" table:style-name="ce1">
            <text:p>27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257442650396296" table:style-name="ce1">
            <text:p>0.257442650396296</text:p>
          </table:table-cell>
          <table:table-cell office:value-type="float" office:value="0.2518864342" table:style-name="ce1">
            <text:p>0.2518864342</text:p>
          </table:table-cell>
          <table:table-cell office:value-type="float" office:value="0.0614796533424348" table:style-name="ce1">
            <text:p>0.0614796533424348</text:p>
          </table:table-cell>
          <table:table-cell office:value-type="float" office:value="27" table:style-name="ce1">
            <text:p>27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2.832637292" table:style-name="ce1">
            <text:p>2.832637292</text:p>
          </table:table-cell>
          <table:table-cell office:value-type="float" office:value="2.736841362" table:style-name="ce1">
            <text:p>2.736841362</text:p>
          </table:table-cell>
          <table:table-cell office:value-type="float" office:value="0.898149519594754" table:style-name="ce1">
            <text:p>0.898149519594754</text:p>
          </table:table-cell>
          <table:table-cell office:value-type="float" office:value="27" table:style-name="ce1">
            <text:p>27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118384060427778" table:style-name="ce1">
            <text:p>0.118384060427778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0.0508383084567161" table:style-name="ce1">
            <text:p>0.0508383084567161</text:p>
          </table:table-cell>
          <table:table-cell office:value-type="float" office:value="27" table:style-name="ce1">
            <text:p>27</text:p>
          </table:table-cell>
          <table:table-cell office:value-type="float" office:value="1.506690424" table:style-name="ce1">
            <text:p>1.506690424</text:p>
          </table:table-cell>
          <table:table-cell office:value-type="float" office:value="7.092428865" table:style-name="ce1">
            <text:p>7.092428865</text:p>
          </table:table-cell>
          <table:table-cell office:value-type="float" office:value="3.09856738674074" table:style-name="ce1">
            <text:p>3.09856738674074</text:p>
          </table:table-cell>
          <table:table-cell office:value-type="float" office:value="2.333582957" table:style-name="ce1">
            <text:p>2.333582957</text:p>
          </table:table-cell>
          <table:table-cell office:value-type="float" office:value="1.91503390607588" table:style-name="ce1">
            <text:p>1.91503390607588</text:p>
          </table:table-cell>
          <table:table-cell office:value-type="float" office:value="27" table:style-name="ce1">
            <text:p>27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118384060427778" table:style-name="ce1">
            <text:p>0.118384060427778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0.0508383084567161" table:style-name="ce1">
            <text:p>0.0508383084567161</text:p>
          </table:table-cell>
          <table:table-cell office:value-type="float" office:value="27" table:style-name="ce1">
            <text:p>27</text:p>
          </table:table-cell>
          <table:table-cell office:value-type="float" office:value="1.05223575" table:style-name="ce1">
            <text:p>1.05223575</text:p>
          </table:table-cell>
          <table:table-cell office:value-type="float" office:value="4.996621617" table:style-name="ce1">
            <text:p>4.996621617</text:p>
          </table:table-cell>
          <table:table-cell office:value-type="float" office:value="2.1494878072963" table:style-name="ce1">
            <text:p>2.1494878072963</text:p>
          </table:table-cell>
          <table:table-cell office:value-type="float" office:value="1.599236779" table:style-name="ce1">
            <text:p>1.599236779</text:p>
          </table:table-cell>
          <table:table-cell office:value-type="float" office:value="1.28789515648071" table:style-name="ce1">
            <text:p>1.28789515648071</text:p>
          </table:table-cell>
          <table:table-cell office:value-type="float" office:value="27" table:style-name="ce1">
            <text:p>27</text:p>
          </table:table-cell>
          <table:table-cell office:value-type="float" office:value="1.339437979" table:style-name="ce1">
            <text:p>1.339437979</text:p>
          </table:table-cell>
          <table:table-cell office:value-type="float" office:value="5.89029205" table:style-name="ce1">
            <text:p>5.89029205</text:p>
          </table:table-cell>
          <table:table-cell office:value-type="float" office:value="2.71573585937037" table:style-name="ce1">
            <text:p>2.71573585937037</text:p>
          </table:table-cell>
          <table:table-cell office:value-type="float" office:value="2.175542223" table:style-name="ce1">
            <text:p>2.175542223</text:p>
          </table:table-cell>
          <table:table-cell office:value-type="float" office:value="1.59220974490742" table:style-name="ce1">
            <text:p>1.59220974490742</text:p>
          </table:table-cell>
          <table:table-cell office:value-type="float" office:value="27" table:style-name="ce1">
            <text:p>27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0.382831527425185" table:style-name="ce1">
            <text:p>0.382831527425185</text:p>
          </table:table-cell>
          <table:table-cell office:value-type="float" office:value="0.2234133531" table:style-name="ce1">
            <text:p>0.2234133531</text:p>
          </table:table-cell>
          <table:table-cell office:value-type="float" office:value="0.341669191714663" table:style-name="ce1">
            <text:p>0.341669191714663</text:p>
          </table:table-cell>
          <table:table-cell office:value-type="float" office:value="27" table:style-name="ce1">
            <text:p>27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25.29669" table:style-name="ce1">
            <text:p>25.29669</text:p>
          </table:table-cell>
          <table:table-cell office:value-type="float" office:value="11.4994344374074" table:style-name="ce1">
            <text:p>11.4994344374074</text:p>
          </table:table-cell>
          <table:table-cell office:value-type="float" office:value="4.5190945" table:style-name="ce1">
            <text:p>4.5190945</text:p>
          </table:table-cell>
          <table:table-cell office:value-type="float" office:value="10.0088512495688" table:style-name="ce1">
            <text:p>10.0088512495688</text:p>
          </table:table-cell>
          <table:table-cell office:value-type="float" office:value="27" table:style-name="ce1">
            <text:p>27</text:p>
          </table:table-cell>
          <table:table-cell office:value-type="float" office:value="0.8662079112" table:style-name="ce1">
            <text:p>0.8662079112</text:p>
          </table:table-cell>
          <table:table-cell office:value-type="float" office:value="10.04759269" table:style-name="ce1">
            <text:p>10.04759269</text:p>
          </table:table-cell>
          <table:table-cell office:value-type="float" office:value="3.46062344422593" table:style-name="ce1">
            <text:p>3.46062344422593</text:p>
          </table:table-cell>
          <table:table-cell office:value-type="float" office:value="1.331725529" table:style-name="ce1">
            <text:p>1.331725529</text:p>
          </table:table-cell>
          <table:table-cell office:value-type="float" office:value="3.10447057939538" table:style-name="ce1">
            <text:p>3.10447057939538</text:p>
          </table:table-cell>
          <table:table-cell office:value-type="float" office:value="27" table:style-name="ce1">
            <text:p>27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1833.54490448148" table:style-name="ce1">
            <text:p>1833.54490448148</text:p>
          </table:table-cell>
          <table:table-cell office:value-type="float" office:value="2088.249436" table:style-name="ce1">
            <text:p>2088.249436</text:p>
          </table:table-cell>
          <table:table-cell office:value-type="float" office:value="552.884532370136" table:style-name="ce1">
            <text:p>552.884532370136</text:p>
          </table:table-cell>
          <table:table-cell office:value-type="float" office:value="27" table:style-name="ce1">
            <text:p>27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93.7948784374074" table:style-name="ce1">
            <text:p>93.7948784374074</text:p>
          </table:table-cell>
          <table:table-cell office:value-type="float" office:value="90.00418619" table:style-name="ce1">
            <text:p>90.00418619</text:p>
          </table:table-cell>
          <table:table-cell office:value-type="float" office:value="46.17646782621" table:style-name="ce1">
            <text:p>46.17646782621</text:p>
          </table:table-cell>
          <table:table-cell office:value-type="float" office:value="27" table:style-name="ce1">
            <text:p>27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14.206392218519" table:style-name="ce1">
            <text:p>114.206392218519</text:p>
          </table:table-cell>
          <table:table-cell office:value-type="float" office:value="114.0282456" table:style-name="ce1">
            <text:p>114.0282456</text:p>
          </table:table-cell>
          <table:table-cell office:value-type="float" office:value="44.4002806048218" table:style-name="ce1">
            <text:p>44.4002806048218</text:p>
          </table:table-cell>
          <table:table-cell office:value-type="float" office:value="27" table:style-name="ce1">
            <text:p>27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96.1911700046779" table:style-name="ce1">
            <text:p>96.1911700046779</text:p>
          </table:table-cell>
          <table:table-cell office:value-type="float" office:value="100.8037585" table:style-name="ce1">
            <text:p>100.8037585</text:p>
          </table:table-cell>
          <table:table-cell office:value-type="float" office:value="58.2261167512767" table:style-name="ce1">
            <text:p>58.2261167512767</text:p>
          </table:table-cell>
          <table:table-cell office:value-type="float" office:value="27" table:style-name="ce1">
            <text:p>27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87.3891332" table:style-name="ce1">
            <text:p>87.3891332</text:p>
          </table:table-cell>
          <table:table-cell office:value-type="float" office:value="47.473333569037" table:style-name="ce1">
            <text:p>47.473333569037</text:p>
          </table:table-cell>
          <table:table-cell office:value-type="float" office:value="54.39664104" table:style-name="ce1">
            <text:p>54.39664104</text:p>
          </table:table-cell>
          <table:table-cell office:value-type="float" office:value="30.7369891097701" table:style-name="ce1">
            <text:p>30.7369891097701</text:p>
          </table:table-cell>
          <table:table-cell office:value-type="float" office:value="27" table:style-name="ce1">
            <text:p>27</text:p>
          </table:table-cell>
          <table:table-cell office:value-type="float" office:value="0.001234299585" table:style-name="ce1">
            <text:p>0.001234299585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0276171991896296" table:style-name="ce1">
            <text:p>0.00276171991896296</text:p>
          </table:table-cell>
          <table:table-cell office:value-type="float" office:value="0.002289125848" table:style-name="ce1">
            <text:p>0.002289125848</text:p>
          </table:table-cell>
          <table:table-cell office:value-type="float" office:value="0.00129646014183222" table:style-name="ce1">
            <text:p>0.00129646014183222</text:p>
          </table:table-cell>
          <table:table-cell office:value-type="float" office:value="27" table:style-name="ce1">
            <text:p>27</text:p>
          </table:table-cell>
          <table:table-cell office:value-type="float" office:value="0.01705999629" table:style-name="ce1">
            <text:p>0.01705999629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0.0178706037725926" table:style-name="ce1">
            <text:p>0.0178706037725926</text:p>
          </table:table-cell>
          <table:table-cell office:value-type="float" office:value="0.01790984466" table:style-name="ce1">
            <text:p>0.01790984466</text:p>
          </table:table-cell>
          <table:table-cell office:value-type="float" office:value="0.000502747568555499" table:style-name="ce1">
            <text:p>0.000502747568555499</text:p>
          </table:table-cell>
          <table:table-cell office:value-type="float" office:value="27" table:style-name="ce1">
            <text:p>27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5.03083044933333" table:style-name="ce1">
            <text:p>5.03083044933333</text:p>
          </table:table-cell>
          <table:table-cell office:value-type="float" office:value="5.412144838" table:style-name="ce1">
            <text:p>5.412144838</text:p>
          </table:table-cell>
          <table:table-cell office:value-type="float" office:value="2.2904598439729" table:style-name="ce1">
            <text:p>2.2904598439729</text:p>
          </table:table-cell>
          <table:table-cell office:value-type="float" office:value="27" table:style-name="ce1">
            <text:p>27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92.598164752963" table:style-name="ce1">
            <text:p>92.59816475296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19.746539036089" table:style-name="ce1">
            <text:p>119.746539036089</text:p>
          </table:table-cell>
          <table:table-cell office:value-type="float" office:value="27" table:style-name="ce1">
            <text:p>27</text:p>
          </table:table-cell>
          <table:table-cell office:value-type="float" office:value="0.2402020794" table:style-name="ce1">
            <text:p>0.2402020794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0.66050560352963" table:style-name="ce1">
            <text:p>0.66050560352963</text:p>
          </table:table-cell>
          <table:table-cell office:value-type="float" office:value="0.3400712827" table:style-name="ce1">
            <text:p>0.3400712827</text:p>
          </table:table-cell>
          <table:table-cell office:value-type="float" office:value="0.61534326646314" table:style-name="ce1">
            <text:p>0.61534326646314</text:p>
          </table:table-cell>
          <table:table-cell office:value-type="float" office:value="24" table:style-name="ce1">
            <text:p>24</text:p>
          </table:table-cell>
          <table:table-cell office:value-type="float" office:value="0.317517979" table:style-name="ce1">
            <text:p>0.317517979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1.25789633912083" table:style-name="ce1">
            <text:p>1.25789633912083</text:p>
          </table:table-cell>
          <table:table-cell office:value-type="float" office:value="0.6757090384" table:style-name="ce1">
            <text:p>0.6757090384</text:p>
          </table:table-cell>
          <table:table-cell office:value-type="float" office:value="1.39114123566859" table:style-name="ce1">
            <text:p>1.3911412356685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10-20%</text:p>
          </table:table-cell>
          <table:table-cell office:value-type="float" office:value="12" table:style-name="ce1">
            <text:p>12</text:p>
          </table:table-cell>
          <table:table-cell office:value-type="float" office:value="10.01601275" table:style-name="ce1">
            <text:p>10.01601275</text:p>
          </table:table-cell>
          <table:table-cell office:value-type="float" office:value="17.30399779" table:style-name="ce1">
            <text:p>17.30399779</text:p>
          </table:table-cell>
          <table:table-cell office:value-type="float" office:value="12.754302035" table:style-name="ce1">
            <text:p>12.754302035</text:p>
          </table:table-cell>
          <table:table-cell office:value-type="float" office:value="11.855578235" table:style-name="ce1">
            <text:p>11.855578235</text:p>
          </table:table-cell>
          <table:table-cell office:value-type="float" office:value="3.04167073428921" table:style-name="ce1">
            <text:p>3.04167073428921</text:p>
          </table:table-cell>
          <table:table-cell office:value-type="float" office:value="12" table:style-name="ce1">
            <text:p>12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3.64952645594167" table:style-name="ce1">
            <text:p>3.64952645594167</text:p>
          </table:table-cell>
          <table:table-cell office:value-type="float" office:value="2.888708852" table:style-name="ce1">
            <text:p>2.888708852</text:p>
          </table:table-cell>
          <table:table-cell office:value-type="float" office:value="2.73135613460907" table:style-name="ce1">
            <text:p>2.73135613460907</text:p>
          </table:table-cell>
          <table:table-cell office:value-type="float" office:value="12" table:style-name="ce1">
            <text:p>12</text:p>
          </table:table-cell>
          <table:table-cell office:value-type="float" office:value="-0.722214999" table:style-name="ce1">
            <text:p>-0.722214999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0.321449675841667" table:style-name="ce1">
            <text:p>0.321449675841667</text:p>
          </table:table-cell>
          <table:table-cell office:value-type="float" office:value="-0.4372583703" table:style-name="ce1">
            <text:p>-0.4372583703</text:p>
          </table:table-cell>
          <table:table-cell office:value-type="float" office:value="1.56275776932233" table:style-name="ce1">
            <text:p>1.56275776932233</text:p>
          </table:table-cell>
          <table:table-cell office:value-type="float" office:value="12" table:style-name="ce1">
            <text:p>12</text:p>
          </table:table-cell>
          <table:table-cell office:value-type="float" office:value="2.841239599" table:style-name="ce1">
            <text:p>2.841239599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7.97211250583333" table:style-name="ce1">
            <text:p>7.97211250583333</text:p>
          </table:table-cell>
          <table:table-cell office:value-type="float" office:value="4.2654271415" table:style-name="ce1">
            <text:p>4.2654271415</text:p>
          </table:table-cell>
          <table:table-cell office:value-type="float" office:value="7.58978592157723" table:style-name="ce1">
            <text:p>7.58978592157723</text:p>
          </table:table-cell>
          <table:table-cell office:value-type="float" office:value="12" table:style-name="ce1">
            <text:p>12</text:p>
          </table:table-cell>
          <table:table-cell office:value-type="float" office:value="2.306105" table:style-name="ce1">
            <text:p>2.306105</text:p>
          </table:table-cell>
          <table:table-cell office:value-type="float" office:value="17.45352" table:style-name="ce1">
            <text:p>17.45352</text:p>
          </table:table-cell>
          <table:table-cell office:value-type="float" office:value="11.0960486666667" table:style-name="ce1">
            <text:p>11.0960486666667</text:p>
          </table:table-cell>
          <table:table-cell office:value-type="float" office:value="12.089763" table:style-name="ce1">
            <text:p>12.089763</text:p>
          </table:table-cell>
          <table:table-cell office:value-type="float" office:value="6.44355376115565" table:style-name="ce1">
            <text:p>6.44355376115565</text:p>
          </table:table-cell>
          <table:table-cell office:value-type="float" office:value="12" table:style-name="ce1">
            <text:p>12</text:p>
          </table:table-cell>
          <table:table-cell office:value-type="float" office:value="3.292899" table:style-name="ce1">
            <text:p>3.292899</text:p>
          </table:table-cell>
          <table:table-cell office:value-type="float" office:value="33.6139" table:style-name="ce1">
            <text:p>33.6139</text:p>
          </table:table-cell>
          <table:table-cell office:value-type="float" office:value="14.4011255" table:style-name="ce1">
            <text:p>14.4011255</text:p>
          </table:table-cell>
          <table:table-cell office:value-type="float" office:value="10.4176105" table:style-name="ce1">
            <text:p>10.4176105</text:p>
          </table:table-cell>
          <table:table-cell office:value-type="float" office:value="12.5447282590223" table:style-name="ce1">
            <text:p>12.5447282590223</text:p>
          </table:table-cell>
          <table:table-cell office:value-type="float" office:value="12" table:style-name="ce1">
            <text:p>12</text:p>
          </table:table-cell>
          <table:table-cell office:value-type="float" office:value="5.599004" table:style-name="ce1">
            <text:p>5.599004</text:p>
          </table:table-cell>
          <table:table-cell office:value-type="float" office:value="51.03114" table:style-name="ce1">
            <text:p>51.03114</text:p>
          </table:table-cell>
          <table:table-cell office:value-type="float" office:value="25.4971741666667" table:style-name="ce1">
            <text:p>25.4971741666667</text:p>
          </table:table-cell>
          <table:table-cell office:value-type="float" office:value="22.919313" table:style-name="ce1">
            <text:p>22.919313</text:p>
          </table:table-cell>
          <table:table-cell office:value-type="float" office:value="16.9910491909735" table:style-name="ce1">
            <text:p>16.9910491909735</text:p>
          </table:table-cell>
          <table:table-cell office:value-type="float" office:value="12" table:style-name="ce1">
            <text:p>12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2.74871342630833" table:style-name="ce1">
            <text:p>2.74871342630833</text:p>
          </table:table-cell>
          <table:table-cell office:value-type="float" office:value="2.078209064" table:style-name="ce1">
            <text:p>2.078209064</text:p>
          </table:table-cell>
          <table:table-cell office:value-type="float" office:value="2.13029582619877" table:style-name="ce1">
            <text:p>2.13029582619877</text:p>
          </table:table-cell>
          <table:table-cell office:value-type="float" office:value="12" table:style-name="ce1">
            <text:p>12</text:p>
          </table:table-cell>
          <table:table-cell office:value-type="float" office:value="0.2107577466" table:style-name="ce1">
            <text:p>0.2107577466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2.489430130675" table:style-name="ce1">
            <text:p>2.489430130675</text:p>
          </table:table-cell>
          <table:table-cell office:value-type="float" office:value="0.40894147245" table:style-name="ce1">
            <text:p>0.40894147245</text:p>
          </table:table-cell>
          <table:table-cell office:value-type="float" office:value="3.85078616720228" table:style-name="ce1">
            <text:p>3.85078616720228</text:p>
          </table:table-cell>
          <table:table-cell office:value-type="float" office:value="12" table:style-name="ce1">
            <text:p>12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9.808675221" table:style-name="ce1">
            <text:p>9.808675221</text:p>
          </table:table-cell>
          <table:table-cell office:value-type="float" office:value="4.28212627783333" table:style-name="ce1">
            <text:p>4.28212627783333</text:p>
          </table:table-cell>
          <table:table-cell office:value-type="float" office:value="3.048207538" table:style-name="ce1">
            <text:p>3.048207538</text:p>
          </table:table-cell>
          <table:table-cell office:value-type="float" office:value="3.55437208789443" table:style-name="ce1">
            <text:p>3.55437208789443</text:p>
          </table:table-cell>
          <table:table-cell office:value-type="float" office:value="12" table:style-name="ce1">
            <text:p>12</text:p>
          </table:table-cell>
          <table:table-cell office:value-type="float" office:value="1.902705554" table:style-name="ce1">
            <text:p>1.902705554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8.13386537108333" table:style-name="ce1">
            <text:p>8.13386537108333</text:p>
          </table:table-cell>
          <table:table-cell office:value-type="float" office:value="5.690521599" table:style-name="ce1">
            <text:p>5.690521599</text:p>
          </table:table-cell>
          <table:table-cell office:value-type="float" office:value="7.081488629999" table:style-name="ce1">
            <text:p>7.081488629999</text:p>
          </table:table-cell>
          <table:table-cell office:value-type="float" office:value="12" table:style-name="ce1">
            <text:p>12</text:p>
          </table:table-cell>
          <table:table-cell office:value-type="float" office:value="14.5395603" table:style-name="ce1">
            <text:p>14.5395603</text:p>
          </table:table-cell>
          <table:table-cell office:value-type="float" office:value="79.59101541" table:style-name="ce1">
            <text:p>79.59101541</text:p>
          </table:table-cell>
          <table:table-cell office:value-type="float" office:value="43.7887468725" table:style-name="ce1">
            <text:p>43.7887468725</text:p>
          </table:table-cell>
          <table:table-cell office:value-type="float" office:value="40.735160115" table:style-name="ce1">
            <text:p>40.735160115</text:p>
          </table:table-cell>
          <table:table-cell office:value-type="float" office:value="30.4490784204862" table:style-name="ce1">
            <text:p>30.4490784204862</text:p>
          </table:table-cell>
          <table:table-cell office:value-type="float" office:value="9" table:style-name="ce1">
            <text:p>9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0.4258254453" table:style-name="ce1">
            <text:p>0.4258254453</text:p>
          </table:table-cell>
          <table:table-cell office:value-type="float" office:value="0.3267844665" table:style-name="ce1">
            <text:p>0.3267844665</text:p>
          </table:table-cell>
          <table:table-cell office:value-type="float" office:value="0.198469450772319" table:style-name="ce1">
            <text:p>0.198469450772319</text:p>
          </table:table-cell>
          <table:table-cell office:value-type="float" office:value="12" table:style-name="ce1">
            <text:p>12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77.45599246675" table:style-name="ce1">
            <text:p>77.45599246675</text:p>
          </table:table-cell>
          <table:table-cell office:value-type="float" office:value="64.630359587" table:style-name="ce1">
            <text:p>64.630359587</text:p>
          </table:table-cell>
          <table:table-cell office:value-type="float" office:value="79.2736988536205" table:style-name="ce1">
            <text:p>79.2736988536205</text:p>
          </table:table-cell>
          <table:table-cell office:value-type="float" office:value="12" table:style-name="ce1">
            <text:p>1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3059830709" table:style-name="ce1">
            <text:p>2.3059830709</text:p>
          </table:table-cell>
          <table:table-cell office:value-type="float" office:value="2.08628676445" table:style-name="ce1">
            <text:p>2.08628676445</text:p>
          </table:table-cell>
          <table:table-cell office:value-type="float" office:value="1.65864510161219" table:style-name="ce1">
            <text:p>1.65864510161219</text:p>
          </table:table-cell>
          <table:table-cell office:value-type="float" office:value="12" table:style-name="ce1">
            <text:p>12</text:p>
          </table:table-cell>
          <table:table-cell office:value-type="float" office:value="0.2379812593" table:style-name="ce1">
            <text:p>0.2379812593</text:p>
          </table:table-cell>
          <table:table-cell office:value-type="float" office:value="0.3841581387" table:style-name="ce1">
            <text:p>0.3841581387</text:p>
          </table:table-cell>
          <table:table-cell office:value-type="float" office:value="0.307138854575" table:style-name="ce1">
            <text:p>0.307138854575</text:p>
          </table:table-cell>
          <table:table-cell office:value-type="float" office:value="0.3090496183" table:style-name="ce1">
            <text:p>0.3090496183</text:p>
          </table:table-cell>
          <table:table-cell office:value-type="float" office:value="0.0521401672549598" table:style-name="ce1">
            <text:p>0.0521401672549598</text:p>
          </table:table-cell>
          <table:table-cell office:value-type="float" office:value="12" table:style-name="ce1">
            <text:p>12</text:p>
          </table:table-cell>
          <table:table-cell office:value-type="float" office:value="2.656214176" table:style-name="ce1">
            <text:p>2.656214176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3.76777142166667" table:style-name="ce1">
            <text:p>3.76777142166667</text:p>
          </table:table-cell>
          <table:table-cell office:value-type="float" office:value="3.645569125" table:style-name="ce1">
            <text:p>3.645569125</text:p>
          </table:table-cell>
          <table:table-cell office:value-type="float" office:value="0.885314906149521" table:style-name="ce1">
            <text:p>0.885314906149521</text:p>
          </table:table-cell>
          <table:table-cell office:value-type="float" office:value="12" table:style-name="ce1">
            <text:p>12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0.151827687950833" table:style-name="ce1">
            <text:p>0.151827687950833</text:p>
          </table:table-cell>
          <table:table-cell office:value-type="float" office:value="0.16795991135" table:style-name="ce1">
            <text:p>0.16795991135</text:p>
          </table:table-cell>
          <table:table-cell office:value-type="float" office:value="0.0835064963517379" table:style-name="ce1">
            <text:p>0.0835064963517379</text:p>
          </table:table-cell>
          <table:table-cell office:value-type="float" office:value="12" table:style-name="ce1">
            <text:p>12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10.04001375" table:style-name="ce1">
            <text:p>10.04001375</text:p>
          </table:table-cell>
          <table:table-cell office:value-type="float" office:value="4.43395333808333" table:style-name="ce1">
            <text:p>4.43395333808333</text:p>
          </table:table-cell>
          <table:table-cell office:value-type="float" office:value="3.2236541595" table:style-name="ce1">
            <text:p>3.2236541595</text:p>
          </table:table-cell>
          <table:table-cell office:value-type="float" office:value="3.60195432993347" table:style-name="ce1">
            <text:p>3.60195432993347</text:p>
          </table:table-cell>
          <table:table-cell office:value-type="float" office:value="12" table:style-name="ce1">
            <text:p>12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0.151827687950833" table:style-name="ce1">
            <text:p>0.151827687950833</text:p>
          </table:table-cell>
          <table:table-cell office:value-type="float" office:value="0.16795991135" table:style-name="ce1">
            <text:p>0.16795991135</text:p>
          </table:table-cell>
          <table:table-cell office:value-type="float" office:value="0.0835064963517379" table:style-name="ce1">
            <text:p>0.0835064963517379</text:p>
          </table:table-cell>
          <table:table-cell office:value-type="float" office:value="12" table:style-name="ce1">
            <text:p>12</text:p>
          </table:table-cell>
          <table:table-cell office:value-type="float" office:value="0.9205192905" table:style-name="ce1">
            <text:p>0.9205192905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2.9925863504" table:style-name="ce1">
            <text:p>2.9925863504</text:p>
          </table:table-cell>
          <table:table-cell office:value-type="float" office:value="2.30317165" table:style-name="ce1">
            <text:p>2.30317165</text:p>
          </table:table-cell>
          <table:table-cell office:value-type="float" office:value="2.23563137141015" table:style-name="ce1">
            <text:p>2.23563137141015</text:p>
          </table:table-cell>
          <table:table-cell office:value-type="float" office:value="12" table:style-name="ce1">
            <text:p>12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8.822106078" table:style-name="ce1">
            <text:p>8.822106078</text:p>
          </table:table-cell>
          <table:table-cell office:value-type="float" office:value="3.93530373291667" table:style-name="ce1">
            <text:p>3.93530373291667</text:p>
          </table:table-cell>
          <table:table-cell office:value-type="float" office:value="2.8833564375" table:style-name="ce1">
            <text:p>2.8833564375</text:p>
          </table:table-cell>
          <table:table-cell office:value-type="float" office:value="3.14147076530649" table:style-name="ce1">
            <text:p>3.14147076530649</text:p>
          </table:table-cell>
          <table:table-cell office:value-type="float" office:value="12" table:style-name="ce1">
            <text:p>12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0.4986496046" table:style-name="ce1">
            <text:p>0.4986496046</text:p>
          </table:table-cell>
          <table:table-cell office:value-type="float" office:value="0.3340652768" table:style-name="ce1">
            <text:p>0.3340652768</text:p>
          </table:table-cell>
          <table:table-cell office:value-type="float" office:value="0.460577616079008" table:style-name="ce1">
            <text:p>0.460577616079008</text:p>
          </table:table-cell>
          <table:table-cell office:value-type="float" office:value="12" table:style-name="ce1">
            <text:p>12</text:p>
          </table:table-cell>
          <table:table-cell office:value-type="float" office:value="3.56045" table:style-name="ce1">
            <text:p>3.56045</text:p>
          </table:table-cell>
          <table:table-cell office:value-type="float" office:value="47.53151" table:style-name="ce1">
            <text:p>47.53151</text:p>
          </table:table-cell>
          <table:table-cell office:value-type="float" office:value="19.20217462925" table:style-name="ce1">
            <text:p>19.20217462925</text:p>
          </table:table-cell>
          <table:table-cell office:value-type="float" office:value="12.9102864" table:style-name="ce1">
            <text:p>12.9102864</text:p>
          </table:table-cell>
          <table:table-cell office:value-type="float" office:value="18.6285884035595" table:style-name="ce1">
            <text:p>18.6285884035595</text:p>
          </table:table-cell>
          <table:table-cell office:value-type="float" office:value="12" table:style-name="ce1">
            <text:p>12</text:p>
          </table:table-cell>
          <table:table-cell office:value-type="float" office:value="0.9463035555" table:style-name="ce1">
            <text:p>0.9463035555</text:p>
          </table:table-cell>
          <table:table-cell office:value-type="float" office:value="16.9466616" table:style-name="ce1">
            <text:p>16.9466616</text:p>
          </table:table-cell>
          <table:table-cell office:value-type="float" office:value="6.70082007264167" table:style-name="ce1">
            <text:p>6.70082007264167</text:p>
          </table:table-cell>
          <table:table-cell office:value-type="float" office:value="4.4416998655" table:style-name="ce1">
            <text:p>4.4416998655</text:p>
          </table:table-cell>
          <table:table-cell office:value-type="float" office:value="6.8222282777325" table:style-name="ce1">
            <text:p>6.8222282777325</text:p>
          </table:table-cell>
          <table:table-cell office:value-type="float" office:value="12" table:style-name="ce1">
            <text:p>12</text:p>
          </table:table-cell>
          <table:table-cell office:value-type="float" office:value="1263.463303" table:style-name="ce1">
            <text:p>1263.463303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1928.4349555" table:style-name="ce1">
            <text:p>1928.4349555</text:p>
          </table:table-cell>
          <table:table-cell office:value-type="float" office:value="1863.375163" table:style-name="ce1">
            <text:p>1863.375163</text:p>
          </table:table-cell>
          <table:table-cell office:value-type="float" office:value="623.852363957015" table:style-name="ce1">
            <text:p>623.852363957015</text:p>
          </table:table-cell>
          <table:table-cell office:value-type="float" office:value="12" table:style-name="ce1">
            <text:p>12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111.628609378255" table:style-name="ce1">
            <text:p>111.628609378255</text:p>
          </table:table-cell>
          <table:table-cell office:value-type="float" office:value="133.25170215" table:style-name="ce1">
            <text:p>133.25170215</text:p>
          </table:table-cell>
          <table:table-cell office:value-type="float" office:value="70.5602585534114" table:style-name="ce1">
            <text:p>70.5602585534114</text:p>
          </table:table-cell>
          <table:table-cell office:value-type="float" office:value="12" table:style-name="ce1">
            <text:p>12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142.9975016" table:style-name="ce1">
            <text:p>142.9975016</text:p>
          </table:table-cell>
          <table:table-cell office:value-type="float" office:value="54.2603762009421" table:style-name="ce1">
            <text:p>54.2603762009421</text:p>
          </table:table-cell>
          <table:table-cell office:value-type="float" office:value="37.01701745" table:style-name="ce1">
            <text:p>37.01701745</text:p>
          </table:table-cell>
          <table:table-cell office:value-type="float" office:value="55.787962084842" table:style-name="ce1">
            <text:p>55.787962084842</text:p>
          </table:table-cell>
          <table:table-cell office:value-type="float" office:value="12" table:style-name="ce1">
            <text:p>12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142.9949404" table:style-name="ce1">
            <text:p>142.9949404</text:p>
          </table:table-cell>
          <table:table-cell office:value-type="float" office:value="66.9193011133333" table:style-name="ce1">
            <text:p>66.9193011133333</text:p>
          </table:table-cell>
          <table:table-cell office:value-type="float" office:value="26.78011521" table:style-name="ce1">
            <text:p>26.78011521</text:p>
          </table:table-cell>
          <table:table-cell office:value-type="float" office:value="54.5871070216701" table:style-name="ce1">
            <text:p>54.5871070216701</text:p>
          </table:table-cell>
          <table:table-cell office:value-type="float" office:value="12" table:style-name="ce1">
            <text:p>12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66.88325723" table:style-name="ce1">
            <text:p>66.88325723</text:p>
          </table:table-cell>
          <table:table-cell office:value-type="float" office:value="37.1310062004167" table:style-name="ce1">
            <text:p>37.1310062004167</text:p>
          </table:table-cell>
          <table:table-cell office:value-type="float" office:value="36.0800714355" table:style-name="ce1">
            <text:p>36.0800714355</text:p>
          </table:table-cell>
          <table:table-cell office:value-type="float" office:value="29.2420574203755" table:style-name="ce1">
            <text:p>29.2420574203755</text:p>
          </table:table-cell>
          <table:table-cell office:value-type="float" office:value="12" table:style-name="ce1">
            <text:p>12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05894427771" table:style-name="ce1">
            <text:p>0.005894427771</text:p>
          </table:table-cell>
          <table:table-cell office:value-type="float" office:value="0.00318030055933333" table:style-name="ce1">
            <text:p>0.00318030055933333</text:p>
          </table:table-cell>
          <table:table-cell office:value-type="float" office:value="0.0024752714825" table:style-name="ce1">
            <text:p>0.0024752714825</text:p>
          </table:table-cell>
          <table:table-cell office:value-type="float" office:value="0.00166567399915874" table:style-name="ce1">
            <text:p>0.00166567399915874</text:p>
          </table:table-cell>
          <table:table-cell office:value-type="float" office:value="12" table:style-name="ce1">
            <text:p>12</text:p>
          </table:table-cell>
          <table:table-cell office:value-type="float" office:value="0.01763577651" table:style-name="ce1">
            <text:p>0.01763577651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0.0180821573916667" table:style-name="ce1">
            <text:p>0.0180821573916667</text:p>
          </table:table-cell>
          <table:table-cell office:value-type="float" office:value="0.017909717205" table:style-name="ce1">
            <text:p>0.017909717205</text:p>
          </table:table-cell>
          <table:table-cell office:value-type="float" office:value="0.000503311388658846" table:style-name="ce1">
            <text:p>0.000503311388658846</text:p>
          </table:table-cell>
          <table:table-cell office:value-type="float" office:value="12" table:style-name="ce1">
            <text:p>12</text:p>
          </table:table-cell>
          <table:table-cell office:value-type="float" office:value="4.300021776" table:style-name="ce1">
            <text:p>4.300021776</text:p>
          </table:table-cell>
          <table:table-cell office:value-type="float" office:value="9.392765757" table:style-name="ce1">
            <text:p>9.392765757</text:p>
          </table:table-cell>
          <table:table-cell office:value-type="float" office:value="6.29709729033333" table:style-name="ce1">
            <text:p>6.29709729033333</text:p>
          </table:table-cell>
          <table:table-cell office:value-type="float" office:value="5.692388314" table:style-name="ce1">
            <text:p>5.692388314</text:p>
          </table:table-cell>
          <table:table-cell office:value-type="float" office:value="2.00826051327285" table:style-name="ce1">
            <text:p>2.00826051327285</text:p>
          </table:table-cell>
          <table:table-cell office:value-type="float" office:value="12" table:style-name="ce1">
            <text:p>12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1.2477447314167" table:style-name="ce1">
            <text:p>11.2477447314167</text:p>
          </table:table-cell>
          <table:table-cell office:value-type="float" office:value="12.083216815" table:style-name="ce1">
            <text:p>12.083216815</text:p>
          </table:table-cell>
          <table:table-cell office:value-type="float" office:value="2.40827324054535" table:style-name="ce1">
            <text:p>2.40827324054535</text:p>
          </table:table-cell>
          <table:table-cell office:value-type="float" office:value="12" table:style-name="ce1">
            <text:p>12</text:p>
          </table:table-cell>
          <table:table-cell office:value-type="float" office:value="0.1923746828" table:style-name="ce1">
            <text:p>0.1923746828</text:p>
          </table:table-cell>
          <table:table-cell office:value-type="float" office:value="1.079764953" table:style-name="ce1">
            <text:p>1.079764953</text:p>
          </table:table-cell>
          <table:table-cell office:value-type="float" office:value="0.4966680448" table:style-name="ce1">
            <text:p>0.4966680448</text:p>
          </table:table-cell>
          <table:table-cell office:value-type="float" office:value="0.4009532821" table:style-name="ce1">
            <text:p>0.4009532821</text:p>
          </table:table-cell>
          <table:table-cell office:value-type="float" office:value="0.324726270551607" table:style-name="ce1">
            <text:p>0.324726270551607</text:p>
          </table:table-cell>
          <table:table-cell office:value-type="float" office:value="12" table:style-name="ce1">
            <text:p>12</text:p>
          </table:table-cell>
          <table:table-cell office:value-type="float" office:value="0.2825802205" table:style-name="ce1">
            <text:p>0.2825802205</text:p>
          </table:table-cell>
          <table:table-cell office:value-type="float" office:value="1.698557314" table:style-name="ce1">
            <text:p>1.698557314</text:p>
          </table:table-cell>
          <table:table-cell office:value-type="float" office:value="0.713226911608333" table:style-name="ce1">
            <text:p>0.713226911608333</text:p>
          </table:table-cell>
          <table:table-cell office:value-type="float" office:value="0.5014794688" table:style-name="ce1">
            <text:p>0.5014794688</text:p>
          </table:table-cell>
          <table:table-cell office:value-type="float" office:value="0.538908584754778" table:style-name="ce1">
            <text:p>0.53890858475477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≥20%</text:p>
          </table:table-cell>
          <table:table-cell office:value-type="float" office:value="3" table:style-name="ce1">
            <text:p>3</text:p>
          </table:table-cell>
          <table:table-cell office:value-type="float" office:value="23.11121324" table:style-name="ce1">
            <text:p>23.11121324</text:p>
          </table:table-cell>
          <table:table-cell office:value-type="float" office:value="23.24979894" table:style-name="ce1">
            <text:p>23.24979894</text:p>
          </table:table-cell>
          <table:table-cell office:value-type="float" office:value="23.18467084" table:style-name="ce1">
            <text:p>23.18467084</text:p>
          </table:table-cell>
          <table:table-cell office:value-type="float" office:value="23.19300034" table:style-name="ce1">
            <text:p>23.19300034</text:p>
          </table:table-cell>
          <table:table-cell office:value-type="float" office:value="0.0696673129150968" table:style-name="ce1">
            <text:p>0.0696673129150968</text:p>
          </table:table-cell>
          <table:table-cell office:value-type="float" office:value="3" table:style-name="ce1">
            <text:p>3</text:p>
          </table:table-cell>
          <table:table-cell office:value-type="float" office:value="4.151320134" table:style-name="ce1">
            <text:p>4.151320134</text:p>
          </table:table-cell>
          <table:table-cell office:value-type="float" office:value="4.156065202" table:style-name="ce1">
            <text:p>4.156065202</text:p>
          </table:table-cell>
          <table:table-cell office:value-type="float" office:value="4.15410362533333" table:style-name="ce1">
            <text:p>4.15410362533333</text:p>
          </table:table-cell>
          <table:table-cell office:value-type="float" office:value="4.15492554" table:style-name="ce1">
            <text:p>4.15492554</text:p>
          </table:table-cell>
          <table:table-cell office:value-type="float" office:value="0.00247700936022002" table:style-name="ce1">
            <text:p>0.00247700936022002</text:p>
          </table:table-cell>
          <table:table-cell office:value-type="float" office:value="3" table:style-name="ce1">
            <text:p>3</text:p>
          </table:table-cell>
          <table:table-cell office:value-type="float" office:value="0.07862128448" table:style-name="ce1">
            <text:p>0.07862128448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0.0880385390633333" table:style-name="ce1">
            <text:p>0.0880385390633333</text:p>
          </table:table-cell>
          <table:table-cell office:value-type="float" office:value="0.08953331126" table:style-name="ce1">
            <text:p>0.08953331126</text:p>
          </table:table-cell>
          <table:table-cell office:value-type="float" office:value="0.00876597841014578" table:style-name="ce1">
            <text:p>0.00876597841014578</text:p>
          </table:table-cell>
          <table:table-cell office:value-type="float" office:value="3" table:style-name="ce1">
            <text:p>3</text:p>
          </table:table-cell>
          <table:table-cell office:value-type="float" office:value="3.368310572" table:style-name="ce1">
            <text:p>3.368310572</text:p>
          </table:table-cell>
          <table:table-cell office:value-type="float" office:value="3.385310554" table:style-name="ce1">
            <text:p>3.385310554</text:p>
          </table:table-cell>
          <table:table-cell office:value-type="float" office:value="3.37526266633333" table:style-name="ce1">
            <text:p>3.37526266633333</text:p>
          </table:table-cell>
          <table:table-cell office:value-type="float" office:value="3.372166873" table:style-name="ce1">
            <text:p>3.372166873</text:p>
          </table:table-cell>
          <table:table-cell office:value-type="float" office:value="0.0089127885239198" table:style-name="ce1">
            <text:p>0.0089127885239198</text:p>
          </table:table-cell>
          <table:table-cell office:value-type="float" office:value="3" table:style-name="ce1">
            <text:p>3</text:p>
          </table:table-cell>
          <table:table-cell office:value-type="float" office:value="13.25175" table:style-name="ce1">
            <text:p>13.25175</text:p>
          </table:table-cell>
          <table:table-cell office:value-type="float" office:value="13.34997" table:style-name="ce1">
            <text:p>13.34997</text:p>
          </table:table-cell>
          <table:table-cell office:value-type="float" office:value="13.2848466666667" table:style-name="ce1">
            <text:p>13.2848466666667</text:p>
          </table:table-cell>
          <table:table-cell office:value-type="float" office:value="13.25282" table:style-name="ce1">
            <text:p>13.25282</text:p>
          </table:table-cell>
          <table:table-cell office:value-type="float" office:value="0.0564009985136204" table:style-name="ce1">
            <text:p>0.0564009985136204</text:p>
          </table:table-cell>
          <table:table-cell office:value-type="float" office:value="3" table:style-name="ce1">
            <text:p>3</text:p>
          </table:table-cell>
          <table:table-cell office:value-type="float" office:value="12.0453" table:style-name="ce1">
            <text:p>12.0453</text:p>
          </table:table-cell>
          <table:table-cell office:value-type="float" office:value="12.09389" table:style-name="ce1">
            <text:p>12.09389</text:p>
          </table:table-cell>
          <table:table-cell office:value-type="float" office:value="12.0744833333333" table:style-name="ce1">
            <text:p>12.0744833333333</text:p>
          </table:table-cell>
          <table:table-cell office:value-type="float" office:value="12.08426" table:style-name="ce1">
            <text:p>12.08426</text:p>
          </table:table-cell>
          <table:table-cell office:value-type="float" office:value="0.0257280864685534" table:style-name="ce1">
            <text:p>0.0257280864685534</text:p>
          </table:table-cell>
          <table:table-cell office:value-type="float" office:value="3" table:style-name="ce1">
            <text:p>3</text:p>
          </table:table-cell>
          <table:table-cell office:value-type="float" office:value="25.29705" table:style-name="ce1">
            <text:p>25.29705</text:p>
          </table:table-cell>
          <table:table-cell office:value-type="float" office:value="25.44386" table:style-name="ce1">
            <text:p>25.44386</text:p>
          </table:table-cell>
          <table:table-cell office:value-type="float" office:value="25.35933" table:style-name="ce1">
            <text:p>25.35933</text:p>
          </table:table-cell>
          <table:table-cell office:value-type="float" office:value="25.33708" table:style-name="ce1">
            <text:p>25.33708</text:p>
          </table:table-cell>
          <table:table-cell office:value-type="float" office:value="0.075891968613287" table:style-name="ce1">
            <text:p>0.075891968613287</text:p>
          </table:table-cell>
          <table:table-cell office:value-type="float" office:value="3" table:style-name="ce1">
            <text:p>3</text:p>
          </table:table-cell>
          <table:table-cell office:value-type="float" office:value="3.205475208" table:style-name="ce1">
            <text:p>3.205475208</text:p>
          </table:table-cell>
          <table:table-cell office:value-type="float" office:value="3.21122201" table:style-name="ce1">
            <text:p>3.21122201</text:p>
          </table:table-cell>
          <table:table-cell office:value-type="float" office:value="3.20762600233333" table:style-name="ce1">
            <text:p>3.20762600233333</text:p>
          </table:table-cell>
          <table:table-cell office:value-type="float" office:value="3.206180789" table:style-name="ce1">
            <text:p>3.206180789</text:p>
          </table:table-cell>
          <table:table-cell office:value-type="float" office:value="0.00313415291441481" table:style-name="ce1">
            <text:p>0.00313415291441481</text:p>
          </table:table-cell>
          <table:table-cell office:value-type="float" office:value="3" table:style-name="ce1">
            <text:p>3</text:p>
          </table:table-cell>
          <table:table-cell office:value-type="float" office:value="0.2477750981" table:style-name="ce1">
            <text:p>0.2477750981</text:p>
          </table:table-cell>
          <table:table-cell office:value-type="float" office:value="0.272055691" table:style-name="ce1">
            <text:p>0.272055691</text:p>
          </table:table-cell>
          <table:table-cell office:value-type="float" office:value="0.262115890266667" table:style-name="ce1">
            <text:p>0.262115890266667</text:p>
          </table:table-cell>
          <table:table-cell office:value-type="float" office:value="0.2665168817" table:style-name="ce1">
            <text:p>0.2665168817</text:p>
          </table:table-cell>
          <table:table-cell office:value-type="float" office:value="0.0127245173618133" table:style-name="ce1">
            <text:p>0.0127245173618133</text:p>
          </table:table-cell>
          <table:table-cell office:value-type="float" office:value="3" table:style-name="ce1">
            <text:p>3</text:p>
          </table:table-cell>
          <table:table-cell office:value-type="float" office:value="5.165735915" table:style-name="ce1">
            <text:p>5.165735915</text:p>
          </table:table-cell>
          <table:table-cell office:value-type="float" office:value="5.180450602" table:style-name="ce1">
            <text:p>5.180450602</text:p>
          </table:table-cell>
          <table:table-cell office:value-type="float" office:value="5.17486498966667" table:style-name="ce1">
            <text:p>5.17486498966667</text:p>
          </table:table-cell>
          <table:table-cell office:value-type="float" office:value="5.178408452" table:style-name="ce1">
            <text:p>5.178408452</text:p>
          </table:table-cell>
          <table:table-cell office:value-type="float" office:value="0.00797167468966248" table:style-name="ce1">
            <text:p>0.00797167468966248</text:p>
          </table:table-cell>
          <table:table-cell office:value-type="float" office:value="3" table:style-name="ce1">
            <text:p>3</text:p>
          </table:table-cell>
          <table:table-cell office:value-type="float" office:value="8.700284256" table:style-name="ce1">
            <text:p>8.700284256</text:p>
          </table:table-cell>
          <table:table-cell office:value-type="float" office:value="8.76855092" table:style-name="ce1">
            <text:p>8.76855092</text:p>
          </table:table-cell>
          <table:table-cell office:value-type="float" office:value="8.728026137" table:style-name="ce1">
            <text:p>8.728026137</text:p>
          </table:table-cell>
          <table:table-cell office:value-type="float" office:value="8.715243235" table:style-name="ce1">
            <text:p>8.715243235</text:p>
          </table:table-cell>
          <table:table-cell office:value-type="float" office:value="0.0358836493556381" table:style-name="ce1">
            <text:p>0.0358836493556381</text:p>
          </table:table-cell>
          <table:table-cell office:value-type="float" office:value="3" table:style-name="ce1">
            <text:p>3</text:p>
          </table:table-cell>
          <table:table-cell office:value-type="float" office:value="103.8043847" table:style-name="ce1">
            <text:p>103.8043847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104.034205333333" table:style-name="ce1">
            <text:p>104.034205333333</text:p>
          </table:table-cell>
          <table:table-cell office:value-type="float" office:value="103.9997119" table:style-name="ce1">
            <text:p>103.9997119</text:p>
          </table:table-cell>
          <table:table-cell office:value-type="float" office:value="0.248866677446709" table:style-name="ce1">
            <text:p>0.248866677446709</text:p>
          </table:table-cell>
          <table:table-cell office:value-type="float" office:value="3" table:style-name="ce1">
            <text:p>3</text:p>
          </table:table-cell>
          <table:table-cell office:value-type="float" office:value="0.6688977524" table:style-name="ce1">
            <text:p>0.6688977524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0.6695120643" table:style-name="ce1">
            <text:p>0.6695120643</text:p>
          </table:table-cell>
          <table:table-cell office:value-type="float" office:value="0.6698105895" table:style-name="ce1">
            <text:p>0.6698105895</text:p>
          </table:table-cell>
          <table:table-cell office:value-type="float" office:value="0.000532079714616851" table:style-name="ce1">
            <text:p>0.000532079714616851</text:p>
          </table:table-cell>
          <table:table-cell office:value-type="float" office:value="3" table:style-name="ce1">
            <text:p>3</text:p>
          </table:table-cell>
          <table:table-cell office:value-type="float" office:value="84.75681039" table:style-name="ce1">
            <text:p>84.75681039</text:p>
          </table:table-cell>
          <table:table-cell office:value-type="float" office:value="84.99555071" table:style-name="ce1">
            <text:p>84.99555071</text:p>
          </table:table-cell>
          <table:table-cell office:value-type="float" office:value="84.8374325366667" table:style-name="ce1">
            <text:p>84.8374325366667</text:p>
          </table:table-cell>
          <table:table-cell office:value-type="float" office:value="84.75993651" table:style-name="ce1">
            <text:p>84.75993651</text:p>
          </table:table-cell>
          <table:table-cell office:value-type="float" office:value="0.136943275520438" table:style-name="ce1">
            <text:p>0.136943275520438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825511224" table:style-name="ce1">
            <text:p>0.2825511224</text:p>
          </table:table-cell>
          <table:table-cell office:value-type="float" office:value="0.2828066798" table:style-name="ce1">
            <text:p>0.2828066798</text:p>
          </table:table-cell>
          <table:table-cell office:value-type="float" office:value="0.282717313133333" table:style-name="ce1">
            <text:p>0.282717313133333</text:p>
          </table:table-cell>
          <table:table-cell office:value-type="float" office:value="0.2827941372" table:style-name="ce1">
            <text:p>0.2827941372</text:p>
          </table:table-cell>
          <table:table-cell office:value-type="float" office:value="0.000144061962669168" table:style-name="ce1">
            <text:p>0.000144061962669168</text:p>
          </table:table-cell>
          <table:table-cell office:value-type="float" office:value="3" table:style-name="ce1">
            <text:p>3</text:p>
          </table:table-cell>
          <table:table-cell office:value-type="float" office:value="3.760748152" table:style-name="ce1">
            <text:p>3.760748152</text:p>
          </table:table-cell>
          <table:table-cell office:value-type="float" office:value="3.770827458" table:style-name="ce1">
            <text:p>3.770827458</text:p>
          </table:table-cell>
          <table:table-cell office:value-type="float" office:value="3.76705952733333" table:style-name="ce1">
            <text:p>3.76705952733333</text:p>
          </table:table-cell>
          <table:table-cell office:value-type="float" office:value="3.769602972" table:style-name="ce1">
            <text:p>3.769602972</text:p>
          </table:table-cell>
          <table:table-cell office:value-type="float" office:value="0.00549999413087904" table:style-name="ce1">
            <text:p>0.00549999413087904</text:p>
          </table:table-cell>
          <table:table-cell office:value-type="float" office:value="3" table:style-name="ce1">
            <text:p>3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249853138866667" table:style-name="ce1">
            <text:p>0.24985313886666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00732510941731989" table:style-name="ce1">
            <text:p>0.000732510941731989</text:p>
          </table:table-cell>
          <table:table-cell office:value-type="float" office:value="3" table:style-name="ce1">
            <text:p>3</text:p>
          </table:table-cell>
          <table:table-cell office:value-type="float" office:value="5.415414237" table:style-name="ce1">
            <text:p>5.415414237</text:p>
          </table:table-cell>
          <table:table-cell office:value-type="float" office:value="5.429674246" table:style-name="ce1">
            <text:p>5.429674246</text:p>
          </table:table-cell>
          <table:table-cell office:value-type="float" office:value="5.42471918633333" table:style-name="ce1">
            <text:p>5.42471918633333</text:p>
          </table:table-cell>
          <table:table-cell office:value-type="float" office:value="5.429069076" table:style-name="ce1">
            <text:p>5.429069076</text:p>
          </table:table-cell>
          <table:table-cell office:value-type="float" office:value="0.00806400144184947" table:style-name="ce1">
            <text:p>0.00806400144184947</text:p>
          </table:table-cell>
          <table:table-cell office:value-type="float" office:value="3" table:style-name="ce1">
            <text:p>3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249853138866667" table:style-name="ce1">
            <text:p>0.24985313886666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00732510941731989" table:style-name="ce1">
            <text:p>0.000732510941731989</text:p>
          </table:table-cell>
          <table:table-cell office:value-type="float" office:value="3" table:style-name="ce1">
            <text:p>3</text:p>
          </table:table-cell>
          <table:table-cell office:value-type="float" office:value="3.504600601" table:style-name="ce1">
            <text:p>3.504600601</text:p>
          </table:table-cell>
          <table:table-cell office:value-type="float" office:value="3.506463768" table:style-name="ce1">
            <text:p>3.506463768</text:p>
          </table:table-cell>
          <table:table-cell office:value-type="float" office:value="3.50554205766667" table:style-name="ce1">
            <text:p>3.50554205766667</text:p>
          </table:table-cell>
          <table:table-cell office:value-type="float" office:value="3.505561804" table:style-name="ce1">
            <text:p>3.505561804</text:p>
          </table:table-cell>
          <table:table-cell office:value-type="float" office:value="0.000931740444400982" table:style-name="ce1">
            <text:p>0.000931740444400982</text:p>
          </table:table-cell>
          <table:table-cell office:value-type="float" office:value="3" table:style-name="ce1">
            <text:p>3</text:p>
          </table:table-cell>
          <table:table-cell office:value-type="float" office:value="4.917986232" table:style-name="ce1">
            <text:p>4.917986232</text:p>
          </table:table-cell>
          <table:table-cell office:value-type="float" office:value="4.936738196" table:style-name="ce1">
            <text:p>4.936738196</text:p>
          </table:table-cell>
          <table:table-cell office:value-type="float" office:value="4.930094609" table:style-name="ce1">
            <text:p>4.930094609</text:p>
          </table:table-cell>
          <table:table-cell office:value-type="float" office:value="4.935559399" table:style-name="ce1">
            <text:p>4.935559399</text:p>
          </table:table-cell>
          <table:table-cell office:value-type="float" office:value="0.0105027132576494" table:style-name="ce1">
            <text:p>0.0105027132576494</text:p>
          </table:table-cell>
          <table:table-cell office:value-type="float" office:value="3" table:style-name="ce1">
            <text:p>3</text:p>
          </table:table-cell>
          <table:table-cell office:value-type="float" office:value="0.4923308797" table:style-name="ce1">
            <text:p>0.4923308797</text:p>
          </table:table-cell>
          <table:table-cell office:value-type="float" office:value="0.4974280048" table:style-name="ce1">
            <text:p>0.4974280048</text:p>
          </table:table-cell>
          <table:table-cell office:value-type="float" office:value="0.494624577233333" table:style-name="ce1">
            <text:p>0.494624577233333</text:p>
          </table:table-cell>
          <table:table-cell office:value-type="float" office:value="0.4941148472" table:style-name="ce1">
            <text:p>0.4941148472</text:p>
          </table:table-cell>
          <table:table-cell office:value-type="float" office:value="0.00258651108666172" table:style-name="ce1">
            <text:p>0.00258651108666172</text:p>
          </table:table-cell>
          <table:table-cell office:value-type="float" office:value="3" table:style-name="ce1">
            <text:p>3</text:p>
          </table:table-cell>
          <table:table-cell office:value-type="float" office:value="25.71173222" table:style-name="ce1">
            <text:p>25.71173222</text:p>
          </table:table-cell>
          <table:table-cell office:value-type="float" office:value="26.17369" table:style-name="ce1">
            <text:p>26.17369</text:p>
          </table:table-cell>
          <table:table-cell office:value-type="float" office:value="25.9683190733333" table:style-name="ce1">
            <text:p>25.9683190733333</text:p>
          </table:table-cell>
          <table:table-cell office:value-type="float" office:value="26.019535" table:style-name="ce1">
            <text:p>26.019535</text:p>
          </table:table-cell>
          <table:table-cell office:value-type="float" office:value="0.235198960422611" table:style-name="ce1">
            <text:p>0.235198960422611</text:p>
          </table:table-cell>
          <table:table-cell office:value-type="float" office:value="3" table:style-name="ce1">
            <text:p>3</text:p>
          </table:table-cell>
          <table:table-cell office:value-type="float" office:value="11.95183855" table:style-name="ce1">
            <text:p>11.95183855</text:p>
          </table:table-cell>
          <table:table-cell office:value-type="float" office:value="12.01229031" table:style-name="ce1">
            <text:p>12.01229031</text:p>
          </table:table-cell>
          <table:table-cell office:value-type="float" office:value="11.9756998" table:style-name="ce1">
            <text:p>11.9756998</text:p>
          </table:table-cell>
          <table:table-cell office:value-type="float" office:value="11.96297054" table:style-name="ce1">
            <text:p>11.96297054</text:p>
          </table:table-cell>
          <table:table-cell office:value-type="float" office:value="0.0321734264088404" table:style-name="ce1">
            <text:p>0.0321734264088404</text:p>
          </table:table-cell>
          <table:table-cell office:value-type="float" office:value="3" table:style-name="ce1">
            <text:p>3</text:p>
          </table:table-cell>
          <table:table-cell office:value-type="float" office:value="1624.918977" table:style-name="ce1">
            <text:p>1624.918977</text:p>
          </table:table-cell>
          <table:table-cell office:value-type="float" office:value="1630.213607" table:style-name="ce1">
            <text:p>1630.213607</text:p>
          </table:table-cell>
          <table:table-cell office:value-type="float" office:value="1627.26639666667" table:style-name="ce1">
            <text:p>1627.26639666667</text:p>
          </table:table-cell>
          <table:table-cell office:value-type="float" office:value="1626.666606" table:style-name="ce1">
            <text:p>1626.666606</text:p>
          </table:table-cell>
          <table:table-cell office:value-type="float" office:value="2.69779323560757" table:style-name="ce1">
            <text:p>2.69779323560757</text:p>
          </table:table-cell>
          <table:table-cell office:value-type="float" office:value="3" table:style-name="ce1">
            <text:p>3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89.99584619" table:style-name="ce1">
            <text:p>89.99584619</text:p>
          </table:table-cell>
          <table:table-cell office:value-type="float" office:value="89.9856033" table:style-name="ce1">
            <text:p>89.9856033</text:p>
          </table:table-cell>
          <table:table-cell office:value-type="float" office:value="89.98307408" table:style-name="ce1">
            <text:p>89.98307408</text:p>
          </table:table-cell>
          <table:table-cell office:value-type="float" office:value="0.00924160305978377" table:style-name="ce1">
            <text:p>0.00924160305978377</text:p>
          </table:table-cell>
          <table:table-cell office:value-type="float" office:value="3" table:style-name="ce1">
            <text:p>3</text:p>
          </table:table-cell>
          <table:table-cell office:value-type="float" office:value="36.99646421" table:style-name="ce1">
            <text:p>36.99646421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107.66613927" table:style-name="ce1">
            <text:p>107.66613927</text:p>
          </table:table-cell>
          <table:table-cell office:value-type="float" office:value="142.9959438" table:style-name="ce1">
            <text:p>142.9959438</text:p>
          </table:table-cell>
          <table:table-cell office:value-type="float" office:value="61.201734086099" table:style-name="ce1">
            <text:p>61.201734086099</text:p>
          </table:table-cell>
          <table:table-cell office:value-type="float" office:value="3" table:style-name="ce1">
            <text:p>3</text:p>
          </table:table-cell>
          <table:table-cell office:value-type="float" office:value="36.98638529" table:style-name="ce1">
            <text:p>36.98638529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101.14429973" table:style-name="ce1">
            <text:p>101.14429973</text:p>
          </table:table-cell>
          <table:table-cell office:value-type="float" office:value="123.4466092" table:style-name="ce1">
            <text:p>123.4466092</text:p>
          </table:table-cell>
          <table:table-cell office:value-type="float" office:value="56.4159669791749" table:style-name="ce1">
            <text:p>56.4159669791749</text:p>
          </table:table-cell>
          <table:table-cell office:value-type="float" office:value="3" table:style-name="ce1">
            <text:p>3</text:p>
          </table:table-cell>
          <table:table-cell office:value-type="float" office:value="23.48963199" table:style-name="ce1">
            <text:p>23.48963199</text:p>
          </table:table-cell>
          <table:table-cell office:value-type="float" office:value="24.18518482" table:style-name="ce1">
            <text:p>24.18518482</text:p>
          </table:table-cell>
          <table:table-cell office:value-type="float" office:value="23.8584335166667" table:style-name="ce1">
            <text:p>23.8584335166667</text:p>
          </table:table-cell>
          <table:table-cell office:value-type="float" office:value="23.90048374" table:style-name="ce1">
            <text:p>23.90048374</text:p>
          </table:table-cell>
          <table:table-cell office:value-type="float" office:value="0.3496778528761" table:style-name="ce1">
            <text:p>0.3496778528761</text:p>
          </table:table-cell>
          <table:table-cell office:value-type="float" office:value="3" table:style-name="ce1">
            <text:p>3</text:p>
          </table:table-cell>
          <table:table-cell office:value-type="float" office:value="0.002912573862" table:style-name="ce1">
            <text:p>0.002912573862</text:p>
          </table:table-cell>
          <table:table-cell office:value-type="float" office:value="0.003031213385" table:style-name="ce1">
            <text:p>0.003031213385</text:p>
          </table:table-cell>
          <table:table-cell office:value-type="float" office:value="0.002952397141" table:style-name="ce1">
            <text:p>0.002952397141</text:p>
          </table:table-cell>
          <table:table-cell office:value-type="float" office:value="0.002913404176" table:style-name="ce1">
            <text:p>0.002913404176</text:p>
          </table:table-cell>
          <table:table-cell office:value-type="float" office:value="6.82581320725619e-05" table:style-name="ce1">
            <text:p>6.82581320725619e-05</text:p>
          </table:table-cell>
          <table:table-cell office:value-type="float" office:value="3" table:style-name="ce1">
            <text:p>3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0.01682147127" table:style-name="ce1">
            <text:p>0.01682147127</text:p>
          </table:table-cell>
          <table:table-cell office:value-type="float" office:value="0.01681678399" table:style-name="ce1">
            <text:p>0.01681678399</text:p>
          </table:table-cell>
          <table:table-cell office:value-type="float" office:value="0.01681476372" table:style-name="ce1">
            <text:p>0.01681476372</text:p>
          </table:table-cell>
          <table:table-cell office:value-type="float" office:value="4.07216324644521e-06" table:style-name="ce1">
            <text:p>4.07216324644521e-06</text:p>
          </table:table-cell>
          <table:table-cell office:value-type="float" office:value="3" table:style-name="ce1">
            <text:p>3</text:p>
          </table:table-cell>
          <table:table-cell office:value-type="float" office:value="8.943922696" table:style-name="ce1">
            <text:p>8.943922696</text:p>
          </table:table-cell>
          <table:table-cell office:value-type="float" office:value="9.013476046" table:style-name="ce1">
            <text:p>9.013476046</text:p>
          </table:table-cell>
          <table:table-cell office:value-type="float" office:value="8.989870727" table:style-name="ce1">
            <text:p>8.989870727</text:p>
          </table:table-cell>
          <table:table-cell office:value-type="float" office:value="9.012213439" table:style-name="ce1">
            <text:p>9.012213439</text:p>
          </table:table-cell>
          <table:table-cell office:value-type="float" office:value="0.0397971696065415" table:style-name="ce1">
            <text:p>0.0397971696065415</text:p>
          </table:table-cell>
          <table:table-cell office:value-type="float" office:value="3" table:style-name="ce1">
            <text:p>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0.1777462867" table:style-name="ce1">
            <text:p>0.1777462867</text:p>
          </table:table-cell>
          <table:table-cell office:value-type="float" office:value="0.174005857166667" table:style-name="ce1">
            <text:p>0.174005857166667</text:p>
          </table:table-cell>
          <table:table-cell office:value-type="float" office:value="0.1757853765" table:style-name="ce1">
            <text:p>0.1757853765</text:p>
          </table:table-cell>
          <table:table-cell office:value-type="float" office:value="0.0048799250835517" table:style-name="ce1">
            <text:p>0.0048799250835517</text:p>
          </table:table-cell>
          <table:table-cell office:value-type="float" office:value="3" table:style-name="ce1">
            <text:p>3</text:p>
          </table:table-cell>
          <table:table-cell office:value-type="float" office:value="0.2400503472" table:style-name="ce1">
            <text:p>0.2400503472</text:p>
          </table:table-cell>
          <table:table-cell office:value-type="float" office:value="0.2479349007" table:style-name="ce1">
            <text:p>0.2479349007</text:p>
          </table:table-cell>
          <table:table-cell office:value-type="float" office:value="0.243863053366667" table:style-name="ce1">
            <text:p>0.243863053366667</text:p>
          </table:table-cell>
          <table:table-cell office:value-type="float" office:value="0.2436039122" table:style-name="ce1">
            <text:p>0.2436039122</text:p>
          </table:table-cell>
          <table:table-cell office:value-type="float" office:value="0.00394865946642484" table:style-name="ce1">
            <text:p>0.0039486594664248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&lt;10%</text:p>
          </table:table-cell>
          <table:table-cell office:value-type="float" office:value="43" table:style-name="ce1">
            <text:p>43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9.951798487" table:style-name="ce1">
            <text:p>9.951798487</text:p>
          </table:table-cell>
          <table:table-cell office:value-type="float" office:value="4.93318461923256" table:style-name="ce1">
            <text:p>4.93318461923256</text:p>
          </table:table-cell>
          <table:table-cell office:value-type="float" office:value="4.539938534" table:style-name="ce1">
            <text:p>4.539938534</text:p>
          </table:table-cell>
          <table:table-cell office:value-type="float" office:value="2.4343865959439" table:style-name="ce1">
            <text:p>2.4343865959439</text:p>
          </table:table-cell>
          <table:table-cell office:value-type="float" office:value="43" table:style-name="ce1">
            <text:p>43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5.443296046" table:style-name="ce1">
            <text:p>5.443296046</text:p>
          </table:table-cell>
          <table:table-cell office:value-type="float" office:value="2.40280144602791" table:style-name="ce1">
            <text:p>2.40280144602791</text:p>
          </table:table-cell>
          <table:table-cell office:value-type="float" office:value="1.983844604" table:style-name="ce1">
            <text:p>1.983844604</text:p>
          </table:table-cell>
          <table:table-cell office:value-type="float" office:value="1.32727116615876" table:style-name="ce1">
            <text:p>1.32727116615876</text:p>
          </table:table-cell>
          <table:table-cell office:value-type="float" office:value="43" table:style-name="ce1">
            <text:p>43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-0.205923576357442" table:style-name="ce1">
            <text:p>-0.205923576357442</text:p>
          </table:table-cell>
          <table:table-cell office:value-type="float" office:value="-0.2374999943" table:style-name="ce1">
            <text:p>-0.2374999943</text:p>
          </table:table-cell>
          <table:table-cell office:value-type="float" office:value="0.614740503200675" table:style-name="ce1">
            <text:p>0.614740503200675</text:p>
          </table:table-cell>
          <table:table-cell office:value-type="float" office:value="43" table:style-name="ce1">
            <text:p>43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6.886316528" table:style-name="ce1">
            <text:p>6.886316528</text:p>
          </table:table-cell>
          <table:table-cell office:value-type="float" office:value="3.59008241244186" table:style-name="ce1">
            <text:p>3.59008241244186</text:p>
          </table:table-cell>
          <table:table-cell office:value-type="float" office:value="3.103307667" table:style-name="ce1">
            <text:p>3.103307667</text:p>
          </table:table-cell>
          <table:table-cell office:value-type="float" office:value="1.21358427717284" table:style-name="ce1">
            <text:p>1.21358427717284</text:p>
          </table:table-cell>
          <table:table-cell office:value-type="float" office:value="43" table:style-name="ce1">
            <text:p>43</text:p>
          </table:table-cell>
          <table:table-cell office:value-type="float" office:value="2.517291" table:style-name="ce1">
            <text:p>2.517291</text:p>
          </table:table-cell>
          <table:table-cell office:value-type="float" office:value="14.53715" table:style-name="ce1">
            <text:p>14.53715</text:p>
          </table:table-cell>
          <table:table-cell office:value-type="float" office:value="6.86416369767442" table:style-name="ce1">
            <text:p>6.86416369767442</text:p>
          </table:table-cell>
          <table:table-cell office:value-type="float" office:value="5.98365" table:style-name="ce1">
            <text:p>5.98365</text:p>
          </table:table-cell>
          <table:table-cell office:value-type="float" office:value="4.07938506623044" table:style-name="ce1">
            <text:p>4.07938506623044</text:p>
          </table:table-cell>
          <table:table-cell office:value-type="float" office:value="43" table:style-name="ce1">
            <text:p>43</text:p>
          </table:table-cell>
          <table:table-cell office:value-type="float" office:value="2.828181" table:style-name="ce1">
            <text:p>2.828181</text:p>
          </table:table-cell>
          <table:table-cell office:value-type="float" office:value="18.98134" table:style-name="ce1">
            <text:p>18.98134</text:p>
          </table:table-cell>
          <table:table-cell office:value-type="float" office:value="8.30481913953488" table:style-name="ce1">
            <text:p>8.30481913953488</text:p>
          </table:table-cell>
          <table:table-cell office:value-type="float" office:value="7.8136" table:style-name="ce1">
            <text:p>7.8136</text:p>
          </table:table-cell>
          <table:table-cell office:value-type="float" office:value="4.70782343859206" table:style-name="ce1">
            <text:p>4.70782343859206</text:p>
          </table:table-cell>
          <table:table-cell office:value-type="float" office:value="43" table:style-name="ce1">
            <text:p>43</text:p>
          </table:table-cell>
          <table:table-cell office:value-type="float" office:value="5.63969" table:style-name="ce1">
            <text:p>5.63969</text:p>
          </table:table-cell>
          <table:table-cell office:value-type="float" office:value="30.65193" table:style-name="ce1">
            <text:p>30.65193</text:p>
          </table:table-cell>
          <table:table-cell office:value-type="float" office:value="15.1689828372093" table:style-name="ce1">
            <text:p>15.1689828372093</text:p>
          </table:table-cell>
          <table:table-cell office:value-type="float" office:value="13.80456" table:style-name="ce1">
            <text:p>13.80456</text:p>
          </table:table-cell>
          <table:table-cell office:value-type="float" office:value="8.20829245966598" table:style-name="ce1">
            <text:p>8.20829245966598</text:p>
          </table:table-cell>
          <table:table-cell office:value-type="float" office:value="43" table:style-name="ce1">
            <text:p>43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4.385356351" table:style-name="ce1">
            <text:p>4.385356351</text:p>
          </table:table-cell>
          <table:table-cell office:value-type="float" office:value="1.88695762388372" table:style-name="ce1">
            <text:p>1.88695762388372</text:p>
          </table:table-cell>
          <table:table-cell office:value-type="float" office:value="1.484110879" table:style-name="ce1">
            <text:p>1.484110879</text:p>
          </table:table-cell>
          <table:table-cell office:value-type="float" office:value="1.06525560009697" table:style-name="ce1">
            <text:p>1.06525560009697</text:p>
          </table:table-cell>
          <table:table-cell office:value-type="float" office:value="43" table:style-name="ce1">
            <text:p>43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1.94009378286116" table:style-name="ce1">
            <text:p>1.94009378286116</text:p>
          </table:table-cell>
          <table:table-cell office:value-type="float" office:value="1.07370268" table:style-name="ce1">
            <text:p>1.07370268</text:p>
          </table:table-cell>
          <table:table-cell office:value-type="float" office:value="2.3480297527849" table:style-name="ce1">
            <text:p>2.3480297527849</text:p>
          </table:table-cell>
          <table:table-cell office:value-type="float" office:value="43" table:style-name="ce1">
            <text:p>43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6.467940474" table:style-name="ce1">
            <text:p>6.467940474</text:p>
          </table:table-cell>
          <table:table-cell office:value-type="float" office:value="3.03540316023256" table:style-name="ce1">
            <text:p>3.03540316023256</text:p>
          </table:table-cell>
          <table:table-cell office:value-type="float" office:value="2.1403856" table:style-name="ce1">
            <text:p>2.1403856</text:p>
          </table:table-cell>
          <table:table-cell office:value-type="float" office:value="1.70501565753337" table:style-name="ce1">
            <text:p>1.70501565753337</text:p>
          </table:table-cell>
          <table:table-cell office:value-type="float" office:value="43" table:style-name="ce1">
            <text:p>43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12.91034498" table:style-name="ce1">
            <text:p>12.91034498</text:p>
          </table:table-cell>
          <table:table-cell office:value-type="float" office:value="5.03437162218605" table:style-name="ce1">
            <text:p>5.03437162218605</text:p>
          </table:table-cell>
          <table:table-cell office:value-type="float" office:value="4.769977318" table:style-name="ce1">
            <text:p>4.769977318</text:p>
          </table:table-cell>
          <table:table-cell office:value-type="float" office:value="3.06347942702285" table:style-name="ce1">
            <text:p>3.06347942702285</text:p>
          </table:table-cell>
          <table:table-cell office:value-type="float" office:value="43" table:style-name="ce1">
            <text:p>43</text:p>
          </table:table-cell>
          <table:table-cell office:value-type="float" office:value="15.30469555" table:style-name="ce1">
            <text:p>15.30469555</text:p>
          </table:table-cell>
          <table:table-cell office:value-type="float" office:value="77.44266873" table:style-name="ce1">
            <text:p>77.44266873</text:p>
          </table:table-cell>
          <table:table-cell office:value-type="float" office:value="36.1395874274419" table:style-name="ce1">
            <text:p>36.1395874274419</text:p>
          </table:table-cell>
          <table:table-cell office:value-type="float" office:value="20.72644025" table:style-name="ce1">
            <text:p>20.72644025</text:p>
          </table:table-cell>
          <table:table-cell office:value-type="float" office:value="21.9340848965745" table:style-name="ce1">
            <text:p>21.9340848965745</text:p>
          </table:table-cell>
          <table:table-cell office:value-type="float" office:value="29" table:style-name="ce1">
            <text:p>29</text:p>
          </table:table-cell>
          <table:table-cell office:value-type="float" office:value="0.2421394857" table:style-name="ce1">
            <text:p>0.2421394857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0.469274740237931" table:style-name="ce1">
            <text:p>0.469274740237931</text:p>
          </table:table-cell>
          <table:table-cell office:value-type="float" office:value="0.4593057857" table:style-name="ce1">
            <text:p>0.4593057857</text:p>
          </table:table-cell>
          <table:table-cell office:value-type="float" office:value="0.153126132093469" table:style-name="ce1">
            <text:p>0.153126132093469</text:p>
          </table:table-cell>
          <table:table-cell office:value-type="float" office:value="43" table:style-name="ce1">
            <text:p>43</text:p>
          </table:table-cell>
          <table:table-cell office:value-type="float" office:value="7.250655197" table:style-name="ce1">
            <text:p>7.250655197</text:p>
          </table:table-cell>
          <table:table-cell office:value-type="float" office:value="136.4983504" table:style-name="ce1">
            <text:p>136.4983504</text:p>
          </table:table-cell>
          <table:table-cell office:value-type="float" office:value="87.854930381093" table:style-name="ce1">
            <text:p>87.854930381093</text:p>
          </table:table-cell>
          <table:table-cell office:value-type="float" office:value="95.73045025" table:style-name="ce1">
            <text:p>95.73045025</text:p>
          </table:table-cell>
          <table:table-cell office:value-type="float" office:value="28.3771775599603" table:style-name="ce1">
            <text:p>28.3771775599603</text:p>
          </table:table-cell>
          <table:table-cell office:value-type="float" office:value="43" table:style-name="ce1">
            <text:p>4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19611565854651" table:style-name="ce1">
            <text:p>2.1961156585465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1.75161225478556" table:style-name="ce1">
            <text:p>1.75161225478556</text:p>
          </table:table-cell>
          <table:table-cell office:value-type="float" office:value="43" table:style-name="ce1">
            <text:p>43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3771954041" table:style-name="ce1">
            <text:p>0.3771954041</text:p>
          </table:table-cell>
          <table:table-cell office:value-type="float" office:value="0.232262527" table:style-name="ce1">
            <text:p>0.232262527</text:p>
          </table:table-cell>
          <table:table-cell office:value-type="float" office:value="0.2345317745" table:style-name="ce1">
            <text:p>0.2345317745</text:p>
          </table:table-cell>
          <table:table-cell office:value-type="float" office:value="0.0586633089346239" table:style-name="ce1">
            <text:p>0.0586633089346239</text:p>
          </table:table-cell>
          <table:table-cell office:value-type="float" office:value="43" table:style-name="ce1">
            <text:p>43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4.364132454" table:style-name="ce1">
            <text:p>4.364132454</text:p>
          </table:table-cell>
          <table:table-cell office:value-type="float" office:value="2.4672977566814" table:style-name="ce1">
            <text:p>2.4672977566814</text:p>
          </table:table-cell>
          <table:table-cell office:value-type="float" office:value="2.43295694" table:style-name="ce1">
            <text:p>2.43295694</text:p>
          </table:table-cell>
          <table:table-cell office:value-type="float" office:value="0.975301419344522" table:style-name="ce1">
            <text:p>0.975301419344522</text:p>
          </table:table-cell>
          <table:table-cell office:value-type="float" office:value="43" table:style-name="ce1">
            <text:p>43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02103988119302" table:style-name="ce1">
            <text:p>0.102103988119302</text:p>
          </table:table-cell>
          <table:table-cell office:value-type="float" office:value="0.07429768474" table:style-name="ce1">
            <text:p>0.07429768474</text:p>
          </table:table-cell>
          <table:table-cell office:value-type="float" office:value="0.0645638841994727" table:style-name="ce1">
            <text:p>0.0645638841994727</text:p>
          </table:table-cell>
          <table:table-cell office:value-type="float" office:value="43" table:style-name="ce1">
            <text:p>43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6.631446978" table:style-name="ce1">
            <text:p>6.631446978</text:p>
          </table:table-cell>
          <table:table-cell office:value-type="float" office:value="3.13750740195349" table:style-name="ce1">
            <text:p>3.13750740195349</text:p>
          </table:table-cell>
          <table:table-cell office:value-type="float" office:value="2.189260332" table:style-name="ce1">
            <text:p>2.189260332</text:p>
          </table:table-cell>
          <table:table-cell office:value-type="float" office:value="1.75698440993086" table:style-name="ce1">
            <text:p>1.75698440993086</text:p>
          </table:table-cell>
          <table:table-cell office:value-type="float" office:value="43" table:style-name="ce1">
            <text:p>43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02103988119302" table:style-name="ce1">
            <text:p>0.102103988119302</text:p>
          </table:table-cell>
          <table:table-cell office:value-type="float" office:value="0.07429768474" table:style-name="ce1">
            <text:p>0.07429768474</text:p>
          </table:table-cell>
          <table:table-cell office:value-type="float" office:value="0.0645638841994727" table:style-name="ce1">
            <text:p>0.0645638841994727</text:p>
          </table:table-cell>
          <table:table-cell office:value-type="float" office:value="43" table:style-name="ce1">
            <text:p>43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5.395062129" table:style-name="ce1">
            <text:p>5.395062129</text:p>
          </table:table-cell>
          <table:table-cell office:value-type="float" office:value="2.11952362796512" table:style-name="ce1">
            <text:p>2.11952362796512</text:p>
          </table:table-cell>
          <table:table-cell office:value-type="float" office:value="1.655744755" table:style-name="ce1">
            <text:p>1.655744755</text:p>
          </table:table-cell>
          <table:table-cell office:value-type="float" office:value="1.27028538803176" table:style-name="ce1">
            <text:p>1.27028538803176</text:p>
          </table:table-cell>
          <table:table-cell office:value-type="float" office:value="43" table:style-name="ce1">
            <text:p>43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5.917076151" table:style-name="ce1">
            <text:p>5.917076151</text:p>
          </table:table-cell>
          <table:table-cell office:value-type="float" office:value="2.83930618599302" table:style-name="ce1">
            <text:p>2.83930618599302</text:p>
          </table:table-cell>
          <table:table-cell office:value-type="float" office:value="1.925756245" table:style-name="ce1">
            <text:p>1.925756245</text:p>
          </table:table-cell>
          <table:table-cell office:value-type="float" office:value="1.6127721392705" table:style-name="ce1">
            <text:p>1.6127721392705</text:p>
          </table:table-cell>
          <table:table-cell office:value-type="float" office:value="43" table:style-name="ce1">
            <text:p>43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0.7224365356" table:style-name="ce1">
            <text:p>0.7224365356</text:p>
          </table:table-cell>
          <table:table-cell office:value-type="float" office:value="0.298201215955814" table:style-name="ce1">
            <text:p>0.298201215955814</text:p>
          </table:table-cell>
          <table:table-cell office:value-type="float" office:value="0.2994701007" table:style-name="ce1">
            <text:p>0.2994701007</text:p>
          </table:table-cell>
          <table:table-cell office:value-type="float" office:value="0.177712925550851" table:style-name="ce1">
            <text:p>0.177712925550851</text:p>
          </table:table-cell>
          <table:table-cell office:value-type="float" office:value="43" table:style-name="ce1">
            <text:p>43</text:p>
          </table:table-cell>
          <table:table-cell office:value-type="float" office:value="1.779836" table:style-name="ce1">
            <text:p>1.779836</text:p>
          </table:table-cell>
          <table:table-cell office:value-type="float" office:value="27.93735" table:style-name="ce1">
            <text:p>27.93735</text:p>
          </table:table-cell>
          <table:table-cell office:value-type="float" office:value="9.28405688209302" table:style-name="ce1">
            <text:p>9.28405688209302</text:p>
          </table:table-cell>
          <table:table-cell office:value-type="float" office:value="4.204722" table:style-name="ce1">
            <text:p>4.204722</text:p>
          </table:table-cell>
          <table:table-cell office:value-type="float" office:value="8.21784835697577" table:style-name="ce1">
            <text:p>8.21784835697577</text:p>
          </table:table-cell>
          <table:table-cell office:value-type="float" office:value="43" table:style-name="ce1">
            <text:p>43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10.33529629" table:style-name="ce1">
            <text:p>10.33529629</text:p>
          </table:table-cell>
          <table:table-cell office:value-type="float" office:value="3.02418058783256" table:style-name="ce1">
            <text:p>3.02418058783256</text:p>
          </table:table-cell>
          <table:table-cell office:value-type="float" office:value="1.208818546" table:style-name="ce1">
            <text:p>1.208818546</text:p>
          </table:table-cell>
          <table:table-cell office:value-type="float" office:value="2.88955115001344" table:style-name="ce1">
            <text:p>2.88955115001344</text:p>
          </table:table-cell>
          <table:table-cell office:value-type="float" office:value="43" table:style-name="ce1">
            <text:p>43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2480.776136" table:style-name="ce1">
            <text:p>2480.776136</text:p>
          </table:table-cell>
          <table:table-cell office:value-type="float" office:value="1803.05521363721" table:style-name="ce1">
            <text:p>1803.05521363721</text:p>
          </table:table-cell>
          <table:table-cell office:value-type="float" office:value="2122.546181" table:style-name="ce1">
            <text:p>2122.546181</text:p>
          </table:table-cell>
          <table:table-cell office:value-type="float" office:value="556.120414465581" table:style-name="ce1">
            <text:p>556.120414465581</text:p>
          </table:table-cell>
          <table:table-cell office:value-type="float" office:value="43" table:style-name="ce1">
            <text:p>43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142.9951219" table:style-name="ce1">
            <text:p>142.9951219</text:p>
          </table:table-cell>
          <table:table-cell office:value-type="float" office:value="89.01754973" table:style-name="ce1">
            <text:p>89.01754973</text:p>
          </table:table-cell>
          <table:table-cell office:value-type="float" office:value="90.00014431" table:style-name="ce1">
            <text:p>90.00014431</text:p>
          </table:table-cell>
          <table:table-cell office:value-type="float" office:value="39.1255201636835" table:style-name="ce1">
            <text:p>39.1255201636835</text:p>
          </table:table-cell>
          <table:table-cell office:value-type="float" office:value="43" table:style-name="ce1">
            <text:p>43</text:p>
          </table:table-cell>
          <table:table-cell office:value-type="float" office:value="36.96705792" table:style-name="ce1">
            <text:p>36.96705792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102.774153380233" table:style-name="ce1">
            <text:p>102.774153380233</text:p>
          </table:table-cell>
          <table:table-cell office:value-type="float" office:value="90.02302561" table:style-name="ce1">
            <text:p>90.02302561</text:p>
          </table:table-cell>
          <table:table-cell office:value-type="float" office:value="41.6239368859678" table:style-name="ce1">
            <text:p>41.6239368859678</text:p>
          </table:table-cell>
          <table:table-cell office:value-type="float" office:value="43" table:style-name="ce1">
            <text:p>43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79.5493003577892" table:style-name="ce1">
            <text:p>79.5493003577892</text:p>
          </table:table-cell>
          <table:table-cell office:value-type="float" office:value="89.98883064" table:style-name="ce1">
            <text:p>89.98883064</text:p>
          </table:table-cell>
          <table:table-cell office:value-type="float" office:value="45.9755039331327" table:style-name="ce1">
            <text:p>45.9755039331327</text:p>
          </table:table-cell>
          <table:table-cell office:value-type="float" office:value="37" table:style-name="ce1">
            <text:p>37</text:p>
          </table:table-cell>
          <table:table-cell office:value-type="float" office:value="16.58994867" table:style-name="ce1">
            <text:p>16.58994867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47.2219116994595" table:style-name="ce1">
            <text:p>47.2219116994595</text:p>
          </table:table-cell>
          <table:table-cell office:value-type="float" office:value="43.64085791" table:style-name="ce1">
            <text:p>43.64085791</text:p>
          </table:table-cell>
          <table:table-cell office:value-type="float" office:value="25.2634115550075" table:style-name="ce1">
            <text:p>25.2634115550075</text:p>
          </table:table-cell>
          <table:table-cell office:value-type="float" office:value="43" table:style-name="ce1">
            <text:p>43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273960116048605" table:style-name="ce1">
            <text:p>0.00273960116048605</text:p>
          </table:table-cell>
          <table:table-cell office:value-type="float" office:value="0.001962233641" table:style-name="ce1">
            <text:p>0.001962233641</text:p>
          </table:table-cell>
          <table:table-cell office:value-type="float" office:value="0.00171690243608706" table:style-name="ce1">
            <text:p>0.00171690243608706</text:p>
          </table:table-cell>
          <table:table-cell office:value-type="float" office:value="43" table:style-name="ce1">
            <text:p>43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8121253" table:style-name="ce1">
            <text:p>0.018121253</text:p>
          </table:table-cell>
          <table:table-cell office:value-type="float" office:value="0.0168229436311628" table:style-name="ce1">
            <text:p>0.0168229436311628</text:p>
          </table:table-cell>
          <table:table-cell office:value-type="float" office:value="0.01709972124" table:style-name="ce1">
            <text:p>0.01709972124</text:p>
          </table:table-cell>
          <table:table-cell office:value-type="float" office:value="0.000907350564552504" table:style-name="ce1">
            <text:p>0.000907350564552504</text:p>
          </table:table-cell>
          <table:table-cell office:value-type="float" office:value="43" table:style-name="ce1">
            <text:p>43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6.737118657" table:style-name="ce1">
            <text:p>6.737118657</text:p>
          </table:table-cell>
          <table:table-cell office:value-type="float" office:value="3.90624074109302" table:style-name="ce1">
            <text:p>3.90624074109302</text:p>
          </table:table-cell>
          <table:table-cell office:value-type="float" office:value="4.158484581" table:style-name="ce1">
            <text:p>4.158484581</text:p>
          </table:table-cell>
          <table:table-cell office:value-type="float" office:value="1.86303296014746" table:style-name="ce1">
            <text:p>1.86303296014746</text:p>
          </table:table-cell>
          <table:table-cell office:value-type="float" office:value="43" table:style-name="ce1">
            <text:p>43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18.1675573" table:style-name="ce1">
            <text:p>118.1675573</text:p>
          </table:table-cell>
          <table:table-cell office:value-type="float" office:value="41.881308769093" table:style-name="ce1">
            <text:p>41.881308769093</text:p>
          </table:table-cell>
          <table:table-cell office:value-type="float" office:value="27.62160183" table:style-name="ce1">
            <text:p>27.62160183</text:p>
          </table:table-cell>
          <table:table-cell office:value-type="float" office:value="38.5976771654995" table:style-name="ce1">
            <text:p>38.5976771654995</text:p>
          </table:table-cell>
          <table:table-cell office:value-type="float" office:value="43" table:style-name="ce1">
            <text:p>43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0.643546523888372" table:style-name="ce1">
            <text:p>0.643546523888372</text:p>
          </table:table-cell>
          <table:table-cell office:value-type="float" office:value="0.330438166" table:style-name="ce1">
            <text:p>0.330438166</text:p>
          </table:table-cell>
          <table:table-cell office:value-type="float" office:value="0.764833834656609" table:style-name="ce1">
            <text:p>0.764833834656609</text:p>
          </table:table-cell>
          <table:table-cell office:value-type="float" office:value="43" table:style-name="ce1">
            <text:p>43</text:p>
          </table:table-cell>
          <table:table-cell office:value-type="float" office:value="0.2761538473" table:style-name="ce1">
            <text:p>0.2761538473</text:p>
          </table:table-cell>
          <table:table-cell office:value-type="float" office:value="4.184395825" table:style-name="ce1">
            <text:p>4.184395825</text:p>
          </table:table-cell>
          <table:table-cell office:value-type="float" office:value="0.915668142246512" table:style-name="ce1">
            <text:p>0.915668142246512</text:p>
          </table:table-cell>
          <table:table-cell office:value-type="float" office:value="0.5725003771" table:style-name="ce1">
            <text:p>0.5725003771</text:p>
          </table:table-cell>
          <table:table-cell office:value-type="float" office:value="0.815008673534532" table:style-name="ce1">
            <text:p>0.81500867353453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10-20%</text:p>
          </table:table-cell>
          <table:table-cell office:value-type="float" office:value="36" table:style-name="ce1">
            <text:p>36</text:p>
          </table:table-cell>
          <table:table-cell office:value-type="float" office:value="10.05148405" table:style-name="ce1">
            <text:p>10.05148405</text:p>
          </table:table-cell>
          <table:table-cell office:value-type="float" office:value="19.88476556" table:style-name="ce1">
            <text:p>19.88476556</text:p>
          </table:table-cell>
          <table:table-cell office:value-type="float" office:value="14.2947524986111" table:style-name="ce1">
            <text:p>14.2947524986111</text:p>
          </table:table-cell>
          <table:table-cell office:value-type="float" office:value="14.239071115" table:style-name="ce1">
            <text:p>14.239071115</text:p>
          </table:table-cell>
          <table:table-cell office:value-type="float" office:value="3.14631431833657" table:style-name="ce1">
            <text:p>3.14631431833657</text:p>
          </table:table-cell>
          <table:table-cell office:value-type="float" office:value="36" table:style-name="ce1">
            <text:p>36</text:p>
          </table:table-cell>
          <table:table-cell office:value-type="float" office:value="1.054781331" table:style-name="ce1">
            <text:p>1.054781331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4.18629160877778" table:style-name="ce1">
            <text:p>4.18629160877778</text:p>
          </table:table-cell>
          <table:table-cell office:value-type="float" office:value="3.744603798" table:style-name="ce1">
            <text:p>3.744603798</text:p>
          </table:table-cell>
          <table:table-cell office:value-type="float" office:value="2.76126533522035" table:style-name="ce1">
            <text:p>2.76126533522035</text:p>
          </table:table-cell>
          <table:table-cell office:value-type="float" office:value="36" table:style-name="ce1">
            <text:p>36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0.0677109496411389" table:style-name="ce1">
            <text:p>0.0677109496411389</text:p>
          </table:table-cell>
          <table:table-cell office:value-type="float" office:value="0.009569445997" table:style-name="ce1">
            <text:p>0.009569445997</text:p>
          </table:table-cell>
          <table:table-cell office:value-type="float" office:value="0.513465823899012" table:style-name="ce1">
            <text:p>0.513465823899012</text:p>
          </table:table-cell>
          <table:table-cell office:value-type="float" office:value="36" table:style-name="ce1">
            <text:p>36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3.64320674375" table:style-name="ce1">
            <text:p>3.64320674375</text:p>
          </table:table-cell>
          <table:table-cell office:value-type="float" office:value="3.333017476" table:style-name="ce1">
            <text:p>3.333017476</text:p>
          </table:table-cell>
          <table:table-cell office:value-type="float" office:value="1.12976854671335" table:style-name="ce1">
            <text:p>1.12976854671335</text:p>
          </table:table-cell>
          <table:table-cell office:value-type="float" office:value="36" table:style-name="ce1">
            <text:p>36</text:p>
          </table:table-cell>
          <table:table-cell office:value-type="float" office:value="4.211443" table:style-name="ce1">
            <text:p>4.211443</text:p>
          </table:table-cell>
          <table:table-cell office:value-type="float" office:value="35.01605" table:style-name="ce1">
            <text:p>35.01605</text:p>
          </table:table-cell>
          <table:table-cell office:value-type="float" office:value="12.7203641111111" table:style-name="ce1">
            <text:p>12.7203641111111</text:p>
          </table:table-cell>
          <table:table-cell office:value-type="float" office:value="10.48583" table:style-name="ce1">
            <text:p>10.48583</text:p>
          </table:table-cell>
          <table:table-cell office:value-type="float" office:value="8.53964902128415" table:style-name="ce1">
            <text:p>8.53964902128415</text:p>
          </table:table-cell>
          <table:table-cell office:value-type="float" office:value="36" table:style-name="ce1">
            <text:p>36</text:p>
          </table:table-cell>
          <table:table-cell office:value-type="float" office:value="3.07663" table:style-name="ce1">
            <text:p>3.07663</text:p>
          </table:table-cell>
          <table:table-cell office:value-type="float" office:value="28.06376" table:style-name="ce1">
            <text:p>28.06376</text:p>
          </table:table-cell>
          <table:table-cell office:value-type="float" office:value="13.68281225" table:style-name="ce1">
            <text:p>13.68281225</text:p>
          </table:table-cell>
          <table:table-cell office:value-type="float" office:value="16.087735" table:style-name="ce1">
            <text:p>16.087735</text:p>
          </table:table-cell>
          <table:table-cell office:value-type="float" office:value="8.28867058848631" table:style-name="ce1">
            <text:p>8.28867058848631</text:p>
          </table:table-cell>
          <table:table-cell office:value-type="float" office:value="36" table:style-name="ce1">
            <text:p>36</text:p>
          </table:table-cell>
          <table:table-cell office:value-type="float" office:value="7.760918" table:style-name="ce1">
            <text:p>7.760918</text:p>
          </table:table-cell>
          <table:table-cell office:value-type="float" office:value="63.07981" table:style-name="ce1">
            <text:p>63.07981</text:p>
          </table:table-cell>
          <table:table-cell office:value-type="float" office:value="26.4031763611111" table:style-name="ce1">
            <text:p>26.4031763611111</text:p>
          </table:table-cell>
          <table:table-cell office:value-type="float" office:value="26.127815" table:style-name="ce1">
            <text:p>26.127815</text:p>
          </table:table-cell>
          <table:table-cell office:value-type="float" office:value="16.2880577417577" table:style-name="ce1">
            <text:p>16.2880577417577</text:p>
          </table:table-cell>
          <table:table-cell office:value-type="float" office:value="36" table:style-name="ce1">
            <text:p>36</text:p>
          </table:table-cell>
          <table:table-cell office:value-type="float" office:value="0.798351327" table:style-name="ce1">
            <text:p>0.798351327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3.27940160093611" table:style-name="ce1">
            <text:p>3.27940160093611</text:p>
          </table:table-cell>
          <table:table-cell office:value-type="float" office:value="2.9448597" table:style-name="ce1">
            <text:p>2.9448597</text:p>
          </table:table-cell>
          <table:table-cell office:value-type="float" office:value="2.17955798621743" table:style-name="ce1">
            <text:p>2.17955798621743</text:p>
          </table:table-cell>
          <table:table-cell office:value-type="float" office:value="36" table:style-name="ce1">
            <text:p>36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1.901824675" table:style-name="ce1">
            <text:p>1.901824675</text:p>
          </table:table-cell>
          <table:table-cell office:value-type="float" office:value="0.502296781676111" table:style-name="ce1">
            <text:p>0.502296781676111</text:p>
          </table:table-cell>
          <table:table-cell office:value-type="float" office:value="0.31790747865" table:style-name="ce1">
            <text:p>0.31790747865</text:p>
          </table:table-cell>
          <table:table-cell office:value-type="float" office:value="0.479478789432374" table:style-name="ce1">
            <text:p>0.479478789432374</text:p>
          </table:table-cell>
          <table:table-cell office:value-type="float" office:value="36" table:style-name="ce1">
            <text:p>36</text:p>
          </table:table-cell>
          <table:table-cell office:value-type="float" office:value="1.258565567" table:style-name="ce1">
            <text:p>1.258565567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5.45299502075" table:style-name="ce1">
            <text:p>5.45299502075</text:p>
          </table:table-cell>
          <table:table-cell office:value-type="float" office:value="4.770622551" table:style-name="ce1">
            <text:p>4.770622551</text:p>
          </table:table-cell>
          <table:table-cell office:value-type="float" office:value="4.03794160232722" table:style-name="ce1">
            <text:p>4.03794160232722</text:p>
          </table:table-cell>
          <table:table-cell office:value-type="float" office:value="36" table:style-name="ce1">
            <text:p>36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8.19715783530556" table:style-name="ce1">
            <text:p>8.19715783530556</text:p>
          </table:table-cell>
          <table:table-cell office:value-type="float" office:value="7.1323965665" table:style-name="ce1">
            <text:p>7.1323965665</text:p>
          </table:table-cell>
          <table:table-cell office:value-type="float" office:value="5.67585472446157" table:style-name="ce1">
            <text:p>5.67585472446157</text:p>
          </table:table-cell>
          <table:table-cell office:value-type="float" office:value="36" table:style-name="ce1">
            <text:p>36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49.5021899227778" table:style-name="ce1">
            <text:p>49.5021899227778</text:p>
          </table:table-cell>
          <table:table-cell office:value-type="float" office:value="51.329194075" table:style-name="ce1">
            <text:p>51.329194075</text:p>
          </table:table-cell>
          <table:table-cell office:value-type="float" office:value="29.8325859972188" table:style-name="ce1">
            <text:p>29.8325859972188</text:p>
          </table:table-cell>
          <table:table-cell office:value-type="float" office:value="24" table:style-name="ce1">
            <text:p>24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6800334393" table:style-name="ce1">
            <text:p>0.6800334393</text:p>
          </table:table-cell>
          <table:table-cell office:value-type="float" office:value="0.410916545758333" table:style-name="ce1">
            <text:p>0.410916545758333</text:p>
          </table:table-cell>
          <table:table-cell office:value-type="float" office:value="0.4002851813" table:style-name="ce1">
            <text:p>0.4002851813</text:p>
          </table:table-cell>
          <table:table-cell office:value-type="float" office:value="0.184557442164004" table:style-name="ce1">
            <text:p>0.184557442164004</text:p>
          </table:table-cell>
          <table:table-cell office:value-type="float" office:value="36" table:style-name="ce1">
            <text:p>36</text:p>
          </table:table-cell>
          <table:table-cell office:value-type="float" office:value="4.244428697" table:style-name="ce1">
            <text:p>4.244428697</text:p>
          </table:table-cell>
          <table:table-cell office:value-type="float" office:value="152.7544112" table:style-name="ce1">
            <text:p>152.7544112</text:p>
          </table:table-cell>
          <table:table-cell office:value-type="float" office:value="63.0044072160556" table:style-name="ce1">
            <text:p>63.0044072160556</text:p>
          </table:table-cell>
          <table:table-cell office:value-type="float" office:value="58.508502675" table:style-name="ce1">
            <text:p>58.508502675</text:p>
          </table:table-cell>
          <table:table-cell office:value-type="float" office:value="40.0779371045083" table:style-name="ce1">
            <text:p>40.0779371045083</text:p>
          </table:table-cell>
          <table:table-cell office:value-type="float" office:value="36" table:style-name="ce1">
            <text:p>3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50090077975" table:style-name="ce1">
            <text:p>2.55009007797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1.58098759600639" table:style-name="ce1">
            <text:p>1.58098759600639</text:p>
          </table:table-cell>
          <table:table-cell office:value-type="float" office:value="36" table:style-name="ce1">
            <text:p>36</text:p>
          </table:table-cell>
          <table:table-cell office:value-type="float" office:value="0.2132968867" table:style-name="ce1">
            <text:p>0.2132968867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29833289895" table:style-name="ce1">
            <text:p>0.29833289895</text:p>
          </table:table-cell>
          <table:table-cell office:value-type="float" office:value="0.28750621215" table:style-name="ce1">
            <text:p>0.28750621215</text:p>
          </table:table-cell>
          <table:table-cell office:value-type="float" office:value="0.0645749408936964" table:style-name="ce1">
            <text:p>0.0645749408936964</text:p>
          </table:table-cell>
          <table:table-cell office:value-type="float" office:value="36" table:style-name="ce1">
            <text:p>36</text:p>
          </table:table-cell>
          <table:table-cell office:value-type="float" office:value="2.147368006" table:style-name="ce1">
            <text:p>2.147368006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3.84813466877778" table:style-name="ce1">
            <text:p>3.84813466877778</text:p>
          </table:table-cell>
          <table:table-cell office:value-type="float" office:value="3.6941445085" table:style-name="ce1">
            <text:p>3.6941445085</text:p>
          </table:table-cell>
          <table:table-cell office:value-type="float" office:value="1.11484990203923" table:style-name="ce1">
            <text:p>1.11484990203923</text:p>
          </table:table-cell>
          <table:table-cell office:value-type="float" office:value="36" table:style-name="ce1">
            <text:p>36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03316607300833" table:style-name="ce1">
            <text:p>0.203316607300833</text:p>
          </table:table-cell>
          <table:table-cell office:value-type="float" office:value="0.15346531515" table:style-name="ce1">
            <text:p>0.15346531515</text:p>
          </table:table-cell>
          <table:table-cell office:value-type="float" office:value="0.129221857540895" table:style-name="ce1">
            <text:p>0.129221857540895</text:p>
          </table:table-cell>
          <table:table-cell office:value-type="float" office:value="36" table:style-name="ce1">
            <text:p>36</text:p>
          </table:table-cell>
          <table:table-cell office:value-type="float" office:value="1.334971567" table:style-name="ce1">
            <text:p>1.334971567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5.65631127566667" table:style-name="ce1">
            <text:p>5.65631127566667</text:p>
          </table:table-cell>
          <table:table-cell office:value-type="float" office:value="4.9737695365" table:style-name="ce1">
            <text:p>4.9737695365</text:p>
          </table:table-cell>
          <table:table-cell office:value-type="float" office:value="4.15772043047503" table:style-name="ce1">
            <text:p>4.15772043047503</text:p>
          </table:table-cell>
          <table:table-cell office:value-type="float" office:value="36" table:style-name="ce1">
            <text:p>36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03316607300833" table:style-name="ce1">
            <text:p>0.203316607300833</text:p>
          </table:table-cell>
          <table:table-cell office:value-type="float" office:value="0.15346531515" table:style-name="ce1">
            <text:p>0.15346531515</text:p>
          </table:table-cell>
          <table:table-cell office:value-type="float" office:value="0.129221857540895" table:style-name="ce1">
            <text:p>0.129221857540895</text:p>
          </table:table-cell>
          <table:table-cell office:value-type="float" office:value="36" table:style-name="ce1">
            <text:p>36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3.55575321622222" table:style-name="ce1">
            <text:p>3.55575321622222</text:p>
          </table:table-cell>
          <table:table-cell office:value-type="float" office:value="3.30874343" table:style-name="ce1">
            <text:p>3.30874343</text:p>
          </table:table-cell>
          <table:table-cell office:value-type="float" office:value="2.23536673721904" table:style-name="ce1">
            <text:p>2.23536673721904</text:p>
          </table:table-cell>
          <table:table-cell office:value-type="float" office:value="36" table:style-name="ce1">
            <text:p>36</text:p>
          </table:table-cell>
          <table:table-cell office:value-type="float" office:value="1.229353131" table:style-name="ce1">
            <text:p>1.229353131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5.16842906141667" table:style-name="ce1">
            <text:p>5.16842906141667</text:p>
          </table:table-cell>
          <table:table-cell office:value-type="float" office:value="4.550781334" table:style-name="ce1">
            <text:p>4.550781334</text:p>
          </table:table-cell>
          <table:table-cell office:value-type="float" office:value="3.87878976796838" table:style-name="ce1">
            <text:p>3.87878976796838</text:p>
          </table:table-cell>
          <table:table-cell office:value-type="float" office:value="36" table:style-name="ce1">
            <text:p>36</text:p>
          </table:table-cell>
          <table:table-cell office:value-type="float" office:value="0.1056184359" table:style-name="ce1">
            <text:p>0.1056184359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0.487882214186111" table:style-name="ce1">
            <text:p>0.487882214186111</text:p>
          </table:table-cell>
          <table:table-cell office:value-type="float" office:value="0.4247244615" table:style-name="ce1">
            <text:p>0.4247244615</text:p>
          </table:table-cell>
          <table:table-cell office:value-type="float" office:value="0.355149310031341" table:style-name="ce1">
            <text:p>0.355149310031341</text:p>
          </table:table-cell>
          <table:table-cell office:value-type="float" office:value="36" table:style-name="ce1">
            <text:p>36</text:p>
          </table:table-cell>
          <table:table-cell office:value-type="float" office:value="2.6256" table:style-name="ce1">
            <text:p>2.6256</text:p>
          </table:table-cell>
          <table:table-cell office:value-type="float" office:value="65.84225" table:style-name="ce1">
            <text:p>65.84225</text:p>
          </table:table-cell>
          <table:table-cell office:value-type="float" office:value="23.44677395825" table:style-name="ce1">
            <text:p>23.44677395825</text:p>
          </table:table-cell>
          <table:table-cell office:value-type="float" office:value="23.8039775" table:style-name="ce1">
            <text:p>23.8039775</text:p>
          </table:table-cell>
          <table:table-cell office:value-type="float" office:value="19.4229050913449" table:style-name="ce1">
            <text:p>19.4229050913449</text:p>
          </table:table-cell>
          <table:table-cell office:value-type="float" office:value="36" table:style-name="ce1">
            <text:p>36</text:p>
          </table:table-cell>
          <table:table-cell office:value-type="float" office:value="0.936074248" table:style-name="ce1">
            <text:p>0.936074248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9.73272951383333" table:style-name="ce1">
            <text:p>9.73272951383333</text:p>
          </table:table-cell>
          <table:table-cell office:value-type="float" office:value="9.1957705385" table:style-name="ce1">
            <text:p>9.1957705385</text:p>
          </table:table-cell>
          <table:table-cell office:value-type="float" office:value="9.29712729591221" table:style-name="ce1">
            <text:p>9.29712729591221</text:p>
          </table:table-cell>
          <table:table-cell office:value-type="float" office:value="36" table:style-name="ce1">
            <text:p>36</text:p>
          </table:table-cell>
          <table:table-cell office:value-type="float" office:value="1200.722828" table:style-name="ce1">
            <text:p>1200.722828</text:p>
          </table:table-cell>
          <table:table-cell office:value-type="float" office:value="2582.752598" table:style-name="ce1">
            <text:p>2582.752598</text:p>
          </table:table-cell>
          <table:table-cell office:value-type="float" office:value="1816.99897175" table:style-name="ce1">
            <text:p>1816.99897175</text:p>
          </table:table-cell>
          <table:table-cell office:value-type="float" office:value="1588.2207705" table:style-name="ce1">
            <text:p>1588.2207705</text:p>
          </table:table-cell>
          <table:table-cell office:value-type="float" office:value="506.154114546162" table:style-name="ce1">
            <text:p>506.154114546162</text:p>
          </table:table-cell>
          <table:table-cell office:value-type="float" office:value="36" table:style-name="ce1">
            <text:p>36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153.1554989" table:style-name="ce1">
            <text:p>153.1554989</text:p>
          </table:table-cell>
          <table:table-cell office:value-type="float" office:value="87.4757397411111" table:style-name="ce1">
            <text:p>87.4757397411111</text:p>
          </table:table-cell>
          <table:table-cell office:value-type="float" office:value="90.001517" table:style-name="ce1">
            <text:p>90.001517</text:p>
          </table:table-cell>
          <table:table-cell office:value-type="float" office:value="38.4525064204074" table:style-name="ce1">
            <text:p>38.4525064204074</text:p>
          </table:table-cell>
          <table:table-cell office:value-type="float" office:value="36" table:style-name="ce1">
            <text:p>36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93.6826725112986" table:style-name="ce1">
            <text:p>93.6826725112986</text:p>
          </table:table-cell>
          <table:table-cell office:value-type="float" office:value="89.99656065" table:style-name="ce1">
            <text:p>89.99656065</text:p>
          </table:table-cell>
          <table:table-cell office:value-type="float" office:value="53.1355700713613" table:style-name="ce1">
            <text:p>53.1355700713613</text:p>
          </table:table-cell>
          <table:table-cell office:value-type="float" office:value="36" table:style-name="ce1">
            <text:p>36</text:p>
          </table:table-cell>
          <table:table-cell office:value-type="float" office:value="0.0279073086" table:style-name="ce1">
            <text:p>0.0279073086</text:p>
          </table:table-cell>
          <table:table-cell office:value-type="float" office:value="179.9937363" table:style-name="ce1">
            <text:p>179.9937363</text:p>
          </table:table-cell>
          <table:table-cell office:value-type="float" office:value="77.2182712163442" table:style-name="ce1">
            <text:p>77.2182712163442</text:p>
          </table:table-cell>
          <table:table-cell office:value-type="float" office:value="56.52224729" table:style-name="ce1">
            <text:p>56.52224729</text:p>
          </table:table-cell>
          <table:table-cell office:value-type="float" office:value="54.9038550695025" table:style-name="ce1">
            <text:p>54.9038550695025</text:p>
          </table:table-cell>
          <table:table-cell office:value-type="float" office:value="33" table:style-name="ce1">
            <text:p>33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41.6238368668788" table:style-name="ce1">
            <text:p>41.6238368668788</text:p>
          </table:table-cell>
          <table:table-cell office:value-type="float" office:value="47.22501025" table:style-name="ce1">
            <text:p>47.22501025</text:p>
          </table:table-cell>
          <table:table-cell office:value-type="float" office:value="27.6898838954112" table:style-name="ce1">
            <text:p>27.6898838954112</text:p>
          </table:table-cell>
          <table:table-cell office:value-type="float" office:value="36" table:style-name="ce1">
            <text:p>36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0653337429" table:style-name="ce1">
            <text:p>0.00653337429</text:p>
          </table:table-cell>
          <table:table-cell office:value-type="float" office:value="0.00328475258215556" table:style-name="ce1">
            <text:p>0.00328475258215556</text:p>
          </table:table-cell>
          <table:table-cell office:value-type="float" office:value="0.00314199798" table:style-name="ce1">
            <text:p>0.00314199798</text:p>
          </table:table-cell>
          <table:table-cell office:value-type="float" office:value="0.00162434068223932" table:style-name="ce1">
            <text:p>0.00162434068223932</text:p>
          </table:table-cell>
          <table:table-cell office:value-type="float" office:value="36" table:style-name="ce1">
            <text:p>36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74645584525" table:style-name="ce1">
            <text:p>0.0174645584525</text:p>
          </table:table-cell>
          <table:table-cell office:value-type="float" office:value="0.017457512305" table:style-name="ce1">
            <text:p>0.017457512305</text:p>
          </table:table-cell>
          <table:table-cell office:value-type="float" office:value="0.00116115705000405" table:style-name="ce1">
            <text:p>0.00116115705000405</text:p>
          </table:table-cell>
          <table:table-cell office:value-type="float" office:value="36" table:style-name="ce1">
            <text:p>36</text:p>
          </table:table-cell>
          <table:table-cell office:value-type="float" office:value="1.999155248" table:style-name="ce1">
            <text:p>1.999155248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7.386165322" table:style-name="ce1">
            <text:p>7.386165322</text:p>
          </table:table-cell>
          <table:table-cell office:value-type="float" office:value="6.9983940185" table:style-name="ce1">
            <text:p>6.9983940185</text:p>
          </table:table-cell>
          <table:table-cell office:value-type="float" office:value="3.25200850248972" table:style-name="ce1">
            <text:p>3.25200850248972</text:p>
          </table:table-cell>
          <table:table-cell office:value-type="float" office:value="36" table:style-name="ce1">
            <text:p>36</text:p>
          </table:table-cell>
          <table:table-cell office:value-type="float" office:value="6.456534308" table:style-name="ce1">
            <text:p>6.456534308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172.623382344222" table:style-name="ce1">
            <text:p>172.623382344222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442.463912697755" table:style-name="ce1">
            <text:p>442.463912697755</text:p>
          </table:table-cell>
          <table:table-cell office:value-type="float" office:value="36" table:style-name="ce1">
            <text:p>36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3.080181656" table:style-name="ce1">
            <text:p>3.080181656</text:p>
          </table:table-cell>
          <table:table-cell office:value-type="float" office:value="0.48801694715" table:style-name="ce1">
            <text:p>0.48801694715</text:p>
          </table:table-cell>
          <table:table-cell office:value-type="float" office:value="0.3707247112" table:style-name="ce1">
            <text:p>0.3707247112</text:p>
          </table:table-cell>
          <table:table-cell office:value-type="float" office:value="0.599052297852099" table:style-name="ce1">
            <text:p>0.599052297852099</text:p>
          </table:table-cell>
          <table:table-cell office:value-type="float" office:value="36" table:style-name="ce1">
            <text:p>36</text:p>
          </table:table-cell>
          <table:table-cell office:value-type="float" office:value="0.2268309218" table:style-name="ce1">
            <text:p>0.2268309218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0.952531355275" table:style-name="ce1">
            <text:p>0.952531355275</text:p>
          </table:table-cell>
          <table:table-cell office:value-type="float" office:value="0.49702031575" table:style-name="ce1">
            <text:p>0.49702031575</text:p>
          </table:table-cell>
          <table:table-cell office:value-type="float" office:value="1.54121999594841" table:style-name="ce1">
            <text:p>1.5412199959484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≥20%</text:p>
          </table:table-cell>
          <table:table-cell office:value-type="float" office:value="11" table:style-name="ce1">
            <text:p>11</text:p>
          </table:table-cell>
          <table:table-cell office:value-type="float" office:value="20.16032618" table:style-name="ce1">
            <text:p>20.16032618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24.63964747" table:style-name="ce1">
            <text:p>24.63964747</text:p>
          </table:table-cell>
          <table:table-cell office:value-type="float" office:value="26.03123596" table:style-name="ce1">
            <text:p>26.03123596</text:p>
          </table:table-cell>
          <table:table-cell office:value-type="float" office:value="2.52140011542006" table:style-name="ce1">
            <text:p>2.52140011542006</text:p>
          </table:table-cell>
          <table:table-cell office:value-type="float" office:value="11" table:style-name="ce1">
            <text:p>11</text:p>
          </table:table-cell>
          <table:table-cell office:value-type="float" office:value="2.541860791" table:style-name="ce1">
            <text:p>2.541860791</text:p>
          </table:table-cell>
          <table:table-cell office:value-type="float" office:value="4.155296303" table:style-name="ce1">
            <text:p>4.155296303</text:p>
          </table:table-cell>
          <table:table-cell office:value-type="float" office:value="3.49955186754545" table:style-name="ce1">
            <text:p>3.49955186754545</text:p>
          </table:table-cell>
          <table:table-cell office:value-type="float" office:value="3.630760823" table:style-name="ce1">
            <text:p>3.630760823</text:p>
          </table:table-cell>
          <table:table-cell office:value-type="float" office:value="0.54963559444834" table:style-name="ce1">
            <text:p>0.54963559444834</text:p>
          </table:table-cell>
          <table:table-cell office:value-type="float" office:value="11" table:style-name="ce1">
            <text:p>11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-0.1916548276" table:style-name="ce1">
            <text:p>-0.1916548276</text:p>
          </table:table-cell>
          <table:table-cell office:value-type="float" office:value="-0.309337681272727" table:style-name="ce1">
            <text:p>-0.309337681272727</text:p>
          </table:table-cell>
          <table:table-cell office:value-type="float" office:value="-0.3295833492" table:style-name="ce1">
            <text:p>-0.3295833492</text:p>
          </table:table-cell>
          <table:table-cell office:value-type="float" office:value="0.0800222683774848" table:style-name="ce1">
            <text:p>0.0800222683774848</text:p>
          </table:table-cell>
          <table:table-cell office:value-type="float" office:value="11" table:style-name="ce1">
            <text:p>11</text:p>
          </table:table-cell>
          <table:table-cell office:value-type="float" office:value="2.736376096" table:style-name="ce1">
            <text:p>2.736376096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3.52173213118182" table:style-name="ce1">
            <text:p>3.52173213118182</text:p>
          </table:table-cell>
          <table:table-cell office:value-type="float" office:value="3.531469928" table:style-name="ce1">
            <text:p>3.531469928</text:p>
          </table:table-cell>
          <table:table-cell office:value-type="float" office:value="0.559614890349817" table:style-name="ce1">
            <text:p>0.559614890349817</text:p>
          </table:table-cell>
          <table:table-cell office:value-type="float" office:value="11" table:style-name="ce1">
            <text:p>11</text:p>
          </table:table-cell>
          <table:table-cell office:value-type="float" office:value="7.790248" table:style-name="ce1">
            <text:p>7.790248</text:p>
          </table:table-cell>
          <table:table-cell office:value-type="float" office:value="13.83565" table:style-name="ce1">
            <text:p>13.83565</text:p>
          </table:table-cell>
          <table:table-cell office:value-type="float" office:value="10.5125479090909" table:style-name="ce1">
            <text:p>10.5125479090909</text:p>
          </table:table-cell>
          <table:table-cell office:value-type="float" office:value="11.11512" table:style-name="ce1">
            <text:p>11.11512</text:p>
          </table:table-cell>
          <table:table-cell office:value-type="float" office:value="2.03137016960083" table:style-name="ce1">
            <text:p>2.03137016960083</text:p>
          </table:table-cell>
          <table:table-cell office:value-type="float" office:value="11" table:style-name="ce1">
            <text:p>11</text:p>
          </table:table-cell>
          <table:table-cell office:value-type="float" office:value="8.425996" table:style-name="ce1">
            <text:p>8.425996</text:p>
          </table:table-cell>
          <table:table-cell office:value-type="float" office:value="17.53184" table:style-name="ce1">
            <text:p>17.53184</text:p>
          </table:table-cell>
          <table:table-cell office:value-type="float" office:value="13.547246" table:style-name="ce1">
            <text:p>13.547246</text:p>
          </table:table-cell>
          <table:table-cell office:value-type="float" office:value="13.30195" table:style-name="ce1">
            <text:p>13.30195</text:p>
          </table:table-cell>
          <table:table-cell office:value-type="float" office:value="3.13879772938942" table:style-name="ce1">
            <text:p>3.13879772938942</text:p>
          </table:table-cell>
          <table:table-cell office:value-type="float" office:value="11" table:style-name="ce1">
            <text:p>11</text:p>
          </table:table-cell>
          <table:table-cell office:value-type="float" office:value="16.216244" table:style-name="ce1">
            <text:p>16.216244</text:p>
          </table:table-cell>
          <table:table-cell office:value-type="float" office:value="29.40227" table:style-name="ce1">
            <text:p>29.40227</text:p>
          </table:table-cell>
          <table:table-cell office:value-type="float" office:value="24.0597939090909" table:style-name="ce1">
            <text:p>24.0597939090909</text:p>
          </table:table-cell>
          <table:table-cell office:value-type="float" office:value="24.27411" table:style-name="ce1">
            <text:p>24.27411</text:p>
          </table:table-cell>
          <table:table-cell office:value-type="float" office:value="4.77546703773437" table:style-name="ce1">
            <text:p>4.77546703773437</text:p>
          </table:table-cell>
          <table:table-cell office:value-type="float" office:value="11" table:style-name="ce1">
            <text:p>11</text:p>
          </table:table-cell>
          <table:table-cell office:value-type="float" office:value="1.91973367" table:style-name="ce1">
            <text:p>1.91973367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2.74078865763636" table:style-name="ce1">
            <text:p>2.74078865763636</text:p>
          </table:table-cell>
          <table:table-cell office:value-type="float" office:value="2.80425063" table:style-name="ce1">
            <text:p>2.80425063</text:p>
          </table:table-cell>
          <table:table-cell office:value-type="float" office:value="0.498277836290341" table:style-name="ce1">
            <text:p>0.498277836290341</text:p>
          </table:table-cell>
          <table:table-cell office:value-type="float" office:value="11" table:style-name="ce1">
            <text:p>11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0.297262828603636" table:style-name="ce1">
            <text:p>0.297262828603636</text:p>
          </table:table-cell>
          <table:table-cell office:value-type="float" office:value="0.1543474533" table:style-name="ce1">
            <text:p>0.1543474533</text:p>
          </table:table-cell>
          <table:table-cell office:value-type="float" office:value="0.256518503039455" table:style-name="ce1">
            <text:p>0.256518503039455</text:p>
          </table:table-cell>
          <table:table-cell office:value-type="float" office:value="11" table:style-name="ce1">
            <text:p>11</text:p>
          </table:table-cell>
          <table:table-cell office:value-type="float" office:value="2.985847007" table:style-name="ce1">
            <text:p>2.985847007</text:p>
          </table:table-cell>
          <table:table-cell office:value-type="float" office:value="5.147714303" table:style-name="ce1">
            <text:p>5.147714303</text:p>
          </table:table-cell>
          <table:table-cell office:value-type="float" office:value="4.27773905290909" table:style-name="ce1">
            <text:p>4.27773905290909</text:p>
          </table:table-cell>
          <table:table-cell office:value-type="float" office:value="4.520924174" table:style-name="ce1">
            <text:p>4.520924174</text:p>
          </table:table-cell>
          <table:table-cell office:value-type="float" office:value="0.739001761545978" table:style-name="ce1">
            <text:p>0.739001761545978</text:p>
          </table:table-cell>
          <table:table-cell office:value-type="float" office:value="11" table:style-name="ce1">
            <text:p>11</text:p>
          </table:table-cell>
          <table:table-cell office:value-type="float" office:value="6.301623409" table:style-name="ce1">
            <text:p>6.301623409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7.66041326272727" table:style-name="ce1">
            <text:p>7.66041326272727</text:p>
          </table:table-cell>
          <table:table-cell office:value-type="float" office:value="7.438445202" table:style-name="ce1">
            <text:p>7.438445202</text:p>
          </table:table-cell>
          <table:table-cell office:value-type="float" office:value="0.996246891901083" table:style-name="ce1">
            <text:p>0.996246891901083</text:p>
          </table:table-cell>
          <table:table-cell office:value-type="float" office:value="11" table:style-name="ce1">
            <text:p>11</text:p>
          </table:table-cell>
          <table:table-cell office:value-type="float" office:value="19.06886362" table:style-name="ce1">
            <text:p>19.06886362</text:p>
          </table:table-cell>
          <table:table-cell office:value-type="float" office:value="66.09502633" table:style-name="ce1">
            <text:p>66.09502633</text:p>
          </table:table-cell>
          <table:table-cell office:value-type="float" office:value="42.2688004990909" table:style-name="ce1">
            <text:p>42.2688004990909</text:p>
          </table:table-cell>
          <table:table-cell office:value-type="float" office:value="56.70370471" table:style-name="ce1">
            <text:p>56.70370471</text:p>
          </table:table-cell>
          <table:table-cell office:value-type="float" office:value="22.2660145807747" table:style-name="ce1">
            <text:p>22.2660145807747</text:p>
          </table:table-cell>
          <table:table-cell office:value-type="float" office:value="6" table:style-name="ce1">
            <text:p>6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0.58604436885" table:style-name="ce1">
            <text:p>0.58604436885</text:p>
          </table:table-cell>
          <table:table-cell office:value-type="float" office:value="0.58757914" table:style-name="ce1">
            <text:p>0.58757914</text:p>
          </table:table-cell>
          <table:table-cell office:value-type="float" office:value="0.0136545491633644" table:style-name="ce1">
            <text:p>0.0136545491633644</text:p>
          </table:table-cell>
          <table:table-cell office:value-type="float" office:value="11" table:style-name="ce1">
            <text:p>11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94.0426089126364" table:style-name="ce1">
            <text:p>94.0426089126364</text:p>
          </table:table-cell>
          <table:table-cell office:value-type="float" office:value="157.5002452" table:style-name="ce1">
            <text:p>157.5002452</text:p>
          </table:table-cell>
          <table:table-cell office:value-type="float" office:value="82.9268843545257" table:style-name="ce1">
            <text:p>82.9268843545257</text:p>
          </table:table-cell>
          <table:table-cell office:value-type="float" office:value="11" table:style-name="ce1">
            <text:p>1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73533571226364" table:style-name="ce1">
            <text:p>2.7353357122636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1.90600465275714" table:style-name="ce1">
            <text:p>1.90600465275714</text:p>
          </table:table-cell>
          <table:table-cell office:value-type="float" office:value="11" table:style-name="ce1">
            <text:p>11</text:p>
          </table:table-cell>
          <table:table-cell office:value-type="float" office:value="0.307797211" table:style-name="ce1">
            <text:p>0.307797211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0.392959222063636" table:style-name="ce1">
            <text:p>0.392959222063636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0.0926790542903057" table:style-name="ce1">
            <text:p>0.0926790542903057</text:p>
          </table:table-cell>
          <table:table-cell office:value-type="float" office:value="11" table:style-name="ce1">
            <text:p>11</text:p>
          </table:table-cell>
          <table:table-cell office:value-type="float" office:value="4.44713087" table:style-name="ce1">
            <text:p>4.44713087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6.544304262" table:style-name="ce1">
            <text:p>6.544304262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2.39010566855005" table:style-name="ce1">
            <text:p>2.39010566855005</text:p>
          </table:table-cell>
          <table:table-cell office:value-type="float" office:value="11" table:style-name="ce1">
            <text:p>11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55502012763636" table:style-name="ce1">
            <text:p>0.155502012763636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0244040355631001" table:style-name="ce1">
            <text:p>0.0244040355631001</text:p>
          </table:table-cell>
          <table:table-cell office:value-type="float" office:value="11" table:style-name="ce1">
            <text:p>11</text:p>
          </table:table-cell>
          <table:table-cell office:value-type="float" office:value="3.114227443" table:style-name="ce1">
            <text:p>3.114227443</text:p>
          </table:table-cell>
          <table:table-cell office:value-type="float" office:value="5.289422177" table:style-name="ce1">
            <text:p>5.289422177</text:p>
          </table:table-cell>
          <table:table-cell office:value-type="float" office:value="4.433240902" table:style-name="ce1">
            <text:p>4.433240902</text:p>
          </table:table-cell>
          <table:table-cell office:value-type="float" office:value="4.705405215" table:style-name="ce1">
            <text:p>4.705405215</text:p>
          </table:table-cell>
          <table:table-cell office:value-type="float" office:value="0.746290147398275" table:style-name="ce1">
            <text:p>0.746290147398275</text:p>
          </table:table-cell>
          <table:table-cell office:value-type="float" office:value="11" table:style-name="ce1">
            <text:p>11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55502012763636" table:style-name="ce1">
            <text:p>0.155502012763636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0244040355631001" table:style-name="ce1">
            <text:p>0.0244040355631001</text:p>
          </table:table-cell>
          <table:table-cell office:value-type="float" office:value="11" table:style-name="ce1">
            <text:p>11</text:p>
          </table:table-cell>
          <table:table-cell office:value-type="float" office:value="1.949865837" table:style-name="ce1">
            <text:p>1.949865837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2.95721268945455" table:style-name="ce1">
            <text:p>2.95721268945455</text:p>
          </table:table-cell>
          <table:table-cell office:value-type="float" office:value="2.982238328" table:style-name="ce1">
            <text:p>2.982238328</text:p>
          </table:table-cell>
          <table:table-cell office:value-type="float" office:value="0.658865241048298" table:style-name="ce1">
            <text:p>0.658865241048298</text:p>
          </table:table-cell>
          <table:table-cell office:value-type="float" office:value="11" table:style-name="ce1">
            <text:p>11</text:p>
          </table:table-cell>
          <table:table-cell office:value-type="float" office:value="2.700631163" table:style-name="ce1">
            <text:p>2.700631163</text:p>
          </table:table-cell>
          <table:table-cell office:value-type="float" office:value="4.779810369" table:style-name="ce1">
            <text:p>4.779810369</text:p>
          </table:table-cell>
          <table:table-cell office:value-type="float" office:value="3.95159021963636" table:style-name="ce1">
            <text:p>3.95159021963636</text:p>
          </table:table-cell>
          <table:table-cell office:value-type="float" office:value="4.255371672" table:style-name="ce1">
            <text:p>4.255371672</text:p>
          </table:table-cell>
          <table:table-cell office:value-type="float" office:value="0.717011400548114" table:style-name="ce1">
            <text:p>0.717011400548114</text:p>
          </table:table-cell>
          <table:table-cell office:value-type="float" office:value="11" table:style-name="ce1">
            <text:p>11</text:p>
          </table:table-cell>
          <table:table-cell office:value-type="float" office:value="0.4135962805" table:style-name="ce1">
            <text:p>0.4135962805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0.481650682290909" table:style-name="ce1">
            <text:p>0.481650682290909</text:p>
          </table:table-cell>
          <table:table-cell office:value-type="float" office:value="0.5096118077" table:style-name="ce1">
            <text:p>0.5096118077</text:p>
          </table:table-cell>
          <table:table-cell office:value-type="float" office:value="0.0468018774358817" table:style-name="ce1">
            <text:p>0.0468018774358817</text:p>
          </table:table-cell>
          <table:table-cell office:value-type="float" office:value="11" table:style-name="ce1">
            <text:p>11</text:p>
          </table:table-cell>
          <table:table-cell office:value-type="float" office:value="6.19059075" table:style-name="ce1">
            <text:p>6.19059075</text:p>
          </table:table-cell>
          <table:table-cell office:value-type="float" office:value="28.32292" table:style-name="ce1">
            <text:p>28.32292</text:p>
          </table:table-cell>
          <table:table-cell office:value-type="float" office:value="17.5694135724545" table:style-name="ce1">
            <text:p>17.5694135724545</text:p>
          </table:table-cell>
          <table:table-cell office:value-type="float" office:value="24.59902333" table:style-name="ce1">
            <text:p>24.59902333</text:p>
          </table:table-cell>
          <table:table-cell office:value-type="float" office:value="10.8767748282515" table:style-name="ce1">
            <text:p>10.8767748282515</text:p>
          </table:table-cell>
          <table:table-cell office:value-type="float" office:value="11" table:style-name="ce1">
            <text:p>11</text:p>
          </table:table-cell>
          <table:table-cell office:value-type="float" office:value="1.729830979" table:style-name="ce1">
            <text:p>1.729830979</text:p>
          </table:table-cell>
          <table:table-cell office:value-type="float" office:value="11.78431695" table:style-name="ce1">
            <text:p>11.78431695</text:p>
          </table:table-cell>
          <table:table-cell office:value-type="float" office:value="6.526986334" table:style-name="ce1">
            <text:p>6.526986334</text:p>
          </table:table-cell>
          <table:table-cell office:value-type="float" office:value="9.444899539" table:style-name="ce1">
            <text:p>9.444899539</text:p>
          </table:table-cell>
          <table:table-cell office:value-type="float" office:value="4.52559439599489" table:style-name="ce1">
            <text:p>4.52559439599489</text:p>
          </table:table-cell>
          <table:table-cell office:value-type="float" office:value="11" table:style-name="ce1">
            <text:p>11</text:p>
          </table:table-cell>
          <table:table-cell office:value-type="float" office:value="1677.947406" table:style-name="ce1">
            <text:p>1677.947406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2049.40350654545" table:style-name="ce1">
            <text:p>2049.40350654545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440.131710427988" table:style-name="ce1">
            <text:p>440.131710427988</text:p>
          </table:table-cell>
          <table:table-cell office:value-type="float" office:value="11" table:style-name="ce1">
            <text:p>11</text:p>
          </table:table-cell>
          <table:table-cell office:value-type="float" office:value="142.991877" table:style-name="ce1">
            <text:p>142.991877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53.089621527273" table:style-name="ce1">
            <text:p>153.089621527273</text:p>
          </table:table-cell>
          <table:table-cell office:value-type="float" office:value="143.0023351" table:style-name="ce1">
            <text:p>143.0023351</text:p>
          </table:table-cell>
          <table:table-cell office:value-type="float" office:value="17.2808625904808" table:style-name="ce1">
            <text:p>17.2808625904808</text:p>
          </table:table-cell>
          <table:table-cell office:value-type="float" office:value="11" table:style-name="ce1">
            <text:p>11</text:p>
          </table:table-cell>
          <table:table-cell office:value-type="float" office:value="37.0113037" table:style-name="ce1">
            <text:p>37.0113037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30.903622887273" table:style-name="ce1">
            <text:p>130.903622887273</text:p>
          </table:table-cell>
          <table:table-cell office:value-type="float" office:value="142.9765429" table:style-name="ce1">
            <text:p>142.9765429</text:p>
          </table:table-cell>
          <table:table-cell office:value-type="float" office:value="62.3933430565218" table:style-name="ce1">
            <text:p>62.3933430565218</text:p>
          </table:table-cell>
          <table:table-cell office:value-type="float" office:value="11" table:style-name="ce1">
            <text:p>11</text:p>
          </table:table-cell>
          <table:table-cell office:value-type="float" office:value="37.01988473" table:style-name="ce1">
            <text:p>37.01988473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99.3301008836364" table:style-name="ce1">
            <text:p>99.3301008836364</text:p>
          </table:table-cell>
          <table:table-cell office:value-type="float" office:value="90.00476846" table:style-name="ce1">
            <text:p>90.00476846</text:p>
          </table:table-cell>
          <table:table-cell office:value-type="float" office:value="43.7713725923894" table:style-name="ce1">
            <text:p>43.7713725923894</text:p>
          </table:table-cell>
          <table:table-cell office:value-type="float" office:value="8" table:style-name="ce1">
            <text:p>8</text:p>
          </table:table-cell>
          <table:table-cell office:value-type="float" office:value="39.93223327" table:style-name="ce1">
            <text:p>39.93223327</text:p>
          </table:table-cell>
          <table:table-cell office:value-type="float" office:value="95.87010056" table:style-name="ce1">
            <text:p>95.87010056</text:p>
          </table:table-cell>
          <table:table-cell office:value-type="float" office:value="67.8475288725" table:style-name="ce1">
            <text:p>67.8475288725</text:p>
          </table:table-cell>
          <table:table-cell office:value-type="float" office:value="76.53574792" table:style-name="ce1">
            <text:p>76.53574792</text:p>
          </table:table-cell>
          <table:table-cell office:value-type="float" office:value="23.959441482581" table:style-name="ce1">
            <text:p>23.959441482581</text:p>
          </table:table-cell>
          <table:table-cell office:value-type="float" office:value="11" table:style-name="ce1">
            <text:p>11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0219986873242727" table:style-name="ce1">
            <text:p>0.00219986873242727</text:p>
          </table:table-cell>
          <table:table-cell office:value-type="float" office:value="0.002941452003" table:style-name="ce1">
            <text:p>0.002941452003</text:p>
          </table:table-cell>
          <table:table-cell office:value-type="float" office:value="0.00124916542897273" table:style-name="ce1">
            <text:p>0.00124916542897273</text:p>
          </table:table-cell>
          <table:table-cell office:value-type="float" office:value="11" table:style-name="ce1">
            <text:p>11</text:p>
          </table:table-cell>
          <table:table-cell office:value-type="float" office:value="0.01774484312" table:style-name="ce1">
            <text:p>0.01774484312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0.0184458496163636" table:style-name="ce1">
            <text:p>0.0184458496163636</text:p>
          </table:table-cell>
          <table:table-cell office:value-type="float" office:value="0.0186131146" table:style-name="ce1">
            <text:p>0.0186131146</text:p>
          </table:table-cell>
          <table:table-cell office:value-type="float" office:value="0.000451365878724012" table:style-name="ce1">
            <text:p>0.000451365878724012</text:p>
          </table:table-cell>
          <table:table-cell office:value-type="float" office:value="11" table:style-name="ce1">
            <text:p>11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10.6900473004545" table:style-name="ce1">
            <text:p>10.6900473004545</text:p>
          </table:table-cell>
          <table:table-cell office:value-type="float" office:value="10.48493743" table:style-name="ce1">
            <text:p>10.48493743</text:p>
          </table:table-cell>
          <table:table-cell office:value-type="float" office:value="1.61840207023513" table:style-name="ce1">
            <text:p>1.61840207023513</text:p>
          </table:table-cell>
          <table:table-cell office:value-type="float" office:value="11" table:style-name="ce1">
            <text:p>11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97.8626525765455" table:style-name="ce1">
            <text:p>97.8626525765455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33.039716450052" table:style-name="ce1">
            <text:p>133.039716450052</text:p>
          </table:table-cell>
          <table:table-cell office:value-type="float" office:value="11" table:style-name="ce1">
            <text:p>11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0.507071460309091" table:style-name="ce1">
            <text:p>0.507071460309091</text:p>
          </table:table-cell>
          <table:table-cell office:value-type="float" office:value="0.2124368177" table:style-name="ce1">
            <text:p>0.2124368177</text:p>
          </table:table-cell>
          <table:table-cell office:value-type="float" office:value="0.40751986853752" table:style-name="ce1">
            <text:p>0.40751986853752</text:p>
          </table:table-cell>
          <table:table-cell office:value-type="float" office:value="11" table:style-name="ce1">
            <text:p>11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2.023038402" table:style-name="ce1">
            <text:p>2.023038402</text:p>
          </table:table-cell>
          <table:table-cell office:value-type="float" office:value="0.818086200636364" table:style-name="ce1">
            <text:p>0.818086200636364</text:p>
          </table:table-cell>
          <table:table-cell office:value-type="float" office:value="0.2856142729" table:style-name="ce1">
            <text:p>0.2856142729</text:p>
          </table:table-cell>
          <table:table-cell office:value-type="float" office:value="0.708617557994149" table:style-name="ce1">
            <text:p>0.70861755799414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&lt;10%</text:p>
          </table:table-cell>
          <table:table-cell office:value-type="float" office:value="12" table:style-name="ce1">
            <text:p>12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9.231367264" table:style-name="ce1">
            <text:p>9.231367264</text:p>
          </table:table-cell>
          <table:table-cell office:value-type="float" office:value="5.22446295383333" table:style-name="ce1">
            <text:p>5.22446295383333</text:p>
          </table:table-cell>
          <table:table-cell office:value-type="float" office:value="5.2974154315" table:style-name="ce1">
            <text:p>5.2974154315</text:p>
          </table:table-cell>
          <table:table-cell office:value-type="float" office:value="3.11579043812557" table:style-name="ce1">
            <text:p>3.11579043812557</text:p>
          </table:table-cell>
          <table:table-cell office:value-type="float" office:value="12" table:style-name="ce1">
            <text:p>12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3.931345061" table:style-name="ce1">
            <text:p>3.931345061</text:p>
          </table:table-cell>
          <table:table-cell office:value-type="float" office:value="1.97366098968333" table:style-name="ce1">
            <text:p>1.97366098968333</text:p>
          </table:table-cell>
          <table:table-cell office:value-type="float" office:value="1.654567164" table:style-name="ce1">
            <text:p>1.654567164</text:p>
          </table:table-cell>
          <table:table-cell office:value-type="float" office:value="1.11598776127873" table:style-name="ce1">
            <text:p>1.11598776127873</text:p>
          </table:table-cell>
          <table:table-cell office:value-type="float" office:value="12" table:style-name="ce1">
            <text:p>12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-0.0829103603191667" table:style-name="ce1">
            <text:p>-0.0829103603191667</text:p>
          </table:table-cell>
          <table:table-cell office:value-type="float" office:value="-0.2211262948" table:style-name="ce1">
            <text:p>-0.2211262948</text:p>
          </table:table-cell>
          <table:table-cell office:value-type="float" office:value="0.779663839185066" table:style-name="ce1">
            <text:p>0.779663839185066</text:p>
          </table:table-cell>
          <table:table-cell office:value-type="float" office:value="12" table:style-name="ce1">
            <text:p>12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4.61825985283333" table:style-name="ce1">
            <text:p>4.61825985283333</text:p>
          </table:table-cell>
          <table:table-cell office:value-type="float" office:value="3.3486456705" table:style-name="ce1">
            <text:p>3.3486456705</text:p>
          </table:table-cell>
          <table:table-cell office:value-type="float" office:value="3.90588021013477" table:style-name="ce1">
            <text:p>3.90588021013477</text:p>
          </table:table-cell>
          <table:table-cell office:value-type="float" office:value="12" table:style-name="ce1">
            <text:p>12</text:p>
          </table:table-cell>
          <table:table-cell office:value-type="float" office:value="2.122528" table:style-name="ce1">
            <text:p>2.122528</text:p>
          </table:table-cell>
          <table:table-cell office:value-type="float" office:value="14.39537" table:style-name="ce1">
            <text:p>14.39537</text:p>
          </table:table-cell>
          <table:table-cell office:value-type="float" office:value="6.17309466666667" table:style-name="ce1">
            <text:p>6.17309466666667</text:p>
          </table:table-cell>
          <table:table-cell office:value-type="float" office:value="5.817675" table:style-name="ce1">
            <text:p>5.817675</text:p>
          </table:table-cell>
          <table:table-cell office:value-type="float" office:value="4.13508635396572" table:style-name="ce1">
            <text:p>4.13508635396572</text:p>
          </table:table-cell>
          <table:table-cell office:value-type="float" office:value="12" table:style-name="ce1">
            <text:p>12</text:p>
          </table:table-cell>
          <table:table-cell office:value-type="float" office:value="2.780413" table:style-name="ce1">
            <text:p>2.780413</text:p>
          </table:table-cell>
          <table:table-cell office:value-type="float" office:value="15.63079" table:style-name="ce1">
            <text:p>15.63079</text:p>
          </table:table-cell>
          <table:table-cell office:value-type="float" office:value="8.3133745" table:style-name="ce1">
            <text:p>8.3133745</text:p>
          </table:table-cell>
          <table:table-cell office:value-type="float" office:value="7.474899" table:style-name="ce1">
            <text:p>7.474899</text:p>
          </table:table-cell>
          <table:table-cell office:value-type="float" office:value="5.30100798971509" table:style-name="ce1">
            <text:p>5.30100798971509</text:p>
          </table:table-cell>
          <table:table-cell office:value-type="float" office:value="12" table:style-name="ce1">
            <text:p>12</text:p>
          </table:table-cell>
          <table:table-cell office:value-type="float" office:value="4.902941" table:style-name="ce1">
            <text:p>4.902941</text:p>
          </table:table-cell>
          <table:table-cell office:value-type="float" office:value="27.54464" table:style-name="ce1">
            <text:p>27.54464</text:p>
          </table:table-cell>
          <table:table-cell office:value-type="float" office:value="14.4864691666667" table:style-name="ce1">
            <text:p>14.4864691666667</text:p>
          </table:table-cell>
          <table:table-cell office:value-type="float" office:value="13.4343105" table:style-name="ce1">
            <text:p>13.4343105</text:p>
          </table:table-cell>
          <table:table-cell office:value-type="float" office:value="8.46760597430159" table:style-name="ce1">
            <text:p>8.46760597430159</text:p>
          </table:table-cell>
          <table:table-cell office:value-type="float" office:value="12" table:style-name="ce1">
            <text:p>12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3.084698468" table:style-name="ce1">
            <text:p>3.084698468</text:p>
          </table:table-cell>
          <table:table-cell office:value-type="float" office:value="1.54736842085" table:style-name="ce1">
            <text:p>1.54736842085</text:p>
          </table:table-cell>
          <table:table-cell office:value-type="float" office:value="1.2945884553" table:style-name="ce1">
            <text:p>1.2945884553</text:p>
          </table:table-cell>
          <table:table-cell office:value-type="float" office:value="0.882731818372025" table:style-name="ce1">
            <text:p>0.882731818372025</text:p>
          </table:table-cell>
          <table:table-cell office:value-type="float" office:value="12" table:style-name="ce1">
            <text:p>12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6.344378097" table:style-name="ce1">
            <text:p>6.344378097</text:p>
          </table:table-cell>
          <table:table-cell office:value-type="float" office:value="2.20534283011667" table:style-name="ce1">
            <text:p>2.20534283011667</text:p>
          </table:table-cell>
          <table:table-cell office:value-type="float" office:value="0.87631698965" table:style-name="ce1">
            <text:p>0.87631698965</text:p>
          </table:table-cell>
          <table:table-cell office:value-type="float" office:value="2.53686303120926" table:style-name="ce1">
            <text:p>2.53686303120926</text:p>
          </table:table-cell>
          <table:table-cell office:value-type="float" office:value="12" table:style-name="ce1">
            <text:p>12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5.168281251" table:style-name="ce1">
            <text:p>5.168281251</text:p>
          </table:table-cell>
          <table:table-cell office:value-type="float" office:value="2.4287626367" table:style-name="ce1">
            <text:p>2.4287626367</text:p>
          </table:table-cell>
          <table:table-cell office:value-type="float" office:value="1.9824558235" table:style-name="ce1">
            <text:p>1.9824558235</text:p>
          </table:table-cell>
          <table:table-cell office:value-type="float" office:value="1.47896672794431" table:style-name="ce1">
            <text:p>1.47896672794431</text:p>
          </table:table-cell>
          <table:table-cell office:value-type="float" office:value="12" table:style-name="ce1">
            <text:p>12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7.979955774" table:style-name="ce1">
            <text:p>7.979955774</text:p>
          </table:table-cell>
          <table:table-cell office:value-type="float" office:value="4.22922582583333" table:style-name="ce1">
            <text:p>4.22922582583333</text:p>
          </table:table-cell>
          <table:table-cell office:value-type="float" office:value="3.6573807105" table:style-name="ce1">
            <text:p>3.6573807105</text:p>
          </table:table-cell>
          <table:table-cell office:value-type="float" office:value="2.445935036285" table:style-name="ce1">
            <text:p>2.445935036285</text:p>
          </table:table-cell>
          <table:table-cell office:value-type="float" office:value="12" table:style-name="ce1">
            <text:p>12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68.48277105" table:style-name="ce1">
            <text:p>68.48277105</text:p>
          </table:table-cell>
          <table:table-cell office:value-type="float" office:value="40.401526225" table:style-name="ce1">
            <text:p>40.401526225</text:p>
          </table:table-cell>
          <table:table-cell office:value-type="float" office:value="41.631642545" table:style-name="ce1">
            <text:p>41.631642545</text:p>
          </table:table-cell>
          <table:table-cell office:value-type="float" office:value="26.385642142376" table:style-name="ce1">
            <text:p>26.385642142376</text:p>
          </table:table-cell>
          <table:table-cell office:value-type="float" office:value="10" table:style-name="ce1">
            <text:p>10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4186016431" table:style-name="ce1">
            <text:p>0.4186016431</text:p>
          </table:table-cell>
          <table:table-cell office:value-type="float" office:value="0.2795165799" table:style-name="ce1">
            <text:p>0.2795165799</text:p>
          </table:table-cell>
          <table:table-cell office:value-type="float" office:value="0.2489629948" table:style-name="ce1">
            <text:p>0.2489629948</text:p>
          </table:table-cell>
          <table:table-cell office:value-type="float" office:value="0.0754144051811474" table:style-name="ce1">
            <text:p>0.0754144051811474</text:p>
          </table:table-cell>
          <table:table-cell office:value-type="float" office:value="12" table:style-name="ce1">
            <text:p>12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92.5208463308333" table:style-name="ce1">
            <text:p>92.5208463308333</text:p>
          </table:table-cell>
          <table:table-cell office:value-type="float" office:value="97.996109915" table:style-name="ce1">
            <text:p>97.996109915</text:p>
          </table:table-cell>
          <table:table-cell office:value-type="float" office:value="44.6010505102242" table:style-name="ce1">
            <text:p>44.6010505102242</text:p>
          </table:table-cell>
          <table:table-cell office:value-type="float" office:value="12" table:style-name="ce1">
            <text:p>1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8054430065" table:style-name="ce1">
            <text:p>2.58054430065</text:p>
          </table:table-cell>
          <table:table-cell office:value-type="float" office:value="2.63540922395" table:style-name="ce1">
            <text:p>2.63540922395</text:p>
          </table:table-cell>
          <table:table-cell office:value-type="float" office:value="1.89476090287623" table:style-name="ce1">
            <text:p>1.89476090287623</text:p>
          </table:table-cell>
          <table:table-cell office:value-type="float" office:value="12" table:style-name="ce1">
            <text:p>12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3221736571" table:style-name="ce1">
            <text:p>0.3221736571</text:p>
          </table:table-cell>
          <table:table-cell office:value-type="float" office:value="0.236929474633333" table:style-name="ce1">
            <text:p>0.236929474633333</text:p>
          </table:table-cell>
          <table:table-cell office:value-type="float" office:value="0.2238972655" table:style-name="ce1">
            <text:p>0.2238972655</text:p>
          </table:table-cell>
          <table:table-cell office:value-type="float" office:value="0.052386737089767" table:style-name="ce1">
            <text:p>0.052386737089767</text:p>
          </table:table-cell>
          <table:table-cell office:value-type="float" office:value="12" table:style-name="ce1">
            <text:p>12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3.91078828" table:style-name="ce1">
            <text:p>3.91078828</text:p>
          </table:table-cell>
          <table:table-cell office:value-type="float" office:value="2.44017397333333" table:style-name="ce1">
            <text:p>2.44017397333333</text:p>
          </table:table-cell>
          <table:table-cell office:value-type="float" office:value="2.2694305235" table:style-name="ce1">
            <text:p>2.2694305235</text:p>
          </table:table-cell>
          <table:table-cell office:value-type="float" office:value="0.841940815254745" table:style-name="ce1">
            <text:p>0.841940815254745</text:p>
          </table:table-cell>
          <table:table-cell office:value-type="float" office:value="12" table:style-name="ce1">
            <text:p>12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0864869192916667" table:style-name="ce1">
            <text:p>0.0864869192916667</text:p>
          </table:table-cell>
          <table:table-cell office:value-type="float" office:value="0.075323515335" table:style-name="ce1">
            <text:p>0.075323515335</text:p>
          </table:table-cell>
          <table:table-cell office:value-type="float" office:value="0.0552863741710134" table:style-name="ce1">
            <text:p>0.0552863741710134</text:p>
          </table:table-cell>
          <table:table-cell office:value-type="float" office:value="12" table:style-name="ce1">
            <text:p>12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5.368628673" table:style-name="ce1">
            <text:p>5.368628673</text:p>
          </table:table-cell>
          <table:table-cell office:value-type="float" office:value="2.51524888315" table:style-name="ce1">
            <text:p>2.51524888315</text:p>
          </table:table-cell>
          <table:table-cell office:value-type="float" office:value="2.055607979" table:style-name="ce1">
            <text:p>2.055607979</text:p>
          </table:table-cell>
          <table:table-cell office:value-type="float" office:value="1.52934645064624" table:style-name="ce1">
            <text:p>1.52934645064624</text:p>
          </table:table-cell>
          <table:table-cell office:value-type="float" office:value="12" table:style-name="ce1">
            <text:p>12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0864869192916667" table:style-name="ce1">
            <text:p>0.0864869192916667</text:p>
          </table:table-cell>
          <table:table-cell office:value-type="float" office:value="0.075323515335" table:style-name="ce1">
            <text:p>0.075323515335</text:p>
          </table:table-cell>
          <table:table-cell office:value-type="float" office:value="0.0552863741710134" table:style-name="ce1">
            <text:p>0.0552863741710134</text:p>
          </table:table-cell>
          <table:table-cell office:value-type="float" office:value="12" table:style-name="ce1">
            <text:p>12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3.381427106" table:style-name="ce1">
            <text:p>3.381427106</text:p>
          </table:table-cell>
          <table:table-cell office:value-type="float" office:value="1.748316579" table:style-name="ce1">
            <text:p>1.748316579</text:p>
          </table:table-cell>
          <table:table-cell office:value-type="float" office:value="1.4786213125" table:style-name="ce1">
            <text:p>1.4786213125</text:p>
          </table:table-cell>
          <table:table-cell office:value-type="float" office:value="0.97615521889031" table:style-name="ce1">
            <text:p>0.97615521889031</text:p>
          </table:table-cell>
          <table:table-cell office:value-type="float" office:value="12" table:style-name="ce1">
            <text:p>12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4.928102894" table:style-name="ce1">
            <text:p>4.928102894</text:p>
          </table:table-cell>
          <table:table-cell office:value-type="float" office:value="2.27195633766667" table:style-name="ce1">
            <text:p>2.27195633766667</text:p>
          </table:table-cell>
          <table:table-cell office:value-type="float" office:value="1.8408640135" table:style-name="ce1">
            <text:p>1.8408640135</text:p>
          </table:table-cell>
          <table:table-cell office:value-type="float" office:value="1.40072752135773" table:style-name="ce1">
            <text:p>1.40072752135773</text:p>
          </table:table-cell>
          <table:table-cell office:value-type="float" office:value="12" table:style-name="ce1">
            <text:p>12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4415905252" table:style-name="ce1">
            <text:p>0.4415905252</text:p>
          </table:table-cell>
          <table:table-cell office:value-type="float" office:value="0.243292545408333" table:style-name="ce1">
            <text:p>0.243292545408333</text:p>
          </table:table-cell>
          <table:table-cell office:value-type="float" office:value="0.2180761328" table:style-name="ce1">
            <text:p>0.2180761328</text:p>
          </table:table-cell>
          <table:table-cell office:value-type="float" office:value="0.135006139695023" table:style-name="ce1">
            <text:p>0.135006139695023</text:p>
          </table:table-cell>
          <table:table-cell office:value-type="float" office:value="12" table:style-name="ce1">
            <text:p>12</text:p>
          </table:table-cell>
          <table:table-cell office:value-type="float" office:value="2.173074" table:style-name="ce1">
            <text:p>2.173074</text:p>
          </table:table-cell>
          <table:table-cell office:value-type="float" office:value="28.57209" table:style-name="ce1">
            <text:p>28.57209</text:p>
          </table:table-cell>
          <table:table-cell office:value-type="float" office:value="11.0687255208333" table:style-name="ce1">
            <text:p>11.0687255208333</text:p>
          </table:table-cell>
          <table:table-cell office:value-type="float" office:value="8.177078" table:style-name="ce1">
            <text:p>8.177078</text:p>
          </table:table-cell>
          <table:table-cell office:value-type="float" office:value="9.55662351974566" table:style-name="ce1">
            <text:p>9.55662351974566</text:p>
          </table:table-cell>
          <table:table-cell office:value-type="float" office:value="12" table:style-name="ce1">
            <text:p>12</text:p>
          </table:table-cell>
          <table:table-cell office:value-type="float" office:value="0.7975485361" table:style-name="ce1">
            <text:p>0.7975485361</text:p>
          </table:table-cell>
          <table:table-cell office:value-type="float" office:value="12.40824217" table:style-name="ce1">
            <text:p>12.40824217</text:p>
          </table:table-cell>
          <table:table-cell office:value-type="float" office:value="3.410733006" table:style-name="ce1">
            <text:p>3.410733006</text:p>
          </table:table-cell>
          <table:table-cell office:value-type="float" office:value="1.729567586" table:style-name="ce1">
            <text:p>1.729567586</text:p>
          </table:table-cell>
          <table:table-cell office:value-type="float" office:value="4.24040329180469" table:style-name="ce1">
            <text:p>4.24040329180469</text:p>
          </table:table-cell>
          <table:table-cell office:value-type="float" office:value="12" table:style-name="ce1">
            <text:p>12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2375.44717" table:style-name="ce1">
            <text:p>2375.44717</text:p>
          </table:table-cell>
          <table:table-cell office:value-type="float" office:value="1727.877389" table:style-name="ce1">
            <text:p>1727.877389</text:p>
          </table:table-cell>
          <table:table-cell office:value-type="float" office:value="1789.6621325" table:style-name="ce1">
            <text:p>1789.6621325</text:p>
          </table:table-cell>
          <table:table-cell office:value-type="float" office:value="633.532118029892" table:style-name="ce1">
            <text:p>633.532118029892</text:p>
          </table:table-cell>
          <table:table-cell office:value-type="float" office:value="12" table:style-name="ce1">
            <text:p>12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96.4995918" table:style-name="ce1">
            <text:p>96.4995918</text:p>
          </table:table-cell>
          <table:table-cell office:value-type="float" office:value="90.01229403" table:style-name="ce1">
            <text:p>90.01229403</text:p>
          </table:table-cell>
          <table:table-cell office:value-type="float" office:value="47.7103719749239" table:style-name="ce1">
            <text:p>47.7103719749239</text:p>
          </table:table-cell>
          <table:table-cell office:value-type="float" office:value="12" table:style-name="ce1">
            <text:p>12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11.028747533333" table:style-name="ce1">
            <text:p>111.028747533333</text:p>
          </table:table-cell>
          <table:table-cell office:value-type="float" office:value="95.679284" table:style-name="ce1">
            <text:p>95.679284</text:p>
          </table:table-cell>
          <table:table-cell office:value-type="float" office:value="50.4971899507242" table:style-name="ce1">
            <text:p>50.4971899507242</text:p>
          </table:table-cell>
          <table:table-cell office:value-type="float" office:value="12" table:style-name="ce1">
            <text:p>12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78.73198248876" table:style-name="ce1">
            <text:p>78.73198248876</text:p>
          </table:table-cell>
          <table:table-cell office:value-type="float" office:value="78.68693164" table:style-name="ce1">
            <text:p>78.68693164</text:p>
          </table:table-cell>
          <table:table-cell office:value-type="float" office:value="54.8277717907495" table:style-name="ce1">
            <text:p>54.8277717907495</text:p>
          </table:table-cell>
          <table:table-cell office:value-type="float" office:value="12" table:style-name="ce1">
            <text:p>12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59.2733825491667" table:style-name="ce1">
            <text:p>59.2733825491667</text:p>
          </table:table-cell>
          <table:table-cell office:value-type="float" office:value="50.408791625" table:style-name="ce1">
            <text:p>50.408791625</text:p>
          </table:table-cell>
          <table:table-cell office:value-type="float" office:value="20.9350283782215" table:style-name="ce1">
            <text:p>20.9350283782215</text:p>
          </table:table-cell>
          <table:table-cell office:value-type="float" office:value="12" table:style-name="ce1">
            <text:p>12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229123647340833" table:style-name="ce1">
            <text:p>0.00229123647340833</text:p>
          </table:table-cell>
          <table:table-cell office:value-type="float" office:value="0.00172223189" table:style-name="ce1">
            <text:p>0.00172223189</text:p>
          </table:table-cell>
          <table:table-cell office:value-type="float" office:value="0.00188790338606495" table:style-name="ce1">
            <text:p>0.00188790338606495</text:p>
          </table:table-cell>
          <table:table-cell office:value-type="float" office:value="12" table:style-name="ce1">
            <text:p>12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0.0173937326925" table:style-name="ce1">
            <text:p>0.0173937326925</text:p>
          </table:table-cell>
          <table:table-cell office:value-type="float" office:value="0.01712680914" table:style-name="ce1">
            <text:p>0.01712680914</text:p>
          </table:table-cell>
          <table:table-cell office:value-type="float" office:value="0.000749400873921642" table:style-name="ce1">
            <text:p>0.000749400873921642</text:p>
          </table:table-cell>
          <table:table-cell office:value-type="float" office:value="12" table:style-name="ce1">
            <text:p>12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9.105455856" table:style-name="ce1">
            <text:p>9.105455856</text:p>
          </table:table-cell>
          <table:table-cell office:value-type="float" office:value="4.63630571683333" table:style-name="ce1">
            <text:p>4.63630571683333</text:p>
          </table:table-cell>
          <table:table-cell office:value-type="float" office:value="4.19771385" table:style-name="ce1">
            <text:p>4.19771385</text:p>
          </table:table-cell>
          <table:table-cell office:value-type="float" office:value="2.42323105305766" table:style-name="ce1">
            <text:p>2.42323105305766</text:p>
          </table:table-cell>
          <table:table-cell office:value-type="float" office:value="12" table:style-name="ce1">
            <text:p>12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23.1547474596667" table:style-name="ce1">
            <text:p>23.1547474596667</text:p>
          </table:table-cell>
          <table:table-cell office:value-type="float" office:value="13.34965634" table:style-name="ce1">
            <text:p>13.34965634</text:p>
          </table:table-cell>
          <table:table-cell office:value-type="float" office:value="22.1981432382047" table:style-name="ce1">
            <text:p>22.1981432382047</text:p>
          </table:table-cell>
          <table:table-cell office:value-type="float" office:value="12" table:style-name="ce1">
            <text:p>12</text:p>
          </table:table-cell>
          <table:table-cell office:value-type="float" office:value="0.2712450611" table:style-name="ce1">
            <text:p>0.2712450611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551825633925" table:style-name="ce1">
            <text:p>0.551825633925</text:p>
          </table:table-cell>
          <table:table-cell office:value-type="float" office:value="0.37583782335" table:style-name="ce1">
            <text:p>0.37583782335</text:p>
          </table:table-cell>
          <table:table-cell office:value-type="float" office:value="0.486509454522804" table:style-name="ce1">
            <text:p>0.486509454522804</text:p>
          </table:table-cell>
          <table:table-cell office:value-type="float" office:value="12" table:style-name="ce1">
            <text:p>12</text:p>
          </table:table-cell>
          <table:table-cell office:value-type="float" office:value="0.4044793089" table:style-name="ce1">
            <text:p>0.4044793089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0.906914658808333" table:style-name="ce1">
            <text:p>0.906914658808333</text:p>
          </table:table-cell>
          <table:table-cell office:value-type="float" office:value="0.61761894225" table:style-name="ce1">
            <text:p>0.61761894225</text:p>
          </table:table-cell>
          <table:table-cell office:value-type="float" office:value="0.842045570731135" table:style-name="ce1">
            <text:p>0.84204557073113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10-20%</text:p>
          </table:table-cell>
          <table:table-cell office:value-type="float" office:value="4" table:style-name="ce1">
            <text:p>4</text:p>
          </table:table-cell>
          <table:table-cell office:value-type="float" office:value="10.43830552" table:style-name="ce1">
            <text:p>10.43830552</text:p>
          </table:table-cell>
          <table:table-cell office:value-type="float" office:value="10.95128676" table:style-name="ce1">
            <text:p>10.95128676</text:p>
          </table:table-cell>
          <table:table-cell office:value-type="float" office:value="10.6979955925" table:style-name="ce1">
            <text:p>10.6979955925</text:p>
          </table:table-cell>
          <table:table-cell office:value-type="float" office:value="10.701195045" table:style-name="ce1">
            <text:p>10.701195045</text:p>
          </table:table-cell>
          <table:table-cell office:value-type="float" office:value="0.267863224988615" table:style-name="ce1">
            <text:p>0.267863224988615</text:p>
          </table:table-cell>
          <table:table-cell office:value-type="float" office:value="4" table:style-name="ce1">
            <text:p>4</text:p>
          </table:table-cell>
          <table:table-cell office:value-type="float" office:value="1.979830844" table:style-name="ce1">
            <text:p>1.979830844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4.22187307475" table:style-name="ce1">
            <text:p>4.22187307475</text:p>
          </table:table-cell>
          <table:table-cell office:value-type="float" office:value="4.221228124" table:style-name="ce1">
            <text:p>4.221228124</text:p>
          </table:table-cell>
          <table:table-cell office:value-type="float" office:value="2.58521012124394" table:style-name="ce1">
            <text:p>2.58521012124394</text:p>
          </table:table-cell>
          <table:table-cell office:value-type="float" office:value="4" table:style-name="ce1">
            <text:p>4</text:p>
          </table:table-cell>
          <table:table-cell office:value-type="float" office:value="-0.4028243489" table:style-name="ce1">
            <text:p>-0.4028243489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-0.059726928375" table:style-name="ce1">
            <text:p>-0.059726928375</text:p>
          </table:table-cell>
          <table:table-cell office:value-type="float" office:value="-0.05030483035" table:style-name="ce1">
            <text:p>-0.05030483035</text:p>
          </table:table-cell>
          <table:table-cell office:value-type="float" office:value="0.37336511776692" table:style-name="ce1">
            <text:p>0.37336511776692</text:p>
          </table:table-cell>
          <table:table-cell office:value-type="float" office:value="4" table:style-name="ce1">
            <text:p>4</text:p>
          </table:table-cell>
          <table:table-cell office:value-type="float" office:value="3.286573796" table:style-name="ce1">
            <text:p>3.286573796</text:p>
          </table:table-cell>
          <table:table-cell office:value-type="float" office:value="3.997829337" table:style-name="ce1">
            <text:p>3.997829337</text:p>
          </table:table-cell>
          <table:table-cell office:value-type="float" office:value="3.6128075585" table:style-name="ce1">
            <text:p>3.6128075585</text:p>
          </table:table-cell>
          <table:table-cell office:value-type="float" office:value="3.5834135505" table:style-name="ce1">
            <text:p>3.5834135505</text:p>
          </table:table-cell>
          <table:table-cell office:value-type="float" office:value="0.37944877138736" table:style-name="ce1">
            <text:p>0.37944877138736</text:p>
          </table:table-cell>
          <table:table-cell office:value-type="float" office:value="4" table:style-name="ce1">
            <text:p>4</text:p>
          </table:table-cell>
          <table:table-cell office:value-type="float" office:value="5.828398" table:style-name="ce1">
            <text:p>5.828398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12.1552675" table:style-name="ce1">
            <text:p>12.1552675</text:p>
          </table:table-cell>
          <table:table-cell office:value-type="float" office:value="12.159083" table:style-name="ce1">
            <text:p>12.159083</text:p>
          </table:table-cell>
          <table:table-cell office:value-type="float" office:value="7.29606569453271" table:style-name="ce1">
            <text:p>7.29606569453271</text:p>
          </table:table-cell>
          <table:table-cell office:value-type="float" office:value="4" table:style-name="ce1">
            <text:p>4</text:p>
          </table:table-cell>
          <table:table-cell office:value-type="float" office:value="8.609165" table:style-name="ce1">
            <text:p>8.609165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18.972097" table:style-name="ce1">
            <text:p>18.972097</text:p>
          </table:table-cell>
          <table:table-cell office:value-type="float" office:value="18.9920925" table:style-name="ce1">
            <text:p>18.9920925</text:p>
          </table:table-cell>
          <table:table-cell office:value-type="float" office:value="11.9193751898839" table:style-name="ce1">
            <text:p>11.9193751898839</text:p>
          </table:table-cell>
          <table:table-cell office:value-type="float" office:value="4" table:style-name="ce1">
            <text:p>4</text:p>
          </table:table-cell>
          <table:table-cell office:value-type="float" office:value="14.454151" table:style-name="ce1">
            <text:p>14.454151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31.1273645" table:style-name="ce1">
            <text:p>31.1273645</text:p>
          </table:table-cell>
          <table:table-cell office:value-type="float" office:value="31.1428815" table:style-name="ce1">
            <text:p>31.1428815</text:p>
          </table:table-cell>
          <table:table-cell office:value-type="float" office:value="19.2154098716503" table:style-name="ce1">
            <text:p>19.2154098716503</text:p>
          </table:table-cell>
          <table:table-cell office:value-type="float" office:value="4" table:style-name="ce1">
            <text:p>4</text:p>
          </table:table-cell>
          <table:table-cell office:value-type="float" office:value="1.53247094" table:style-name="ce1">
            <text:p>1.53247094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3.28849933525" table:style-name="ce1">
            <text:p>3.28849933525</text:p>
          </table:table-cell>
          <table:table-cell office:value-type="float" office:value="3.2869328135" table:style-name="ce1">
            <text:p>3.2869328135</text:p>
          </table:table-cell>
          <table:table-cell office:value-type="float" office:value="2.02682093462575" table:style-name="ce1">
            <text:p>2.02682093462575</text:p>
          </table:table-cell>
          <table:table-cell office:value-type="float" office:value="4" table:style-name="ce1">
            <text:p>4</text:p>
          </table:table-cell>
          <table:table-cell office:value-type="float" office:value="0.2676131414" table:style-name="ce1">
            <text:p>0.2676131414</text:p>
          </table:table-cell>
          <table:table-cell office:value-type="float" office:value="1.076428771" table:style-name="ce1">
            <text:p>1.076428771</text:p>
          </table:table-cell>
          <table:table-cell office:value-type="float" office:value="0.671730736425" table:style-name="ce1">
            <text:p>0.671730736425</text:p>
          </table:table-cell>
          <table:table-cell office:value-type="float" office:value="0.67144051665" table:style-name="ce1">
            <text:p>0.67144051665</text:p>
          </table:table-cell>
          <table:table-cell office:value-type="float" office:value="0.464864327863674" table:style-name="ce1">
            <text:p>0.464864327863674</text:p>
          </table:table-cell>
          <table:table-cell office:value-type="float" office:value="4" table:style-name="ce1">
            <text:p>4</text:p>
          </table:table-cell>
          <table:table-cell office:value-type="float" office:value="2.209236596" table:style-name="ce1">
            <text:p>2.209236596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5.50627428475" table:style-name="ce1">
            <text:p>5.50627428475</text:p>
          </table:table-cell>
          <table:table-cell office:value-type="float" office:value="5.5026320505" table:style-name="ce1">
            <text:p>5.5026320505</text:p>
          </table:table-cell>
          <table:table-cell office:value-type="float" office:value="3.80556546993815" table:style-name="ce1">
            <text:p>3.80556546993815</text:p>
          </table:table-cell>
          <table:table-cell office:value-type="float" office:value="4" table:style-name="ce1">
            <text:p>4</text:p>
          </table:table-cell>
          <table:table-cell office:value-type="float" office:value="4.19904169" table:style-name="ce1">
            <text:p>4.19904169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7.42571007925" table:style-name="ce1">
            <text:p>7.42571007925</text:p>
          </table:table-cell>
          <table:table-cell office:value-type="float" office:value="7.4277224835" table:style-name="ce1">
            <text:p>7.4277224835</text:p>
          </table:table-cell>
          <table:table-cell office:value-type="float" office:value="3.71417425955466" table:style-name="ce1">
            <text:p>3.71417425955466</text:p>
          </table:table-cell>
          <table:table-cell office:value-type="float" office:value="4" table:style-name="ce1">
            <text:p>4</text:p>
          </table:table-cell>
          <table:table-cell office:value-type="float" office:value="15.51100092" table:style-name="ce1">
            <text:p>15.51100092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43.4306598125" table:style-name="ce1">
            <text:p>43.4306598125</text:p>
          </table:table-cell>
          <table:table-cell office:value-type="float" office:value="43.422338175" table:style-name="ce1">
            <text:p>43.422338175</text:p>
          </table:table-cell>
          <table:table-cell office:value-type="float" office:value="32.2332114556336" table:style-name="ce1">
            <text:p>32.2332114556336</text:p>
          </table:table-cell>
          <table:table-cell office:value-type="float" office:value="4" table:style-name="ce1">
            <text:p>4</text:p>
          </table:table-cell>
          <table:table-cell office:value-type="float" office:value="0.2603727609" table:style-name="ce1">
            <text:p>0.2603727609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424887388125" table:style-name="ce1">
            <text:p>0.424887388125</text:p>
          </table:table-cell>
          <table:table-cell office:value-type="float" office:value="0.42421344845" table:style-name="ce1">
            <text:p>0.42421344845</text:p>
          </table:table-cell>
          <table:table-cell office:value-type="float" office:value="0.189854549223998" table:style-name="ce1">
            <text:p>0.189854549223998</text:p>
          </table:table-cell>
          <table:table-cell office:value-type="float" office:value="4" table:style-name="ce1">
            <text:p>4</text:p>
          </table:table-cell>
          <table:table-cell office:value-type="float" office:value="121.4889543" table:style-name="ce1">
            <text:p>121.4889543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123.74844885" table:style-name="ce1">
            <text:p>123.74844885</text:p>
          </table:table-cell>
          <table:table-cell office:value-type="float" office:value="123.74938965" table:style-name="ce1">
            <text:p>123.74938965</text:p>
          </table:table-cell>
          <table:table-cell office:value-type="float" office:value="2.60650067193532" table:style-name="ce1">
            <text:p>2.60650067193532</text:p>
          </table:table-cell>
          <table:table-cell office:value-type="float" office:value="4" table:style-name="ce1">
            <text:p>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52567937735" table:style-name="ce1">
            <text:p>2.52567937735</text:p>
          </table:table-cell>
          <table:table-cell office:value-type="float" office:value="2.52567937735" table:style-name="ce1">
            <text:p>2.52567937735</text:p>
          </table:table-cell>
          <table:table-cell office:value-type="float" office:value="2.15617265901219" table:style-name="ce1">
            <text:p>2.15617265901219</text:p>
          </table:table-cell>
          <table:table-cell office:value-type="float" office:value="4" table:style-name="ce1">
            <text:p>4</text:p>
          </table:table-cell>
          <table:table-cell office:value-type="float" office:value="0.3189682653" table:style-name="ce1">
            <text:p>0.3189682653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382494606025" table:style-name="ce1">
            <text:p>0.382494606025</text:p>
          </table:table-cell>
          <table:table-cell office:value-type="float" office:value="0.38213851385" table:style-name="ce1">
            <text:p>0.38213851385</text:p>
          </table:table-cell>
          <table:table-cell office:value-type="float" office:value="0.0731870726319249" table:style-name="ce1">
            <text:p>0.0731870726319249</text:p>
          </table:table-cell>
          <table:table-cell office:value-type="float" office:value="4" table:style-name="ce1">
            <text:p>4</text:p>
          </table:table-cell>
          <table:table-cell office:value-type="float" office:value="4.544643028" table:style-name="ce1">
            <text:p>4.544643028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5.775945233" table:style-name="ce1">
            <text:p>5.775945233</text:p>
          </table:table-cell>
          <table:table-cell office:value-type="float" office:value="5.771711156" table:style-name="ce1">
            <text:p>5.771711156</text:p>
          </table:table-cell>
          <table:table-cell office:value-type="float" office:value="1.41945839953178" table:style-name="ce1">
            <text:p>1.41945839953178</text:p>
          </table:table-cell>
          <table:table-cell office:value-type="float" office:value="4" table:style-name="ce1">
            <text:p>4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232947786425" table:style-name="ce1">
            <text:p>0.232947786425</text:p>
          </table:table-cell>
          <table:table-cell office:value-type="float" office:value="0.2330133367" table:style-name="ce1">
            <text:p>0.2330133367</text:p>
          </table:table-cell>
          <table:table-cell office:value-type="float" office:value="0.151998683789147" table:style-name="ce1">
            <text:p>0.151998683789147</text:p>
          </table:table-cell>
          <table:table-cell office:value-type="float" office:value="4" table:style-name="ce1">
            <text:p>4</text:p>
          </table:table-cell>
          <table:table-cell office:value-type="float" office:value="2.310896773" table:style-name="ce1">
            <text:p>2.310896773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5.73922207025" table:style-name="ce1">
            <text:p>5.73922207025</text:p>
          </table:table-cell>
          <table:table-cell office:value-type="float" office:value="5.735514368" table:style-name="ce1">
            <text:p>5.735514368</text:p>
          </table:table-cell>
          <table:table-cell office:value-type="float" office:value="3.95756315682476" table:style-name="ce1">
            <text:p>3.95756315682476</text:p>
          </table:table-cell>
          <table:table-cell office:value-type="float" office:value="4" table:style-name="ce1">
            <text:p>4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232947786425" table:style-name="ce1">
            <text:p>0.232947786425</text:p>
          </table:table-cell>
          <table:table-cell office:value-type="float" office:value="0.2330133367" table:style-name="ce1">
            <text:p>0.2330133367</text:p>
          </table:table-cell>
          <table:table-cell office:value-type="float" office:value="0.151998683789147" table:style-name="ce1">
            <text:p>0.151998683789147</text:p>
          </table:table-cell>
          <table:table-cell office:value-type="float" office:value="4" table:style-name="ce1">
            <text:p>4</text:p>
          </table:table-cell>
          <table:table-cell office:value-type="float" office:value="1.697688377" table:style-name="ce1">
            <text:p>1.697688377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3.6321155445" table:style-name="ce1">
            <text:p>3.6321155445</text:p>
          </table:table-cell>
          <table:table-cell office:value-type="float" office:value="3.6313707525" table:style-name="ce1">
            <text:p>3.6313707525</text:p>
          </table:table-cell>
          <table:table-cell office:value-type="float" office:value="2.23227287596985" table:style-name="ce1">
            <text:p>2.23227287596985</text:p>
          </table:table-cell>
          <table:table-cell office:value-type="float" office:value="4" table:style-name="ce1">
            <text:p>4</text:p>
          </table:table-cell>
          <table:table-cell office:value-type="float" office:value="2.030568623" table:style-name="ce1">
            <text:p>2.030568623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5.2771577055" table:style-name="ce1">
            <text:p>5.2771577055</text:p>
          </table:table-cell>
          <table:table-cell office:value-type="float" office:value="5.2738312475" table:style-name="ce1">
            <text:p>5.2738312475</text:p>
          </table:table-cell>
          <table:table-cell office:value-type="float" office:value="3.74780614562779" table:style-name="ce1">
            <text:p>3.74780614562779</text:p>
          </table:table-cell>
          <table:table-cell office:value-type="float" office:value="4" table:style-name="ce1">
            <text:p>4</text:p>
          </table:table-cell>
          <table:table-cell office:value-type="float" office:value="0.2785317381" table:style-name="ce1">
            <text:p>0.2785317381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462064364775" table:style-name="ce1">
            <text:p>0.462064364775</text:p>
          </table:table-cell>
          <table:table-cell office:value-type="float" office:value="0.46258132615" table:style-name="ce1">
            <text:p>0.46258132615</text:p>
          </table:table-cell>
          <table:table-cell office:value-type="float" office:value="0.209762877490972" table:style-name="ce1">
            <text:p>0.209762877490972</text:p>
          </table:table-cell>
          <table:table-cell office:value-type="float" office:value="4" table:style-name="ce1">
            <text:p>4</text:p>
          </table:table-cell>
          <table:table-cell office:value-type="float" office:value="4.928228" table:style-name="ce1">
            <text:p>4.928228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24.8195460625" table:style-name="ce1">
            <text:p>24.8195460625</text:p>
          </table:table-cell>
          <table:table-cell office:value-type="float" office:value="24.724676125" table:style-name="ce1">
            <text:p>24.724676125</text:p>
          </table:table-cell>
          <table:table-cell office:value-type="float" office:value="22.9387313373749" table:style-name="ce1">
            <text:p>22.9387313373749</text:p>
          </table:table-cell>
          <table:table-cell office:value-type="float" office:value="4" table:style-name="ce1">
            <text:p>4</text:p>
          </table:table-cell>
          <table:table-cell office:value-type="float" office:value="1.45778024" table:style-name="ce1">
            <text:p>1.45778024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9.23916197925" table:style-name="ce1">
            <text:p>9.23916197925</text:p>
          </table:table-cell>
          <table:table-cell office:value-type="float" office:value="9.2392448235" table:style-name="ce1">
            <text:p>9.2392448235</text:p>
          </table:table-cell>
          <table:table-cell office:value-type="float" office:value="8.98256906067665" table:style-name="ce1">
            <text:p>8.98256906067665</text:p>
          </table:table-cell>
          <table:table-cell office:value-type="float" office:value="4" table:style-name="ce1">
            <text:p>4</text:p>
          </table:table-cell>
          <table:table-cell office:value-type="float" office:value="1348.031432" table:style-name="ce1">
            <text:p>1348.031432</text:p>
          </table:table-cell>
          <table:table-cell office:value-type="float" office:value="2310.602398" table:style-name="ce1">
            <text:p>2310.602398</text:p>
          </table:table-cell>
          <table:table-cell office:value-type="float" office:value="1830.28394775" table:style-name="ce1">
            <text:p>1830.28394775</text:p>
          </table:table-cell>
          <table:table-cell office:value-type="float" office:value="1831.2509805" table:style-name="ce1">
            <text:p>1831.2509805</text:p>
          </table:table-cell>
          <table:table-cell office:value-type="float" office:value="552.716958793828" table:style-name="ce1">
            <text:p>552.716958793828</text:p>
          </table:table-cell>
          <table:table-cell office:value-type="float" office:value="4" table:style-name="ce1">
            <text:p>4</text:p>
          </table:table-cell>
          <table:table-cell office:value-type="float" office:value="89.97229281" table:style-name="ce1">
            <text:p>89.97229281</text:p>
          </table:table-cell>
          <table:table-cell office:value-type="float" office:value="142.9593855" table:style-name="ce1">
            <text:p>142.9593855</text:p>
          </table:table-cell>
          <table:table-cell office:value-type="float" office:value="116.4656355775" table:style-name="ce1">
            <text:p>116.4656355775</text:p>
          </table:table-cell>
          <table:table-cell office:value-type="float" office:value="116.465432" table:style-name="ce1">
            <text:p>116.465432</text:p>
          </table:table-cell>
          <table:table-cell office:value-type="float" office:value="30.5884918538061" table:style-name="ce1">
            <text:p>30.5884918538061</text:p>
          </table:table-cell>
          <table:table-cell office:value-type="float" office:value="4" table:style-name="ce1">
            <text:p>4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80.25507935" table:style-name="ce1">
            <text:p>80.25507935</text:p>
          </table:table-cell>
          <table:table-cell office:value-type="float" office:value="80.255430465" table:style-name="ce1">
            <text:p>80.255430465</text:p>
          </table:table-cell>
          <table:table-cell office:value-type="float" office:value="49.9186881999123" table:style-name="ce1">
            <text:p>49.9186881999123</text:p>
          </table:table-cell>
          <table:table-cell office:value-type="float" office:value="4" table:style-name="ce1">
            <text:p>4</text:p>
          </table:table-cell>
          <table:table-cell office:value-type="float" office:value="36.99357362" table:style-name="ce1">
            <text:p>36.99357362</text:p>
          </table:table-cell>
          <table:table-cell office:value-type="float" office:value="90.00408642" table:style-name="ce1">
            <text:p>90.00408642</text:p>
          </table:table-cell>
          <table:table-cell office:value-type="float" office:value="63.4982217625" table:style-name="ce1">
            <text:p>63.4982217625</text:p>
          </table:table-cell>
          <table:table-cell office:value-type="float" office:value="63.497613505" table:style-name="ce1">
            <text:p>63.497613505</text:p>
          </table:table-cell>
          <table:table-cell office:value-type="float" office:value="30.6044736883042" table:style-name="ce1">
            <text:p>30.6044736883042</text:p>
          </table:table-cell>
          <table:table-cell office:value-type="float" office:value="4" table:style-name="ce1">
            <text:p>4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65.78119323" table:style-name="ce1">
            <text:p>65.78119323</text:p>
          </table:table-cell>
          <table:table-cell office:value-type="float" office:value="43.687613535" table:style-name="ce1">
            <text:p>43.687613535</text:p>
          </table:table-cell>
          <table:table-cell office:value-type="float" office:value="43.64761186" table:style-name="ce1">
            <text:p>43.64761186</text:p>
          </table:table-cell>
          <table:table-cell office:value-type="float" office:value="25.4173073534222" table:style-name="ce1">
            <text:p>25.4173073534222</text:p>
          </table:table-cell>
          <table:table-cell office:value-type="float" office:value="4" table:style-name="ce1">
            <text:p>4</text:p>
          </table:table-cell>
          <table:table-cell office:value-type="float" office:value="0.001476185779" table:style-name="ce1">
            <text:p>0.001476185779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02255748786" table:style-name="ce1">
            <text:p>0.002255748786</text:p>
          </table:table-cell>
          <table:table-cell office:value-type="float" office:value="0.002275912561" table:style-name="ce1">
            <text:p>0.002275912561</text:p>
          </table:table-cell>
          <table:table-cell office:value-type="float" office:value="0.000841542316356222" table:style-name="ce1">
            <text:p>0.000841542316356222</text:p>
          </table:table-cell>
          <table:table-cell office:value-type="float" office:value="4" table:style-name="ce1">
            <text:p>4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0.01703286998" table:style-name="ce1">
            <text:p>0.01703286998</text:p>
          </table:table-cell>
          <table:table-cell office:value-type="float" office:value="0.0167278720575" table:style-name="ce1">
            <text:p>0.0167278720575</text:p>
          </table:table-cell>
          <table:table-cell office:value-type="float" office:value="0.01671970834" table:style-name="ce1">
            <text:p>0.01671970834</text:p>
          </table:table-cell>
          <table:table-cell office:value-type="float" office:value="0.000327479846490685" table:style-name="ce1">
            <text:p>0.000327479846490685</text:p>
          </table:table-cell>
          <table:table-cell office:value-type="float" office:value="4" table:style-name="ce1">
            <text:p>4</text:p>
          </table:table-cell>
          <table:table-cell office:value-type="float" office:value="8.955200244" table:style-name="ce1">
            <text:p>8.955200244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12.09628888875" table:style-name="ce1">
            <text:p>12.09628888875</text:p>
          </table:table-cell>
          <table:table-cell office:value-type="float" office:value="12.0708949305" table:style-name="ce1">
            <text:p>12.0708949305</text:p>
          </table:table-cell>
          <table:table-cell office:value-type="float" office:value="3.61612386849823" table:style-name="ce1">
            <text:p>3.61612386849823</text:p>
          </table:table-cell>
          <table:table-cell office:value-type="float" office:value="4" table:style-name="ce1">
            <text:p>4</text:p>
          </table:table-cell>
          <table:table-cell office:value-type="float" office:value="13.78310215" table:style-name="ce1">
            <text:p>13.78310215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27.653156555" table:style-name="ce1">
            <text:p>27.653156555</text:p>
          </table:table-cell>
          <table:table-cell office:value-type="float" office:value="28.117394325" table:style-name="ce1">
            <text:p>28.117394325</text:p>
          </table:table-cell>
          <table:table-cell office:value-type="float" office:value="14.9628650078878" table:style-name="ce1">
            <text:p>14.9628650078878</text:p>
          </table:table-cell>
          <table:table-cell office:value-type="float" office:value="4" table:style-name="ce1">
            <text:p>4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0.2532320018" table:style-name="ce1">
            <text:p>0.2532320018</text:p>
          </table:table-cell>
          <table:table-cell office:value-type="float" office:value="0.243090116975" table:style-name="ce1">
            <text:p>0.243090116975</text:p>
          </table:table-cell>
          <table:table-cell office:value-type="float" office:value="0.243562409" table:style-name="ce1">
            <text:p>0.243562409</text:p>
          </table:table-cell>
          <table:table-cell office:value-type="float" office:value="0.0102500567883713" table:style-name="ce1">
            <text:p>0.0102500567883713</text:p>
          </table:table-cell>
          <table:table-cell office:value-type="float" office:value="4" table:style-name="ce1">
            <text:p>4</text:p>
          </table:table-cell>
          <table:table-cell office:value-type="float" office:value="0.5135928541" table:style-name="ce1">
            <text:p>0.5135928541</text:p>
          </table:table-cell>
          <table:table-cell office:value-type="float" office:value="0.9083208133" table:style-name="ce1">
            <text:p>0.9083208133</text:p>
          </table:table-cell>
          <table:table-cell office:value-type="float" office:value="0.716673979775" table:style-name="ce1">
            <text:p>0.716673979775</text:p>
          </table:table-cell>
          <table:table-cell office:value-type="float" office:value="0.72239112585" table:style-name="ce1">
            <text:p>0.72239112585</text:p>
          </table:table-cell>
          <table:table-cell office:value-type="float" office:value="0.219035872687564" table:style-name="ce1">
            <text:p>0.21903587268756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&lt;10%</text:p>
          </table:table-cell>
          <table:table-cell office:value-type="float" office:value="3" table:style-name="ce1">
            <text:p>3</text:p>
          </table:table-cell>
          <table:table-cell office:value-type="float" office:value="8.117603975" table:style-name="ce1">
            <text:p>8.117603975</text:p>
          </table:table-cell>
          <table:table-cell office:value-type="float" office:value="9.005044746" table:style-name="ce1">
            <text:p>9.005044746</text:p>
          </table:table-cell>
          <table:table-cell office:value-type="float" office:value="8.48912509466667" table:style-name="ce1">
            <text:p>8.48912509466667</text:p>
          </table:table-cell>
          <table:table-cell office:value-type="float" office:value="8.344726563" table:style-name="ce1">
            <text:p>8.344726563</text:p>
          </table:table-cell>
          <table:table-cell office:value-type="float" office:value="0.461005403947595" table:style-name="ce1">
            <text:p>0.461005403947595</text:p>
          </table:table-cell>
          <table:table-cell office:value-type="float" office:value="3" table:style-name="ce1">
            <text:p>3</text:p>
          </table:table-cell>
          <table:table-cell office:value-type="float" office:value="0.8999978616" table:style-name="ce1">
            <text:p>0.8999978616</text:p>
          </table:table-cell>
          <table:table-cell office:value-type="float" office:value="3.343397823" table:style-name="ce1">
            <text:p>3.343397823</text:p>
          </table:table-cell>
          <table:table-cell office:value-type="float" office:value="2.52761031586667" table:style-name="ce1">
            <text:p>2.52761031586667</text:p>
          </table:table-cell>
          <table:table-cell office:value-type="float" office:value="3.339435263" table:style-name="ce1">
            <text:p>3.339435263</text:p>
          </table:table-cell>
          <table:table-cell office:value-type="float" office:value="1.40955512536169" table:style-name="ce1">
            <text:p>1.40955512536169</text:p>
          </table:table-cell>
          <table:table-cell office:value-type="float" office:value="3" table:style-name="ce1">
            <text:p>3</text:p>
          </table:table-cell>
          <table:table-cell office:value-type="float" office:value="-0.2104305243" table:style-name="ce1">
            <text:p>-0.2104305243</text:p>
          </table:table-cell>
          <table:table-cell office:value-type="float" office:value="0.08039721962" table:style-name="ce1">
            <text:p>0.08039721962</text:p>
          </table:table-cell>
          <table:table-cell office:value-type="float" office:value="-0.0179495474833333" table:style-name="ce1">
            <text:p>-0.0179495474833333</text:p>
          </table:table-cell>
          <table:table-cell office:value-type="float" office:value="0.07618466223" table:style-name="ce1">
            <text:p>0.07618466223</text:p>
          </table:table-cell>
          <table:table-cell office:value-type="float" office:value="0.166706722231482" table:style-name="ce1">
            <text:p>0.166706722231482</text:p>
          </table:table-cell>
          <table:table-cell office:value-type="float" office:value="3" table:style-name="ce1">
            <text:p>3</text:p>
          </table:table-cell>
          <table:table-cell office:value-type="float" office:value="3.002984181" table:style-name="ce1">
            <text:p>3.002984181</text:p>
          </table:table-cell>
          <table:table-cell office:value-type="float" office:value="3.512504275" table:style-name="ce1">
            <text:p>3.512504275</text:p>
          </table:table-cell>
          <table:table-cell office:value-type="float" office:value="3.173635493" table:style-name="ce1">
            <text:p>3.173635493</text:p>
          </table:table-cell>
          <table:table-cell office:value-type="float" office:value="3.005418023" table:style-name="ce1">
            <text:p>3.005418023</text:p>
          </table:table-cell>
          <table:table-cell office:value-type="float" office:value="0.293471496839715" table:style-name="ce1">
            <text:p>0.293471496839715</text:p>
          </table:table-cell>
          <table:table-cell office:value-type="float" office:value="3" table:style-name="ce1">
            <text:p>3</text:p>
          </table:table-cell>
          <table:table-cell office:value-type="float" office:value="2.247014" table:style-name="ce1">
            <text:p>2.247014</text:p>
          </table:table-cell>
          <table:table-cell office:value-type="float" office:value="10.08045" table:style-name="ce1">
            <text:p>10.08045</text:p>
          </table:table-cell>
          <table:table-cell office:value-type="float" office:value="7.467018" table:style-name="ce1">
            <text:p>7.467018</text:p>
          </table:table-cell>
          <table:table-cell office:value-type="float" office:value="10.07359" table:style-name="ce1">
            <text:p>10.07359</text:p>
          </table:table-cell>
          <table:table-cell office:value-type="float" office:value="4.52065737309432" table:style-name="ce1">
            <text:p>4.52065737309432</text:p>
          </table:table-cell>
          <table:table-cell office:value-type="float" office:value="3" table:style-name="ce1">
            <text:p>3</text:p>
          </table:table-cell>
          <table:table-cell office:value-type="float" office:value="3.219712" table:style-name="ce1">
            <text:p>3.219712</text:p>
          </table:table-cell>
          <table:table-cell office:value-type="float" office:value="11.71043" table:style-name="ce1">
            <text:p>11.71043</text:p>
          </table:table-cell>
          <table:table-cell office:value-type="float" office:value="8.85336066666667" table:style-name="ce1">
            <text:p>8.85336066666667</text:p>
          </table:table-cell>
          <table:table-cell office:value-type="float" office:value="11.62994" table:style-name="ce1">
            <text:p>11.62994</text:p>
          </table:table-cell>
          <table:table-cell office:value-type="float" office:value="4.87904884527726" table:style-name="ce1">
            <text:p>4.87904884527726</text:p>
          </table:table-cell>
          <table:table-cell office:value-type="float" office:value="3" table:style-name="ce1">
            <text:p>3</text:p>
          </table:table-cell>
          <table:table-cell office:value-type="float" office:value="5.466726" table:style-name="ce1">
            <text:p>5.466726</text:p>
          </table:table-cell>
          <table:table-cell office:value-type="float" office:value="21.78402" table:style-name="ce1">
            <text:p>21.78402</text:p>
          </table:table-cell>
          <table:table-cell office:value-type="float" office:value="16.3203786666667" table:style-name="ce1">
            <text:p>16.3203786666667</text:p>
          </table:table-cell>
          <table:table-cell office:value-type="float" office:value="21.71039" table:style-name="ce1">
            <text:p>21.71039</text:p>
          </table:table-cell>
          <table:table-cell office:value-type="float" office:value="9.39961102922378" table:style-name="ce1">
            <text:p>9.39961102922378</text:p>
          </table:table-cell>
          <table:table-cell office:value-type="float" office:value="3" table:style-name="ce1">
            <text:p>3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2.682549225" table:style-name="ce1">
            <text:p>2.682549225</text:p>
          </table:table-cell>
          <table:table-cell office:value-type="float" office:value="2.0180912402" table:style-name="ce1">
            <text:p>2.0180912402</text:p>
          </table:table-cell>
          <table:table-cell office:value-type="float" office:value="2.678978372" table:style-name="ce1">
            <text:p>2.678978372</text:p>
          </table:table-cell>
          <table:table-cell office:value-type="float" office:value="1.14778392841135" table:style-name="ce1">
            <text:p>1.14778392841135</text:p>
          </table:table-cell>
          <table:table-cell office:value-type="float" office:value="3" table:style-name="ce1">
            <text:p>3</text:p>
          </table:table-cell>
          <table:table-cell office:value-type="float" office:value="0.2836132426" table:style-name="ce1">
            <text:p>0.2836132426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3.20662259493333" table:style-name="ce1">
            <text:p>3.20662259493333</text:p>
          </table:table-cell>
          <table:table-cell office:value-type="float" office:value="0.2999565442" table:style-name="ce1">
            <text:p>0.2999565442</text:p>
          </table:table-cell>
          <table:table-cell office:value-type="float" office:value="5.04865360811347" table:style-name="ce1">
            <text:p>5.04865360811347</text:p>
          </table:table-cell>
          <table:table-cell office:value-type="float" office:value="3" table:style-name="ce1">
            <text:p>3</text:p>
          </table:table-cell>
          <table:table-cell office:value-type="float" office:value="1.192306014" table:style-name="ce1">
            <text:p>1.192306014</text:p>
          </table:table-cell>
          <table:table-cell office:value-type="float" office:value="4.233128294" table:style-name="ce1">
            <text:p>4.233128294</text:p>
          </table:table-cell>
          <table:table-cell office:value-type="float" office:value="3.21854078233333" table:style-name="ce1">
            <text:p>3.21854078233333</text:p>
          </table:table-cell>
          <table:table-cell office:value-type="float" office:value="4.230188039" table:style-name="ce1">
            <text:p>4.230188039</text:p>
          </table:table-cell>
          <table:table-cell office:value-type="float" office:value="1.75477139923609" table:style-name="ce1">
            <text:p>1.75477139923609</text:p>
          </table:table-cell>
          <table:table-cell office:value-type="float" office:value="3" table:style-name="ce1">
            <text:p>3</text:p>
          </table:table-cell>
          <table:table-cell office:value-type="float" office:value="1.989976002" table:style-name="ce1">
            <text:p>1.989976002</text:p>
          </table:table-cell>
          <table:table-cell office:value-type="float" office:value="6.155156059" table:style-name="ce1">
            <text:p>6.155156059</text:p>
          </table:table-cell>
          <table:table-cell office:value-type="float" office:value="4.76533550366667" table:style-name="ce1">
            <text:p>4.76533550366667</text:p>
          </table:table-cell>
          <table:table-cell office:value-type="float" office:value="6.15087445" table:style-name="ce1">
            <text:p>6.15087445</text:p>
          </table:table-cell>
          <table:table-cell office:value-type="float" office:value="2.40353278647546" table:style-name="ce1">
            <text:p>2.40353278647546</text:p>
          </table:table-cell>
          <table:table-cell office:value-type="float" office:value="3" table:style-name="ce1">
            <text:p>3</text:p>
          </table:table-cell>
          <table:table-cell office:value-type="float" office:value="17.12528843" table:style-name="ce1">
            <text:p>17.12528843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54.6444464166667" table:style-name="ce1">
            <text:p>54.6444464166667</text:p>
          </table:table-cell>
          <table:table-cell office:value-type="float" office:value="73.3558859" table:style-name="ce1">
            <text:p>73.3558859</text:p>
          </table:table-cell>
          <table:table-cell office:value-type="float" office:value="32.4925796057156" table:style-name="ce1">
            <text:p>32.4925796057156</text:p>
          </table:table-cell>
          <table:table-cell office:value-type="float" office:value="3" table:style-name="ce1">
            <text:p>3</text:p>
          </table:table-cell>
          <table:table-cell office:value-type="float" office:value="0.3302111352" table:style-name="ce1">
            <text:p>0.3302111352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452840464566667" table:style-name="ce1">
            <text:p>0.452840464566667</text:p>
          </table:table-cell>
          <table:table-cell office:value-type="float" office:value="0.3312247041" table:style-name="ce1">
            <text:p>0.3312247041</text:p>
          </table:table-cell>
          <table:table-cell office:value-type="float" office:value="0.211523059644211" table:style-name="ce1">
            <text:p>0.211523059644211</text:p>
          </table:table-cell>
          <table:table-cell office:value-type="float" office:value="3" table:style-name="ce1">
            <text:p>3</text:p>
          </table:table-cell>
          <table:table-cell office:value-type="float" office:value="79.49886635" table:style-name="ce1">
            <text:p>79.49886635</text:p>
          </table:table-cell>
          <table:table-cell office:value-type="float" office:value="99.74399904" table:style-name="ce1">
            <text:p>99.74399904</text:p>
          </table:table-cell>
          <table:table-cell office:value-type="float" office:value="86.32870089" table:style-name="ce1">
            <text:p>86.32870089</text:p>
          </table:table-cell>
          <table:table-cell office:value-type="float" office:value="79.74323728" table:style-name="ce1">
            <text:p>79.74323728</text:p>
          </table:table-cell>
          <table:table-cell office:value-type="float" office:value="11.6186314868793" table:style-name="ce1">
            <text:p>11.6186314868793</text:p>
          </table:table-cell>
          <table:table-cell office:value-type="float" office:value="3" table:style-name="ce1">
            <text:p>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1481128099" table:style-name="ce1">
            <text:p>3.148112809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2.15617265901219" table:style-name="ce1">
            <text:p>2.15617265901219</text:p>
          </table:table-cell>
          <table:table-cell office:value-type="float" office:value="3" table:style-name="ce1">
            <text:p>3</text:p>
          </table:table-cell>
          <table:table-cell office:value-type="float" office:value="0.1638830103" table:style-name="ce1">
            <text:p>0.1638830103</text:p>
          </table:table-cell>
          <table:table-cell office:value-type="float" office:value="0.2766600805" table:style-name="ce1">
            <text:p>0.2766600805</text:p>
          </table:table-cell>
          <table:table-cell office:value-type="float" office:value="0.239067137233333" table:style-name="ce1">
            <text:p>0.239067137233333</text:p>
          </table:table-cell>
          <table:table-cell office:value-type="float" office:value="0.2766583209" table:style-name="ce1">
            <text:p>0.2766583209</text:p>
          </table:table-cell>
          <table:table-cell office:value-type="float" office:value="0.0651113638915645" table:style-name="ce1">
            <text:p>0.0651113638915645</text:p>
          </table:table-cell>
          <table:table-cell office:value-type="float" office:value="3" table:style-name="ce1">
            <text:p>3</text:p>
          </table:table-cell>
          <table:table-cell office:value-type="float" office:value="1.302904308" table:style-name="ce1">
            <text:p>1.302904308</text:p>
          </table:table-cell>
          <table:table-cell office:value-type="float" office:value="3.494423899" table:style-name="ce1">
            <text:p>3.494423899</text:p>
          </table:table-cell>
          <table:table-cell office:value-type="float" office:value="2.76268873766667" table:style-name="ce1">
            <text:p>2.76268873766667</text:p>
          </table:table-cell>
          <table:table-cell office:value-type="float" office:value="3.490738006" table:style-name="ce1">
            <text:p>3.490738006</text:p>
          </table:table-cell>
          <table:table-cell office:value-type="float" office:value="1.26421174344915" table:style-name="ce1">
            <text:p>1.26421174344915</text:p>
          </table:table-cell>
          <table:table-cell office:value-type="float" office:value="3" table:style-name="ce1">
            <text:p>3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0.130263129786667" table:style-name="ce1">
            <text:p>0.130263129786667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0.0789047873455404" table:style-name="ce1">
            <text:p>0.0789047873455404</text:p>
          </table:table-cell>
          <table:table-cell office:value-type="float" office:value="3" table:style-name="ce1">
            <text:p>3</text:p>
          </table:table-cell>
          <table:table-cell office:value-type="float" office:value="1.231459811" table:style-name="ce1">
            <text:p>1.231459811</text:p>
          </table:table-cell>
          <table:table-cell office:value-type="float" office:value="4.409406864" table:style-name="ce1">
            <text:p>4.409406864</text:p>
          </table:table-cell>
          <table:table-cell office:value-type="float" office:value="3.348801573" table:style-name="ce1">
            <text:p>3.348801573</text:p>
          </table:table-cell>
          <table:table-cell office:value-type="float" office:value="4.405538044" table:style-name="ce1">
            <text:p>4.405538044</text:p>
          </table:table-cell>
          <table:table-cell office:value-type="float" office:value="1.83367277472672" table:style-name="ce1">
            <text:p>1.83367277472672</text:p>
          </table:table-cell>
          <table:table-cell office:value-type="float" office:value="3" table:style-name="ce1">
            <text:p>3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0.130263129786667" table:style-name="ce1">
            <text:p>0.130263129786667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0.0789047873455404" table:style-name="ce1">
            <text:p>0.0789047873455404</text:p>
          </table:table-cell>
          <table:table-cell office:value-type="float" office:value="3" table:style-name="ce1">
            <text:p>3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2.979176126" table:style-name="ce1">
            <text:p>2.979176126</text:p>
          </table:table-cell>
          <table:table-cell office:value-type="float" office:value="2.23578220836667" table:style-name="ce1">
            <text:p>2.23578220836667</text:p>
          </table:table-cell>
          <table:table-cell office:value-type="float" office:value="2.976945779" table:style-name="ce1">
            <text:p>2.976945779</text:p>
          </table:table-cell>
          <table:table-cell office:value-type="float" office:value="1.28566498186285" table:style-name="ce1">
            <text:p>1.28566498186285</text:p>
          </table:table-cell>
          <table:table-cell office:value-type="float" office:value="3" table:style-name="ce1">
            <text:p>3</text:p>
          </table:table-cell>
          <table:table-cell office:value-type="float" office:value="1.11952828" table:style-name="ce1">
            <text:p>1.11952828</text:p>
          </table:table-cell>
          <table:table-cell office:value-type="float" office:value="4.057113874" table:style-name="ce1">
            <text:p>4.057113874</text:p>
          </table:table-cell>
          <table:table-cell office:value-type="float" office:value="3.07658879166667" table:style-name="ce1">
            <text:p>3.07658879166667</text:p>
          </table:table-cell>
          <table:table-cell office:value-type="float" office:value="4.053124221" table:style-name="ce1">
            <text:p>4.053124221</text:p>
          </table:table-cell>
          <table:table-cell office:value-type="float" office:value="1.69486529378488" table:style-name="ce1">
            <text:p>1.69486529378488</text:p>
          </table:table-cell>
          <table:table-cell office:value-type="float" office:value="3" table:style-name="ce1">
            <text:p>3</text:p>
          </table:table-cell>
          <table:table-cell office:value-type="float" office:value="0.1119315312" table:style-name="ce1">
            <text:p>0.1119315312</text:p>
          </table:table-cell>
          <table:table-cell office:value-type="float" office:value="0.3524138237" table:style-name="ce1">
            <text:p>0.3524138237</text:p>
          </table:table-cell>
          <table:table-cell office:value-type="float" office:value="0.272212781866667" table:style-name="ce1">
            <text:p>0.272212781866667</text:p>
          </table:table-cell>
          <table:table-cell office:value-type="float" office:value="0.3522929907" table:style-name="ce1">
            <text:p>0.3522929907</text:p>
          </table:table-cell>
          <table:table-cell office:value-type="float" office:value="0.138807647975919" table:style-name="ce1">
            <text:p>0.138807647975919</text:p>
          </table:table-cell>
          <table:table-cell office:value-type="float" office:value="3" table:style-name="ce1">
            <text:p>3</text:p>
          </table:table-cell>
          <table:table-cell office:value-type="float" office:value="2.259913" table:style-name="ce1">
            <text:p>2.259913</text:p>
          </table:table-cell>
          <table:table-cell office:value-type="float" office:value="22.0298" table:style-name="ce1">
            <text:p>22.0298</text:p>
          </table:table-cell>
          <table:table-cell office:value-type="float" office:value="15.4291876666667" table:style-name="ce1">
            <text:p>15.4291876666667</text:p>
          </table:table-cell>
          <table:table-cell office:value-type="float" office:value="21.99785" table:style-name="ce1">
            <text:p>21.99785</text:p>
          </table:table-cell>
          <table:table-cell office:value-type="float" office:value="11.4049375989177" table:style-name="ce1">
            <text:p>11.4049375989177</text:p>
          </table:table-cell>
          <table:table-cell office:value-type="float" office:value="3" table:style-name="ce1">
            <text:p>3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8.456282296" table:style-name="ce1">
            <text:p>8.456282296</text:p>
          </table:table-cell>
          <table:table-cell office:value-type="float" office:value="5.85406397186667" table:style-name="ce1">
            <text:p>5.85406397186667</text:p>
          </table:table-cell>
          <table:table-cell office:value-type="float" office:value="8.433910662" table:style-name="ce1">
            <text:p>8.433910662</text:p>
          </table:table-cell>
          <table:table-cell office:value-type="float" office:value="4.48781388668992" table:style-name="ce1">
            <text:p>4.48781388668992</text:p>
          </table:table-cell>
          <table:table-cell office:value-type="float" office:value="3" table:style-name="ce1">
            <text:p>3</text:p>
          </table:table-cell>
          <table:table-cell office:value-type="float" office:value="1398.100106" table:style-name="ce1">
            <text:p>1398.100106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1776.380592" table:style-name="ce1">
            <text:p>1776.380592</text:p>
          </table:table-cell>
          <table:table-cell office:value-type="float" office:value="1406.827583" table:style-name="ce1">
            <text:p>1406.827583</text:p>
          </table:table-cell>
          <table:table-cell office:value-type="float" office:value="647.657505473867" table:style-name="ce1">
            <text:p>647.657505473867</text:p>
          </table:table-cell>
          <table:table-cell office:value-type="float" office:value="3" table:style-name="ce1">
            <text:p>3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89.97709262" table:style-name="ce1">
            <text:p>89.97709262</text:p>
          </table:table-cell>
          <table:table-cell office:value-type="float" office:value="72.3203541" table:style-name="ce1">
            <text:p>72.3203541</text:p>
          </table:table-cell>
          <table:table-cell office:value-type="float" office:value="89.9680758" table:style-name="ce1">
            <text:p>89.9680758</text:p>
          </table:table-cell>
          <table:table-cell office:value-type="float" office:value="30.5745597498138" table:style-name="ce1">
            <text:p>30.5745597498138</text:p>
          </table:table-cell>
          <table:table-cell office:value-type="float" office:value="3" table:style-name="ce1">
            <text:p>3</text:p>
          </table:table-cell>
          <table:table-cell office:value-type="float" office:value="37.02721207" table:style-name="ce1">
            <text:p>37.02721207</text:p>
          </table:table-cell>
          <table:table-cell office:value-type="float" office:value="89.97060774" table:style-name="ce1">
            <text:p>89.97060774</text:p>
          </table:table-cell>
          <table:table-cell office:value-type="float" office:value="54.67625958" table:style-name="ce1">
            <text:p>54.67625958</text:p>
          </table:table-cell>
          <table:table-cell office:value-type="float" office:value="37.03095893" table:style-name="ce1">
            <text:p>37.03095893</text:p>
          </table:table-cell>
          <table:table-cell office:value-type="float" office:value="30.5658021739854" table:style-name="ce1">
            <text:p>30.5658021739854</text:p>
          </table:table-cell>
          <table:table-cell office:value-type="float" office:value="3" table:style-name="ce1">
            <text:p>3</text:p>
          </table:table-cell>
          <table:table-cell office:value-type="float" office:value="142.9860613" table:style-name="ce1">
            <text:p>142.9860613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155.321790866667" table:style-name="ce1">
            <text:p>155.321790866667</text:p>
          </table:table-cell>
          <table:table-cell office:value-type="float" office:value="142.9866956" table:style-name="ce1">
            <text:p>142.9866956</text:p>
          </table:table-cell>
          <table:table-cell office:value-type="float" office:value="21.3655610403365" table:style-name="ce1">
            <text:p>21.3655610403365</text:p>
          </table:table-cell>
          <table:table-cell office:value-type="float" office:value="3" table:style-name="ce1">
            <text:p>3</text:p>
          </table:table-cell>
          <table:table-cell office:value-type="float" office:value="33.1170089" table:style-name="ce1">
            <text:p>33.1170089</text:p>
          </table:table-cell>
          <table:table-cell office:value-type="float" office:value="63.08668032" table:style-name="ce1">
            <text:p>63.08668032</text:p>
          </table:table-cell>
          <table:table-cell office:value-type="float" office:value="43.1311228566667" table:style-name="ce1">
            <text:p>43.1311228566667</text:p>
          </table:table-cell>
          <table:table-cell office:value-type="float" office:value="33.18967935" table:style-name="ce1">
            <text:p>33.18967935</text:p>
          </table:table-cell>
          <table:table-cell office:value-type="float" office:value="17.2820579070571" table:style-name="ce1">
            <text:p>17.2820579070571</text:p>
          </table:table-cell>
          <table:table-cell office:value-type="float" office:value="3" table:style-name="ce1">
            <text:p>3</text:p>
          </table:table-cell>
          <table:table-cell office:value-type="float" office:value="0.000983379933" table:style-name="ce1">
            <text:p>0.000983379933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0111266185066667" table:style-name="ce1">
            <text:p>0.00111266185066667</text:p>
          </table:table-cell>
          <table:table-cell office:value-type="float" office:value="0.001037311729" table:style-name="ce1">
            <text:p>0.001037311729</text:p>
          </table:table-cell>
          <table:table-cell office:value-type="float" office:value="0.000179256417726774" table:style-name="ce1">
            <text:p>0.000179256417726774</text:p>
          </table:table-cell>
          <table:table-cell office:value-type="float" office:value="3" table:style-name="ce1">
            <text:p>3</text:p>
          </table:table-cell>
          <table:table-cell office:value-type="float" office:value="0.01718289741" table:style-name="ce1">
            <text:p>0.01718289741</text:p>
          </table:table-cell>
          <table:table-cell office:value-type="float" office:value="0.01739545567" table:style-name="ce1">
            <text:p>0.01739545567</text:p>
          </table:table-cell>
          <table:table-cell office:value-type="float" office:value="0.0173197425066667" table:style-name="ce1">
            <text:p>0.0173197425066667</text:p>
          </table:table-cell>
          <table:table-cell office:value-type="float" office:value="0.01738087444" table:style-name="ce1">
            <text:p>0.01738087444</text:p>
          </table:table-cell>
          <table:table-cell office:value-type="float" office:value="0.000118735371428907" table:style-name="ce1">
            <text:p>0.000118735371428907</text:p>
          </table:table-cell>
          <table:table-cell office:value-type="float" office:value="3" table:style-name="ce1">
            <text:p>3</text:p>
          </table:table-cell>
          <table:table-cell office:value-type="float" office:value="1.53389307" table:style-name="ce1">
            <text:p>1.53389307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7.85013538666667" table:style-name="ce1">
            <text:p>7.85013538666667</text:p>
          </table:table-cell>
          <table:table-cell office:value-type="float" office:value="11.00471282" table:style-name="ce1">
            <text:p>11.00471282</text:p>
          </table:table-cell>
          <table:table-cell office:value-type="float" office:value="5.47002745058239" table:style-name="ce1">
            <text:p>5.47002745058239</text:p>
          </table:table-cell>
          <table:table-cell office:value-type="float" office:value="3" table:style-name="ce1">
            <text:p>3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2.3985203763333" table:style-name="ce1">
            <text:p>12.3985203763333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5.80979508050594" table:style-name="ce1">
            <text:p>5.80979508050594</text:p>
          </table:table-cell>
          <table:table-cell office:value-type="float" office:value="3" table:style-name="ce1">
            <text:p>3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0.4306385625" table:style-name="ce1">
            <text:p>0.4306385625</text:p>
          </table:table-cell>
          <table:table-cell office:value-type="float" office:value="0.371654893833333" table:style-name="ce1">
            <text:p>0.371654893833333</text:p>
          </table:table-cell>
          <table:table-cell office:value-type="float" office:value="0.4293755986" table:style-name="ce1">
            <text:p>0.4293755986</text:p>
          </table:table-cell>
          <table:table-cell office:value-type="float" office:value="0.101070924866172" table:style-name="ce1">
            <text:p>0.101070924866172</text:p>
          </table:table-cell>
          <table:table-cell office:value-type="float" office:value="3" table:style-name="ce1">
            <text:p>3</text:p>
          </table:table-cell>
          <table:table-cell office:value-type="float" office:value="0.4150829822" table:style-name="ce1">
            <text:p>0.4150829822</text:p>
          </table:table-cell>
          <table:table-cell office:value-type="float" office:value="0.5227611856" table:style-name="ce1">
            <text:p>0.5227611856</text:p>
          </table:table-cell>
          <table:table-cell office:value-type="float" office:value="0.483080876433333" table:style-name="ce1">
            <text:p>0.483080876433333</text:p>
          </table:table-cell>
          <table:table-cell office:value-type="float" office:value="0.5113984615" table:style-name="ce1">
            <text:p>0.5113984615</text:p>
          </table:table-cell>
          <table:table-cell office:value-type="float" office:value="0.0591613310353044" table:style-name="ce1">
            <text:p>0.059161331035304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10-20%</text:p>
          </table:table-cell>
          <table:table-cell office:value-type="float" office:value="7" table:style-name="ce1">
            <text:p>7</text:p>
          </table:table-cell>
          <table:table-cell office:value-type="float" office:value="10.15479769" table:style-name="ce1">
            <text:p>10.15479769</text:p>
          </table:table-cell>
          <table:table-cell office:value-type="float" office:value="13.89706645" table:style-name="ce1">
            <text:p>13.89706645</text:p>
          </table:table-cell>
          <table:table-cell office:value-type="float" office:value="12.0155272042857" table:style-name="ce1">
            <text:p>12.0155272042857</text:p>
          </table:table-cell>
          <table:table-cell office:value-type="float" office:value="11.86033655" table:style-name="ce1">
            <text:p>11.86033655</text:p>
          </table:table-cell>
          <table:table-cell office:value-type="float" office:value="1.71080798890055" table:style-name="ce1">
            <text:p>1.71080798890055</text:p>
          </table:table-cell>
          <table:table-cell office:value-type="float" office:value="7" table:style-name="ce1">
            <text:p>7</text:p>
          </table:table-cell>
          <table:table-cell office:value-type="float" office:value="0.9461897562" table:style-name="ce1">
            <text:p>0.9461897562</text:p>
          </table:table-cell>
          <table:table-cell office:value-type="float" office:value="2.728396095" table:style-name="ce1">
            <text:p>2.728396095</text:p>
          </table:table-cell>
          <table:table-cell office:value-type="float" office:value="1.61563632117143" table:style-name="ce1">
            <text:p>1.61563632117143</text:p>
          </table:table-cell>
          <table:table-cell office:value-type="float" office:value="1.366137999" table:style-name="ce1">
            <text:p>1.366137999</text:p>
          </table:table-cell>
          <table:table-cell office:value-type="float" office:value="0.752116609805752" table:style-name="ce1">
            <text:p>0.752116609805752</text:p>
          </table:table-cell>
          <table:table-cell office:value-type="float" office:value="7" table:style-name="ce1">
            <text:p>7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-0.176743738542857" table:style-name="ce1">
            <text:p>-0.176743738542857</text:p>
          </table:table-cell>
          <table:table-cell office:value-type="float" office:value="-0.4831416634" table:style-name="ce1">
            <text:p>-0.4831416634</text:p>
          </table:table-cell>
          <table:table-cell office:value-type="float" office:value="0.973277767136078" table:style-name="ce1">
            <text:p>0.973277767136078</text:p>
          </table:table-cell>
          <table:table-cell office:value-type="float" office:value="7" table:style-name="ce1">
            <text:p>7</text:p>
          </table:table-cell>
          <table:table-cell office:value-type="float" office:value="2.971390845" table:style-name="ce1">
            <text:p>2.971390845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5.318916945" table:style-name="ce1">
            <text:p>5.318916945</text:p>
          </table:table-cell>
          <table:table-cell office:value-type="float" office:value="6.480178792" table:style-name="ce1">
            <text:p>6.480178792</text:p>
          </table:table-cell>
          <table:table-cell office:value-type="float" office:value="2.035790158468" table:style-name="ce1">
            <text:p>2.035790158468</text:p>
          </table:table-cell>
          <table:table-cell office:value-type="float" office:value="7" table:style-name="ce1">
            <text:p>7</text:p>
          </table:table-cell>
          <table:table-cell office:value-type="float" office:value="2.598016" table:style-name="ce1">
            <text:p>2.598016</text:p>
          </table:table-cell>
          <table:table-cell office:value-type="float" office:value="6.482238" table:style-name="ce1">
            <text:p>6.482238</text:p>
          </table:table-cell>
          <table:table-cell office:value-type="float" office:value="4.69745885714286" table:style-name="ce1">
            <text:p>4.69745885714286</text:p>
          </table:table-cell>
          <table:table-cell office:value-type="float" office:value="5.970624" table:style-name="ce1">
            <text:p>5.970624</text:p>
          </table:table-cell>
          <table:table-cell office:value-type="float" office:value="1.8432983896449" table:style-name="ce1">
            <text:p>1.8432983896449</text:p>
          </table:table-cell>
          <table:table-cell office:value-type="float" office:value="7" table:style-name="ce1">
            <text:p>7</text:p>
          </table:table-cell>
          <table:table-cell office:value-type="float" office:value="2.455138" table:style-name="ce1">
            <text:p>2.455138</text:p>
          </table:table-cell>
          <table:table-cell office:value-type="float" office:value="10.24598" table:style-name="ce1">
            <text:p>10.24598</text:p>
          </table:table-cell>
          <table:table-cell office:value-type="float" office:value="6.25149257142857" table:style-name="ce1">
            <text:p>6.25149257142857</text:p>
          </table:table-cell>
          <table:table-cell office:value-type="float" office:value="7.396223" table:style-name="ce1">
            <text:p>7.396223</text:p>
          </table:table-cell>
          <table:table-cell office:value-type="float" office:value="3.4436008872195" table:style-name="ce1">
            <text:p>3.4436008872195</text:p>
          </table:table-cell>
          <table:table-cell office:value-type="float" office:value="7" table:style-name="ce1">
            <text:p>7</text:p>
          </table:table-cell>
          <table:table-cell office:value-type="float" office:value="6.063281" table:style-name="ce1">
            <text:p>6.063281</text:p>
          </table:table-cell>
          <table:table-cell office:value-type="float" office:value="16.35021" table:style-name="ce1">
            <text:p>16.35021</text:p>
          </table:table-cell>
          <table:table-cell office:value-type="float" office:value="10.9489514285714" table:style-name="ce1">
            <text:p>10.9489514285714</text:p>
          </table:table-cell>
          <table:table-cell office:value-type="float" office:value="10.22103" table:style-name="ce1">
            <text:p>10.22103</text:p>
          </table:table-cell>
          <table:table-cell office:value-type="float" office:value="3.94855245424058" table:style-name="ce1">
            <text:p>3.94855245424058</text:p>
          </table:table-cell>
          <table:table-cell office:value-type="float" office:value="7" table:style-name="ce1">
            <text:p>7</text:p>
          </table:table-cell>
          <table:table-cell office:value-type="float" office:value="0.7324235944" table:style-name="ce1">
            <text:p>0.7324235944</text:p>
          </table:table-cell>
          <table:table-cell office:value-type="float" office:value="2.206638398" table:style-name="ce1">
            <text:p>2.206638398</text:p>
          </table:table-cell>
          <table:table-cell office:value-type="float" office:value="1.2484755877" table:style-name="ce1">
            <text:p>1.2484755877</text:p>
          </table:table-cell>
          <table:table-cell office:value-type="float" office:value="0.9891963573" table:style-name="ce1">
            <text:p>0.9891963573</text:p>
          </table:table-cell>
          <table:table-cell office:value-type="float" office:value="0.642715401576649" table:style-name="ce1">
            <text:p>0.642715401576649</text:p>
          </table:table-cell>
          <table:table-cell office:value-type="float" office:value="7" table:style-name="ce1">
            <text:p>7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3.24545661105714" table:style-name="ce1">
            <text:p>3.24545661105714</text:p>
          </table:table-cell>
          <table:table-cell office:value-type="float" office:value="0.8068488126" table:style-name="ce1">
            <text:p>0.8068488126</text:p>
          </table:table-cell>
          <table:table-cell office:value-type="float" office:value="3.47580793059318" table:style-name="ce1">
            <text:p>3.47580793059318</text:p>
          </table:table-cell>
          <table:table-cell office:value-type="float" office:value="7" table:style-name="ce1">
            <text:p>7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3.288283782" table:style-name="ce1">
            <text:p>3.288283782</text:p>
          </table:table-cell>
          <table:table-cell office:value-type="float" office:value="1.90171386828571" table:style-name="ce1">
            <text:p>1.90171386828571</text:p>
          </table:table-cell>
          <table:table-cell office:value-type="float" office:value="1.614681319" table:style-name="ce1">
            <text:p>1.614681319</text:p>
          </table:table-cell>
          <table:table-cell office:value-type="float" office:value="0.948324290715741" table:style-name="ce1">
            <text:p>0.948324290715741</text:p>
          </table:table-cell>
          <table:table-cell office:value-type="float" office:value="7" table:style-name="ce1">
            <text:p>7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6.428404403" table:style-name="ce1">
            <text:p>6.428404403</text:p>
          </table:table-cell>
          <table:table-cell office:value-type="float" office:value="3.60050693785714" table:style-name="ce1">
            <text:p>3.60050693785714</text:p>
          </table:table-cell>
          <table:table-cell office:value-type="float" office:value="3.33994659" table:style-name="ce1">
            <text:p>3.33994659</text:p>
          </table:table-cell>
          <table:table-cell office:value-type="float" office:value="1.92153525284504" table:style-name="ce1">
            <text:p>1.92153525284504</text:p>
          </table:table-cell>
          <table:table-cell office:value-type="float" office:value="7" table:style-name="ce1">
            <text:p>7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60.91198727" table:style-name="ce1">
            <text:p>60.91198727</text:p>
          </table:table-cell>
          <table:table-cell office:value-type="float" office:value="28.9892432685714" table:style-name="ce1">
            <text:p>28.9892432685714</text:p>
          </table:table-cell>
          <table:table-cell office:value-type="float" office:value="17.42321127" table:style-name="ce1">
            <text:p>17.42321127</text:p>
          </table:table-cell>
          <table:table-cell office:value-type="float" office:value="21.2920150608601" table:style-name="ce1">
            <text:p>21.2920150608601</text:p>
          </table:table-cell>
          <table:table-cell office:value-type="float" office:value="7" table:style-name="ce1">
            <text:p>7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0.4720673807" table:style-name="ce1">
            <text:p>0.4720673807</text:p>
          </table:table-cell>
          <table:table-cell office:value-type="float" office:value="0.419396013442857" table:style-name="ce1">
            <text:p>0.419396013442857</text:p>
          </table:table-cell>
          <table:table-cell office:value-type="float" office:value="0.4403940634" table:style-name="ce1">
            <text:p>0.4403940634</text:p>
          </table:table-cell>
          <table:table-cell office:value-type="float" office:value="0.0568580543768426" table:style-name="ce1">
            <text:p>0.0568580543768426</text:p>
          </table:table-cell>
          <table:table-cell office:value-type="float" office:value="7" table:style-name="ce1">
            <text:p>7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102.5075475" table:style-name="ce1">
            <text:p>102.5075475</text:p>
          </table:table-cell>
          <table:table-cell office:value-type="float" office:value="67.1153343014286" table:style-name="ce1">
            <text:p>67.1153343014286</text:p>
          </table:table-cell>
          <table:table-cell office:value-type="float" office:value="67.77087285" table:style-name="ce1">
            <text:p>67.77087285</text:p>
          </table:table-cell>
          <table:table-cell office:value-type="float" office:value="27.124258885606" table:style-name="ce1">
            <text:p>27.124258885606</text:p>
          </table:table-cell>
          <table:table-cell office:value-type="float" office:value="7" table:style-name="ce1">
            <text:p>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1.72540782121429" table:style-name="ce1">
            <text:p>1.7254078212142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1.82229849669345" table:style-name="ce1">
            <text:p>1.82229849669345</text:p>
          </table:table-cell>
          <table:table-cell office:value-type="float" office:value="7" table:style-name="ce1">
            <text:p>7</text:p>
          </table:table-cell>
          <table:table-cell office:value-type="float" office:value="0.1800869991" table:style-name="ce1">
            <text:p>0.1800869991</text:p>
          </table:table-cell>
          <table:table-cell office:value-type="float" office:value="0.359797864" table:style-name="ce1">
            <text:p>0.359797864</text:p>
          </table:table-cell>
          <table:table-cell office:value-type="float" office:value="0.256074569171429" table:style-name="ce1">
            <text:p>0.256074569171429</text:p>
          </table:table-cell>
          <table:table-cell office:value-type="float" office:value="0.2616203582" table:style-name="ce1">
            <text:p>0.2616203582</text:p>
          </table:table-cell>
          <table:table-cell office:value-type="float" office:value="0.0784000296661845" table:style-name="ce1">
            <text:p>0.0784000296661845</text:p>
          </table:table-cell>
          <table:table-cell office:value-type="float" office:value="7" table:style-name="ce1">
            <text:p>7</text:p>
          </table:table-cell>
          <table:table-cell office:value-type="float" office:value="1.506410226" table:style-name="ce1">
            <text:p>1.506410226</text:p>
          </table:table-cell>
          <table:table-cell office:value-type="float" office:value="4.136376705" table:style-name="ce1">
            <text:p>4.136376705</text:p>
          </table:table-cell>
          <table:table-cell office:value-type="float" office:value="2.78677724428571" table:style-name="ce1">
            <text:p>2.78677724428571</text:p>
          </table:table-cell>
          <table:table-cell office:value-type="float" office:value="3.235507333" table:style-name="ce1">
            <text:p>3.235507333</text:p>
          </table:table-cell>
          <table:table-cell office:value-type="float" office:value="1.19614231473271" table:style-name="ce1">
            <text:p>1.19614231473271</text:p>
          </table:table-cell>
          <table:table-cell office:value-type="float" office:value="7" table:style-name="ce1">
            <text:p>7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702155629085714" table:style-name="ce1">
            <text:p>0.0702155629085714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0194909775624148" table:style-name="ce1">
            <text:p>0.0194909775624148</text:p>
          </table:table-cell>
          <table:table-cell office:value-type="float" office:value="7" table:style-name="ce1">
            <text:p>7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3.364593864" table:style-name="ce1">
            <text:p>3.364593864</text:p>
          </table:table-cell>
          <table:table-cell office:value-type="float" office:value="1.97193010514286" table:style-name="ce1">
            <text:p>1.97193010514286</text:p>
          </table:table-cell>
          <table:table-cell office:value-type="float" office:value="1.668547133" table:style-name="ce1">
            <text:p>1.668547133</text:p>
          </table:table-cell>
          <table:table-cell office:value-type="float" office:value="0.951342831690726" table:style-name="ce1">
            <text:p>0.951342831690726</text:p>
          </table:table-cell>
          <table:table-cell office:value-type="float" office:value="7" table:style-name="ce1">
            <text:p>7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702155629085714" table:style-name="ce1">
            <text:p>0.0702155629085714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0194909775624148" table:style-name="ce1">
            <text:p>0.0194909775624148</text:p>
          </table:table-cell>
          <table:table-cell office:value-type="float" office:value="7" table:style-name="ce1">
            <text:p>7</text:p>
          </table:table-cell>
          <table:table-cell office:value-type="float" office:value="0.8488532327" table:style-name="ce1">
            <text:p>0.8488532327</text:p>
          </table:table-cell>
          <table:table-cell office:value-type="float" office:value="2.539130839" table:style-name="ce1">
            <text:p>2.539130839</text:p>
          </table:table-cell>
          <table:table-cell office:value-type="float" office:value="1.39528999298571" table:style-name="ce1">
            <text:p>1.39528999298571</text:p>
          </table:table-cell>
          <table:table-cell office:value-type="float" office:value="1.036803667" table:style-name="ce1">
            <text:p>1.036803667</text:p>
          </table:table-cell>
          <table:table-cell office:value-type="float" office:value="0.762881279392288" table:style-name="ce1">
            <text:p>0.762881279392288</text:p>
          </table:table-cell>
          <table:table-cell office:value-type="float" office:value="7" table:style-name="ce1">
            <text:p>7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2.990079161" table:style-name="ce1">
            <text:p>2.990079161</text:p>
          </table:table-cell>
          <table:table-cell office:value-type="float" office:value="1.75942529271429" table:style-name="ce1">
            <text:p>1.75942529271429</text:p>
          </table:table-cell>
          <table:table-cell office:value-type="float" office:value="1.446573333" table:style-name="ce1">
            <text:p>1.446573333</text:p>
          </table:table-cell>
          <table:table-cell office:value-type="float" office:value="0.840022964345181" table:style-name="ce1">
            <text:p>0.840022964345181</text:p>
          </table:table-cell>
          <table:table-cell office:value-type="float" office:value="7" table:style-name="ce1">
            <text:p>7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0.212504812412857" table:style-name="ce1">
            <text:p>0.212504812412857</text:p>
          </table:table-cell>
          <table:table-cell office:value-type="float" office:value="0.2186226682" table:style-name="ce1">
            <text:p>0.2186226682</text:p>
          </table:table-cell>
          <table:table-cell office:value-type="float" office:value="0.116847488031823" table:style-name="ce1">
            <text:p>0.116847488031823</text:p>
          </table:table-cell>
          <table:table-cell office:value-type="float" office:value="7" table:style-name="ce1">
            <text:p>7</text:p>
          </table:table-cell>
          <table:table-cell office:value-type="float" office:value="2.019722" table:style-name="ce1">
            <text:p>2.019722</text:p>
          </table:table-cell>
          <table:table-cell office:value-type="float" office:value="14.58698" table:style-name="ce1">
            <text:p>14.58698</text:p>
          </table:table-cell>
          <table:table-cell office:value-type="float" office:value="6.8888225" table:style-name="ce1">
            <text:p>6.8888225</text:p>
          </table:table-cell>
          <table:table-cell office:value-type="float" office:value="6.040704" table:style-name="ce1">
            <text:p>6.040704</text:p>
          </table:table-cell>
          <table:table-cell office:value-type="float" office:value="5.4256873105196" table:style-name="ce1">
            <text:p>5.4256873105196</text:p>
          </table:table-cell>
          <table:table-cell office:value-type="float" office:value="7" table:style-name="ce1">
            <text:p>7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5.23931907" table:style-name="ce1">
            <text:p>5.23931907</text:p>
          </table:table-cell>
          <table:table-cell office:value-type="float" office:value="2.02657815961429" table:style-name="ce1">
            <text:p>2.02657815961429</text:p>
          </table:table-cell>
          <table:table-cell office:value-type="float" office:value="0.9280238469" table:style-name="ce1">
            <text:p>0.9280238469</text:p>
          </table:table-cell>
          <table:table-cell office:value-type="float" office:value="2.1179409194233" table:style-name="ce1">
            <text:p>2.1179409194233</text:p>
          </table:table-cell>
          <table:table-cell office:value-type="float" office:value="7" table:style-name="ce1">
            <text:p>7</text:p>
          </table:table-cell>
          <table:table-cell office:value-type="float" office:value="1427.984519" table:style-name="ce1">
            <text:p>1427.984519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2302.79061314286" table:style-name="ce1">
            <text:p>2302.79061314286</text:p>
          </table:table-cell>
          <table:table-cell office:value-type="float" office:value="2607.005645" table:style-name="ce1">
            <text:p>2607.005645</text:p>
          </table:table-cell>
          <table:table-cell office:value-type="float" office:value="570.188315597282" table:style-name="ce1">
            <text:p>570.188315597282</text:p>
          </table:table-cell>
          <table:table-cell office:value-type="float" office:value="7" table:style-name="ce1">
            <text:p>7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02.4861466" table:style-name="ce1">
            <text:p>102.4861466</text:p>
          </table:table-cell>
          <table:table-cell office:value-type="float" office:value="50.9249692884807" table:style-name="ce1">
            <text:p>50.9249692884807</text:p>
          </table:table-cell>
          <table:table-cell office:value-type="float" office:value="37.00225227" table:style-name="ce1">
            <text:p>37.00225227</text:p>
          </table:table-cell>
          <table:table-cell office:value-type="float" office:value="43.367209310824" table:style-name="ce1">
            <text:p>43.367209310824</text:p>
          </table:table-cell>
          <table:table-cell office:value-type="float" office:value="7" table:style-name="ce1">
            <text:p>7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90.00658675" table:style-name="ce1">
            <text:p>90.00658675</text:p>
          </table:table-cell>
          <table:table-cell office:value-type="float" office:value="61.35399918538" table:style-name="ce1">
            <text:p>61.35399918538</text:p>
          </table:table-cell>
          <table:table-cell office:value-type="float" office:value="65.96204144" table:style-name="ce1">
            <text:p>65.96204144</text:p>
          </table:table-cell>
          <table:table-cell office:value-type="float" office:value="33.8128531828188" table:style-name="ce1">
            <text:p>33.8128531828188</text:p>
          </table:table-cell>
          <table:table-cell office:value-type="float" office:value="7" table:style-name="ce1">
            <text:p>7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71.7801000671871" table:style-name="ce1">
            <text:p>71.7801000671871</text:p>
          </table:table-cell>
          <table:table-cell office:value-type="float" office:value="65.96010223" table:style-name="ce1">
            <text:p>65.96010223</text:p>
          </table:table-cell>
          <table:table-cell office:value-type="float" office:value="55.5869139473533" table:style-name="ce1">
            <text:p>55.5869139473533</text:p>
          </table:table-cell>
          <table:table-cell office:value-type="float" office:value="7" table:style-name="ce1">
            <text:p>7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48.6752386214286" table:style-name="ce1">
            <text:p>48.6752386214286</text:p>
          </table:table-cell>
          <table:table-cell office:value-type="float" office:value="44.55621861" table:style-name="ce1">
            <text:p>44.55621861</text:p>
          </table:table-cell>
          <table:table-cell office:value-type="float" office:value="16.0209848397783" table:style-name="ce1">
            <text:p>16.0209848397783</text:p>
          </table:table-cell>
          <table:table-cell office:value-type="float" office:value="7" table:style-name="ce1">
            <text:p>7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0287861677671429" table:style-name="ce1">
            <text:p>0.00287861677671429</text:p>
          </table:table-cell>
          <table:table-cell office:value-type="float" office:value="0.003102781592" table:style-name="ce1">
            <text:p>0.003102781592</text:p>
          </table:table-cell>
          <table:table-cell office:value-type="float" office:value="0.0010860866442499" table:style-name="ce1">
            <text:p>0.0010860866442499</text:p>
          </table:table-cell>
          <table:table-cell office:value-type="float" office:value="7" table:style-name="ce1">
            <text:p>7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747737648" table:style-name="ce1">
            <text:p>0.01747737648</text:p>
          </table:table-cell>
          <table:table-cell office:value-type="float" office:value="0.01707311791" table:style-name="ce1">
            <text:p>0.01707311791</text:p>
          </table:table-cell>
          <table:table-cell office:value-type="float" office:value="0.000784823751617575" table:style-name="ce1">
            <text:p>0.000784823751617575</text:p>
          </table:table-cell>
          <table:table-cell office:value-type="float" office:value="7" table:style-name="ce1">
            <text:p>7</text:p>
          </table:table-cell>
          <table:table-cell office:value-type="float" office:value="1.571817885" table:style-name="ce1">
            <text:p>1.571817885</text:p>
          </table:table-cell>
          <table:table-cell office:value-type="float" office:value="9.364145177" table:style-name="ce1">
            <text:p>9.364145177</text:p>
          </table:table-cell>
          <table:table-cell office:value-type="float" office:value="4.928248471" table:style-name="ce1">
            <text:p>4.928248471</text:p>
          </table:table-cell>
          <table:table-cell office:value-type="float" office:value="5.828209396" table:style-name="ce1">
            <text:p>5.828209396</text:p>
          </table:table-cell>
          <table:table-cell office:value-type="float" office:value="3.29777208254128" table:style-name="ce1">
            <text:p>3.29777208254128</text:p>
          </table:table-cell>
          <table:table-cell office:value-type="float" office:value="7" table:style-name="ce1">
            <text:p>7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0.5191466337143" table:style-name="ce1">
            <text:p>10.5191466337143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7.51918673782603" table:style-name="ce1">
            <text:p>7.51918673782603</text:p>
          </table:table-cell>
          <table:table-cell office:value-type="float" office:value="7" table:style-name="ce1">
            <text:p>7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506731495785714" table:style-name="ce1">
            <text:p>0.506731495785714</text:p>
          </table:table-cell>
          <table:table-cell office:value-type="float" office:value="0.3256694" table:style-name="ce1">
            <text:p>0.3256694</text:p>
          </table:table-cell>
          <table:table-cell office:value-type="float" office:value="0.38376696895446" table:style-name="ce1">
            <text:p>0.38376696895446</text:p>
          </table:table-cell>
          <table:table-cell office:value-type="float" office:value="7" table:style-name="ce1">
            <text:p>7</text:p>
          </table:table-cell>
          <table:table-cell office:value-type="float" office:value="0.280858762" table:style-name="ce1">
            <text:p>0.280858762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0.838287381542857" table:style-name="ce1">
            <text:p>0.838287381542857</text:p>
          </table:table-cell>
          <table:table-cell office:value-type="float" office:value="0.5590353567" table:style-name="ce1">
            <text:p>0.5590353567</text:p>
          </table:table-cell>
          <table:table-cell office:value-type="float" office:value="0.678543559303293" table:style-name="ce1">
            <text:p>0.67854355930329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≥20%</text:p>
          </table:table-cell>
          <table:table-cell office:value-type="float" office:value="2" table:style-name="ce1">
            <text:p>2</text:p>
          </table:table-cell>
          <table:table-cell office:value-type="float" office:value="33.24348001" table:style-name="ce1">
            <text:p>33.24348001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1.12089910758599" table:style-name="ce1">
            <text:p>1.12089910758599</text:p>
          </table:table-cell>
          <table:table-cell office:value-type="float" office:value="2" table:style-name="ce1">
            <text:p>2</text:p>
          </table:table-cell>
          <table:table-cell office:value-type="float" office:value="4.201849853" table:style-name="ce1">
            <text:p>4.201849853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0.00560669987260988" table:style-name="ce1">
            <text:p>0.00560669987260988</text:p>
          </table:table-cell>
          <table:table-cell office:value-type="float" office:value="2" table:style-name="ce1">
            <text:p>2</text:p>
          </table:table-cell>
          <table:table-cell office:value-type="float" office:value="-0.1032071684" table:style-name="ce1">
            <text:p>-0.1032071684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0.0180783955763359" table:style-name="ce1">
            <text:p>0.0180783955763359</text:p>
          </table:table-cell>
          <table:table-cell office:value-type="float" office:value="2" table:style-name="ce1">
            <text:p>2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2.225189651" table:style-name="ce1">
            <text:p>2.225189651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0.0118722740657542" table:style-name="ce1">
            <text:p>0.0118722740657542</text:p>
          </table:table-cell>
          <table:table-cell office:value-type="float" office:value="2" table:style-name="ce1">
            <text:p>2</text:p>
          </table:table-cell>
          <table:table-cell office:value-type="float" office:value="11.46542" table:style-name="ce1">
            <text:p>11.46542</text:p>
          </table:table-cell>
          <table:table-cell office:value-type="float" office:value="13.00095" table:style-name="ce1">
            <text:p>13.0009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.08578367571538" table:style-name="ce1">
            <text:p>1.08578367571538</text:p>
          </table:table-cell>
          <table:table-cell office:value-type="float" office:value="2" table:style-name="ce1">
            <text:p>2</text:p>
          </table:table-cell>
          <table:table-cell office:value-type="float" office:value="10.18307" table:style-name="ce1">
            <text:p>10.18307</text:p>
          </table:table-cell>
          <table:table-cell office:value-type="float" office:value="10.26848" table:style-name="ce1">
            <text:p>10.26848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0.0603939901811427" table:style-name="ce1">
            <text:p>0.0603939901811427</text:p>
          </table:table-cell>
          <table:table-cell office:value-type="float" office:value="2" table:style-name="ce1">
            <text:p>2</text:p>
          </table:table-cell>
          <table:table-cell office:value-type="float" office:value="21.7339" table:style-name="ce1">
            <text:p>21.7339</text:p>
          </table:table-cell>
          <table:table-cell office:value-type="float" office:value="23.18402" table:style-name="ce1">
            <text:p>23.18402</text:p>
          </table:table-cell>
          <table:table-cell office:value-type="float" office:value="22.45896" table:style-name="ce1">
            <text:p>22.45896</text:p>
          </table:table-cell>
          <table:table-cell office:value-type="float" office:value="22.45896" table:style-name="ce1">
            <text:p>22.45896</text:p>
          </table:table-cell>
          <table:table-cell office:value-type="float" office:value="1.02538968553424" table:style-name="ce1">
            <text:p>1.02538968553424</text:p>
          </table:table-cell>
          <table:table-cell office:value-type="float" office:value="2" table:style-name="ce1">
            <text:p>2</text:p>
          </table:table-cell>
          <table:table-cell office:value-type="float" office:value="3.538073793" table:style-name="ce1">
            <text:p>3.538073793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0.00132570147103793" table:style-name="ce1">
            <text:p>0.00132570147103793</text:p>
          </table:table-cell>
          <table:table-cell office:value-type="float" office:value="2" table:style-name="ce1">
            <text:p>2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0.1498844558" table:style-name="ce1">
            <text:p>0.1498844558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0418390901942079" table:style-name="ce1">
            <text:p>0.0418390901942079</text:p>
          </table:table-cell>
          <table:table-cell office:value-type="float" office:value="2" table:style-name="ce1">
            <text:p>2</text:p>
          </table:table-cell>
          <table:table-cell office:value-type="float" office:value="5.23594681" table:style-name="ce1">
            <text:p>5.23594681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0.0809114670120897" table:style-name="ce1">
            <text:p>0.0809114670120897</text:p>
          </table:table-cell>
          <table:table-cell office:value-type="float" office:value="2" table:style-name="ce1">
            <text:p>2</text:p>
          </table:table-cell>
          <table:table-cell office:value-type="float" office:value="8.117612164" table:style-name="ce1">
            <text:p>8.117612164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0.0257388141144105" table:style-name="ce1">
            <text:p>0.0257388141144105</text:p>
          </table:table-cell>
          <table:table-cell office:value-type="float" office:value="2" table:style-name="ce1">
            <text:p>2</text:p>
          </table:table-cell>
          <table:table-cell office:value-type="float" office:value="83.63834096" table:style-name="ce1">
            <text:p>83.63834096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7.35432666375189" table:style-name="ce1">
            <text:p>7.3543266637518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2" table:style-name="ce1">
            <text:p>2</text:p>
          </table:table-cell>
          <table:table-cell office:value-type="float" office:value="125.7431022" table:style-name="ce1">
            <text:p>125.7431022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0.00275566583696436" table:style-name="ce1">
            <text:p>0.00275566583696436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0108940317148051" table:style-name="ce1">
            <text:p>0.0108940317148051</text:p>
          </table:table-cell>
          <table:table-cell office:value-type="float" office:value="2" table:style-name="ce1">
            <text:p>2</text:p>
          </table:table-cell>
          <table:table-cell office:value-type="float" office:value="3.266023756" table:style-name="ce1">
            <text:p>3.266023756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0.271192107192379" table:style-name="ce1">
            <text:p>0.271192107192379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5.390374804" table:style-name="ce1">
            <text:p>5.390374804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0.0690944519270711" table:style-name="ce1">
            <text:p>0.0690944519270711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4.426539155" table:style-name="ce1">
            <text:p>4.426539155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0.0149941780818569" table:style-name="ce1">
            <text:p>0.0149941780818569</text:p>
          </table:table-cell>
          <table:table-cell office:value-type="float" office:value="2" table:style-name="ce1">
            <text:p>2</text:p>
          </table:table-cell>
          <table:table-cell office:value-type="float" office:value="5.023585875" table:style-name="ce1">
            <text:p>5.023585875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0.0690949179104402" table:style-name="ce1">
            <text:p>0.0690949179104402</text:p>
          </table:table-cell>
          <table:table-cell office:value-type="float" office:value="2" table:style-name="ce1">
            <text:p>2</text:p>
          </table:table-cell>
          <table:table-cell office:value-type="float" office:value="0.36678827" table:style-name="ce1">
            <text:p>0.36678827</text:p>
          </table:table-cell>
          <table:table-cell office:value-type="float" office:value="0.3667889294" table:style-name="ce1">
            <text:p>0.3667889294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4.66266211508427e-07" table:style-name="ce1">
            <text:p>4.66266211508427e-07</text:p>
          </table:table-cell>
          <table:table-cell office:value-type="float" office:value="2" table:style-name="ce1">
            <text:p>2</text:p>
          </table:table-cell>
          <table:table-cell office:value-type="float" office:value="24.42575" table:style-name="ce1">
            <text:p>24.42575</text:p>
          </table:table-cell>
          <table:table-cell office:value-type="float" office:value="26.23887" table:style-name="ce1">
            <text:p>26.23887</text:p>
          </table:table-cell>
          <table:table-cell office:value-type="float" office:value="25.33231" table:style-name="ce1">
            <text:p>25.33231</text:p>
          </table:table-cell>
          <table:table-cell office:value-type="float" office:value="25.33231" table:style-name="ce1">
            <text:p>25.33231</text:p>
          </table:table-cell>
          <table:table-cell office:value-type="float" office:value="1.28206944710495" table:style-name="ce1">
            <text:p>1.28206944710495</text:p>
          </table:table-cell>
          <table:table-cell office:value-type="float" office:value="2" table:style-name="ce1">
            <text:p>2</text:p>
          </table:table-cell>
          <table:table-cell office:value-type="float" office:value="10.61629196" table:style-name="ce1">
            <text:p>10.61629196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0.99414161156877" table:style-name="ce1">
            <text:p>0.99414161156877</text:p>
          </table:table-cell>
          <table:table-cell office:value-type="float" office:value="2" table:style-name="ce1">
            <text:p>2</text:p>
          </table:table-cell>
          <table:table-cell office:value-type="float" office:value="1986.460285" table:style-name="ce1">
            <text:p>1986.460285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59.119903262491" table:style-name="ce1">
            <text:p>59.119903262491</text:p>
          </table:table-cell>
          <table:table-cell office:value-type="float" office:value="2" table:style-name="ce1">
            <text:p>2</text:p>
          </table:table-cell>
          <table:table-cell office:value-type="float" office:value="89.9843708" table:style-name="ce1">
            <text:p>89.9843708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0.0202711816395686" table:style-name="ce1">
            <text:p>0.0202711816395686</text:p>
          </table:table-cell>
          <table:table-cell office:value-type="float" office:value="2" table:style-name="ce1">
            <text:p>2</text:p>
          </table:table-cell>
          <table:table-cell office:value-type="float" office:value="123.4806008" table:style-name="ce1">
            <text:p>123.4806008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.8100468837447" table:style-name="ce1">
            <text:p>13.8100468837447</text:p>
          </table:table-cell>
          <table:table-cell office:value-type="float" office:value="2" table:style-name="ce1">
            <text:p>2</text:p>
          </table:table-cell>
          <table:table-cell office:value-type="float" office:value="142.9952467" table:style-name="ce1">
            <text:p>142.9952467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26.1644717491672" table:style-name="ce1">
            <text:p>26.1644717491672</text:p>
          </table:table-cell>
          <table:table-cell office:value-type="float" office:value="2" table:style-name="ce1">
            <text:p>2</text:p>
          </table:table-cell>
          <table:table-cell office:value-type="float" office:value="49.82441469" table:style-name="ce1">
            <text:p>49.82441469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7.80492060299449" table:style-name="ce1">
            <text:p>7.80492060299449</text:p>
          </table:table-cell>
          <table:table-cell office:value-type="float" office:value="2" table:style-name="ce1">
            <text:p>2</text:p>
          </table:table-cell>
          <table:table-cell office:value-type="float" office:value="0.002742301119" table:style-name="ce1">
            <text:p>0.002742301119</text:p>
          </table:table-cell>
          <table:table-cell office:value-type="float" office:value="0.003054195374" table:style-name="ce1">
            <text:p>0.003054195374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0220542542723626" table:style-name="ce1">
            <text:p>0.000220542542723626</text:p>
          </table:table-cell>
          <table:table-cell office:value-type="float" office:value="2" table:style-name="ce1">
            <text:p>2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0.01776672773" table:style-name="ce1">
            <text:p>0.01776672773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00474055537181402" table:style-name="ce1">
            <text:p>0.000474055537181402</text:p>
          </table:table-cell>
          <table:table-cell office:value-type="float" office:value="2" table:style-name="ce1">
            <text:p>2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8.21604836" table:style-name="ce1">
            <text:p>8.21604836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0.898005932618088" table:style-name="ce1">
            <text:p>0.898005932618088</text:p>
          </table:table-cell>
          <table:table-cell office:value-type="float" office:value="2" table:style-name="ce1">
            <text:p>2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0.766655265404649" table:style-name="ce1">
            <text:p>0.766655265404649</text:p>
          </table:table-cell>
          <table:table-cell office:value-type="float" office:value="2" table:style-name="ce1">
            <text:p>2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1515935683" table:style-name="ce1">
            <text:p>0.151593568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000288585833751424" table:style-name="ce1">
            <text:p>0.000288585833751424</text:p>
          </table:table-cell>
          <table:table-cell office:value-type="float" office:value="2" table:style-name="ce1">
            <text:p>2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0.2549091681" table:style-name="ce1">
            <text:p>0.2549091681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00610812612029039" table:style-name="ce1">
            <text:p>0.00610812612029039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